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2674in" fo:margin-left="0in" fo:margin-top="0in" fo:margin-bottom="0in" table:align="left"/>
    </style:style>
    <style:style style:name="Table1.A" style:family="table-column">
      <style:table-column-properties style:column-width="0.6521in"/>
    </style:style>
    <style:style style:name="Table1.B" style:family="table-column">
      <style:table-column-properties style:column-width="1.3868in"/>
    </style:style>
    <style:style style:name="Table1.C" style:family="table-column">
      <style:table-column-properties style:column-width="1.0076in"/>
    </style:style>
    <style:style style:name="Table1.D" style:family="table-column">
      <style:table-column-properties style:column-width="0.9035in"/>
    </style:style>
    <style:style style:name="Table1.E" style:family="table-column">
      <style:table-column-properties style:column-width="1.2576in"/>
    </style:style>
    <style:style style:name="Table1.F" style:family="table-column">
      <style:table-column-properties style:column-width="1.059in"/>
    </style:style>
    <style:style style:name="Table1.1" style:family="table-row">
      <style:table-row-properties style:min-row-height="0.5347in" fo:keep-together="auto"/>
    </style:style>
    <style:style style:name="Table1.A1" style:family="table-cell">
      <style:table-cell-properties style:vertical-align="" fo:padding="0.0694in" fo:border="none"/>
    </style:style>
    <style:style style:name="Table1.2" style:family="table-row">
      <style:table-row-properties style:min-row-height="0.8785in" fo:keep-together="auto"/>
    </style:style>
    <style:style style:name="Table1.3" style:family="table-row">
      <style:table-row-properties style:min-row-height="0.691in" fo:keep-together="auto"/>
    </style:style>
    <style:style style:name="Table1.5" style:family="table-row">
      <style:table-row-properties style:min-row-height="0.6285in" fo:keep-together="auto"/>
    </style:style>
    <style:style style:name="Table1.6" style:family="table-row">
      <style:table-row-properties style:min-row-height="0.7222in" fo:keep-together="auto"/>
    </style:style>
    <style:style style:name="Table1.9" style:family="table-row">
      <style:table-row-properties style:min-row-height="0.5035in" fo:keep-together="auto"/>
    </style:style>
    <style:style style:name="Table2" style:family="table">
      <style:table-properties style:width="6.2674in" fo:margin-left="0in" fo:margin-top="0in" fo:margin-bottom="0in" table:align="left"/>
    </style:style>
    <style:style style:name="Table2.A" style:family="table-column">
      <style:table-column-properties style:column-width="2.609in"/>
    </style:style>
    <style:style style:name="Table2.B" style:family="table-column">
      <style:table-column-properties style:column-width="0.5833in"/>
    </style:style>
    <style:style style:name="Table2.C" style:family="table-column">
      <style:table-column-properties style:column-width="1.8722in"/>
    </style:style>
    <style:style style:name="Table2.D" style:family="table-column">
      <style:table-column-properties style:column-width="1.2021in"/>
    </style:style>
    <style:style style:name="Table2.1" style:family="table-row">
      <style:table-row-properties style:min-row-height="0.3472in" fo:keep-together="auto"/>
    </style:style>
    <style:style style:name="Table2.A1" style:family="table-cell">
      <style:table-cell-properties style:vertical-align="" fo:padding="0.0694in" fo:border="none"/>
    </style:style>
    <style:style style:name="Table2.2" style:family="table-row">
      <style:table-row-properties style:min-row-height="0.5347in" fo:keep-together="auto"/>
    </style:style>
    <style:style style:name="Table2.4" style:family="table-row">
      <style:table-row-properties style:min-row-height="0.816in" fo:keep-together="auto"/>
    </style:style>
    <style:style style:name="Table2.5" style:family="table-row">
      <style:table-row-properties style:min-row-height="0.7222in" fo:keep-together="auto"/>
    </style:style>
    <style:style style:name="Table2.6" style:family="table-row">
      <style:table-row-properties style:min-row-height="0.691in" fo:keep-together="auto"/>
    </style:style>
    <style:style style:name="Table2.12" style:family="table-row">
      <style:table-row-properties style:min-row-height="0.5035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665in" fo:margin-bottom="0.1665in" loext:contextual-spacing="false" fo:line-height="100%"/>
    </style:style>
    <style:style style:name="P3" style:family="paragraph" style:parent-style-name="Standard" style:list-style-name="WWNum1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10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16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7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9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4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5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2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11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5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3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14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11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12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12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9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13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7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4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16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15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8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9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7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8" style:family="paragraph" style:parent-style-name="Standard" style:list-style-name="WWNum2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9" style:family="paragraph" style:parent-style-name="Standard" style:list-style-name="WWNum9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0" style:family="paragraph" style:parent-style-name="Standard" style:list-style-name="WWNum13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1" style:family="paragraph" style:parent-style-name="Standard" style:list-style-name="WWNum7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2" style:family="paragraph" style:parent-style-name="Standard" style:list-style-name="WWNum12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3" style:family="paragraph" style:parent-style-name="Standard" style:list-style-name="WWNum18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4" style:family="paragraph" style:parent-style-name="Standard" style:list-style-name="WWNum8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5" style:family="paragraph" style:parent-style-name="Standard" style:list-style-name="WWNum4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6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7" style:family="paragraph" style:parent-style-name="Standard" style:list-style-name="WWNum15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8" style:family="paragraph" style:parent-style-name="Standard" style:list-style-name="WWNum18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9" style:family="paragraph" style:parent-style-name="Standard" style:list-style-name="WWNum17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0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1" style:family="paragraph" style:parent-style-name="Standard" style:list-style-name="WWNum13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2" style:family="paragraph" style:parent-style-name="Standard" style:list-style-name="WWNum3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3" style:family="paragraph" style:parent-style-name="Standard" style:list-style-name="WWNum5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4" style:family="paragraph" style:parent-style-name="Standard" style:list-style-name="WWNum17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5" style:family="paragraph" style:parent-style-name="Standard" style:list-style-name="WWNum13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6" style:family="paragraph" style:parent-style-name="Standard" style:list-style-name="WWNum1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7" style:family="paragraph" style:parent-style-name="Standard" style:list-style-name="WWNum18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8" style:family="paragraph" style:parent-style-name="Standard" style:list-style-name="WWNum11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9" style:family="paragraph" style:parent-style-name="Standard" style:list-style-name="WWNum9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0" style:family="paragraph" style:parent-style-name="Standard" style:list-style-name="WWNum17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1" style:family="paragraph" style:parent-style-name="Standard" style:list-style-name="WWNum3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2" style:family="paragraph" style:parent-style-name="Standard" style:list-style-name="WWNum14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3" style:family="paragraph" style:parent-style-name="Standard" style:list-style-name="WWNum11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4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5" style:family="paragraph" style:parent-style-name="Standard" style:list-style-name="WWNum3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6" style:family="paragraph" style:parent-style-name="Standard" style:list-style-name="WWNum9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7" style:family="paragraph" style:parent-style-name="Standard" style:list-style-name="WWNum15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8" style:family="paragraph" style:parent-style-name="Standard" style:list-style-name="WWNum15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9" style:family="paragraph" style:parent-style-name="Standard" style:list-style-name="WWNum15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0" style:family="paragraph" style:parent-style-name="Standard" style:list-style-name="WWNum5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1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2" style:family="paragraph" style:parent-style-name="Standard" style:list-style-name="WWNum4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3" style:family="paragraph" style:parent-style-name="Standard" style:list-style-name="WWNum10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4" style:family="paragraph" style:parent-style-name="Standard" style:list-style-name="WWNum6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5" style:family="paragraph" style:parent-style-name="Standard" style:list-style-name="WWNum10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6" style:family="paragraph" style:parent-style-name="Standard" style:list-style-name="WWNum1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7" style:family="paragraph" style:parent-style-name="Standard" style:list-style-name="WWNum5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8" style:family="paragraph" style:parent-style-name="Standard" style:list-style-name="WWNum15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9" style:family="paragraph" style:parent-style-name="Standard" style:list-style-name="WWNum17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0" style:family="paragraph" style:parent-style-name="Standard" style:list-style-name="WWNum5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1" style:family="paragraph" style:parent-style-name="Standard" style:list-style-name="WWNum12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2" style:family="paragraph" style:parent-style-name="Standard" style:list-style-name="WWNum11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3" style:family="paragraph" style:parent-style-name="Standard" style:list-style-name="WWNum1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4" style:family="paragraph" style:parent-style-name="Standard" style:list-style-name="WWNum3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5" style:family="paragraph" style:parent-style-name="Standard" style:list-style-name="WWNum3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6" style:family="paragraph" style:parent-style-name="Standard" style:list-style-name="WWNum6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7" style:family="paragraph" style:parent-style-name="Standard" style:list-style-name="WWNum3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8" style:family="paragraph" style:parent-style-name="Standard" style:list-style-name="WWNum9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9" style:family="paragraph" style:parent-style-name="Standard" style:list-style-name="WWNum5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0" style:family="paragraph" style:parent-style-name="Standard" style:list-style-name="WWNum10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1" style:family="paragraph" style:parent-style-name="Standard" style:list-style-name="WWNum14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2" style:family="paragraph" style:parent-style-name="Standard" style:list-style-name="WWNum4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3" style:family="paragraph" style:parent-style-name="Standard" style:list-style-name="WWNum7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4" style:family="paragraph" style:parent-style-name="Standard" style:list-style-name="WWNum6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5" style:family="paragraph" style:parent-style-name="Standard" style:list-style-name="WWNum8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6" style:family="paragraph" style:parent-style-name="Standard" style:list-style-name="WWNum12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7" style:family="paragraph" style:parent-style-name="Standard" style:list-style-name="WWNum3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8" style:family="paragraph" style:parent-style-name="Standard" style:list-style-name="WWNum16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9" style:family="paragraph" style:parent-style-name="Standard" style:list-style-name="WWNum1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0" style:family="paragraph" style:parent-style-name="Standard" style:list-style-name="WWNum11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1" style:family="paragraph" style:parent-style-name="Standard" style:list-style-name="WWNum7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2" style:family="paragraph" style:parent-style-name="Standard" style:list-style-name="WWNum18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3" style:family="paragraph" style:parent-style-name="Standard" style:list-style-name="WWNum11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4" style:family="paragraph" style:parent-style-name="Standard" style:list-style-name="WWNum13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5" style:family="paragraph" style:parent-style-name="Standard" style:list-style-name="WWNum4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6" style:family="paragraph" style:parent-style-name="Standard" style:list-style-name="WWNum9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7" style:family="paragraph" style:parent-style-name="Standard" style:list-style-name="WWNum11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8" style:family="paragraph" style:parent-style-name="Standard" style:list-style-name="WWNum12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9" style:family="paragraph" style:parent-style-name="Standard" style:list-style-name="WWNum18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0" style:family="paragraph" style:parent-style-name="Standard" style:list-style-name="WWNum2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1" style:family="paragraph" style:parent-style-name="Standard" style:list-style-name="WWNum15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2" style:family="paragraph" style:parent-style-name="Standard" style:list-style-name="WWNum8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3" style:family="paragraph" style:parent-style-name="Standard" style:list-style-name="WWNum5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4" style:family="paragraph" style:parent-style-name="Standard" style:list-style-name="WWNum18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5" style:family="paragraph" style:parent-style-name="Standard" style:list-style-name="WWNum3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6" style:family="paragraph" style:parent-style-name="Standard" style:list-style-name="WWNum12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7" style:family="paragraph" style:parent-style-name="Standard" style:list-style-name="WWNum10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8" style:family="paragraph" style:parent-style-name="Standard" style:list-style-name="WWNum14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9" style:family="paragraph" style:parent-style-name="Standard" style:list-style-name="WWNum14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0" style:family="paragraph" style:parent-style-name="Standard" style:list-style-name="WWNum10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1" style:family="paragraph" style:parent-style-name="Standard" style:list-style-name="WWNum6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2" style:family="paragraph" style:parent-style-name="Standard" style:list-style-name="WWNum4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3" style:family="paragraph" style:parent-style-name="Standard" style:list-style-name="WWNum7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4" style:family="paragraph" style:parent-style-name="Standard" style:list-style-name="WWNum5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5" style:family="paragraph" style:parent-style-name="Standard" style:list-style-name="WWNum17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6" style:family="paragraph" style:parent-style-name="Standard" style:list-style-name="WWNum1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7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8" style:family="paragraph" style:parent-style-name="Standard" style:list-style-name="WWNum16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9" style:family="paragraph" style:parent-style-name="Standard" style:list-style-name="WWNum10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0" style:family="paragraph" style:parent-style-name="Standard" style:list-style-name="WWNum5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1" style:family="paragraph" style:parent-style-name="Standard" style:list-style-name="WWNum12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2" style:family="paragraph" style:parent-style-name="Standard" style:list-style-name="WWNum12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3" style:family="paragraph" style:parent-style-name="Standard" style:list-style-name="WWNum17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4" style:family="paragraph" style:parent-style-name="Standard" style:list-style-name="WWNum16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5" style:family="paragraph" style:parent-style-name="Standard" style:list-style-name="WWNum12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6" style:family="paragraph" style:parent-style-name="Standard" style:list-style-name="WWNum16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7" style:family="paragraph" style:parent-style-name="Standard" style:list-style-name="WWNum1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8" style:family="paragraph" style:parent-style-name="Standard" style:list-style-name="WWNum7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9" style:family="paragraph" style:parent-style-name="Standard" style:list-style-name="WWNum18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30" style:family="paragraph" style:parent-style-name="Standard" style:list-style-name="WWNum14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31" style:family="paragraph" style:parent-style-name="Standard" style:list-style-name="WWNum2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32" style:family="paragraph" style:parent-style-name="Standard" style:list-style-name="WWNum17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33" style:family="paragraph" style:parent-style-name="Standard" style:list-style-name="WWNum16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34" style:family="paragraph" style:parent-style-name="Standard" style:list-style-name="WWNum6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35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36" style:family="paragraph" style:parent-style-name="Standard" style:list-style-name="WWNum9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37" style:family="paragraph" style:parent-style-name="Standard" style:list-style-name="WWNum2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38" style:family="paragraph" style:parent-style-name="Standard" style:list-style-name="WWNum13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39" style:family="paragraph" style:parent-style-name="Standard" style:list-style-name="WWNum13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40" style:family="paragraph" style:parent-style-name="Standard" style:list-style-name="WWNum11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41" style:family="paragraph" style:parent-style-name="Standard" style:list-style-name="WWNum6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42" style:family="paragraph" style:parent-style-name="Standard" style:list-style-name="WWNum10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43" style:family="paragraph" style:parent-style-name="Standard" style:list-style-name="WWNum15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44" style:family="paragraph" style:parent-style-name="Standard" style:list-style-name="WWNum4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45" style:family="paragraph" style:parent-style-name="Standard" style:list-style-name="WWNum7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46" style:family="paragraph" style:parent-style-name="Standard" style:list-style-name="WWNum13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47" style:family="paragraph" style:parent-style-name="Standard" style:list-style-name="WWNum8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48" style:family="paragraph" style:parent-style-name="Standard" style:list-style-name="WWNum6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49" style:family="paragraph" style:parent-style-name="Standard" style:list-style-name="WWNum6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50" style:family="paragraph" style:parent-style-name="Standard" style:list-style-name="WWNum10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51" style:family="paragraph" style:parent-style-name="Standard" style:list-style-name="WWNum14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52" style:family="paragraph" style:parent-style-name="Standard" style:list-style-name="WWNum8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53" style:family="paragraph" style:parent-style-name="Standard" style:list-style-name="WWNum2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54" style:family="paragraph" style:parent-style-name="Standard" style:list-style-name="WWNum9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55" style:family="paragraph" style:parent-style-name="Standard" style:list-style-name="WWNum16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56" style:family="paragraph" style:parent-style-name="Standard" style:list-style-name="WWNum7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57" style:family="paragraph" style:parent-style-name="Standard" style:list-style-name="WWNum6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58" style:family="paragraph" style:parent-style-name="Standard" style:list-style-name="WWNum17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59" style:family="paragraph" style:parent-style-name="Standard" style:list-style-name="WWNum2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60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61" style:family="paragraph" style:parent-style-name="Standard" style:list-style-name="WWNum3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62" style:family="paragraph" style:parent-style-name="Standard" style:list-style-name="WWNum2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63" style:family="paragraph" style:parent-style-name="Standard" style:list-style-name="WWNum2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64" style:family="paragraph" style:parent-style-name="Standard" style:list-style-name="WWNum14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65" style:family="paragraph" style:parent-style-name="Standard" style:list-style-name="WWNum14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66" style:family="paragraph" style:parent-style-name="Standard" style:list-style-name="WWNum13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67" style:family="paragraph" style:parent-style-name="Standard" style:list-style-name="WWNum15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68" style:family="paragraph" style:parent-style-name="Standard" style:list-style-name="WWNum8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69" style:family="paragraph" style:parent-style-name="Standard" style:list-style-name="WWNum18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70" style:family="paragraph" style:parent-style-name="Standard" style:list-style-name="WWNum6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71" style:family="paragraph" style:parent-style-name="Standard" style:list-style-name="WWNum1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72" style:family="paragraph" style:parent-style-name="Standard" style:list-style-name="WWNum4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73" style:family="paragraph" style:parent-style-name="Standard" style:list-style-name="WWNum13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74" style:family="paragraph" style:parent-style-name="Standard" style:list-style-name="WWNum2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75" style:family="paragraph" style:parent-style-name="Standard" style:list-style-name="WWNum1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76" style:family="paragraph" style:parent-style-name="Standard" style:list-style-name="WWNum10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77" style:family="paragraph" style:parent-style-name="Standard" style:list-style-name="WWNum11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78" style:family="paragraph" style:parent-style-name="Standard" style:list-style-name="WWNum7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79" style:family="paragraph" style:parent-style-name="Standard" style:list-style-name="WWNum14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80" style:family="paragraph" style:parent-style-name="Standard" style:list-style-name="WWNum8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81" style:family="paragraph" style:parent-style-name="Standard" style:list-style-name="WWNum17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82" style:family="paragraph" style:parent-style-name="Standard" style:list-style-name="WWNum1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3" style:family="paragraph" style:parent-style-name="Standard" style:list-style-name="WWNum10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4" style:family="paragraph" style:parent-style-name="Standard" style:list-style-name="WWNum4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5" style:family="paragraph" style:parent-style-name="Standard" style:list-style-name="WWNum5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6" style:family="paragraph" style:parent-style-name="Standard" style:list-style-name="WWNum11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7" style:family="paragraph" style:parent-style-name="Standard" style:list-style-name="WWNum5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8" style:family="paragraph" style:parent-style-name="Standard" style:list-style-name="WWNum14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9" style:family="paragraph" style:parent-style-name="Standard" style:list-style-name="WWNum11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0" style:family="paragraph" style:parent-style-name="Standard" style:list-style-name="WWNum12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1" style:family="paragraph" style:parent-style-name="Standard" style:list-style-name="WWNum12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2" style:family="paragraph" style:parent-style-name="Standard" style:list-style-name="WWNum7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3" style:family="paragraph" style:parent-style-name="Standard" style:list-style-name="WWNum4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4" style:family="paragraph" style:parent-style-name="Standard" style:list-style-name="WWNum16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5" style:family="paragraph" style:parent-style-name="Standard" style:list-style-name="WWNum15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6" style:family="paragraph" style:parent-style-name="Standard" style:list-style-name="WWNum8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7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8" style:family="paragraph" style:parent-style-name="Standard" style:list-style-name="WWNum9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9" style:family="paragraph" style:parent-style-name="Standard" style:list-style-name="WWNum9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0" style:family="paragraph" style:parent-style-name="Standard" style:list-style-name="WWNum7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1" style:family="paragraph" style:parent-style-name="Standard" style:list-style-name="WWNum12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2" style:family="paragraph" style:parent-style-name="Standard" style:list-style-name="WWNum18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3" style:family="paragraph" style:parent-style-name="Standard" style:list-style-name="WWNum8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4" style:family="paragraph" style:parent-style-name="Standard" style:list-style-name="WWNum4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5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6" style:family="paragraph" style:parent-style-name="Standard" style:list-style-name="WWNum15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7" style:family="paragraph" style:parent-style-name="Standard" style:list-style-name="WWNum18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8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9" style:family="paragraph" style:parent-style-name="Standard" style:list-style-name="WWNum13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0" style:family="paragraph" style:parent-style-name="Standard" style:list-style-name="WWNum5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1" style:family="paragraph" style:parent-style-name="Standard" style:list-style-name="WWNum17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2" style:family="paragraph" style:parent-style-name="Standard" style:list-style-name="WWNum13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3" style:family="paragraph" style:parent-style-name="Standard" style:list-style-name="WWNum1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4" style:family="paragraph" style:parent-style-name="Standard" style:list-style-name="WWNum18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5" style:family="paragraph" style:parent-style-name="Standard" style:list-style-name="WWNum11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6" style:family="paragraph" style:parent-style-name="Standard" style:list-style-name="WWNum9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7" style:family="paragraph" style:parent-style-name="Standard" style:list-style-name="WWNum17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8" style:family="paragraph" style:parent-style-name="Standard" style:list-style-name="WWNum14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9" style:family="paragraph" style:parent-style-name="Standard" style:list-style-name="WWNum11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20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21" style:family="paragraph" style:parent-style-name="Standard" style:list-style-name="WWNum3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22" style:family="paragraph" style:parent-style-name="Standard" style:list-style-name="WWNum9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23" style:family="paragraph" style:parent-style-name="Standard" style:list-style-name="WWNum15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24" style:family="paragraph" style:parent-style-name="Standard" style:list-style-name="WWNum15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25" style:family="paragraph" style:parent-style-name="Standard" style:list-style-name="WWNum15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26" style:family="paragraph" style:parent-style-name="Standard" style:list-style-name="WWNum5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27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28" style:family="paragraph" style:parent-style-name="Standard" style:list-style-name="WWNum4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29" style:family="paragraph" style:parent-style-name="Standard" style:list-style-name="WWNum10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30" style:family="paragraph" style:parent-style-name="Standard" style:list-style-name="WWNum10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31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32" style:family="paragraph" style:parent-style-name="Standard" style:list-style-name="WWNum5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33" style:family="paragraph" style:parent-style-name="Standard" style:list-style-name="WWNum17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34" style:family="paragraph" style:parent-style-name="Standard" style:list-style-name="WWNum5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35" style:family="paragraph" style:parent-style-name="Standard" style:list-style-name="WWNum12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36" style:family="paragraph" style:parent-style-name="Standard" style:list-style-name="WWNum11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37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38" style:family="paragraph" style:parent-style-name="Standard" style:list-style-name="WWNum3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39" style:family="paragraph" style:parent-style-name="Standard" style:list-style-name="WWNum3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40" style:family="paragraph" style:parent-style-name="Standard" style:list-style-name="WWNum6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41" style:family="paragraph" style:parent-style-name="Standard" style:list-style-name="WWNum3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42" style:family="paragraph" style:parent-style-name="Standard" style:list-style-name="WWNum9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43" style:family="paragraph" style:parent-style-name="Standard" style:list-style-name="WWNum5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44" style:family="paragraph" style:parent-style-name="Standard" style:list-style-name="WWNum10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45" style:family="paragraph" style:parent-style-name="Standard" style:list-style-name="WWNum4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46" style:family="paragraph" style:parent-style-name="Standard" style:list-style-name="WWNum7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47" style:family="paragraph" style:parent-style-name="Standard" style:list-style-name="WWNum6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48" style:family="paragraph" style:parent-style-name="Standard" style:list-style-name="WWNum8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49" style:family="paragraph" style:parent-style-name="Standard" style:list-style-name="WWNum16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50" style:family="paragraph" style:parent-style-name="Standard" style:list-style-name="WWNum1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51" style:family="paragraph" style:parent-style-name="Standard" style:list-style-name="WWNum11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52" style:family="paragraph" style:parent-style-name="Standard" style:list-style-name="WWNum13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53" style:family="paragraph" style:parent-style-name="Standard" style:list-style-name="WWNum4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54" style:family="paragraph" style:parent-style-name="Standard" style:list-style-name="WWNum11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55" style:family="paragraph" style:parent-style-name="Standard" style:list-style-name="WWNum12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56" style:family="paragraph" style:parent-style-name="Standard" style:list-style-name="WWNum18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57" style:family="paragraph" style:parent-style-name="Standard" style:list-style-name="WWNum2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58" style:family="paragraph" style:parent-style-name="Standard" style:list-style-name="WWNum15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59" style:family="paragraph" style:parent-style-name="Standard" style:list-style-name="WWNum8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60" style:family="paragraph" style:parent-style-name="Standard" style:list-style-name="WWNum5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61" style:family="paragraph" style:parent-style-name="Standard" style:list-style-name="WWNum18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62" style:family="paragraph" style:parent-style-name="Standard" style:list-style-name="WWNum3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63" style:family="paragraph" style:parent-style-name="Standard" style:list-style-name="WWNum12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64" style:family="paragraph" style:parent-style-name="Standard" style:list-style-name="WWNum10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65" style:family="paragraph" style:parent-style-name="Standard" style:list-style-name="WWNum14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66" style:family="paragraph" style:parent-style-name="Standard" style:list-style-name="WWNum10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67" style:family="paragraph" style:parent-style-name="Standard" style:list-style-name="WWNum6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68" style:family="paragraph" style:parent-style-name="Standard" style:list-style-name="WWNum4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69" style:family="paragraph" style:parent-style-name="Standard" style:list-style-name="WWNum7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70" style:family="paragraph" style:parent-style-name="Standard" style:list-style-name="WWNum1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71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72" style:family="paragraph" style:parent-style-name="Standard" style:list-style-name="WWNum12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73" style:family="paragraph" style:parent-style-name="Standard" style:list-style-name="WWNum12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74" style:family="paragraph" style:parent-style-name="Standard" style:list-style-name="WWNum17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75" style:family="paragraph" style:parent-style-name="Standard" style:list-style-name="WWNum16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76" style:family="paragraph" style:parent-style-name="Standard" style:list-style-name="WWNum12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77" style:family="paragraph" style:parent-style-name="Standard" style:list-style-name="WWNum16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78" style:family="paragraph" style:parent-style-name="Standard" style:list-style-name="WWNum1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79" style:family="paragraph" style:parent-style-name="Standard" style:list-style-name="WWNum7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80" style:family="paragraph" style:parent-style-name="Standard" style:list-style-name="WWNum14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81" style:family="paragraph" style:parent-style-name="Standard" style:list-style-name="WWNum2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82" style:family="paragraph" style:parent-style-name="Standard" style:list-style-name="WWNum17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83" style:family="paragraph" style:parent-style-name="Standard" style:list-style-name="WWNum16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84" style:family="paragraph" style:parent-style-name="Standard" style:list-style-name="WWNum6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85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86" style:family="paragraph" style:parent-style-name="Standard" style:list-style-name="WWNum9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87" style:family="paragraph" style:parent-style-name="Standard" style:list-style-name="WWNum2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88" style:family="paragraph" style:parent-style-name="Standard" style:list-style-name="WWNum13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89" style:family="paragraph" style:parent-style-name="Standard" style:list-style-name="WWNum13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90" style:family="paragraph" style:parent-style-name="Standard" style:list-style-name="WWNum11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91" style:family="paragraph" style:parent-style-name="Standard" style:list-style-name="WWNum6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92" style:family="paragraph" style:parent-style-name="Standard" style:list-style-name="WWNum15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93" style:family="paragraph" style:parent-style-name="Standard" style:list-style-name="WWNum4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94" style:family="paragraph" style:parent-style-name="Standard" style:list-style-name="WWNum7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95" style:family="paragraph" style:parent-style-name="Standard" style:list-style-name="WWNum8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96" style:family="paragraph" style:parent-style-name="Standard" style:list-style-name="WWNum6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97" style:family="paragraph" style:parent-style-name="Standard" style:list-style-name="WWNum10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98" style:family="paragraph" style:parent-style-name="Standard" style:list-style-name="WWNum14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99" style:family="paragraph" style:parent-style-name="Standard" style:list-style-name="WWNum8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00" style:family="paragraph" style:parent-style-name="Standard" style:list-style-name="WWNum7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01" style:family="paragraph" style:parent-style-name="Standard" style:list-style-name="WWNum6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02" style:family="paragraph" style:parent-style-name="Standard" style:list-style-name="WWNum17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03" style:family="paragraph" style:parent-style-name="Standard" style:list-style-name="WWNum2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04" style:family="paragraph" style:parent-style-name="Standard" style:list-style-name="WWNum3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05" style:family="paragraph" style:parent-style-name="Standard" style:list-style-name="WWNum2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06" style:family="paragraph" style:parent-style-name="Standard" style:list-style-name="WWNum2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07" style:family="paragraph" style:parent-style-name="Standard" style:list-style-name="WWNum14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08" style:family="paragraph" style:parent-style-name="Standard" style:list-style-name="WWNum14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09" style:family="paragraph" style:parent-style-name="Standard" style:list-style-name="WWNum8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10" style:family="paragraph" style:parent-style-name="Standard" style:list-style-name="WWNum18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11" style:family="paragraph" style:parent-style-name="Standard" style:list-style-name="WWNum6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12" style:family="paragraph" style:parent-style-name="Standard" style:list-style-name="WWNum1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13" style:family="paragraph" style:parent-style-name="Standard" style:list-style-name="WWNum4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14" style:family="paragraph" style:parent-style-name="Standard" style:list-style-name="WWNum13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15" style:family="paragraph" style:parent-style-name="Standard" style:list-style-name="WWNum2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16" style:family="paragraph" style:parent-style-name="Standard" style:list-style-name="WWNum10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17" style:family="paragraph" style:parent-style-name="Standard" style:list-style-name="WWNum11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18" style:family="paragraph" style:parent-style-name="Standard" style:list-style-name="WWNum14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19" style:family="paragraph" style:parent-style-name="Standard" style:list-style-name="WWNum8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20" style:family="paragraph" style:parent-style-name="Standard" style:list-style-name="WWNum17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21" style:family="paragraph" style:parent-style-name="Standard" style:list-style-name="WWNum1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22" style:family="paragraph" style:parent-style-name="Standard" style:list-style-name="WWNum10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23" style:family="paragraph" style:parent-style-name="Standard" style:list-style-name="WWNum16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24" style:family="paragraph" style:parent-style-name="Standard" style:list-style-name="WWNum7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25" style:family="paragraph" style:parent-style-name="Standard" style:list-style-name="WWNum9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26" style:family="paragraph" style:parent-style-name="Standard" style:list-style-name="WWNum4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27" style:family="paragraph" style:parent-style-name="Standard" style:list-style-name="WWNum5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28" style:family="paragraph" style:parent-style-name="Standard" style:list-style-name="WWNum2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29" style:family="paragraph" style:parent-style-name="Standard" style:list-style-name="WWNum11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30" style:family="paragraph" style:parent-style-name="Standard" style:list-style-name="WWNum3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31" style:family="paragraph" style:parent-style-name="Standard" style:list-style-name="WWNum14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32" style:family="paragraph" style:parent-style-name="Standard" style:list-style-name="WWNum12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33" style:family="paragraph" style:parent-style-name="Standard" style:list-style-name="WWNum12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34" style:family="paragraph" style:parent-style-name="Standard" style:list-style-name="WWNum9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35" style:family="paragraph" style:parent-style-name="Standard" style:list-style-name="WWNum13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36" style:family="paragraph" style:parent-style-name="Standard" style:list-style-name="WWNum7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37" style:family="paragraph" style:parent-style-name="Standard" style:list-style-name="WWNum4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38" style:family="paragraph" style:parent-style-name="Standard" style:list-style-name="WWNum16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39" style:family="paragraph" style:parent-style-name="Standard" style:list-style-name="WWNum15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40" style:family="paragraph" style:parent-style-name="Standard" style:list-style-name="WWNum8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41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42" style:family="paragraph" style:parent-style-name="Standard" style:list-style-name="WWNum9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43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44" style:family="paragraph" style:parent-style-name="Standard" style:list-style-name="WWNum2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45" style:family="paragraph" style:parent-style-name="Standard" style:list-style-name="WWNum9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46" style:family="paragraph" style:parent-style-name="Standard" style:list-style-name="WWNum13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47" style:family="paragraph" style:parent-style-name="Standard" style:list-style-name="WWNum7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48" style:family="paragraph" style:parent-style-name="Standard" style:list-style-name="WWNum12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49" style:family="paragraph" style:parent-style-name="Standard" style:list-style-name="WWNum18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50" style:family="paragraph" style:parent-style-name="Standard" style:list-style-name="WWNum8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51" style:family="paragraph" style:parent-style-name="Standard" style:list-style-name="WWNum4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52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53" style:family="paragraph" style:parent-style-name="Standard" style:list-style-name="WWNum15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54" style:family="paragraph" style:parent-style-name="Standard" style:list-style-name="WWNum18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55" style:family="paragraph" style:parent-style-name="Standard" style:list-style-name="WWNum17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56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57" style:family="paragraph" style:parent-style-name="Standard" style:list-style-name="WWNum13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58" style:family="paragraph" style:parent-style-name="Standard" style:list-style-name="WWNum3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59" style:family="paragraph" style:parent-style-name="Standard" style:list-style-name="WWNum5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60" style:family="paragraph" style:parent-style-name="Standard" style:list-style-name="WWNum17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61" style:family="paragraph" style:parent-style-name="Standard" style:list-style-name="WWNum13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62" style:family="paragraph" style:parent-style-name="Standard" style:list-style-name="WWNum1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63" style:family="paragraph" style:parent-style-name="Standard" style:list-style-name="WWNum18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64" style:family="paragraph" style:parent-style-name="Standard" style:list-style-name="WWNum11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65" style:family="paragraph" style:parent-style-name="Standard" style:list-style-name="WWNum9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66" style:family="paragraph" style:parent-style-name="Standard" style:list-style-name="WWNum17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67" style:family="paragraph" style:parent-style-name="Standard" style:list-style-name="WWNum3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68" style:family="paragraph" style:parent-style-name="Standard" style:list-style-name="WWNum14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69" style:family="paragraph" style:parent-style-name="Standard" style:list-style-name="WWNum11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70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71" style:family="paragraph" style:parent-style-name="Standard" style:list-style-name="WWNum3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72" style:family="paragraph" style:parent-style-name="Standard" style:list-style-name="WWNum9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73" style:family="paragraph" style:parent-style-name="Standard" style:list-style-name="WWNum15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74" style:family="paragraph" style:parent-style-name="Standard" style:list-style-name="WWNum15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75" style:family="paragraph" style:parent-style-name="Standard" style:list-style-name="WWNum15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76" style:family="paragraph" style:parent-style-name="Standard" style:list-style-name="WWNum4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77" style:family="paragraph" style:parent-style-name="Standard" style:list-style-name="WWNum6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78" style:family="paragraph" style:parent-style-name="Standard" style:list-style-name="WWNum10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79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80" style:family="paragraph" style:parent-style-name="Standard" style:list-style-name="WWNum5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81" style:family="paragraph" style:parent-style-name="Standard" style:list-style-name="WWNum15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82" style:family="paragraph" style:parent-style-name="Standard" style:list-style-name="WWNum17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83" style:family="paragraph" style:parent-style-name="Standard" style:list-style-name="WWNum5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84" style:family="paragraph" style:parent-style-name="Standard" style:list-style-name="WWNum12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85" style:family="paragraph" style:parent-style-name="Standard" style:list-style-name="WWNum11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86" style:family="paragraph" style:parent-style-name="Standard" style:list-style-name="WWNum1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87" style:family="paragraph" style:parent-style-name="Standard" style:list-style-name="WWNum3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88" style:family="paragraph" style:parent-style-name="Standard" style:list-style-name="WWNum3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89" style:family="paragraph" style:parent-style-name="Standard" style:list-style-name="WWNum6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90" style:family="paragraph" style:parent-style-name="Standard" style:list-style-name="WWNum3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91" style:family="paragraph" style:parent-style-name="Standard" style:list-style-name="WWNum9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92" style:family="paragraph" style:parent-style-name="Standard" style:list-style-name="WWNum5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93" style:family="paragraph" style:parent-style-name="Standard" style:list-style-name="WWNum10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94" style:family="paragraph" style:parent-style-name="Standard" style:list-style-name="WWNum14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95" style:family="paragraph" style:parent-style-name="Standard" style:list-style-name="WWNum4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96" style:family="paragraph" style:parent-style-name="Standard" style:list-style-name="WWNum7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97" style:family="paragraph" style:parent-style-name="Standard" style:list-style-name="WWNum6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98" style:family="paragraph" style:parent-style-name="Standard" style:list-style-name="WWNum8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99" style:family="paragraph" style:parent-style-name="Standard" style:list-style-name="WWNum12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00" style:family="paragraph" style:parent-style-name="Standard" style:list-style-name="WWNum3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01" style:family="paragraph" style:parent-style-name="Standard" style:list-style-name="WWNum16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02" style:family="paragraph" style:parent-style-name="Standard" style:list-style-name="WWNum1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03" style:family="paragraph" style:parent-style-name="Standard" style:list-style-name="WWNum11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04" style:family="paragraph" style:parent-style-name="Standard" style:list-style-name="WWNum7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05" style:family="paragraph" style:parent-style-name="Standard" style:list-style-name="WWNum18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06" style:family="paragraph" style:parent-style-name="Standard" style:list-style-name="WWNum11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07" style:family="paragraph" style:parent-style-name="Standard" style:list-style-name="WWNum13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08" style:family="paragraph" style:parent-style-name="Standard" style:list-style-name="WWNum4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09" style:family="paragraph" style:parent-style-name="Standard" style:list-style-name="WWNum9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10" style:family="paragraph" style:parent-style-name="Standard" style:list-style-name="WWNum11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11" style:family="paragraph" style:parent-style-name="Standard" style:list-style-name="WWNum12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12" style:family="paragraph" style:parent-style-name="Standard" style:list-style-name="WWNum18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13" style:family="paragraph" style:parent-style-name="Standard" style:list-style-name="WWNum2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14" style:family="paragraph" style:parent-style-name="Standard" style:list-style-name="WWNum15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15" style:family="paragraph" style:parent-style-name="Standard" style:list-style-name="WWNum8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16" style:family="paragraph" style:parent-style-name="Standard" style:list-style-name="WWNum5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17" style:family="paragraph" style:parent-style-name="Standard" style:list-style-name="WWNum18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18" style:family="paragraph" style:parent-style-name="Standard" style:list-style-name="WWNum3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19" style:family="paragraph" style:parent-style-name="Standard" style:list-style-name="WWNum12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20" style:family="paragraph" style:parent-style-name="Standard" style:list-style-name="WWNum10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21" style:family="paragraph" style:parent-style-name="Standard" style:list-style-name="WWNum14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22" style:family="paragraph" style:parent-style-name="Standard" style:list-style-name="WWNum14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23" style:family="paragraph" style:parent-style-name="Standard" style:list-style-name="WWNum10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24" style:family="paragraph" style:parent-style-name="Standard" style:list-style-name="WWNum6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25" style:family="paragraph" style:parent-style-name="Standard" style:list-style-name="WWNum4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26" style:family="paragraph" style:parent-style-name="Standard" style:list-style-name="WWNum7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27" style:family="paragraph" style:parent-style-name="Standard" style:list-style-name="WWNum5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28" style:family="paragraph" style:parent-style-name="Standard" style:list-style-name="WWNum17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29" style:family="paragraph" style:parent-style-name="Standard" style:list-style-name="WWNum1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30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31" style:family="paragraph" style:parent-style-name="Standard" style:list-style-name="WWNum16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32" style:family="paragraph" style:parent-style-name="Standard" style:list-style-name="WWNum10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33" style:family="paragraph" style:parent-style-name="Standard" style:list-style-name="WWNum5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34" style:family="paragraph" style:parent-style-name="Standard" style:list-style-name="WWNum12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35" style:family="paragraph" style:parent-style-name="Standard" style:list-style-name="WWNum12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36" style:family="paragraph" style:parent-style-name="Standard" style:list-style-name="WWNum17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37" style:family="paragraph" style:parent-style-name="Standard" style:list-style-name="WWNum16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38" style:family="paragraph" style:parent-style-name="Standard" style:list-style-name="WWNum12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39" style:family="paragraph" style:parent-style-name="Standard" style:list-style-name="WWNum16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40" style:family="paragraph" style:parent-style-name="Standard" style:list-style-name="WWNum1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41" style:family="paragraph" style:parent-style-name="Standard" style:list-style-name="WWNum7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42" style:family="paragraph" style:parent-style-name="Standard" style:list-style-name="WWNum18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43" style:family="paragraph" style:parent-style-name="Standard" style:list-style-name="WWNum14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44" style:family="paragraph" style:parent-style-name="Standard" style:list-style-name="WWNum2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45" style:family="paragraph" style:parent-style-name="Standard" style:list-style-name="WWNum17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46" style:family="paragraph" style:parent-style-name="Standard" style:list-style-name="WWNum16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47" style:family="paragraph" style:parent-style-name="Standard" style:list-style-name="WWNum6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48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49" style:family="paragraph" style:parent-style-name="Standard" style:list-style-name="WWNum9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50" style:family="paragraph" style:parent-style-name="Standard" style:list-style-name="WWNum2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51" style:family="paragraph" style:parent-style-name="Standard" style:list-style-name="WWNum13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52" style:family="paragraph" style:parent-style-name="Standard" style:list-style-name="WWNum13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53" style:family="paragraph" style:parent-style-name="Standard" style:list-style-name="WWNum11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54" style:family="paragraph" style:parent-style-name="Standard" style:list-style-name="WWNum6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55" style:family="paragraph" style:parent-style-name="Standard" style:list-style-name="WWNum10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56" style:family="paragraph" style:parent-style-name="Standard" style:list-style-name="WWNum15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57" style:family="paragraph" style:parent-style-name="Standard" style:list-style-name="WWNum4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58" style:family="paragraph" style:parent-style-name="Standard" style:list-style-name="WWNum7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59" style:family="paragraph" style:parent-style-name="Standard" style:list-style-name="WWNum13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60" style:family="paragraph" style:parent-style-name="Standard" style:list-style-name="WWNum8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61" style:family="paragraph" style:parent-style-name="Standard" style:list-style-name="WWNum6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62" style:family="paragraph" style:parent-style-name="Standard" style:list-style-name="WWNum6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63" style:family="paragraph" style:parent-style-name="Standard" style:list-style-name="WWNum10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64" style:family="paragraph" style:parent-style-name="Standard" style:list-style-name="WWNum14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65" style:family="paragraph" style:parent-style-name="Standard" style:list-style-name="WWNum8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66" style:family="paragraph" style:parent-style-name="Standard" style:list-style-name="WWNum2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67" style:family="paragraph" style:parent-style-name="Standard" style:list-style-name="WWNum9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68" style:family="paragraph" style:parent-style-name="Standard" style:list-style-name="WWNum16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69" style:family="paragraph" style:parent-style-name="Standard" style:list-style-name="WWNum7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70" style:family="paragraph" style:parent-style-name="Standard" style:list-style-name="WWNum6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71" style:family="paragraph" style:parent-style-name="Standard" style:list-style-name="WWNum17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72" style:family="paragraph" style:parent-style-name="Standard" style:list-style-name="WWNum2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73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74" style:family="paragraph" style:parent-style-name="Standard" style:list-style-name="WWNum3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75" style:family="paragraph" style:parent-style-name="Standard" style:list-style-name="WWNum2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76" style:family="paragraph" style:parent-style-name="Standard" style:list-style-name="WWNum2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77" style:family="paragraph" style:parent-style-name="Standard" style:list-style-name="WWNum13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78" style:family="paragraph" style:parent-style-name="Standard" style:list-style-name="WWNum15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79" style:family="paragraph" style:parent-style-name="Standard" style:list-style-name="WWNum8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80" style:family="paragraph" style:parent-style-name="Standard" style:list-style-name="WWNum18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81" style:family="paragraph" style:parent-style-name="Standard" style:list-style-name="WWNum6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82" style:family="paragraph" style:parent-style-name="Standard" style:list-style-name="WWNum1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83" style:family="paragraph" style:parent-style-name="Standard" style:list-style-name="WWNum4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84" style:family="paragraph" style:parent-style-name="Standard" style:list-style-name="WWNum13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85" style:family="paragraph" style:parent-style-name="Standard" style:list-style-name="WWNum2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86" style:family="paragraph" style:parent-style-name="Standard" style:list-style-name="WWNum1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87" style:family="paragraph" style:parent-style-name="Standard" style:list-style-name="WWNum14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88" style:family="paragraph" style:parent-style-name="Standard" style:list-style-name="WWNum8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89" style:family="paragraph" style:parent-style-name="Standard" style:list-style-name="WWNum17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90" style:family="paragraph" style:parent-style-name="Standard" style:list-style-name="WWNum48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491" style:family="paragraph" style:parent-style-name="Standard" style:list-style-name="WWNum84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492" style:family="paragraph" style:parent-style-name="Standard" style:list-style-name="WWNum152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493" style:family="paragraph" style:parent-style-name="Standard" style:list-style-name="WWNum172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494" style:family="paragraph" style:parent-style-name="Standard" style:list-style-name="WWNum80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495" style:family="paragraph" style:parent-style-name="Standard" style:list-style-name="WWNum162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496" style:family="paragraph" style:parent-style-name="Standard" style:list-style-name="WWNum6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497" style:family="paragraph" style:parent-style-name="Standard" style:list-style-name="WWNum50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98" style:family="paragraph" style:parent-style-name="Standard" style:list-style-name="WWNum117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99" style:family="paragraph" style:parent-style-name="Standard" style:list-style-name="WWNum125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500" style:family="paragraph" style:parent-style-name="Standard" style:list-style-name="WWNum89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501" style:family="paragraph" style:parent-style-name="Standard" style:list-style-name="WWNum15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502" style:family="paragraph" style:parent-style-name="Standard" style:list-style-name="WWNum185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503" style:family="paragraph" style:parent-style-name="Standard" style:list-style-name="WWNum95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504" style:family="paragraph" style:parent-style-name="Standard" style:list-style-name="WWNum53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505" style:family="paragraph" style:parent-style-name="Standard" style:list-style-name="WWNum8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506" style:family="paragraph" style:parent-style-name="Standard" style:list-style-name="WWNum10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507" style:family="paragraph" style:parent-style-name="Standard" style:list-style-name="WWNum1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508" style:family="paragraph" style:parent-style-name="Standard" style:list-style-name="WWNum154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509" style:family="paragraph" style:parent-style-name="Standard" style:list-style-name="WWNum128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510" style:family="paragraph" style:parent-style-name="Standard" style:list-style-name="WWNum60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511" style:family="paragraph" style:parent-style-name="Standard" style:list-style-name="WWNum146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512" style:family="paragraph" style:parent-style-name="Standard" style:list-style-name="WWNum140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513" style:family="paragraph" style:parent-style-name="Standard" style:list-style-name="WWNum100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514" style:family="paragraph" style:parent-style-name="Standard" style:list-style-name="WWNum11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515" style:family="paragraph" style:parent-style-name="Standard" style:list-style-name="WWNum50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516" style:family="paragraph" style:parent-style-name="Standard" style:list-style-name="WWNum117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517" style:family="paragraph" style:parent-style-name="Standard" style:list-style-name="WWNum53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518" style:family="paragraph" style:parent-style-name="Standard" style:list-style-name="WWNum8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519" style:family="paragraph" style:parent-style-name="Standard" style:list-style-name="WWNum102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520" style:family="paragraph" style:parent-style-name="Standard" style:list-style-name="WWNum146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521" style:family="paragraph" style:parent-style-name="Standard" style:list-style-name="WWNum140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522" style:family="paragraph" style:parent-style-name="Standard" style:list-style-name="WWNum100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523" style:family="paragraph" style:parent-style-name="Standard" style:list-style-name="WWNum111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524" style:family="paragraph" style:parent-style-name="Standard" style:list-style-name="WWNum79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525" style:family="paragraph" style:parent-style-name="Standard" style:list-style-name="WWNum79">
      <style:paragraph-properties fo:margin-left="1in" fo:margin-right="0in" fo:margin-top="0.1665in" fo:margin-bottom="0.1665in" loext:contextual-spacing="false" fo:line-height="100%" fo:text-indent="-0.25in" style:auto-text-indent="false"/>
    </style:style>
    <style:style style:name="P526" style:family="paragraph" style:parent-style-name="Standard">
      <style:paragraph-properties fo:margin-left="0.4165in" fo:margin-right="0.4165in" fo:margin-top="0.1665in" fo:margin-bottom="0.1665in" loext:contextual-spacing="false" fo:line-height="100%" fo:text-indent="0in" style:auto-text-indent="false"/>
    </style:style>
    <style:style style:name="P527" style:family="paragraph" style:parent-style-name="Standard" style:list-style-name="WWNum169">
      <style:paragraph-properties fo:margin-left="0.9165in" fo:margin-right="0.4165in" fo:margin-top="0.1665in" fo:margin-bottom="0in" loext:contextual-spacing="false" fo:line-height="100%" fo:text-indent="-0.25in" style:auto-text-indent="false"/>
    </style:style>
    <style:style style:name="P528" style:family="paragraph" style:parent-style-name="Standard" style:list-style-name="WWNum169">
      <style:paragraph-properties fo:margin-left="0.9165in" fo:margin-right="0.4165in" fo:margin-top="0in" fo:margin-bottom="0.1665in" loext:contextual-spacing="false" fo:line-height="100%" fo:text-indent="-0.25in" style:auto-text-indent="false"/>
    </style:style>
    <style:style style:name="P529" style:family="paragraph" style:parent-style-name="Standard" style:master-page-name="Standard">
      <style:paragraph-properties style:page-number="1"/>
    </style:style>
    <style:style style:name="P530" style:family="paragraph" style:parent-style-name="Heading_20_1">
      <style:paragraph-properties fo:margin-top="0.3335in" fo:margin-bottom="0.0835in" loext:contextual-spacing="false" fo:line-height="100%" fo:keep-together="auto" fo:keep-with-next="auto"/>
    </style:style>
    <style:style style:name="P531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532" style:family="paragraph" style:parent-style-name="Heading_20_4">
      <style:paragraph-properties fo:margin-top="0.1665in" fo:margin-bottom="0.028in" loext:contextual-spacing="false" fo:line-height="100%" fo:keep-together="auto" fo:keep-with-next="auto"/>
    </style:style>
    <style:style style:name="P533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534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7pt" fo:font-weight="bold" style:font-size-asian="17pt" style:font-weight-asian="bold" style:font-size-complex="17pt" style:font-weight-complex="bold"/>
    </style:style>
    <style:style style:name="T2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188038" style:font-name="Roboto Mono" style:font-name-asian="Roboto Mono1" style:font-name-complex="Roboto Mono1"/>
    </style:style>
    <style:style style:name="T9" style:family="text">
      <style:text-properties fo:color="#188038" style:font-name="Roboto Mono" fo:font-weight="bold" style:font-name-asian="Roboto Mono1" style:font-weight-asian="bold" style:font-name-complex="Roboto Mono1" style:font-weight-complex="bold"/>
    </style:style>
    <style:style style:name="T10" style:family="text">
      <style:text-properties fo:color="#188038" style:font-name="Roboto Mono" fo:font-style="italic" fo:font-weight="bold" style:font-name-asian="Roboto Mono1" style:font-style-asian="italic" style:font-weight-asian="bold" style:font-name-complex="Roboto Mono1" style:font-style-complex="italic" style:font-weight-complex="bold"/>
    </style:style>
    <style:style style:name="T11" style:family="text">
      <style:text-properties fo:color="#188038" style:font-name="Roboto Mono" fo:font-style="italic" style:font-name-asian="Roboto Mono1" style:font-style-asian="italic" style:font-name-complex="Roboto Mono1" style:font-style-complex="italic"/>
    </style:style>
    <style:style style:name="T12" style:family="text">
      <style:text-properties fo:color="#188038" style:font-name="Roboto Mono" fo:font-size="17pt" fo:font-weight="bold" style:font-name-asian="Roboto Mono1" style:font-size-asian="17pt" style:font-weight-asian="bold" style:font-name-complex="Roboto Mono1" style:font-size-complex="17pt" style:font-weight-complex="bold"/>
    </style:style>
    <style:style style:name="T13" style:family="text">
      <style:text-properties fo:color="#188038" style:font-name="Roboto Mono" fo:font-size="13pt" fo:font-weight="bold" style:font-name-asian="Roboto Mono1" style:font-size-asian="13pt" style:font-weight-asian="bold" style:font-name-complex="Roboto Mono1" style:font-size-complex="13pt" style:font-weight-complex="bold"/>
    </style:style>
    <style:style style:name="T14" style:family="text">
      <style:text-properties fo:color="#188038" style:font-name="Roboto Mono" fo:font-size="11pt" fo:font-weight="bold" style:font-name-asian="Roboto Mono1" style:font-size-asian="11pt" style:font-weight-asian="bold" style:font-name-complex="Roboto Mono1" style:font-size-complex="11pt" style:font-weight-complex="bold"/>
    </style:style>
    <style:style style:name="T15" style:family="text">
      <style:text-properties fo:color="#188038" style:font-name="Roboto Mono" fo:font-size="23pt" fo:font-weight="bold" style:font-name-asian="Roboto Mono1" style:font-size-asian="23pt" style:font-weight-asian="bold" style:font-name-complex="Roboto Mono1" style:font-size-complex="23pt" style:font-weight-complex="bold"/>
    </style:style>
    <style:style style:name="T16" style:family="text">
      <style:text-properties fo:font-size="23pt" fo:font-weight="bold" style:font-size-asian="23pt" style:font-weight-asian="bold" style:font-size-complex="23pt" style:font-weight-complex="bol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9">Kolejne wersje specyfikacji:</text:p>
      <text:p text:style-name="Standard"/>
      <text:p text:style-name="P533"><text:bookmark text:name="_x2k3ak8qg252"/><text:span text:style-name="T1">3. Przykład referencyjny</text:span></text:p>
      <text:p text:style-name="P531"><text:bookmark text:name="_5o11og143esa"/><text:span text:style-name="T2">3.1 Cel i rola przykładu</text:span></text:p>
      <text:p text:style-name="P2">Przykład referencyjny nie jest docelowym procesem produkcyjnym, lecz <text:span text:style-name="T5">uproszczoną, abstrakcyjną reprezentacją</text:span> pełnego systemu. Ma on na celu zaprezentowanie ogólnego schematu wszystkich możliwych reguł, jakie mogą wystąpić w rzeczywistych przepływach, bez wprowadzania zbędnej złożoności i powtarzalnych struktur.</text:p>
      <text:p text:style-name="P2">Dzięki temu przykład zachowuje czytelność projektu i pozwala przetestować wszystkie podstawowe mechanizmy systemu – przepływy, buforowanie, decyzje Orchestratora i spójność danych – w sposób możliwie prosty, lecz kompletny.</text:p>
      <text:p text:style-name="P2">Celem przykładu jest:</text:p>
      <text:list xml:id="list4099554793" text:style-name="WWNum12">
        <text:list-item>
          <text:p text:style-name="P3">sprawdzenie spójności przepływów (flow) dla różnych typów towarów,<text:line-break/></text:p>
        </text:list-item>
        <text:list-item>
          <text:p text:style-name="P182">przetestowanie zachowania systemu w buforach o zmiennej pojemności,<text:line-break/></text:p>
        </text:list-item>
        <text:list-item>
          <text:p text:style-name="P182">weryfikacja poprawności tworzenia, anulowania i rekonsyliacji tasków,<text:line-break/></text:p>
        </text:list-item>
        <text:list-item>
          <text:p text:style-name="P321">analiza, czy decyzje podejmowane przez Orchestratora są zgodne z założeniami konfiguracyjnymi.<text:line-break/></text:p>
        </text:list-item>
      </text:list>
      <text:p text:style-name="P2"><text:span text:style-name="T6">(Interpretacja dla GPT: ten przykład ma stanowić bazowy model danych, który można zasymulować w RDS, aby zweryfikować pełną ścieżkę przepływu ładunku – od bufora pustych, przez produkcję, po wysyłkę.)</text:span></text:p>
      <text:p text:style-name="Standard"><draw:rect text:anchor-type="as-char" style:rel-width="100%" draw:z-index="0" draw:style-name="gr1" draw:text-style-name="P534" svg:width="0.0012in" svg:height="0.0213in"><text:p/></draw:rect></text:p>
      <text:p text:style-name="P531"><text:bookmark text:name="_li3dvbwoh3qb"/><text:span text:style-name="T2">3.2 Zakres scenariusza</text:span></text:p>
      <text:p text:style-name="P2">System obejmuje typowy przepływ towarów w zakładzie produkcyjnym, z wykorzystaniem autonomicznych wózków AGV sterowanych przez RDS. W przykładzie testowym występują:</text:p>
      <text:list xml:id="list777375461" text:style-name="WWNum105">
        <text:list-item>
          <text:p text:style-name="P4">dwa typy towarów: <text:span text:style-name="T5">EUR_PAL</text:span> (paleta EUR) i <text:span text:style-name="T5">BOX</text:span> (skrzynia),<text:line-break/></text:p>
        </text:list-item>
        <text:list-item>
          <text:p text:style-name="P183">dwie linie produkcyjne (PROD1 i PROD2),<text:line-break/></text:p>
        </text:list-item>
        <text:list-item>
          <text:p text:style-name="P322">strefy procesu: bufor pustych (EMPTY_BUF), produkcja (PROD1_P1 / PROD1_P3), owijarka (WRAP), spinanie (STRAP), bufor wysyłki (SHIP_BUF), sprzedaż (SALES) oraz odpad (WASTE_BUF).<text:line-break/></text:p>
        </text:list-item>
      </text:list>
      <text:p text:style-name="P2">Każde miejsce procesu jest zdefiniowane jako para worksite’ów w RDS:</text:p>
      <text:list xml:id="list61272431" text:style-name="WWNum166">
        <text:list-item>
          <text:p text:style-name="P5"><text:span text:style-name="T8">&lt;PLACE&gt;_CONTROL</text:span> – zapis intencji i decyzji (UI + Orchestrator),<text:line-break/></text:p>
        </text:list-item>
        <text:list-item>
          <text:p text:style-name="P323"><text:span text:style-name="T8">&lt;PLACE&gt;_OCCUPANCY</text:span> – opis stanu zajętości bufora (Occupancy Manager).<text:line-break/></text:p>
        </text:list-item>
      </text:list>
      <text:p text:style-name="Standard"><draw:rect text:anchor-type="as-char" style:rel-width="100%" draw:z-index="1" draw:style-name="gr1" draw:text-style-name="P534" svg:width="0.0012in" svg:height="0.0213in"><text:p/></draw:rect></text:p>
      <text:p text:style-name="P531"><text:bookmark text:name="_sv5e1rbd1wcl"/><text:span text:style-name="T2">3.3 Typy towarów</text:span></text:p>
      <text:p text:style-name="P2"><text:span text:style-name="T5">EUR_PAL</text:span> — standardowa paleta EUR.</text:p>
      <text:list xml:id="list1563447759" text:style-name="WWNum76">
        <text:list-item>
          <text:p text:style-name="P6">Pojemność bufora: do 3 pięter w stosie.<text:line-break/></text:p>
        </text:list-item>
        <text:list-item>
          <text:p text:style-name="P324">Typowe przepływy: produkcja → owijarka → spinanie → wysyłka → sprzedaż.<text:line-break/></text:p>
        </text:list-item>
      </text:list>
      <text:p text:style-name="P2"><text:span text:style-name="T5">BOX</text:span> — skrzynia transportowa.</text:p>
      <text:list xml:id="list4128682684" text:style-name="WWNum98">
        <text:list-item>
          <text:p text:style-name="P7">Mniejsze jednostki, obsługiwane bez owijania, ale z etapem spinania.<text:line-break/></text:p>
        </text:list-item>
        <text:list-item>
          <text:p text:style-name="P325">Typowe przepływy: produkcja → spinanie → bufor wysyłki → sprzedaż.<text:line-break/></text:p>
        </text:list-item>
      </text:list>
      <text:p text:style-name="P2">Każdy typ towaru jest powiązany z określonym przepływem (<text:span text:style-name="T8">flowName</text:span>) w konfiguracji systemu i decyduje o wyborze kolejnych celów transportu.</text:p>
      <text:p text:style-name="P2"><text:span text:style-name="T5">Materiały G (dwa typy): </text:span><text:span text:style-name="T9">G_A</text:span><text:span text:style-name="T5">, </text:span><text:span text:style-name="T9">G_B</text:span></text:p>
      <text:list xml:id="list1557118420" text:style-name="WWNum40">
        <text:list-item>
          <text:p text:style-name="P8">Materiały dostawcze na produkcję, bez etapów WRAP; dostawy inicjowane <text:span text:style-name="T5">pull</text:span> z gniazd <text:span text:style-name="T8">PROD*_G*</text:span>.<text:line-break/></text:p>
        </text:list-item>
        <text:list-item>
          <text:p text:style-name="P184"><text:soft-page-break/>Bufor źródłowy <text:span text:style-name="T8">G_BUF_L*</text:span> utrzymywany w stanie gotowości do wydania (<text:span text:style-name="T8">release=true</text:span>); typ alejki <text:span text:style-name="T8">G_A</text:span> lub <text:span text:style-name="T8">G_B</text:span> jest określany (ręcznie lub przez autobind) i utrzymywany do opróżnienia danej alejki.<text:line-break/></text:p>
        </text:list-item>
        <text:list-item>
          <text:p text:style-name="P326">Wysyłka do gniazd <text:span text:style-name="T8">PROD*_G*</text:span> zgodnie z <text:span text:style-name="T8">ui.goodsTypeSelected</text:span> na produkcji (np. <text:span text:style-name="T8">G_A</text:span>).<text:line-break/></text:p>
        </text:list-item>
      </text:list>
      <text:p text:style-name="Standard"><draw:rect text:anchor-type="as-char" style:rel-width="100%" draw:z-index="2" draw:style-name="gr1" draw:text-style-name="P534" svg:width="0.0012in" svg:height="0.0213in"><text:p/></draw:rect></text:p>
      <text:p text:style-name="P531"><text:bookmark text:name="_ni4f7hvfrgtj"/><text:span text:style-name="T2">3.4 Struktura miejsc procesowych</text:span></text:p>
      <text:p text:style-name="P2">Każde miejsce (place) posiada unikalny identyfikator i odpowiadające mu dwa worksity w RDS.</text:p>
      <text:p text:style-name="P2"><text:span text:style-name="T5">Miejsca testowe:</text:span></text:p>
      <text:list xml:id="list704447460" text:style-name="WWNum57">
        <text:list-item>
          <text:p text:style-name="P9"><text:span text:style-name="T5">EMPTY_BUF</text:span> – bufor pustych opakowań (wypełniany <text:span text:style-name="T5">wyłącznie ręcznie</text:span>; <text:span text:style-name="T5">typ alejki ustawiany ręcznie</text:span> na UI przez operatora; <text:span text:style-name="T5">brak autobind</text:span>).<text:line-break/></text:p>
        </text:list-item>
        <text:list-item>
          <text:p text:style-name="P185"><text:span text:style-name="T5">PROD1_P1 / PROD1_P3</text:span> – porty produkcji (wejście i wyjście linii 1; <text:span text:style-name="T5">na P3 operator wybiera </text:span><text:span text:style-name="T9">ui.goodsTypeSelected</text:span><text:span text:style-name="T5"> także dla wysyłki – może wysyłać poprzedni batch</text:span>).<text:line-break/></text:p>
        </text:list-item>
        <text:list-item>
          <text:p text:style-name="P185"><text:span text:style-name="T5">PROD1_G1 / PROD1_G2</text:span> – gniazda dostaw materiałów G dla linii 1 (pull: <text:span text:style-name="T8">accept=true</text:span>; operator na gnieździe wybiera typ <text:span text:style-name="T8">G_A</text:span> lub <text:span text:style-name="T8">G_B</text:span>).<text:line-break/></text:p>
        </text:list-item>
        <text:list-item>
          <text:p text:style-name="P185"><text:span text:style-name="T5">PROD2_P1 / PROD2_P3</text:span> – porty produkcji (wejście i wyjście linii 2; <text:span text:style-name="T5">analogicznie, P3 pozwala wybrać typ partii do wysyłki</text:span>).<text:line-break/></text:p>
        </text:list-item>
        <text:list-item>
          <text:p text:style-name="P185"><text:span text:style-name="T5">PROD2_G1 / PROD2_G2</text:span> – gniazda dostaw materiałów G dla linii 2 (pull: <text:span text:style-name="T8">accept=true</text:span>; operator wybiera typ <text:span text:style-name="T8">G_A</text:span> lub <text:span text:style-name="T8">G_B</text:span>).<text:line-break/></text:p>
        </text:list-item>
        <text:list-item>
          <text:p text:style-name="P185"><text:span text:style-name="T5">WRAP</text:span> – owijarka z dwustanowiskowym buforem.<text:line-break/></text:p>
        </text:list-item>
        <text:list-item>
          <text:p text:style-name="P185"><text:span text:style-name="T5">STRAP1</text:span> – stanowisko spinania dla linii 1.<text:line-break/></text:p>
        </text:list-item>
        <text:list-item>
          <text:p text:style-name="P185"><text:span text:style-name="T5">STRAP2</text:span> – stanowisko spinania dla linii 2.<text:line-break/></text:p>
        </text:list-item>
        <text:list-item>
          <text:p text:style-name="P185"><text:span text:style-name="T5">G_BUF_L1 / G_BUF_L2 / …</text:span> – alejki bufora materiałów G (źródło; <text:span text:style-name="T8">release=true</text:span>; typ alejki <text:span text:style-name="T8">G_A</text:span> lub <text:span text:style-name="T8">G_B</text:span> ustawiany ręcznie lub przez autobind; typ utrzymuje się do opróżnienia).<text:line-break/></text:p>
        </text:list-item>
        <text:list-item>
          <text:p text:style-name="P185"><text:span text:style-name="T5">SHIP_BUF</text:span> – bufor wysyłki (wiele alejek; <text:span text:style-name="T5">każda alejka może mieć inny typ towaru</text:span> i własny status przyjmowania/wywozu).<text:line-break/></text:p>
        </text:list-item>
        <text:list-item>
          <text:p text:style-name="P185"><text:span text:style-name="T5">SALES</text:span> – strefa sprzedaży / końcowy punkt odbioru.<text:line-break/></text:p>
        </text:list-item>
        <text:list-item>
          <text:p text:style-name="P327"><text:span text:style-name="T5">WASTE_BUF</text:span> – bufor odpadu (dla wywozu technicznego lub wadliwych towarów).<text:line-break/></text:p>
        </text:list-item>
      </text:list>
      <text:p text:style-name="P2"><text:span text:style-name="T6">(Interpretacja dla GPT: każde z tych miejsc ma własną parę CONTROL/OCCUPANCY. W modelu testowym wystarczy jeden bufor EMPTY, jeden WRAP, jeden SHIP i jedna linia produkcyjna. Kolejne można dodać później w konfiguracji.)</text:span></text:p>
      <text:p text:style-name="Standard"><draw:rect text:anchor-type="as-char" style:rel-width="100%" draw:z-index="3" draw:style-name="gr1" draw:text-style-name="P534" svg:width="0.0012in" svg:height="0.0213in"><text:p/></draw:rect></text:p>
      <text:p text:style-name="P531"><text:bookmark text:name="_9co2mynyxu7n"/><text:span text:style-name="T2">3.5 Przepływy materiałów (flow)</text:span></text:p>
      <text:p text:style-name="P2">System definiuje przepływy jako sekwencje kroków łączących źródła i cele w RDS.</text:p>
      <text:p text:style-name="P532"><text:bookmark text:name="_kulhs1db6o7j"/><text:span text:style-name="T3">3.5.1 Flow dla EUR_PAL</text:span></text:p>
      <text:p text:style-name="P2"><text:span text:style-name="T5">Charakter przepływu:</text:span> mieszany <text:span text:style-name="T6">pull/push</text:span>.</text:p>
      <text:list xml:id="list2245222604" text:style-name="WWNum24">
        <text:list-item>
          <text:p text:style-name="P10"><text:span text:style-name="T5">Puste → produkcja (pull z produkcji):</text:span> produkcja woła puste nośniki.<text:line-break/></text:p>
        </text:list-item>
        <text:list-item>
          <text:p text:style-name="P328"><text:span text:style-name="T5">Produkt → wyjście (push z produkcji):</text:span> operator na wyjściu produkcji zwalnia gotowy produkt.<text:line-break/></text:p>
        </text:list-item>
      </text:list>
      <text:p text:style-name="P2"><text:span text:style-name="T5">Założenia operacyjne:</text:span></text:p>
      <text:list xml:id="list3815597440" text:style-name="WWNum119">
        <text:list-item>
          <text:p text:style-name="P11">Operator na <text:span text:style-name="T8">PROD1_P1</text:span> wybiera typ nośnika (np. <text:span text:style-name="T8">EUR_PAL</text:span>) i ustawia <text:span text:style-name="T8">intents.accept=true</text:span> (sygnał „przywieź pustą paletę”).<text:line-break/></text:p>
        </text:list-item>
        <text:list-item>
          <text:p text:style-name="P186">Operator na <text:span text:style-name="T8">EMPTY_BUF_L*</text:span> <text:span text:style-name="T5">ręcznie</text:span> ustawia typ alejki na UI (np. <text:span text:style-name="T8">EUR_PAL</text:span>) oraz utrzymuje lane jako <text:span text:style-name="T5">gotowe do wydania</text:span> (<text:span text:style-name="T8">intents.release=true</text:span>). <text:span text:style-name="T5">Brak autobind.<text:line-break/></text:span></text:p>
        </text:list-item>
        <text:list-item>
          <text:p text:style-name="P329">Operator na <text:span text:style-name="T8">PROD1_P3</text:span> inicjuje wywóz gotowego (push) przez <text:span text:style-name="T8">intents.release=true</text:span> i <text:span text:style-name="T8">route.releaseKind</text:span>, zwykle <text:span text:style-name="T8">auto</text:span>.<text:line-break/></text:p>
        </text:list-item>
      </text:list>
      <text:p text:style-name="P2"><text:span text:style-name="T5">Kroki przepływu:</text:span></text:p>
      <text:list xml:id="list3225134046" text:style-name="WWNum50">
        <text:list-item>
          <text:p text:style-name="P12"><text:span text:style-name="T5">Puste → produkcja (pull):</text:span> <text:span text:style-name="T8">EMPTY_BUF_L* → PROD1_P1<text:line-break/></text:span> <text:span text:style-name="T6">Wyzwalacz:</text:span> <text:span text:style-name="T8">PROD1_P1.ui.intents.accept=true</text:span>, <text:span text:style-name="T8">ui.goodsTypeSelected="EUR_PAL"</text:span>.<text:line-break/> <text:span text:style-name="T6">Źródło:</text:span> <text:span text:style-name="T8">EMPTY_BUF_L*</text:span> ma <text:span text:style-name="T8">intents.release=true</text:span> i (opc.) przypisany typ lane.<text:line-break/> <text:span text:style-name="T6">Dobór lane:</text:span> <text:span text:style-name="T8">emptyLaneByDeclaredType</text:span> (wybierz alejkę, której <text:span text:style-name="T5">zadeklarowany na UI</text:span> typ odpowiada żądanemu; bez <text:span text:style-name="T8">matchByGoodsType</text:span> i bez autobind).<text:line-break/> <text:span text:style-name="T6">Decyzja:</text:span> Orchestrator tworzy task tylko, gdy produkcja woła i lane EMPTY jest gotowy.<text:line-break/></text:p>
        </text:list-item>
        <text:list-item>
          <text:p text:style-name="P187"><text:span text:style-name="T5">Produkt → owijarka (push):</text:span> <text:span text:style-name="T8">PROD1_P3 → WRAP<text:line-break/></text:span> <text:span text:style-name="T6">Wyzwalacz:</text:span> <text:span text:style-name="T8">PROD1_P3.ui.intents.release=true</text:span>, <text:span text:style-name="T8">route.releaseKind="auto"</text:span> (lub skróty).<text:line-break/> <text:span text:style-name="T6">Dobór celu:</text:span> <text:span text:style-name="T8">wrapStationWithBuffer</text:span> (jeśli stacja zajęta → bufor WRAP).<text:line-break/> <text:span text:style-name="T6">Zachowanie WRAP:</text:span> <text:span text:style-name="T8">WRAP.accept=true</text:span> pozwala przyjąć, <text:span text:style-name="T8">WRAP.release=true</text:span> zwalnia na kolejny etap.<text:line-break/></text:p>
        </text:list-item>
        <text:list-item>
          <text:p text:style-name="P187"><text:soft-page-break/><text:span text:style-name="T5">Owijarka → spinanie (push):</text:span> <text:span text:style-name="T8">WRAP → STRAP1<text:line-break/></text:span> <text:span text:style-name="T6">Reguła:</text:span> <text:span text:style-name="T5">mapowanie linii → STRAP</text:span> (stałe): <text:span text:style-name="T5">L1 → STRAP1, L2 → STRAP2</text:span> (implementacyjnie: <text:span text:style-name="T8">matchByLineId</text:span>/<text:span text:style-name="T8">mapLineToStrap</text:span>).<text:line-break/> <text:span text:style-name="T6">Warunek:</text:span> <text:span text:style-name="T8">STRAP{1|2}.accept=true</text:span> odpowiednio do linii źródłowej.<text:line-break/></text:p>
        </text:list-item>
        <text:list-item>
          <text:p text:style-name="P187"><text:span text:style-name="T5">Spinanie → bufor wysyłki (push):</text:span> <text:span text:style-name="T8">STRAP1 → SHIP_BUF_L*<text:line-break/></text:span> <text:span text:style-name="T6">Dobór lane:</text:span> <text:span text:style-name="T8">shipLaneByGoodsOrAssignEmpty</text:span> (autobind lane do <text:span text:style-name="T8">EUR_PAL</text:span> aż do opróżnienia). <text:span text:style-name="T5">Uwaga:</text:span> <text:span text:style-name="T5">pozycja STRAP jest determinowana linią</text:span> (L1→STRAP1, L2→STRAP2), nawet jeśli pomiędzy występują inne kroki (np. WRAP, bufor pośredni).<text:line-break/> <text:span text:style-name="T6">Warunek:</text:span> <text:span text:style-name="T8">SHIP_BUF.accept=true</text:span>.<text:line-break/></text:p>
        </text:list-item>
        <text:list-item>
          <text:p text:style-name="P187"><text:span text:style-name="T5">Bufor wysyłki → SALES (push/pull zależnie od modelu końcówki):</text:span> <text:span text:style-name="T8">SHIP_BUF_L* → SALES<text:line-break/></text:span> <text:span text:style-name="T6">Wyzwalacz:</text:span> <text:span text:style-name="T8">SALES.accept=true</text:span> (pull) lub decyzja Orchestratora na podstawie reguł wysyłki (push).<text:line-break/> <text:span text:style-name="T6">Zachowanie:</text:span> po zaznaczeniu partii do wyjazdu lane przełącza się z powrotem w tryb przyjmowania.<text:line-break/></text:p>
        </text:list-item>
        <text:list-item>
          <text:p text:style-name="P187"><text:span text:style-name="T5">Ścieżka odpadu (na żądanie):<text:line-break/></text:span></text:p>
          <text:list>
            <text:list-item>
              <text:p text:style-name="P497"><text:span text:style-name="T8">PROD1_P1 → WASTE_BUF</text:span> (wywóz techniczny),<text:line-break/></text:p>
            </text:list-item>
            <text:list-item>
              <text:p text:style-name="P515"><text:span text:style-name="T8">PROD1_P3 → WASTE_BUF</text:span> (odpad z wyjścia).<text:line-break/> <text:span text:style-name="T6">UI:</text:span> <text:span text:style-name="T8">intents.release=true</text:span>, <text:span text:style-name="T8">route.releaseKind="waste"</text:span>.<text:line-break/></text:p>
            </text:list-item>
          </text:list>
        </text:list-item>
      </text:list>
      <text:p text:style-name="P2"><text:span text:style-name="T5">Uwagi:</text:span> wszystkie decyzje i uzasadnienia są zapisywane w <text:span text:style-name="T8">CONTROL.tags.preview/explain</text:span>; przerwanie jest kontrolowane przez <text:span text:style-name="T8">status_description.canInterruptSafely</text:span>.</text:p>
      <text:p text:style-name="P532"><text:bookmark text:name="_swmwr21awufc"/><text:span text:style-name="T3">3.5.2 Flow dla BOX</text:span></text:p>
      <text:p text:style-name="P2"><text:span text:style-name="T5">Charakter przepływu:</text:span> mieszany <text:span text:style-name="T6">pull/push</text:span> (bez owijania).</text:p>
      <text:list xml:id="list3334576648" text:style-name="WWNum34">
        <text:list-item>
          <text:p text:style-name="P13"><text:span text:style-name="T5">Puste → produkcja (pull z produkcji).<text:line-break/></text:span></text:p>
        </text:list-item>
        <text:list-item>
          <text:p text:style-name="P330"><text:span text:style-name="T5">Produkt → wyjście (push z produkcji) – bez etapu WRAP.<text:line-break/></text:span></text:p>
        </text:list-item>
      </text:list>
      <text:p text:style-name="P2"><text:span text:style-name="T5">Założenia operacyjne:</text:span></text:p>
      <text:list xml:id="list1677534419" text:style-name="WWNum149">
        <text:list-item>
          <text:p text:style-name="P14">Operator na <text:span text:style-name="T8">PROD1_P1</text:span>/<text:span text:style-name="T8">PROD2_P1</text:span> wybiera <text:span text:style-name="T8">BOX</text:span> i ustawia <text:span text:style-name="T8">intents.accept=true</text:span> (wołanie pustego).<text:line-break/></text:p>
        </text:list-item>
        <text:list-item>
          <text:p text:style-name="P188">Operator na <text:span text:style-name="T8">EMPTY_BUF_L*</text:span> utrzymuje <text:span text:style-name="T8">release=true</text:span> i typ lane ustawiany ręcznie (bez autobind).<text:line-break/></text:p>
        </text:list-item>
        <text:list-item>
          <text:p text:style-name="P331">Operator na <text:span text:style-name="T8">PROD1_P3</text:span>/<text:span text:style-name="T8">PROD2_P3</text:span> <text:span text:style-name="T5">może wybrać </text:span><text:span text:style-name="T9">ui.goodsTypeSelected</text:span><text:span text:style-name="T5"> dla wysyłki</text:span> (np. poprzedni batch) i inicjuje wywóz gotowego (<text:span text:style-name="T8">release=true</text:span>, zwykle <text:span text:style-name="T8">route.releaseKind="auto"</text:span>).<text:line-break/></text:p>
        </text:list-item>
      </text:list>
      <text:p text:style-name="P2"><text:span text:style-name="T5">Kroki przepływu:</text:span></text:p>
      <text:list xml:id="list2518905349" text:style-name="WWNum117">
        <text:list-item>
          <text:p text:style-name="P15"><text:span text:style-name="T5">Puste → produkcja (pull):</text:span> <text:span text:style-name="T8">EMPTY_BUF_L* → PROD[1|2]_P1<text:line-break/></text:span> <text:span text:style-name="T6">Jak w EUR_PAL</text:span>, z dopasowaniem po zadeklarowanym typie lane <text:span text:style-name="T8">BOX</text:span>.<text:line-break/></text:p>
        </text:list-item>
        <text:list-item>
          <text:p text:style-name="P189"><text:span text:style-name="T5">Produkt → spinanie (push):</text:span> <text:span text:style-name="T8">PROD[1|2]_P3 → STRAP{1|2}<text:line-break/></text:span> <text:span text:style-name="T6">Reguła:</text:span> <text:span text:style-name="T5">mapowanie linii → STRAP</text:span>: <text:span text:style-name="T5">L1 → STRAP1</text:span>, <text:span text:style-name="T5">L2 → STRAP2</text:span> (niezależnie od ewentualnych kroków pośrednich w innych flowach).<text:line-break/> <text:span text:style-name="T6">Warunek:</text:span> <text:span text:style-name="T8">STRAP{1|2}.accept=true</text:span>.<text:line-break/></text:p>
        </text:list-item>
        <text:list-item>
          <text:p text:style-name="P189"><text:span text:style-name="T5">Spinanie → bufor wysyłki (push):</text:span> <text:span text:style-name="T8">STRAP{1|2} → SHIP_BUF_L*<text:line-break/></text:span> <text:span text:style-name="T6">Dobór lane:</text:span> <text:span text:style-name="T8">shipLaneByGoodsOrAssignEmpty</text:span> (autobind do <text:span text:style-name="T8">BOX</text:span>).<text:line-break/></text:p>
        </text:list-item>
        <text:list-item>
          <text:p text:style-name="P189"><text:span text:style-name="T5">Bufor wysyłki → SALES (push/pull):</text:span> <text:span text:style-name="T8">SHIP_BUF_L* → SALES<text:line-break/></text:span> <text:span text:style-name="T6">Wyzwalacz:</text:span> <text:span text:style-name="T8">SALES.accept=true</text:span> lub reguła wysyłki.<text:line-break/></text:p>
        </text:list-item>
        <text:list-item>
          <text:p text:style-name="P189"><text:span text:style-name="T5">Ścieżka odpadu (na żądanie):<text:line-break/></text:span></text:p>
          <text:list>
            <text:list-item>
              <text:p text:style-name="P498"><text:span text:style-name="T8">PROD[1|2]_P1 → WASTE_BUF</text:span>,<text:line-break/></text:p>
            </text:list-item>
            <text:list-item>
              <text:p text:style-name="P516"><text:span text:style-name="T8">PROD[1|2]_P3 → WASTE_BUF</text:span>.<text:line-break/> <text:span text:style-name="T6">UI:</text:span> <text:span text:style-name="T8">intents.release=true</text:span>, <text:span text:style-name="T8">route.releaseKind="waste"</text:span>.<text:line-break/></text:p>
            </text:list-item>
          </text:list>
        </text:list-item>
      </text:list>
      <text:p text:style-name="P2"><text:span text:style-name="T5">Spinanie → bufor wysyłki (push):</text:span> <text:span text:style-name="T8">STRAP1 → SHIP_BUF_L*<text:line-break/></text:span> <text:span text:style-name="T6">Dobór lane:</text:span> <text:span text:style-name="T8">shipLaneByGoodsOrAssignEmpty</text:span> (autobind do <text:span text:style-name="T8">BOX</text:span>).</text:p>
      <text:list xml:id="list3697332308" text:style-name="WWNum125">
        <text:list-item>
          <text:p text:style-name="P16"><text:span text:style-name="T5">Bufor wysyłki → SALES (push/pull):</text:span> <text:span text:style-name="T8">SHIP_BUF_L* → SALES<text:line-break/></text:span> <text:span text:style-name="T6">Wyzwalacz:</text:span> <text:span text:style-name="T8">SALES.accept=true</text:span> lub reguła wysyłki.<text:line-break/></text:p>
        </text:list-item>
        <text:list-item>
          <text:p text:style-name="P190"><text:span text:style-name="T5">Ścieżka odpadu (na żądanie):<text:line-break/></text:span></text:p>
          <text:list>
            <text:list-item>
              <text:p text:style-name="P499"><text:span text:style-name="T8">PROD1_P1 → WASTE_BUF</text:span>,<text:line-break/></text:p>
            </text:list-item>
            <text:list-item>
              <text:p text:style-name="P499"><text:span text:style-name="T8">PROD1_P3 → WASTE_BUF</text:span>.<text:line-break/> <text:span text:style-name="T6">UI:</text:span> <text:span text:style-name="T8">intents.release=true</text:span>, <text:span text:style-name="T8">route.releaseKind="waste"</text:span>.<text:line-break/></text:p>
            </text:list-item>
          </text:list>
        </text:list-item>
        <text:list-item>
          <text:p text:style-name="P190"><text:span text:style-name="T5">Puste → produkcja:</text:span> <text:span text:style-name="T8">EMPTY_BUF → PROD1_P1<text:line-break/></text:span></text:p>
        </text:list-item>
        <text:list-item>
          <text:p text:style-name="P190"><text:span text:style-name="T5">Produkt → wyjście:</text:span> <text:span text:style-name="T8">PROD1_P3 → STRAP1 → SHIP_BUF → SALES<text:line-break/></text:span></text:p>
        </text:list-item>
        <text:list-item>
          <text:p text:style-name="P332"><text:span text:style-name="T5">Odpad:</text:span> <text:span text:style-name="T8">PROD1_P1 lub PROD1_P3 → WASTE_BUF<text:line-break/></text:span></text:p>
        </text:list-item>
      </text:list>
      <text:p text:style-name="P532"><text:bookmark text:name="_5s79a79k2qn9"/><text:span text:style-name="T3">3.5.3 Flow dla materiałów G (dwa typy: G_A, G_B)</text:span></text:p>
      <text:p text:style-name="P2"><text:span text:style-name="T5">Założenie upraszczające:</text:span> używamy dwóch typów materiałów G (<text:span text:style-name="T8">G_A</text:span>, <text:span text:style-name="T8">G_B</text:span>). Operator <text:span text:style-name="T5">zawsze</text:span> wybiera bieżący typ w <text:span text:style-name="T8">ui.goodsTypeSelected</text:span> na gniazdach produkcyjnych <text:span text:style-name="T8">PROD*_G*</text:span>. Na alejkach <text:span text:style-name="T8">G_BUF_L*</text:span> operatorzy ręczni ustawiają typ lane (autobind lub ręcznie) oraz <text:span text:style-name="T5">oznaczają bufor jako gotowy do wydania</text:span> (<text:span text:style-name="T8">intents.release=true</text:span>). Na buforze G <text:span text:style-name="T5">nie wywołuje się dostawy</text:span> — jest on źródłem towaru, gotowym do wysyłki.</text:p>
      <text:p text:style-name="P2"><text:soft-page-break/><text:span text:style-name="T5">Model wyzwalania (pull z produkcji):</text:span></text:p>
      <text:list xml:id="list2991247853" text:style-name="WWNum122">
        <text:list-item>
          <text:p text:style-name="P17"><text:span text:style-name="T5">Wyzwalacz:</text:span> operator na <text:span text:style-name="T8">PROD*_G*</text:span> ustawia <text:span text:style-name="T8">intents.accept=true</text:span> dla wybranego <text:span text:style-name="T8">ui.goodsTypeSelected</text:span> (np. <text:span text:style-name="T8">G_A</text:span>). To jest sygnał „brakuje mi typu G – przywieź”.<text:line-break/></text:p>
        </text:list-item>
        <text:list-item>
          <text:p text:style-name="P191"><text:span text:style-name="T5">Źródło:</text:span> <text:span text:style-name="T8">G_BUF_L*</text:span> ma <text:span text:style-name="T8">intents.release=true</text:span> i wskazany typ lane (<text:span text:style-name="T8">state.goodsTypeCurrent</text:span> = <text:span text:style-name="T8">G_A|G_B</text:span>).<text:line-break/></text:p>
        </text:list-item>
        <text:list-item>
          <text:p text:style-name="P333"><text:span text:style-name="T5">Decyzja Orchestratora:</text:span> powstaje task <text:span text:style-name="T8">G_BUF_L* → PROD*_G*</text:span> tylko gdy <text:span text:style-name="T6">oba warunki</text:span> są spełnione: (i) produkcja woła (<text:span text:style-name="T8">accept=true</text:span> dla typu), (ii) lane G jest gotowy do wydania (<text:span text:style-name="T8">release=true</text:span>, typ zgodny, <text:span text:style-name="T8">freeSlots&gt;0</text:span> w celu).<text:line-break/></text:p>
        </text:list-item>
      </text:list>
      <text:p text:style-name="P2"><text:span text:style-name="T5">Kroki przepływu:</text:span></text:p>
      <text:list xml:id="list1386636190" text:style-name="WWNum90">
        <text:list-item>
          <text:p text:style-name="P18"><text:span text:style-name="T5">Dostawa G → produkcja:</text:span> <text:span text:style-name="T8">G_BUF_L* → PROD[1|2]_G[1|2]<text:line-break/></text:span> <text:span text:style-name="T6">Dobór lane:</text:span> <text:span text:style-name="T8">gLaneByGoodsOrAssignEmpty</text:span> (jeśli istnieje alejka z <text:span text:style-name="T8">goodsTypeCurrent == G_A|G_B</text:span> → wybierz ją; w p.p. przypisz pierwszą pustą alejkę do danego typu — autobind).<text:line-break/> <text:span text:style-name="T6">Dobór gniazda:</text:span> <text:span text:style-name="T8">matchByGoodsType</text:span> (zgodność z <text:span text:style-name="T8">ui.goodsTypeSelected</text:span>) oraz opcjonalnie <text:span text:style-name="T8">matchByLineIdAndGSlot</text:span>.<text:line-break/></text:p>
        </text:list-item>
        <text:list-item>
          <text:p text:style-name="P334"><text:span text:style-name="T5">Wywóz G do odpadu (na żądanie operatora produkcji):</text:span> <text:span text:style-name="T8">PROD[1|2]_G[1|2] → WASTE_BUF<text:line-break/></text:span> <text:span text:style-name="T6">UI:</text:span> <text:span text:style-name="T8">intents.release=true</text:span>, <text:span text:style-name="T8">route.releaseKind="waste"</text:span>.<text:line-break/></text:p>
        </text:list-item>
      </text:list>
      <text:p text:style-name="P2"><text:span text:style-name="T5">Uwagi operacyjne:</text:span></text:p>
      <text:list xml:id="list3497089235" text:style-name="WWNum137">
        <text:list-item>
          <text:p text:style-name="P19"><text:span text:style-name="T8">G_BUF_L*</text:span> działa jak źródło (analog <text:span text:style-name="T8">EMPTY_BUF</text:span>): manual określa typ lane i gotowość do wydania (<text:span text:style-name="T8">release=true</text:span>); <text:span text:style-name="T5">nie ma</text:span> tu przycisku „przywieź”.<text:line-break/></text:p>
        </text:list-item>
        <text:list-item>
          <text:p text:style-name="P335"><text:span text:style-name="T8">PROD*_G*</text:span> są wejściowymi slotami produkcyjnymi; <text:span text:style-name="T5">to one</text:span> inicjują transport ustawieniem <text:span text:style-name="T8">accept=true</text:span> (pull).<text:line-break/></text:p>
        </text:list-item>
      </text:list>
      <text:p text:style-name="P2"><text:span text:style-name="T6">Decyzja i feedback:</text:span> Orchestrator tworzy task tylko, gdy produkcja woła i lane EMPTY jest gotowy; w przeciwnym razie zapisuje w <text:span text:style-name="T8">CONTROL.tags.preview/explain</text:span> powód (np. <text:span text:style-name="T8">NO_LANE_FOR_TYPE</text:span>, <text:span text:style-name="T8">LANE_NOT_RELEASE</text:span>, <text:span text:style-name="T8">DEST_BLOCKED</text:span>).</text:p>
      <text:p text:style-name="Standard"><draw:rect text:anchor-type="as-char" style:rel-width="100%" draw:z-index="4" draw:style-name="gr1" draw:text-style-name="P534" svg:width="0.0012in" svg:height="0.0213in"><text:p/></draw:rect></text:p>
      <text:p text:style-name="P531"><text:bookmark text:name="_gpdv7f7068u"/><text:span text:style-name="T2">3.6 Zachowanie miejsc procesowych</text:span></text:p>
      <text:p text:style-name="P532"><text:bookmark text:name="_rzj4bj9fgbzs"/><text:span text:style-name="T3">EMPTY_BUF_L* – alejki bufora pustych (źródło ręczne)</text:span></text:p>
      <text:list xml:id="list340002894" text:style-name="WWNum77">
        <text:list-item>
          <text:p text:style-name="P20"><text:span text:style-name="T5">Rola:</text:span> źródło pustych opakowań <text:span text:style-name="T5">wypełniane ręcznie</text:span> (poza systemem AGV).<text:line-break/></text:p>
        </text:list-item>
        <text:list-item>
          <text:p text:style-name="P192"><text:span text:style-name="T5">Intencje:</text:span> <text:span text:style-name="T8">intents.release=true</text:span> (gotowość do wydania); <text:span text:style-name="T5">operator na UI wskazuje typ lane</text:span> (np. <text:span text:style-name="T8">EUR_PAL</text:span>), co jest odzwierciedlane w RDS (<text:span text:style-name="T8">CONTROL.content.ui.goodsTypeSelected</text:span> i/lub <text:span text:style-name="T8">OCCUPANCY.state.goodsTypeCurrent</text:span>).<text:line-break/></text:p>
        </text:list-item>
        <text:list-item>
          <text:p text:style-name="P192"><text:span text:style-name="T5">Dobór przez Orchestratora:</text:span> wyłącznie na podstawie <text:span text:style-name="T5">zadeklarowanego</text:span> typu lane (<text:span text:style-name="T8">emptyLaneByDeclaredType</text:span>). <text:span text:style-name="T5">Brak autobind.<text:line-break/></text:span></text:p>
        </text:list-item>
        <text:list-item>
          <text:p text:style-name="P336"><text:span text:style-name="T5">Feedback:</text:span> gdy nie można zrealizować wołania, Orchestrator zapisuje w <text:span text:style-name="T8">CONTROL.tags.preview/explain</text:span> powód (np. <text:span text:style-name="T8">NO_LANE_FOR_TYPE</text:span>, <text:span text:style-name="T8">LANE_NOT_RELEASE</text:span>, <text:span text:style-name="T8">DEST_BLOCKED</text:span>).<text:line-break/></text:p>
        </text:list-item>
      </text:list>
      <text:p text:style-name="P2">Każde miejsce ma określone zachowanie, wynikające z konfiguracji i roli w procesie:</text:p>
      <text:p text:style-name="P532"><text:bookmark text:name="_o8m1qcxlxn2t"/><text:span text:style-name="T3">PROD1_P1 – port wejściowy (puste IN, odpad OUT)</text:span></text:p>
      <text:list xml:id="list2196952662" text:style-name="WWNum44">
        <text:list-item>
          <text:p text:style-name="P21"><text:span text:style-name="T5">Intencje:</text:span> przyjęcie pustych opakowań (<text:span text:style-name="T8">accept=true</text:span>) lub wywóz odpadu (<text:span text:style-name="T8">release=true, releaseKind=waste</text:span>).<text:line-break/></text:p>
        </text:list-item>
        <text:list-item>
          <text:p text:style-name="P193"><text:span text:style-name="T5">Ograniczenia:</text:span> brak możliwości manualnego wskazania celu przy przyjęciu pustych.<text:line-break/></text:p>
        </text:list-item>
        <text:list-item>
          <text:p text:style-name="P337"><text:span text:style-name="T5">Orchestrator:</text:span> tworzy task tylko, jeśli bufor EMPTY_BUF ma wolny slot.<text:line-break/></text:p>
        </text:list-item>
      </text:list>
      <text:p text:style-name="P532"><text:bookmark text:name="_6igo8in7bih"/><text:span text:style-name="T3">PROD1_P3 – port wyjściowy (produkt OUT, odpad OUT)</text:span></text:p>
      <text:list xml:id="list1099681017" text:style-name="WWNum163">
        <text:list-item>
          <text:p text:style-name="P22"><text:span text:style-name="T5">Intencje:</text:span> wysyłka produktu (<text:span text:style-name="T8">releaseKind=auto</text:span>), skróty ręczne (<text:span text:style-name="T8">wrap</text:span>, <text:span text:style-name="T8">strap</text:span>, <text:span text:style-name="T8">ship</text:span>, <text:span text:style-name="T8">waste</text:span>).<text:line-break/></text:p>
        </text:list-item>
        <text:list-item>
          <text:p text:style-name="P194"><text:span text:style-name="T5">Wybór typu na wyjściu:</text:span> operator może ustawić <text:span text:style-name="T8">ui.goodsTypeSelected</text:span> <text:span text:style-name="T5">dla wysyłki</text:span> (np. wypchnięcie poprzedniego batcha), niezależnie od tego, co jest aktualnie wołane na <text:span text:style-name="T8">PROD1_P1</text:span>.<text:line-break/></text:p>
        </text:list-item>
        <text:list-item>
          <text:p text:style-name="P338"><text:span text:style-name="T5">Orchestrator:</text:span> wybiera cel zgodnie z aktualnym flow i zajętością buforów; <text:span text:style-name="T5">mapowanie linii → STRAP</text:span>: L1→STRAP1.<text:line-break/></text:p>
        </text:list-item>
      </text:list>
      <text:p text:style-name="P532"><text:bookmark text:name="_tr4aiyehzlp6"/><text:span text:style-name="T3">PROD2_P3 – port wyjściowy (produkt OUT, odpad OUT)</text:span></text:p>
      <text:list xml:id="list1742925986" text:style-name="WWNum155">
        <text:list-item>
          <text:p text:style-name="P23"><text:span text:style-name="T5">Intencje:</text:span> jak wyżej.<text:line-break/></text:p>
        </text:list-item>
        <text:list-item>
          <text:p text:style-name="P195"><text:span text:style-name="T5">Wybór typu na wyjściu:</text:span> analogiczny – <text:span text:style-name="T8">ui.goodsTypeSelected</text:span> dla wysyłki.<text:line-break/></text:p>
        </text:list-item>
        <text:list-item>
          <text:p text:style-name="P339"><text:span text:style-name="T5">Orchestrator:</text:span> <text:span text:style-name="T5">mapowanie linii → STRAP</text:span>: L2→STRAP2.<text:line-break/></text:p>
        </text:list-item>
      </text:list>
      <text:p text:style-name="P532"><text:bookmark text:name="_fr6sjacpance"/><text:span text:style-name="T3">PROD*_G* – gniazda dostaw G na produkcji (G IN, odpad OUT)</text:span></text:p>
      <text:list xml:id="list3984322512" text:style-name="WWNum86">
        <text:list-item>
          <text:p text:style-name="P24"><text:span text:style-name="T5">Intencje (pull):</text:span> operator wybiera <text:span text:style-name="T8">ui.goodsTypeSelected = G_A|G_B</text:span> i ustawia <text:span text:style-name="T8">intents.accept=true</text:span> (sygnał „przywieź G tego typu”).<text:line-break/></text:p>
        </text:list-item>
        <text:list-item>
          <text:p text:style-name="P196"><text:soft-page-break/><text:span text:style-name="T5">Wywóz na żądanie:</text:span> operator może ustawić <text:span text:style-name="T8">intents.release=true</text:span> z <text:span text:style-name="T8">route.releaseKind="waste"</text:span> → <text:span text:style-name="T8">PROD*_G* → WASTE_BUF</text:span>.<text:line-break/></text:p>
        </text:list-item>
        <text:list-item>
          <text:p text:style-name="P340"><text:span text:style-name="T5">Orchestrator:</text:span> przy <text:span text:style-name="T8">accept=true</text:span> szuka lane w <text:span text:style-name="T8">G_BUF_L*</text:span> gotowego do wydania (<text:span text:style-name="T8">release=true</text:span>) i zgodnego typem; tworzy task <text:span text:style-name="T8">G_BUF_L* → PROD*_G*</text:span>.<text:line-break/></text:p>
        </text:list-item>
      </text:list>
      <text:p text:style-name="P532"><text:bookmark text:name="_q1z8al9ilq1t"/><text:span text:style-name="T3">G_BUF_L* – alejki bufora materiałów G (źródło)</text:span></text:p>
      <text:list xml:id="list505662908" text:style-name="WWNum2">
        <text:list-item>
          <text:p text:style-name="P25"><text:span text:style-name="T5">Rola:</text:span> źródło towarów G. Nie wywołuje się dostawy z G_BUF; lane jest <text:span text:style-name="T5">gotowe do wydania</text:span>.<text:line-break/></text:p>
        </text:list-item>
        <text:list-item>
          <text:p text:style-name="P197"><text:span text:style-name="T5">Intencje:</text:span> <text:span text:style-name="T8">intents.release=true</text:span>; operator ręczny ustala typ lane (<text:span text:style-name="T8">state.goodsTypeCurrent = G_A|G_B</text:span>) – ręcznie lub przez autobind.<text:line-break/></text:p>
        </text:list-item>
        <text:list-item>
          <text:p text:style-name="P341"><text:span text:style-name="T5">Zachowanie:</text:span> lane przyjmuje przypisanie typu do opróżnienia; nie miesza typów w jednej alejce.<text:line-break/></text:p>
        </text:list-item>
      </text:list>
      <text:p text:style-name="P532"><text:bookmark text:name="_qkq6tn4h43mj"/><text:span text:style-name="T3">WRAP – owijarka z buforem 2-slotowym</text:span></text:p>
      <text:list xml:id="list899225639" text:style-name="WWNum93">
        <text:list-item>
          <text:p text:style-name="P26"><text:span text:style-name="T5">Wejście:</text:span> przyjęcie produktu, jeśli stanowisko wolne.<text:line-break/></text:p>
        </text:list-item>
        <text:list-item>
          <text:p text:style-name="P198"><text:span text:style-name="T5">Wyjście:</text:span> wysyłka do STRAP1 (dla EUR_PAL).<text:line-break/></text:p>
        </text:list-item>
        <text:list-item>
          <text:p text:style-name="P342"><text:span text:style-name="T5">Occupancy Manager:</text:span> zarządza dostępnością slotów (<text:span text:style-name="T8">stackHeights</text:span>, <text:span text:style-name="T8">acceptWindow</text:span>).<text:line-break/></text:p>
        </text:list-item>
      </text:list>
      <text:p text:style-name="P532"><text:bookmark text:name="_gx8agt49no9e"/><text:span text:style-name="T3">STRAP1 – spinanie linii 1</text:span></text:p>
      <text:list xml:id="list1550976036" text:style-name="WWNum4">
        <text:list-item>
          <text:p text:style-name="P27"><text:span text:style-name="T5">Wejście:</text:span> przyjęcie od WRAP (dla EUR_PAL) lub bezpośrednio od produkcji (dla BOX) <text:span text:style-name="T5">z linii 1</text:span>.<text:line-break/></text:p>
        </text:list-item>
        <text:list-item>
          <text:p text:style-name="P343"><text:span text:style-name="T5">Wyjście:</text:span> przekazanie do SHIP_BUF.<text:line-break/></text:p>
        </text:list-item>
      </text:list>
      <text:p text:style-name="P532"><text:bookmark text:name="_sn8fqtbney8g"/><text:span text:style-name="T3">STRAP2 – spinanie linii 2</text:span></text:p>
      <text:list xml:id="list1039121544" text:style-name="WWNum25">
        <text:list-item>
          <text:p text:style-name="P28"><text:span text:style-name="T5">Wejście:</text:span> przyjęcie od WRAP (dla EUR_PAL) lub bezpośrednio od produkcji (dla BOX) <text:span text:style-name="T5">z linii 2</text:span>.<text:line-break/></text:p>
        </text:list-item>
        <text:list-item>
          <text:p text:style-name="P344"><text:span text:style-name="T5">Wyjście:</text:span> przekazanie do SHIP_BUF.<text:line-break/></text:p>
        </text:list-item>
      </text:list>
      <text:p text:style-name="P532"><text:bookmark text:name="_1l6k7bsk71v4"/><text:span text:style-name="T3">SHIP_BUF – bufor wysyłki (wielotypowy, sterowany per‑alejka)</text:span></text:p>
      <text:list xml:id="list4103896875" text:style-name="WWNum94">
        <text:list-item>
          <text:p text:style-name="P29"><text:span text:style-name="T5">Wielotypowość per alejka:</text:span> każda alejka <text:span text:style-name="T8">SHIP_BUF_L*</text:span> może mieć <text:span text:style-name="T5">inny</text:span> <text:span text:style-name="T8">state.goodsTypeCurrent</text:span> (ustawiany przez autobind przy pierwszym przyjęciu lub ręcznie). Typ utrzymuje się do całkowitego opróżnienia alejki.<text:line-break/></text:p>
        </text:list-item>
        <text:list-item>
          <text:p text:style-name="P199"><text:span text:style-name="T5">Przyjmowanie (accept):</text:span> operator może <text:span text:style-name="T5">czasowo wyłączyć przyjmowanie</text:span> (<text:span text:style-name="T8">intents.accept=false</text:span>) dla całego SHIP_BUF albo dla wybranych alejek. <text:span text:style-name="T5">Zasada inflight:</text:span> taski już w drodze <text:span text:style-name="T5">dojeżdżają</text:span> mimo <text:span text:style-name="T8">accept=false</text:span>.<text:line-break/></text:p>
        </text:list-item>
        <text:list-item>
          <text:p text:style-name="P199"><text:span text:style-name="T5">Kontrola jakości (poza systemem):</text:span> po badaniu partii operator ręczny zaznacza partię jako <text:span text:style-name="T5">gotową do wysyłki</text:span> w UI (np. check na towarze/alejce).<text:line-break/></text:p>
        </text:list-item>
        <text:list-item>
          <text:p text:style-name="P199"><text:span text:style-name="T5">Wywóz (ship trigger):</text:span> operator uruchamia <text:span text:style-name="T5">manualny wywóz</text:span> dla wskazanego towaru/alejki (<text:span text:style-name="T8">intents.release=true</text:span>, <text:span text:style-name="T8">route.releaseKind="ship"</text:span>).<text:line-break/></text:p>
        </text:list-item>
        <text:list-item>
          <text:p text:style-name="P199"><text:span text:style-name="T5">Warunki wyjazdu:</text:span> Orchestrator realizuje <text:span text:style-name="T8">SHIP_BUF_L* → SHIP_STATION/TUNNEL</text:span> <text:span text:style-name="T5">jeśli</text:span>:<text:line-break/> (i) istnieje wolne miejsce w tunelu/na stacji (<text:span text:style-name="T8">SHIP_STATION.accept=true</text:span> <text:span text:style-name="T6">i/lub</text:span> wolny slot),<text:line-break/> (ii) w przeciwnym razie używa <text:span text:style-name="T5">bufora przytunelowego</text:span> (overflow) jeśli skonfigurowany,<text:line-break/> (iii) w obu przypadkach respektuje filtr towaru po <text:span text:style-name="T8">state.goodsTypeCurrent</text:span>.<text:line-break/></text:p>
        </text:list-item>
        <text:list-item>
          <text:p text:style-name="P199"><text:span text:style-name="T5">Reguły doboru celu:</text:span> <text:span text:style-name="T8">shipStationAccept</text:span>, <text:span text:style-name="T8">shipTunnelOrOverflow</text:span> (nowa), z poszanowaniem stanu akceptacji i jakości.<text:line-break/></text:p>
        </text:list-item>
        <text:list-item>
          <text:p text:style-name="P345"><text:span text:style-name="T5">Feedback:</text:span> gdy nie można wywieźć, <text:span text:style-name="T8">CONTROL.tags.preview/explain</text:span> podaje przyczynę (np. <text:span text:style-name="T8">TUNNEL_FULL</text:span>, <text:span text:style-name="T8">STATION_PAUSED</text:span>, <text:span text:style-name="T8">NO_OVERFLOW_SLOT</text:span>).<text:line-break/></text:p>
        </text:list-item>
      </text:list>
      <text:p text:style-name="P532"><text:bookmark text:name="_36f01xdnf4ta"/><text:span text:style-name="T3">WASTE_BUF – bufor odpadu</text:span></text:p>
      <text:list xml:id="list756412210" text:style-name="WWNum135">
        <text:list-item>
          <text:p text:style-name="P30"><text:span text:style-name="T5">Wejście:</text:span> odbiór odpadów z produkcji.<text:line-break/></text:p>
        </text:list-item>
        <text:list-item>
          <text:p text:style-name="P346"><text:span text:style-name="T5">Wyjście:</text:span> opcjonalny transport na zewnętrzne stanowisko utylizacji.<text:line-break/></text:p>
        </text:list-item>
      </text:list>
      <text:p text:style-name="Standard"><draw:rect text:anchor-type="as-char" style:rel-width="100%" draw:z-index="5" draw:style-name="gr1" draw:text-style-name="P534" svg:width="0.0012in" svg:height="0.0213in"><text:p/></draw:rect></text:p>
      <text:p text:style-name="P531"><text:bookmark text:name="_9afihvo950ik"/><text:span text:style-name="T2">3.7 Scenariusz testowy – podstawowy przepływ EUR_PAL</text:span></text:p>
      <text:list xml:id="list729296084" text:style-name="WWNum71">
        <text:list-item>
          <text:p text:style-name="P31">Operator w UI ustawia <text:span text:style-name="T8">accept=true</text:span> na <text:span text:style-name="T8">PROD1_P1</text:span> (żądanie przywiezienia pustej palety).<text:line-break/></text:p>
        </text:list-item>
        <text:list-item>
          <text:p text:style-name="P200">Orchestrator analizuje stan <text:span text:style-name="T8">EMPTY_BUF_OCCUPANCY</text:span> i tworzy task <text:span text:style-name="T8">EMPTY_BUF → PROD1_P1</text:span>.<text:line-break/></text:p>
        </text:list-item>
        <text:list-item>
          <text:p text:style-name="P200">RDS przypisuje robota, który wykonuje zadanie.<text:line-break/></text:p>
        </text:list-item>
        <text:list-item>
          <text:p text:style-name="P200">Po dostarczeniu pustej palety, operator ustawia <text:span text:style-name="T8">release=true</text:span> na <text:span text:style-name="T8">PROD1_P3</text:span> (gotowy produkt).<text:line-break/></text:p>
        </text:list-item>
        <text:list-item>
          <text:p text:style-name="P200"><text:soft-page-break/>Orchestrator wybiera kolejny krok z flow: <text:span text:style-name="T8">PROD1_P3 → WRAP</text:span>.<text:line-break/></text:p>
        </text:list-item>
        <text:list-item>
          <text:p text:style-name="P200">Po zakończeniu owijania – <text:span text:style-name="T8">WRAP → STRAP1 → SHIP_BUF → SALES</text:span>.<text:line-break/></text:p>
        </text:list-item>
        <text:list-item>
          <text:p text:style-name="P347">Wszystkie decyzje i uzasadnienia zapisane są w <text:span text:style-name="T8">CONTROL.tags</text:span> dla każdego miejsca.<text:line-break/></text:p>
        </text:list-item>
      </text:list>
      <text:p text:style-name="P2"><text:span text:style-name="T6">(Interpretacja dla GPT: ten scenariusz służy do testowania całego łańcucha decyzyjnego: intencja → decyzja → task → aktualizacja stanu → kolejna decyzja.)</text:span></text:p>
      <text:p text:style-name="Standard"><draw:rect text:anchor-type="as-char" style:rel-width="100%" draw:z-index="6" draw:style-name="gr1" draw:text-style-name="P534" svg:width="0.0012in" svg:height="0.0213in"><text:p/></draw:rect></text:p>
      <text:p text:style-name="P531"><text:bookmark text:name="_7bbsc8uu12n"/><text:span text:style-name="T2">3.8 Granice przykładu</text:span></text:p>
      <text:p text:style-name="P2">Przykład nie opisuje pełnej konfiguracji parametrów manewrowych (wysokości wideł, profile podnoszenia, czasy, itp.). Te elementy należą do konfiguracji tasków w RDS i mogą być dodane w fazie wdrożeniowej.</text:p>
      <text:p text:style-name="P2">Dodatkowe testy rozszerzone obejmą:</text:p>
      <text:list xml:id="list562541747" text:style-name="WWNum129">
        <text:list-item>
          <text:p text:style-name="P32">sytuację bufora pełnego (<text:span text:style-name="T8">BLOCK_AND_WAIT</text:span>, <text:span text:style-name="T8">ASK_OPERATOR</text:span>, <text:span text:style-name="T8">AUTO_REROUTE</text:span>),<text:line-break/></text:p>
        </text:list-item>
        <text:list-item>
          <text:p text:style-name="P201">przerwanie taska z użyciem <text:span text:style-name="T8">canInterruptSafely</text:span>,<text:line-break/></text:p>
        </text:list-item>
        <text:list-item>
          <text:p text:style-name="P201">wyścigi pomiędzy tworzeniem i anulowaniem tasków,<text:line-break/></text:p>
        </text:list-item>
        <text:list-item>
          <text:p text:style-name="P348">automatyczne przywracanie robota (<text:span text:style-name="T8">dispatchable fix</text:span>).<text:line-break/></text:p>
        </text:list-item>
      </text:list>
      <text:p text:style-name="P2"><text:span text:style-name="T6">(Interpretacja dla GPT: przykład referencyjny stanowi bazę dla testów integracyjnych i regresyjnych. Na jego podstawie można ocenić poprawność całego modelu danych i logiki Orchestratora.)</text:span></text:p>
      <text:p text:style-name="Standard"><draw:rect text:anchor-type="as-char" style:rel-width="100%" draw:z-index="7" draw:style-name="gr1" draw:text-style-name="P534" svg:width="0.0012in" svg:height="0.0213in"><text:p/></draw:rect></text:p>
      <text:p text:style-name="P531"><text:bookmark text:name="_a2mm76b5ghj5"/><text:span text:style-name="T2">3.9 Matryca intencja → akcja → explain (kluczowe miejsca)</text:span></text:p>
      <text:p text:style-name="P2">Poniżej syntetyczna macierz pokazująca, <text:span text:style-name="T5">kto</text:span> i <text:span text:style-name="T5">gdzie</text:span> ustawia intencję, <text:span text:style-name="T5">co</text:span> robi Orchestrator i <text:span text:style-name="T5">jakie</text:span> minimum informacji musi trafić do <text:span text:style-name="T8">CONTROL.tags.preview/explain</text:span>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"><text:span text:style-name="T5">Miejsce</text:span></text:p>
          </table:table-cell>
          <table:table-cell table:style-name="Table1.A1" office:value-type="string">
            <text:p text:style-name="P1"><text:span text:style-name="T5">Intencja z UI</text:span></text:p>
          </table:table-cell>
          <table:table-cell table:style-name="Table1.A1" office:value-type="string">
            <text:p text:style-name="P1"><text:span text:style-name="T5">Warunki</text:span></text:p>
          </table:table-cell>
          <table:table-cell table:style-name="Table1.A1" office:value-type="string">
            <text:p text:style-name="P1"><text:span text:style-name="T5">Akcja Orchestratora</text:span></text:p>
          </table:table-cell>
          <table:table-cell table:style-name="Table1.A1" office:value-type="string">
            <text:p text:style-name="P1"><text:span text:style-name="T5">Minimalny </text:span><text:span text:style-name="T9">preview</text:span></text:p>
          </table:table-cell>
          <table:table-cell table:style-name="Table1.A1" office:value-type="string">
            <text:p text:style-name="P1"><text:span text:style-name="T5">Przykładowe </text:span><text:span text:style-name="T9">reason[]</text:span></text:p>
          </table:table-cell>
        </table:table-row>
        <table:table-row table:style-name="Table1.2">
          <table:table-cell table:style-name="Table1.A1" office:value-type="string">
            <text:p text:style-name="Standard"><text:span text:style-name="T8">PROD1_P1</text:span> (pull pustych)</text:p>
          </table:table-cell>
          <table:table-cell table:style-name="Table1.A1" office:value-type="string">
            <text:p text:style-name="Standard"><text:span text:style-name="T8">accept=true</text:span>, <text:span text:style-name="T8">goodsTypeSelected=EUR_PAL</text:span></text:p>
          </table:table-cell>
          <table:table-cell table:style-name="Table1.A1" office:value-type="string">
            <text:p text:style-name="Standard"><text:span text:style-name="T8">EMPTY_BUF_L*</text:span> ma <text:span text:style-name="T8">release=true</text:span> i <text:span text:style-name="T5">deklarowany</text:span> typ <text:span text:style-name="T8">EUR_PAL</text:span></text:p>
          </table:table-cell>
          <table:table-cell table:style-name="Table1.A1" office:value-type="string">
            <text:p text:style-name="Standard"><text:span text:style-name="T8">CREATE_TASK: EMPTY_BUF_Lx → PROD1_P1</text:span></text:p>
          </table:table-cell>
          <table:table-cell table:style-name="Table1.A1" office:value-type="string">
            <text:p text:style-name="Standard"><text:span text:style-name="T8">GOODS_TYPE, SOURCE=EMPTY_BUF_Lx, TARGET=PROD1_P1</text:span></text:p>
          </table:table-cell>
          <table:table-cell table:style-name="Table1.A1" office:value-type="string">
            <text:p text:style-name="Standard"><text:span text:style-name="T8">MATCH_DECLARED_LANE</text:span></text:p>
          </table:table-cell>
        </table:table-row>
        <table:table-row table:style-name="Table1.3">
          <table:table-cell table:style-name="Table1.A1" office:value-type="string">
            <text:p text:style-name="Standard"><text:span text:style-name="T8">PROD1_P1</text:span></text:p>
          </table:table-cell>
          <table:table-cell table:style-name="Table1.A1" office:value-type="string">
            <text:p text:style-name="Standard">j.w.</text:p>
          </table:table-cell>
          <table:table-cell table:style-name="Table1.A1" office:value-type="string">
            <text:p text:style-name="Standard">brak odpowiedniej alejki / <text:span text:style-name="T8">release=false</text:span></text:p>
          </table:table-cell>
          <table:table-cell table:style-name="Table1.A1" office:value-type="string">
            <text:p text:style-name="Standard"><text:span text:style-name="T8">NONE</text:span></text:p>
          </table:table-cell>
          <table:table-cell table:style-name="Table1.A1" office:value-type="string">
            <text:p text:style-name="Standard"><text:span text:style-name="T8">action=NONE</text:span></text:p>
          </table:table-cell>
          <table:table-cell table:style-name="Table1.A1" office:value-type="string">
            <text:p text:style-name="Standard"><text:span text:style-name="T8">NO_LANE_FOR_TYPE</text:span>, <text:span text:style-name="T8">LANE_NOT_RELEASE</text:span></text:p>
          </table:table-cell>
        </table:table-row>
        <table:table-row table:style-name="Table1.3">
          <table:table-cell table:style-name="Table1.A1" office:value-type="string">
            <text:p text:style-name="Standard"><text:span text:style-name="T8">PROD1_P3</text:span> (push produktu)</text:p>
          </table:table-cell>
          <table:table-cell table:style-name="Table1.A1" office:value-type="string">
            <text:p text:style-name="Standard"><text:span text:style-name="T8">release=true</text:span>, <text:span text:style-name="T8">goodsTypeSelected=EUR_PAL</text:span>, <text:span text:style-name="T8">releaseKind=auto</text:span></text:p>
          </table:table-cell>
          <table:table-cell table:style-name="Table1.A1" office:value-type="string">
            <text:p text:style-name="Standard"><text:span text:style-name="T8">WRAP.accept=true</text:span></text:p>
          </table:table-cell>
          <table:table-cell table:style-name="Table1.A1" office:value-type="string">
            <text:p text:style-name="Standard"><text:span text:style-name="T8">CREATE_TASK: PROD1_P3 → WRAP</text:span></text:p>
          </table:table-cell>
          <table:table-cell table:style-name="Table1.A1" office:value-type="string">
            <text:p text:style-name="Standard"><text:span text:style-name="T8">SOURCE=PROD1_P3, TARGET=WRAP</text:span></text:p>
          </table:table-cell>
          <table:table-cell table:style-name="Table1.A1" office:value-type="string">
            <text:p text:style-name="Standard"><text:span text:style-name="T8">WRAP_WITH_BUFFER</text:span> (jeśli WRAP busy → bufor)</text:p>
          </table:table-cell>
        </table:table-row>
        <table:table-row table:style-name="Table1.5">
          <table:table-cell table:style-name="Table1.A1" office:value-type="string">
            <text:p text:style-name="Standard"><text:span text:style-name="T8">PROD2_P3</text:span> (push BOX)</text:p>
          </table:table-cell>
          <table:table-cell table:style-name="Table1.A1" office:value-type="string">
            <text:p text:style-name="Standard"><text:span text:style-name="T8">release=true</text:span>, <text:span text:style-name="T8">goodsTypeSelected=BOX</text:span></text:p>
          </table:table-cell>
          <table:table-cell table:style-name="Table1.A1" office:value-type="string">
            <text:p text:style-name="Standard"><text:span text:style-name="T8">STRAP2.accept=true</text:span></text:p>
          </table:table-cell>
          <table:table-cell table:style-name="Table1.A1" office:value-type="string">
            <text:p text:style-name="Standard"><text:span text:style-name="T8">CREATE_TASK: PROD2_P3 → STRAP2</text:span></text:p>
          </table:table-cell>
          <table:table-cell table:style-name="Table1.A1" office:value-type="string">
            <text:p text:style-name="Standard"><text:span text:style-name="T8">LINE_ID=L2, TARGET=STRAP2</text:span></text:p>
          </table:table-cell>
          <table:table-cell table:style-name="Table1.A1" office:value-type="string">
            <text:p text:style-name="Standard"><text:span text:style-name="T8">MAP_LINE_TO_STRAP</text:span></text:p>
          </table:table-cell>
        </table:table-row>
        <table:table-row table:style-name="Table1.6">
          <table:table-cell table:style-name="Table1.A1" office:value-type="string">
            <text:p text:style-name="Standard"><text:span text:style-name="T8">PROD1_G1</text:span> (pull G)</text:p>
          </table:table-cell>
          <table:table-cell table:style-name="Table1.A1" office:value-type="string">
            <text:p text:style-name="Standard"><text:span text:style-name="T8">accept=true</text:span>, <text:span text:style-name="T8">goodsTypeSelected=G_A</text:span></text:p>
          </table:table-cell>
          <table:table-cell table:style-name="Table1.A1" office:value-type="string">
            <text:p text:style-name="Standard"><text:span text:style-name="T8">G_BUF_L*</text:span> ma <text:span text:style-name="T8">release=true</text:span>, lane typu <text:span text:style-name="T8">G_A</text:span></text:p>
          </table:table-cell>
          <table:table-cell table:style-name="Table1.A1" office:value-type="string">
            <text:p text:style-name="Standard"><text:span text:style-name="T8">CREATE_TASK: G_BUF_Ly → PROD1_G1</text:span></text:p>
          </table:table-cell>
          <table:table-cell table:style-name="Table1.A1" office:value-type="string">
            <text:p text:style-name="Standard"><text:span text:style-name="T8">GOODS_TYPE=G_A, SOURCE=G_BUF_Ly, TARGET=PROD1_G1</text:span></text:p>
          </table:table-cell>
          <table:table-cell table:style-name="Table1.A1" office:value-type="string">
            <text:p text:style-name="Standard"><text:span text:style-name="T8">MATCH_BY_GOODS_TYPE</text:span></text:p>
          </table:table-cell>
        </table:table-row>
        <table:table-row table:style-name="Table1.3">
          <table:table-cell table:style-name="Table1.A1" office:value-type="string">
            <text:p text:style-name="Standard"><text:span text:style-name="T8">SHIP_BUF_L*</text:span> (po QA – wywóz)</text:p>
          </table:table-cell>
          <table:table-cell table:style-name="Table1.A1" office:value-type="string">
            <text:p text:style-name="Standard"><text:span text:style-name="T8">release=true</text:span>, <text:span text:style-name="T8">releaseKind=ship</text:span></text:p>
          </table:table-cell>
          <table:table-cell table:style-name="Table1.A1" office:value-type="string">
            <text:p text:style-name="Standard">tunel wolny</text:p>
          </table:table-cell>
          <table:table-cell table:style-name="Table1.A1" office:value-type="string">
            <text:p text:style-name="Standard"><text:span text:style-name="T8">CREATE_TASK: SHIP_BUF_Lx → SHIP_STATION</text:span></text:p>
          </table:table-cell>
          <table:table-cell table:style-name="Table1.A1" office:value-type="string">
            <text:p text:style-name="Standard"><text:span text:style-name="T8">SOURCE=SHIP_BUF_Lx, TARGET=SHIP1</text:span></text:p>
          </table:table-cell>
          <table:table-cell table:style-name="Table1.A1" office:value-type="string">
            <text:p text:style-name="Standard"><text:span text:style-name="T8">SHIP_TUNNEL_FREE</text:span></text:p>
          </table:table-cell>
        </table:table-row>
        <table:table-row table:style-name="Table1.5">
          <table:table-cell table:style-name="Table1.A1" office:value-type="string">
            <text:p text:style-name="Standard"><text:span text:style-name="T8">SHIP_BUF_L*</text:span></text:p>
          </table:table-cell>
          <table:table-cell table:style-name="Table1.A1" office:value-type="string">
            <text:p text:style-name="Standard">j.w.</text:p>
          </table:table-cell>
          <table:table-cell table:style-name="Table1.A1" office:value-type="string">
            <text:p text:style-name="Standard">tunel pełny, overflow dostępne</text:p>
          </table:table-cell>
          <table:table-cell table:style-name="Table1.A1" office:value-type="string">
            <text:p text:style-name="Standard"><text:span text:style-name="T8">CREATE_TASK: SHIP_BUF_Lx → SHIP_OVERFLOW_Lz</text:span></text:p>
          </table:table-cell>
          <table:table-cell table:style-name="Table1.A1" office:value-type="string">
            <text:p text:style-name="Standard"><text:span text:style-name="T8">TARGET=SHIP_OVERFLOW_Lz</text:span></text:p>
          </table:table-cell>
          <table:table-cell table:style-name="Table1.A1" office:value-type="string">
            <text:p text:style-name="Standard"><text:span text:style-name="T8">SHIP_OVERFLOW</text:span></text:p>
          </table:table-cell>
        </table:table-row>
        <table:table-row table:style-name="Table1.9">
          <table:table-cell table:style-name="Table1.A1" office:value-type="string">
            <text:p text:style-name="Standard"><text:span text:style-name="T8">SHIP_BUF_L*</text:span></text:p>
          </table:table-cell>
          <table:table-cell table:style-name="Table1.A1" office:value-type="string">
            <text:p text:style-name="Standard">j.w.</text:p>
          </table:table-cell>
          <table:table-cell table:style-name="Table1.A1" office:value-type="string">
            <text:p text:style-name="Standard">tunel i overflow pełne</text:p>
          </table:table-cell>
          <table:table-cell table:style-name="Table1.A1" office:value-type="string">
            <text:p text:style-name="Standard"><text:span text:style-name="T8">NONE</text:span></text:p>
          </table:table-cell>
          <table:table-cell table:style-name="Table1.A1" office:value-type="string">
            <text:p text:style-name="Standard"><text:span text:style-name="T8">action=NONE</text:span></text:p>
          </table:table-cell>
          <table:table-cell table:style-name="Table1.A1" office:value-type="string">
            <text:p text:style-name="Standard"><text:span text:style-name="T8">TUNNEL_FULL</text:span>, <text:span text:style-name="T8">OVERFLOW_FULL</text:span></text:p>
          </table:table-cell>
        </table:table-row>
      </table:table>
      <text:p text:style-name="P2"><text:span text:style-name="T6">(Uwaga: wartości lane </text:span><text:span text:style-name="T10">Lx</text:span><text:span text:style-name="T6">, </text:span><text:span text:style-name="T10">Ly</text:span><text:span text:style-name="T6">, </text:span><text:span text:style-name="T10">Lz</text:span><text:span text:style-name="T6"> są przykładami. W </text:span><text:span text:style-name="T10">preview.task.params</text:span><text:span text:style-name="T6"> należy jawnie podawać </text:span><text:span text:style-name="T10">SOURCE_LANE</text:span><text:span text:style-name="T6">/</text:span><text:span text:style-name="T10">TARGET_LANE</text:span><text:span text:style-name="T6"> dla niejednoznacznych miejsc.)</text:span></text:p>
      <text:p text:style-name="Standard"><draw:rect text:anchor-type="as-char" style:rel-width="100%" draw:z-index="8" draw:style-name="gr1" draw:text-style-name="P534" svg:width="0.0012in" svg:height="0.0213in"><text:p/></draw:rect></text:p>
      <text:p text:style-name="P530"><text:bookmark text:name="_s4hy3icmu3a2"/><text:span text:style-name="T16">4. Model danych</text:span></text:p>
      <text:p text:style-name="P526">Cel: zdefiniować <text:span text:style-name="T5">struktury danych w RDS</text:span>, które bezpośrednio odwzorowują to, co użytkownik ustawia w UI (intencje) oraz <text:span text:style-name="T5">aktualny stan</text:span> miejsc (pojemność/zajętość). Te dane są <text:span text:style-name="T5">jedynym źródłem prawdy</text:span> dla Orchestratora i testów.</text:p>
      <text:p text:style-name="Standard"><draw:rect text:anchor-type="as-char" style:rel-width="100%" draw:z-index="9" draw:style-name="gr1" draw:text-style-name="P534" svg:width="0.0012in" svg:height="0.0213in"><text:p/></draw:rect></text:p>
      <text:p text:style-name="P533"><text:bookmark text:name="_7hw4v3sgn30l"/><text:span text:style-name="T1">4.1 Encje i relacje (skrót)</text:span></text:p>
      <text:list xml:id="list802056290" text:style-name="WWNum181">
        <text:list-item>
          <text:p text:style-name="P33"><text:span text:style-name="T5">Place</text:span> – logiczne miejsce procesu (np. <text:span text:style-name="T8">EMPTY_BUF_L1</text:span>, <text:span text:style-name="T8">PROD1_P1</text:span>, <text:span text:style-name="T8">PROD2_P3</text:span>, <text:span text:style-name="T8">WRAP</text:span>, <text:span text:style-name="T8">STRAP1</text:span>, <text:span text:style-name="T8">STRAP2</text:span>, <text:span text:style-name="T8">SHIP_BUF_L2</text:span>, <text:span text:style-name="T8">G_BUF_L1</text:span>, <text:span text:style-name="T8">PROD2_G2</text:span>).<text:line-break/> Każde place ma parę worksite’ów: <text:span text:style-name="T8">&lt;PLACE&gt;_CONTROL</text:span> i <text:span text:style-name="T8">&lt;PLACE&gt;_OCCUPANCY</text:span>.<text:line-break/></text:p>
        </text:list-item>
        <text:list-item>
          <text:p text:style-name="P202"><text:span text:style-name="T5">Worksite (RDS)</text:span> – obiekt z polami tekstowymi <text:span text:style-name="T8">content</text:span> i <text:span text:style-name="T8">tags</text:span>.<text:line-break/></text:p>
        </text:list-item>
        <text:list-item>
          <text:p text:style-name="P349"><text:soft-page-break/><text:span text:style-name="T5">Task (RDS)</text:span> – instancja zlecenia transportowego; sygnały runtime w <text:span text:style-name="T8">status_description</text:span>.<text:line-break/></text:p>
        </text:list-item>
      </text:list>
      <text:p text:style-name="P2"><text:span text:style-name="T6">(Stan systemu = suma </text:span><text:span text:style-name="T11">&lt;PLACE&gt;_CONTROL.content</text:span><text:span text:style-name="T6">, </text:span><text:span text:style-name="T11">&lt;PLACE&gt;_CONTROL.tags</text:span><text:span text:style-name="T6">, </text:span><text:span text:style-name="T11">&lt;PLACE&gt;_OCCUPANCY.content</text:span><text:span text:style-name="T6"> + aktywne taski.)</text:span></text:p>
      <text:p text:style-name="Standard"><draw:rect text:anchor-type="as-char" style:rel-width="100%" draw:z-index="10" draw:style-name="gr1" draw:text-style-name="P534" svg:width="0.0012in" svg:height="0.0213in"><text:p/></draw:rect></text:p>
      <text:p text:style-name="P533"><text:bookmark text:name="_2et1nguyaa1m"/><text:span text:style-name="T1">4.2 </text:span><text:span text:style-name="T12">&lt;PLACE&gt;_CONTROL.content</text:span><text:span text:style-name="T1"> — intencje operatora / ustawienia UI (zapisuje UI)</text:span></text:p>
      <text:p text:style-name="P531"><text:bookmark text:name="_oqw9c4tu0bvp"/><text:span text:style-name="T2">4.2.0 Schemat bazowy (dla wszystkich miejsc)</text:span></text:p>
      <text:p text:style-name="Standard">{</text:p>
      <text:p text:style-name="Standard"><text:s text:c="2"/>"placeId": "&lt;PLACE_ID&gt;",</text:p>
      <text:p text:style-name="Standard"><text:s text:c="2"/>"ui": {</text:p>
      <text:p text:style-name="Standard"><text:s text:c="4"/>"goodsTypeSelected": "&lt;TYPE|null&gt;",</text:p>
      <text:p text:style-name="Standard"><text:s text:c="4"/>"route": { "mode": "AUTO|MANUAL", "manualTarget": "&lt;PLACE_ID|null&gt;" },</text:p>
      <text:p text:style-name="Standard"><text:s text:c="4"/>"intents": { "accept": false, "release": false }</text:p>
      <text:p text:style-name="Standard"><text:s text:c="2"/>}</text:p>
      <text:p text:style-name="Standard">}</text:p>
      <text:p text:style-name="Standard"/>
      <text:p text:style-name="P531"><text:bookmark text:name="_qrj731oc1j53"/><text:span text:style-name="T2">4.2.1 Miejsca produkcji (PROD)</text:span></text:p>
      <text:list xml:id="list204317415" text:style-name="WWNum89">
        <text:list-item>
          <text:p text:style-name="P34"><text:span text:style-name="T9">PROD*_P1</text:span> — <text:span text:style-name="T6">pull pustych</text:span>: operator wybiera <text:span text:style-name="T8">goodsTypeSelected</text:span> (np. <text:span text:style-name="T8">EUR_PAL</text:span>/<text:span text:style-name="T8">BOX</text:span>) i ustawia <text:span text:style-name="T8">intents.accept=true</text:span>.<text:line-break/></text:p>
        </text:list-item>
        <text:list-item>
          <text:p text:style-name="P203"><text:span text:style-name="T9">PROD*_P3</text:span> — <text:span text:style-name="T6">push gotowego</text:span>: operator <text:span text:style-name="T5">może wybrać typ partii do wysyłki</text:span> w <text:span text:style-name="T8">goodsTypeSelected</text:span> i ustawia <text:span text:style-name="T8">intents.release=true</text:span>.<text:line-break/></text:p>
          <text:list>
            <text:list-item>
              <text:p text:style-name="P500"><text:span text:style-name="T5">AUTO</text:span>: cel dobiera system, <text:span text:style-name="T5">MANUAL</text:span>: <text:span text:style-name="T8">route.manualTarget</text:span>.<text:line-break/></text:p>
            </text:list-item>
          </text:list>
        </text:list-item>
        <text:list-item>
          <text:p text:style-name="P350"><text:span text:style-name="T9">PROD*_G*</text:span> — <text:span text:style-name="T6">pull G</text:span>: operator wybiera <text:span text:style-name="T8">goodsTypeSelected = G_A|G_B</text:span> i ustawia <text:span text:style-name="T8">intents.accept=true</text:span>.<text:line-break/></text:p>
        </text:list-item>
      </text:list>
      <text:p text:style-name="P531"><text:bookmark text:name="_nwu6pzvf6flx"/><text:span text:style-name="T2">4.2.2 Bufory per-alejka (EMPTY / G / SHIP) — rozszerzenia UI dla lane</text:span></text:p>
      <text:p text:style-name="P2">W lane’ach sterujemy <text:span text:style-name="T5">typem</text:span> i <text:span text:style-name="T5">otwartością przyjęć/wydań</text:span> per alejka. Minimum polityki pustej alejki:</text:p>
      <text:p text:style-name="Standard">{</text:p>
      <text:p text:style-name="Standard"><text:s text:c="2"/>"ui": {</text:p>
      <text:p text:style-name="Standard"><text:s text:c="4"/>"goodsTypeSelected": "&lt;TYPE|null&gt;",</text:p>
      <text:p text:style-name="Standard"><text:s text:c="4"/>"intents": { "accept": true, "release": true },</text:p>
      <text:p text:style-name="Standard"><text:s text:c="4"/>"lanePolicy": {</text:p>
      <text:p text:style-name="Standard"><text:s text:c="6"/>"allowAutobindWhenEmpty": false,</text:p>
      <text:p text:style-name="Standard"><text:s text:c="6"/>"declaredTypeEditable": true</text:p>
      <text:p text:style-name="Standard"><text:s text:c="4"/>},</text:p>
      <text:p text:style-name="Standard"><text:s text:c="4"/>"occupancyEdit": {</text:p>
      <text:p text:style-name="Standard"><text:s text:c="6"/>"mode": "ABSOLUTE",</text:p>
      <text:p text:style-name="Standard"><text:s text:c="6"/>"stackHeights": [0],</text:p>
      <text:p text:style-name="Standard"><text:s text:c="6"/>"comment": "&lt;opcjonalnie&gt;"</text:p>
      <text:p text:style-name="Standard"><text:soft-page-break/><text:s text:c="4"/>}</text:p>
      <text:p text:style-name="Standard"><text:s text:c="2"/>}</text:p>
      <text:p text:style-name="Standard">}</text:p>
      <text:p text:style-name="Standard"/>
      <text:p text:style-name="P2"><text:span text:style-name="T5">Semantyka:</text:span></text:p>
      <text:list xml:id="list2551874555" text:style-name="WWNum46">
        <text:list-item>
          <text:p text:style-name="P35"><text:span text:style-name="T9">EMPTY_BUF_L*</text:span>: typ zawsze <text:span text:style-name="T5">ręcznie</text:span>; zwykle <text:span text:style-name="T8">release=true</text:span>; robot <text:span text:style-name="T5">nie zapełnia</text:span> (wystarczy <text:span text:style-name="T8">accept=false</text:span>); <text:span text:style-name="T8">allowAutobindWhenEmpty=false</text:span>.<text:line-break/></text:p>
        </text:list-item>
        <text:list-item>
          <text:p text:style-name="P204"><text:span text:style-name="T9">G_BUF_L*</text:span>: typ ręcznie <text:span text:style-name="T5">lub</text:span> autobind (jeśli <text:span text:style-name="T8">allowAutobindWhenEmpty=true</text:span>); zwykle <text:span text:style-name="T8">release=true</text:span> (źródło G).<text:line-break/></text:p>
        </text:list-item>
        <text:list-item>
          <text:p text:style-name="P351"><text:span text:style-name="T9">SHIP_BUF_L*</text:span>: typ autobind/ręcznie (utrzymany do opróżnienia); operator steruje przyjmowaniem/wywozem <text:span text:style-name="T5">tylko</text:span> przez <text:span text:style-name="T8">intents.accept</text:span>/<text:span text:style-name="T8">release</text:span>.<text:line-break/></text:p>
        </text:list-item>
      </text:list>
      <text:p text:style-name="P526"><text:span text:style-name="T5">Ważne:</text:span> zmiana <text:span text:style-name="T8">goodsTypeSelected</text:span> <text:span text:style-name="T5">może zmienić pojemność alejki</text:span> (depth / maxStack). Pojemność pochodzi z <text:span text:style-name="T5">konfiguracji systemu</text:span> (rozdz. 5). UI może podać propozycję siatki w <text:span text:style-name="T8">occupancyEdit</text:span>, a <text:span text:style-name="T5">Occupancy Manager</text:span> przelicza i zapisuje stan w <text:span text:style-name="T8">…_OCCUPANCY.content</text:span>.</text:p>
      <text:p text:style-name="P531"><text:bookmark text:name="_rupqx6b38cu5"/><text:span text:style-name="T2">4.2.3 </text:span><text:span text:style-name="T13">occupancyEdit</text:span><text:span text:style-name="T2"> — semantyka danych (bez logiki wykonania)</text:span></text:p>
      <text:p text:style-name="P2">Blok przekazywany <text:span text:style-name="T5">z UI do OM</text:span> jako <text:span text:style-name="T5">propozycja</text:span> nowej zajętości (np. po zmianie typu/pojemności).</text:p>
      <text:p text:style-name="Standard">"occupancyEdit": {</text:p>
      <text:p text:style-name="Standard"><text:s text:c="2"/>"mode": "ABSOLUTE",</text:p>
      <text:p text:style-name="Standard"><text:s text:c="2"/>"stackHeights": [0],</text:p>
      <text:p text:style-name="Standard"><text:s text:c="2"/>"comment": "&lt;optional&gt;"</text:p>
      <text:p text:style-name="Standard">}</text:p>
      <text:p text:style-name="Standard"/>
      <text:p text:style-name="P2"><text:span text:style-name="T5">Wyniki walidacji (dane wyjściowe):</text:span></text:p>
      <text:list xml:id="list997107731" text:style-name="WWNum1">
        <text:list-item>
          <text:p text:style-name="P36"><text:span text:style-name="T8">…_CONTROL.tags.statusHints.blockedBecause[]</text:span> — kody odmów (np. <text:span text:style-name="T8">OCCUPANCY_EDIT_CONFLICT_INFLIGHT</text:span>).<text:line-break/></text:p>
        </text:list-item>
        <text:list-item>
          <text:p text:style-name="P205"><text:span text:style-name="T8">…_OCCUPANCY.tags.anomaliesSummary[]</text:span> — skróty o korektach/obcięciach.<text:line-break/></text:p>
        </text:list-item>
        <text:list-item>
          <text:p text:style-name="P352"><text:span text:style-name="T8">…_OCCUPANCY.tags.lastUpdateTs</text:span> — chwila nadpisania <text:span text:style-name="T8">…_OCCUPANCY.content</text:span>.<text:line-break/></text:p>
        </text:list-item>
      </text:list>
      <text:p text:style-name="Standard"><draw:rect text:anchor-type="as-char" style:rel-width="100%" draw:z-index="11" draw:style-name="gr1" draw:text-style-name="P534" svg:width="0.0012in" svg:height="0.0213in"><text:p/></draw:rect></text:p>
      <text:p text:style-name="P532"><text:bookmark text:name="_eikbu1mfxt06"/><text:span text:style-name="T4">poprawione:</text:span></text:p>
      <text:p text:style-name="P532"><text:bookmark text:name="_fao66flhkcdu"/><text:span text:style-name="T3">4.2.3 </text:span><text:span text:style-name="T14">occupancyEdit</text:span><text:span text:style-name="T3"> – semantyka danych (bez logiki wykonania)</text:span></text:p>
      <text:p text:style-name="P2">Ten blok <text:span text:style-name="T5">nie zmienia stanu sam w sobie</text:span>. Jest to wyłącznie <text:span text:style-name="T5">nośnik danych od UI do Occupancy Managera</text:span> z propozycją nowego obrazu zajętości po ewentualnej zmianie typu/pojemności alejki.</text:p>
      <text:p text:style-name="P2"><text:span text:style-name="T5">Schemat (pełny):</text:span></text:p>
      <text:p text:style-name="Standard">"occupancyEdit": {</text:p>
      <text:p text:style-name="Standard"><text:s text:c="2"/>"mode": "ABSOLUTE|",</text:p>
      <text:p text:style-name="Standard"><text:s text:c="2"/>"stackHeights": [0], <text:s text:c="9"/>// ABSOLUTE: docelowa siatka</text:p>
      <text:p text:style-name="Standard"><text:s text:c="2"/>"comment": "&lt;string|optional&gt;"</text:p>
      <text:p text:style-name="Standard">}</text:p>
      <text:p text:style-name="P2"><text:span text:style-name="T5">Pola i dozwolone wartości:</text:span></text:p>
      <text:list xml:id="list709658274" text:style-name="WWNum151">
        <text:list-item>
          <text:p text:style-name="P37"><text:span text:style-name="T8">mode</text:span> – sposób interpretacji:</text:p>
          <text:list>
            <text:list-item>
              <text:p text:style-name="P501"><text:soft-page-break/><text:span text:style-name="T8">ABSOLUTE</text:span> – <text:span text:style-name="T8">stackHeights</text:span> to <text:span text:style-name="T5">docelowa</text:span> liczba jednostek w każdej kolumnie (0…<text:span text:style-name="T8">capacity.maxStack</text:span>).</text:p>
            </text:list-item>
          </text:list>
        </text:list-item>
        <text:list-item>
          <text:p text:style-name="P206"><text:span text:style-name="T8">stackHeights</text:span> – tablica długości <text:span text:style-name="T8">capacity.depth</text:span>; obowiązkowa przy <text:span text:style-name="T8">ABSOLUTE</text:span>.</text:p>
        </text:list-item>
        <text:list-item>
          <text:p text:style-name="P353"><text:span text:style-name="T8">comment</text:span> – ciąg znaków (audit trail; opcjonalny).</text:p>
        </text:list-item>
      </text:list>
      <text:p text:style-name="P2"><text:span text:style-name="T5">Miejsca zapisu wyników walidacji/odbić (dane wyjściowe, nieobowiązkowe):</text:span></text:p>
      <text:list xml:id="list869462108" text:style-name="WWNum184">
        <text:list-item>
          <text:p text:style-name="P38"><text:span text:style-name="T8">..._CONTROL.tags.statusHints.blockedBecause[]</text:span> – kody <text:span text:style-name="T5">odmów</text:span> przetworzenia propozycji (np. <text:span text:style-name="T8">OCCUPANCY_EDIT_INVALID_CAPACITY</text:span>, <text:span text:style-name="T8">OCCUPANCY_EDIT_CONFLICT_INFLIGHT</text:span>, <text:span text:style-name="T8">OCCUPANCY_EDIT_OUT_OF_RANGE</text:span>).</text:p>
        </text:list-item>
        <text:list-item>
          <text:p text:style-name="P207"><text:span text:style-name="T8">..._OCCUPANCY.tags.anomaliesSummary[]</text:span> – skrótowe wpisy o wykrytych niespójnościach danych wejściowych/wyjściowych (np. <text:span text:style-name="T8">OCCUPANCY_EDIT_TRUNCATED_TO_CAPACITY</text:span>).</text:p>
        </text:list-item>
        <text:list-item>
          <text:p text:style-name="P354"><text:span text:style-name="T8">..._OCCUPANCY.tags.lastUpdateTs</text:span> – chwila nadpisania <text:span text:style-name="T8">..._OCCUPANCY.content</text:span> (jeżeli propozycja została przyjęta); służy tylko do obserwacji danych.</text:p>
        </text:list-item>
      </text:list>
      <text:p text:style-name="P526"><text:span text:style-name="T5">Uwagi:</text:span></text:p>
      <text:list xml:id="list3231158872" text:style-name="WWNum169">
        <text:list-item>
          <text:p text:style-name="P527">UI <text:span text:style-name="T5">nie zapisuje</text:span> <text:span text:style-name="T8">..._OCCUPANCY.content</text:span>; <text:span text:style-name="T8">occupancyEdit</text:span> to jedynie struktura wejściowa do oceny przez menedżera zajętości.</text:p>
        </text:list-item>
        <text:list-item>
          <text:p text:style-name="P528">Wszystkie wartości w <text:span text:style-name="T8">occupancyEdit</text:span> są <text:span text:style-name="T5">idempotentne</text:span> – powtórzenie tej samej propozycji nie prowadzi do naruszenia spójności danych.</text:p>
        </text:list-item>
      </text:list>
      <text:p text:style-name="Standard"/>
      <text:p text:style-name="Standard"><draw:rect text:anchor-type="as-char" style:rel-width="100%" draw:z-index="12" draw:style-name="gr1" draw:text-style-name="P534" svg:width="0.0012in" svg:height="0.0213in"><text:p/></draw:rect></text:p>
      <text:p text:style-name="P533"><text:bookmark text:name="_y73md4wp4xsj"/><text:span text:style-name="T1">4.3 </text:span><text:span text:style-name="T12">&lt;PLACE&gt;_CONTROL.tags</text:span><text:span text:style-name="T1"> — podgląd decyzji i uzasadnienia (zapisuje Orchestrator)</text:span></text:p>
      <text:p text:style-name="P2"><text:span text:style-name="T5">Zasada testowalności:</text:span> zawsze jest odpowiedź na intencję.</text:p>
      <text:list xml:id="list186682072" text:style-name="WWNum178">
        <text:list-item>
          <text:p text:style-name="P39"><text:span text:style-name="T5">Brak zadania</text:span> → stan <text:span text:style-name="T8">BLOCKED</text:span> i <text:span text:style-name="T8">blocked.reasons[]</text:span> (np. <text:span text:style-name="T8">NO_LANE_FOR_TYPE</text:span>, <text:span text:style-name="T8">DEST_NO_ACCEPT</text:span>, <text:span text:style-name="T8">NO_FREE_CAPACITY</text:span> itd.).<text:line-break/></text:p>
        </text:list-item>
        <text:list-item>
          <text:p text:style-name="P355"><text:span text:style-name="T5">Jest zadanie</text:span> → stan <text:span text:style-name="T8">QUEUED</text:span> lub <text:span text:style-name="T8">ACTIVE</text:span> + <text:span text:style-name="T5">minimalne </text:span><text:span text:style-name="T9">summary</text:span>.<text:line-break/></text:p>
        </text:list-item>
      </text:list>
      <text:p text:style-name="P531"><text:bookmark text:name="_9adtzh9kb1k8"/><text:span text:style-name="T2">4.3.0 Stany prezentacyjne do UI</text:span></text:p>
      <text:list xml:id="list805938128" text:style-name="WWNum7">
        <text:list-item>
          <text:p text:style-name="P40"><text:span text:style-name="T8">NONE</text:span> — operator nic nie wybrał → UI nic nie pokazuje,<text:line-break/></text:p>
        </text:list-item>
        <text:list-item>
          <text:p text:style-name="P208"><text:span text:style-name="T8">BLOCKED</text:span> — wybrane, ale warunki niespełnione → UI pokazuje <text:span text:style-name="T6">dlaczego nie</text:span>,<text:line-break/></text:p>
        </text:list-item>
        <text:list-item>
          <text:p text:style-name="P208"><text:span text:style-name="T8">QUEUED</text:span> — zadanie utworzone (bez AGV) → UI pokazuje <text:span text:style-name="T6">co/skąd/dokąd</text:span>,<text:line-break/></text:p>
        </text:list-item>
        <text:list-item>
          <text:p text:style-name="P356"><text:span text:style-name="T8">ACTIVE</text:span> — robot podjął zadanie → UI pokazuje <text:span text:style-name="T6">co/skąd/dokąd</text:span> + <text:span text:style-name="T6">czy można anulować</text:span> (<text:span text:style-name="T8">canCancelSafely</text:span>).<text:line-break/></text:p>
        </text:list-item>
      </text:list>
      <text:p text:style-name="P531"><text:bookmark text:name="_6g8el2qq3egg"/><text:span text:style-name="T2">4.3.1 Schemat danych (zredukowane </text:span><text:span text:style-name="T13">summary</text:span><text:span text:style-name="T2"> dla UI/testera)</text:span></text:p>
      <text:p text:style-name="Standard">{</text:p>
      <text:p text:style-name="Standard"><text:s text:c="2"/>"computedAt": "&lt;ISO8601&gt;",</text:p>
      <text:p text:style-name="Standard"/>
      <text:p text:style-name="Standard"><text:s text:c="2"/>"display": { "state": "NONE|BLOCKED|QUEUED|ACTIVE" },</text:p>
      <text:p text:style-name="Standard"/>
      <text:p text:style-name="Standard"><text:s text:c="2"/>"summary": {</text:p>
      <text:p text:style-name="Standard"><text:s text:c="4"/>"GOODS_TYPE": "&lt;TYPE&gt;",</text:p>
      <text:p text:style-name="Standard"><text:s text:c="4"/>"SOURCE": "&lt;PLACE_ID&gt;",</text:p>
      <text:p text:style-name="Standard"><text:s text:c="4"/>"TARGET": "&lt;PLACE_ID&gt;",</text:p>
      <text:p text:style-name="Standard"><text:s text:c="4"/>"LINE_ID": "L1|L2|null"</text:p>
      <text:p text:style-name="Standard"><text:s text:c="2"/>},</text:p>
      <text:p text:style-name="Standard"><text:soft-page-break/></text:p>
      <text:p text:style-name="Standard"><text:s text:c="2"/>"blocked": { "reasons": ["&lt;CODES&gt;"] },</text:p>
      <text:p text:style-name="Standard"/>
      <text:p text:style-name="Standard"><text:s text:c="2"/>"runtime": {</text:p>
      <text:p text:style-name="Standard"><text:s text:c="4"/>"agvAssigned": true,</text:p>
      <text:p text:style-name="Standard"><text:s text:c="4"/>"canCancelSafely": true,</text:p>
      <text:p text:style-name="Standard"><text:s text:c="4"/>"phase": "ENROUTE|AT_SOURCE|LOADED|ENROUTE_TO_TARGET|AT_TARGET"</text:p>
      <text:p text:style-name="Standard"><text:s text:c="2"/>},</text:p>
      <text:p text:style-name="Standard"/>
      <text:p text:style-name="Standard"><text:s text:c="2"/>"decision": {</text:p>
      <text:p text:style-name="Standard"><text:s text:c="4"/>"taskRecordId": "&lt;id|null&gt;",</text:p>
      <text:p text:style-name="Standard"><text:s text:c="4"/>"at": "&lt;ISO8601&gt;",</text:p>
      <text:p text:style-name="Standard"><text:s text:c="4"/>"result": "OK|ERROR"</text:p>
      <text:p text:style-name="Standard"><text:s text:c="2"/>}</text:p>
      <text:p text:style-name="Standard">}</text:p>
      <text:p text:style-name="Standard"/>
      <text:p text:style-name="Standard"><draw:rect text:anchor-type="as-char" style:rel-width="100%" draw:z-index="13" draw:style-name="gr1" draw:text-style-name="P534" svg:width="0.0012in" svg:height="0.0213in"><text:p/></draw:rect></text:p>
      <text:p text:style-name="P533"><text:bookmark text:name="_ih89qr45mtu"/><text:span text:style-name="T1">4.4 </text:span><text:span text:style-name="T12">&lt;PLACE&gt;_OCCUPANCY.content</text:span><text:span text:style-name="T1"> — zajętość i pojemność (zapisuje Occupancy Manager)</text:span></text:p>
      <text:p text:style-name="P531"><text:bookmark text:name="_2wcu5lxrzjw4"/><text:span text:style-name="T2">4.4.0 Schemat nadrzędny</text:span></text:p>
      <text:p text:style-name="Standard">{</text:p>
      <text:p text:style-name="Standard"><text:s text:c="2"/>"placeId": "&lt;PLACE_ID&gt;",</text:p>
      <text:p text:style-name="Standard"><text:s text:c="2"/>"ts": "&lt;ISO8601&gt;",</text:p>
      <text:p text:style-name="Standard"><text:s text:c="2"/>"type": "BUFFER_LANE|WRAP_STATION|PROD_SLOT|SHIP_STATION",</text:p>
      <text:p text:style-name="Standard"><text:s text:c="2"/>"capacity": { "depth": 0, "maxStack": 0 },</text:p>
      <text:p text:style-name="Standard"><text:s text:c="2"/>"state": {</text:p>
      <text:p text:style-name="Standard"><text:s text:c="4"/>"goodsTypeCurrent": "&lt;TYPE|null&gt;",</text:p>
      <text:p text:style-name="Standard"><text:s text:c="4"/>"stackHeights": [0],</text:p>
      <text:p text:style-name="Standard"><text:s text:c="4"/>"acceptWindow": <text:s/>{ "enabled": true, "reason": null },</text:p>
      <text:p text:style-name="Standard"><text:s text:c="4"/>"releaseWindow": { "enabled": true, "reason": null }</text:p>
      <text:p text:style-name="Standard"><text:s text:c="2"/>},</text:p>
      <text:p text:style-name="Standard"><text:s text:c="2"/>"locks": { "blocked": false, "blockedReason": null },</text:p>
      <text:p text:style-name="Standard"><text:s text:c="2"/>"view": {</text:p>
      <text:p text:style-name="Standard"><text:s text:c="4"/>"totalSlots": 0,</text:p>
      <text:p text:style-name="Standard"><text:soft-page-break/><text:s text:c="4"/>"occupiedSlots": 0,</text:p>
      <text:p text:style-name="Standard"><text:s text:c="4"/>"freeSlots": 0,</text:p>
      <text:p text:style-name="Standard"><text:s text:c="4"/>"inflightInbound": 0,</text:p>
      <text:p text:style-name="Standard"><text:s text:c="4"/>"inflightOutbound": 0</text:p>
      <text:p text:style-name="Standard"><text:s text:c="2"/>},</text:p>
      <text:p text:style-name="Standard"><text:s text:c="2"/>"stale": false,</text:p>
      <text:p text:style-name="Standard"><text:s text:c="2"/>"errors": []</text:p>
      <text:p text:style-name="Standard">}</text:p>
      <text:p text:style-name="Standard"/>
      <text:p text:style-name="P531"><text:bookmark text:name="_7tpo13i0tpzu"/><text:span text:style-name="T2">4.4.1 Zasady aktualizacji (polityka prosta)</text:span></text:p>
      <text:list xml:id="list3001573392" text:style-name="WWNum136">
        <text:list-item>
          <text:p text:style-name="P41"><text:span text:style-name="T5">Zmiana typu lane</text:span> (<text:span text:style-name="T8">CONTROL.content.ui.goodsTypeSelected</text:span>) → <text:span text:style-name="T5">RESET_ON_TYPE_CHANGE</text:span>:<text:line-break/> OM pobiera pojemność z <text:span text:style-name="T5">konfiguracji</text:span> (rozdz. 5), <text:span text:style-name="T5">rekalkuluje</text:span> <text:span text:style-name="T8">capacity.depth/maxStack</text:span>, <text:span text:style-name="T5">resetuje</text:span> <text:span text:style-name="T8">state.stackHeights = [0,0,…]</text:span>, ustawia <text:span text:style-name="T8">state.goodsTypeCurrent</text:span>, przelicza <text:span text:style-name="T8">view.*</text:span> i dopisuje <text:span text:style-name="T8">…_OCCUPANCY.tags.anomaliesSummary += ["OCCUPANCY_RESET_ON_TYPE_CHANGE"]</text:span>.<text:line-break/></text:p>
        </text:list-item>
        <text:list-item>
          <text:p text:style-name="P209"><text:span text:style-name="T5">Inflight</text:span>: jeżeli <text:span text:style-name="T8">view.inflightInbound&gt;0</text:span> lub <text:span text:style-name="T8">view.inflightOutbound&gt;0</text:span> — <text:span text:style-name="T5">odmowa zmiany typu</text:span> (bez zmian w <text:span text:style-name="T8">content</text:span>), a w <text:span text:style-name="T8">…_CONTROL.tags.statusHints.blockedBecause += ["OCCUPANCY_EDIT_CONFLICT_INFLIGHT"]</text:span>.<text:line-break/></text:p>
        </text:list-item>
        <text:list-item>
          <text:p text:style-name="P209"><text:span text:style-name="T5">Okna przyjęć/wydań</text:span>: <text:span text:style-name="T8">acceptWindow.enabled</text:span> i <text:span text:style-name="T8">releaseWindow.enabled</text:span> <text:span text:style-name="T5">odzwierciedlają</text:span> <text:span text:style-name="T8">ui.intents.accept/release</text:span>.<text:line-break/></text:p>
        </text:list-item>
        <text:list-item>
          <text:p text:style-name="P357"><text:span text:style-name="T5">UI nie zapisuje</text:span> <text:span text:style-name="T8">…_OCCUPANCY.content</text:span> — jedynie proponuje zmiany przez <text:span text:style-name="T8">occupancyEdit</text:span> (4.2.3).<text:line-break/></text:p>
        </text:list-item>
      </text:list>
      <text:p text:style-name="P526"><text:span text:style-name="T5">Uwaga o odpadach:</text:span> „bufor odpadu” nie wymaga osobnego typu. Odpad modelujemy normalnym <text:span text:style-name="T8">BUFFER_LANE</text:span> (np. <text:span text:style-name="T8">WASTE_BUF_L1/L2</text:span>) i kierujemy tam ruchem regułami w konfiguracji.</text:p>
      <text:p text:style-name="P2"><text:span text:style-name="T6">(Konwencja UI — informacyjnie: UI może </text:span><text:span text:style-name="T7">auto-wyłączyć</text:span><text:span text:style-name="T6"> </text:span><text:span text:style-name="T11">accept</text:span><text:span text:style-name="T6"> po zapełnieniu miejsca oraz </text:span><text:span text:style-name="T7">auto-wyłączyć</text:span><text:span text:style-name="T6"> </text:span><text:span text:style-name="T11">release</text:span><text:span text:style-name="T6"> po zabraniu ładunku, patrząc na </text:span><text:span text:style-name="T11">stackHeights</text:span><text:span text:style-name="T6">/</text:span><text:span text:style-name="T11">phase</text:span><text:span text:style-name="T6">.)</text:span></text:p>
      <text:p text:style-name="Standard"><draw:rect text:anchor-type="as-char" style:rel-width="100%" draw:z-index="14" draw:style-name="gr1" draw:text-style-name="P534" svg:width="0.0012in" svg:height="0.0213in"><text:p/></draw:rect></text:p>
      <text:p text:style-name="P533"><text:bookmark text:name="_zijqhswj3ytw"/><text:span text:style-name="T1">4.5 </text:span><text:span text:style-name="T12">status_description</text:span><text:span text:style-name="T1"> w Tasku — sygnały runtime</text:span></text:p>
      <text:p text:style-name="P2">Osadzane przez definicję taska:</text:p>
      <text:p text:style-name="Standard">{</text:p>
      <text:p text:style-name="Standard"><text:s text:c="2"/>"canInterruptSafely": true,</text:p>
      <text:p text:style-name="Standard"><text:s text:c="2"/>"phase": "ENROUTE|AT_SOURCE|LOADED|ENROUTE_TO_TARGET|AT_TARGET",</text:p>
      <text:p text:style-name="Standard"><text:s text:c="2"/>"hints": ["&lt;optional&gt;"]</text:p>
      <text:p text:style-name="Standard">}</text:p>
      <text:p text:style-name="Standard"/>
      <text:list xml:id="list863020724" text:style-name="WWNum39">
        <text:list-item>
          <text:p text:style-name="P42"><text:span text:style-name="T8">canInterruptSafely=true</text:span> → Orchestrator może anulować i przywrócić robota do <text:span text:style-name="T8">dispatchable</text:span>.<text:line-break/></text:p>
        </text:list-item>
        <text:list-item>
          <text:p text:style-name="P358"><text:span text:style-name="T8">phase</text:span> → ułatwia testy inflight/overflow i komunikaty w UI.<text:line-break/></text:p>
        </text:list-item>
      </text:list>
      <text:p text:style-name="Standard"><draw:rect text:anchor-type="as-char" style:rel-width="100%" draw:z-index="15" draw:style-name="gr1" draw:text-style-name="P534" svg:width="0.0012in" svg:height="0.0213in"><text:p/></draw:rect></text:p>
      <text:p text:style-name="P533"><text:bookmark text:name="_v9wzfx6lhhrs"/><text:span text:style-name="T1">4.6 Mapowanie kliknięć UI → zapis w RDS (skrót)</text:span></text:p>
      <text:list xml:id="list1985381540" text:style-name="WWNum56">
        <text:list-item>
          <text:p text:style-name="P43"><text:span text:style-name="T5">Produkcja (pull pustych / pull G):</text:span> <text:span text:style-name="T8">goodsTypeSelected</text:span> + <text:span text:style-name="T8">intents.accept=true</text:span>.<text:line-break/></text:p>
        </text:list-item>
        <text:list-item>
          <text:p text:style-name="P210"><text:span text:style-name="T5">Produkcja (push gotowego):</text:span> <text:span text:style-name="T8">goodsTypeSelected</text:span> + <text:span text:style-name="T8">intents.release=true</text:span> (AUTO: cel system; MANUAL: <text:span text:style-name="T8">route.manualTarget</text:span>).<text:line-break/></text:p>
        </text:list-item>
        <text:list-item>
          <text:p text:style-name="P210"><text:span text:style-name="T5">Bufory lane:</text:span> <text:span text:style-name="T8">goodsTypeSelected</text:span> + <text:span text:style-name="T8">intents.accept/release</text:span> + <text:span text:style-name="T8">lanePolicy.*</text:span> + (opc.) <text:span text:style-name="T8">occupancyEdit</text:span>.<text:line-break/></text:p>
        </text:list-item>
        <text:list-item>
          <text:p text:style-name="P359"><text:span text:style-name="T5">Skutki:</text:span> OM aktualizuje <text:span text:style-name="T8">…_OCCUPANCY.content</text:span>; Orchestrator uzupełnia <text:span text:style-name="T8">…_CONTROL.tags</text:span> (stany <text:span text:style-name="T8">NONE/BLOCKED/QUEUED/ACTIVE</text:span>, <text:span text:style-name="T8">summary</text:span>/<text:span text:style-name="T8">blocked</text:span>/<text:span text:style-name="T8">runtime</text:span>/<text:span text:style-name="T8">decision</text:span>).<text:line-break/></text:p>
        </text:list-item>
      </text:list>
      <text:p text:style-name="Standard"><text:soft-page-break/><draw:rect text:anchor-type="as-char" style:rel-width="100%" draw:z-index="16" draw:style-name="gr1" draw:text-style-name="P534" svg:width="0.0012in" svg:height="0.0213in"><text:p/></draw:rect></text:p>
      <text:p text:style-name="P533"><text:bookmark text:name="_v6iup8phlh1q"/><text:span text:style-name="T1">4.7 Wymagania testowalności / wyjaśnialności (recap)</text:span></text:p>
      <text:list xml:id="list1816020559" text:style-name="WWNum174">
        <text:list-item>
          <text:p text:style-name="P44"><text:span text:style-name="T8">display.state=BLOCKED</text:span> ⇒ <text:span text:style-name="T8">blocked.reasons[]</text:span> wyjaśnia <text:span text:style-name="T6">dlaczego nie</text:span>.<text:line-break/></text:p>
        </text:list-item>
        <text:list-item>
          <text:p text:style-name="P211"><text:span text:style-name="T8">display.state=QUEUED/ACTIVE</text:span> ⇒ <text:span text:style-name="T8">summary</text:span> zawiera <text:span text:style-name="T5">tylko</text:span>: <text:span text:style-name="T8">GOODS_TYPE</text:span>, <text:span text:style-name="T8">SOURCE</text:span>, <text:span text:style-name="T8">TARGET</text:span>, <text:span text:style-name="T8">LINE_ID</text:span>.<text:line-break/></text:p>
        </text:list-item>
        <text:list-item>
          <text:p text:style-name="P211"><text:span text:style-name="T8">decision.*</text:span> rejestruje faktyczny efekt (czas, wynik, ewentualny błąd).<text:line-break/></text:p>
        </text:list-item>
        <text:list-item>
          <text:p text:style-name="P360">Wszystkie zapisy projektujemy jako <text:span text:style-name="T5">idempotentne</text:span>.<text:line-break/></text:p>
        </text:list-item>
      </text:list>
      <text:p text:style-name="Standard"><draw:rect text:anchor-type="as-char" style:rel-width="100%" draw:z-index="17" draw:style-name="gr1" draw:text-style-name="P534" svg:width="0.0012in" svg:height="0.0213in"><text:p/></draw:rect></text:p>
      <text:p text:style-name="P533"><text:bookmark text:name="_9gn0pec11ywr"/><text:span text:style-name="T1">4.8 Przykładowe struktury danych (dla miejsc z przykładu)</text:span></text:p>
      <text:p text:style-name="P526">Minimalne, kanoniczne payloady do ręcznych testów (czas – przykładowy).</text:p>
      <text:p text:style-name="P531"><text:bookmark text:name="_iin3xrb9libz"/><text:span text:style-name="T2">4.8.1 </text:span><text:span text:style-name="T13">EMPTY_BUF_L1</text:span><text:span text:style-name="T2"> (lane pustych – źródło ręczne)</text:span></text:p>
      <text:p text:style-name="P2"><text:span text:style-name="T5">CONTROL.content</text:span></text:p>
      <text:p text:style-name="Standard">{</text:p>
      <text:p text:style-name="Standard"><text:s text:c="2"/>"placeId": "EMPTY_BUF_L1",</text:p>
      <text:p text:style-name="Standard"><text:s text:c="2"/>"ui": {</text:p>
      <text:p text:style-name="Standard"><text:s text:c="4"/>"goodsTypeSelected": "EUR_PAL",</text:p>
      <text:p text:style-name="Standard"><text:s text:c="4"/>"intents": { "accept": false, "release": true },</text:p>
      <text:p text:style-name="Standard"><text:s text:c="4"/>"lanePolicy": { "allowAutobindWhenEmpty": false, "declaredTypeEditable": true }</text:p>
      <text:p text:style-name="Standard"><text:s text:c="2"/>}</text:p>
      <text:p text:style-name="Standard">}</text:p>
      <text:p text:style-name="Standard"/>
      <text:p text:style-name="P2"><text:span text:style-name="T5">OCCUPANCY.content</text:span></text:p>
      <text:p text:style-name="Standard">{</text:p>
      <text:p text:style-name="Standard"><text:s text:c="2"/>"placeId": "EMPTY_BUF_L1",</text:p>
      <text:p text:style-name="Standard"><text:s text:c="2"/>"ts": "2025-10-14T09:10:00Z",</text:p>
      <text:p text:style-name="Standard"><text:s text:c="2"/>"type": "BUFFER_LANE",</text:p>
      <text:p text:style-name="Standard"><text:s text:c="2"/>"capacity": { "depth": 5, "maxStack": 3 },</text:p>
      <text:p text:style-name="Standard"><text:s text:c="2"/>"state": {</text:p>
      <text:p text:style-name="Standard"><text:s text:c="4"/>"goodsTypeCurrent": "EUR_PAL",</text:p>
      <text:p text:style-name="Standard"><text:s text:c="4"/>"stackHeights": [2,1,0,0,0],</text:p>
      <text:p text:style-name="Standard"><text:s text:c="4"/>"acceptWindow": <text:s/>{ "enabled": false, "reason": "manual_source" },</text:p>
      <text:p text:style-name="Standard"><text:s text:c="4"/>"releaseWindow": { "enabled": true, <text:s/>"reason": null }</text:p>
      <text:p text:style-name="Standard"><text:s text:c="2"/>},</text:p>
      <text:p text:style-name="Standard"><text:s text:c="2"/>"locks": { "blocked": false, "blockedReason": null },</text:p>
      <text:p text:style-name="Standard"><text:soft-page-break/><text:s text:c="2"/>"view": { "totalSlots": 15, "occupiedSlots": 3, "freeSlots": 12, "inflightInbound": 0, "inflightOutbound": 0 },</text:p>
      <text:p text:style-name="Standard"><text:s text:c="2"/>"stale": false,</text:p>
      <text:p text:style-name="Standard"><text:s text:c="2"/>"errors": []</text:p>
      <text:p text:style-name="Standard">}</text:p>
      <text:p text:style-name="Standard"/>
      <text:p text:style-name="P531"><text:bookmark text:name="_eqxtomsstrpc"/><text:span text:style-name="T2">4.8.2 </text:span><text:span text:style-name="T13">PROD1_P1</text:span><text:span text:style-name="T2"> (wejście produkcji – pull pustych)</text:span></text:p>
      <text:p text:style-name="P2"><text:span text:style-name="T5">CONTROL.content</text:span></text:p>
      <text:p text:style-name="Standard">{</text:p>
      <text:p text:style-name="Standard"><text:s text:c="2"/>"placeId": "PROD1_P1",</text:p>
      <text:p text:style-name="Standard"><text:s text:c="2"/>"ui": {</text:p>
      <text:p text:style-name="Standard"><text:s text:c="4"/>"goodsTypeSelected": "EUR_PAL",</text:p>
      <text:p text:style-name="Standard"><text:s text:c="4"/>"route": { "mode": "AUTO", "manualTarget": null },</text:p>
      <text:p text:style-name="Standard"><text:s text:c="4"/>"intents": { "accept": true, "release": false }</text:p>
      <text:p text:style-name="Standard"><text:s text:c="2"/>}</text:p>
      <text:p text:style-name="Standard">}</text:p>
      <text:p text:style-name="Standard"/>
      <text:p text:style-name="P2"><text:span text:style-name="T5">CONTROL.tags</text:span> – SUKCES</text:p>
      <text:p text:style-name="Standard">{</text:p>
      <text:p text:style-name="Standard"><text:s text:c="2"/>"computedAt": "2025-10-14T09:11:00Z",</text:p>
      <text:p text:style-name="Standard"><text:s text:c="2"/>"display": { "state": "QUEUED" },</text:p>
      <text:p text:style-name="Standard"><text:s text:c="2"/>"summary": {</text:p>
      <text:p text:style-name="Standard"><text:s text:c="4"/>"GOODS_TYPE": "EUR_PAL",</text:p>
      <text:p text:style-name="Standard"><text:s text:c="4"/>"SOURCE": "EMPTY_BUF_L1",</text:p>
      <text:p text:style-name="Standard"><text:s text:c="4"/>"TARGET": "PROD1_P1",</text:p>
      <text:p text:style-name="Standard"><text:s text:c="4"/>"LINE_ID": "L1"</text:p>
      <text:p text:style-name="Standard"><text:s text:c="2"/>}</text:p>
      <text:p text:style-name="Standard">}</text:p>
      <text:p text:style-name="Standard"/>
      <text:p text:style-name="P2"><text:span text:style-name="T5">CONTROL.tags</text:span> – BLOKADA</text:p>
      <text:p text:style-name="Standard">{</text:p>
      <text:p text:style-name="Standard"><text:s text:c="2"/>"computedAt": "2025-10-14T09:11:00Z",</text:p>
      <text:p text:style-name="Standard"><text:s text:c="2"/>"display": { "state": "BLOCKED" },</text:p>
      <text:p text:style-name="Standard"><text:s text:c="2"/>"blocked": { "reasons": ["NO_LANE_FOR_TYPE"] }</text:p>
      <text:p text:style-name="Standard"><text:soft-page-break/>}</text:p>
      <text:p text:style-name="Standard"/>
      <text:p text:style-name="P531"><text:bookmark text:name="_jerrbqsxp5wf"/><text:span text:style-name="T2">4.8.3 </text:span><text:span text:style-name="T13">PROD1_P3</text:span><text:span text:style-name="T2"> (wyjście produkcji – push gotowego, EUR_PAL)</text:span></text:p>
      <text:p text:style-name="P2"><text:span text:style-name="T5">CONTROL.content</text:span></text:p>
      <text:p text:style-name="Standard">{</text:p>
      <text:p text:style-name="Standard"><text:s text:c="2"/>"placeId": "PROD1_P3",</text:p>
      <text:p text:style-name="Standard"><text:s text:c="2"/>"ui": {</text:p>
      <text:p text:style-name="Standard"><text:s text:c="4"/>"goodsTypeSelected": "EUR_PAL",</text:p>
      <text:p text:style-name="Standard"><text:s text:c="4"/>"route": { "mode": "AUTO", "manualTarget": null },</text:p>
      <text:p text:style-name="Standard"><text:s text:c="4"/>"intents": { "accept": false, "release": true }</text:p>
      <text:p text:style-name="Standard"><text:s text:c="2"/>}</text:p>
      <text:p text:style-name="Standard">}</text:p>
      <text:p text:style-name="Standard"/>
      <text:p text:style-name="P2"><text:span text:style-name="T5">CONTROL.tags</text:span> – plan na WRAP</text:p>
      <text:p text:style-name="Standard">{</text:p>
      <text:p text:style-name="Standard"><text:s text:c="2"/>"computedAt": "2025-10-14T09:12:00Z",</text:p>
      <text:p text:style-name="Standard"><text:s text:c="2"/>"display": { "state": "QUEUED" },</text:p>
      <text:p text:style-name="Standard"><text:s text:c="2"/>"summary": {</text:p>
      <text:p text:style-name="Standard"><text:s text:c="4"/>"GOODS_TYPE": "EUR_PAL",</text:p>
      <text:p text:style-name="Standard"><text:s text:c="4"/>"SOURCE": "PROD1_P3",</text:p>
      <text:p text:style-name="Standard"><text:s text:c="4"/>"TARGET": "WRAP",</text:p>
      <text:p text:style-name="Standard"><text:s text:c="4"/>"LINE_ID": "L1"</text:p>
      <text:p text:style-name="Standard"><text:s text:c="2"/>}</text:p>
      <text:p text:style-name="Standard">}</text:p>
      <text:p text:style-name="Standard"/>
      <text:p text:style-name="P531"><text:bookmark text:name="_66e2q7htm9y6"/><text:span text:style-name="T2">4.8.4 </text:span><text:span text:style-name="T13">WRAP</text:span><text:span text:style-name="T2"> (owijarka + bufor)</text:span></text:p>
      <text:p text:style-name="P2"><text:span text:style-name="T5">CONTROL.content</text:span></text:p>
      <text:p text:style-name="Standard">{</text:p>
      <text:p text:style-name="Standard"><text:s text:c="2"/>"placeId": "WRAP",</text:p>
      <text:p text:style-name="Standard"><text:s text:c="2"/>"ui": {</text:p>
      <text:p text:style-name="Standard"><text:s text:c="4"/>"goodsTypeSelected": null,</text:p>
      <text:p text:style-name="Standard"><text:s text:c="4"/>"route": { "mode": "AUTO", "manualTarget": null },</text:p>
      <text:p text:style-name="Standard"><text:s text:c="4"/>"intents": { "accept": true, "release": true }</text:p>
      <text:p text:style-name="Standard"><text:soft-page-break/><text:s text:c="2"/>}</text:p>
      <text:p text:style-name="Standard">}</text:p>
      <text:p text:style-name="Standard"/>
      <text:p text:style-name="P2"><text:span text:style-name="T5">OCCUPANCY.content</text:span></text:p>
      <text:p text:style-name="Standard">{</text:p>
      <text:p text:style-name="Standard"><text:s text:c="2"/>"placeId": "WRAP",</text:p>
      <text:p text:style-name="Standard"><text:s text:c="2"/>"ts": "2025-10-14T09:13:00Z",</text:p>
      <text:p text:style-name="Standard"><text:s text:c="2"/>"type": "WRAP_STATION",</text:p>
      <text:p text:style-name="Standard"><text:s text:c="2"/>"capacity": { "depth": 2, "maxStack": 1 },</text:p>
      <text:p text:style-name="Standard"><text:s text:c="2"/>"state": {</text:p>
      <text:p text:style-name="Standard"><text:s text:c="4"/>"goodsTypeCurrent": null,</text:p>
      <text:p text:style-name="Standard"><text:s text:c="4"/>"stackHeights": [1,0],</text:p>
      <text:p text:style-name="Standard"><text:s text:c="4"/>"acceptWindow": <text:s/>{ "enabled": true, <text:s/>"reason": null },</text:p>
      <text:p text:style-name="Standard"><text:s text:c="4"/>"releaseWindow": { "enabled": false, "reason": "wrapping" }</text:p>
      <text:p text:style-name="Standard"><text:s text:c="2"/>},</text:p>
      <text:p text:style-name="Standard"><text:s text:c="2"/>"locks": { "blocked": false, "blockedReason": null },</text:p>
      <text:p text:style-name="Standard"><text:s text:c="2"/>"view": { "totalSlots": 2, "occupiedSlots": 1, "freeSlots": 1, "inflightInbound": 0, "inflightOutbound": 0 },</text:p>
      <text:p text:style-name="Standard"><text:s text:c="2"/>"stale": false,</text:p>
      <text:p text:style-name="Standard"><text:s text:c="2"/>"errors": []</text:p>
      <text:p text:style-name="Standard">}</text:p>
      <text:p text:style-name="Standard"/>
      <text:p text:style-name="P531"><text:bookmark text:name="_xkyo0vcc5tic"/><text:span text:style-name="T2">4.8.5 </text:span><text:span text:style-name="T13">STRAP1</text:span><text:span text:style-name="T2"> / </text:span><text:span text:style-name="T13">STRAP2</text:span><text:span text:style-name="T2"> (spinanie)</text:span></text:p>
      <text:p text:style-name="P2"><text:span text:style-name="T5">CONTROL.content (STRAP1)</text:span></text:p>
      <text:p text:style-name="Standard">{</text:p>
      <text:p text:style-name="Standard"><text:s text:c="2"/>"placeId": "STRAP1",</text:p>
      <text:p text:style-name="Standard"><text:s text:c="2"/>"ui": {</text:p>
      <text:p text:style-name="Standard"><text:s text:c="4"/>"goodsTypeSelected": "EUR_PAL",</text:p>
      <text:p text:style-name="Standard"><text:s text:c="4"/>"intents": { "accept": true, "release": true },</text:p>
      <text:p text:style-name="Standard"><text:s text:c="4"/>"lanePolicy": { "allowAutobindWhenEmpty": false, "declaredTypeEditable": true }</text:p>
      <text:p text:style-name="Standard"><text:s text:c="2"/>}</text:p>
      <text:p text:style-name="Standard">}</text:p>
      <text:p text:style-name="Standard"/>
      <text:p text:style-name="P2"><text:span text:style-name="T5">OCCUPANCY.content (STRAP1)</text:span></text:p>
      <text:p text:style-name="Standard"><text:soft-page-break/>{</text:p>
      <text:p text:style-name="Standard"><text:s text:c="2"/>"placeId": "STRAP1",</text:p>
      <text:p text:style-name="Standard"><text:s text:c="2"/>"ts": "2025-10-14T09:14:00Z",</text:p>
      <text:p text:style-name="Standard"><text:s text:c="2"/>"type": "BUFFER_LANE",</text:p>
      <text:p text:style-name="Standard"><text:s text:c="2"/>"capacity": { "depth": 4, "maxStack": 1 },</text:p>
      <text:p text:style-name="Standard"><text:s text:c="2"/>"state": {</text:p>
      <text:p text:style-name="Standard"><text:s text:c="4"/>"goodsTypeCurrent": "EUR_PAL",</text:p>
      <text:p text:style-name="Standard"><text:s text:c="4"/>"stackHeights": [1,0,0,0],</text:p>
      <text:p text:style-name="Standard"><text:s text:c="4"/>"acceptWindow": <text:s/>{ "enabled": true, <text:s/>"reason": null },</text:p>
      <text:p text:style-name="Standard"><text:s text:c="4"/>"releaseWindow": { "enabled": true, <text:s/>"reason": null }</text:p>
      <text:p text:style-name="Standard"><text:s text:c="2"/>},</text:p>
      <text:p text:style-name="Standard"><text:s text:c="2"/>"locks": { "blocked": false, "blockedReason": null },</text:p>
      <text:p text:style-name="Standard"><text:s text:c="2"/>"view": { "totalSlots": 4, "occupiedSlots": 1, "freeSlots": 3, "inflightInbound": 0, "inflightOutbound": 0 },</text:p>
      <text:p text:style-name="Standard"><text:s text:c="2"/>"stale": false,</text:p>
      <text:p text:style-name="Standard"><text:s text:c="2"/>"errors": []</text:p>
      <text:p text:style-name="Standard">}</text:p>
      <text:p text:style-name="Standard"/>
      <text:p text:style-name="P531"><text:bookmark text:name="_44iumn1m6z7s"/><text:span text:style-name="T2">4.8.6 </text:span><text:span text:style-name="T13">SHIP_BUF_L3</text:span></text:p>
      <text:p text:style-name="P2"><text:span text:style-name="T5">CONTROL.content</text:span></text:p>
      <text:p text:style-name="Standard">{</text:p>
      <text:p text:style-name="Standard"><text:s text:c="2"/>"placeId": "SHIP_BUF_L3",</text:p>
      <text:p text:style-name="Standard"><text:s text:c="2"/>"ui": {</text:p>
      <text:p text:style-name="Standard"><text:s text:c="4"/>"goodsTypeSelected": "EUR_PAL",</text:p>
      <text:p text:style-name="Standard"><text:s text:c="4"/>"intents": { "accept": true, "release": false },</text:p>
      <text:p text:style-name="Standard"><text:s text:c="4"/>"lanePolicy": { "allowAutobindWhenEmpty": true, "declaredTypeEditable": true }</text:p>
      <text:p text:style-name="Standard"><text:s text:c="2"/>}</text:p>
      <text:p text:style-name="Standard">}</text:p>
      <text:p text:style-name="Standard"/>
      <text:p text:style-name="P2"><text:span text:style-name="T5">OCCUPANCY.content</text:span></text:p>
      <text:p text:style-name="Standard">{</text:p>
      <text:p text:style-name="Standard"><text:s text:c="2"/>"placeId": "SHIP_BUF_L3",</text:p>
      <text:p text:style-name="Standard"><text:s text:c="2"/>"ts": "2025-10-14T09:15:00Z",</text:p>
      <text:p text:style-name="Standard"><text:s text:c="2"/>"type": "BUFFER_LANE",</text:p>
      <text:p text:style-name="Standard"><text:soft-page-break/><text:s text:c="2"/>"capacity": { "depth": 6, "maxStack": 2 },</text:p>
      <text:p text:style-name="Standard"><text:s text:c="2"/>"state": {</text:p>
      <text:p text:style-name="Standard"><text:s text:c="4"/>"goodsTypeCurrent": "EUR_PAL",</text:p>
      <text:p text:style-name="Standard"><text:s text:c="4"/>"stackHeights": [2,1,1,0,0,0],</text:p>
      <text:p text:style-name="Standard"><text:s text:c="4"/>"acceptWindow": <text:s/>{ "enabled": true, <text:s/>"reason": null },</text:p>
      <text:p text:style-name="Standard"><text:s text:c="4"/>"releaseWindow": { "enabled": false, "reason": null }</text:p>
      <text:p text:style-name="Standard"><text:s text:c="2"/>},</text:p>
      <text:p text:style-name="Standard"><text:s text:c="2"/>"locks": { "blocked": false, "blockedReason": null },</text:p>
      <text:p text:style-name="Standard"><text:s text:c="2"/>"view": { "totalSlots": 12, "occupiedSlots": 4, "freeSlots": 8, "inflightInbound": 1, "inflightOutbound": 0 },</text:p>
      <text:p text:style-name="Standard"><text:s text:c="2"/>"stale": false,</text:p>
      <text:p text:style-name="Standard"><text:s text:c="2"/>"errors": []</text:p>
      <text:p text:style-name="Standard">}</text:p>
      <text:p text:style-name="Standard"/>
      <text:p text:style-name="P531"><text:bookmark text:name="_zdkngxkzqrxo"/><text:span text:style-name="T2">4.8.7 </text:span><text:span text:style-name="T13">SHIP1</text:span><text:span text:style-name="T2"> (stacja/tunel wysyłkowy)</text:span></text:p>
      <text:p text:style-name="P2"><text:span text:style-name="T5">OCCUPANCY.content</text:span></text:p>
      <text:p text:style-name="Standard">{</text:p>
      <text:p text:style-name="Standard"><text:s text:c="2"/>"placeId": "SHIP1",</text:p>
      <text:p text:style-name="Standard"><text:s text:c="2"/>"ts": "2025-10-14T09:16:00Z",</text:p>
      <text:p text:style-name="Standard"><text:s text:c="2"/>"type": "SHIP_STATION",</text:p>
      <text:p text:style-name="Standard"><text:s text:c="2"/>"capacity": { "depth": 1, "maxStack": 1 },</text:p>
      <text:p text:style-name="Standard"><text:s text:c="2"/>"state": {</text:p>
      <text:p text:style-name="Standard"><text:s text:c="4"/>"goodsTypeCurrent": null,</text:p>
      <text:p text:style-name="Standard"><text:s text:c="4"/>"stackHeights": [0],</text:p>
      <text:p text:style-name="Standard"><text:s text:c="4"/>"acceptWindow": <text:s/>{ "enabled": true, "reason": null },</text:p>
      <text:p text:style-name="Standard"><text:s text:c="4"/>"releaseWindow": { "enabled": true, "reason": null }</text:p>
      <text:p text:style-name="Standard"><text:s text:c="2"/>},</text:p>
      <text:p text:style-name="Standard"><text:s text:c="2"/>"locks": { "blocked": false, "blockedReason": null },</text:p>
      <text:p text:style-name="Standard"><text:s text:c="2"/>"view": { "totalSlots": 1, "occupiedSlots": 0, "freeSlots": 1, "inflightInbound": 0, "inflightOutbound": 0 },</text:p>
      <text:p text:style-name="Standard"><text:s text:c="2"/>"stale": false,</text:p>
      <text:p text:style-name="Standard"><text:s text:c="2"/>"errors": []</text:p>
      <text:p text:style-name="Standard">}</text:p>
      <text:p text:style-name="Standard"/>
      <text:p text:style-name="P531"><text:bookmark text:name="_hnod9rsh2jla"/><text:span text:style-name="T2">4.8.8 </text:span><text:span text:style-name="T13">G_BUF_L1</text:span><text:span text:style-name="T2"> (materiały G – lane źródłowy)</text:span></text:p>
      <text:p text:style-name="P2"><text:soft-page-break/><text:span text:style-name="T5">CONTROL.content</text:span></text:p>
      <text:p text:style-name="Standard">{</text:p>
      <text:p text:style-name="Standard"><text:s text:c="2"/>"placeId": "G_BUF_L1",</text:p>
      <text:p text:style-name="Standard"><text:s text:c="2"/>"ui": {</text:p>
      <text:p text:style-name="Standard"><text:s text:c="4"/>"goodsTypeSelected": "G_A",</text:p>
      <text:p text:style-name="Standard"><text:s text:c="4"/>"intents": { "accept": false, "release": true },</text:p>
      <text:p text:style-name="Standard"><text:s text:c="4"/>"lanePolicy": { "allowAutobindWhenEmpty": true, "declaredTypeEditable": true }</text:p>
      <text:p text:style-name="Standard"><text:s text:c="2"/>}</text:p>
      <text:p text:style-name="Standard">}</text:p>
      <text:p text:style-name="Standard"/>
      <text:p text:style-name="P2"><text:span text:style-name="T5">OCCUPANCY.content</text:span></text:p>
      <text:p text:style-name="Standard">{</text:p>
      <text:p text:style-name="Standard"><text:s text:c="2"/>"placeId": "G_BUF_L1",</text:p>
      <text:p text:style-name="Standard"><text:s text:c="2"/>"ts": "2025-10-14T09:17:00Z",</text:p>
      <text:p text:style-name="Standard"><text:s text:c="2"/>"type": "BUFFER_LANE",</text:p>
      <text:p text:style-name="Standard"><text:s text:c="2"/>"capacity": { "depth": 4, "maxStack": 1 },</text:p>
      <text:p text:style-name="Standard"><text:s text:c="2"/>"state": {</text:p>
      <text:p text:style-name="Standard"><text:s text:c="4"/>"goodsTypeCurrent": "G_A",</text:p>
      <text:p text:style-name="Standard"><text:s text:c="4"/>"stackHeights": [1,0,0,0],</text:p>
      <text:p text:style-name="Standard"><text:s text:c="4"/>"acceptWindow": <text:s/>{ "enabled": false, "reason": "manual_source" },</text:p>
      <text:p text:style-name="Standard"><text:s text:c="4"/>"releaseWindow": { "enabled": true, <text:s/>"reason": null }</text:p>
      <text:p text:style-name="Standard"><text:s text:c="2"/>},</text:p>
      <text:p text:style-name="Standard"><text:s text:c="2"/>"locks": { "blocked": false, "blockedReason": null },</text:p>
      <text:p text:style-name="Standard"><text:s text:c="2"/>"view": { "totalSlots": 4, "occupiedSlots": 1, "freeSlots": 3, "inflightInbound": 0, "inflightOutbound": 0 },</text:p>
      <text:p text:style-name="Standard"><text:s text:c="2"/>"stale": false,</text:p>
      <text:p text:style-name="Standard"><text:s text:c="2"/>"errors": []</text:p>
      <text:p text:style-name="Standard">}</text:p>
      <text:p text:style-name="Standard"/>
      <text:p text:style-name="P531"><text:bookmark text:name="_4563rrsmqd22"/><text:span text:style-name="T2">4.8.9 </text:span><text:span text:style-name="T13">PROD1_G1</text:span><text:span text:style-name="T2"> (gniazdo G na produkcji – pull)</text:span></text:p>
      <text:p text:style-name="P2"><text:span text:style-name="T5">CONTROL.content</text:span></text:p>
      <text:p text:style-name="Standard">{</text:p>
      <text:p text:style-name="Standard"><text:s text:c="2"/>"placeId": "PROD1_G1",</text:p>
      <text:p text:style-name="Standard"><text:s text:c="2"/>"ui": {</text:p>
      <text:p text:style-name="Standard"><text:soft-page-break/><text:s text:c="4"/>"goodsTypeSelected": "G_A",</text:p>
      <text:p text:style-name="Standard"><text:s text:c="4"/>"route": { "mode": "AUTO", "manualTarget": null },</text:p>
      <text:p text:style-name="Standard"><text:s text:c="4"/>"intents": { "accept": true, "release": false }</text:p>
      <text:p text:style-name="Standard"><text:s text:c="2"/>}</text:p>
      <text:p text:style-name="Standard">}</text:p>
      <text:p text:style-name="Standard"/>
      <text:p text:style-name="P2"><text:span text:style-name="T5">CONTROL.tags</text:span> – plan dowozu z G_BUF</text:p>
      <text:p text:style-name="Standard">{</text:p>
      <text:p text:style-name="Standard"><text:s text:c="2"/>"computedAt": "2025-10-14T09:18:00Z",</text:p>
      <text:p text:style-name="Standard"><text:s text:c="2"/>"display": { "state": "QUEUED" },</text:p>
      <text:p text:style-name="Standard"><text:s text:c="2"/>"summary": {</text:p>
      <text:p text:style-name="Standard"><text:s text:c="4"/>"GOODS_TYPE": "G_A",</text:p>
      <text:p text:style-name="Standard"><text:s text:c="4"/>"SOURCE": "G_BUF_L1",</text:p>
      <text:p text:style-name="Standard"><text:s text:c="4"/>"TARGET": "PROD1_G1",</text:p>
      <text:p text:style-name="Standard"><text:s text:c="4"/>"LINE_ID": "L1"</text:p>
      <text:p text:style-name="Standard"><text:s text:c="2"/>}</text:p>
      <text:p text:style-name="Standard">}</text:p>
      <text:p text:style-name="Standard"/>
      <text:p text:style-name="P531"><text:bookmark text:name="_1jpy3kso4nm5"/><text:span text:style-name="T2">4.8.10 </text:span><text:span text:style-name="T13">PROD2_P3</text:span><text:span text:style-name="T2"> (wyjście linii 2 – BOX → STRAP2)</text:span></text:p>
      <text:p text:style-name="P2"><text:span text:style-name="T5">CONTROL.content</text:span></text:p>
      <text:p text:style-name="Standard">{</text:p>
      <text:p text:style-name="Standard"><text:s text:c="2"/>"placeId": "PROD2_P3",</text:p>
      <text:p text:style-name="Standard"><text:s text:c="2"/>"ui": {</text:p>
      <text:p text:style-name="Standard"><text:s text:c="4"/>"goodsTypeSelected": "BOX",</text:p>
      <text:p text:style-name="Standard"><text:s text:c="4"/>"route": { "mode": "AUTO", "manualTarget": null },</text:p>
      <text:p text:style-name="Standard"><text:s text:c="4"/>"intents": { "accept": false, "release": true }</text:p>
      <text:p text:style-name="Standard"><text:s text:c="2"/>}</text:p>
      <text:p text:style-name="Standard">}</text:p>
      <text:p text:style-name="Standard"/>
      <text:p text:style-name="P2"><text:span text:style-name="T5">CONTROL.tags</text:span> – plan na STRAP2</text:p>
      <text:p text:style-name="Standard">{</text:p>
      <text:p text:style-name="Standard"><text:s text:c="2"/>"computedAt": "2025-10-14T09:19:00Z",</text:p>
      <text:p text:style-name="Standard"><text:s text:c="2"/>"display": { "state": "QUEUED" },</text:p>
      <text:p text:style-name="Standard"><text:soft-page-break/><text:s text:c="2"/>"summary": {</text:p>
      <text:p text:style-name="Standard"><text:s text:c="4"/>"GOODS_TYPE": "BOX",</text:p>
      <text:p text:style-name="Standard"><text:s text:c="4"/>"SOURCE": "PROD2_P3",</text:p>
      <text:p text:style-name="Standard"><text:s text:c="4"/>"TARGET": "STRAP2",</text:p>
      <text:p text:style-name="Standard"><text:s text:c="4"/>"LINE_ID": "L2"</text:p>
      <text:p text:style-name="Standard"><text:s text:c="2"/>}</text:p>
      <text:p text:style-name="Standard">}</text:p>
      <text:p text:style-name="Standard"/>
      <text:p text:style-name="Standard"/>
      <text:p text:style-name="P530"><text:bookmark text:name="_3391kqahzest"/><text:span text:style-name="T16">5. Konfiguracja systemu</text:span></text:p>
      <text:p text:style-name="P526">Cel: zdefiniować <text:span text:style-name="T5">statyczne</text:span> elementy konfiguracji używane przez UI, Orchestratora i Occupancy Managera. Konfiguracja <text:span text:style-name="T5">nie</text:span> opisuje bieżącego stanu (ten żyje w RDS wg rozdz. 4) – tylko słowniki, rejestr miejsc, przepływy i reguły wyboru celu.</text:p>
      <text:p text:style-name="Standard"><draw:rect text:anchor-type="as-char" style:rel-width="100%" draw:z-index="18" draw:style-name="gr1" draw:text-style-name="P534" svg:width="0.0012in" svg:height="0.0213in"><text:p/></draw:rect></text:p>
      <text:p text:style-name="P533"><text:bookmark text:name="_p3pi35cjqhab"/><text:span text:style-name="T1">5.1 Słownik towarów (</text:span><text:span text:style-name="T12">goods</text:span><text:span text:style-name="T1">)</text:span></text:p>
      <text:p text:style-name="P2">Minimalny schemat wpisu:</text:p>
      <text:p text:style-name="Standard">{</text:p>
      <text:p text:style-name="Standard"><text:s text:c="2"/>"id": "EUR_PAL|BOX|G_A|G_B",</text:p>
      <text:p text:style-name="Standard"><text:s text:c="2"/>"label": "&lt;czytelna nazwa&gt;",</text:p>
      <text:p text:style-name="Standard"><text:s text:c="2"/>"stacking": { "maxStack": 1 },</text:p>
      <text:p text:style-name="Standard"><text:s text:c="2"/>"notes": "&lt;opcjonalnie&gt;"</text:p>
      <text:p text:style-name="Standard">}</text:p>
      <text:p text:style-name="Standard"/>
      <text:p text:style-name="P2"><text:span text:style-name="T5">Zalecenia:</text:span></text:p>
      <text:list xml:id="list2458061563" text:style-name="WWNum48">
        <text:list-item>
          <text:p text:style-name="P490"><text:span text:style-name="T8">stacking.maxStack</text:span> – domyślna wysokość stosu dla lane (może być nadpisana per miejsce w <text:span text:style-name="T8">places</text:span>).<text:line-break/></text:p>
        </text:list-item>
      </text:list>
      <text:p text:style-name="P2"><text:span text:style-name="T5">Przykład:</text:span></text:p>
      <text:p text:style-name="Standard">[</text:p>
      <text:p text:style-name="Standard"><text:s text:c="2"/>{ "id": "EUR_PAL", "label": "Paleta EUR", "stacking": { "maxStack": 3 } },</text:p>
      <text:p text:style-name="Standard"><text:s text:c="2"/>{ "id": "BOX", <text:s text:c="4"/>"label": "Skrzynia BOX", "stacking": { "maxStack": 2 } },</text:p>
      <text:p text:style-name="Standard"><text:s text:c="2"/>{ "id": "G_A", <text:s text:c="4"/>"label": "Materiał G_A", "stacking": { "maxStack": 1 } },</text:p>
      <text:p text:style-name="Standard"><text:s text:c="2"/>{ "id": "G_B", <text:s text:c="4"/>"label": "Materiał G_B", "stacking": { "maxStack": 2 } }</text:p>
      <text:p text:style-name="Standard">]</text:p>
      <text:p text:style-name="Standard"/>
      <text:p text:style-name="Standard"><draw:rect text:anchor-type="as-char" style:rel-width="100%" draw:z-index="19" draw:style-name="gr1" draw:text-style-name="P534" svg:width="0.0012in" svg:height="0.0213in"><text:p/></draw:rect></text:p>
      <text:p text:style-name="P533"><text:bookmark text:name="_djeoojemzrf1"/><text:span text:style-name="T1">5.2 Rejestr miejsc (</text:span><text:span text:style-name="T12">places</text:span><text:span text:style-name="T1">)</text:span></text:p>
      <text:p text:style-name="P2"><text:soft-page-break/>Każde fizyczne miejsce ma dwa worksites: <text:span text:style-name="T8">&lt;PLACE&gt;_CONTROL</text:span>, <text:span text:style-name="T8">&lt;PLACE&gt;_OCCUPANCY</text:span>.</text:p>
      <text:p text:style-name="P2">Minimalny schemat wpisu:</text:p>
      <text:p text:style-name="Standard">{</text:p>
      <text:p text:style-name="Standard"><text:s text:c="2"/>"id": "EMPTY_BUF_L1|PROD1_P1|WRAP|STRAP1|SHIP_BUF_L3|G_BUF_L1|...",</text:p>
      <text:p text:style-name="Standard"><text:s text:c="2"/>"type": "BUFFER_LANE|WRAP_STATION|PROD_SLOT|SHIP_STATION",</text:p>
      <text:p text:style-name="Standard"><text:s text:c="2"/>"worksites": { "control": "&lt;ID&gt;_CONTROL", "occupancy": "&lt;ID&gt;_OCCUPANCY" },</text:p>
      <text:p text:style-name="Standard"><text:s text:c="2"/>"capacity": { "depth": 0, "maxStack": 0 },</text:p>
      <text:p text:style-name="Standard"><text:s text:c="2"/>"role": "&lt;opcjonalnie: WASTE|SHIP|...&gt;",</text:p>
      <text:p text:style-name="Standard"><text:s text:c="2"/>"lineId": "L1|L2|null", <text:s text:c="19"/></text:p>
      <text:p text:style-name="Standard"><text:s text:c="2"/>"defaults": {</text:p>
      <text:p text:style-name="Standard"><text:s text:c="4"/>"allowAutobindWhenEmpty": false, <text:s text:c="9"/></text:p>
      <text:p text:style-name="Standard"><text:s text:c="4"/>"declaredTypeEditable": true <text:s text:c="13"/></text:p>
      <text:p text:style-name="Standard"><text:s text:c="2"/>}</text:p>
      <text:p text:style-name="Standard">}</text:p>
      <text:p text:style-name="Standard"/>
      <text:p text:style-name="P2"><text:span text:style-name="T5">Ustalenia dopasowane do rozdz. 4:</text:span></text:p>
      <text:list xml:id="list2180984250" text:style-name="WWNum139">
        <text:list-item>
          <text:p text:style-name="P45"><text:span text:style-name="T8">capacity.depth</text:span> / <text:span text:style-name="T8">capacity.maxStack</text:span> – <text:span text:style-name="T5">źródło prawdy</text:span> dla pojemności lane (<text:span text:style-name="T8">OCCUPANCY</text:span> resetuje się wg tych wartości przy zmianie typu; patrz 4.4.1).<text:line-break/></text:p>
        </text:list-item>
        <text:list-item>
          <text:p text:style-name="P212"><text:span text:style-name="T8">lineId</text:span> – stałe mapowanie linii procesu (ułatwia regułę <text:span text:style-name="T8">mapLineToStrap</text:span>).<text:line-break/></text:p>
        </text:list-item>
        <text:list-item>
          <text:p text:style-name="P361"><text:span text:style-name="T8">role</text:span> – opcjonalny tag semantyczny (np. <text:span text:style-name="T8">WASTE</text:span>), bez wpływu na format danych RDS.<text:line-break/></text:p>
        </text:list-item>
      </text:list>
      <text:p text:style-name="P2"><text:span text:style-name="T5">Przykłady:</text:span></text:p>
      <text:p text:style-name="Standard">[</text:p>
      <text:p text:style-name="Standard"><text:s text:c="2"/>{ "id": "EMPTY_BUF_L1", "type": "BUFFER_LANE", "worksites": {"control":"EMPTY_BUF_L1_CONTROL","occupancy":"EMPTY_BUF_L1_OCCUPANCY"}, "capacity": {"depth": 5, "maxStack": 3}, "defaults": {"allowAutobindWhenEmpty": false} },</text:p>
      <text:p text:style-name="Standard"><text:s text:c="2"/>{ "id": "PROD1_P1", <text:s text:c="4"/>"type": "PROD_SLOT", <text:s text:c="2"/>"worksites": {"control":"PROD1_P1_CONTROL","occupancy":"PROD1_P1_OCCUPANCY"}, <text:s text:c="4"/>"capacity": {"depth": 1, "maxStack": 1}, "lineId": "L1" },</text:p>
      <text:p text:style-name="Standard"><text:s text:c="2"/>{ "id": "PROD1_P3", <text:s text:c="4"/>"type": "PROD_SLOT", <text:s text:c="2"/>"worksites": {"control":"PROD1_P3_CONTROL","occupancy":"PROD1_P3_OCCUPANCY"}, <text:s text:c="4"/>"capacity": {"depth": 1, "maxStack": 1}, "lineId": "L1" },</text:p>
      <text:p text:style-name="Standard"><text:s text:c="2"/>{ "id": "WRAP", <text:s text:c="8"/>"type": "WRAP_STATION","worksites": {"control":"WRAP_CONTROL","occupancy":"WRAP_OCCUPANCY"}, <text:s text:c="8"/>"capacity": {"depth": 2, "maxStack": 1} },</text:p>
      <text:p text:style-name="Standard"><text:s text:c="2"/>{ "id": "STRAP1", <text:s text:c="6"/>"type": "BUFFER_LANE", "worksites": {"control":"STRAP1_CONTROL","occupancy":"STRAP1_OCCUPANCY"}, <text:s text:c="6"/>"capacity": {"depth": 4, "maxStack": 1}, "lineId": "L1" },</text:p>
      <text:p text:style-name="Standard"><text:s text:c="2"/>{ "id": "STRAP2", <text:s text:c="6"/>"type": "BUFFER_LANE", "worksites": {"control":"STRAP2_CONTROL","occupancy":"STRAP2_OCCUPANCY"}, <text:s text:c="6"/>"capacity": {"depth": 4, "maxStack": 1}, "lineId": "L2" },</text:p>
      <text:p text:style-name="Standard"><text:s text:c="2"/>{ "id": "SHIP_BUF_L3", <text:s/>"type": "BUFFER_LANE", "worksites": {"control":"SHIP_BUF_L3_CONTROL","occupancy":"SHIP_BUF_L3_OCCUPANCY"}, "capacity": {"depth": 6, "maxStack": 2}, "role": "SHIP", "defaults": {"allowAutobindWhenEmpty": true} },</text:p>
      <text:p text:style-name="Standard"><text:s text:c="2"/>{ "id": "SHIP1", <text:s text:c="7"/>"type": "SHIP_STATION","worksites": {"control":"SHIP1_CONTROL","occupancy":"SHIP1_OCCUPANCY"}, <text:s text:c="8"/>"capacity": {"depth": 1, "maxStack": 1} },</text:p>
      <text:p text:style-name="Standard"><text:s text:c="2"/>{ "id": "G_BUF_L1", <text:s text:c="4"/>"type": "BUFFER_LANE", "worksites": {"control":"G_BUF_L1_CONTROL","occupancy":"G_BUF_L1_OCCUPANCY"}, <text:s text:c="4"/>"capacity": {"depth": 4, "maxStack": 1}, "defaults": {"allowAutobindWhenEmpty": true} },</text:p>
      <text:p text:style-name="Standard"><text:s text:c="2"/>{ "id": "PROD1_G1", <text:s text:c="4"/>"type": "PROD_SLOT", <text:s text:c="2"/>"worksites": {"control":"PROD1_G1_CONTROL","occupancy":"PROD1_G1_OCCUPANCY"}, <text:s text:c="4"/>"capacity": {"depth": 1, "maxStack": 1}, "lineId": "L1" }</text:p>
      <text:p text:style-name="Standard">]</text:p>
      <text:p text:style-name="Standard"/>
      <text:p text:style-name="Standard"><text:soft-page-break/><draw:rect text:anchor-type="as-char" style:rel-width="100%" draw:z-index="20" draw:style-name="gr1" draw:text-style-name="P534" svg:width="0.0012in" svg:height="0.0213in"><text:p/></draw:rect></text:p>
      <text:p text:style-name="P533"><text:bookmark text:name="_xskb5eufzxlc"/><text:span text:style-name="T1">5.3 Biblioteka przepływów (</text:span><text:span text:style-name="T12">flows</text:span><text:span text:style-name="T1">)</text:span></text:p>
      <text:p text:style-name="P2">Przepływ = uporządkowane kroki z regułami doboru celu. <text:span text:style-name="T5">Nie przerzucamy `` do parametrów tasków</text:span> – kontekst wynika z konfiguracji i miejsc.</text:p>
      <text:p text:style-name="P2"><text:span text:style-name="T5">Schemat kroku:</text:span></text:p>
      <text:p text:style-name="Standard">{</text:p>
      <text:p text:style-name="Standard"><text:s text:c="2"/>"id": "&lt;STEP_ID&gt;",</text:p>
      <text:p text:style-name="Standard"><text:s text:c="2"/>"from": { "type": "&lt;PLACE_TYPE&gt;", "placeRef": ["&lt;PLACE_IDs&gt;"] },</text:p>
      <text:p text:style-name="Standard"><text:s text:c="2"/>"to": <text:s text:c="2"/>{ "type": "&lt;PLACE_TYPE&gt;", "placeRef": ["&lt;PLACE_IDs&gt;"] },</text:p>
      <text:p text:style-name="Standard"><text:s text:c="2"/>"targetRule": { "name": "&lt;RULE_NAME&gt;", "args": { } },</text:p>
      <text:p text:style-name="Standard"><text:s text:c="2"/>"params": ["GOODS_TYPE","SOURCE","TARGET","LINE_ID"]</text:p>
      <text:p text:style-name="Standard">}</text:p>
      <text:p text:style-name="Standard"/>
      <text:p text:style-name="P2"><text:span text:style-name="T5">Przepływy zgodne z rozdz. 3:</text:span></text:p>
      <text:p text:style-name="Standard">{</text:p>
      <text:p text:style-name="Standard"><text:s text:c="2"/>"name": "FLOW_EUR_STD",</text:p>
      <text:p text:style-name="Standard"><text:s text:c="2"/>"steps": [</text:p>
      <text:p text:style-name="Standard"><text:s text:c="4"/>{ "id": "E1_EMPTY_TO_P1", <text:s text:c="2"/>"from": {"type":"BUFFER_LANE","placeRef":["EMPTY_BUF_L1"]}, <text:s text:c="18"/>"to": {"type":"PROD_SLOT","placeRef":["PROD1_P1"]}, <text:s text:c="9"/>"targetRule": {"name":"emptyLaneByDeclaredType"}, <text:s text:c="8"/>"params": ["GOODS_TYPE","SOURCE","TARGET","LINE_ID"] },</text:p>
      <text:p text:style-name="Standard"><text:s text:c="4"/>{ "id": "E2_P3_TO_WRAP", <text:s text:c="3"/>"from": {"type":"PROD_SLOT","placeRef":["PROD1_P3","PROD2_P3"]}, <text:s text:c="12"/>"to": {"type":"WRAP_STATION","placeRef":["WRAP"]}, <text:s text:c="9"/>"targetRule": {"name":"wrapStationWithBuffer"}, <text:s text:c="10"/>"params": ["GOODS_TYPE","SOURCE","TARGET","LINE_ID"] },</text:p>
      <text:p text:style-name="Standard"><text:s text:c="4"/>{ "id": "E3_WRAP_TO_STRAP", "from": {"type":"WRAP_STATION","placeRef":["WRAP"]}, <text:s text:c="28"/>"to": {"type":"BUFFER_LANE","placeRef":["STRAP1","STRAP2"]}, "targetRule": {"name":"mapLineToStrap"}, <text:s text:c="17"/>"params": ["GOODS_TYPE","SOURCE","TARGET","LINE_ID"] },</text:p>
      <text:p text:style-name="Standard"><text:s text:c="4"/>{ "id": "E4_STRAP_TO_SHIP", "from": {"type":"BUFFER_LANE","placeRef":["STRAP1","STRAP2"]}, <text:s text:c="15"/>"to": {"type":"BUFFER_LANE","placeRef":["SHIP_BUF_L3"]}, <text:s text:c="4"/>"targetRule": {"name":"shipLaneByGoodsOrAssignEmpty"}, <text:s text:c="3"/>"params": ["GOODS_TYPE","SOURCE","TARGET","LINE_ID"] }</text:p>
      <text:p text:style-name="Standard"><text:s text:c="2"/>]</text:p>
      <text:p text:style-name="Standard">}</text:p>
      <text:p text:style-name="Standard"/>
      <text:p text:style-name="Standard">{</text:p>
      <text:p text:style-name="Standard"><text:s text:c="2"/>"name": "FLOW_BOX_STD",</text:p>
      <text:p text:style-name="Standard"><text:s text:c="2"/>"steps": [</text:p>
      <text:p text:style-name="Standard"><text:s text:c="4"/>{ "id": "B1_EMPTY_TO_P1", <text:s text:c="2"/>"from": {"type":"BUFFER_LANE","placeRef":["EMPTY_BUF_L1"]}, <text:s text:c="18"/>"to": {"type":"PROD_SLOT","placeRef":["PROD1_P1","PROD2_P1"]}, "targetRule": {"name":"emptyLaneByDeclaredType"}, <text:s text:c="6"/>"params": ["GOODS_TYPE","SOURCE","TARGET","LINE_ID"] },</text:p>
      <text:p text:style-name="Standard"><text:s text:c="4"/>{ "id": "B2_P3_TO_STRAP", <text:s text:c="2"/>"from": {"type":"PROD_SLOT","placeRef":["PROD1_P3","PROD2_P3"]}, <text:s text:c="12"/>"to": {"type":"BUFFER_LANE","placeRef":["STRAP1","STRAP2"]}, "targetRule": {"name":"mapLineToStrap"}, <text:s text:c="17"/>"params": ["GOODS_TYPE","SOURCE","TARGET","LINE_ID"] },</text:p>
      <text:p text:style-name="Standard"><text:s text:c="4"/>{ "id": "B3_STRAP_TO_SHIP", "from": {"type":"BUFFER_LANE","placeRef":["STRAP1","STRAP2"]}, <text:s text:c="15"/>"to": {"type":"BUFFER_LANE","placeRef":["SHIP_BUF_L3"]}, <text:s text:c="4"/>"targetRule": {"name":"shipLaneByGoodsOrAssignEmpty"}, <text:s text:c="3"/>"params": ["GOODS_TYPE","SOURCE","TARGET","LINE_ID"] }</text:p>
      <text:p text:style-name="Standard"><text:s text:c="2"/>]</text:p>
      <text:p text:style-name="Standard">}</text:p>
      <text:p text:style-name="Standard"/>
      <text:p text:style-name="Standard">{</text:p>
      <text:p text:style-name="Standard"><text:soft-page-break/><text:s text:c="2"/>"name": "FLOW_G_STD",</text:p>
      <text:p text:style-name="Standard"><text:s text:c="2"/>"steps": [</text:p>
      <text:p text:style-name="Standard"><text:s text:c="4"/>{ "id": "G1_GBUF_TO_PROD_G", "from": {"type":"BUFFER_LANE","placeRef":["G_BUF_L1","G_BUF_L2"]}, <text:s text:c="10"/>"to": {"type":"PROD_SLOT","placeRef":["PROD1_G1","PROD1_G2","PROD2_G1","PROD2_G2"]}, "targetRule": {"name":"gLaneByGoodsOrAssignEmpty"}, "params": ["GOODS_TYPE","SOURCE","TARGET","LINE_ID"] }</text:p>
      <text:p text:style-name="Standard"><text:s text:c="2"/>]</text:p>
      <text:p text:style-name="Standard">}</text:p>
      <text:p text:style-name="Standard"/>
      <text:p text:style-name="Standard"><draw:rect text:anchor-type="as-char" style:rel-width="100%" draw:z-index="21" draw:style-name="gr1" draw:text-style-name="P534" svg:width="0.0012in" svg:height="0.0213in"><text:p/></draw:rect></text:p>
      <text:p text:style-name="P533"><text:bookmark text:name="_4v19o37930pf"/><text:span text:style-name="T1">5.4 Mapowanie tasków (</text:span><text:span text:style-name="T12">tasks</text:span><text:span text:style-name="T1">)</text:span></text:p>
      <text:p text:style-name="P2">Minimalne parametry taska – <text:span text:style-name="T5">jak w 4.3</text:span> (<text:span text:style-name="T8">summary</text:span>) – dla łatwego programowania/testów ręcznych:</text:p>
      <text:p text:style-name="Standard">{</text:p>
      <text:p text:style-name="Standard"><text:s text:c="2"/>"bring_goods": { "rdsLabel": "bring_goods", "requiredParams": ["GOODS_TYPE","SOURCE","TARGET"], "optionalParams": ["LINE_ID"] },</text:p>
      <text:p text:style-name="Standard"><text:s text:c="2"/>"move_goods": <text:s/>{ "rdsLabel": "move_goods", <text:s/>"requiredParams": ["GOODS_TYPE","SOURCE","TARGET"], "optionalParams": ["LINE_ID"] }</text:p>
      <text:p text:style-name="Standard">}</text:p>
      <text:p text:style-name="Standard"/>
      <text:p text:style-name="P526">Brak <text:span text:style-name="T8">FLOW_NAME</text:span> w parametrach – kontekst wynika z kroku <text:span text:style-name="T8">flows</text:span> i identyfikatorów miejsc.</text:p>
      <text:p text:style-name="Standard"><draw:rect text:anchor-type="as-char" style:rel-width="100%" draw:z-index="22" draw:style-name="gr1" draw:text-style-name="P534" svg:width="0.0012in" svg:height="0.0213in"><text:p/></draw:rect></text:p>
      <text:p text:style-name="P533"><text:bookmark text:name="_6p8gf3eyz4s3"/><text:span text:style-name="T1">5.5 Reguły wyboru celu (</text:span><text:span text:style-name="T12">targetRules</text:span><text:span text:style-name="T1">)</text:span></text:p>
      <text:p text:style-name="P2">Definicje reguł determinujących wybór miejsca docelowego, z deklaracją <text:span text:style-name="T5">wejściowych potrzebnych danych</text:span> i skrótem semantyki.</text:p>
      <text:p text:style-name="Standard">[</text:p>
      <text:p text:style-name="Standard"><text:s text:c="2"/>{ "name": "emptyLaneByDeclaredType", "needs": ["GOODS_TYPE"], "desc": "Wybiera alejkę w EMPTY_BUF o typie zadeklarowanym na UI; brak autobindu" },</text:p>
      <text:p text:style-name="Standard"><text:s text:c="2"/>{ "name": "wrapStationWithBuffer", <text:s text:c="2"/>"needs": [], <text:s text:c="12"/>"desc": "Jeśli WRAP zajęta, wybierz jej bufor; inaczej samą stację" },</text:p>
      <text:p text:style-name="Standard"><text:s text:c="2"/>{ "name": "mapLineToStrap", <text:s text:c="9"/>"needs": ["LINE_ID"], <text:s text:c="3"/>"desc": "Mapuje L1→STRAP1, L2→STRAP2 (niezależnie od kroków pośrednich)" },</text:p>
      <text:p text:style-name="Standard"><text:s text:c="2"/>{ "name": "shipLaneByGoodsOrAssignEmpty", "needs": ["GOODS_TYPE"], "desc": "Jeśli istnieje lane SHIP przypisana do typu i ma wolne – wybierz ją; w p.p. przypisz pierwszą pustą lane (autobind)" },</text:p>
      <text:p text:style-name="Standard"><text:s text:c="2"/>{ "name": "gLaneByGoodsOrAssignEmpty", <text:s text:c="3"/>"needs": ["GOODS_TYPE"], "desc": "Jak wyżej, ale dla G_BUF" },</text:p>
      <text:p text:style-name="Standard"><text:s text:c="2"/>{ "name": "shipTunnelOrOverflow", <text:s text:c="8"/>"needs": [], <text:s text:c="12"/>"desc": "Jeśli tunel/stacja ma miejsce – wybierz; w p.p. skieruj na overflow przytunelowe (jeśli istnieje)" },</text:p>
      <text:p text:style-name="Standard"><text:s text:c="2"/>{ "name": "matchByGoodsType", <text:s text:c="12"/>"needs": ["GOODS_TYPE"], "desc": "Filtruje miejsca zdolne obsłużyć dany typ" }</text:p>
      <text:p text:style-name="Standard">]</text:p>
      <text:p text:style-name="Standard"/>
      <text:p text:style-name="Standard"><draw:rect text:anchor-type="as-char" style:rel-width="100%" draw:z-index="23" draw:style-name="gr1" draw:text-style-name="P534" svg:width="0.0012in" svg:height="0.0213in"><text:p/></draw:rect></text:p>
      <text:p text:style-name="P533"><text:bookmark text:name="_m9f8w3uy0lmx"/><text:span text:style-name="T1">5.6 Uprawnienia routingu ręcznego (</text:span><text:span text:style-name="T12">manualRouting</text:span><text:span text:style-name="T1">)</text:span></text:p>
      <text:p text:style-name="P2">Określa, które <text:span text:style-name="T5">cele</text:span> wolno wskazać przy <text:span text:style-name="T8">route.mode=MANUAL</text:span> dla danego źródła.</text:p>
      <text:p text:style-name="Standard">{</text:p>
      <text:p text:style-name="Standard"><text:s text:c="2"/>"PROD1_P3": ["WRAP","STRAP1","SHIP_BUF_L3"],</text:p>
      <text:p text:style-name="Standard"><text:soft-page-break/><text:s text:c="2"/>"PROD2_P3": ["STRAP2","SHIP_BUF_L3"],</text:p>
      <text:p text:style-name="Standard"><text:s text:c="2"/>"SHIP_BUF_L3": ["SHIP1"],</text:p>
      <text:p text:style-name="Standard"><text:s text:c="2"/>"WRAP": ["STRAP1","STRAP2"]</text:p>
      <text:p text:style-name="Standard">}</text:p>
      <text:p text:style-name="Standard"/>
      <text:p text:style-name="Standard"><draw:rect text:anchor-type="as-char" style:rel-width="100%" draw:z-index="24" draw:style-name="gr1" draw:text-style-name="P534" svg:width="0.0012in" svg:height="0.0213in"><text:p/></draw:rect></text:p>
      <text:p text:style-name="P533"><text:bookmark text:name="_c8w467awffe"/><text:span text:style-name="T1">5.7 Walidacje i domyślne wartości</text:span></text:p>
      <text:list xml:id="list1752495528" text:style-name="WWNum18">
        <text:list-item>
          <text:p text:style-name="P46"><text:span text:style-name="T8">places.capacity</text:span> jest źródłem prawdy pojemności lane; po zmianie typu lane (<text:span text:style-name="T8">CONTROL.content.ui.goodsTypeSelected</text:span>) OM resetuje zajętość wg 4.4.1.<text:line-break/></text:p>
        </text:list-item>
        <text:list-item>
          <text:p text:style-name="P213"><text:span text:style-name="T8">defaults.allowAutobindWhenEmpty=true</text:span> w <text:span text:style-name="T8">SHIP_BUF</text:span>/<text:span text:style-name="T8">G_BUF</text:span> – lane może być przypisana automatycznie przy pierwszym przyjęciu.<text:line-break/></text:p>
        </text:list-item>
        <text:list-item>
          <text:p text:style-name="P213">Zmiana typu lane zabroniona przy inflight (patrz 4.4.1) – Orchestrator sygnalizuje blokadę kodem w <text:span text:style-name="T8">blocked.reasons</text:span>.<text:line-break/></text:p>
        </text:list-item>
        <text:list-item>
          <text:p text:style-name="P362">Wszystkie reguły w <text:span text:style-name="T8">targetRules</text:span> są <text:span text:style-name="T5">deterministyczne</text:span> przy danych wejściowych i nie wymagają dodatkowych parametrów taska poza <text:span text:style-name="T8">GOODS_TYPE</text:span>,<text:span text:style-name="T8">SOURCE</text:span>,<text:span text:style-name="T8">TARGET</text:span> (+ opc. <text:span text:style-name="T8">LINE_ID</text:span>).<text:line-break/></text:p>
        </text:list-item>
      </text:list>
      <text:p text:style-name="Standard"/>
      <text:p text:style-name="Standard"/>
      <text:p text:style-name="Standard">—--------------</text:p>
      <text:p text:style-name="Standard"/>
      <text:p text:style-name="Standard"/>
      <text:p text:style-name="P530"><text:bookmark text:name="_8ict8dt4cvm0"/><text:span text:style-name="T16">Specyfikacja RDS — Wersja Bazowa (1‑WS: UI+Occupancy w jednym module)</text:span></text:p>
      <text:p text:style-name="P2"><text:span text:style-name="T5">Status:</text:span> baza projektu • <text:span text:style-name="T5">Data:</text:span> 2025‑10‑14 • <text:span text:style-name="T5">Model danych:</text:span> <text:span text:style-name="T6">1‑WS (one worksite per place)</text:span></text:p>
      <text:p text:style-name="P533"><text:bookmark text:name="_er17shh49bm8"/><text:span text:style-name="T1">0. Cel i zakres</text:span></text:p>
      <text:p text:style-name="P2">Celem dokumentu jest zdefiniowanie kompletnej, implementowalnej specyfikacji RDS dla zakładu produkcyjnego z AGV w wariancie <text:span text:style-name="T5">1‑WS</text:span> (UI+Occupancy w jednym module, jeden worksite na miejsce <text:span text:style-name="T8">&lt;PLACE&gt;</text:span>). Dokument jest <text:span text:style-name="T5">źródłem prawdy</text:span>: obejmuje encje i model danych, <text:span text:style-name="T8">status_description</text:span> oraz mapowanie do UI (<text:span text:style-name="T8">tags.runtime</text:span>), przepływy i reguły <text:span text:style-name="T8">targetRules</text:span> (z zasadami tie‑breaker), konfigurację <text:span text:style-name="T8">goods/places</text:span>, uprawnienia <text:span text:style-name="T8">manualRouting</text:span> (push/pull), słownik kodów i błędów, przykładowe payloady oraz zasady jakości danych i testowania.</text:p>
      <text:p text:style-name="Standard"><draw:rect text:anchor-type="as-char" style:rel-width="100%" draw:z-index="25" draw:style-name="gr1" draw:text-style-name="P534" svg:width="0.0012in" svg:height="0.0213in"><text:p/></draw:rect></text:p>
      <text:p text:style-name="P533"><text:bookmark text:name="_oc7ngpwxi96f"/><text:span text:style-name="T1">1. Architektura logiczna</text:span></text:p>
      <text:list xml:id="list2882322099" text:style-name="WWNum185">
        <text:list-item>
          <text:p text:style-name="P47"><text:span text:style-name="T5">Place</text:span> — logiczne miejsce procesu (np. <text:span text:style-name="T8">EMPTY_BUF_L1</text:span>, <text:span text:style-name="T8">PROD1_P3</text:span>, <text:span text:style-name="T8">WRAP</text:span>, <text:span text:style-name="T8">STRAP1</text:span>, <text:span text:style-name="T8">SHIP_BUF_L3</text:span>, <text:span text:style-name="T8">G_BUF_L1</text:span>). Każde <text:span text:style-name="T5">ma jeden worksite</text:span> o identyfikatorze równym <text:span text:style-name="T8">placeId</text:span>.</text:p>
        </text:list-item>
        <text:list-item>
          <text:p text:style-name="P214"><text:span text:style-name="T5">Worksite </text:span><text:span text:style-name="T9">&lt;PLACE&gt;</text:span> — posiada dwa zbiory danych:</text:p>
          <text:list>
            <text:list-item>
              <text:p text:style-name="P502"><text:span text:style-name="T8">content</text:span> — <text:span text:style-name="T5">źródło prawdy</text:span>: UI (intencje, tryb routingu, deklaracje), pojemność, zajętość, widoki pochodne.</text:p>
            </text:list-item>
            <text:list-item>
              <text:p text:style-name="P502"><text:span text:style-name="T8">tags</text:span> — <text:span text:style-name="T5">prezentacja</text:span> decyzji i runtime z Orchestratora (stany, podsumowania, powody blokad, telemetria zadań).</text:p>
            </text:list-item>
          </text:list>
        </text:list-item>
        <text:list-item>
          <text:p text:style-name="P363"><text:span text:style-name="T5">Task</text:span> — instancja zlecenia transportowego w RDS; runtime w <text:span text:style-name="T8">status_description</text:span>.</text:p>
        </text:list-item>
      </text:list>
      <text:p text:style-name="P2"><text:span text:style-name="T5">Mini‑sekcja: </text:span><text:span text:style-name="T9">status_description<text:line-break/></text:span>Zawiera minimalny stan runtime zadania publikowany przez RDS i wykorzystywany do prezentacji w <text:span text:style-name="T8">tags.runtime</text:span> oraz do wyprowadzania stanów <text:span text:style-name="T8">display</text:span>.</text:p>
      <text:p text:style-name="P2"><text:span text:style-name="T5">Pola minimalne:</text:span></text:p>
      <text:p text:style-name="Standard">{</text:p>
      <text:p text:style-name="Standard"><text:s text:c="2"/>"canInterruptSafely": true,</text:p>
      <text:p text:style-name="Standard"><text:s text:c="2"/>"phase": "ENROUTE|AT_SOURCE|LOADED|ENROUTE_TO_TARGET|AT_TARGET",</text:p>
      <text:p text:style-name="Standard"><text:s text:c="2"/>"hints": ["&lt;opcjonalnie&gt;"]</text:p>
      <text:p text:style-name="Standard"><text:soft-page-break/>}</text:p>
      <text:p text:style-name="P2"><text:span text:style-name="T5">Mapowanie do UI:</text:span></text:p>
      <text:list xml:id="list2585024482" text:style-name="WWNum112">
        <text:list-item>
          <text:p text:style-name="P48"><text:span text:style-name="T8">tags.runtime.canCancelSafely = status_description.canInterruptSafely</text:span></text:p>
        </text:list-item>
        <text:list-item>
          <text:p text:style-name="P215"><text:span text:style-name="T8">tags.runtime.phase = status_description.phase</text:span></text:p>
        </text:list-item>
        <text:list-item>
          <text:p text:style-name="P364"><text:span text:style-name="T8">display.state</text:span>: gdy istnieje aktywne zadanie → <text:span text:style-name="T8">ACTIVE</text:span>; gdy zadanie w kolejce → <text:span text:style-name="T8">QUEUED</text:span>; w przeciwnym razie <text:span text:style-name="T8">NONE</text:span>/<text:span text:style-name="T8">BLOCKED</text:span> zgodnie z decyzją Orchestratora.<text:line-break/><text:span text:style-name="T6">(Opcjonalnie w przyszłości: </text:span><text:span text:style-name="T11">display.substate = ACTIVE_CANCELABLE|ACTIVE_COMMITTED</text:span><text:span text:style-name="T6"> zależnie od </text:span><text:span text:style-name="T11">canInterruptSafely</text:span><text:span text:style-name="T6">.)</text:span></text:p>
        </text:list-item>
      </text:list>
      <text:p text:style-name="P2"><text:span text:style-name="T5">Zasady globalne:</text:span></text:p>
      <text:list xml:id="list3556364414" text:style-name="WWNum96">
        <text:list-item>
          <text:p text:style-name="P49"><text:span text:style-name="T5">Deterministyczność reguł</text:span>: dla danych wejściowych (<text:span text:style-name="T8">GOODS_TYPE</text:span>, <text:span text:style-name="T8">LINE_ID</text:span>, <text:span text:style-name="T8">ui.intents</text:span>, pojemność/okna) wybór celu jest deterministyczny.</text:p>
        </text:list-item>
        <text:list-item>
          <text:p text:style-name="P216"><text:span text:style-name="T5">Czasy:</text:span> wszystkie znaczniki czasu w ISO‑8601 (UTC, sufiks <text:span text:style-name="T8">Z</text:span>).</text:p>
        </text:list-item>
        <text:list-item>
          <text:p text:style-name="P365"><text:span text:style-name="T5">Enumy:</text:span> <text:span text:style-name="T8">route.mode = AUTO|MANUAL</text:span>, <text:span text:style-name="T8">releaseKind = auto|ship|waste</text:span> (wartości lowercase), <text:span text:style-name="T8">runtime.phase = ENROUTE|AT_SOURCE|LOADED|ENROUTE_TO_TARGET|AT_TARGET</text:span>.</text:p>
        </text:list-item>
      </text:list>
      <text:p text:style-name="Standard"><draw:rect text:anchor-type="as-char" style:rel-width="100%" draw:z-index="26" draw:style-name="gr1" draw:text-style-name="P534" svg:width="0.0012in" svg:height="0.0213in"><text:p/></draw:rect></text:p>
      <text:p text:style-name="P533"><text:bookmark text:name="_d2x397r4eiuo"/><text:span text:style-name="T1">2. Przykład referencyjny (proces)</text:span></text:p>
      <text:p text:style-name="P531"><text:bookmark text:name="_jvra5hfl2gag"/><text:span text:style-name="T2">2.1 Typy towarów</text:span></text:p>
      <text:list xml:id="list4275557345" text:style-name="WWNum177">
        <text:list-item>
          <text:p text:style-name="P50"><text:span text:style-name="T8">EUR_PAL</text:span> — paleta EUR (stack do 3).</text:p>
        </text:list-item>
        <text:list-item>
          <text:p text:style-name="P217"><text:span text:style-name="T8">BOX</text:span> — skrzynia (stack do 2).</text:p>
        </text:list-item>
        <text:list-item>
          <text:p text:style-name="P366"><text:span text:style-name="T8">G_A</text:span>, <text:span text:style-name="T8">G_B</text:span> — materiały „G” (stack typowo 1–2 w zależności od wpisu goods).</text:p>
        </text:list-item>
      </text:list>
      <text:p text:style-name="P531"><text:bookmark text:name="_vpx0cnssn9ma"/><text:span text:style-name="T2">2.2 Miejsca procesu</text:span></text:p>
      <text:p text:style-name="P2"><text:span text:style-name="T8">EMPTY_BUF_L*</text:span> (źródło pustych), <text:span text:style-name="T8">PROD*_P1</text:span> (wejście), <text:span text:style-name="T8">PROD*_P3</text:span> (wyjście), <text:span text:style-name="T8">PROD*_G*</text:span> (gniazda G), <text:span text:style-name="T8">WRAP</text:span> (owijarka z buforem), <text:span text:style-name="T8">STRAP1/2</text:span> (spinanie), <text:span text:style-name="T8">SHIP_BUF_L*</text:span> (bufor wysyłki), <text:span text:style-name="T8">SHIP1</text:span> (stacja wysyłkowa), <text:span text:style-name="T8">WASTE_BUF_L*</text:span> (odpad).</text:p>
      <text:p text:style-name="P531"><text:bookmark text:name="_6k0k6rvakh9"/><text:span text:style-name="T2">2.3 Polityka lane (autobind)</text:span></text:p>
      <text:list xml:id="list4204933617" text:style-name="WWNum36">
        <text:list-item>
          <text:p text:style-name="P51"><text:span text:style-name="T5">EMPTY_BUF</text:span> — <text:span text:style-name="T8">allowAutobindWhenEmpty=false</text:span> (typ lane tylko ręcznie deklarowany; brak autobindu).</text:p>
        </text:list-item>
        <text:list-item>
          <text:p text:style-name="P367"><text:span text:style-name="T5">G_BUF / SHIP_BUF</text:span> — <text:span text:style-name="T8">allowAutobindWhenEmpty=true</text:span> (pierwsze przyjęcie przypisuje typ do całkowitego opróżnienia lane).</text:p>
        </text:list-item>
      </text:list>
      <text:p text:style-name="P531"><text:bookmark text:name="_3ynkkp6zvtfl"/><text:span text:style-name="T2">2.4 Przepływy (skrót)</text:span></text:p>
      <text:list xml:id="list2397766152" text:style-name="WWNum148">
        <text:list-item>
          <text:p text:style-name="P52"><text:span text:style-name="T5">EUR_PAL:</text:span> <text:span text:style-name="T8">EMPTY_BUF → PROD_P1</text:span> (<text:span text:style-name="T6">pull</text:span>), następnie <text:span text:style-name="T8">PROD_P3 → WRAP → STRAP(line) → SHIP_BUF → SALES</text:span> (<text:span text:style-name="T6">push</text:span>).</text:p>
        </text:list-item>
        <text:list-item>
          <text:p text:style-name="P218"><text:span text:style-name="T5">BOX:</text:span> <text:span text:style-name="T8">EMPTY_BUF → PROD_P1</text:span> (<text:span text:style-name="T6">pull</text:span>), następnie <text:span text:style-name="T8">PROD_P3 → STRAP(line) → SHIP_BUF → SALES</text:span> (<text:span text:style-name="T6">push</text:span>).</text:p>
        </text:list-item>
        <text:list-item>
          <text:p text:style-name="P368"><text:span text:style-name="T5">G_A/G_B:</text:span> <text:span text:style-name="T8">G_BUF → PROD_G</text:span> (<text:span text:style-name="T6">pull</text:span> z produkcji; G_BUF to zawsze <text:span text:style-name="T5">źródło</text:span>).</text:p>
        </text:list-item>
      </text:list>
      <text:p text:style-name="P531"><text:bookmark text:name="_o4ef4sf0hbk4"/><text:span text:style-name="T2">2.5 Scenariusz testowy</text:span></text:p>
      <text:list xml:id="list2494919576" text:style-name="WWNum113">
        <text:list-item>
          <text:p text:style-name="P53"><text:span text:style-name="T8">PROD1_P1.ui.intents.accept=true</text:span> + <text:span text:style-name="T8">goodsTypeSelected=EUR_PAL</text:span> → <text:span text:style-name="T8">EMPTY_BUF</text:span> wydaje pustą paletę.</text:p>
        </text:list-item>
        <text:list-item>
          <text:p text:style-name="P219"><text:span text:style-name="T8">PROD1_P3.ui.intents.release=true</text:span> + <text:span text:style-name="T8">releaseKind=auto</text:span> → <text:span text:style-name="T8">WRAP</text:span> (albo bufor WRAP gdy zajęta).</text:p>
        </text:list-item>
        <text:list-item>
          <text:p text:style-name="P369"><text:span text:style-name="T8">WRAP → STRAP1</text:span> (mapowanie linii), potem <text:span text:style-name="T8">STRAP1 → SHIP_BUF</text:span> (lane wg typu/autobindu), a na końcu wywóz <text:span text:style-name="T8">SHIP_BUF → SHIP1</text:span> (<text:span text:style-name="T8">releaseKind=ship</text:span>).</text:p>
        </text:list-item>
      </text:list>
      <text:p text:style-name="Standard"><draw:rect text:anchor-type="as-char" style:rel-width="100%" draw:z-index="27" draw:style-name="gr1" draw:text-style-name="P534" svg:width="0.0012in" svg:height="0.0213in"><text:p/></draw:rect></text:p>
      <text:p text:style-name="P533"><text:bookmark text:name="_632xngbgpwpj"/><text:span text:style-name="T1">3. Model danych (1‑WS)</text:span></text:p>
      <text:p text:style-name="P531"><text:bookmark text:name="_3s46dxz8u000"/><text:span text:style-name="T2">3.1 </text:span><text:span text:style-name="T13">&lt;PLACE&gt;.content</text:span><text:span text:style-name="T2"> — UI + Occupancy</text:span></text:p>
      <text:p text:style-name="Standard">{</text:p>
      <text:p text:style-name="Standard"><text:s text:c="2"/>"placeId": "&lt;PLACE_ID&gt;",</text:p>
      <text:p text:style-name="Standard"><text:soft-page-break/><text:s text:c="2"/>"ts": "&lt;ISO8601&gt;",</text:p>
      <text:p text:style-name="Standard"><text:s text:c="2"/>"ui": {</text:p>
      <text:p text:style-name="Standard"><text:s text:c="4"/>"goodsTypeSelected": "&lt;TYPE|null&gt;",</text:p>
      <text:p text:style-name="Standard"><text:s text:c="4"/>"route": { "mode": "AUTO|MANUAL", "manualTarget": "&lt;PLACE_ID|null&gt;",</text:p>
      <text:p text:style-name="Standard"><text:s text:c="4"/>"manualSource": "&lt;PLACE_ID|null&gt;" },</text:p>
      <text:p text:style-name="Standard"><text:s text:c="4"/>"intents": { "accept": false, "release": false },</text:p>
      <text:p text:style-name="Standard"><text:s text:c="4"/>"lanePolicy": { "allowAutobindWhenEmpty": false, "declaredTypeEditable": true },</text:p>
      <text:p text:style-name="Standard"><text:s text:c="4"/>"releaseKind": "auto|ship|waste|null"</text:p>
      <text:p text:style-name="Standard"><text:s text:c="2"/>},</text:p>
      <text:p text:style-name="Standard"><text:s text:c="2"/>"capacity": { "depth": 0, "maxStack": 0 },</text:p>
      <text:p text:style-name="Standard"><text:s text:c="2"/>"state": {</text:p>
      <text:p text:style-name="Standard"><text:s text:c="4"/>"goodsTypeCurrent": "&lt;TYPE|null&gt;",</text:p>
      <text:p text:style-name="Standard"><text:s text:c="4"/>"stackHeights": [0],</text:p>
      <text:p text:style-name="Standard"><text:s text:c="4"/>"acceptWindow": <text:s/>{ "enabled": true, <text:s/>"reason": null },</text:p>
      <text:p text:style-name="Standard"><text:s text:c="4"/>"releaseWindow": { "enabled": true, <text:s/>"reason": null }</text:p>
      <text:p text:style-name="Standard"><text:s text:c="2"/>},</text:p>
      <text:p text:style-name="Standard"><text:s text:c="2"/>"locks": { "blocked": false, "blockedReason": null },</text:p>
      <text:p text:style-name="Standard"><text:s text:c="2"/>"view": {</text:p>
      <text:p text:style-name="Standard"><text:s text:c="4"/>"totalSlots": 0,</text:p>
      <text:p text:style-name="Standard"><text:s text:c="4"/>"occupiedSlots": 0,</text:p>
      <text:p text:style-name="Standard"><text:s text:c="4"/>"freeSlots": 0,</text:p>
      <text:p text:style-name="Standard"><text:s text:c="4"/>"inflightInbound": 0,</text:p>
      <text:p text:style-name="Standard"><text:s text:c="4"/>"inflightOutbound": 0</text:p>
      <text:p text:style-name="Standard"><text:s text:c="2"/>},</text:p>
      <text:p text:style-name="Standard"><text:s text:c="2"/>"stale": false,</text:p>
      <text:p text:style-name="Standard"><text:s text:c="2"/>"errors": []</text:p>
      <text:p text:style-name="Standard">}</text:p>
      <text:p text:style-name="P2"><text:span text:style-name="T5">Semantyka kluczowa:</text:span></text:p>
      <text:list xml:id="list3758695766" text:style-name="WWNum9">
        <text:list-item>
          <text:p text:style-name="P54"><text:span text:style-name="T8">ui.*</text:span> — decyzje operatora.</text:p>
        </text:list-item>
        <text:list-item>
          <text:p text:style-name="P220"><text:span text:style-name="T8">capacity</text:span> — pojemność wg konfiguracji <text:span text:style-name="T8">places</text:span>, utrzymywana lokalnie dla spójnego obrazu.</text:p>
        </text:list-item>
        <text:list-item>
          <text:p text:style-name="P220"><text:span text:style-name="T8">state</text:span> — faktyczny typ lane i zajętość; <text:span text:style-name="T5">okna</text:span> przyjęć/wydań są lustrzane wobec <text:span text:style-name="T8">ui.intents</text:span>.</text:p>
        </text:list-item>
        <text:list-item>
          <text:p text:style-name="P370"><text:span text:style-name="T8">view.*</text:span> — wartości pochodne.</text:p>
        </text:list-item>
      </text:list>
      <text:p text:style-name="P2"><text:span text:style-name="T5">Wzory </text:span><text:span text:style-name="T9">view.*</text:span><text:span text:style-name="T5">:</text:span></text:p>
      <text:list xml:id="list2575568939" text:style-name="WWNum32">
        <text:list-item>
          <text:p text:style-name="P55"><text:soft-page-break/><text:span text:style-name="T8">totalSlots = capacity.depth × capacity.maxStack</text:span></text:p>
        </text:list-item>
        <text:list-item>
          <text:p text:style-name="P221"><text:span text:style-name="T8">occupiedSlots = sum(state.stackHeights)</text:span></text:p>
        </text:list-item>
        <text:list-item>
          <text:p text:style-name="P371"><text:span text:style-name="T8">freeSlots = totalSlots - occupiedSlots</text:span></text:p>
        </text:list-item>
      </text:list>
      <text:p text:style-name="P531"><text:bookmark text:name="_9yiivk64ecdx"/><text:span text:style-name="T2">3.2 Zasady aktualizacji (moduł 1‑WS)</text:span></text:p>
      <text:list xml:id="list2953826725" text:style-name="WWNum95">
        <text:list-item>
          <text:p text:style-name="P56"><text:span text:style-name="T5">Intencje → okna:<text:line-break/></text:span><text:span text:style-name="T8">state.acceptWindow.enabled = ui.intents.accept</text:span> • <text:span text:style-name="T8">state.releaseWindow.enabled = ui.intents.release</text:span>.</text:p>
        </text:list-item>
        <text:list-item>
          <text:p text:style-name="P222"><text:span text:style-name="T5">Zmiana typu lane (</text:span><text:span text:style-name="T9">ui.goodsTypeSelected</text:span><text:span text:style-name="T5">) ⇒ RESET_ON_TYPE_CHANGE:</text:span></text:p>
          <text:list>
            <text:list-item>
              <text:p text:style-name="P503">wczytaj pojemność z <text:span text:style-name="T8">places</text:span> (dla danego typu),</text:p>
            </text:list-item>
            <text:list-item>
              <text:p text:style-name="P503">ustaw <text:span text:style-name="T8">state.goodsTypeCurrent = ui.goodsTypeSelected</text:span>,</text:p>
            </text:list-item>
            <text:list-item>
              <text:p text:style-name="P503">zresetuj <text:span text:style-name="T8">state.stackHeights</text:span> do <text:span text:style-name="T8">[0,…]</text:span> (dł. = <text:span text:style-name="T8">capacity.depth</text:span>).</text:p>
            </text:list-item>
          </text:list>
        </text:list-item>
        <text:list-item>
          <text:p text:style-name="P222"><text:span text:style-name="T5">Inflight safety:</text:span> jeśli <text:span text:style-name="T8">view.inflightInbound&gt;0</text:span> <text:span text:style-name="T5">lub</text:span> <text:span text:style-name="T8">view.inflightOutbound&gt;0</text:span> — odrzuć zmianę typu/pojemności/stacków (<text:span text:style-name="T8">errors += OCCUPANCY_EDIT_CONFLICT_INFLIGHT</text:span>).</text:p>
        </text:list-item>
        <text:list-item>
          <text:p text:style-name="P372"><text:span text:style-name="T5">Edycja zajętości:</text:span> UI edytuje <text:span text:style-name="T8">state.stackHeights</text:span> bez pośredniego <text:span text:style-name="T8">occupancyEdit</text:span>; moduł 1‑WS waliduje zakres i długości.</text:p>
        </text:list-item>
      </text:list>
      <text:p text:style-name="P531"><text:bookmark text:name="_spnelhyb027w"/><text:span text:style-name="T2">3.3 </text:span><text:span text:style-name="T13">&lt;PLACE&gt;.tags</text:span><text:span text:style-name="T2"> — prezentacja decyzji i runtime</text:span></text:p>
      <text:p text:style-name="Standard">{</text:p>
      <text:p text:style-name="Standard"><text:s text:c="2"/>"computedAt": "&lt;ISO8601&gt;",</text:p>
      <text:p text:style-name="Standard"><text:s text:c="2"/>"display": { "state": "NONE|BLOCKED|QUEUED|ACTIVE" },</text:p>
      <text:p text:style-name="Standard"><text:s text:c="2"/>"summary": { "GOODS_TYPE": "&lt;TYPE&gt;", "SOURCE": "&lt;PLACE_ID&gt;", "TARGET": "&lt;PLACE_ID&gt;", "LINE_ID": "L1|L2|null" },</text:p>
      <text:p text:style-name="Standard"><text:s text:c="2"/>"blocked": { "reasons": ["&lt;CODES&gt;"] },</text:p>
      <text:p text:style-name="Standard"><text:s text:c="2"/>"runtime": { "agvAssigned": true, "canCancelSafely": true, "phase": "ENROUTE|AT_SOURCE|LOADED|ENROUTE_TO_TARGET|AT_TARGET" },</text:p>
      <text:p text:style-name="Standard"><text:s text:c="2"/>"decision": { "taskRecordId": "&lt;id|null&gt;", "at": "&lt;ISO8601&gt;", "result": "OK|ERROR" }</text:p>
      <text:p text:style-name="Standard">}</text:p>
      <text:p text:style-name="P526"><text:span text:style-name="T5">Rozszerzenie opcjonalne (na przyszłość):</text:span> <text:span text:style-name="T8">display.substate = ACTIVE_CANCELABLE|ACTIVE_COMMITTED</text:span> — obecnie nieaktywne.</text:p>
      <text:p text:style-name="P531"><text:bookmark text:name="_1o0gea3ufspy"/><text:span text:style-name="T2">3.4 Testowalność i idempotencja</text:span></text:p>
      <text:list xml:id="list922072413" text:style-name="WWNum157">
        <text:list-item>
          <text:p text:style-name="P57"><text:span text:style-name="T8">display.state=BLOCKED</text:span> ⇒ <text:span text:style-name="T8">blocked.reasons[]</text:span> <text:span text:style-name="T6">obowiązkowo</text:span> wskazuje przyczynę.</text:p>
        </text:list-item>
        <text:list-item>
          <text:p text:style-name="P223"><text:span text:style-name="T8">display.state=QUEUED|ACTIVE</text:span> ⇒ <text:span text:style-name="T8">summary</text:span> zawiera tylko: <text:span text:style-name="T8">GOODS_TYPE</text:span>, <text:span text:style-name="T8">SOURCE</text:span>, <text:span text:style-name="T8">TARGET</text:span>, <text:span text:style-name="T8">LINE_ID</text:span>.</text:p>
        </text:list-item>
        <text:list-item>
          <text:p text:style-name="P223">Orchestrator <text:span text:style-name="T5">nie tworzy duplikatów</text:span>: sprawdza brak aktywnego/QUEUED z identycznym <text:span text:style-name="T8">GOODS_TYPE/SOURCE/TARGET</text:span> (+/‑ <text:span text:style-name="T8">LINE_ID</text:span>).</text:p>
        </text:list-item>
        <text:list-item>
          <text:p text:style-name="P373">Zapisy w <text:span text:style-name="T8">tags</text:span> są <text:span text:style-name="T5">idempotentne</text:span>.</text:p>
        </text:list-item>
      </text:list>
      <text:p text:style-name="P531"><text:bookmark text:name="_ugwgenwnbw5k"/><text:span text:style-name="T2">3.5 Słownik kodów (blokady/anomalie)</text:span></text:p>
      <text:p text:style-name="P2"><text:span text:style-name="T5">Blokady routingu / warunków:</text:span></text:p>
      <text:list xml:id="list19512285" text:style-name="WWNum158">
        <text:list-item>
          <text:p text:style-name="P58"><text:span text:style-name="T8">NO_LANE_FOR_TYPE</text:span>, <text:span text:style-name="T8">LANE_NOT_RELEASE</text:span>, <text:span text:style-name="T8">DEST_BLOCKED</text:span>, <text:span text:style-name="T8">DEST_NO_ACCEPT</text:span>, <text:span text:style-name="T8">NO_FREE_CAPACITY</text:span>,</text:p>
        </text:list-item>
        <text:list-item>
          <text:p text:style-name="P224"><text:span text:style-name="T8">TUNNEL_FULL</text:span>, <text:span text:style-name="T8">OVERFLOW_FULL</text:span>, <text:span text:style-name="T8">SHIP_OVERFLOW</text:span>, <text:span text:style-name="T8">WRAP_BUSY</text:span>,</text:p>
        </text:list-item>
        <text:list-item>
          <text:p text:style-name="P224"><text:span text:style-name="T8">OCCUPANCY_EDIT_INVALID_CAPACITY</text:span>, <text:span text:style-name="T8">OCCUPANCY_EDIT_CONFLICT_INFLIGHT</text:span>, <text:span text:style-name="T8">OCCUPANCY_EDIT_OUT_OF_RANGE</text:span>,</text:p>
        </text:list-item>
        <text:list-item>
          <text:p text:style-name="P224"><text:span text:style-name="T8">MANUAL_SOURCE_NOT_ALLOWED</text:span>, <text:span text:style-name="T8">MANUAL_TARGET_NOT_ALLOWED</text:span>, <text:span text:style-name="T8">MANUAL_SOURCE_UNAVAILABLE</text:span>, <text:span text:style-name="T8">MANUAL_TARGET_UNAVAILABLE</text:span>,</text:p>
        </text:list-item>
        <text:list-item>
          <text:p text:style-name="P374"><text:span text:style-name="T8">TYPE_MISMATCH</text:span>, <text:span text:style-name="T8">TYPE_REQUIRED</text:span>, <text:span text:style-name="T8">AMBIGUOUS_INTENT</text:span>.</text:p>
        </text:list-item>
      </text:list>
      <text:p text:style-name="P2"><text:soft-page-break/><text:span text:style-name="T5">Skróty/anomalie danych:</text:span></text:p>
      <text:list xml:id="list3053386651" text:style-name="WWNum84">
        <text:list-item>
          <text:p text:style-name="P491"><text:span text:style-name="T8">OCCUPANCY_RESET_ON_TYPE_CHANGE</text:span> — typ lane zmieniony → reset zajętości.</text:p>
        </text:list-item>
      </text:list>
      <text:p text:style-name="Standard"><draw:rect text:anchor-type="as-char" style:rel-width="100%" draw:z-index="28" draw:style-name="gr1" draw:text-style-name="P534" svg:width="0.0012in" svg:height="0.0213in"><text:p/></draw:rect></text:p>
      <text:p text:style-name="P533"><text:bookmark text:name="_f59n3b3deuv9"/><text:span text:style-name="T1">4. Mapowanie interakcji UI → zachowania</text:span></text:p>
      <text:list xml:id="list2935207021" text:style-name="WWNum159">
        <text:list-item>
          <text:p text:style-name="P59"><text:span text:style-name="T5">PROD*_P1 (pull pustych):</text:span> operator wybiera <text:span text:style-name="T8">ui.goodsTypeSelected</text:span> i ustawia <text:span text:style-name="T8">ui.intents.accept=true</text:span>. Cel dobiera reguła <text:span text:style-name="T8">emptyLaneByDeclaredType</text:span> na <text:span text:style-name="T8">EMPTY_BUF</text:span>.</text:p>
        </text:list-item>
        <text:list-item>
          <text:p text:style-name="P225"><text:span text:style-name="T5">PROD*_P3 (push gotowego):</text:span> operator ustawia <text:span text:style-name="T8">ui.intents.release=true</text:span> (<text:span text:style-name="T8">releaseKind=auto|waste|ship</text:span>); w <text:span text:style-name="T8">AUTO</text:span> dla <text:span text:style-name="T8">EUR_PAL</text:span> krok <text:span text:style-name="T8">→ WRAP</text:span> jest obowiązkowy.</text:p>
        </text:list-item>
        <text:list-item>
          <text:p text:style-name="P225"><text:span text:style-name="T5">PROD</text:span><text:span text:style-name="T7">_G</text:span><text:span text:style-name="T5"> (pull G):</text:span> <text:span text:style-name="T8">ui.goodsTypeSelected = G_A|G_B</text:span> + <text:span text:style-name="T8">accept=true</text:span> tworzy żądanie z <text:span text:style-name="T8">G_BUF</text:span> lane zgodnym typem.</text:p>
        </text:list-item>
        <text:list-item>
          <text:p text:style-name="P225"><text:span text:style-name="T6">EMPTY_BUF_L (źródło ręczne):</text:span>* <text:span text:style-name="T8">allowAutobindWhenEmpty=false</text:span>; typ lane deklarowany ręcznie; zwykle <text:span text:style-name="T8">ui.intents.release=true</text:span>.</text:p>
        </text:list-item>
        <text:list-item>
          <text:p text:style-name="P225"><text:span text:style-name="T6">G_BUF_L (źródło G):</text:span>* <text:span text:style-name="T8">allowAutobindWhenEmpty=true</text:span>; zwykle <text:span text:style-name="T8">release=true</text:span>; brak <text:span text:style-name="T8">accept=true</text:span>.</text:p>
        </text:list-item>
        <text:list-item>
          <text:p text:style-name="P375"><text:span text:style-name="T6">SHIP_BUF_L:</text:span>* wielotypowość per alejka (autobind); <text:span text:style-name="T8">accept</text:span> sterowalne per alejka; wywóz przez <text:span text:style-name="T8">release=true</text:span> + <text:span text:style-name="T8">releaseKind=ship</text:span>.</text:p>
        </text:list-item>
      </text:list>
      <text:p text:style-name="P531"><text:bookmark text:name="_qdyhpdxec8ag"/><text:span text:style-name="T2">4.1 Tryb MANUAL — przywóz (pull) i wywóz (push)</text:span></text:p>
      <text:p text:style-name="P2"><text:span text:style-name="T5">Pull (manualSource):</text:span></text:p>
      <text:list xml:id="list2813492732" text:style-name="WWNum53">
        <text:list-item>
          <text:p text:style-name="P60">Ustaw na <text:span text:style-name="T5">miejscu docelowym</text:span> <text:span text:style-name="T8">ui.intents.accept=true</text:span>, <text:span text:style-name="T8">ui.route.mode=MANUAL</text:span>, <text:span text:style-name="T8">ui.route.manualSource="&lt;PLACE&gt;"</text:span>.</text:p>
        </text:list-item>
        <text:list-item>
          <text:p text:style-name="P226">Orchestrator tworzy task <text:span text:style-name="T8">manualSource → DEST</text:span> <text:span text:style-name="T5">z pominięciem targetRules</text:span>, ale z pełną walidacją:</text:p>
          <text:list>
            <text:list-item>
              <text:p text:style-name="P504"><text:span text:style-name="T8">manualSource</text:span> musi być dozwolony w <text:span text:style-name="T8">manualRouting.pull[DEST]</text:span>.</text:p>
            </text:list-item>
            <text:list-item>
              <text:p text:style-name="P504"><text:span text:style-name="T8">DEST.view.freeSlots&gt;0</text:span> oraz <text:span text:style-name="T8">DEST.state.acceptWindow.enabled=true</text:span>.</text:p>
            </text:list-item>
            <text:list-item>
              <text:p text:style-name="P504"><text:span text:style-name="T8">manualSource.state.releaseWindow.enabled=true</text:span>.</text:p>
            </text:list-item>
            <text:list-item>
              <text:p text:style-name="P504">Zgodność typu: <text:span text:style-name="T8">GOODS_TYPE = DEST.ui.goodsTypeSelected ?? manualSource.state.goodsTypeCurrent</text:span>; brak typu → <text:span text:style-name="T8">TYPE_REQUIRED</text:span>; niezgodność → <text:span text:style-name="T8">TYPE_MISMATCH</text:span>.</text:p>
            </text:list-item>
            <text:list-item>
              <text:p text:style-name="P517">Jeśli <text:span text:style-name="T8">DEST</text:span> to lane z <text:span text:style-name="T8">allowAutobindWhenEmpty=true</text:span> i jest puste, dopuszczalne jest przypisanie typu przez <text:span text:style-name="T5">autobind</text:span>.</text:p>
            </text:list-item>
          </text:list>
        </text:list-item>
      </text:list>
      <text:p text:style-name="P2"><text:span text:style-name="T5">Push (manualTarget):</text:span></text:p>
      <text:list xml:id="list1184506555" text:style-name="WWNum8">
        <text:list-item>
          <text:p text:style-name="P61">Ustaw na <text:span text:style-name="T5">miejscu źródłowym</text:span> <text:span text:style-name="T8">ui.intents.release=true</text:span>, <text:span text:style-name="T8">ui.route.mode=MANUAL</text:span>, <text:span text:style-name="T8">ui.route.manualTarget="&lt;PLACE&gt;"</text:span>.</text:p>
        </text:list-item>
        <text:list-item>
          <text:p text:style-name="P227">Orchestrator tworzy task <text:span text:style-name="T8">SOURCE → manualTarget</text:span> <text:span text:style-name="T5">z pominięciem targetRules</text:span>, po walidacji:</text:p>
          <text:list>
            <text:list-item>
              <text:p text:style-name="P505"><text:span text:style-name="T8">manualTarget</text:span> musi być dozwolony w <text:span text:style-name="T8">manualRouting.push[SOURCE]</text:span>.</text:p>
            </text:list-item>
            <text:list-item>
              <text:p text:style-name="P505"><text:span text:style-name="T8">manualTarget.state.acceptWindow.enabled=true</text:span> i <text:span text:style-name="T8">manualTarget.view.freeSlots&gt;0</text:span>.</text:p>
            </text:list-item>
            <text:list-item>
              <text:p text:style-name="P505"><text:span text:style-name="T8">SOURCE.state.releaseWindow.enabled=true</text:span>.</text:p>
            </text:list-item>
            <text:list-item>
              <text:p text:style-name="P505">Zgodność typu: <text:span text:style-name="T8">GOODS_TYPE = SOURCE.ui.goodsTypeSelected ?? SOURCE.state.goodsTypeCurrent</text:span>; niezgodność → <text:span text:style-name="T8">TYPE_MISMATCH</text:span>.</text:p>
            </text:list-item>
            <text:list-item>
              <text:p text:style-name="P518">Jeżeli <text:span text:style-name="T8">manualTarget</text:span> ma <text:span text:style-name="T8">allowAutobindWhenEmpty=true</text:span> i jest puste, można przypisać typ przez <text:span text:style-name="T5">autobind</text:span>.</text:p>
            </text:list-item>
          </text:list>
        </text:list-item>
      </text:list>
      <text:p text:style-name="P2"><text:span text:style-name="T5">Priorytet i niejednoznaczności:</text:span></text:p>
      <text:list xml:id="list1521849562" text:style-name="WWNum47">
        <text:list-item>
          <text:p text:style-name="P62"><text:span text:style-name="T8">MANUAL</text:span> ma <text:span text:style-name="T5">wyższy priorytet</text:span> niż <text:span text:style-name="T8">AUTO</text:span> — targetRules są pomijane dla danego kierunku.</text:p>
        </text:list-item>
        <text:list-item>
          <text:p text:style-name="P228">Jeżeli jednocześnie <text:span text:style-name="T8">accept=true</text:span> i <text:span text:style-name="T8">release=true</text:span> na tym samym miejscu → <text:span text:style-name="T5">blokada</text:span> <text:span text:style-name="T8">AMBIGUOUS_INTENT</text:span>.</text:p>
        </text:list-item>
        <text:list-item>
          <text:p text:style-name="P376">Jeżeli wskazany <text:span text:style-name="T8">manualSource</text:span> / <text:span text:style-name="T8">manualTarget</text:span> nie istnieje lub jest wyłączony → <text:span text:style-name="T8">MANUAL_SOURCE_UNAVAILABLE</text:span> / <text:span text:style-name="T8">MANUAL_TARGET_UNAVAILABLE</text:span>.</text:p>
        </text:list-item>
      </text:list>
      <text:p text:style-name="Standard"><draw:rect text:anchor-type="as-char" style:rel-width="100%" draw:z-index="29" draw:style-name="gr1" draw:text-style-name="P534" svg:width="0.0012in" svg:height="0.0213in"><text:p/></draw:rect></text:p>
      <text:p text:style-name="P533"><text:bookmark text:name="_wvt1ycb3b1x3"/><text:span text:style-name="T1">5. Biblioteka przepływów (flows) i reguł (targetRules)</text:span></text:p>
      <text:p text:style-name="P531"><text:bookmark text:name="_qi319mhieiwk"/><text:soft-page-break/><text:span text:style-name="T2">5.1 Flows</text:span></text:p>
      <text:p text:style-name="P2"><text:span text:style-name="T5">FLOW_EUR_STD</text:span></text:p>
      <text:p text:style-name="Standard">{</text:p>
      <text:p text:style-name="Standard"><text:s text:c="2"/>"name": "FLOW_EUR_STD",</text:p>
      <text:p text:style-name="Standard"><text:s text:c="2"/>"steps": [</text:p>
      <text:p text:style-name="Standard"><text:s text:c="4"/>{ "id": "E1_EMPTY_TO_P1", <text:s/>"from": {"type":"BUFFER_LANE","placeRef":["EMPTY_BUF_L1"]}, <text:s/>"to": {"type":"PROD_SLOT","placeRef":["PROD1_P1"]}, <text:s/>"targetRule": {"name":"emptyLaneByDeclaredType"}, <text:s/>"params": ["GOODS_TYPE","SOURCE","TARGET","LINE_ID"] },</text:p>
      <text:p text:style-name="Standard"><text:s text:c="4"/>{ "id": "E2_P3_TO_WRAP", <text:s text:c="2"/>"from": {"type":"PROD_SLOT","placeRef":["PROD1_P3","PROD2_P3"]}, <text:s/>"to": {"type":"WRAP_STATION","placeRef":["WRAP"]}, <text:s/>"targetRule": {"name":"wrapStationWithBuffer"}, <text:s text:c="10"/>"params": ["GOODS_TYPE","SOURCE","TARGET","LINE_ID"] },</text:p>
      <text:p text:style-name="Standard"><text:s text:c="4"/>{ "id": "E3_WRAP_TO_STRAP","from": {"type":"WRAP_STATION","placeRef":["WRAP"]}, <text:s text:c="12"/>"to": {"type":"BUFFER_LANE","placeRef":["STRAP1","STRAP2"]}, "targetRule": {"name":"mapLineToStrap"}, <text:s text:c="15"/>"params": ["GOODS_TYPE","SOURCE","TARGET","LINE_ID"] },</text:p>
      <text:p text:style-name="Standard"><text:s text:c="4"/>{ "id": "E4_STRAP_TO_SHIP","from": {"type":"BUFFER_LANE","placeRef":["STRAP1","STRAP2"]}, "to": {"type":"BUFFER_LANE","placeRef":["SHIP_BUF_L3"]}, <text:s text:c="2"/>"targetRule": {"name":"shipLaneByGoodsOrAssignEmpty"}, <text:s text:c="2"/>"params": ["GOODS_TYPE","SOURCE","TARGET","LINE_ID"] }</text:p>
      <text:p text:style-name="Standard"><text:s text:c="2"/>]</text:p>
      <text:p text:style-name="Standard">}</text:p>
      <text:p text:style-name="P2"><text:span text:style-name="T5">FLOW_BOX_STD</text:span></text:p>
      <text:p text:style-name="Standard">{</text:p>
      <text:p text:style-name="Standard"><text:s text:c="2"/>"name": "FLOW_BOX_STD",</text:p>
      <text:p text:style-name="Standard"><text:s text:c="2"/>"steps": [</text:p>
      <text:p text:style-name="Standard"><text:s text:c="4"/>{ "id": "B1_EMPTY_TO_P1", <text:s/>"from": {"type":"BUFFER_LANE","placeRef":["EMPTY_BUF_L1"]}, <text:s/>"to": {"type":"PROD_SLOT","placeRef":["PROD1_P1","PROD2_P1"]}, "targetRule": {"name":"emptyLaneByDeclaredType"}, <text:s text:c="8"/>"params": ["GOODS_TYPE","SOURCE","TARGET","LINE_ID"] },</text:p>
      <text:p text:style-name="Standard"><text:s text:c="4"/>{ "id": "B2_P3_TO_STRAP", <text:s/>"from": {"type":"PROD_SLOT","placeRef":["PROD1_P3","PROD2_P3"]}, <text:s/>"to": {"type":"BUFFER_LANE","placeRef":["STRAP1","STRAP2"]}, "targetRule": {"name":"mapLineToStrap"}, <text:s text:c="15"/>"params": ["GOODS_TYPE","SOURCE","TARGET","LINE_ID"] },</text:p>
      <text:p text:style-name="Standard"><text:s text:c="4"/>{ "id": "B3_STRAP_TO_SHIP","from": {"type":"BUFFER_LANE","placeRef":["STRAP1","STRAP2"]}, <text:s text:c="3"/>"to": {"type":"BUFFER_LANE","placeRef":["SHIP_BUF_L3"]}, <text:s text:c="4"/>"targetRule": {"name":"shipLaneByGoodsOrAssignEmpty"}, <text:s text:c="2"/>"params": ["GOODS_TYPE","SOURCE","TARGET","LINE_ID"] }</text:p>
      <text:p text:style-name="Standard"><text:s text:c="2"/>]</text:p>
      <text:p text:style-name="Standard">}</text:p>
      <text:p text:style-name="P2"><text:span text:style-name="T5">FLOW_G_STD</text:span></text:p>
      <text:p text:style-name="Standard">{</text:p>
      <text:p text:style-name="Standard"><text:s text:c="2"/>"name": "FLOW_G_STD",</text:p>
      <text:p text:style-name="Standard"><text:s text:c="2"/>"steps": [</text:p>
      <text:p text:style-name="Standard"><text:s text:c="4"/>{ "id": "G1_GBUF_TO_PROD_G", "from": {"type":"BUFFER_LANE","placeRef":["G_BUF_L1","G_BUF_L2"]}, <text:s/>"to": {"type":"PROD_SLOT","placeRef":["PROD1_G1","PROD1_G2","PROD2_G1","PROD2_G2"]}, "targetRule": {"name":"gLaneByGoodsOrAssignEmpty"}, "params": ["GOODS_TYPE","SOURCE","TARGET","LINE_ID"] }</text:p>
      <text:p text:style-name="Standard"><text:s text:c="2"/>]</text:p>
      <text:p text:style-name="Standard">}</text:p>
      <text:p text:style-name="P531"><text:bookmark text:name="_qkya15w1yil7"/><text:span text:style-name="T2">5.2 TargetRules (definicje)</text:span></text:p>
      <text:p text:style-name="Standard">[</text:p>
      <text:p text:style-name="Standard"><text:s text:c="2"/>{ "name": "emptyLaneByDeclaredType", <text:s text:c="5"/>"needs": ["GOODS_TYPE"], "desc": "Wybiera alejkę w EMPTY_BUF o typie zadeklarowanym na UI; brak autobindu" },</text:p>
      <text:p text:style-name="Standard"><text:s text:c="2"/>{ "name": "wrapStationWithBuffer", <text:s text:c="8"/>"needs": [], <text:s text:c="13"/>"desc": "Jeśli WRAP zajęta, wybierz jej bufor; inaczej samą stację" },</text:p>
      <text:p text:style-name="Standard"><text:s text:c="2"/>{ "name": "mapLineToStrap", <text:s text:c="16"/>"needs": ["LINE_ID"], <text:s text:c="3"/>"desc": "Mapuje L1→STRAP1, L2→STRAP2 (niezależnie od kroków pośrednich)" },</text:p>
      <text:p text:style-name="Standard"><text:s text:c="2"/>{ "name": "shipLaneByGoodsOrAssignEmpty", <text:s/>"needs": ["GOODS_TYPE"], "desc": "Jeśli istnieje lane SHIP przypisana do typu i ma wolne – wybierz ją; w p.p. przypisz pierwszą pustą lane (autobind)" },</text:p>
      <text:p text:style-name="Standard"><text:soft-page-break/><text:s text:c="2"/>{ "name": "gLaneByGoodsOrAssignEmpty", <text:s text:c="4"/>"needs": ["GOODS_TYPE"], "desc": "Jak wyżej, ale dla G_BUF" },</text:p>
      <text:p text:style-name="Standard"><text:s text:c="2"/>{ "name": "shipStationOrOverflow", <text:s text:c="9"/>"needs": [], <text:s text:c="13"/>"desc": "Jeśli stacja ma miejsce – wybierz; w p.p. skieruj na overflow" },</text:p>
      <text:p text:style-name="Standard"><text:s text:c="2"/>{ "name": "matchByGoodsType", <text:s text:c="14"/>"needs": ["GOODS_TYPE"], "desc": "Filtruje miejsca zdolne obsłużyć dany typ" }</text:p>
      <text:p text:style-name="Standard">]</text:p>
      <text:p text:style-name="P531"><text:bookmark text:name="_6uqcf2gm8e1q"/><text:span text:style-name="T2">5.3 Tasks (mapowanie)</text:span></text:p>
      <text:p text:style-name="Standard">{</text:p>
      <text:p text:style-name="Standard"><text:s text:c="2"/>"bring_goods": { "rdsLabel": "bring_goods", "requiredParams": ["GOODS_TYPE","SOURCE","TARGET"], "optionalParams": ["LINE_ID"] },</text:p>
      <text:p text:style-name="Standard"><text:s text:c="2"/>"move_goods": <text:s/>{ "rdsLabel": "move_goods", <text:s/>"requiredParams": ["GOODS_TYPE","SOURCE","TARGET"], "optionalParams": ["LINE_ID"] }</text:p>
      <text:p text:style-name="Standard">}</text:p>
      <text:p text:style-name="P531"><text:bookmark text:name="_sxv3c15eh3cu"/><text:span text:style-name="T2">5.4 ManualRouting (uprawnienia)</text:span></text:p>
      <text:p text:style-name="P2">Wariant 1‑WS rozdziela uprawnienia manualne na <text:span text:style-name="T5">push</text:span> (manualTarget z miejsca źródłowego) i <text:span text:style-name="T5">pull</text:span> (manualSource z miejsca docelowego).</text:p>
      <text:p text:style-name="Standard">{</text:p>
      <text:p text:style-name="Standard"><text:s text:c="2"/>"push": {</text:p>
      <text:p text:style-name="Standard"><text:s text:c="4"/>"PROD1_P3": ["WRAP","STRAP1","SHIP_BUF_L3"],</text:p>
      <text:p text:style-name="Standard"><text:s text:c="4"/>"PROD2_P3": ["STRAP2","SHIP_BUF_L3"],</text:p>
      <text:p text:style-name="Standard"><text:s text:c="4"/>"WRAP": ["STRAP1","STRAP2"],</text:p>
      <text:p text:style-name="Standard"><text:s text:c="4"/>"STRAP1": ["SHIP_BUF_L3"],</text:p>
      <text:p text:style-name="Standard"><text:s text:c="4"/>"STRAP2": ["SHIP_BUF_L3"]</text:p>
      <text:p text:style-name="Standard"><text:s text:c="2"/>},</text:p>
      <text:p text:style-name="Standard"><text:s text:c="2"/>"pull": {</text:p>
      <text:p text:style-name="Standard"><text:s text:c="4"/>"PROD1_P1": ["EMPTY_BUF_L1","EMPTY_BUF_L2"],</text:p>
      <text:p text:style-name="Standard"><text:s text:c="4"/>"PROD2_P1": ["EMPTY_BUF_L1","EMPTY_BUF_L2"],</text:p>
      <text:p text:style-name="Standard"><text:s text:c="4"/>"PROD1_G1": ["G_BUF_L1","G_BUF_L2"],</text:p>
      <text:p text:style-name="Standard"><text:s text:c="4"/>"PROD1_G2": ["G_BUF_L1","G_BUF_L2"],</text:p>
      <text:p text:style-name="Standard"><text:s text:c="4"/>"PROD2_G1": ["G_BUF_L1","G_BUF_L2"],</text:p>
      <text:p text:style-name="Standard"><text:s text:c="4"/>"PROD2_G2": ["G_BUF_L1","G_BUF_L2"],</text:p>
      <text:p text:style-name="Standard"><text:s text:c="4"/>"STRAP1": ["WRAP"],</text:p>
      <text:p text:style-name="Standard"><text:s text:c="4"/>"STRAP2": ["WRAP"]</text:p>
      <text:p text:style-name="Standard"><text:s text:c="2"/>}</text:p>
      <text:p text:style-name="Standard">}</text:p>
      <text:p text:style-name="P526"><text:span text:style-name="T5">Nota:</text:span> ten słownik ogranicza ręczne krawędzie grafu. W <text:span text:style-name="T8">AUTO</text:span> nadal obowiązują przepływy z 5.1; <text:span text:style-name="T8">MANUAL</text:span> nie pozwala omijać walidacji (okna, pojemność, typy).</text:p>
      <text:p text:style-name="Standard"><draw:rect text:anchor-type="as-char" style:rel-width="100%" draw:z-index="30" draw:style-name="gr1" draw:text-style-name="P534" svg:width="0.0012in" svg:height="0.0213in"><text:p/></draw:rect></text:p>
      <text:p text:style-name="P533"><text:bookmark text:name="_2tbfthuosqc4"/><text:span text:style-name="T1">6. Konfiguracja (goods, places)</text:span></text:p>
      <text:p text:style-name="P531"><text:bookmark text:name="_69xv4j5hfsks"/><text:soft-page-break/><text:span text:style-name="T2">6.1 Goods (przykład)</text:span></text:p>
      <text:p text:style-name="Standard">[</text:p>
      <text:p text:style-name="Standard"><text:s text:c="2"/>{ "id": "EUR_PAL", "label": "Paleta EUR", <text:s/>"stacking": { "maxStack": 3 } },</text:p>
      <text:p text:style-name="Standard"><text:s text:c="2"/>{ "id": "BOX", <text:s text:c="4"/>"label": "Skrzynia BOX", "stacking": { "maxStack": 2 } },</text:p>
      <text:p text:style-name="Standard"><text:s text:c="2"/>{ "id": "G_A", <text:s text:c="4"/>"label": "Materiał G_A", "stacking": { "maxStack": 1 } },</text:p>
      <text:p text:style-name="Standard"><text:s text:c="2"/>{ "id": "G_B", <text:s text:c="4"/>"label": "Materiał G_B", "stacking": { "maxStack": 2 } }</text:p>
      <text:p text:style-name="Standard">]</text:p>
      <text:p text:style-name="P531"><text:bookmark text:name="_7dkfewlugi7o"/><text:span text:style-name="T2">6.2 Places (przykład)</text:span></text:p>
      <text:p text:style-name="Standard">[</text:p>
      <text:p text:style-name="Standard"><text:s text:c="2"/>{ "id": "EMPTY_BUF_L1", "type": "BUFFER_LANE", <text:s/>"worksite": "EMPTY_BUF_L1", "capacity": {"depth": 5, "maxStack": 3}, "defaults": {"allowAutobindWhenEmpty": false} },</text:p>
      <text:p text:style-name="Standard"><text:s text:c="2"/>{ "id": "PROD1_P1", <text:s text:c="4"/>"type": "PROD_SLOT", <text:s text:c="3"/>"worksite": "PROD1_P1", <text:s text:c="4"/>"capacity": {"depth": 1, "maxStack": 1}, "lineId": "L1" },</text:p>
      <text:p text:style-name="Standard"><text:s text:c="2"/>{ "id": "PROD1_P3", <text:s text:c="4"/>"type": "PROD_SLOT", <text:s text:c="3"/>"worksite": "PROD1_P3", <text:s text:c="4"/>"capacity": {"depth": 1, "maxStack": 1}, "lineId": "L1" },</text:p>
      <text:p text:style-name="Standard"><text:s text:c="2"/>{ "id": "WRAP", <text:s text:c="8"/>"type": "WRAP_STATION", "worksite": "WRAP", <text:s text:c="8"/>"capacity": {"depth": 2, "maxStack": 1} },</text:p>
      <text:p text:style-name="Standard"><text:s text:c="2"/>{ "id": "STRAP1", <text:s text:c="6"/>"type": "BUFFER_LANE", <text:s/>"worksite": "STRAP1", <text:s text:c="6"/>"capacity": {"depth": 4, "maxStack": 1}, "lineId": "L1" },</text:p>
      <text:p text:style-name="Standard"><text:s text:c="2"/>{ "id": "STRAP2", <text:s text:c="6"/>"type": "BUFFER_LANE", <text:s/>"worksite": "STRAP2", <text:s text:c="6"/>"capacity": {"depth": 4, "maxStack": 1}, "lineId": "L2" },</text:p>
      <text:p text:style-name="Standard"><text:s text:c="2"/>{ "id": "SHIP_BUF_L3", <text:s/>"type": "BUFFER_LANE", <text:s/>"worksite": "SHIP_BUF_L3", <text:s/>"capacity": {"depth": 6, "maxStack": 2}, "role": "SHIP", "defaults": {"allowAutobindWhenEmpty": true} },</text:p>
      <text:p text:style-name="Standard"><text:s text:c="2"/>{ "id": "SHIP1", <text:s text:c="7"/>"type": "SHIP_STATION", "worksite": "SHIP1", <text:s text:c="7"/>"capacity": {"depth": 1, "maxStack": 1} },</text:p>
      <text:p text:style-name="Standard"><text:s text:c="2"/>{ "id": "G_BUF_L1", <text:s text:c="4"/>"type": "BUFFER_LANE", <text:s/>"worksite": "G_BUF_L1", <text:s text:c="4"/>"capacity": {"depth": 4, "maxStack": 1}, "defaults": {"allowAutobindWhenEmpty": true} },</text:p>
      <text:p text:style-name="Standard"><text:s text:c="2"/>{ "id": "PROD1_G1", <text:s text:c="4"/>"type": "PROD_SLOT", <text:s text:c="3"/>"worksite": "PROD1_G1", <text:s text:c="4"/>"capacity": {"depth": 1, "maxStack": 1}, "lineId": "L1" }</text:p>
      <text:p text:style-name="Standard">]</text:p>
      <text:p text:style-name="Standard"><draw:rect text:anchor-type="as-char" style:rel-width="100%" draw:z-index="31" draw:style-name="gr1" draw:text-style-name="P534" svg:width="0.0012in" svg:height="0.0213in"><text:p/></draw:rect></text:p>
      <text:p text:style-name="P533"><text:bookmark text:name="_ntuypgocdhra"/><text:span text:style-name="T1">7. Przykładowe payloady (kanoniczne)</text:span></text:p>
      <text:p text:style-name="P531"><text:bookmark text:name="_91b1iqoq4yqw"/><text:span text:style-name="T2">7.1 </text:span><text:span text:style-name="T13">EMPTY_BUF_L1</text:span><text:span text:style-name="T2"> — lane pustych (źródło ręczne)</text:span></text:p>
      <text:p text:style-name="Standard">{</text:p>
      <text:p text:style-name="Standard"><text:s text:c="2"/>"placeId": "EMPTY_BUF_L1",</text:p>
      <text:p text:style-name="Standard"><text:s text:c="2"/>"ts": "2025-10-14T09:10:00Z",</text:p>
      <text:p text:style-name="Standard"><text:s text:c="2"/>"ui": {</text:p>
      <text:p text:style-name="Standard"><text:s text:c="4"/>"goodsTypeSelected": "EUR_PAL",</text:p>
      <text:p text:style-name="Standard"><text:s text:c="4"/>"intents": { "accept": false, "release": true },</text:p>
      <text:p text:style-name="Standard"><text:s text:c="4"/>"lanePolicy": { "allowAutobindWhenEmpty": false, "declaredTypeEditable": true }</text:p>
      <text:p text:style-name="Standard"><text:s text:c="2"/>},</text:p>
      <text:p text:style-name="Standard"><text:s text:c="2"/>"capacity": { "depth": 5, "maxStack": 3 },</text:p>
      <text:p text:style-name="Standard"><text:s text:c="2"/>"state": {</text:p>
      <text:p text:style-name="Standard"><text:soft-page-break/><text:s text:c="4"/>"goodsTypeCurrent": "EUR_PAL",</text:p>
      <text:p text:style-name="Standard"><text:s text:c="4"/>"stackHeights": [2,1,0,0,0],</text:p>
      <text:p text:style-name="Standard"><text:s text:c="4"/>"acceptWindow": <text:s/>{ "enabled": false, "reason": "manual_source" },</text:p>
      <text:p text:style-name="Standard"><text:s text:c="4"/>"releaseWindow": { "enabled": true, <text:s/>"reason": null }</text:p>
      <text:p text:style-name="Standard"><text:s text:c="2"/>},</text:p>
      <text:p text:style-name="Standard"><text:s text:c="2"/>"view": { "totalSlots": 15, "occupiedSlots": 3, "freeSlots": 12, "inflightInbound": 0, "inflightOutbound": 0 },</text:p>
      <text:p text:style-name="Standard"><text:s text:c="2"/>"tags": { "computedAt": "2025-10-14T09:11:00Z", "display": { "state": "NONE" } }</text:p>
      <text:p text:style-name="Standard">}</text:p>
      <text:p text:style-name="P531"><text:bookmark text:name="_t0qivpgfypin"/><text:span text:style-name="T2">7.2 </text:span><text:span text:style-name="T13">PROD1_P1</text:span><text:span text:style-name="T2"> — wejście produkcji (pull pustych)</text:span></text:p>
      <text:p text:style-name="Standard">{</text:p>
      <text:p text:style-name="Standard"><text:s text:c="2"/>"placeId": "PROD1_P1",</text:p>
      <text:p text:style-name="Standard"><text:s text:c="2"/>"ts": "2025-10-14T09:11:00Z",</text:p>
      <text:p text:style-name="Standard"><text:s text:c="2"/>"ui": {</text:p>
      <text:p text:style-name="Standard"><text:s text:c="4"/>"goodsTypeSelected": "EUR_PAL",</text:p>
      <text:p text:style-name="Standard"><text:s text:c="4"/>"route": { "mode": "AUTO", "manualTarget": null },</text:p>
      <text:p text:style-name="Standard"><text:s text:c="4"/>"intents": { "accept": true, "release": false }</text:p>
      <text:p text:style-name="Standard"><text:s text:c="2"/>},</text:p>
      <text:p text:style-name="Standard"><text:s text:c="2"/>"capacity": { "depth": 1, "maxStack": 1 },</text:p>
      <text:p text:style-name="Standard"><text:s text:c="2"/>"state": { "goodsTypeCurrent": null, "stackHeights": [0], "acceptWindow": {"enabled": true, "reason": null}, "releaseWindow": {"enabled": false, "reason": null} },</text:p>
      <text:p text:style-name="Standard"><text:s text:c="2"/>"view": { "totalSlots": 1, "occupiedSlots": 0, "freeSlots": 1, "inflightInbound": 0, "inflightOutbound": 0 },</text:p>
      <text:p text:style-name="Standard"><text:s text:c="2"/>"tags": {</text:p>
      <text:p text:style-name="Standard"><text:s text:c="4"/>"computedAt": "2025-10-14T09:11:01Z",</text:p>
      <text:p text:style-name="Standard"><text:s text:c="4"/>"display": { "state": "QUEUED" },</text:p>
      <text:p text:style-name="Standard"><text:s text:c="4"/>"summary": { "GOODS_TYPE": "EUR_PAL", "SOURCE": "EMPTY_BUF_L1", "TARGET": "PROD1_P1", "LINE_ID": "L1" }</text:p>
      <text:p text:style-name="Standard"><text:s text:c="2"/>}</text:p>
      <text:p text:style-name="Standard">}</text:p>
      <text:p text:style-name="P531"><text:bookmark text:name="_929p75cc0ct1"/><text:span text:style-name="T2">7.3 </text:span><text:span text:style-name="T13">PROD1_P3</text:span><text:span text:style-name="T2"> — wyjście produkcji (push gotowego, EUR_PAL)</text:span></text:p>
      <text:p text:style-name="Standard">{</text:p>
      <text:p text:style-name="Standard"><text:s text:c="2"/>"placeId": "PROD1_P3",</text:p>
      <text:p text:style-name="Standard"><text:s text:c="2"/>"ts": "2025-10-14T09:12:00Z",</text:p>
      <text:p text:style-name="Standard"><text:s text:c="2"/>"ui": {</text:p>
      <text:p text:style-name="Standard"><text:s text:c="4"/>"goodsTypeSelected": "EUR_PAL",</text:p>
      <text:p text:style-name="Standard"><text:s text:c="4"/>"route": { "mode": "AUTO", "manualTarget": null },</text:p>
      <text:p text:style-name="Standard"><text:soft-page-break/><text:s text:c="4"/>"intents": { "accept": false, "release": true },</text:p>
      <text:p text:style-name="Standard"><text:s text:c="4"/>"releaseKind": "auto"</text:p>
      <text:p text:style-name="Standard"><text:s text:c="2"/>},</text:p>
      <text:p text:style-name="Standard"><text:s text:c="2"/>"capacity": { "depth": 1, "maxStack": 1 },</text:p>
      <text:p text:style-name="Standard"><text:s text:c="2"/>"state": { "goodsTypeCurrent": null, "stackHeights": [1], "acceptWindow": {"enabled": false, "reason": null}, "releaseWindow": {"enabled": true, "reason": null} },</text:p>
      <text:p text:style-name="Standard"><text:s text:c="2"/>"view": { "totalSlots": 1, "occupiedSlots": 1, "freeSlots": 0, "inflightInbound": 0, "inflightOutbound": 0 },</text:p>
      <text:p text:style-name="Standard"><text:s text:c="2"/>"tags": {</text:p>
      <text:p text:style-name="Standard"><text:s text:c="4"/>"computedAt": "2025-10-14T09:12:01Z",</text:p>
      <text:p text:style-name="Standard"><text:s text:c="4"/>"display": { "state": "QUEUED" },</text:p>
      <text:p text:style-name="Standard"><text:s text:c="4"/>"summary": { "GOODS_TYPE": "EUR_PAL", "SOURCE": "PROD1_P3", "TARGET": "WRAP", "LINE_ID": "L1" }</text:p>
      <text:p text:style-name="Standard"><text:s text:c="2"/>}</text:p>
      <text:p text:style-name="Standard">}</text:p>
      <text:p text:style-name="P531"><text:bookmark text:name="_ys8rtgazemvr"/><text:span text:style-name="T2">7.4 </text:span><text:span text:style-name="T13">WRAP</text:span><text:span text:style-name="T2"> — owijarka (z buforem)</text:span></text:p>
      <text:p text:style-name="Standard">{</text:p>
      <text:p text:style-name="Standard"><text:s text:c="2"/>"placeId": "WRAP",</text:p>
      <text:p text:style-name="Standard"><text:s text:c="2"/>"ts": "2025-10-14T09:13:00Z",</text:p>
      <text:p text:style-name="Standard"><text:s text:c="2"/>"ui": { "goodsTypeSelected": null, "route": { "mode": "AUTO", "manualTarget": null }, "intents": { "accept": true, "release": true } },</text:p>
      <text:p text:style-name="Standard"><text:s text:c="2"/>"capacity": { "depth": 2, "maxStack": 1 },</text:p>
      <text:p text:style-name="Standard"><text:s text:c="2"/>"state": { "goodsTypeCurrent": null, "stackHeights": [1,0], "acceptWindow": {"enabled": true, "reason": null}, "releaseWindow": {"enabled": false, "reason": "busy"} },</text:p>
      <text:p text:style-name="Standard"><text:s text:c="2"/>"view": { "totalSlots": 2, "occupiedSlots": 1, "freeSlots": 1, "inflightInbound": 0, "inflightOutbound": 0 },</text:p>
      <text:p text:style-name="Standard"><text:s text:c="2"/>"tags": { "computedAt": "2025-10-14T09:13:01Z", "display": { "state": "NONE" } }</text:p>
      <text:p text:style-name="Standard">}</text:p>
      <text:p text:style-name="P531"><text:bookmark text:name="_6nw8fmojdth1"/><text:span text:style-name="T2">7.5 </text:span><text:span text:style-name="T13">STRAP1</text:span><text:span text:style-name="T2"> — spinanie (L1)</text:span></text:p>
      <text:p text:style-name="Standard">{</text:p>
      <text:p text:style-name="Standard"><text:s text:c="2"/>"placeId": "STRAP1",</text:p>
      <text:p text:style-name="Standard"><text:s text:c="2"/>"ts": "2025-10-14T09:14:00Z",</text:p>
      <text:p text:style-name="Standard"><text:s text:c="2"/>"ui": { "goodsTypeSelected": "EUR_PAL", "intents": { "accept": true, "release": true } },</text:p>
      <text:p text:style-name="Standard"><text:s text:c="2"/>"capacity": { "depth": 4, "maxStack": 1 },</text:p>
      <text:p text:style-name="Standard"><text:s text:c="2"/>"state": { "goodsTypeCurrent": "EUR_PAL", "stackHeights": [1,0,0,0], "acceptWindow": {"enabled": true, "reason": null}, "releaseWindow": {"enabled": true, "reason": null} },</text:p>
      <text:p text:style-name="Standard"><text:s text:c="2"/>"view": { "totalSlots": 4, "occupiedSlots": 1, "freeSlots": 3, "inflightInbound": 0, "inflightOutbound": 0 },</text:p>
      <text:p text:style-name="Standard"><text:s text:c="2"/>"tags": { "display": { "state": "NONE" } }</text:p>
      <text:p text:style-name="Standard">}</text:p>
      <text:p text:style-name="P531"><text:bookmark text:name="_yqo8ctji6cu6"/><text:span text:style-name="T2">7.6 </text:span><text:span text:style-name="T13">SHIP_BUF_L3</text:span><text:span text:style-name="T2"> — bufor wysyłki</text:span></text:p>
      <text:p text:style-name="Standard"><text:soft-page-break/>{</text:p>
      <text:p text:style-name="Standard"><text:s text:c="2"/>"placeId": "SHIP_BUF_L3",</text:p>
      <text:p text:style-name="Standard"><text:s text:c="2"/>"ts": "2025-10-14T09:15:00Z",</text:p>
      <text:p text:style-name="Standard"><text:s text:c="2"/>"ui": { "goodsTypeSelected": "EUR_PAL", "intents": { "accept": true, "release": false }, "lanePolicy": { "allowAutobindWhenEmpty": true, "declaredTypeEditable": true } },</text:p>
      <text:p text:style-name="Standard"><text:s text:c="2"/>"capacity": { "depth": 6, "maxStack": 2 },</text:p>
      <text:p text:style-name="Standard"><text:s text:c="2"/>"state": { "goodsTypeCurrent": "EUR_PAL", "stackHeights": [2,1,1,0,0,0], "acceptWindow": {"enabled": true, "reason": null}, "releaseWindow": {"enabled": false, "reason": null} },</text:p>
      <text:p text:style-name="Standard"><text:s text:c="2"/>"view": { "totalSlots": 12, "occupiedSlots": 4, "freeSlots": 8, "inflightInbound": 1, "inflightOutbound": 0 },</text:p>
      <text:p text:style-name="Standard"><text:s text:c="2"/>"tags": { "display": { "state": "NONE" } }</text:p>
      <text:p text:style-name="Standard">}</text:p>
      <text:p text:style-name="P531"><text:bookmark text:name="_fkw9bl5knb00"/><text:span text:style-name="T2">7.7 </text:span><text:span text:style-name="T13">SHIP1</text:span><text:span text:style-name="T2"> — stacja wysyłkowa</text:span></text:p>
      <text:p text:style-name="Standard">{</text:p>
      <text:p text:style-name="Standard"><text:s text:c="2"/>"placeId": "SHIP1",</text:p>
      <text:p text:style-name="Standard"><text:s text:c="2"/>"ts": "2025-10-14T09:16:00Z",</text:p>
      <text:p text:style-name="Standard"><text:s text:c="2"/>"ui": { "goodsTypeSelected": null, "intents": { "accept": true, "release": true } },</text:p>
      <text:p text:style-name="Standard"><text:s text:c="2"/>"capacity": { "depth": 1, "maxStack": 1 },</text:p>
      <text:p text:style-name="Standard"><text:s text:c="2"/>"state": { "goodsTypeCurrent": null, "stackHeights": [0], "acceptWindow": {"enabled": true, "reason": null}, "releaseWindow": {"enabled": true, "reason": null} },</text:p>
      <text:p text:style-name="Standard"><text:s text:c="2"/>"view": { "totalSlots": 1, "occupiedSlots": 0, "freeSlots": 1, "inflightInbound": 0, "inflightOutbound": 0 },</text:p>
      <text:p text:style-name="Standard"><text:s text:c="2"/>"tags": { "display": { "state": "NONE" } }</text:p>
      <text:p text:style-name="Standard">}</text:p>
      <text:p text:style-name="P531"><text:bookmark text:name="_lhiz1xolozp5"/><text:span text:style-name="T2">7.8 </text:span><text:span text:style-name="T13">G_BUF_L1</text:span><text:span text:style-name="T2"> — lane G (źródło)</text:span></text:p>
      <text:p text:style-name="Standard">{</text:p>
      <text:p text:style-name="Standard"><text:s text:c="2"/>"placeId": "G_BUF_L1",</text:p>
      <text:p text:style-name="Standard"><text:s text:c="2"/>"ts": "2025-10-14T09:17:00Z",</text:p>
      <text:p text:style-name="Standard"><text:s text:c="2"/>"ui": { "goodsTypeSelected": "G_A", "intents": { "accept": false, "release": true }, "lanePolicy": { "allowAutobindWhenEmpty": true, "declaredTypeEditable": true } },</text:p>
      <text:p text:style-name="Standard"><text:s text:c="2"/>"capacity": { "depth": 4, "maxStack": 1 },</text:p>
      <text:p text:style-name="Standard"><text:s text:c="2"/>"state": { "goodsTypeCurrent": "G_A", "stackHeights": [1,0,0,0], "acceptWindow": {"enabled": false, "reason": "manual_source"}, "releaseWindow": {"enabled": true, "reason": null} },</text:p>
      <text:p text:style-name="Standard"><text:s text:c="2"/>"view": { "totalSlots": 4, "occupiedSlots": 1, "freeSlots": 3, "inflightInbound": 0, "inflightOutbound": 0 },</text:p>
      <text:p text:style-name="Standard"><text:s text:c="2"/>"tags": { "display": { "state": "NONE" } }</text:p>
      <text:p text:style-name="Standard">}</text:p>
      <text:p text:style-name="P531"><text:bookmark text:name="_rxj7x1e6oalh"/><text:span text:style-name="T2">7.9 </text:span><text:span text:style-name="T13">PROD1_G1</text:span><text:span text:style-name="T2"> — gniazdo G (pull)</text:span></text:p>
      <text:p text:style-name="Standard">{</text:p>
      <text:p text:style-name="Standard"><text:s text:c="2"/>"placeId": "PROD1_G1",</text:p>
      <text:p text:style-name="Standard"><text:s text:c="2"/>"ts": "2025-10-14T09:18:00Z",</text:p>
      <text:p text:style-name="Standard"><text:soft-page-break/><text:s text:c="2"/>"ui": { "goodsTypeSelected": "G_A", "route": { "mode": "AUTO", "manualTarget": null, "manualSource": null }, "intents": { "accept": true, "release": false } },</text:p>
      <text:p text:style-name="Standard"><text:s text:c="2"/>"capacity": { "depth": 1, "maxStack": 1 },</text:p>
      <text:p text:style-name="Standard"><text:s text:c="2"/>"state": { "goodsTypeCurrent": null, "stackHeights": [0], "acceptWindow": {"enabled": true, "reason": null}, "releaseWindow": {"enabled": false, "reason": null} },</text:p>
      <text:p text:style-name="Standard"><text:s text:c="2"/>"view": { "totalSlots": 1, "occupiedSlots": 0, "freeSlots": 1, "inflightInbound": 0, "inflightOutbound": 0 },</text:p>
      <text:p text:style-name="Standard"><text:s text:c="2"/>"tags": { "computedAt": "2025-10-14T09:18:01Z", "display": { "state": "QUEUED" }, "summary": { "GOODS_TYPE": "G_A", "SOURCE": "G_BUF_L1", "TARGET": "PROD1_G1", "LINE_ID": "L1" } }</text:p>
      <text:p text:style-name="Standard">}</text:p>
      <text:p text:style-name="P531"><text:bookmark text:name="_z03a049ixc2t"/><text:span text:style-name="T2">7.10 </text:span><text:span text:style-name="T13">PROD1_P1</text:span><text:span text:style-name="T2"> — MANUAL pull z konkretnego EMPTY</text:span></text:p>
      <text:p text:style-name="Standard">{</text:p>
      <text:p text:style-name="Standard"><text:s text:c="2"/>"placeId": "PROD1_P1",</text:p>
      <text:p text:style-name="Standard"><text:s text:c="2"/>"ts": "2025-10-14T10:00:00Z",</text:p>
      <text:p text:style-name="Standard"><text:s text:c="2"/>"ui": {</text:p>
      <text:p text:style-name="Standard"><text:s text:c="4"/>"goodsTypeSelected": "EUR_PAL",</text:p>
      <text:p text:style-name="Standard"><text:s text:c="4"/>"route": { "mode": "MANUAL", "manualTarget": null, "manualSource": "EMPTY_BUF_L2" },</text:p>
      <text:p text:style-name="Standard"><text:s text:c="4"/>"intents": { "accept": true, "release": false }</text:p>
      <text:p text:style-name="Standard"><text:s text:c="2"/>},</text:p>
      <text:p text:style-name="Standard"><text:s text:c="2"/>"capacity": { "depth": 1, "maxStack": 1 },</text:p>
      <text:p text:style-name="Standard"><text:s text:c="2"/>"state": { "goodsTypeCurrent": null, "stackHeights": [0], "acceptWindow": {"enabled": true, "reason": null}, "releaseWindow": {"enabled": false, "reason": null} },</text:p>
      <text:p text:style-name="Standard"><text:s text:c="2"/>"tags": {</text:p>
      <text:p text:style-name="Standard"><text:s text:c="4"/>"computedAt": "2025-10-14T10:00:01Z",</text:p>
      <text:p text:style-name="Standard"><text:s text:c="4"/>"display": { "state": "QUEUED" },</text:p>
      <text:p text:style-name="Standard"><text:s text:c="4"/>"summary": { "GOODS_TYPE": "EUR_PAL", "SOURCE": "EMPTY_BUF_L2", "TARGET": "PROD1_P1", "LINE_ID": "L1" }</text:p>
      <text:p text:style-name="Standard"><text:s text:c="2"/>}</text:p>
      <text:p text:style-name="Standard">}</text:p>
      <text:p text:style-name="P531"><text:bookmark text:name="_gwk7p2jg2pzg"/><text:span text:style-name="T2">7.11 </text:span><text:span text:style-name="T13">STRAP1</text:span><text:span text:style-name="T2"> — MANUAL pull z WRAP</text:span></text:p>
      <text:p text:style-name="Standard">{</text:p>
      <text:p text:style-name="Standard"><text:s text:c="2"/>"placeId": "STRAP1",</text:p>
      <text:p text:style-name="Standard"><text:s text:c="2"/>"ts": "2025-10-14T10:01:00Z",</text:p>
      <text:p text:style-name="Standard"><text:s text:c="2"/>"ui": {</text:p>
      <text:p text:style-name="Standard"><text:s text:c="4"/>"goodsTypeSelected": "EUR_PAL",</text:p>
      <text:p text:style-name="Standard"><text:s text:c="4"/>"route": { "mode": "MANUAL", "manualTarget": null, "manualSource": "WRAP" },</text:p>
      <text:p text:style-name="Standard"><text:s text:c="4"/>"intents": { "accept": true, "release": false }</text:p>
      <text:p text:style-name="Standard"><text:s text:c="2"/>},</text:p>
      <text:p text:style-name="Standard"><text:s text:c="2"/>"capacity": { "depth": 4, "maxStack": 1 },</text:p>
      <text:p text:style-name="Standard"><text:soft-page-break/><text:s text:c="2"/>"state": { "goodsTypeCurrent": "EUR_PAL", "stackHeights": [1,0,0,0], "acceptWindow": {"enabled": true, "reason": null}, "releaseWindow": {"enabled": true, "reason": null} },</text:p>
      <text:p text:style-name="Standard"><text:s text:c="2"/>"tags": {</text:p>
      <text:p text:style-name="Standard"><text:s text:c="4"/>"computedAt": "2025-10-14T10:01:01Z",</text:p>
      <text:p text:style-name="Standard"><text:s text:c="4"/>"display": { "state": "QUEUED" },</text:p>
      <text:p text:style-name="Standard"><text:s text:c="4"/>"summary": { "GOODS_TYPE": "EUR_PAL", "SOURCE": "WRAP", "TARGET": "STRAP1", "LINE_ID": "L1" }</text:p>
      <text:p text:style-name="Standard"><text:s text:c="2"/>}</text:p>
      <text:p text:style-name="Standard">}</text:p>
      <text:p text:style-name="P531"><text:bookmark text:name="_x3vui4bpnnnx"/><text:span text:style-name="T2">7.12 </text:span><text:span text:style-name="T13">PROD1_P3</text:span><text:span text:style-name="T2"> — MANUAL push prosto na SHIP_BUF</text:span></text:p>
      <text:p text:style-name="Standard">{</text:p>
      <text:p text:style-name="Standard"><text:s text:c="2"/>"placeId": "PROD1_P3",</text:p>
      <text:p text:style-name="Standard"><text:s text:c="2"/>"ts": "2025-10-14T10:02:00Z",</text:p>
      <text:p text:style-name="Standard"><text:s text:c="2"/>"ui": {</text:p>
      <text:p text:style-name="Standard"><text:s text:c="4"/>"goodsTypeSelected": "EUR_PAL",</text:p>
      <text:p text:style-name="Standard"><text:s text:c="4"/>"route": { "mode": "MANUAL", "manualTarget": "SHIP_BUF_L3", "manualSource": null },</text:p>
      <text:p text:style-name="Standard"><text:s text:c="4"/>"intents": { "accept": false, "release": true },</text:p>
      <text:p text:style-name="Standard"><text:s text:c="4"/>"releaseKind": "ship"</text:p>
      <text:p text:style-name="Standard"><text:s text:c="2"/>},</text:p>
      <text:p text:style-name="Standard"><text:s text:c="2"/>"capacity": { "depth": 1, "maxStack": 1 },</text:p>
      <text:p text:style-name="Standard"><text:s text:c="2"/>"state": { "goodsTypeCurrent": null, "stackHeights": [1], "acceptWindow": {"enabled": false, "reason": null}, "releaseWindow": {"enabled": true, "reason": null} },</text:p>
      <text:p text:style-name="Standard"><text:s text:c="2"/>"tags": {</text:p>
      <text:p text:style-name="Standard"><text:s text:c="4"/>"computedAt": "2025-10-14T10:02:01Z",</text:p>
      <text:p text:style-name="Standard"><text:s text:c="4"/>"display": { "state": "QUEUED" },</text:p>
      <text:p text:style-name="Standard"><text:s text:c="4"/>"summary": { "GOODS_TYPE": "EUR_PAL", "SOURCE": "PROD1_P3", "TARGET": "SHIP_BUF_L3", "LINE_ID": "L1" }</text:p>
      <text:p text:style-name="Standard"><text:s text:c="2"/>}</text:p>
      <text:p text:style-name="Standard">}</text:p>
      <text:p text:style-name="Standard"><draw:rect text:anchor-type="as-char" style:rel-width="100%" draw:z-index="32" draw:style-name="gr1" draw:text-style-name="P534" svg:width="0.0012in" svg:height="0.0213in"><text:p/></draw:rect></text:p>
      <text:p text:style-name="P533"><text:bookmark text:name="_xk2ovwt9tvwt"/><text:span text:style-name="T1">8. Zasady jakości danych i bezpieczeństwa operacji</text:span></text:p>
      <text:list xml:id="list1355339471" text:style-name="WWNum102">
        <text:list-item>
          <text:p text:style-name="P63"><text:span text:style-name="T5">Zmiana typu/pojemności</text:span> tylko gdy brak inflight; w przeciwnym razie blokada i wpis <text:span text:style-name="T8">OCCUPANCY_EDIT_CONFLICT_INFLIGHT</text:span>.</text:p>
        </text:list-item>
        <text:list-item>
          <text:p text:style-name="P229"><text:span text:style-name="T5">Okna przyjęć/wydań</text:span> muszą być spójne z intencjami (lustrzane odwzorowanie); UI nie zapisuje innych pól runtime.</text:p>
        </text:list-item>
        <text:list-item>
          <text:p text:style-name="P229"><text:span text:style-name="T5">Widoki pochodne (</text:span><text:span text:style-name="T9">view.*</text:span><text:span text:style-name="T5">)</text:span> wyliczane deterministycznie w module 1‑WS.</text:p>
        </text:list-item>
        <text:list-item>
          <text:p text:style-name="P229"><text:span text:style-name="T5">Tryb MANUAL:</text:span></text:p>
          <text:list>
            <text:list-item>
              <text:p text:style-name="P506">Respektuje <text:span text:style-name="T8">manualRouting.push/pull</text:span>; brak uprawnień → <text:span text:style-name="T8">MANUAL_*_NOT_ALLOWED</text:span>.</text:p>
            </text:list-item>
            <text:list-item>
              <text:p text:style-name="P506">WALIDACJE: <text:span text:style-name="T8">accept/release</text:span> okna, pojemność celu, typ zgodny (<text:span text:style-name="T8">TYPE_MISMATCH/TYPE_REQUIRED</text:span>), zasady autobindu.</text:p>
            </text:list-item>
            <text:list-item>
              <text:p text:style-name="P519"><text:soft-page-break/>Niejednoznaczna intencja (<text:span text:style-name="T8">accept=true</text:span> i <text:span text:style-name="T8">release=true</text:span> jednocześnie) → <text:span text:style-name="T8">AMBIGUOUS_INTENT</text:span>.</text:p>
            </text:list-item>
          </text:list>
        </text:list-item>
      </text:list>
      <text:p text:style-name="Standard"/>
      <text:p text:style-name="Standard"/>
      <text:p text:style-name="Standard">—--------</text:p>
      <text:p text:style-name="Standard"/>
      <text:p text:style-name="P530"><text:bookmark text:name="_dld8rdw06d3a"/><text:span text:style-name="T16">Specyfikacja RDS — Wersja Bazowa (1‑WS)</text:span></text:p>
      <text:p text:style-name="P2"><text:span text:style-name="T5">Status:</text:span> baza projektu • <text:span text:style-name="T5">Data:</text:span> 2025‑10‑14 • <text:span text:style-name="T5">Model danych:</text:span> 1‑WS (one worksite per place)</text:p>
      <text:p text:style-name="Standard"><draw:rect text:anchor-type="as-char" style:rel-width="100%" draw:z-index="33" draw:style-name="gr1" draw:text-style-name="P534" svg:width="0.0012in" svg:height="0.0213in"><text:p/></draw:rect></text:p>
      <text:p text:style-name="P533"><text:bookmark text:name="_h1ldkmqa9gqn"/><text:span text:style-name="T1">0. Cel i zakres</text:span></text:p>
      <text:p text:style-name="P2">Celem dokumentu jest zdefiniowanie kompletnej, implementowalnej specyfikacji systemu logistyki wewnętrznej opartej o RDS w wariancie <text:span text:style-name="T5">1‑WS</text:span> (jeden worksite na miejsce, wspólny moduł UI+Occupancy). Dokument jest <text:span text:style-name="T5">źródłem prawdy</text:span> dla: encji i modelu danych, reguł wyboru celu (targetRules), przepływów (flows), zachowań UI, trybu ręcznego (MANUAL: pull/push), słownika błędów, przykładowych payloadów oraz zasad jakości danych, testowania i odporności operacyjnej.</text:p>
      <text:p text:style-name="Standard"><draw:rect text:anchor-type="as-char" style:rel-width="100%" draw:z-index="34" draw:style-name="gr1" draw:text-style-name="P534" svg:width="0.0012in" svg:height="0.0213in"><text:p/></draw:rect></text:p>
      <text:p text:style-name="P533"><text:bookmark text:name="_enlggo7d7cb3"/><text:span text:style-name="T1">1. Architektura logiczna</text:span></text:p>
      <text:p text:style-name="P2"><text:span text:style-name="T5">Place</text:span> — logiczne miejsce procesu (np. <text:span text:style-name="T8">EMPTY_BUF_L1</text:span>, <text:span text:style-name="T8">PROD1_P3</text:span>, <text:span text:style-name="T8">WRAP</text:span>, <text:span text:style-name="T8">STRAP1</text:span>, <text:span text:style-name="T8">SHIP_BUF_L3</text:span>, <text:span text:style-name="T8">G_BUF_L1</text:span>). Każde <text:span text:style-name="T5">Place</text:span> ma <text:span text:style-name="T5">jeden worksite</text:span> o identyfikatorze równym <text:span text:style-name="T8">placeId</text:span>.</text:p>
      <text:p text:style-name="P2"><text:span text:style-name="T5">Worksite (1‑WS)</text:span> — posiada <text:span text:style-name="T5">dwa zbiory danych</text:span>:</text:p>
      <text:list xml:id="list4183174683" text:style-name="WWNum64">
        <text:list-item>
          <text:p text:style-name="P64"><text:span text:style-name="T5">content</text:span> — źródło prawdy: decyzje UI (intencje i tryb), pojemność, zajętość i widoki pochodne.</text:p>
        </text:list-item>
        <text:list-item>
          <text:p text:style-name="P377"><text:span text:style-name="T5">tags</text:span> — prezentacja decyzji i runtime z Orchestratora (stany, podsumowania, powody blokad, telemetria zadań).</text:p>
        </text:list-item>
      </text:list>
      <text:p text:style-name="P2"><text:span text:style-name="T5">Task</text:span> — instancja zlecenia transportowego w RDS. Dane runtime mogą być osadzane w <text:span text:style-name="T8">status_description</text:span> taska.</text:p>
      <text:p text:style-name="P531"><text:bookmark text:name="_szxvfam629ky"/><text:span text:style-name="T2">Minimalny runtime w tasku (status_description)</text:span></text:p>
      <text:p text:style-name="P2">Sygnał minimalny zadania wykorzystywany do prezentacji w <text:span text:style-name="T8">tags.runtime</text:span> i do bezpiecznego przerywania:</text:p>
      <text:p text:style-name="Standard">{</text:p>
      <text:p text:style-name="Standard"><text:s text:c="2"/>"canInterruptSafely": true,</text:p>
      <text:p text:style-name="Standard"><text:s text:c="2"/>"phase": "ENROUTE|AT_SOURCE|LOADED|ENROUTE_TO_TARGET|AT_TARGET",</text:p>
      <text:p text:style-name="Standard"><text:s text:c="2"/>"hints": ["&lt;opcjonalnie&gt;"]</text:p>
      <text:p text:style-name="Standard">}</text:p>
      <text:p text:style-name="P2"><text:span text:style-name="T5">Mapowanie do UI:</text:span></text:p>
      <text:list xml:id="list2118015221" text:style-name="WWNum106">
        <text:list-item>
          <text:p text:style-name="P65"><text:span text:style-name="T8">tags.runtime.canCancelSafely = status_description.canInterruptSafely</text:span></text:p>
        </text:list-item>
        <text:list-item>
          <text:p text:style-name="P230"><text:span text:style-name="T8">tags.runtime.phase = status_description.phase</text:span></text:p>
        </text:list-item>
        <text:list-item>
          <text:p text:style-name="P378"><text:span text:style-name="T8">display.state</text:span> (NONE|BLOCKED|QUEUED|ACTIVE) — na podstawie aktywności tasków i decyzji Orchestratora.</text:p>
        </text:list-item>
      </text:list>
      <text:p text:style-name="P531"><text:bookmark text:name="_3e9fjwh59pny"/><text:span text:style-name="T2">Zasady globalne</text:span></text:p>
      <text:list xml:id="list456331267" text:style-name="WWNum14">
        <text:list-item>
          <text:p text:style-name="P66"><text:span text:style-name="T5">Deterministyczność</text:span>: dla tych samych danych wejściowych wybór celu jest deterministyczny.</text:p>
        </text:list-item>
        <text:list-item>
          <text:p text:style-name="P231"><text:span text:style-name="T5">Czasy</text:span>: ISO‑8601 (UTC, sufiks <text:span text:style-name="T8">Z</text:span>).</text:p>
        </text:list-item>
        <text:list-item>
          <text:p text:style-name="P379"><text:span text:style-name="T5">Enumy</text:span>: <text:span text:style-name="T8">route.mode = AUTO|MANUAL</text:span>, <text:span text:style-name="T8">releaseKind = auto|ship|waste</text:span>, <text:span text:style-name="T8">runtime.phase = ENROUTE|AT_SOURCE|LOADED|ENROUTE_TO_TARGET|AT_TARGET</text:span>.</text:p>
        </text:list-item>
      </text:list>
      <text:p text:style-name="Standard"><draw:rect text:anchor-type="as-char" style:rel-width="100%" draw:z-index="35" draw:style-name="gr1" draw:text-style-name="P534" svg:width="0.0012in" svg:height="0.0213in"><text:p/></draw:rect></text:p>
      <text:p text:style-name="P533"><text:bookmark text:name="_y6oqt4fh02pj"/><text:soft-page-break/><text:span text:style-name="T1">2. Przykład referencyjny procesu</text:span></text:p>
      <text:p text:style-name="P531"><text:bookmark text:name="_h54dlgloxq3p"/><text:span text:style-name="T2">2.1 Typy towarów</text:span></text:p>
      <text:list xml:id="list3802982718" text:style-name="WWNum51">
        <text:list-item>
          <text:p text:style-name="P67"><text:span text:style-name="T8">EUR_PAL</text:span> — paleta EUR (stack do 3)</text:p>
        </text:list-item>
        <text:list-item>
          <text:p text:style-name="P232"><text:span text:style-name="T8">BOX</text:span> — skrzynia (stack do 2)</text:p>
        </text:list-item>
        <text:list-item>
          <text:p text:style-name="P380"><text:span text:style-name="T8">G_A</text:span>, <text:span text:style-name="T8">G_B</text:span> — materiały „G” (stack 1–2 zależnie od konfiguracji)</text:p>
        </text:list-item>
      </text:list>
      <text:p text:style-name="P531"><text:bookmark text:name="_lxf8su6g1eo4"/><text:span text:style-name="T2">2.2 Miejsca procesu</text:span></text:p>
      <text:p text:style-name="P2"><text:span text:style-name="T8">EMPTY_BUF_L*</text:span>, <text:span text:style-name="T8">PROD*_P1</text:span> (wejście), <text:span text:style-name="T8">PROD*_P3</text:span> (wyjście), <text:span text:style-name="T8">PROD*_G*</text:span> (gniazda G), <text:span text:style-name="T8">WRAP</text:span> (owijarka z buforem), <text:span text:style-name="T8">STRAP1/2</text:span> (spinanie), <text:span text:style-name="T8">SHIP_BUF_L*</text:span> (bufor wysyłki), <text:span text:style-name="T8">SHIP1</text:span> (stacja wysyłki), <text:span text:style-name="T8">WASTE_BUF_L*</text:span> (odpad).</text:p>
      <text:p text:style-name="P531"><text:bookmark text:name="_hkowe0jd6zox"/><text:span text:style-name="T2">2.3 Polityka lane (autobind)</text:span></text:p>
      <text:list xml:id="list731092670" text:style-name="WWNum156">
        <text:list-item>
          <text:p text:style-name="P68"><text:span text:style-name="T8">EMPTY_BUF</text:span> — <text:span text:style-name="T8">allowAutobindWhenEmpty=false</text:span> (typ lane deklarowany ręcznie; brak autobindu)</text:p>
        </text:list-item>
        <text:list-item>
          <text:p text:style-name="P381"><text:span text:style-name="T8">G_BUF</text:span> / <text:span text:style-name="T8">SHIP_BUF</text:span> — <text:span text:style-name="T8">allowAutobindWhenEmpty=true</text:span> (pierwsze przyjęcie przypisuje typ do opróżnienia lane)</text:p>
        </text:list-item>
      </text:list>
      <text:p text:style-name="P531"><text:bookmark text:name="_v0iqialeha5g"/><text:span text:style-name="T2">2.4 Przepływy (skrót)</text:span></text:p>
      <text:list xml:id="list1032389458" text:style-name="WWNum175">
        <text:list-item>
          <text:p text:style-name="P69"><text:span text:style-name="T5">EUR_PAL</text:span>: <text:span text:style-name="T8">EMPTY_BUF → PROD_P1</text:span> (pull), następnie <text:span text:style-name="T8">PROD_P3 → WRAP → STRAP(line) → SHIP_BUF → SALES</text:span> (push)</text:p>
        </text:list-item>
        <text:list-item>
          <text:p text:style-name="P233"><text:span text:style-name="T5">BOX</text:span>: <text:span text:style-name="T8">EMPTY_BUF → PROD_P1</text:span> (pull), następnie <text:span text:style-name="T8">PROD_P3 → STRAP(line) → SHIP_BUF → SALES</text:span> (push)</text:p>
        </text:list-item>
        <text:list-item>
          <text:p text:style-name="P382"><text:span text:style-name="T5">G_A/G_B</text:span>: <text:span text:style-name="T8">G_BUF → PROD_G</text:span> (pull z produkcji; <text:span text:style-name="T8">G_BUF</text:span> to zawsze źródło)</text:p>
        </text:list-item>
      </text:list>
      <text:p text:style-name="P531"><text:bookmark text:name="_8nremee9h3h8"/><text:span text:style-name="T2">2.5 Scenariusz testowy (skrót)</text:span></text:p>
      <text:list xml:id="list2284745289" text:style-name="WWNum52">
        <text:list-item>
          <text:p text:style-name="P70"><text:span text:style-name="T8">PROD1_P1</text:span>: <text:span text:style-name="T8">accept=true</text:span> + <text:span text:style-name="T8">goodsTypeSelected=EUR_PAL</text:span> ⇒ wydanie pustej z <text:span text:style-name="T8">EMPTY_BUF</text:span>.</text:p>
        </text:list-item>
        <text:list-item>
          <text:p text:style-name="P234"><text:span text:style-name="T8">PROD1_P3</text:span>: <text:span text:style-name="T8">release=true</text:span>, <text:span text:style-name="T8">releaseKind=auto</text:span> ⇒ <text:span text:style-name="T8">WRAP</text:span> (lub jej bufor gdy zajęta).</text:p>
        </text:list-item>
        <text:list-item>
          <text:p text:style-name="P383"><text:span text:style-name="T8">WRAP → STRAP1</text:span> (mapowanie linii), <text:span text:style-name="T8">STRAP1 → SHIP_BUF</text:span> (autobind), <text:span text:style-name="T8">SHIP_BUF → SHIP1</text:span> (<text:span text:style-name="T8">releaseKind=ship</text:span>).</text:p>
        </text:list-item>
      </text:list>
      <text:p text:style-name="Standard"><draw:rect text:anchor-type="as-char" style:rel-width="100%" draw:z-index="36" draw:style-name="gr1" draw:text-style-name="P534" svg:width="0.0012in" svg:height="0.0213in"><text:p/></draw:rect></text:p>
      <text:p text:style-name="P533"><text:bookmark text:name="_5chltm7152g"/><text:span text:style-name="T1">3. Model danych (1‑WS)</text:span></text:p>
      <text:p text:style-name="P531"><text:bookmark text:name="_rjc9rir0kzg3"/><text:span text:style-name="T2">3.1 </text:span><text:span text:style-name="T13">&lt;PLACE&gt;.content</text:span><text:span text:style-name="T2"> — UI + Occupancy</text:span></text:p>
      <text:p text:style-name="Standard">{</text:p>
      <text:p text:style-name="Standard"><text:s text:c="2"/>"placeId": "&lt;PLACE_ID&gt;",</text:p>
      <text:p text:style-name="Standard"><text:s text:c="2"/>"ts": "&lt;ISO8601&gt;",</text:p>
      <text:p text:style-name="Standard"><text:s text:c="2"/>"ui": {</text:p>
      <text:p text:style-name="Standard"><text:s text:c="4"/>"goodsTypeSelected": "&lt;TYPE|null&gt;",</text:p>
      <text:p text:style-name="Standard"><text:s text:c="4"/>"route": { "mode": "AUTO|MANUAL", "manualTarget": "&lt;PLACE_ID|null&gt;", "manualSource": "&lt;PLACE_ID|null&gt;" },</text:p>
      <text:p text:style-name="Standard"><text:s text:c="4"/>"intents": { "accept": false, "release": false, "demand": false, "shipment": false },</text:p>
      <text:p text:style-name="Standard"><text:s text:c="4"/>"lanePolicy": { "allowAutobindWhenEmpty": false, "declaredTypeEditable": true },</text:p>
      <text:p text:style-name="Standard"><text:s text:c="4"/>"releaseKind": "auto|ship|waste|null"</text:p>
      <text:p text:style-name="Standard"><text:s text:c="2"/>},</text:p>
      <text:p text:style-name="Standard"><text:s text:c="2"/>"capacity": { "depth": 0, "maxStack": 0 },</text:p>
      <text:p text:style-name="Standard"><text:s text:c="2"/>"state": {</text:p>
      <text:p text:style-name="Standard"><text:soft-page-break/><text:s text:c="4"/>"goodsTypeCurrent": "&lt;TYPE|null&gt;",</text:p>
      <text:p text:style-name="Standard"><text:s text:c="4"/>"stackHeights": [0],</text:p>
      <text:p text:style-name="Standard"><text:s text:c="4"/>"acceptWindow": <text:s/>{ "enabled": true, <text:s/>"reason": null },</text:p>
      <text:p text:style-name="Standard"><text:s text:c="4"/>"releaseWindow": { "enabled": true, <text:s/>"reason": null }</text:p>
      <text:p text:style-name="Standard"><text:s text:c="2"/>},</text:p>
      <text:p text:style-name="Standard"><text:s text:c="2"/>"locks": { "blocked": false, "blockedReason": null },</text:p>
      <text:p text:style-name="Standard"><text:s text:c="2"/>"view": {</text:p>
      <text:p text:style-name="Standard"><text:s text:c="4"/>"totalSlots": 0,</text:p>
      <text:p text:style-name="Standard"><text:s text:c="4"/>"occupiedSlots": 0,</text:p>
      <text:p text:style-name="Standard"><text:s text:c="4"/>"freeSlots": 0,</text:p>
      <text:p text:style-name="Standard"><text:s text:c="4"/>"inflightInbound": 0,</text:p>
      <text:p text:style-name="Standard"><text:s text:c="4"/>"inflightOutbound": 0</text:p>
      <text:p text:style-name="Standard"><text:s text:c="2"/>},</text:p>
      <text:p text:style-name="Standard"><text:s text:c="2"/>"stale": false,</text:p>
      <text:p text:style-name="Standard"><text:s text:c="2"/>"errors": []</text:p>
      <text:p text:style-name="Standard">}</text:p>
      <text:p text:style-name="P2"><text:span text:style-name="T5">Semantyka:</text:span></text:p>
      <text:list xml:id="list950316249" text:style-name="WWNum123">
        <text:list-item>
          <text:p text:style-name="P71"><text:span text:style-name="T8">ui.*</text:span> — decyzje operatora (w tym impulsy: <text:span text:style-name="T8">demand</text:span> dla P1 i <text:span text:style-name="T8">shipment</text:span> dla P3; po zapisie UI zeruje je do <text:span text:style-name="T8">false</text:span>).</text:p>
        </text:list-item>
        <text:list-item>
          <text:p text:style-name="P235"><text:span text:style-name="T8">capacity</text:span> — pojemność wg konfiguracji <text:span text:style-name="T8">places</text:span>, utrzymywana lokalnie dla spójnego obrazu.</text:p>
        </text:list-item>
        <text:list-item>
          <text:p text:style-name="P235"><text:span text:style-name="T8">state.*</text:span> — faktyczny typ lane i zajętość; okna przyjęć/wydań są lustrzane wobec <text:span text:style-name="T8">ui.intents</text:span>.</text:p>
        </text:list-item>
        <text:list-item>
          <text:p text:style-name="P384"><text:span text:style-name="T8">view.*</text:span> — pochodne pola (wzory poniżej).</text:p>
        </text:list-item>
      </text:list>
      <text:p text:style-name="P2"><text:span text:style-name="T5">Wzory:</text:span></text:p>
      <text:list xml:id="list1802888001" text:style-name="WWNum115">
        <text:list-item>
          <text:p text:style-name="P72"><text:span text:style-name="T8">totalSlots = capacity.depth × capacity.maxStack</text:span></text:p>
        </text:list-item>
        <text:list-item>
          <text:p text:style-name="P236"><text:span text:style-name="T8">occupiedSlots = sum(state.stackHeights)</text:span></text:p>
        </text:list-item>
        <text:list-item>
          <text:p text:style-name="P385"><text:span text:style-name="T8">freeSlots = totalSlots - occupiedSlots</text:span></text:p>
        </text:list-item>
      </text:list>
      <text:p text:style-name="P531"><text:bookmark text:name="_hyt2t0m1n1aa"/><text:span text:style-name="T2">3.2 Zasady aktualizacji</text:span></text:p>
      <text:list xml:id="list2785397272" text:style-name="WWNum11">
        <text:list-item>
          <text:p text:style-name="P73"><text:span text:style-name="T5">Intencje → okna</text:span>: <text:span text:style-name="T8">state.acceptWindow.enabled = ui.intents.accept</text:span>; <text:span text:style-name="T8">state.releaseWindow.enabled = ui.intents.release</text:span>.</text:p>
        </text:list-item>
        <text:list-item>
          <text:p text:style-name="P237"><text:span text:style-name="T5">Zmiana typu lane (RESET_ON_TYPE_CHANGE)</text:span>:</text:p>
          <text:list>
            <text:list-item>
              <text:p text:style-name="P507">wczytaj pojemność z <text:span text:style-name="T8">places</text:span> dla danego typu,</text:p>
            </text:list-item>
            <text:list-item>
              <text:p text:style-name="P507">ustaw <text:span text:style-name="T8">state.goodsTypeCurrent = ui.goodsTypeSelected</text:span>,</text:p>
            </text:list-item>
            <text:list-item>
              <text:p text:style-name="P507">zresetuj <text:span text:style-name="T8">state.stackHeights</text:span> do <text:span text:style-name="T8">[0,…]</text:span> (dł. = <text:span text:style-name="T8">capacity.depth</text:span>).</text:p>
            </text:list-item>
          </text:list>
        </text:list-item>
        <text:list-item>
          <text:p text:style-name="P237"><text:span text:style-name="T5">Inflight safety</text:span>: jeśli <text:span text:style-name="T8">view.inflightInbound&gt;0</text:span> lub <text:span text:style-name="T8">view.inflightOutbound&gt;0</text:span> — odrzuć zmianę typu/pojemności/stacków (<text:span text:style-name="T8">errors += OCCUPANCY_EDIT_CONFLICT_INFLIGHT</text:span>).</text:p>
        </text:list-item>
        <text:list-item>
          <text:p text:style-name="P386"><text:span text:style-name="T5">Edycja zajętości</text:span>: UI edytuje <text:span text:style-name="T8">state.stackHeights</text:span> wprost; moduł waliduje zakres i długości.</text:p>
        </text:list-item>
      </text:list>
      <text:p text:style-name="P531"><text:bookmark text:name="_k3k2abc52z61"/><text:soft-page-break/><text:span text:style-name="T2">3.3 </text:span><text:span text:style-name="T13">&lt;PLACE&gt;.tags</text:span><text:span text:style-name="T2"> — prezentacja decyzji i runtime</text:span></text:p>
      <text:p text:style-name="Standard">{</text:p>
      <text:p text:style-name="Standard"><text:s text:c="2"/>"computedAt": "&lt;ISO8601&gt;",</text:p>
      <text:p text:style-name="Standard"><text:s text:c="2"/>"display": { "state": "NONE|BLOCKED|QUEUED|ACTIVE" },</text:p>
      <text:p text:style-name="Standard"><text:s text:c="2"/>"summary": { "GOODS_TYPE": "&lt;TYPE&gt;", "SOURCE": "&lt;PLACE_ID&gt;", "TARGET": "&lt;PLACE_ID&gt;", "LINE_ID": "L1|L2|null" },</text:p>
      <text:p text:style-name="Standard"><text:s text:c="2"/>"blocked": { "reasons": ["&lt;CODES&gt;"] },</text:p>
      <text:p text:style-name="Standard"><text:s text:c="2"/>"runtime": { "agvAssigned": true, "canCancelSafely": true, "phase": "ENROUTE|AT_SOURCE|LOADED|ENROUTE_TO_TARGET|AT_TARGET" },</text:p>
      <text:p text:style-name="Standard"><text:s text:c="2"/>"decision": { "taskRecordId": "&lt;id|null&gt;", "at": "&lt;ISO8601&gt;", "result": "OK|ERROR" },</text:p>
      <text:p text:style-name="Standard"><text:s text:c="2"/>"preview": { "action": "NONE|CREATE_TASK|CANCEL_TASK", "reason": ["&lt;codes&gt;"], "dependsOn": ["&lt;PLACE_ID&gt;"] }</text:p>
      <text:p text:style-name="Standard">}</text:p>
      <text:p text:style-name="P526">Pole <text:span text:style-name="T8">preview</text:span> jest <text:span text:style-name="T5">opcjonalnym rozszerzeniem</text:span> pomagającym UI pokazywać „dokąd i dlaczego” zanim decyzja zostanie wykonana.</text:p>
      <text:p text:style-name="P531"><text:bookmark text:name="_plrj2hsu1brb"/><text:span text:style-name="T2">3.4 Testowalność i idempotencja</text:span></text:p>
      <text:list xml:id="list2788284900" text:style-name="WWNum37">
        <text:list-item>
          <text:p text:style-name="P74"><text:span text:style-name="T8">display.state=BLOCKED</text:span> ⇒ <text:span text:style-name="T8">blocked.reasons[]</text:span> jest obowiązkowe.</text:p>
        </text:list-item>
        <text:list-item>
          <text:p text:style-name="P238"><text:span text:style-name="T8">display.state=QUEUED|ACTIVE</text:span> ⇒ <text:span text:style-name="T8">summary</text:span> zawiera <text:span text:style-name="T6">wyłącznie</text:span>: <text:span text:style-name="T8">GOODS_TYPE</text:span>, <text:span text:style-name="T8">SOURCE</text:span>, <text:span text:style-name="T8">TARGET</text:span>, <text:span text:style-name="T8">LINE_ID</text:span>.</text:p>
        </text:list-item>
        <text:list-item>
          <text:p text:style-name="P238">Orchestrator nie tworzy duplikatów (sprawdza brak aktywnego/QUEUED z identycznym <text:span text:style-name="T8">GOODS_TYPE/SOURCE/TARGET</text:span> (+/‑ <text:span text:style-name="T8">LINE_ID</text:span>)).</text:p>
        </text:list-item>
        <text:list-item>
          <text:p text:style-name="P387">Zapisy w <text:span text:style-name="T8">tags</text:span> są idempotentne.</text:p>
        </text:list-item>
      </text:list>
      <text:p text:style-name="P531"><text:bookmark text:name="_rrxnwe2cj9qb"/><text:span text:style-name="T2">3.5 Słownik kodów (blokady/anomalie)</text:span></text:p>
      <text:p text:style-name="P2"><text:span text:style-name="T5">Blokady routingu/warunków:</text:span> <text:span text:style-name="T8">NO_LANE_FOR_TYPE</text:span>, <text:span text:style-name="T8">LANE_NOT_RELEASE</text:span>, <text:span text:style-name="T8">DEST_BLOCKED</text:span>, <text:span text:style-name="T8">DEST_NO_ACCEPT</text:span>, <text:span text:style-name="T8">NO_FREE_CAPACITY</text:span>, <text:span text:style-name="T8">TUNNEL_FULL</text:span>, <text:span text:style-name="T8">OVERFLOW_FULL</text:span>, <text:span text:style-name="T8">SHIP_OVERFLOW</text:span>, <text:span text:style-name="T8">WRAP_BUSY</text:span>, <text:span text:style-name="T8">OCCUPANCY_EDIT_INVALID_CAPACITY</text:span>, <text:span text:style-name="T8">OCCUPANCY_EDIT_CONFLICT_INFLIGHT</text:span>, <text:span text:style-name="T8">OCCUPANCY_EDIT_OUT_OF_RANGE</text:span>, <text:span text:style-name="T8">MANUAL_SOURCE_NOT_ALLOWED</text:span>, <text:span text:style-name="T8">MANUAL_TARGET_NOT_ALLOWED</text:span>, <text:span text:style-name="T8">MANUAL_SOURCE_UNAVAILABLE</text:span>, <text:span text:style-name="T8">MANUAL_TARGET_UNAVAILABLE</text:span>, <text:span text:style-name="T8">TYPE_MISMATCH</text:span>, <text:span text:style-name="T8">TYPE_REQUIRED</text:span>, <text:span text:style-name="T8">AMBIGUOUS_INTENT</text:span>.</text:p>
      <text:p text:style-name="P2"><text:span text:style-name="T5">Skróty/anomalie danych:</text:span> <text:span text:style-name="T8">OCCUPANCY_RESET_ON_TYPE_CHANGE</text:span>.</text:p>
      <text:p text:style-name="Standard"><draw:rect text:anchor-type="as-char" style:rel-width="100%" draw:z-index="37" draw:style-name="gr1" draw:text-style-name="P534" svg:width="0.0012in" svg:height="0.0213in"><text:p/></draw:rect></text:p>
      <text:p text:style-name="P533"><text:bookmark text:name="_o06r7n6hn3p4"/><text:span text:style-name="T1">4. Mapowanie interakcji UI → zachowania</text:span></text:p>
      <text:list xml:id="list4180912909" text:style-name="WWNum31">
        <text:list-item>
          <text:p text:style-name="P75"><text:span text:style-name="T9">PROD*_P1</text:span><text:span text:style-name="T5"> (pull pustych)</text:span>: operator wybiera <text:span text:style-name="T8">ui.goodsTypeSelected</text:span> i ustawia <text:span text:style-name="T8">ui.intents.accept=true</text:span>. Cel dobiera reguła <text:span text:style-name="T8">emptyLaneByDeclaredType</text:span> na <text:span text:style-name="T8">EMPTY_BUF</text:span>.</text:p>
        </text:list-item>
        <text:list-item>
          <text:p text:style-name="P239"><text:span text:style-name="T9">PROD*_P3</text:span><text:span text:style-name="T5"> (push gotowego)</text:span>: operator <text:span text:style-name="T8">ui.intents.release=true</text:span> (<text:span text:style-name="T8">releaseKind=auto|waste|ship</text:span>); dla <text:span text:style-name="T8">EUR_PAL</text:span> krok → <text:span text:style-name="T8">WRAP</text:span> jest obowiązkowy.</text:p>
        </text:list-item>
        <text:list-item>
          <text:p text:style-name="P239"><text:span text:style-name="T9">PROD***_G*****</text:span><text:span text:style-name="T5"> (pull G)</text:span>: <text:span text:style-name="T8">ui.goodsTypeSelected = G_A|G_B</text:span> + <text:span text:style-name="T8">accept=true</text:span> tworzy żądanie z <text:span text:style-name="T8">G_BUF</text:span> lane zgodnym typem.</text:p>
        </text:list-item>
        <text:list-item>
          <text:p text:style-name="P239"><text:span text:style-name="T9">EMPTY_BUF_L*</text:span><text:span text:style-name="T5"> (źródło ręczne)</text:span>: <text:span text:style-name="T8">allowAutobindWhenEmpty=false</text:span>; typ lane deklarowany ręcznie; zwykle <text:span text:style-name="T8">release=true</text:span>.</text:p>
        </text:list-item>
        <text:list-item>
          <text:p text:style-name="P239"><text:span text:style-name="T9">G_BUF_L*</text:span><text:span text:style-name="T5"> (źródło G)</text:span>: <text:span text:style-name="T8">allowAutobindWhenEmpty=true</text:span>; zwykle <text:span text:style-name="T8">release=true</text:span>; brak <text:span text:style-name="T8">accept=true</text:span>.</text:p>
        </text:list-item>
        <text:list-item>
          <text:p text:style-name="P388"><text:span text:style-name="T9">SHIP_BUF_L*</text:span>: wielotypowość per alejka (autobind); <text:span text:style-name="T8">accept</text:span> sterowalne per alejka; wywóz przez <text:span text:style-name="T8">release=true</text:span> + <text:span text:style-name="T8">releaseKind=ship</text:span>.</text:p>
        </text:list-item>
      </text:list>
      <text:p text:style-name="P531"><text:bookmark text:name="_s383mcixcevy"/><text:span text:style-name="T2">4.1 Tryb MANUAL — przywóz (pull) i wywóz (push)</text:span></text:p>
      <text:p text:style-name="P2"><text:span text:style-name="T5">Pull (</text:span><text:span text:style-name="T9">manualSource</text:span><text:span text:style-name="T5">)</text:span> — na <text:span text:style-name="T5">miejscu docelowym</text:span>:</text:p>
      <text:list xml:id="list3294505876" text:style-name="WWNum66">
        <text:list-item>
          <text:p text:style-name="P76"><text:span text:style-name="T8">ui.intents.accept=true</text:span>, <text:span text:style-name="T8">ui.route.mode=MANUAL</text:span>, <text:span text:style-name="T8">ui.route.manualSource="&lt;PLACE&gt;"</text:span>.</text:p>
        </text:list-item>
        <text:list-item>
          <text:p text:style-name="P240">Walidacje: uprawnienia <text:span text:style-name="T8">manualRouting.pull[DEST]</text:span>, <text:span text:style-name="T8">DEST.view.freeSlots&gt;0</text:span>, <text:span text:style-name="T8">DEST.state.acceptWindow.enabled=true</text:span>, <text:span text:style-name="T8">manualSource.state.releaseWindow.enabled=true</text:span>.</text:p>
        </text:list-item>
        <text:list-item>
          <text:p text:style-name="P240">Zgodność typu: <text:span text:style-name="T8">GOODS_TYPE = DEST.ui.goodsTypeSelected ?? manualSource.state.goodsTypeCurrent</text:span>; brak typu → <text:span text:style-name="T8">TYPE_REQUIRED</text:span>, niezgodność → <text:span text:style-name="T8">TYPE_MISMATCH</text:span>.</text:p>
        </text:list-item>
        <text:list-item>
          <text:p text:style-name="P389">Jeśli <text:span text:style-name="T8">DEST.allowAutobindWhenEmpty=true</text:span> i jest puste, dopuszczalny autobind typu.</text:p>
        </text:list-item>
      </text:list>
      <text:p text:style-name="P2"><text:soft-page-break/><text:span text:style-name="T5">Push (</text:span><text:span text:style-name="T9">manualTarget</text:span><text:span text:style-name="T5">)</text:span> — na <text:span text:style-name="T5">miejscu źródłowym</text:span>:</text:p>
      <text:list xml:id="list2188557160" text:style-name="WWNum30">
        <text:list-item>
          <text:p text:style-name="P77"><text:span text:style-name="T8">ui.intents.release=true</text:span>, <text:span text:style-name="T8">ui.route.mode=MANUAL</text:span>, <text:span text:style-name="T8">ui.route.manualTarget="&lt;PLACE&gt;"</text:span>.</text:p>
        </text:list-item>
        <text:list-item>
          <text:p text:style-name="P241">Walidacje: uprawnienia <text:span text:style-name="T8">manualRouting.push[SOURCE]</text:span>, <text:span text:style-name="T8">manualTarget.state.acceptWindow.enabled=true</text:span>, <text:span text:style-name="T8">manualTarget.view.freeSlots&gt;0</text:span>, <text:span text:style-name="T8">SOURCE.state.releaseWindow.enabled=true</text:span>.</text:p>
        </text:list-item>
        <text:list-item>
          <text:p text:style-name="P241">Zgodność typu: <text:span text:style-name="T8">GOODS_TYPE = SOURCE.ui.goodsTypeSelected ?? SOURCE.state.goodsTypeCurrent</text:span>; niezgodność → <text:span text:style-name="T8">TYPE_MISMATCH</text:span>.</text:p>
        </text:list-item>
        <text:list-item>
          <text:p text:style-name="P390">Gdy <text:span text:style-name="T8">manualTarget.allowAutobindWhenEmpty=true</text:span> i jest puste — można przypisać typ.</text:p>
        </text:list-item>
      </text:list>
      <text:p text:style-name="P2"><text:span text:style-name="T5">Priorytety i niejednoznaczności:</text:span></text:p>
      <text:list xml:id="list3879038493" text:style-name="WWNum97">
        <text:list-item>
          <text:p text:style-name="P78">Tryb <text:span text:style-name="T5">MANUAL</text:span> ma priorytet nad <text:span text:style-name="T5">AUTO</text:span> dla danego kierunku (pomijamy <text:span text:style-name="T8">targetRules</text:span> w tym kroku).</text:p>
        </text:list-item>
        <text:list-item>
          <text:p text:style-name="P242"><text:span text:style-name="T8">accept=true</text:span> i <text:span text:style-name="T8">release=true</text:span> jednocześnie na tym samym miejscu → <text:span text:style-name="T8">AMBIGUOUS_INTENT</text:span>.</text:p>
        </text:list-item>
        <text:list-item>
          <text:p text:style-name="P391">Niedostępny <text:span text:style-name="T8">manualSource</text:span>/<text:span text:style-name="T8">manualTarget</text:span> → <text:span text:style-name="T8">MANUAL_*_UNAVAILABLE</text:span>.</text:p>
        </text:list-item>
      </text:list>
      <text:p text:style-name="Standard"><draw:rect text:anchor-type="as-char" style:rel-width="100%" draw:z-index="38" draw:style-name="gr1" draw:text-style-name="P534" svg:width="0.0012in" svg:height="0.0213in"><text:p/></draw:rect></text:p>
      <text:p text:style-name="P533"><text:bookmark text:name="_qot7d622gor"/><text:span text:style-name="T1">5. Biblioteka przepływów (flows) i reguł (targetRules)</text:span></text:p>
      <text:p text:style-name="P531"><text:bookmark text:name="_68kjlgzhh061"/><text:span text:style-name="T2">5.1 Flows (skrót)</text:span></text:p>
      <text:list xml:id="list1139986559" text:style-name="WWNum55">
        <text:list-item>
          <text:p text:style-name="P79"><text:span text:style-name="T9">FLOW_EUR_STD</text:span> — <text:span text:style-name="T8">EMPTY_BUF → PROD_P1 → WRAP → STRAP(line) → SHIP_BUF</text:span>.</text:p>
        </text:list-item>
        <text:list-item>
          <text:p text:style-name="P243"><text:span text:style-name="T9">FLOW_BOX_STD</text:span> — <text:span text:style-name="T8">EMPTY_BUF → PROD_P1 → STRAP(line) → SHIP_BUF</text:span>.</text:p>
        </text:list-item>
        <text:list-item>
          <text:p text:style-name="P392"><text:span text:style-name="T9">FLOW_G_STD</text:span> — <text:span text:style-name="T8">G_BUF → PROD_G</text:span>.</text:p>
        </text:list-item>
      </text:list>
      <text:p text:style-name="P531"><text:bookmark text:name="_p6gavt8onttq"/><text:span text:style-name="T2">5.2 TargetRules (definicje)</text:span></text:p>
      <text:list xml:id="list3259964778" text:style-name="WWNum109">
        <text:list-item>
          <text:p text:style-name="P80"><text:span text:style-name="T8">emptyLaneByDeclaredType(GOODS_TYPE)</text:span> — wybiera alejkę w <text:span text:style-name="T8">EMPTY_BUF</text:span> o typie zadeklarowanym na UI; brak autobindu.</text:p>
        </text:list-item>
        <text:list-item>
          <text:p text:style-name="P244"><text:span text:style-name="T8">wrapStationWithBuffer()</text:span> — gdy <text:span text:style-name="T8">WRAP</text:span> zajęta, wybiera jej bufor; inaczej stację.</text:p>
        </text:list-item>
        <text:list-item>
          <text:p text:style-name="P244"><text:span text:style-name="T8">mapLineToStrap(LINE_ID)</text:span> — <text:span text:style-name="T8">L1→STRAP1</text:span>, <text:span text:style-name="T8">L2→STRAP2</text:span>.</text:p>
        </text:list-item>
        <text:list-item>
          <text:p text:style-name="P244"><text:span text:style-name="T8">shipLaneByGoodsOrAssignEmpty(GOODS_TYPE)</text:span> — lane SHIP przypisany do typu i z wolnymi slotami; w p.p. przypisz pierwszy pusty lane (autobind).</text:p>
        </text:list-item>
        <text:list-item>
          <text:p text:style-name="P244"><text:span text:style-name="T8">gLaneByGoodsOrAssignEmpty(GOODS_TYPE)</text:span> — jak wyżej, ale dla <text:span text:style-name="T8">G_BUF</text:span>.</text:p>
        </text:list-item>
        <text:list-item>
          <text:p text:style-name="P244"><text:span text:style-name="T8">shipStationOrOverflow()</text:span> — jeśli stacja ma miejsce – wybierz; w p.p. skieruj na overflow.</text:p>
        </text:list-item>
        <text:list-item>
          <text:p text:style-name="P393"><text:span text:style-name="T8">matchByGoodsType(GOODS_TYPE)</text:span> — filtruje miejsca zdolne obsłużyć dany typ.</text:p>
        </text:list-item>
      </text:list>
      <text:p text:style-name="P531"><text:bookmark text:name="_u4ynz59k5u6"/><text:span text:style-name="T2">5.3 Tasks — mapowanie</text:span></text:p>
      <text:list xml:id="list2077456920" text:style-name="WWNum145">
        <text:list-item>
          <text:p text:style-name="P81"><text:span text:style-name="T8">bring_goods</text:span>: <text:span text:style-name="T8">requiredParams = [GOODS_TYPE,SOURCE,TARGET]</text:span>, <text:span text:style-name="T8">optional=[LINE_ID]</text:span></text:p>
        </text:list-item>
        <text:list-item>
          <text:p text:style-name="P394"><text:span text:style-name="T8">move_goods</text:span>: <text:span text:style-name="T8">requiredParams = [GOODS_TYPE,SOURCE,TARGET]</text:span>, <text:span text:style-name="T8">optional=[LINE_ID]</text:span></text:p>
        </text:list-item>
      </text:list>
      <text:p text:style-name="P531"><text:bookmark text:name="_1x32narxrli5"/><text:span text:style-name="T2">5.4 ManualRouting (uprawnienia)</text:span></text:p>
      <text:p text:style-name="P2">Słownik ograniczający ręczne krawędzie grafu (przykład):</text:p>
      <text:p text:style-name="Standard">{</text:p>
      <text:p text:style-name="Standard"><text:s text:c="2"/>"push": {</text:p>
      <text:p text:style-name="Standard"><text:s text:c="4"/>"PROD1_P3": ["WRAP","STRAP1","SHIP_BUF_L3"],</text:p>
      <text:p text:style-name="Standard"><text:s text:c="4"/>"PROD2_P3": ["STRAP2","SHIP_BUF_L3"],</text:p>
      <text:p text:style-name="Standard"><text:s text:c="4"/>"WRAP": ["STRAP1","STRAP2"],</text:p>
      <text:p text:style-name="Standard"><text:soft-page-break/><text:s text:c="4"/>"STRAP1": ["SHIP_BUF_L3"],</text:p>
      <text:p text:style-name="Standard"><text:s text:c="4"/>"STRAP2": ["SHIP_BUF_L3"]</text:p>
      <text:p text:style-name="Standard"><text:s text:c="2"/>},</text:p>
      <text:p text:style-name="Standard"><text:s text:c="2"/>"pull": {</text:p>
      <text:p text:style-name="Standard"><text:s text:c="4"/>"PROD1_P1": ["EMPTY_BUF_L1","EMPTY_BUF_L2"],</text:p>
      <text:p text:style-name="Standard"><text:s text:c="4"/>"PROD2_P1": ["EMPTY_BUF_L1","EMPTY_BUF_L2"],</text:p>
      <text:p text:style-name="Standard"><text:s text:c="4"/>"PROD1_G1": ["G_BUF_L1","G_BUF_L2"],</text:p>
      <text:p text:style-name="Standard"><text:s text:c="4"/>"PROD1_G2": ["G_BUF_L1","G_BUF_L2"],</text:p>
      <text:p text:style-name="Standard"><text:s text:c="4"/>"PROD2_G1": ["G_BUF_L1","G_BUF_L2"],</text:p>
      <text:p text:style-name="Standard"><text:s text:c="4"/>"PROD2_G2": ["G_BUF_L1","G_BUF_L2"],</text:p>
      <text:p text:style-name="Standard"><text:s text:c="4"/>"STRAP1": ["WRAP"],</text:p>
      <text:p text:style-name="Standard"><text:s text:c="4"/>"STRAP2": ["WRAP"]</text:p>
      <text:p text:style-name="Standard"><text:s text:c="2"/>}</text:p>
      <text:p text:style-name="Standard">}</text:p>
      <text:p text:style-name="P526">W AUTO nadal obowiązują przepływy z 5.1; MANUAL nie pozwala omijać walidacji (okna, pojemność, typy).</text:p>
      <text:p text:style-name="Standard"><draw:rect text:anchor-type="as-char" style:rel-width="100%" draw:z-index="39" draw:style-name="gr1" draw:text-style-name="P534" svg:width="0.0012in" svg:height="0.0213in"><text:p/></draw:rect></text:p>
      <text:p text:style-name="P533"><text:bookmark text:name="_dxl4ly9o6zw6"/><text:span text:style-name="T1">6. Konfiguracja (goods, places)</text:span></text:p>
      <text:p text:style-name="P531"><text:bookmark text:name="_ipi2z55c7eih"/><text:span text:style-name="T2">6.1 Goods (przykład)</text:span></text:p>
      <text:p text:style-name="Standard">[</text:p>
      <text:p text:style-name="Standard"><text:s text:c="2"/>{ "id": "EUR_PAL", "label": "Paleta EUR", <text:s/>"stacking": { "maxStack": 3 } },</text:p>
      <text:p text:style-name="Standard"><text:s text:c="2"/>{ "id": "BOX", <text:s text:c="5"/>"label": "Skrzynia BOX", "stacking": { "maxStack": 2 } },</text:p>
      <text:p text:style-name="Standard"><text:s text:c="2"/>{ "id": "G_A", <text:s text:c="5"/>"label": "Materiał G_A", "stacking": { "maxStack": 1 } },</text:p>
      <text:p text:style-name="Standard"><text:s text:c="2"/>{ "id": "G_B", <text:s text:c="5"/>"label": "Materiał G_B", "stacking": { "maxStack": 2 } }</text:p>
      <text:p text:style-name="Standard">]</text:p>
      <text:p text:style-name="P531"><text:bookmark text:name="_3bsakh8snx78"/><text:span text:style-name="T2">6.2 Places (przykład)</text:span></text:p>
      <text:p text:style-name="Standard">[</text:p>
      <text:p text:style-name="Standard"><text:s text:c="2"/>{ "id": "EMPTY_BUF_L1", "type": "BUFFER_LANE", <text:s/>"worksite": "EMPTY_BUF_L1", "capacity": {"depth": 5, "maxStack": 3}, "defaults": {"allowAutobindWhenEmpty": false} },</text:p>
      <text:p text:style-name="Standard"><text:s text:c="2"/>{ "id": "PROD1_P1", <text:s text:c="4"/>"type": "PROD_SLOT", <text:s text:c="2"/>"worksite": "PROD1_P1", <text:s text:c="4"/>"capacity": {"depth": 1, "maxStack": 1}, "lineId": "L1" },</text:p>
      <text:p text:style-name="Standard"><text:s text:c="2"/>{ "id": "PROD1_P3", <text:s text:c="4"/>"type": "PROD_SLOT", <text:s text:c="2"/>"worksite": "PROD1_P3", <text:s text:c="4"/>"capacity": {"depth": 1, "maxStack": 1}, "lineId": "L1" },</text:p>
      <text:p text:style-name="Standard"><text:s text:c="2"/>{ "id": "WRAP", <text:s text:c="8"/>"type": "WRAP_STATION","worksite": "WRAP", <text:s text:c="8"/>"capacity": {"depth": 2, "maxStack": 1} },</text:p>
      <text:p text:style-name="Standard"><text:s text:c="2"/>{ "id": "STRAP1", <text:s text:c="6"/>"type": "BUFFER_LANE", <text:s/>"worksite": "STRAP1", <text:s text:c="6"/>"capacity": {"depth": 4, "maxStack": 1}, "lineId": "L1" },</text:p>
      <text:p text:style-name="Standard"><text:s text:c="2"/>{ "id": "STRAP2", <text:s text:c="6"/>"type": "BUFFER_LANE", <text:s/>"worksite": "STRAP2", <text:s text:c="6"/>"capacity": {"depth": 4, "maxStack": 1}, "lineId": "L2" },</text:p>
      <text:p text:style-name="Standard"><text:s text:c="2"/>{ "id": "SHIP_BUF_L3", <text:s/>"type": "BUFFER_LANE", <text:s/>"worksite": "SHIP_BUF_L3", <text:s/>"capacity": {"depth": 6, "maxStack": 2}, "role": "SHIP", "defaults": {"allowAutobindWhenEmpty": true} },</text:p>
      <text:p text:style-name="Standard"><text:soft-page-break/><text:s text:c="2"/>{ "id": "SHIP1", <text:s text:c="7"/>"type": "SHIP_STATION","worksite": "SHIP1", <text:s text:c="7"/>"capacity": {"depth": 1, "maxStack": 1} },</text:p>
      <text:p text:style-name="Standard"><text:s text:c="2"/>{ "id": "G_BUF_L1", <text:s text:c="4"/>"type": "BUFFER_LANE", <text:s/>"worksite": "G_BUF_L1", <text:s text:c="4"/>"capacity": {"depth": 4, "maxStack": 1}, "defaults": {"allowAutobindWhenEmpty": true} },</text:p>
      <text:p text:style-name="Standard"><text:s text:c="2"/>{ "id": "PROD1_G1", <text:s text:c="4"/>"type": "PROD_SLOT", <text:s text:c="2"/>"worksite": "PROD1_G1", <text:s text:c="4"/>"capacity": {"depth": 1, "maxStack": 1}, "lineId": "L1" }</text:p>
      <text:p text:style-name="Standard">]</text:p>
      <text:p text:style-name="Standard"><draw:rect text:anchor-type="as-char" style:rel-width="100%" draw:z-index="40" draw:style-name="gr1" draw:text-style-name="P534" svg:width="0.0012in" svg:height="0.0213in"><text:p/></draw:rect></text:p>
      <text:p text:style-name="P533"><text:bookmark text:name="_5h2szdsofh1o"/><text:span text:style-name="T1">7. Przykładowe payloady (kanoniczne)</text:span></text:p>
      <text:p text:style-name="P531"><text:bookmark text:name="_8clf4zftz1pa"/><text:span text:style-name="T2">7.1 </text:span><text:span text:style-name="T13">EMPTY_BUF_L1</text:span><text:span text:style-name="T2"> — lane pustych (źródło ręczne)</text:span></text:p>
      <text:p text:style-name="Standard">{</text:p>
      <text:p text:style-name="Standard"><text:s text:c="2"/>"placeId": "EMPTY_BUF_L1",</text:p>
      <text:p text:style-name="Standard"><text:s text:c="2"/>"ts": "2025-10-14T09:10:00Z",</text:p>
      <text:p text:style-name="Standard"><text:s text:c="2"/>"ui": {</text:p>
      <text:p text:style-name="Standard"><text:s text:c="4"/>"goodsTypeSelected": "EUR_PAL",</text:p>
      <text:p text:style-name="Standard"><text:s text:c="4"/>"intents": { "accept": false, "release": true },</text:p>
      <text:p text:style-name="Standard"><text:s text:c="4"/>"lanePolicy": { "allowAutobindWhenEmpty": false, "declaredTypeEditable": true }</text:p>
      <text:p text:style-name="Standard"><text:s text:c="2"/>},</text:p>
      <text:p text:style-name="Standard"><text:s text:c="2"/>"capacity": { "depth": 5, "maxStack": 3 },</text:p>
      <text:p text:style-name="Standard"><text:s text:c="2"/>"state": {</text:p>
      <text:p text:style-name="Standard"><text:s text:c="4"/>"goodsTypeCurrent": "EUR_PAL",</text:p>
      <text:p text:style-name="Standard"><text:s text:c="4"/>"stackHeights": [2,1,0,0,0],</text:p>
      <text:p text:style-name="Standard"><text:s text:c="4"/>"acceptWindow": <text:s/>{ "enabled": false, "reason": "manual_source" },</text:p>
      <text:p text:style-name="Standard"><text:s text:c="4"/>"releaseWindow": { "enabled": true, <text:s/>"reason": null }</text:p>
      <text:p text:style-name="Standard"><text:s text:c="2"/>},</text:p>
      <text:p text:style-name="Standard"><text:s text:c="2"/>"view": { "totalSlots": 15, "occupiedSlots": 3, "freeSlots": 12, "inflightInbound": 0, "inflightOutbound": 0 },</text:p>
      <text:p text:style-name="Standard"><text:s text:c="2"/>"tags": { "computedAt": "2025-10-14T09:11:00Z", "display": { "state": "NONE" } }</text:p>
      <text:p text:style-name="Standard">}</text:p>
      <text:p text:style-name="P531"><text:bookmark text:name="_qplwoo58ynk"/><text:span text:style-name="T2">7.2 </text:span><text:span text:style-name="T13">PROD1_P1</text:span><text:span text:style-name="T2"> — wejście produkcji (pull pustych)</text:span></text:p>
      <text:p text:style-name="Standard">{</text:p>
      <text:p text:style-name="Standard"><text:s text:c="2"/>"placeId": "PROD1_P1",</text:p>
      <text:p text:style-name="Standard"><text:s text:c="2"/>"ts": "2025-10-14T09:11:00Z",</text:p>
      <text:p text:style-name="Standard"><text:s text:c="2"/>"ui": {</text:p>
      <text:p text:style-name="Standard"><text:s text:c="4"/>"goodsTypeSelected": "EUR_PAL",</text:p>
      <text:p text:style-name="Standard"><text:s text:c="4"/>"route": { "mode": "AUTO", "manualTarget": null },</text:p>
      <text:p text:style-name="Standard"><text:s text:c="4"/>"intents": { "accept": true, "release": false }</text:p>
      <text:p text:style-name="Standard"><text:soft-page-break/><text:s text:c="2"/>},</text:p>
      <text:p text:style-name="Standard"><text:s text:c="2"/>"capacity": { "depth": 1, "maxStack": 1 },</text:p>
      <text:p text:style-name="Standard"><text:s text:c="2"/>"state": { "goodsTypeCurrent": null, "stackHeights": [0], "acceptWindow": {"enabled": true, "reason": null}, "releaseWindow": {"enabled": false, "reason": null} },</text:p>
      <text:p text:style-name="Standard"><text:s text:c="2"/>"view": { "totalSlots": 1, "occupiedSlots": 0, "freeSlots": 1, "inflightInbound": 0, "inflightOutbound": 0 },</text:p>
      <text:p text:style-name="Standard"><text:s text:c="2"/>"tags": {</text:p>
      <text:p text:style-name="Standard"><text:s text:c="4"/>"computedAt": "2025-10-14T09:11:01Z",</text:p>
      <text:p text:style-name="Standard"><text:s text:c="4"/>"display": { "state": "QUEUED" },</text:p>
      <text:p text:style-name="Standard"><text:s text:c="4"/>"summary": { "GOODS_TYPE": "EUR_PAL", "SOURCE": "EMPTY_BUF_L1", "TARGET": "PROD1_P1", "LINE_ID": "L1" }</text:p>
      <text:p text:style-name="Standard"><text:s text:c="2"/>}</text:p>
      <text:p text:style-name="Standard">}</text:p>
      <text:p text:style-name="P531"><text:bookmark text:name="_cfhi9avspcv6"/><text:span text:style-name="T2">7.3 </text:span><text:span text:style-name="T13">PROD1_P3</text:span><text:span text:style-name="T2"> — wyjście produkcji (push gotowego, EUR_PAL)</text:span></text:p>
      <text:p text:style-name="Standard">{</text:p>
      <text:p text:style-name="Standard"><text:s text:c="2"/>"placeId": "PROD1_P3",</text:p>
      <text:p text:style-name="Standard"><text:s text:c="2"/>"ts": "2025-10-14T09:12:00Z",</text:p>
      <text:p text:style-name="Standard"><text:s text:c="2"/>"ui": {</text:p>
      <text:p text:style-name="Standard"><text:s text:c="4"/>"goodsTypeSelected": "EUR_PAL",</text:p>
      <text:p text:style-name="Standard"><text:s text:c="4"/>"route": { "mode": "AUTO", "manualTarget": null },</text:p>
      <text:p text:style-name="Standard"><text:s text:c="4"/>"intents": { "accept": false, "release": true },</text:p>
      <text:p text:style-name="Standard"><text:s text:c="4"/>"releaseKind": "auto"</text:p>
      <text:p text:style-name="Standard"><text:s text:c="2"/>},</text:p>
      <text:p text:style-name="Standard"><text:s text:c="2"/>"capacity": { "depth": 1, "maxStack": 1 },</text:p>
      <text:p text:style-name="Standard"><text:s text:c="2"/>"state": { "goodsTypeCurrent": null, "stackHeights": [1], "acceptWindow": {"enabled": false, "reason": null}, "releaseWindow": {"enabled": true, "reason": null} },</text:p>
      <text:p text:style-name="Standard"><text:s text:c="2"/>"view": { "totalSlots": 1, "occupiedSlots": 1, "freeSlots": 0, "inflightInbound": 0, "inflightOutbound": 0 },</text:p>
      <text:p text:style-name="Standard"><text:s text:c="2"/>"tags": {</text:p>
      <text:p text:style-name="Standard"><text:s text:c="4"/>"computedAt": "2025-10-14T09:12:01Z",</text:p>
      <text:p text:style-name="Standard"><text:s text:c="4"/>"display": { "state": "QUEUED" },</text:p>
      <text:p text:style-name="Standard"><text:s text:c="4"/>"summary": { "GOODS_TYPE": "EUR_PAL", "SOURCE": "PROD1_P3", "TARGET": "WRAP", "LINE_ID": "L1" }</text:p>
      <text:p text:style-name="Standard"><text:s text:c="2"/>}</text:p>
      <text:p text:style-name="Standard">}</text:p>
      <text:p text:style-name="P531"><text:bookmark text:name="_rkll58nzuz4k"/><text:span text:style-name="T2">7.4 </text:span><text:span text:style-name="T13">WRAP</text:span><text:span text:style-name="T2"> — owijarka (z buforem)</text:span></text:p>
      <text:p text:style-name="Standard">{</text:p>
      <text:p text:style-name="Standard"><text:s text:c="2"/>"placeId": "WRAP",</text:p>
      <text:p text:style-name="Standard"><text:s text:c="2"/>"ts": "2025-10-14T09:13:00Z",</text:p>
      <text:p text:style-name="Standard"><text:soft-page-break/><text:s text:c="2"/>"ui": { "goodsTypeSelected": null, "route": { "mode": "AUTO", "manualTarget": null }, "intents": { "accept": true, "release": true } },</text:p>
      <text:p text:style-name="Standard"><text:s text:c="2"/>"capacity": { "depth": 2, "maxStack": 1 },</text:p>
      <text:p text:style-name="Standard"><text:s text:c="2"/>"state": { "goodsTypeCurrent": null, "stackHeights": [1,0], "acceptWindow": {"enabled": true, "reason": null}, "releaseWindow": {"enabled": false, "reason": "busy"} },</text:p>
      <text:p text:style-name="Standard"><text:s text:c="2"/>"view": { "totalSlots": 2, "occupiedSlots": 1, "freeSlots": 1, "inflightInbound": 0, "inflightOutbound": 0 },</text:p>
      <text:p text:style-name="Standard"><text:s text:c="2"/>"tags": { "computedAt": "2025-10-14T09:13:01Z", "display": { "state": "NONE" } }</text:p>
      <text:p text:style-name="Standard">}</text:p>
      <text:p text:style-name="P531"><text:bookmark text:name="_ofob1otugc9k"/><text:span text:style-name="T2">7.5 </text:span><text:span text:style-name="T13">STRAP1</text:span><text:span text:style-name="T2"> — spinanie (L1)</text:span></text:p>
      <text:p text:style-name="Standard">{</text:p>
      <text:p text:style-name="Standard"><text:s text:c="2"/>"placeId": "STRAP1",</text:p>
      <text:p text:style-name="Standard"><text:s text:c="2"/>"ts": "2025-10-14T09:14:00Z",</text:p>
      <text:p text:style-name="Standard"><text:s text:c="2"/>"ui": { "goodsTypeSelected": "EUR_PAL", "intents": { "accept": true, "release": true } },</text:p>
      <text:p text:style-name="Standard"><text:s text:c="2"/>"capacity": { "depth": 4, "maxStack": 1 },</text:p>
      <text:p text:style-name="Standard"><text:s text:c="2"/>"state": { "goodsTypeCurrent": "EUR_PAL", "stackHeights": [1,0,0,0], "acceptWindow": {"enabled": true, "reason": null}, "releaseWindow": {"enabled": true, "reason": null} },</text:p>
      <text:p text:style-name="Standard"><text:s text:c="2"/>"view": { "totalSlots": 4, "occupiedSlots": 1, "freeSlots": 3, "inflightInbound": 0, "inflightOutbound": 0 },</text:p>
      <text:p text:style-name="Standard"><text:s text:c="2"/>"tags": { "display": { "state": "NONE" } }</text:p>
      <text:p text:style-name="Standard">}</text:p>
      <text:p text:style-name="P531"><text:bookmark text:name="_qfk1672dq6xx"/><text:span text:style-name="T2">7.6 </text:span><text:span text:style-name="T13">SHIP_BUF_L3</text:span><text:span text:style-name="T2"> — bufor wysyłki</text:span></text:p>
      <text:p text:style-name="Standard">{</text:p>
      <text:p text:style-name="Standard"><text:s text:c="2"/>"placeId": "SHIP_BUF_L3",</text:p>
      <text:p text:style-name="Standard"><text:s text:c="2"/>"ts": "2025-10-14T09:15:00Z",</text:p>
      <text:p text:style-name="Standard"><text:s text:c="2"/>"ui": { "goodsTypeSelected": "EUR_PAL", "intents": { "accept": true, "release": false }, "lanePolicy": { "allowAutobindWhenEmpty": true, "declaredTypeEditable": true } },</text:p>
      <text:p text:style-name="Standard"><text:s text:c="2"/>"capacity": { "depth": 6, "maxStack": 2 },</text:p>
      <text:p text:style-name="Standard"><text:s text:c="2"/>"state": { "goodsTypeCurrent": "EUR_PAL", "stackHeights": [2,1,1,0,0,0], "acceptWindow": {"enabled": true, "reason": null}, "releaseWindow": {"enabled": false, "reason": null} },</text:p>
      <text:p text:style-name="Standard"><text:s text:c="2"/>"view": { "totalSlots": 12, "occupiedSlots": 4, "freeSlots": 8, "inflightInbound": 1, "inflightOutbound": 0 },</text:p>
      <text:p text:style-name="Standard"><text:s text:c="2"/>"tags": { "display": { "state": "NONE" } }</text:p>
      <text:p text:style-name="Standard">}</text:p>
      <text:p text:style-name="P531"><text:bookmark text:name="_wkrkabfajeiy"/><text:span text:style-name="T2">7.7 </text:span><text:span text:style-name="T13">SHIP1</text:span><text:span text:style-name="T2"> — stacja wysyłkowa</text:span></text:p>
      <text:p text:style-name="Standard">{</text:p>
      <text:p text:style-name="Standard"><text:s text:c="2"/>"placeId": "SHIP1",</text:p>
      <text:p text:style-name="Standard"><text:s text:c="2"/>"ts": "2025-10-14T09:16:00Z",</text:p>
      <text:p text:style-name="Standard"><text:s text:c="2"/>"ui": { "goodsTypeSelected": null, "intents": { "accept": true, "release": true } },</text:p>
      <text:p text:style-name="Standard"><text:s text:c="2"/>"capacity": { "depth": 1, "maxStack": 1 },</text:p>
      <text:p text:style-name="Standard"><text:s text:c="2"/>"state": { "goodsTypeCurrent": null, "stackHeights": [0], "acceptWindow": {"enabled": true, "reason": null}, "releaseWindow": {"enabled": true, "reason": null} },</text:p>
      <text:p text:style-name="Standard"><text:soft-page-break/><text:s text:c="2"/>"view": { "totalSlots": 1, "occupiedSlots": 0, "freeSlots": 1, "inflightInbound": 0, "inflightOutbound": 0 },</text:p>
      <text:p text:style-name="Standard"><text:s text:c="2"/>"tags": { "display": { "state": "NONE" } }</text:p>
      <text:p text:style-name="Standard">}</text:p>
      <text:p text:style-name="P531"><text:bookmark text:name="_b1lippud8duw"/><text:span text:style-name="T2">7.8 </text:span><text:span text:style-name="T13">G_BUF_L1</text:span><text:span text:style-name="T2"> — lane G (źródło)</text:span></text:p>
      <text:p text:style-name="Standard">{</text:p>
      <text:p text:style-name="Standard"><text:s text:c="2"/>"placeId": "G_BUF_L1",</text:p>
      <text:p text:style-name="Standard"><text:s text:c="2"/>"ts": "2025-10-14T09:17:00Z",</text:p>
      <text:p text:style-name="Standard"><text:s text:c="2"/>"ui": { "goodsTypeSelected": "G_A", "intents": { "accept": false, "release": true }, "lanePolicy": { "allowAutobindWhenEmpty": true, "declaredTypeEditable": true } },</text:p>
      <text:p text:style-name="Standard"><text:s text:c="2"/>"capacity": { "depth": 4, "maxStack": 1 },</text:p>
      <text:p text:style-name="Standard"><text:s text:c="2"/>"state": { "goodsTypeCurrent": "G_A", "stackHeights": [1,0,0,0], "acceptWindow": {"enabled": false, "reason": "manual_source"}, "releaseWindow": {"enabled": true, "reason": null} },</text:p>
      <text:p text:style-name="Standard"><text:s text:c="2"/>"view": { "totalSlots": 4, "occupiedSlots": 1, "freeSlots": 3, "inflightInbound": 0, "inflightOutbound": 0 },</text:p>
      <text:p text:style-name="Standard"><text:s text:c="2"/>"tags": { "display": { "state": "NONE" } }</text:p>
      <text:p text:style-name="Standard">}</text:p>
      <text:p text:style-name="P531"><text:bookmark text:name="_uugccdxx1p6"/><text:span text:style-name="T2">7.9 </text:span><text:span text:style-name="T13">PROD1_G1</text:span><text:span text:style-name="T2"> — gniazdo G (pull)</text:span></text:p>
      <text:p text:style-name="Standard">{</text:p>
      <text:p text:style-name="Standard"><text:s text:c="2"/>"placeId": "PROD1_G1",</text:p>
      <text:p text:style-name="Standard"><text:s text:c="2"/>"ts": "2025-10-14T09:18:00Z",</text:p>
      <text:p text:style-name="Standard"><text:s text:c="2"/>"ui": { "goodsTypeSelected": "G_A", "route": { "mode": "AUTO", "manualTarget": null, "manualSource": null }, "intents": { "accept": true, "release": false } },</text:p>
      <text:p text:style-name="Standard"><text:s text:c="2"/>"capacity": { "depth": 1, "maxStack": 1 },</text:p>
      <text:p text:style-name="Standard"><text:s text:c="2"/>"state": { "goodsTypeCurrent": null, "stackHeights": [0], "acceptWindow": {"enabled": true, "reason": null}, "releaseWindow": {"enabled": false, "reason": null} },</text:p>
      <text:p text:style-name="Standard"><text:s text:c="2"/>"view": { "totalSlots": 1, "occupiedSlots": 0, "freeSlots": 1, "inflightInbound": 0, "inflightOutbound": 0 },</text:p>
      <text:p text:style-name="Standard"><text:s text:c="2"/>"tags": { "computedAt": "2025-10-14T09:18:01Z", "display": { "state": "QUEUED" }, "summary": { "GOODS_TYPE": "G_A", "SOURCE": "G_BUF_L1", "TARGET": "PROD1_G1", "LINE_ID": "L1" } }</text:p>
      <text:p text:style-name="Standard">}</text:p>
      <text:p text:style-name="P531"><text:bookmark text:name="_2zacjfzd2bzr"/><text:span text:style-name="T2">7.10 </text:span><text:span text:style-name="T13">PROD1_P1</text:span><text:span text:style-name="T2"> — MANUAL pull z konkretnego </text:span><text:span text:style-name="T13">EMPTY</text:span></text:p>
      <text:p text:style-name="Standard">{</text:p>
      <text:p text:style-name="Standard"><text:s text:c="2"/>"placeId": "PROD1_P1",</text:p>
      <text:p text:style-name="Standard"><text:s text:c="2"/>"ts": "2025-10-14T10:00:00Z",</text:p>
      <text:p text:style-name="Standard"><text:s text:c="2"/>"ui": {</text:p>
      <text:p text:style-name="Standard"><text:s text:c="4"/>"goodsTypeSelected": "EUR_PAL",</text:p>
      <text:p text:style-name="Standard"><text:s text:c="4"/>"route": { "mode": "MANUAL", "manualTarget": null, "manualSource": "EMPTY_BUF_L2" },</text:p>
      <text:p text:style-name="Standard"><text:s text:c="4"/>"intents": { "accept": true, "release": false }</text:p>
      <text:p text:style-name="Standard"><text:s text:c="2"/>},</text:p>
      <text:p text:style-name="Standard"><text:s text:c="2"/>"capacity": { "depth": 1, "maxStack": 1 },</text:p>
      <text:p text:style-name="Standard"><text:soft-page-break/><text:s text:c="2"/>"state": { "goodsTypeCurrent": null, "stackHeights": [0], "acceptWindow": {"enabled": true, "reason": null}, "releaseWindow": {"enabled": false, "reason": null} },</text:p>
      <text:p text:style-name="Standard"><text:s text:c="2"/>"tags": { "computedAt": "2025-10-14T10:00:01Z", "display": { "state": "QUEUED" }, "summary": { "GOODS_TYPE": "EUR_PAL", "SOURCE": "EMPTY_BUF_L2", "TARGET": "PROD1_P1", "LINE_ID": "L1" } }</text:p>
      <text:p text:style-name="Standard">}</text:p>
      <text:p text:style-name="P531"><text:bookmark text:name="_99b7vjdznw1w"/><text:span text:style-name="T2">7.11 </text:span><text:span text:style-name="T13">STRAP1</text:span><text:span text:style-name="T2"> — MANUAL pull z </text:span><text:span text:style-name="T13">WRAP</text:span></text:p>
      <text:p text:style-name="Standard">{</text:p>
      <text:p text:style-name="Standard"><text:s text:c="2"/>"placeId": "STRAP1",</text:p>
      <text:p text:style-name="Standard"><text:s text:c="2"/>"ts": "2025-10-14T10:01:00Z",</text:p>
      <text:p text:style-name="Standard"><text:s text:c="2"/>"ui": {</text:p>
      <text:p text:style-name="Standard"><text:s text:c="4"/>"goodsTypeSelected": "EUR_PAL",</text:p>
      <text:p text:style-name="Standard"><text:s text:c="4"/>"route": { "mode": "MANUAL", "manualTarget": null, "manualSource": "WRAP" },</text:p>
      <text:p text:style-name="Standard"><text:s text:c="4"/>"intents": { "accept": true, "release": false }</text:p>
      <text:p text:style-name="Standard"><text:s text:c="2"/>},</text:p>
      <text:p text:style-name="Standard"><text:s text:c="2"/>"capacity": { "depth": 4, "maxStack": 1 },</text:p>
      <text:p text:style-name="Standard"><text:s text:c="2"/>"state": { "goodsTypeCurrent": "EUR_PAL", "stackHeights": [1,0,0,0], "acceptWindow": {"enabled": true, "reason": null}, "releaseWindow": {"enabled": true, "reason": null} },</text:p>
      <text:p text:style-name="Standard"><text:s text:c="2"/>"tags": { "computedAt": "2025-10-14T10:01:01Z", "display": { "state": "QUEUED" }, "summary": { "GOODS_TYPE": "EUR_PAL", "SOURCE": "WRAP", "TARGET": "STRAP1", "LINE_ID": "L1" } }</text:p>
      <text:p text:style-name="Standard">}</text:p>
      <text:p text:style-name="P531"><text:bookmark text:name="_9375u91pqjn7"/><text:span text:style-name="T2">7.12 </text:span><text:span text:style-name="T13">PROD1_P3</text:span><text:span text:style-name="T2"> — MANUAL push prosto na </text:span><text:span text:style-name="T13">SHIP_BUF</text:span></text:p>
      <text:p text:style-name="Standard">{</text:p>
      <text:p text:style-name="Standard"><text:s text:c="2"/>"placeId": "PROD1_P3",</text:p>
      <text:p text:style-name="Standard"><text:s text:c="2"/>"ts": "2025-10-14T10:02:00Z",</text:p>
      <text:p text:style-name="Standard"><text:s text:c="2"/>"ui": {</text:p>
      <text:p text:style-name="Standard"><text:s text:c="4"/>"goodsTypeSelected": "EUR_PAL",</text:p>
      <text:p text:style-name="Standard"><text:s text:c="4"/>"route": { "mode": "MANUAL", "manualTarget": "SHIP_BUF_L3", "manualSource": null },</text:p>
      <text:p text:style-name="Standard"><text:s text:c="4"/>"intents": { "accept": false, "release": true },</text:p>
      <text:p text:style-name="Standard"><text:s text:c="4"/>"releaseKind": "ship"</text:p>
      <text:p text:style-name="Standard"><text:s text:c="2"/>},</text:p>
      <text:p text:style-name="Standard"><text:s text:c="2"/>"capacity": { "depth": 1, "maxStack": 1 },</text:p>
      <text:p text:style-name="Standard"><text:s text:c="2"/>"state": { "goodsTypeCurrent": null, "stackHeights": [1], "acceptWindow": {"enabled": false, "reason": null}, "releaseWindow": {"enabled": true, "reason": null} },</text:p>
      <text:p text:style-name="Standard"><text:s text:c="2"/>"tags": { "computedAt": "2025-10-14T10:02:01Z", "display": { "state": "QUEUED" }, "summary": { "GOODS_TYPE": "EUR_PAL", "SOURCE": "PROD1_P3", "TARGET": "SHIP_BUF_L3", "LINE_ID": "L1" } }</text:p>
      <text:p text:style-name="Standard">}</text:p>
      <text:p text:style-name="Standard"><draw:rect text:anchor-type="as-char" style:rel-width="100%" draw:z-index="41" draw:style-name="gr1" draw:text-style-name="P534" svg:width="0.0012in" svg:height="0.0213in"><text:p/></draw:rect></text:p>
      <text:p text:style-name="P533"><text:bookmark text:name="_2d6u7eier0oz"/><text:span text:style-name="T1">8. Zasady jakości danych i bezpieczeństwa operacji</text:span></text:p>
      <text:list xml:id="list766084639" text:style-name="WWNum42">
        <text:list-item>
          <text:p text:style-name="P82">Zmiana typu/pojemności tylko gdy brak inflight; w przeciwnym razie blokada i wpis <text:span text:style-name="T8">OCCUPANCY_EDIT_CONFLICT_INFLIGHT</text:span>.</text:p>
        </text:list-item>
        <text:list-item>
          <text:p text:style-name="P245"><text:soft-page-break/>Okna przyjęć/wydań są lustrzanym odwzorowaniem intencji UI; UI nie zapisuje pól runtime poza <text:span text:style-name="T8">ui.*</text:span> i occupancy.</text:p>
        </text:list-item>
        <text:list-item>
          <text:p text:style-name="P245">Widoki pochodne (<text:span text:style-name="T8">view.*</text:span>) wyliczane deterministycznie w module 1‑WS.</text:p>
        </text:list-item>
        <text:list-item>
          <text:p text:style-name="P245">Tryb MANUAL respektuje <text:span text:style-name="T8">manualRouting.push/pull</text:span>; brak uprawnień → <text:span text:style-name="T8">MANUAL_*_NOT_ALLOWED</text:span>.</text:p>
        </text:list-item>
        <text:list-item>
          <text:p text:style-name="P245">Walidacje: okna accept/release, pojemność celu, zgodność typów (TYPE_MISMATCH/TYPE_REQUIRED), zasady autobindu.</text:p>
        </text:list-item>
        <text:list-item>
          <text:p text:style-name="P395"><text:span text:style-name="T8">accept=true</text:span> i <text:span text:style-name="T8">release=true</text:span> jednocześnie → <text:span text:style-name="T8">AMBIGUOUS_INTENT</text:span>.</text:p>
        </text:list-item>
      </text:list>
      <text:p text:style-name="Standard"><draw:rect text:anchor-type="as-char" style:rel-width="100%" draw:z-index="42" draw:style-name="gr1" draw:text-style-name="P534" svg:width="0.0012in" svg:height="0.0213in"><text:p/></draw:rect></text:p>
      <text:p text:style-name="P533"><text:bookmark text:name="_uzn0xb61jqbj"/><text:span text:style-name="T1">9. Odporność operacyjna (eventual consistency)</text:span></text:p>
      <text:p text:style-name="P2"><text:span text:style-name="T5">Idempotencja + kompensacja</text:span>: Orchestrator okresowo rekonsyliuje stan i koryguje decyzje. Anuluje wyłącznie taski <text:span text:style-name="T5">bez przypisanego AGV</text:span>. W rzadkim wyścigu (AGV przypisany tuż przed anulowaniem) uruchamiana jest procedura <text:span text:style-name="T5">dispatchable fix</text:span> przywracająca robota do stanu gotowości.</text:p>
      <text:p text:style-name="P2"><text:span text:style-name="T5">Bezpieczne przerywanie</text:span>: gdy <text:span text:style-name="T8">status_description.canInterruptSafely=true</text:span> i task ma AGV, anulowanie kończy się automatycznym przywróceniem robota do <text:span text:style-name="T5">dispatchable</text:span> (bez konieczności ręcznej interwencji). Gdy <text:span text:style-name="T8">false</text:span> — anulowanie wymaga świadomej decyzji (lub jest blokowane przez politykę).</text:p>
      <text:p text:style-name="Standard"><draw:rect text:anchor-type="as-char" style:rel-width="100%" draw:z-index="43" draw:style-name="gr1" draw:text-style-name="P534" svg:width="0.0012in" svg:height="0.0213in"><text:p/></draw:rect></text:p>
      <text:p text:style-name="P533"><text:bookmark text:name="_37ii1h8fs7a2"/><text:span text:style-name="T1">10. Podgląd decyzji: „dokąd i dlaczego”</text:span></text:p>
      <text:p text:style-name="P2">Aby UI było przewidywalne, <text:span text:style-name="T8">tags.preview</text:span> (sekcja 3.3) daje lekki podgląd planowanej decyzji: <text:span text:style-name="T8">action</text:span>, przewidywany <text:span text:style-name="T8">task.params</text:span> (SOURCE/TARGET/GOODS_TYPE) oraz powody (kody/krótkie frazy) i zależności (<text:span text:style-name="T8">dependsOn</text:span>). <text:span text:style-name="T8">preview</text:span> <text:span text:style-name="T5">nie tworzy skutków</text:span>, ale jest odświeżane często, tak aby UI „widziało przyszłość”.</text:p>
      <text:p text:style-name="Standard"><draw:rect text:anchor-type="as-char" style:rel-width="100%" draw:z-index="44" draw:style-name="gr1" draw:text-style-name="P534" svg:width="0.0012in" svg:height="0.0213in"><text:p/></draw:rect></text:p>
      <text:p text:style-name="P533"><text:bookmark text:name="_b3crbmd61sl2"/><text:span text:style-name="T1">11. HMI (interfejs na wózkach)</text:span></text:p>
      <text:p text:style-name="P2"><text:span text:style-name="T5">Operacje dostępne z HMI</text:span> (na bieżącym zadaniu/robocie): <text:span text:style-name="T8">pause</text:span>, <text:span text:style-name="T8">resume</text:span>, <text:span text:style-name="T8">terminate (→undispatchable)</text:span>, <text:span text:style-name="T8">set undispatchable</text:span>, <text:span text:style-name="T8">set dispatchable</text:span>, <text:span text:style-name="T8">forks down/up</text:span>, <text:span text:style-name="T8">go parking</text:span>, <text:span text:style-name="T8">safety drop to waste buffer (if allowed)</text:span>.</text:p>
      <text:p text:style-name="P2"><text:span text:style-name="T5">Widoki/statusy</text:span>: stan robota <text:span text:style-name="T8">dispatchable/undispatchable</text:span>, bieżący task (ID, źródło/cel, parametry), prezentacja <text:span text:style-name="T8">canInterruptSafely</text:span>, skrót „explain” z przyczyną wyboru celu.</text:p>
      <text:p text:style-name="Standard"><draw:rect text:anchor-type="as-char" style:rel-width="100%" draw:z-index="45" draw:style-name="gr1" draw:text-style-name="P534" svg:width="0.0012in" svg:height="0.0213in"><text:p/></draw:rect></text:p>
      <text:p text:style-name="P533"><text:bookmark text:name="_x7i30o9041m2"/><text:span text:style-name="T1">12. Zachowanie przy „bufor pełny” w trakcie dojazdu</text:span></text:p>
      <text:p text:style-name="P2">Wspierane polityki:</text:p>
      <text:list xml:id="list1287628106" text:style-name="WWNum74">
        <text:list-item>
          <text:p text:style-name="P83"><text:span text:style-name="T8">BLOCK_AND_WAIT</text:span> — czekaj i sonduj wolny slot,</text:p>
        </text:list-item>
        <text:list-item>
          <text:p text:style-name="P246"><text:span text:style-name="T8">ASK_OPERATOR</text:span> — zapytanie do operatora z limitem czasu,</text:p>
        </text:list-item>
        <text:list-item>
          <text:p text:style-name="P246"><text:span text:style-name="T8">FORCE_DROP_ALLOWED</text:span> — awaryjne, ale bezpieczne odłożenie na bufor porzucania (jeśli dozwolone),</text:p>
        </text:list-item>
        <text:list-item>
          <text:p text:style-name="P246"><text:span text:style-name="T8">AUTO_REROUTE</text:span> — automatyczne przeadresowanie na alternatywny bufor,</text:p>
        </text:list-item>
        <text:list-item>
          <text:p text:style-name="P396">fallback: parking.</text:p>
        </text:list-item>
      </text:list>
      <text:p text:style-name="Standard"><draw:rect text:anchor-type="as-char" style:rel-width="100%" draw:z-index="46" draw:style-name="gr1" draw:text-style-name="P534" svg:width="0.0012in" svg:height="0.0213in"><text:p/></draw:rect></text:p>
      <text:p text:style-name="P533"><text:bookmark text:name="_woq895445x5n"/><text:span text:style-name="T1">13. Wymagania testowe i jakość</text:span></text:p>
      <text:list xml:id="list3290799972" text:style-name="WWNum69">
        <text:list-item>
          <text:p text:style-name="P84"><text:span text:style-name="T5">Testy idempotencji</text:span>: wielokrotne CREATE/CANCEL nie psuje stanu.</text:p>
        </text:list-item>
        <text:list-item>
          <text:p text:style-name="P247"><text:span text:style-name="T5">Testy inflight</text:span>: edycja pojemności/typu w trakcie inflight blokowana.</text:p>
        </text:list-item>
        <text:list-item>
          <text:p text:style-name="P247"><text:span text:style-name="T5">Testy MANUAL</text:span>: odmowy przy braku uprawnień w <text:span text:style-name="T8">manualRouting</text:span>, poprawny autobind gdy lane puste.</text:p>
        </text:list-item>
        <text:list-item>
          <text:p text:style-name="P247"><text:span text:style-name="T5">Testy deterministyczności targetRules</text:span>: te same wejścia ⇒ ten sam wybór.</text:p>
        </text:list-item>
        <text:list-item>
          <text:p text:style-name="P397"><text:span text:style-name="T5">Testy HMI</text:span>: poprawne sygnały <text:span text:style-name="T8">canInterruptSafely</text:span> w typowych fazach.</text:p>
        </text:list-item>
      </text:list>
      <text:p text:style-name="Standard"><draw:rect text:anchor-type="as-char" style:rel-width="100%" draw:z-index="47" draw:style-name="gr1" draw:text-style-name="P534" svg:width="0.0012in" svg:height="0.0213in"><text:p/></draw:rect></text:p>
      <text:p text:style-name="P533"><text:bookmark text:name="_jpzgf4ivr75m"/><text:span text:style-name="T1">14. Załącznik: skrócony słownik struktur</text:span></text:p>
      <text:list xml:id="list2124747377" text:style-name="WWNum82">
        <text:list-item>
          <text:p text:style-name="P85"><text:soft-page-break/><text:span text:style-name="T5">UI.intents</text:span>: <text:span text:style-name="T8">{accept:boolean, release:boolean, demand?:boolean, shipment?:boolean}</text:span></text:p>
        </text:list-item>
        <text:list-item>
          <text:p text:style-name="P248"><text:span text:style-name="T5">UI.route</text:span>: <text:span text:style-name="T8">{mode:AUTO|MANUAL, manualTarget?:PlaceId, manualSource?:PlaceId}</text:span></text:p>
        </text:list-item>
        <text:list-item>
          <text:p text:style-name="P248"><text:span text:style-name="T5">UI.releaseKind</text:span>: <text:span text:style-name="T8">auto|ship|waste</text:span> (rozszerzalne)</text:p>
        </text:list-item>
        <text:list-item>
          <text:p text:style-name="P248"><text:span text:style-name="T5">Occupancy.state</text:span>: <text:span text:style-name="T8">{goodsTypeCurrent, stackHeights[], acceptWindow, releaseWindow}</text:span></text:p>
        </text:list-item>
        <text:list-item>
          <text:p text:style-name="P248"><text:span text:style-name="T5">Tags.runtime</text:span>: <text:span text:style-name="T8">{agvAssigned, canCancelSafely, phase}</text:span></text:p>
        </text:list-item>
        <text:list-item>
          <text:p text:style-name="P398"><text:span text:style-name="T5">Tags.preview</text:span> <text:span text:style-name="T6">(opcjonalne)</text:span>: <text:span text:style-name="T8">{action, reason[], dependsOn[]}</text:span></text:p>
        </text:list-item>
      </text:list>
      <text:p text:style-name="Standard"><draw:rect text:anchor-type="as-char" style:rel-width="100%" draw:z-index="48" draw:style-name="gr1" draw:text-style-name="P534" svg:width="0.0012in" svg:height="0.0213in"><text:p/></draw:rect></text:p>
      <text:p text:style-name="P2"><text:span text:style-name="T6">Dokument stanowi samodzielną, bazową specyfikację 1‑WS. Wszystkie przykłady i nazwy miejsc można parametryzować w konfiguracji wdrożeniowej.</text:span></text:p>
      <text:p text:style-name="Standard"><draw:rect text:anchor-type="as-char" style:rel-width="100%" draw:z-index="49" draw:style-name="gr1" draw:text-style-name="P534" svg:width="0.0012in" svg:height="0.0213in"><text:p/></draw:rect></text:p>
      <text:p text:style-name="P533"><text:bookmark text:name="_3bymq4iqjdh1"/><text:span text:style-name="T1">15. RDS Physical Location + Profile operacji (load/unload) + Late Binding</text:span></text:p>
      <text:p text:style-name="P2"><text:span text:style-name="T5">Cel:</text:span> umożliwić fizyczną obsługę miejsc przez robota (precyzyjne pozycje wideł) oraz wspierać <text:span text:style-name="T5">late binding</text:span> (wybór dokładnej komórki dopiero „na dojeździe”).</text:p>
      <text:p text:style-name="P531"><text:bookmark text:name="_h1aw2b3k5anl"/><text:span text:style-name="T2">15.1 Pojęcie </text:span><text:span text:style-name="T13">RdsLocation</text:span></text:p>
      <text:p text:style-name="P2"><text:span text:style-name="T8">RdsLocation</text:span> to <text:span text:style-name="T5">identyfikator fizycznej lokalizacji</text:span> w RDS (np. <text:span text:style-name="T8">AP58</text:span>), używany jako uchwyt w profilach operacji i (opcjonalnie) przy late binding. Może być przypisana do <text:span text:style-name="T8">placeId</text:span> oraz — w przypadku buforów/alejek — do <text:span text:style-name="T5">komórki 3D</text:span> (<text:span text:style-name="T8">depthIndex</text:span>, <text:span text:style-name="T8">stackLevel</text:span>). <text:span text:style-name="T5">Nie przechowujemy</text:span> w specyfikacji pozy/pozycji (<text:span text:style-name="T8">pose</text:span>) ani notatek; program korzysta wyłącznie z identyfikatorów.</text:p>
      <text:p text:style-name="Standard">{</text:p>
      <text:p text:style-name="Standard"><text:s text:c="2"/>"locationId": "AP58",</text:p>
      <text:p text:style-name="Standard"><text:s text:c="2"/>"placeId": "SHIP_BUF_L3",</text:p>
      <text:p text:style-name="Standard"><text:s text:c="2"/>"cell": { "depthIndex": 0, "stackLevel": 0 }</text:p>
      <text:p text:style-name="Standard">}</text:p>
      <text:p text:style-name="P2"><text:span text:style-name="T5">Konwencje:</text:span></text:p>
      <text:list xml:id="list1494927746" text:style-name="WWNum121">
        <text:list-item>
          <text:p text:style-name="P86"><text:span text:style-name="T8">depthIndex</text:span> ∈ ⟨0..capacity.depth-1⟩, <text:span text:style-name="T8">stackLevel</text:span> ∈ ⟨0..capacity.maxStack-1⟩.</text:p>
        </text:list-item>
        <text:list-item>
          <text:p text:style-name="P399">Oś pionowa to <text:span text:style-name="T5">Z</text:span>; <text:span text:style-name="T5">wszystkie wysokości</text:span> w metrach (m), względem poziomu posadzki tego miejsca.</text:p>
        </text:list-item>
      </text:list>
      <text:p text:style-name="P531"><text:bookmark text:name="_m31b5zqk0kp9"/><text:span text:style-name="T2">15.2 Profile operacji: </text:span><text:span text:style-name="T13">load</text:span><text:span text:style-name="T2"> i </text:span><text:span text:style-name="T13">unload</text:span></text:p>
      <text:p text:style-name="P2">Dla <text:span text:style-name="T5">każdego typu towaru</text:span> i <text:span text:style-name="T5">każdej komórki</text:span> (lokalizacji fizycznej) przypisujemy parametry dwóch operacji:</text:p>
      <text:list xml:id="list915924990" text:style-name="WWNum33">
        <text:list-item>
          <text:p text:style-name="P87"><text:span text:style-name="T9">load</text:span> — podjęcie ładunku na widły,</text:p>
        </text:list-item>
        <text:list-item>
          <text:p text:style-name="P400"><text:span text:style-name="T9">unload</text:span> — odłożenie ładunku.</text:p>
        </text:list-item>
      </text:list>
      <text:p text:style-name="P2">Parametry są <text:span text:style-name="T5">natywne</text:span> dla sterowania robota (zachowujemy <text:span text:style-name="T8">snake_case</text:span> jak w plikach sterujących).</text:p>
      <text:p text:style-name="P532"><text:bookmark text:name="_fqstb5vvu2r"/><text:span text:style-name="T3">Struktury</text:span></text:p>
      <text:p text:style-name="Standard">// LOAD</text:p>
      <text:p text:style-name="Standard">{</text:p>
      <text:p text:style-name="Standard"><text:s text:c="2"/>"id": "&lt;locationId&gt;",</text:p>
      <text:p text:style-name="Standard"><text:s text:c="2"/>"start_height": 0.0, <text:s text:c="10"/>// opcjonalnie: gdy brak, użyj aktualnej wysokości wideł</text:p>
      <text:p text:style-name="Standard"><text:s text:c="2"/>"rec_height": 0.0, <text:s text:c="12"/>// wysokość rozpoznania (jeśli recognize=true)</text:p>
      <text:p text:style-name="Standard"><text:s text:c="2"/>"end_height": 0.35, <text:s text:c="11"/>// wysokość docelowa po załadunku</text:p>
      <text:p text:style-name="Standard"><text:soft-page-break/><text:s text:c="2"/>"recfile": "plt/auto_pallet_no_contact.plt", // opcjonalnie</text:p>
      <text:p text:style-name="Standard"><text:s text:c="2"/>"recognize": true <text:s text:c="13"/>// czy uruchamiać rozpoznanie palety/towaru</text:p>
      <text:p text:style-name="Standard">}</text:p>
      <text:p text:style-name="Standard"/>
      <text:p text:style-name="Standard">// UNLOAD</text:p>
      <text:p text:style-name="Standard">{</text:p>
      <text:p text:style-name="Standard"><text:s text:c="2"/>"id": "&lt;locationId&gt;",</text:p>
      <text:p text:style-name="Standard"><text:s text:c="2"/>"start_height": 0.35, <text:s text:c="9"/>// wysokość podejścia z ładunkiem</text:p>
      <text:p text:style-name="Standard"><text:s text:c="2"/>"end_height": 0.0, <text:s text:c="12"/>// wysokość po odłożeniu i wyjeździe</text:p>
      <text:p text:style-name="Standard"><text:s text:c="2"/>"recognize": false <text:s text:c="12"/>// zwykle niepotrzebne przy odkładaniu</text:p>
      <text:p text:style-name="Standard">}</text:p>
      <text:p text:style-name="P2"><text:span text:style-name="T5">Reguły walidacji i domyślne:</text:span></text:p>
      <text:list xml:id="list2262155910" text:style-name="WWNum164">
        <text:list-item>
          <text:p text:style-name="P88"><text:span text:style-name="T8">end_height</text:span> jest <text:span text:style-name="T5">wymagane</text:span> w obu operacjach.</text:p>
        </text:list-item>
        <text:list-item>
          <text:p text:style-name="P249"><text:span text:style-name="T8">start_height</text:span> jest <text:span text:style-name="T5">opcjonalne</text:span>; brak ⇒ użyj aktualnej wysokości wideł robota.</text:p>
        </text:list-item>
        <text:list-item>
          <text:p text:style-name="P249">Gdy <text:span text:style-name="T8">recognize=true</text:span> i <text:span text:style-name="T8">recfile</text:span> <text:span text:style-name="T5">brak</text:span> ⇒ błąd konfiguracyjny <text:span text:style-name="T8">CONFIG_MISSING_RECFILE</text:span>.</text:p>
        </text:list-item>
        <text:list-item>
          <text:p text:style-name="P401">Gdy <text:span text:style-name="T8">rec_height</text:span> podane przy <text:span text:style-name="T8">recognize=false</text:span> ⇒ ignoruj i loguj <text:span text:style-name="T8">CONFIG_REC_HEIGHT_IGNORED</text:span>.</text:p>
        </text:list-item>
      </text:list>
      <text:p text:style-name="P531"><text:bookmark text:name="_jvhg12d8n31k"/><text:span text:style-name="T2">15.3 Rozszerzenie konfiguracji </text:span><text:span text:style-name="T13">places[*]</text:span><text:span text:style-name="T2"> — sekcja </text:span><text:span text:style-name="T13">rds</text:span></text:p>
      <text:p text:style-name="P2">Do każdej pozycji w <text:span text:style-name="T8">places</text:span> dodajemy pole <text:span text:style-name="T8">rds</text:span> z <text:span text:style-name="T5">dwoma</text:span> częściami: <text:span text:style-name="T5">punkt decyzji late binding (ID lokalizacji)</text:span> oraz <text:span text:style-name="T5">pełną macierz profili operacji</text:span> (<text:span text:style-name="T6">per </text:span><text:span text:style-name="T11">goodsType</text:span><text:span text:style-name="T6"> × </text:span><text:span text:style-name="T11">depthIndex</text:span><text:span text:style-name="T6"> × </text:span><text:span text:style-name="T11">stackLevel</text:span><text:span text:style-name="T6"> → </text:span><text:span text:style-name="T11">load</text:span><text:span text:style-name="T6">/</text:span><text:span text:style-name="T11">unload</text:span>). Nie używamy pola <text:span text:style-name="T8">physicalLocations</text:span>.</text:p>
      <text:p text:style-name="Standard">{</text:p>
      <text:p text:style-name="Standard"><text:s text:c="2"/>"id": "SHIP_BUF_L3",</text:p>
      <text:p text:style-name="Standard"><text:s text:c="2"/>"type": "BUFFER_LANE",</text:p>
      <text:p text:style-name="Standard"><text:s text:c="2"/>"worksite": "SHIP_BUF_L3",</text:p>
      <text:p text:style-name="Standard"><text:s text:c="2"/>"capacity": { "depth": 6, "maxStack": 2 },</text:p>
      <text:p text:style-name="Standard"><text:s text:c="2"/>"role": "SHIP",</text:p>
      <text:p text:style-name="Standard"><text:s text:c="2"/>"defaults": { "allowAutobindWhenEmpty": true },</text:p>
      <text:p text:style-name="Standard"><text:s text:c="2"/>"rds": {</text:p>
      <text:p text:style-name="Standard"><text:s text:c="4"/>"lateBinding": {</text:p>
      <text:p text:style-name="Standard"><text:s text:c="6"/>"mode": "AT_DECISION_POINT",</text:p>
      <text:p text:style-name="Standard"><text:s text:c="6"/>"decisionPointLocationId": "AP34",</text:p>
      <text:p text:style-name="Standard"><text:s text:c="6"/>"selectionPolicy": {</text:p>
      <text:p text:style-name="Standard"><text:s text:c="8"/>"name": "FIRST_FREE",</text:p>
      <text:p text:style-name="Standard"><text:s text:c="8"/>"tieBreakers": ["lowestStack", "nearestDepth"]</text:p>
      <text:p text:style-name="Standard"><text:s text:c="6"/>}</text:p>
      <text:p text:style-name="Standard"><text:soft-page-break/><text:s text:c="4"/>},</text:p>
      <text:p text:style-name="Standard"><text:s text:c="4"/>"opsMatrix": [</text:p>
      <text:p text:style-name="Standard"><text:s text:c="6"/>{</text:p>
      <text:p text:style-name="Standard"><text:s text:c="8"/>"goodsType": "EUR_PAL",</text:p>
      <text:p text:style-name="Standard"><text:s text:c="8"/>"depthIndex": 0,</text:p>
      <text:p text:style-name="Standard"><text:s text:c="8"/>"stackLevel": 0,</text:p>
      <text:p text:style-name="Standard"><text:s text:c="8"/>"load": <text:s text:c="2"/>{ "id": "AP58", "start_height": 0.0, "rec_height": 0.0, "end_height": 0.35, "recfile": "plt/auto_pallet_no_contact.plt", "recognize": true },</text:p>
      <text:p text:style-name="Standard"><text:s text:c="8"/>"unload": { "id": "AP58", "start_height": 0.35, "end_height": 0.0, "recognize": false }</text:p>
      <text:p text:style-name="Standard"><text:s text:c="6"/>},</text:p>
      <text:p text:style-name="Standard"><text:s text:c="6"/>{</text:p>
      <text:p text:style-name="Standard"><text:s text:c="8"/>"goodsType": "EUR_PAL",</text:p>
      <text:p text:style-name="Standard"><text:s text:c="8"/>"depthIndex": 1,</text:p>
      <text:p text:style-name="Standard"><text:s text:c="8"/>"stackLevel": 0,</text:p>
      <text:p text:style-name="Standard"><text:s text:c="8"/>"load": <text:s text:c="2"/>{ "id": "AP61", "start_height": 0.0, "rec_height": 0.0, "end_height": 0.35, "recfile": "plt/auto_pallet_no_contact.plt", "recognize": true },</text:p>
      <text:p text:style-name="Standard"><text:s text:c="8"/>"unload": { "id": "AP61", "start_height": 0.35, "end_height": 0.0, "recognize": false }</text:p>
      <text:p text:style-name="Standard"><text:s text:c="6"/>}</text:p>
      <text:p text:style-name="Standard"><text:s text:c="4"/>]</text:p>
      <text:p text:style-name="Standard"><text:s text:c="2"/>}</text:p>
      <text:p text:style-name="Standard">}</text:p>
      <text:p text:style-name="P2"><text:span text:style-name="T5">Wymóg kompletności:</text:span> w buforach definiujemy dla każdego dozwolonego <text:span text:style-name="T8">goodsType</text:span> i dla każdej komórki (<text:span text:style-name="T8">depthIndex</text:span>×<text:span text:style-name="T8">stackLevel</text:span>) parametry <text:span text:style-name="T5">obu</text:span> operacji.</text:p>
      <text:p text:style-name="P531"><text:bookmark text:name="_bt8skzsaqdcf"/><text:span text:style-name="T2">15.4 Late binding — semantyka wykonania</text:span></text:p>
      <text:list xml:id="list1398105371" text:style-name="WWNum13">
        <text:list-item>
          <text:p text:style-name="P89"><text:span text:style-name="T5">Kiedy</text:span>: w trybie <text:span text:style-name="T8">AT_DECISION_POINT</text:span> finalny wybór <text:span text:style-name="T8">targetLocationId</text:span> następuje po dojechaniu do <text:span text:style-name="T8">decisionPointLocationId</text:span>.</text:p>
        </text:list-item>
        <text:list-item>
          <text:p text:style-name="P250"><text:span text:style-name="T5">Co wybieramy</text:span>: parę (<text:span text:style-name="T8">depthIndex</text:span>,<text:span text:style-name="T8">stackLevel</text:span>) dla danego <text:span text:style-name="T8">goodsType</text:span> zgodnie z <text:span text:style-name="T8">selectionPolicy</text:span> i bieżącą pojemnością (<text:span text:style-name="T8">view.freeSlots</text:span>, <text:span text:style-name="T8">state.stackHeights</text:span>), a następnie odpowiadający profil <text:span text:style-name="T8">load/unload</text:span> z <text:span text:style-name="T8">opsMatrix</text:span>.</text:p>
        </text:list-item>
        <text:list-item>
          <text:p text:style-name="P402"><text:span text:style-name="T5">Skutki</text:span>: Orchestrator uzupełnia parametry taska (<text:span text:style-name="T8">targetLocationId</text:span>, ewentualnie <text:span text:style-name="T8">sourceLocationId</text:span>) i przekazuje odpowiednie profile operacyjne do WTE.</text:p>
        </text:list-item>
      </text:list>
      <text:p text:style-name="P531"><text:bookmark text:name="_vtaxta6vmsp1"/><text:span text:style-name="T2">15.5 Zmiana kontraktów tasków Zmiana kontraktów tasków</text:span></text:p>
      <text:p text:style-name="P2"><text:span text:style-name="T8">bring_goods</text:span> / <text:span text:style-name="T8">move_goods</text:span> zyskują opcjonalne parametry:</text:p>
      <text:p text:style-name="Standard">{</text:p>
      <text:p text:style-name="Standard"><text:s text:c="2"/>"sourceLocationId": "&lt;opcjonalnie&gt;",</text:p>
      <text:p text:style-name="Standard"><text:s text:c="2"/>"targetLocationId": "&lt;opcjonalnie&gt;",</text:p>
      <text:p text:style-name="Standard"><text:s text:c="2"/>"lateBinding": true</text:p>
      <text:p text:style-name="Standard">}</text:p>
      <text:p text:style-name="P2">Jeśli <text:span text:style-name="T8">lateBinding=true</text:span> i <text:span text:style-name="T8">targetLocationId</text:span> pominięte — zostanie ono rozstrzygnięte w DP na podstawie <text:span text:style-name="T8">selectionPolicy</text:span> i aktualnego stanu.</text:p>
      <text:p text:style-name="P531"><text:bookmark text:name="_tulws5tn2b5r"/><text:span text:style-name="T2">15.6 Walidacje i kody błędów (uzupełnienie 3.5)</text:span></text:p>
      <text:list xml:id="list1134917828" text:style-name="WWNum114">
        <text:list-item>
          <text:p text:style-name="P90"><text:soft-page-break/><text:span text:style-name="T8">CONFIG_MISSING_RECFILE</text:span>, <text:span text:style-name="T8">CONFIG_REC_HEIGHT_IGNORED</text:span>, <text:span text:style-name="T8">LOCATION_NOT_FOUND</text:span>, <text:span text:style-name="T8">LOCATION_CELL_MISMATCH</text:span>, <text:span text:style-name="T8">LATE_BINDING_DP_UNREACHABLE</text:span>.</text:p>
        </text:list-item>
        <text:list-item>
          <text:p text:style-name="P403"><text:span text:style-name="T5">Spójność </text:span><text:span text:style-name="T9">opsMatrix</text:span>: dla każdego <text:span text:style-name="T8">(goodsType, depthIndex, stackLevel)</text:span> istnieje dokładnie jeden wpis; w obrębie miejsca każde <text:span text:style-name="T8">load.id</text:span>/<text:span text:style-name="T8">unload.id</text:span> musi jednoznacznie mapować się na jedną parę <text:span text:style-name="T8">(depthIndex, stackLevel)</text:span> — w przeciwnym razie <text:span text:style-name="T8">LOCATION_CELL_MISMATCH</text:span>.</text:p>
        </text:list-item>
      </text:list>
      <text:p text:style-name="P531"><text:bookmark text:name="_prbbklqz6sz4"/><text:span text:style-name="T2">15.7 Przykład dla miejsca produkcyjnego (</text:span><text:span text:style-name="T13">PROD1_P3</text:span><text:span text:style-name="T2">)</text:span></text:p>
      <text:p text:style-name="Standard">{</text:p>
      <text:p text:style-name="Standard"><text:s text:c="2"/>"id": "PROD1_P3",</text:p>
      <text:p text:style-name="Standard"><text:s text:c="2"/>"type": "PROD_SLOT",</text:p>
      <text:p text:style-name="Standard"><text:s text:c="2"/>"worksite": "PROD1_P3",</text:p>
      <text:p text:style-name="Standard"><text:s text:c="2"/>"capacity": { "depth": 1, "maxStack": 1 },</text:p>
      <text:p text:style-name="Standard"><text:s text:c="2"/>"lineId": "L1",</text:p>
      <text:p text:style-name="Standard"><text:s text:c="2"/>"rds": {</text:p>
      <text:p text:style-name="Standard"><text:s text:c="4"/>"lateBinding": { "mode": "NONE" },</text:p>
      <text:p text:style-name="Standard"><text:s text:c="4"/>"opsMatrix": [</text:p>
      <text:p text:style-name="Standard"><text:s text:c="6"/>{</text:p>
      <text:p text:style-name="Standard"><text:s text:c="8"/>"goodsType": "EUR_PAL",</text:p>
      <text:p text:style-name="Standard"><text:s text:c="8"/>"depthIndex": 0,</text:p>
      <text:p text:style-name="Standard"><text:s text:c="8"/>"stackLevel": 0,</text:p>
      <text:p text:style-name="Standard"><text:s text:c="8"/>"load": <text:s text:c="2"/>{ "id": "AP200", "start_height": 0.0, "rec_height": 0.0, "end_height": 0.35, "recfile": "plt/auto_pallet_no_contact.plt", "recognize": true },</text:p>
      <text:p text:style-name="Standard"><text:s text:c="8"/>"unload": { "id": "AP200", "start_height": 0.35, "end_height": 0.0, "recognize": false }</text:p>
      <text:p text:style-name="Standard"><text:s text:c="6"/>}</text:p>
      <text:p text:style-name="Standard"><text:s text:c="4"/>]</text:p>
      <text:p text:style-name="Standard"><text:s text:c="2"/>}</text:p>
      <text:p text:style-name="Standard">}</text:p>
      <text:p text:style-name="P531"><text:bookmark text:name="_yw5vp2c9l6lq"/><text:span text:style-name="T2">15.8 Uzgodnienie z UI i occupancy Uzgodnienie z UI i occupancy</text:span></text:p>
      <text:list xml:id="list2619826415" text:style-name="WWNum73">
        <text:list-item>
          <text:p text:style-name="P91"><text:span text:style-name="T8">state.stackHeights</text:span> i <text:span text:style-name="T8">view.freeSlots</text:span> definiują, które komórki 3D są <text:span text:style-name="T5">faktycznie dostępne</text:span>.</text:p>
        </text:list-item>
        <text:list-item>
          <text:p text:style-name="P404">W trybie MANUAL z <text:span text:style-name="T8">manualTarget</text:span> wskazującym <text:span text:style-name="T5">dokładne miejsce</text:span> można dodatkowo podać <text:span text:style-name="T8">targetLocationId</text:span> — wówczas late binding jest pomijany.</text:p>
        </text:list-item>
      </text:list>
      <text:p text:style-name="Standard"/>
      <text:p text:style-name="P530"><text:bookmark text:name="_t6mvizbgboe0"/><text:span text:style-name="T16">Specyfikacja RDS — Wersja Bazowa (1‑WS)</text:span></text:p>
      <text:p text:style-name="P2"><text:span text:style-name="T5">Status:</text:span> baza projektu • <text:span text:style-name="T5">Data:</text:span> 2025‑10‑14 • <text:span text:style-name="T5">Model danych:</text:span> 1‑WS (one worksite per place)</text:p>
      <text:p text:style-name="Standard"><draw:rect text:anchor-type="as-char" style:rel-width="100%" draw:z-index="50" draw:style-name="gr1" draw:text-style-name="P534" svg:width="0.0012in" svg:height="0.0213in"><text:p/></draw:rect></text:p>
      <text:p text:style-name="P533"><text:bookmark text:name="_4fje0925o54v"/><text:span text:style-name="T1">0. Cel i zakres</text:span></text:p>
      <text:p text:style-name="P2">Celem dokumentu jest zdefiniowanie kompletnej, implementowalnej specyfikacji systemu logistyki wewnętrznej opartej o RDS w wariancie <text:span text:style-name="T5">1‑WS</text:span> (jeden worksite na miejsce, wspólny moduł UI+Occupancy). Dokument jest <text:span text:style-name="T5">źródłem prawdy</text:span> dla: encji i modelu danych, reguł wyboru celu (targetRules), przepływów (flows), zachowań UI, trybu ręcznego (MANUAL: pull/push), słownika błędów, przykładowych payloadów oraz zasad jakości danych, testowania i odporności operacyjnej.</text:p>
      <text:p text:style-name="Standard"><draw:rect text:anchor-type="as-char" style:rel-width="100%" draw:z-index="51" draw:style-name="gr1" draw:text-style-name="P534" svg:width="0.0012in" svg:height="0.0213in"><text:p/></draw:rect></text:p>
      <text:p text:style-name="P533"><text:bookmark text:name="_b7r1py5m7oi4"/><text:span text:style-name="T1">1. Architektura logiczna</text:span></text:p>
      <text:p text:style-name="P2"><text:soft-page-break/><text:span text:style-name="T5">Place</text:span> — logiczne miejsce procesu (np. <text:span text:style-name="T8">EMPTY_BUF_L1</text:span>, <text:span text:style-name="T8">PROD1_P3</text:span>, <text:span text:style-name="T8">WRAP</text:span>, <text:span text:style-name="T8">STRAP1</text:span>, <text:span text:style-name="T8">SHIP_BUF_L3</text:span>, <text:span text:style-name="T8">G_BUF_L1</text:span>). Każde <text:span text:style-name="T5">Place</text:span> ma <text:span text:style-name="T5">jeden worksite</text:span> o identyfikatorze równym <text:span text:style-name="T8">placeId</text:span>.</text:p>
      <text:p text:style-name="P2"><text:span text:style-name="T5">Worksite (1‑WS)</text:span> — posiada <text:span text:style-name="T5">dwa zbiory danych</text:span>:</text:p>
      <text:list xml:id="list3493164192" text:style-name="WWNum180">
        <text:list-item>
          <text:p text:style-name="P92"><text:span text:style-name="T5">content</text:span> — źródło prawdy: decyzje UI (intencje i tryb), pojemność, zajętość i widoki pochodne.</text:p>
        </text:list-item>
        <text:list-item>
          <text:p text:style-name="P405"><text:span text:style-name="T5">tags</text:span> — prezentacja decyzji i runtime z Orchestratora (stany, podsumowania, powody blokad, telemetria zadań).</text:p>
        </text:list-item>
      </text:list>
      <text:p text:style-name="P2"><text:span text:style-name="T5">Task</text:span> — instancja zlecenia transportowego w RDS. Dane runtime mogą być osadzane w <text:span text:style-name="T8">status_description</text:span> taska.</text:p>
      <text:p text:style-name="P531"><text:bookmark text:name="_b6p0qsay99pf"/><text:span text:style-name="T2">Minimalny runtime w tasku (status_description)</text:span></text:p>
      <text:p text:style-name="P2">Sygnał minimalny zadania wykorzystywany do prezentacji w <text:span text:style-name="T8">tags.runtime</text:span> i do bezpiecznego przerywania:</text:p>
      <text:p text:style-name="Standard">{</text:p>
      <text:p text:style-name="Standard"><text:s text:c="2"/>"canInterruptSafely": true,</text:p>
      <text:p text:style-name="Standard"><text:s text:c="2"/>"phase": "ENROUTE|AT_SOURCE|LOADED|ENROUTE_TO_TARGET|AT_TARGET",</text:p>
      <text:p text:style-name="Standard"><text:s text:c="2"/>"hints": ["&lt;opcjonalnie&gt;"]</text:p>
      <text:p text:style-name="Standard">}</text:p>
      <text:p text:style-name="P2"><text:span text:style-name="T5">Mapowanie do UI:</text:span></text:p>
      <text:list xml:id="list1257126971" text:style-name="WWNum110">
        <text:list-item>
          <text:p text:style-name="P93"><text:span text:style-name="T8">tags.runtime.canCancelSafely = status_description.canInterruptSafely</text:span></text:p>
        </text:list-item>
        <text:list-item>
          <text:p text:style-name="P251"><text:span text:style-name="T8">tags.runtime.phase = status_description.phase</text:span></text:p>
        </text:list-item>
        <text:list-item>
          <text:p text:style-name="P406"><text:span text:style-name="T8">display.state</text:span> (NONE|BLOCKED|QUEUED|ACTIVE) — na podstawie aktywności tasków i decyzji Orchestratora.</text:p>
        </text:list-item>
      </text:list>
      <text:p text:style-name="P531"><text:bookmark text:name="_42vdjxong57f"/><text:span text:style-name="T2">Zasady globalne</text:span></text:p>
      <text:list xml:id="list4241101211" text:style-name="WWNum134">
        <text:list-item>
          <text:p text:style-name="P94"><text:span text:style-name="T5">Deterministyczność</text:span>: dla tych samych danych wejściowych wybór celu jest deterministyczny.</text:p>
        </text:list-item>
        <text:list-item>
          <text:p text:style-name="P252"><text:span text:style-name="T5">Czasy</text:span>: ISO‑8601 (UTC, sufiks <text:span text:style-name="T8">Z</text:span>).</text:p>
        </text:list-item>
        <text:list-item>
          <text:p text:style-name="P407"><text:span text:style-name="T5">Enumy</text:span>: <text:span text:style-name="T8">route.mode = AUTO|MANUAL</text:span>, <text:span text:style-name="T8">releaseKind = auto|ship|waste</text:span>, <text:span text:style-name="T8">runtime.phase = ENROUTE|AT_SOURCE|LOADED|ENROUTE_TO_TARGET|AT_TARGET</text:span>.</text:p>
        </text:list-item>
      </text:list>
      <text:p text:style-name="Standard"><draw:rect text:anchor-type="as-char" style:rel-width="100%" draw:z-index="52" draw:style-name="gr1" draw:text-style-name="P534" svg:width="0.0012in" svg:height="0.0213in"><text:p/></draw:rect></text:p>
      <text:p text:style-name="P533"><text:bookmark text:name="_jijo5jftmrui"/><text:span text:style-name="T1">2. Przykład referencyjny procesu</text:span></text:p>
      <text:p text:style-name="P531"><text:bookmark text:name="_47sst2gxz4x9"/><text:span text:style-name="T2">2.1 Typy towarów</text:span></text:p>
      <text:list xml:id="list1693463358" text:style-name="WWNum49">
        <text:list-item>
          <text:p text:style-name="P95"><text:span text:style-name="T8">EUR_PAL</text:span> — paleta EUR (stack do 3)</text:p>
        </text:list-item>
        <text:list-item>
          <text:p text:style-name="P253"><text:span text:style-name="T8">BOX</text:span> — skrzynia (stack do 2)</text:p>
        </text:list-item>
        <text:list-item>
          <text:p text:style-name="P408"><text:span text:style-name="T8">G_A</text:span>, <text:span text:style-name="T8">G_B</text:span> — materiały „G” (stack 1–2 zależnie od konfiguracji)</text:p>
        </text:list-item>
      </text:list>
      <text:p text:style-name="P531"><text:bookmark text:name="_cyv30x4fmbbh"/><text:span text:style-name="T2">2.2 Miejsca procesu</text:span></text:p>
      <text:p text:style-name="P2"><text:span text:style-name="T8">EMPTY_BUF_L*</text:span>, <text:span text:style-name="T8">PROD*_P1</text:span> (wejście), <text:span text:style-name="T8">PROD*_P3</text:span> (wyjście), <text:span text:style-name="T8">PROD*_G*</text:span> (gniazda G), <text:span text:style-name="T8">WRAP</text:span> (owijarka z buforem), <text:span text:style-name="T8">STRAP1/2</text:span> (spinanie), <text:span text:style-name="T8">SHIP_BUF_L*</text:span> (bufor wysyłki), <text:span text:style-name="T8">SHIP1</text:span> (stacja wysyłki), <text:span text:style-name="T8">WASTE_BUF_L*</text:span> (odpad).</text:p>
      <text:p text:style-name="P531"><text:bookmark text:name="_ob3umzbfkzw"/><text:span text:style-name="T2">2.3 Polityka lane (autobind)</text:span></text:p>
      <text:list xml:id="list857150817" text:style-name="WWNum92">
        <text:list-item>
          <text:p text:style-name="P96"><text:span text:style-name="T8">EMPTY_BUF</text:span> — <text:span text:style-name="T8">allowAutobindWhenEmpty=false</text:span> (typ lane deklarowany ręcznie; brak autobindu)</text:p>
        </text:list-item>
        <text:list-item>
          <text:p text:style-name="P409"><text:span text:style-name="T8">G_BUF</text:span> / <text:span text:style-name="T8">SHIP_BUF</text:span> — <text:span text:style-name="T8">allowAutobindWhenEmpty=true</text:span> (pierwsze przyjęcie przypisuje typ do opróżnienia lane)</text:p>
        </text:list-item>
      </text:list>
      <text:p text:style-name="P531"><text:bookmark text:name="_9ngq1hs8352d"/><text:span text:style-name="T2">2.4 Przepływy (skrót)</text:span></text:p>
      <text:list xml:id="list1796355598" text:style-name="WWNum118">
        <text:list-item>
          <text:p text:style-name="P97"><text:span text:style-name="T5">EUR_PAL</text:span>: <text:span text:style-name="T8">EMPTY_BUF → PROD_P1</text:span> (pull), następnie <text:span text:style-name="T8">PROD_P3 → WRAP → STRAP(line) → SHIP_BUF → SALES</text:span> (push)</text:p>
        </text:list-item>
        <text:list-item>
          <text:p text:style-name="P254"><text:soft-page-break/><text:span text:style-name="T5">BOX</text:span>: <text:span text:style-name="T8">EMPTY_BUF → PROD_P1</text:span> (pull), następnie <text:span text:style-name="T8">PROD_P3 → STRAP(line) → SHIP_BUF → SALES</text:span> (push)</text:p>
        </text:list-item>
        <text:list-item>
          <text:p text:style-name="P410"><text:span text:style-name="T5">G_A/G_B</text:span>: <text:span text:style-name="T8">G_BUF → PROD_G</text:span> (pull z produkcji; <text:span text:style-name="T8">G_BUF</text:span> to zawsze źródło)</text:p>
        </text:list-item>
      </text:list>
      <text:p text:style-name="P531"><text:bookmark text:name="_uy7grn10rwt"/><text:span text:style-name="T2">2.5 Scenariusz testowy (skrót)</text:span></text:p>
      <text:list xml:id="list4151228046" text:style-name="WWNum120">
        <text:list-item>
          <text:p text:style-name="P98"><text:span text:style-name="T8">PROD1_P1</text:span>: <text:span text:style-name="T8">accept=true</text:span> + <text:span text:style-name="T8">goodsTypeSelected=EUR_PAL</text:span> ⇒ wydanie pustej z <text:span text:style-name="T8">EMPTY_BUF</text:span>.</text:p>
        </text:list-item>
        <text:list-item>
          <text:p text:style-name="P255"><text:span text:style-name="T8">PROD1_P3</text:span>: <text:span text:style-name="T8">release=true</text:span>, <text:span text:style-name="T8">releaseKind=auto</text:span> ⇒ <text:span text:style-name="T8">WRAP</text:span> (lub jej bufor gdy zajęta).</text:p>
        </text:list-item>
        <text:list-item>
          <text:p text:style-name="P411"><text:span text:style-name="T8">WRAP → STRAP1</text:span> (mapowanie linii), <text:span text:style-name="T8">STRAP1 → SHIP_BUF</text:span> (autobind), <text:span text:style-name="T8">SHIP_BUF → SHIP1</text:span> (<text:span text:style-name="T8">releaseKind=ship</text:span>).</text:p>
        </text:list-item>
      </text:list>
      <text:p text:style-name="Standard"><draw:rect text:anchor-type="as-char" style:rel-width="100%" draw:z-index="53" draw:style-name="gr1" draw:text-style-name="P534" svg:width="0.0012in" svg:height="0.0213in"><text:p/></draw:rect></text:p>
      <text:p text:style-name="P533"><text:bookmark text:name="_8p71uwclx0ik"/><text:span text:style-name="T1">3. Model danych (1‑WS)</text:span></text:p>
      <text:p text:style-name="P531"><text:bookmark text:name="_7iu6asxyl4q8"/><text:span text:style-name="T2">3.1 </text:span><text:span text:style-name="T13">&lt;PLACE&gt;.content</text:span><text:span text:style-name="T2"> — UI + Occupancy</text:span></text:p>
      <text:p text:style-name="Standard">{</text:p>
      <text:p text:style-name="Standard"><text:s text:c="2"/>"placeId": "&lt;PLACE_ID&gt;",</text:p>
      <text:p text:style-name="Standard"><text:s text:c="2"/>"ts": "&lt;ISO8601&gt;",</text:p>
      <text:p text:style-name="Standard"><text:s text:c="2"/>"ui": {</text:p>
      <text:p text:style-name="Standard"><text:s text:c="4"/>"goodsTypeSelected": "&lt;TYPE|null&gt;",</text:p>
      <text:p text:style-name="Standard"><text:s text:c="4"/>"route": { "mode": "AUTO|MANUAL", "manualTarget": "&lt;PLACE_ID|null&gt;", "manualSource": "&lt;PLACE_ID|null&gt;" },</text:p>
      <text:p text:style-name="Standard"><text:s text:c="4"/>"intents": { "accept": false, "release": false, "demand": false, "shipment": false },</text:p>
      <text:p text:style-name="Standard"><text:s text:c="4"/>"lanePolicy": { "allowAutobindWhenEmpty": false, "declaredTypeEditable": true },</text:p>
      <text:p text:style-name="Standard"><text:s text:c="4"/>"releaseKind": "auto|ship|waste|null"</text:p>
      <text:p text:style-name="Standard"><text:s text:c="2"/>},</text:p>
      <text:p text:style-name="Standard"><text:s text:c="2"/>"capacity": { "depth": 0, "maxStack": 0 },</text:p>
      <text:p text:style-name="Standard"><text:s text:c="2"/>"state": {</text:p>
      <text:p text:style-name="Standard"><text:s text:c="4"/>"goodsTypeCurrent": "&lt;TYPE|null&gt;",</text:p>
      <text:p text:style-name="Standard"><text:s text:c="4"/>"stackHeights": [0],</text:p>
      <text:p text:style-name="Standard"><text:s text:c="4"/>"acceptWindow": <text:s/>{ "enabled": true, <text:s/>"reason": null },</text:p>
      <text:p text:style-name="Standard"><text:s text:c="4"/>"releaseWindow": { "enabled": true, <text:s/>"reason": null }</text:p>
      <text:p text:style-name="Standard"><text:s text:c="2"/>},</text:p>
      <text:p text:style-name="Standard"><text:s text:c="2"/>"locks": { "blocked": false, "blockedReason": null },</text:p>
      <text:p text:style-name="Standard"><text:s text:c="2"/>"view": {</text:p>
      <text:p text:style-name="Standard"><text:s text:c="4"/>"totalSlots": 0,</text:p>
      <text:p text:style-name="Standard"><text:s text:c="4"/>"occupiedSlots": 0,</text:p>
      <text:p text:style-name="Standard"><text:s text:c="4"/>"freeSlots": 0,</text:p>
      <text:p text:style-name="Standard"><text:s text:c="4"/>"inflightInbound": 0,</text:p>
      <text:p text:style-name="Standard"><text:s text:c="4"/>"inflightOutbound": 0</text:p>
      <text:p text:style-name="Standard"><text:soft-page-break/><text:s text:c="2"/>},</text:p>
      <text:p text:style-name="Standard"><text:s text:c="2"/>"stale": false,</text:p>
      <text:p text:style-name="Standard"><text:s text:c="2"/>"errors": []</text:p>
      <text:p text:style-name="Standard">}</text:p>
      <text:p text:style-name="P2"><text:span text:style-name="T5">Semantyka:</text:span></text:p>
      <text:list xml:id="list3793107099" text:style-name="WWNum187">
        <text:list-item>
          <text:p text:style-name="P99"><text:span text:style-name="T8">ui.*</text:span> — decyzje operatora (w tym impulsy: <text:span text:style-name="T8">demand</text:span> dla P1 i <text:span text:style-name="T8">shipment</text:span> dla P3; po zapisie UI zeruje je do <text:span text:style-name="T8">false</text:span>).</text:p>
        </text:list-item>
        <text:list-item>
          <text:p text:style-name="P256"><text:span text:style-name="T8">capacity</text:span> — pojemność wg konfiguracji <text:span text:style-name="T8">places</text:span>, utrzymywana lokalnie dla spójnego obrazu.</text:p>
        </text:list-item>
        <text:list-item>
          <text:p text:style-name="P256"><text:span text:style-name="T8">state.*</text:span> — faktyczny typ lane i zajętość; okna przyjęć/wydań są lustrzane wobec <text:span text:style-name="T8">ui.intents</text:span>.</text:p>
        </text:list-item>
        <text:list-item>
          <text:p text:style-name="P412"><text:span text:style-name="T8">view.*</text:span> — pochodne pola (wzory poniżej).</text:p>
        </text:list-item>
      </text:list>
      <text:p text:style-name="P2"><text:span text:style-name="T5">Wzory:</text:span></text:p>
      <text:list xml:id="list2504062051" text:style-name="WWNum22">
        <text:list-item>
          <text:p text:style-name="P100"><text:span text:style-name="T8">totalSlots = capacity.depth × capacity.maxStack</text:span></text:p>
        </text:list-item>
        <text:list-item>
          <text:p text:style-name="P257"><text:span text:style-name="T8">occupiedSlots = sum(state.stackHeights)</text:span></text:p>
        </text:list-item>
        <text:list-item>
          <text:p text:style-name="P413"><text:span text:style-name="T8">freeSlots = totalSlots - occupiedSlots</text:span></text:p>
        </text:list-item>
      </text:list>
      <text:p text:style-name="P531"><text:bookmark text:name="_mpyr6kfcttee"/><text:span text:style-name="T2">3.2 Zasady aktualizacji</text:span></text:p>
      <text:list xml:id="list23124536" text:style-name="WWNum154">
        <text:list-item>
          <text:p text:style-name="P101"><text:span text:style-name="T5">Intencje → okna</text:span>: <text:span text:style-name="T8">state.acceptWindow.enabled = ui.intents.accept</text:span>; <text:span text:style-name="T8">state.releaseWindow.enabled = ui.intents.release</text:span>.</text:p>
        </text:list-item>
        <text:list-item>
          <text:p text:style-name="P258"><text:span text:style-name="T5">Zmiana typu lane (RESET_ON_TYPE_CHANGE)</text:span>:</text:p>
          <text:list>
            <text:list-item>
              <text:p text:style-name="P508">wczytaj pojemność z <text:span text:style-name="T8">places</text:span> dla danego typu,</text:p>
            </text:list-item>
            <text:list-item>
              <text:p text:style-name="P508">ustaw <text:span text:style-name="T8">state.goodsTypeCurrent = ui.goodsTypeSelected</text:span>,</text:p>
            </text:list-item>
            <text:list-item>
              <text:p text:style-name="P508">zresetuj <text:span text:style-name="T8">state.stackHeights</text:span> do <text:span text:style-name="T8">[0,…]</text:span> (dł. = <text:span text:style-name="T8">capacity.depth</text:span>).</text:p>
            </text:list-item>
          </text:list>
        </text:list-item>
        <text:list-item>
          <text:p text:style-name="P258"><text:span text:style-name="T5">Inflight safety</text:span>: jeśli <text:span text:style-name="T8">view.inflightInbound&gt;0</text:span> lub <text:span text:style-name="T8">view.inflightOutbound&gt;0</text:span> — odrzuć zmianę typu/pojemności/stacków (<text:span text:style-name="T8">errors += OCCUPANCY_EDIT_CONFLICT_INFLIGHT</text:span>).</text:p>
        </text:list-item>
        <text:list-item>
          <text:p text:style-name="P414"><text:span text:style-name="T5">Edycja zajętości</text:span>: UI edytuje <text:span text:style-name="T8">state.stackHeights</text:span> wprost; moduł waliduje zakres i długości.</text:p>
        </text:list-item>
      </text:list>
      <text:p text:style-name="P531"><text:bookmark text:name="_k10j30o8dagb"/><text:span text:style-name="T2">3.3 </text:span><text:span text:style-name="T13">&lt;PLACE&gt;.tags</text:span><text:span text:style-name="T2"> — prezentacja decyzji i runtime</text:span></text:p>
      <text:p text:style-name="Standard">{</text:p>
      <text:p text:style-name="Standard"><text:s text:c="2"/>"computedAt": "&lt;ISO8601&gt;",</text:p>
      <text:p text:style-name="Standard"><text:s text:c="2"/>"display": { "state": "NONE|BLOCKED|QUEUED|ACTIVE" },</text:p>
      <text:p text:style-name="Standard"><text:s text:c="2"/>"summary": { "GOODS_TYPE": "&lt;TYPE&gt;", "SOURCE": "&lt;PLACE_ID&gt;", "TARGET": "&lt;PLACE_ID&gt;", "LINE_ID": "L1|L2|null" },</text:p>
      <text:p text:style-name="Standard"><text:s text:c="2"/>"blocked": { "reasons": ["&lt;CODES&gt;"] },</text:p>
      <text:p text:style-name="Standard"><text:s text:c="2"/>"runtime": { "agvAssigned": true, "canCancelSafely": true, "phase": "ENROUTE|AT_SOURCE|LOADED|ENROUTE_TO_TARGET|AT_TARGET" },</text:p>
      <text:p text:style-name="Standard"><text:s text:c="2"/>"decision": { "taskRecordId": "&lt;id|null&gt;", "at": "&lt;ISO8601&gt;", "result": "OK|ERROR" },</text:p>
      <text:p text:style-name="Standard"><text:s text:c="2"/>"preview": { "action": "NONE|CREATE_TASK|CANCEL_TASK", "reason": ["&lt;codes&gt;"], "dependsOn": ["&lt;PLACE_ID&gt;"] }</text:p>
      <text:p text:style-name="Standard">}</text:p>
      <text:p text:style-name="P526">Pole <text:span text:style-name="T8">preview</text:span> jest <text:span text:style-name="T5">opcjonalnym rozszerzeniem</text:span> pomagającym UI pokazywać „dokąd i dlaczego” zanim decyzja zostanie wykonana.</text:p>
      <text:p text:style-name="P531"><text:bookmark text:name="_t56w2isbz5s5"/><text:span text:style-name="T2">3.4 Testowalność i idempotencja</text:span></text:p>
      <text:list xml:id="list421554099" text:style-name="WWNum81">
        <text:list-item>
          <text:p text:style-name="P102"><text:soft-page-break/><text:span text:style-name="T8">display.state=BLOCKED</text:span> ⇒ <text:span text:style-name="T8">blocked.reasons[]</text:span> jest obowiązkowe.</text:p>
        </text:list-item>
        <text:list-item>
          <text:p text:style-name="P259"><text:span text:style-name="T8">display.state=QUEUED|ACTIVE</text:span> ⇒ <text:span text:style-name="T8">summary</text:span> zawiera <text:span text:style-name="T6">wyłącznie</text:span>: <text:span text:style-name="T8">GOODS_TYPE</text:span>, <text:span text:style-name="T8">SOURCE</text:span>, <text:span text:style-name="T8">TARGET</text:span>, <text:span text:style-name="T8">LINE_ID</text:span>.</text:p>
        </text:list-item>
        <text:list-item>
          <text:p text:style-name="P259">Orchestrator nie tworzy duplikatów (sprawdza brak aktywnego/QUEUED z identycznym <text:span text:style-name="T8">GOODS_TYPE/SOURCE/TARGET</text:span> (+/‑ <text:span text:style-name="T8">LINE_ID</text:span>)).</text:p>
        </text:list-item>
        <text:list-item>
          <text:p text:style-name="P415">Zapisy w <text:span text:style-name="T8">tags</text:span> są idempotentne.</text:p>
        </text:list-item>
      </text:list>
      <text:p text:style-name="P531"><text:bookmark text:name="_b6bh14yyyrp1"/><text:span text:style-name="T2">3.5 Słownik kodów (blokady/anomalie)</text:span></text:p>
      <text:p text:style-name="P2"><text:span text:style-name="T5">Blokady routingu/warunków:</text:span> <text:span text:style-name="T8">NO_LANE_FOR_TYPE</text:span>, <text:span text:style-name="T8">LANE_NOT_RELEASE</text:span>, <text:span text:style-name="T8">DEST_BLOCKED</text:span>, <text:span text:style-name="T8">DEST_NO_ACCEPT</text:span>, <text:span text:style-name="T8">NO_FREE_CAPACITY</text:span>, <text:span text:style-name="T8">TUNNEL_FULL</text:span>, <text:span text:style-name="T8">OVERFLOW_FULL</text:span>, <text:span text:style-name="T8">SHIP_OVERFLOW</text:span>, <text:span text:style-name="T8">WRAP_BUSY</text:span>, <text:span text:style-name="T8">OCCUPANCY_EDIT_INVALID_CAPACITY</text:span>, <text:span text:style-name="T8">OCCUPANCY_EDIT_CONFLICT_INFLIGHT</text:span>, <text:span text:style-name="T8">OCCUPANCY_EDIT_OUT_OF_RANGE</text:span>, <text:span text:style-name="T8">MANUAL_SOURCE_NOT_ALLOWED</text:span>, <text:span text:style-name="T8">MANUAL_TARGET_NOT_ALLOWED</text:span>, <text:span text:style-name="T8">MANUAL_SOURCE_UNAVAILABLE</text:span>, <text:span text:style-name="T8">MANUAL_TARGET_UNAVAILABLE</text:span>, <text:span text:style-name="T8">TYPE_MISMATCH</text:span>, <text:span text:style-name="T8">TYPE_REQUIRED</text:span>, <text:span text:style-name="T8">AMBIGUOUS_INTENT</text:span>.</text:p>
      <text:p text:style-name="P2"><text:span text:style-name="T5">Skróty/anomalie danych:</text:span> <text:span text:style-name="T8">OCCUPANCY_RESET_ON_TYPE_CHANGE</text:span>.</text:p>
      <text:p text:style-name="Standard"><draw:rect text:anchor-type="as-char" style:rel-width="100%" draw:z-index="54" draw:style-name="gr1" draw:text-style-name="P534" svg:width="0.0012in" svg:height="0.0213in"><text:p/></draw:rect></text:p>
      <text:p text:style-name="P533"><text:bookmark text:name="_gp4aktizjyq0"/><text:span text:style-name="T1">4. Mapowanie interakcji UI → zachowania</text:span></text:p>
      <text:list xml:id="list2201016698" text:style-name="WWNum54">
        <text:list-item>
          <text:p text:style-name="P103"><text:span text:style-name="T9">PROD*_P1</text:span><text:span text:style-name="T5"> (pull pustych)</text:span>: operator wybiera <text:span text:style-name="T8">ui.goodsTypeSelected</text:span> i ustawia <text:span text:style-name="T8">ui.intents.accept=true</text:span>. Cel dobiera reguła <text:span text:style-name="T8">emptyLaneByDeclaredType</text:span> na <text:span text:style-name="T8">EMPTY_BUF</text:span>.</text:p>
        </text:list-item>
        <text:list-item>
          <text:p text:style-name="P260"><text:span text:style-name="T9">PROD*_P3</text:span><text:span text:style-name="T5"> (push gotowego)</text:span>: operator <text:span text:style-name="T8">ui.intents.release=true</text:span> (<text:span text:style-name="T8">releaseKind=auto|waste|ship</text:span>); dla <text:span text:style-name="T8">EUR_PAL</text:span> krok → <text:span text:style-name="T8">WRAP</text:span> jest obowiązkowy.</text:p>
        </text:list-item>
        <text:list-item>
          <text:p text:style-name="P260"><text:span text:style-name="T9">PROD***_G*****</text:span><text:span text:style-name="T5"> (pull G)</text:span>: <text:span text:style-name="T8">ui.goodsTypeSelected = G_A|G_B</text:span> + <text:span text:style-name="T8">accept=true</text:span> tworzy żądanie z <text:span text:style-name="T8">G_BUF</text:span> lane zgodnym typem.</text:p>
        </text:list-item>
        <text:list-item>
          <text:p text:style-name="P260"><text:span text:style-name="T9">EMPTY_BUF_L*</text:span><text:span text:style-name="T5"> (źródło ręczne)</text:span>: <text:span text:style-name="T8">allowAutobindWhenEmpty=false</text:span>; typ lane deklarowany ręcznie; zwykle <text:span text:style-name="T8">release=true</text:span>.</text:p>
        </text:list-item>
        <text:list-item>
          <text:p text:style-name="P260"><text:span text:style-name="T9">G_BUF_L*</text:span><text:span text:style-name="T5"> (źródło G)</text:span>: <text:span text:style-name="T8">allowAutobindWhenEmpty=true</text:span>; zwykle <text:span text:style-name="T8">release=true</text:span>; brak <text:span text:style-name="T8">accept=true</text:span>.</text:p>
        </text:list-item>
        <text:list-item>
          <text:p text:style-name="P416"><text:span text:style-name="T9">SHIP_BUF_L*</text:span>: wielotypowość per alejka (autobind); <text:span text:style-name="T8">accept</text:span> sterowalne per alejka; wywóz przez <text:span text:style-name="T8">release=true</text:span> + <text:span text:style-name="T8">releaseKind=ship</text:span>.</text:p>
        </text:list-item>
      </text:list>
      <text:p text:style-name="P531"><text:bookmark text:name="_20i21etznlqs"/><text:span text:style-name="T2">4.1 Tryb MANUAL — przywóz (pull) i wywóz (push)</text:span></text:p>
      <text:p text:style-name="P2"><text:span text:style-name="T5">Pull (</text:span><text:span text:style-name="T9">manualSource</text:span><text:span text:style-name="T5">)</text:span> — na <text:span text:style-name="T5">miejscu docelowym</text:span>:</text:p>
      <text:list xml:id="list2976736002" text:style-name="WWNum186">
        <text:list-item>
          <text:p text:style-name="P104"><text:span text:style-name="T8">ui.intents.accept=true</text:span>, <text:span text:style-name="T8">ui.route.mode=MANUAL</text:span>, <text:span text:style-name="T8">ui.route.manualSource="&lt;PLACE&gt;"</text:span>.</text:p>
        </text:list-item>
        <text:list-item>
          <text:p text:style-name="P261">Walidacje: uprawnienia <text:span text:style-name="T8">manualRouting.pull[DEST]</text:span>, <text:span text:style-name="T8">DEST.view.freeSlots&gt;0</text:span>, <text:span text:style-name="T8">DEST.state.acceptWindow.enabled=true</text:span>, <text:span text:style-name="T8">manualSource.state.releaseWindow.enabled=true</text:span>.</text:p>
        </text:list-item>
        <text:list-item>
          <text:p text:style-name="P261">Zgodność typu: <text:span text:style-name="T8">GOODS_TYPE = DEST.ui.goodsTypeSelected ?? manualSource.state.goodsTypeCurrent</text:span>; brak typu → <text:span text:style-name="T8">TYPE_REQUIRED</text:span>, niezgodność → <text:span text:style-name="T8">TYPE_MISMATCH</text:span>.</text:p>
        </text:list-item>
        <text:list-item>
          <text:p text:style-name="P417">Jeśli <text:span text:style-name="T8">DEST.allowAutobindWhenEmpty=true</text:span> i jest puste, dopuszczalny autobind typu.</text:p>
        </text:list-item>
      </text:list>
      <text:p text:style-name="P2"><text:span text:style-name="T5">Push (</text:span><text:span text:style-name="T9">manualTarget</text:span><text:span text:style-name="T5">)</text:span> — na <text:span text:style-name="T5">miejscu źródłowym</text:span>:</text:p>
      <text:list xml:id="list2182525823" text:style-name="WWNum35">
        <text:list-item>
          <text:p text:style-name="P105"><text:span text:style-name="T8">ui.intents.release=true</text:span>, <text:span text:style-name="T8">ui.route.mode=MANUAL</text:span>, <text:span text:style-name="T8">ui.route.manualTarget="&lt;PLACE&gt;"</text:span>.</text:p>
        </text:list-item>
        <text:list-item>
          <text:p text:style-name="P262">Walidacje: uprawnienia <text:span text:style-name="T8">manualRouting.push[SOURCE]</text:span>, <text:span text:style-name="T8">manualTarget.state.acceptWindow.enabled=true</text:span>, <text:span text:style-name="T8">manualTarget.view.freeSlots&gt;0</text:span>, <text:span text:style-name="T8">SOURCE.state.releaseWindow.enabled=true</text:span>.</text:p>
        </text:list-item>
        <text:list-item>
          <text:p text:style-name="P262">Zgodność typu: <text:span text:style-name="T8">GOODS_TYPE = SOURCE.ui.goodsTypeSelected ?? SOURCE.state.goodsTypeCurrent</text:span>; niezgodność → <text:span text:style-name="T8">TYPE_MISMATCH</text:span>.</text:p>
        </text:list-item>
        <text:list-item>
          <text:p text:style-name="P418">Gdy <text:span text:style-name="T8">manualTarget.allowAutobindWhenEmpty=true</text:span> i jest puste — można przypisać typ.</text:p>
        </text:list-item>
      </text:list>
      <text:p text:style-name="P2"><text:span text:style-name="T5">Priorytety i niejednoznaczności:</text:span></text:p>
      <text:list xml:id="list684348598" text:style-name="WWNum127">
        <text:list-item>
          <text:p text:style-name="P106">Tryb <text:span text:style-name="T5">MANUAL</text:span> ma priorytet nad <text:span text:style-name="T5">AUTO</text:span> dla danego kierunku (pomijamy <text:span text:style-name="T8">targetRules</text:span> w tym kroku).</text:p>
        </text:list-item>
        <text:list-item>
          <text:p text:style-name="P263"><text:span text:style-name="T8">accept=true</text:span> i <text:span text:style-name="T8">release=true</text:span> jednocześnie na tym samym miejscu → <text:span text:style-name="T8">AMBIGUOUS_INTENT</text:span>.</text:p>
        </text:list-item>
        <text:list-item>
          <text:p text:style-name="P419">Niedostępny <text:span text:style-name="T8">manualSource</text:span>/<text:span text:style-name="T8">manualTarget</text:span> → <text:span text:style-name="T8">MANUAL_*_UNAVAILABLE</text:span>.</text:p>
        </text:list-item>
      </text:list>
      <text:p text:style-name="Standard"><draw:rect text:anchor-type="as-char" style:rel-width="100%" draw:z-index="55" draw:style-name="gr1" draw:text-style-name="P534" svg:width="0.0012in" svg:height="0.0213in"><text:p/></draw:rect></text:p>
      <text:p text:style-name="P533"><text:bookmark text:name="_651t5jb4tla9"/><text:span text:style-name="T1">5. Biblioteka przepływów (flows) i reguł (targetRules)</text:span></text:p>
      <text:p text:style-name="P531"><text:bookmark text:name="_adxjb4m303e4"/><text:span text:style-name="T2">5.1 Flows (skrót)</text:span></text:p>
      <text:list xml:id="list2311559112" text:style-name="WWNum104">
        <text:list-item>
          <text:p text:style-name="P107"><text:soft-page-break/><text:span text:style-name="T9">FLOW_EUR_STD</text:span> — <text:span text:style-name="T8">EMPTY_BUF → PROD_P1 → WRAP → STRAP(line) → SHIP_BUF</text:span>.</text:p>
        </text:list-item>
        <text:list-item>
          <text:p text:style-name="P264"><text:span text:style-name="T9">FLOW_BOX_STD</text:span> — <text:span text:style-name="T8">EMPTY_BUF → PROD_P1 → STRAP(line) → SHIP_BUF</text:span>.</text:p>
        </text:list-item>
        <text:list-item>
          <text:p text:style-name="P420"><text:span text:style-name="T9">FLOW_G_STD</text:span> — <text:span text:style-name="T8">G_BUF → PROD_G</text:span>.</text:p>
        </text:list-item>
      </text:list>
      <text:p text:style-name="P531"><text:bookmark text:name="_3nimn05lgra3"/><text:span text:style-name="T2">5.2 TargetRules (definicje)</text:span></text:p>
      <text:list xml:id="list3157202471" text:style-name="WWNum141">
        <text:list-item>
          <text:p text:style-name="P108"><text:span text:style-name="T8">emptyLaneByDeclaredType(GOODS_TYPE)</text:span> — wybiera alejkę w <text:span text:style-name="T8">EMPTY_BUF</text:span> o typie zadeklarowanym na UI; brak autobindu.</text:p>
        </text:list-item>
        <text:list-item>
          <text:p text:style-name="P265"><text:span text:style-name="T8">wrapStationWithBuffer()</text:span> — gdy <text:span text:style-name="T8">WRAP</text:span> zajęta, wybiera jej bufor; inaczej stację.</text:p>
        </text:list-item>
        <text:list-item>
          <text:p text:style-name="P265"><text:span text:style-name="T8">mapLineToStrap(LINE_ID)</text:span> — <text:span text:style-name="T8">L1→STRAP1</text:span>, <text:span text:style-name="T8">L2→STRAP2</text:span>.</text:p>
        </text:list-item>
        <text:list-item>
          <text:p text:style-name="P265"><text:span text:style-name="T8">shipLaneByGoodsOrAssignEmpty(GOODS_TYPE)</text:span> — lane SHIP przypisany do typu i z wolnymi slotami; w p.p. przypisz pierwszy pusty lane (autobind).</text:p>
        </text:list-item>
        <text:list-item>
          <text:p text:style-name="P265"><text:span text:style-name="T8">gLaneByGoodsOrAssignEmpty(GOODS_TYPE)</text:span> — jak wyżej, ale dla <text:span text:style-name="T8">G_BUF</text:span>.</text:p>
        </text:list-item>
        <text:list-item>
          <text:p text:style-name="P265"><text:span text:style-name="T8">shipStationOrOverflow()</text:span> — jeśli stacja ma miejsce – wybierz; w p.p. skieruj na overflow.</text:p>
        </text:list-item>
        <text:list-item>
          <text:p text:style-name="P421"><text:span text:style-name="T8">matchByGoodsType(GOODS_TYPE)</text:span> — filtruje miejsca zdolne obsłużyć dany typ.</text:p>
        </text:list-item>
      </text:list>
      <text:p text:style-name="P531"><text:bookmark text:name="_slxl7bg9w318"/><text:span text:style-name="T2">5.3 Tasks — mapowanie</text:span></text:p>
      <text:list xml:id="list3336555349" text:style-name="WWNum144">
        <text:list-item>
          <text:p text:style-name="P109"><text:span text:style-name="T8">bring_goods</text:span>: <text:span text:style-name="T8">requiredParams = [GOODS_TYPE,SOURCE,TARGET]</text:span>, <text:span text:style-name="T8">optional=[LINE_ID]</text:span></text:p>
        </text:list-item>
        <text:list-item>
          <text:p text:style-name="P422"><text:span text:style-name="T8">move_goods</text:span>: <text:span text:style-name="T8">requiredParams = [GOODS_TYPE,SOURCE,TARGET]</text:span>, <text:span text:style-name="T8">optional=[LINE_ID]</text:span></text:p>
        </text:list-item>
      </text:list>
      <text:p text:style-name="P531"><text:bookmark text:name="_3swtyeh9hu8p"/><text:span text:style-name="T2">5.4 ManualRouting (uprawnienia)</text:span></text:p>
      <text:p text:style-name="P2">Słownik ograniczający ręczne krawędzie grafu (przykład):</text:p>
      <text:p text:style-name="Standard">{</text:p>
      <text:p text:style-name="Standard"><text:s text:c="2"/>"push": {</text:p>
      <text:p text:style-name="Standard"><text:s text:c="4"/>"PROD1_P3": ["WRAP","STRAP1","SHIP_BUF_L3"],</text:p>
      <text:p text:style-name="Standard"><text:s text:c="4"/>"PROD2_P3": ["STRAP2","SHIP_BUF_L3"],</text:p>
      <text:p text:style-name="Standard"><text:s text:c="4"/>"WRAP": ["STRAP1","STRAP2"],</text:p>
      <text:p text:style-name="Standard"><text:s text:c="4"/>"STRAP1": ["SHIP_BUF_L3"],</text:p>
      <text:p text:style-name="Standard"><text:s text:c="4"/>"STRAP2": ["SHIP_BUF_L3"]</text:p>
      <text:p text:style-name="Standard"><text:s text:c="2"/>},</text:p>
      <text:p text:style-name="Standard"><text:s text:c="2"/>"pull": {</text:p>
      <text:p text:style-name="Standard"><text:s text:c="4"/>"PROD1_P1": ["EMPTY_BUF_L1","EMPTY_BUF_L2"],</text:p>
      <text:p text:style-name="Standard"><text:s text:c="4"/>"PROD2_P1": ["EMPTY_BUF_L1","EMPTY_BUF_L2"],</text:p>
      <text:p text:style-name="Standard"><text:s text:c="4"/>"PROD1_G1": ["G_BUF_L1","G_BUF_L2"],</text:p>
      <text:p text:style-name="Standard"><text:s text:c="4"/>"PROD1_G2": ["G_BUF_L1","G_BUF_L2"],</text:p>
      <text:p text:style-name="Standard"><text:s text:c="4"/>"PROD2_G1": ["G_BUF_L1","G_BUF_L2"],</text:p>
      <text:p text:style-name="Standard"><text:s text:c="4"/>"PROD2_G2": ["G_BUF_L1","G_BUF_L2"],</text:p>
      <text:p text:style-name="Standard"><text:s text:c="4"/>"STRAP1": ["WRAP"],</text:p>
      <text:p text:style-name="Standard"><text:s text:c="4"/>"STRAP2": ["WRAP"]</text:p>
      <text:p text:style-name="Standard"><text:soft-page-break/><text:s text:c="2"/>}</text:p>
      <text:p text:style-name="Standard">}</text:p>
      <text:p text:style-name="P526">W AUTO nadal obowiązują przepływy z 5.1; MANUAL nie pozwala omijać walidacji (okna, pojemność, typy).</text:p>
      <text:p text:style-name="Standard"><draw:rect text:anchor-type="as-char" style:rel-width="100%" draw:z-index="56" draw:style-name="gr1" draw:text-style-name="P534" svg:width="0.0012in" svg:height="0.0213in"><text:p/></draw:rect></text:p>
      <text:p text:style-name="P533"><text:bookmark text:name="_vq014l847zf3"/><text:span text:style-name="T1">6. Konfiguracja (goods, places)</text:span></text:p>
      <text:p text:style-name="P531"><text:bookmark text:name="_34um0u9fpqkl"/><text:span text:style-name="T2">6.1 Goods (przykład)</text:span></text:p>
      <text:p text:style-name="Standard">[</text:p>
      <text:p text:style-name="Standard"><text:s text:c="2"/>{ "id": "EUR_PAL", "label": "Paleta EUR", <text:s/>"stacking": { "maxStack": 3 } },</text:p>
      <text:p text:style-name="Standard"><text:s text:c="2"/>{ "id": "BOX", <text:s text:c="5"/>"label": "Skrzynia BOX", "stacking": { "maxStack": 2 } },</text:p>
      <text:p text:style-name="Standard"><text:s text:c="2"/>{ "id": "G_A", <text:s text:c="5"/>"label": "Materiał G_A", "stacking": { "maxStack": 1 } },</text:p>
      <text:p text:style-name="Standard"><text:s text:c="2"/>{ "id": "G_B", <text:s text:c="5"/>"label": "Materiał G_B", "stacking": { "maxStack": 2 } }</text:p>
      <text:p text:style-name="Standard">]</text:p>
      <text:p text:style-name="P531"><text:bookmark text:name="_ixcvzg3uavzw"/><text:span text:style-name="T2">6.2 Places (przykład)</text:span></text:p>
      <text:p text:style-name="Standard">[</text:p>
      <text:p text:style-name="Standard"><text:s text:c="2"/>{ "id": "EMPTY_BUF_L1", "type": "BUFFER_LANE", <text:s/>"worksite": "EMPTY_BUF_L1", "capacity": {"depth": 5, "maxStack": 3}, "defaults": {"allowAutobindWhenEmpty": false} },</text:p>
      <text:p text:style-name="Standard"><text:s text:c="2"/>{ "id": "PROD1_P1", <text:s text:c="4"/>"type": "PROD_SLOT", <text:s text:c="2"/>"worksite": "PROD1_P1", <text:s text:c="4"/>"capacity": {"depth": 1, "maxStack": 1}, "lineId": "L1" },</text:p>
      <text:p text:style-name="Standard"><text:s text:c="2"/>{ "id": "PROD1_P3", <text:s text:c="4"/>"type": "PROD_SLOT", <text:s text:c="2"/>"worksite": "PROD1_P3", <text:s text:c="4"/>"capacity": {"depth": 1, "maxStack": 1}, "lineId": "L1" },</text:p>
      <text:p text:style-name="Standard"><text:s text:c="2"/>{ "id": "WRAP", <text:s text:c="8"/>"type": "WRAP_STATION","worksite": "WRAP", <text:s text:c="8"/>"capacity": {"depth": 2, "maxStack": 1} },</text:p>
      <text:p text:style-name="Standard"><text:s text:c="2"/>{ "id": "STRAP1", <text:s text:c="6"/>"type": "BUFFER_LANE", <text:s/>"worksite": "STRAP1", <text:s text:c="6"/>"capacity": {"depth": 4, "maxStack": 1}, "lineId": "L1" },</text:p>
      <text:p text:style-name="Standard"><text:s text:c="2"/>{ "id": "STRAP2", <text:s text:c="6"/>"type": "BUFFER_LANE", <text:s/>"worksite": "STRAP2", <text:s text:c="6"/>"capacity": {"depth": 4, "maxStack": 1}, "lineId": "L2" },</text:p>
      <text:p text:style-name="Standard"><text:s text:c="2"/>{ "id": "SHIP_BUF_L3", <text:s/>"type": "BUFFER_LANE", <text:s/>"worksite": "SHIP_BUF_L3", <text:s/>"capacity": {"depth": 6, "maxStack": 2}, "role": "SHIP", "defaults": {"allowAutobindWhenEmpty": true} },</text:p>
      <text:p text:style-name="Standard"><text:s text:c="2"/>{ "id": "SHIP1", <text:s text:c="7"/>"type": "SHIP_STATION","worksite": "SHIP1", <text:s text:c="7"/>"capacity": {"depth": 1, "maxStack": 1} },</text:p>
      <text:p text:style-name="Standard"><text:s text:c="2"/>{ "id": "G_BUF_L1", <text:s text:c="4"/>"type": "BUFFER_LANE", <text:s/>"worksite": "G_BUF_L1", <text:s text:c="4"/>"capacity": {"depth": 4, "maxStack": 1}, "defaults": {"allowAutobindWhenEmpty": true} },</text:p>
      <text:p text:style-name="Standard"><text:s text:c="2"/>{ "id": "PROD1_G1", <text:s text:c="4"/>"type": "PROD_SLOT", <text:s text:c="2"/>"worksite": "PROD1_G1", <text:s text:c="4"/>"capacity": {"depth": 1, "maxStack": 1}, "lineId": "L1" }</text:p>
      <text:p text:style-name="Standard">]</text:p>
      <text:p text:style-name="Standard"><draw:rect text:anchor-type="as-char" style:rel-width="100%" draw:z-index="57" draw:style-name="gr1" draw:text-style-name="P534" svg:width="0.0012in" svg:height="0.0213in"><text:p/></draw:rect></text:p>
      <text:p text:style-name="P533"><text:bookmark text:name="_ixokmw3z0pg"/><text:span text:style-name="T1">7. Przykładowe payloady (kanoniczne)</text:span></text:p>
      <text:p text:style-name="P531"><text:bookmark text:name="_ksftqff7htpw"/><text:span text:style-name="T2">7.1 </text:span><text:span text:style-name="T13">EMPTY_BUF_L1</text:span><text:span text:style-name="T2"> — lane pustych (źródło ręczne)</text:span></text:p>
      <text:p text:style-name="Standard">{</text:p>
      <text:p text:style-name="Standard"><text:s text:c="2"/>"placeId": "EMPTY_BUF_L1",</text:p>
      <text:p text:style-name="Standard"><text:s text:c="2"/>"ts": "2025-10-14T09:10:00Z",</text:p>
      <text:p text:style-name="Standard"><text:s text:c="2"/>"ui": {</text:p>
      <text:p text:style-name="Standard"><text:s text:c="4"/>"goodsTypeSelected": "EUR_PAL",</text:p>
      <text:p text:style-name="Standard"><text:soft-page-break/><text:s text:c="4"/>"intents": { "accept": false, "release": true },</text:p>
      <text:p text:style-name="Standard"><text:s text:c="4"/>"lanePolicy": { "allowAutobindWhenEmpty": false, "declaredTypeEditable": true }</text:p>
      <text:p text:style-name="Standard"><text:s text:c="2"/>},</text:p>
      <text:p text:style-name="Standard"><text:s text:c="2"/>"capacity": { "depth": 5, "maxStack": 3 },</text:p>
      <text:p text:style-name="Standard"><text:s text:c="2"/>"state": {</text:p>
      <text:p text:style-name="Standard"><text:s text:c="4"/>"goodsTypeCurrent": "EUR_PAL",</text:p>
      <text:p text:style-name="Standard"><text:s text:c="4"/>"stackHeights": [2,1,0,0,0],</text:p>
      <text:p text:style-name="Standard"><text:s text:c="4"/>"acceptWindow": <text:s/>{ "enabled": false, "reason": "manual_source" },</text:p>
      <text:p text:style-name="Standard"><text:s text:c="4"/>"releaseWindow": { "enabled": true, <text:s/>"reason": null }</text:p>
      <text:p text:style-name="Standard"><text:s text:c="2"/>},</text:p>
      <text:p text:style-name="Standard"><text:s text:c="2"/>"view": { "totalSlots": 15, "occupiedSlots": 3, "freeSlots": 12, "inflightInbound": 0, "inflightOutbound": 0 },</text:p>
      <text:p text:style-name="Standard"><text:s text:c="2"/>"tags": { "computedAt": "2025-10-14T09:11:00Z", "display": { "state": "NONE" } }</text:p>
      <text:p text:style-name="Standard">}</text:p>
      <text:p text:style-name="P531"><text:bookmark text:name="_kx5w0omjicqe"/><text:span text:style-name="T2">7.2 </text:span><text:span text:style-name="T13">PROD1_P1</text:span><text:span text:style-name="T2"> — wejście produkcji (pull pustych)</text:span></text:p>
      <text:p text:style-name="Standard">{</text:p>
      <text:p text:style-name="Standard"><text:s text:c="2"/>"placeId": "PROD1_P1",</text:p>
      <text:p text:style-name="Standard"><text:s text:c="2"/>"ts": "2025-10-14T09:11:00Z",</text:p>
      <text:p text:style-name="Standard"><text:s text:c="2"/>"ui": {</text:p>
      <text:p text:style-name="Standard"><text:s text:c="4"/>"goodsTypeSelected": "EUR_PAL",</text:p>
      <text:p text:style-name="Standard"><text:s text:c="4"/>"route": { "mode": "AUTO", "manualTarget": null },</text:p>
      <text:p text:style-name="Standard"><text:s text:c="4"/>"intents": { "accept": true, "release": false }</text:p>
      <text:p text:style-name="Standard"><text:s text:c="2"/>},</text:p>
      <text:p text:style-name="Standard"><text:s text:c="2"/>"capacity": { "depth": 1, "maxStack": 1 },</text:p>
      <text:p text:style-name="Standard"><text:s text:c="2"/>"state": { "goodsTypeCurrent": null, "stackHeights": [0], "acceptWindow": {"enabled": true, "reason": null}, "releaseWindow": {"enabled": false, "reason": null} },</text:p>
      <text:p text:style-name="Standard"><text:s text:c="2"/>"view": { "totalSlots": 1, "occupiedSlots": 0, "freeSlots": 1, "inflightInbound": 0, "inflightOutbound": 0 },</text:p>
      <text:p text:style-name="Standard"><text:s text:c="2"/>"tags": {</text:p>
      <text:p text:style-name="Standard"><text:s text:c="4"/>"computedAt": "2025-10-14T09:11:01Z",</text:p>
      <text:p text:style-name="Standard"><text:s text:c="4"/>"display": { "state": "QUEUED" },</text:p>
      <text:p text:style-name="Standard"><text:s text:c="4"/>"summary": { "GOODS_TYPE": "EUR_PAL", "SOURCE": "EMPTY_BUF_L1", "TARGET": "PROD1_P1", "LINE_ID": "L1" }</text:p>
      <text:p text:style-name="Standard"><text:s text:c="2"/>}</text:p>
      <text:p text:style-name="Standard">}</text:p>
      <text:p text:style-name="P531"><text:bookmark text:name="_inxt38b5rqvt"/><text:span text:style-name="T2">7.3 </text:span><text:span text:style-name="T13">PROD1_P3</text:span><text:span text:style-name="T2"> — wyjście produkcji (push gotowego, EUR_PAL)</text:span></text:p>
      <text:p text:style-name="Standard">{</text:p>
      <text:p text:style-name="Standard"><text:soft-page-break/><text:s text:c="2"/>"placeId": "PROD1_P3",</text:p>
      <text:p text:style-name="Standard"><text:s text:c="2"/>"ts": "2025-10-14T09:12:00Z",</text:p>
      <text:p text:style-name="Standard"><text:s text:c="2"/>"ui": {</text:p>
      <text:p text:style-name="Standard"><text:s text:c="4"/>"goodsTypeSelected": "EUR_PAL",</text:p>
      <text:p text:style-name="Standard"><text:s text:c="4"/>"route": { "mode": "AUTO", "manualTarget": null },</text:p>
      <text:p text:style-name="Standard"><text:s text:c="4"/>"intents": { "accept": false, "release": true },</text:p>
      <text:p text:style-name="Standard"><text:s text:c="4"/>"releaseKind": "auto"</text:p>
      <text:p text:style-name="Standard"><text:s text:c="2"/>},</text:p>
      <text:p text:style-name="Standard"><text:s text:c="2"/>"capacity": { "depth": 1, "maxStack": 1 },</text:p>
      <text:p text:style-name="Standard"><text:s text:c="2"/>"state": { "goodsTypeCurrent": null, "stackHeights": [1], "acceptWindow": {"enabled": false, "reason": null}, "releaseWindow": {"enabled": true, "reason": null} },</text:p>
      <text:p text:style-name="Standard"><text:s text:c="2"/>"view": { "totalSlots": 1, "occupiedSlots": 1, "freeSlots": 0, "inflightInbound": 0, "inflightOutbound": 0 },</text:p>
      <text:p text:style-name="Standard"><text:s text:c="2"/>"tags": {</text:p>
      <text:p text:style-name="Standard"><text:s text:c="4"/>"computedAt": "2025-10-14T09:12:01Z",</text:p>
      <text:p text:style-name="Standard"><text:s text:c="4"/>"display": { "state": "QUEUED" },</text:p>
      <text:p text:style-name="Standard"><text:s text:c="4"/>"summary": { "GOODS_TYPE": "EUR_PAL", "SOURCE": "PROD1_P3", "TARGET": "WRAP", "LINE_ID": "L1" }</text:p>
      <text:p text:style-name="Standard"><text:s text:c="2"/>}</text:p>
      <text:p text:style-name="Standard">}</text:p>
      <text:p text:style-name="P531"><text:bookmark text:name="_ty8dvbkld9z4"/><text:span text:style-name="T2">7.4 </text:span><text:span text:style-name="T13">WRAP</text:span><text:span text:style-name="T2"> — owijarka (z buforem)</text:span></text:p>
      <text:p text:style-name="Standard">{</text:p>
      <text:p text:style-name="Standard"><text:s text:c="2"/>"placeId": "WRAP",</text:p>
      <text:p text:style-name="Standard"><text:s text:c="2"/>"ts": "2025-10-14T09:13:00Z",</text:p>
      <text:p text:style-name="Standard"><text:s text:c="2"/>"ui": { "goodsTypeSelected": null, "route": { "mode": "AUTO", "manualTarget": null }, "intents": { "accept": true, "release": true } },</text:p>
      <text:p text:style-name="Standard"><text:s text:c="2"/>"capacity": { "depth": 2, "maxStack": 1 },</text:p>
      <text:p text:style-name="Standard"><text:s text:c="2"/>"state": { "goodsTypeCurrent": null, "stackHeights": [1,0], "acceptWindow": {"enabled": true, "reason": null}, "releaseWindow": {"enabled": false, "reason": "busy"} },</text:p>
      <text:p text:style-name="Standard"><text:s text:c="2"/>"view": { "totalSlots": 2, "occupiedSlots": 1, "freeSlots": 1, "inflightInbound": 0, "inflightOutbound": 0 },</text:p>
      <text:p text:style-name="Standard"><text:s text:c="2"/>"tags": { "computedAt": "2025-10-14T09:13:01Z", "display": { "state": "NONE" } }</text:p>
      <text:p text:style-name="Standard">}</text:p>
      <text:p text:style-name="P531"><text:bookmark text:name="_n7nphu9sq8rj"/><text:span text:style-name="T2">7.5 </text:span><text:span text:style-name="T13">STRAP1</text:span><text:span text:style-name="T2"> — spinanie (L1)</text:span></text:p>
      <text:p text:style-name="Standard">{</text:p>
      <text:p text:style-name="Standard"><text:s text:c="2"/>"placeId": "STRAP1",</text:p>
      <text:p text:style-name="Standard"><text:s text:c="2"/>"ts": "2025-10-14T09:14:00Z",</text:p>
      <text:p text:style-name="Standard"><text:s text:c="2"/>"ui": { "goodsTypeSelected": "EUR_PAL", "intents": { "accept": true, "release": true } },</text:p>
      <text:p text:style-name="Standard"><text:s text:c="2"/>"capacity": { "depth": 4, "maxStack": 1 },</text:p>
      <text:p text:style-name="Standard"><text:soft-page-break/><text:s text:c="2"/>"state": { "goodsTypeCurrent": "EUR_PAL", "stackHeights": [1,0,0,0], "acceptWindow": {"enabled": true, "reason": null}, "releaseWindow": {"enabled": true, "reason": null} },</text:p>
      <text:p text:style-name="Standard"><text:s text:c="2"/>"view": { "totalSlots": 4, "occupiedSlots": 1, "freeSlots": 3, "inflightInbound": 0, "inflightOutbound": 0 },</text:p>
      <text:p text:style-name="Standard"><text:s text:c="2"/>"tags": { "display": { "state": "NONE" } }</text:p>
      <text:p text:style-name="Standard">}</text:p>
      <text:p text:style-name="P531"><text:bookmark text:name="_2o1kn8m7e53z"/><text:span text:style-name="T2">7.6 </text:span><text:span text:style-name="T13">SHIP_BUF_L3</text:span><text:span text:style-name="T2"> — bufor wysyłki</text:span></text:p>
      <text:p text:style-name="Standard">{</text:p>
      <text:p text:style-name="Standard"><text:s text:c="2"/>"placeId": "SHIP_BUF_L3",</text:p>
      <text:p text:style-name="Standard"><text:s text:c="2"/>"ts": "2025-10-14T09:15:00Z",</text:p>
      <text:p text:style-name="Standard"><text:s text:c="2"/>"ui": { "goodsTypeSelected": "EUR_PAL", "intents": { "accept": true, "release": false }, "lanePolicy": { "allowAutobindWhenEmpty": true, "declaredTypeEditable": true } },</text:p>
      <text:p text:style-name="Standard"><text:s text:c="2"/>"capacity": { "depth": 6, "maxStack": 2 },</text:p>
      <text:p text:style-name="Standard"><text:s text:c="2"/>"state": { "goodsTypeCurrent": "EUR_PAL", "stackHeights": [2,1,1,0,0,0], "acceptWindow": {"enabled": true, "reason": null}, "releaseWindow": {"enabled": false, "reason": null} },</text:p>
      <text:p text:style-name="Standard"><text:s text:c="2"/>"view": { "totalSlots": 12, "occupiedSlots": 4, "freeSlots": 8, "inflightInbound": 1, "inflightOutbound": 0 },</text:p>
      <text:p text:style-name="Standard"><text:s text:c="2"/>"tags": { "display": { "state": "NONE" } }</text:p>
      <text:p text:style-name="Standard">}</text:p>
      <text:p text:style-name="P531"><text:bookmark text:name="_80ahfg36i0px"/><text:span text:style-name="T2">7.7 </text:span><text:span text:style-name="T13">SHIP1</text:span><text:span text:style-name="T2"> — stacja wysyłkowa</text:span></text:p>
      <text:p text:style-name="Standard">{</text:p>
      <text:p text:style-name="Standard"><text:s text:c="2"/>"placeId": "SHIP1",</text:p>
      <text:p text:style-name="Standard"><text:s text:c="2"/>"ts": "2025-10-14T09:16:00Z",</text:p>
      <text:p text:style-name="Standard"><text:s text:c="2"/>"ui": { "goodsTypeSelected": null, "intents": { "accept": true, "release": true } },</text:p>
      <text:p text:style-name="Standard"><text:s text:c="2"/>"capacity": { "depth": 1, "maxStack": 1 },</text:p>
      <text:p text:style-name="Standard"><text:s text:c="2"/>"state": { "goodsTypeCurrent": null, "stackHeights": [0], "acceptWindow": {"enabled": true, "reason": null}, "releaseWindow": {"enabled": true, "reason": null} },</text:p>
      <text:p text:style-name="Standard"><text:s text:c="2"/>"view": { "totalSlots": 1, "occupiedSlots": 0, "freeSlots": 1, "inflightInbound": 0, "inflightOutbound": 0 },</text:p>
      <text:p text:style-name="Standard"><text:s text:c="2"/>"tags": { "display": { "state": "NONE" } }</text:p>
      <text:p text:style-name="Standard">}</text:p>
      <text:p text:style-name="P531"><text:bookmark text:name="_n9m3zydju9h8"/><text:span text:style-name="T2">7.8 </text:span><text:span text:style-name="T13">G_BUF_L1</text:span><text:span text:style-name="T2"> — lane G (źródło)</text:span></text:p>
      <text:p text:style-name="Standard">{</text:p>
      <text:p text:style-name="Standard"><text:s text:c="2"/>"placeId": "G_BUF_L1",</text:p>
      <text:p text:style-name="Standard"><text:s text:c="2"/>"ts": "2025-10-14T09:17:00Z",</text:p>
      <text:p text:style-name="Standard"><text:s text:c="2"/>"ui": { "goodsTypeSelected": "G_A", "intents": { "accept": false, "release": true }, "lanePolicy": { "allowAutobindWhenEmpty": true, "declaredTypeEditable": true } },</text:p>
      <text:p text:style-name="Standard"><text:s text:c="2"/>"capacity": { "depth": 4, "maxStack": 1 },</text:p>
      <text:p text:style-name="Standard"><text:s text:c="2"/>"state": { "goodsTypeCurrent": "G_A", "stackHeights": [1,0,0,0], "acceptWindow": {"enabled": false, "reason": "manual_source"}, "releaseWindow": {"enabled": true, "reason": null} },</text:p>
      <text:p text:style-name="Standard"><text:s text:c="2"/>"view": { "totalSlots": 4, "occupiedSlots": 1, "freeSlots": 3, "inflightInbound": 0, "inflightOutbound": 0 },</text:p>
      <text:p text:style-name="Standard"><text:s text:c="2"/>"tags": { "display": { "state": "NONE" } }</text:p>
      <text:p text:style-name="Standard"><text:soft-page-break/>}</text:p>
      <text:p text:style-name="P531"><text:bookmark text:name="_y2c2rp1mvktx"/><text:span text:style-name="T2">7.9 </text:span><text:span text:style-name="T13">PROD1_G1</text:span><text:span text:style-name="T2"> — gniazdo G (pull)</text:span></text:p>
      <text:p text:style-name="Standard">{</text:p>
      <text:p text:style-name="Standard"><text:s text:c="2"/>"placeId": "PROD1_G1",</text:p>
      <text:p text:style-name="Standard"><text:s text:c="2"/>"ts": "2025-10-14T09:18:00Z",</text:p>
      <text:p text:style-name="Standard"><text:s text:c="2"/>"ui": { "goodsTypeSelected": "G_A", "route": { "mode": "AUTO", "manualTarget": null, "manualSource": null }, "intents": { "accept": true, "release": false } },</text:p>
      <text:p text:style-name="Standard"><text:s text:c="2"/>"capacity": { "depth": 1, "maxStack": 1 },</text:p>
      <text:p text:style-name="Standard"><text:s text:c="2"/>"state": { "goodsTypeCurrent": null, "stackHeights": [0], "acceptWindow": {"enabled": true, "reason": null}, "releaseWindow": {"enabled": false, "reason": null} },</text:p>
      <text:p text:style-name="Standard"><text:s text:c="2"/>"view": { "totalSlots": 1, "occupiedSlots": 0, "freeSlots": 1, "inflightInbound": 0, "inflightOutbound": 0 },</text:p>
      <text:p text:style-name="Standard"><text:s text:c="2"/>"tags": { "computedAt": "2025-10-14T09:18:01Z", "display": { "state": "QUEUED" }, "summary": { "GOODS_TYPE": "G_A", "SOURCE": "G_BUF_L1", "TARGET": "PROD1_G1", "LINE_ID": "L1" } }</text:p>
      <text:p text:style-name="Standard">}</text:p>
      <text:p text:style-name="P531"><text:bookmark text:name="_bicrkqksjn8o"/><text:span text:style-name="T2">7.10 </text:span><text:span text:style-name="T13">PROD1_P1</text:span><text:span text:style-name="T2"> — MANUAL pull z konkretnego </text:span><text:span text:style-name="T13">EMPTY</text:span></text:p>
      <text:p text:style-name="Standard">{</text:p>
      <text:p text:style-name="Standard"><text:s text:c="2"/>"placeId": "PROD1_P1",</text:p>
      <text:p text:style-name="Standard"><text:s text:c="2"/>"ts": "2025-10-14T10:00:00Z",</text:p>
      <text:p text:style-name="Standard"><text:s text:c="2"/>"ui": {</text:p>
      <text:p text:style-name="Standard"><text:s text:c="4"/>"goodsTypeSelected": "EUR_PAL",</text:p>
      <text:p text:style-name="Standard"><text:s text:c="4"/>"route": { "mode": "MANUAL", "manualTarget": null, "manualSource": "EMPTY_BUF_L2" },</text:p>
      <text:p text:style-name="Standard"><text:s text:c="4"/>"intents": { "accept": true, "release": false }</text:p>
      <text:p text:style-name="Standard"><text:s text:c="2"/>},</text:p>
      <text:p text:style-name="Standard"><text:s text:c="2"/>"capacity": { "depth": 1, "maxStack": 1 },</text:p>
      <text:p text:style-name="Standard"><text:s text:c="2"/>"state": { "goodsTypeCurrent": null, "stackHeights": [0], "acceptWindow": {"enabled": true, "reason": null}, "releaseWindow": {"enabled": false, "reason": null} },</text:p>
      <text:p text:style-name="Standard"><text:s text:c="2"/>"tags": { "computedAt": "2025-10-14T10:00:01Z", "display": { "state": "QUEUED" }, "summary": { "GOODS_TYPE": "EUR_PAL", "SOURCE": "EMPTY_BUF_L2", "TARGET": "PROD1_P1", "LINE_ID": "L1" } }</text:p>
      <text:p text:style-name="Standard">}</text:p>
      <text:p text:style-name="P531"><text:bookmark text:name="_byd3frxvvau5"/><text:span text:style-name="T2">7.11 </text:span><text:span text:style-name="T13">STRAP1</text:span><text:span text:style-name="T2"> — MANUAL pull z </text:span><text:span text:style-name="T13">WRAP</text:span></text:p>
      <text:p text:style-name="Standard">{</text:p>
      <text:p text:style-name="Standard"><text:s text:c="2"/>"placeId": "STRAP1",</text:p>
      <text:p text:style-name="Standard"><text:s text:c="2"/>"ts": "2025-10-14T10:01:00Z",</text:p>
      <text:p text:style-name="Standard"><text:s text:c="2"/>"ui": {</text:p>
      <text:p text:style-name="Standard"><text:s text:c="4"/>"goodsTypeSelected": "EUR_PAL",</text:p>
      <text:p text:style-name="Standard"><text:s text:c="4"/>"route": { "mode": "MANUAL", "manualTarget": null, "manualSource": "WRAP" },</text:p>
      <text:p text:style-name="Standard"><text:s text:c="4"/>"intents": { "accept": true, "release": false }</text:p>
      <text:p text:style-name="Standard"><text:s text:c="2"/>},</text:p>
      <text:p text:style-name="Standard"><text:soft-page-break/><text:s text:c="2"/>"capacity": { "depth": 4, "maxStack": 1 },</text:p>
      <text:p text:style-name="Standard"><text:s text:c="2"/>"state": { "goodsTypeCurrent": "EUR_PAL", "stackHeights": [1,0,0,0], "acceptWindow": {"enabled": true, "reason": null}, "releaseWindow": {"enabled": true, "reason": null} },</text:p>
      <text:p text:style-name="Standard"><text:s text:c="2"/>"tags": { "computedAt": "2025-10-14T10:01:01Z", "display": { "state": "QUEUED" }, "summary": { "GOODS_TYPE": "EUR_PAL", "SOURCE": "WRAP", "TARGET": "STRAP1", "LINE_ID": "L1" } }</text:p>
      <text:p text:style-name="Standard">}</text:p>
      <text:p text:style-name="P531"><text:bookmark text:name="_ubwthqj67oy8"/><text:span text:style-name="T2">7.12 </text:span><text:span text:style-name="T13">PROD1_P3</text:span><text:span text:style-name="T2"> — MANUAL push prosto na </text:span><text:span text:style-name="T13">SHIP_BUF</text:span></text:p>
      <text:p text:style-name="Standard">{</text:p>
      <text:p text:style-name="Standard"><text:s text:c="2"/>"placeId": "PROD1_P3",</text:p>
      <text:p text:style-name="Standard"><text:s text:c="2"/>"ts": "2025-10-14T10:02:00Z",</text:p>
      <text:p text:style-name="Standard"><text:s text:c="2"/>"ui": {</text:p>
      <text:p text:style-name="Standard"><text:s text:c="4"/>"goodsTypeSelected": "EUR_PAL",</text:p>
      <text:p text:style-name="Standard"><text:s text:c="4"/>"route": { "mode": "MANUAL", "manualTarget": "SHIP_BUF_L3", "manualSource": null },</text:p>
      <text:p text:style-name="Standard"><text:s text:c="4"/>"intents": { "accept": false, "release": true },</text:p>
      <text:p text:style-name="Standard"><text:s text:c="4"/>"releaseKind": "ship"</text:p>
      <text:p text:style-name="Standard"><text:s text:c="2"/>},</text:p>
      <text:p text:style-name="Standard"><text:s text:c="2"/>"capacity": { "depth": 1, "maxStack": 1 },</text:p>
      <text:p text:style-name="Standard"><text:s text:c="2"/>"state": { "goodsTypeCurrent": null, "stackHeights": [1], "acceptWindow": {"enabled": false, "reason": null}, "releaseWindow": {"enabled": true, "reason": null} },</text:p>
      <text:p text:style-name="Standard"><text:s text:c="2"/>"tags": { "computedAt": "2025-10-14T10:02:01Z", "display": { "state": "QUEUED" }, "summary": { "GOODS_TYPE": "EUR_PAL", "SOURCE": "PROD1_P3", "TARGET": "SHIP_BUF_L3", "LINE_ID": "L1" } }</text:p>
      <text:p text:style-name="Standard">}</text:p>
      <text:p text:style-name="Standard"><draw:rect text:anchor-type="as-char" style:rel-width="100%" draw:z-index="58" draw:style-name="gr1" draw:text-style-name="P534" svg:width="0.0012in" svg:height="0.0213in"><text:p/></draw:rect></text:p>
      <text:p text:style-name="P533"><text:bookmark text:name="_kf0mb91tr5xb"/><text:span text:style-name="T1">8. Zasady jakości danych i bezpieczeństwa operacji</text:span></text:p>
      <text:list xml:id="list2369617407" text:style-name="WWNum108">
        <text:list-item>
          <text:p text:style-name="P110">Zmiana typu/pojemności tylko gdy brak inflight; w przeciwnym razie blokada i wpis <text:span text:style-name="T8">OCCUPANCY_EDIT_CONFLICT_INFLIGHT</text:span>.</text:p>
        </text:list-item>
        <text:list-item>
          <text:p text:style-name="P266">Okna przyjęć/wydań są lustrzanym odwzorowaniem intencji UI; UI nie zapisuje pól runtime poza <text:span text:style-name="T8">ui.*</text:span> i occupancy.</text:p>
        </text:list-item>
        <text:list-item>
          <text:p text:style-name="P266">Widoki pochodne (<text:span text:style-name="T8">view.*</text:span>) wyliczane deterministycznie w module 1‑WS.</text:p>
        </text:list-item>
        <text:list-item>
          <text:p text:style-name="P266">Tryb MANUAL respektuje <text:span text:style-name="T8">manualRouting.push/pull</text:span>; brak uprawnień → <text:span text:style-name="T8">MANUAL_*_NOT_ALLOWED</text:span>.</text:p>
        </text:list-item>
        <text:list-item>
          <text:p text:style-name="P266">Walidacje: okna accept/release, pojemność celu, zgodność typów (TYPE_MISMATCH/TYPE_REQUIRED), zasady autobindu.</text:p>
        </text:list-item>
        <text:list-item>
          <text:p text:style-name="P423"><text:span text:style-name="T8">accept=true</text:span> i <text:span text:style-name="T8">release=true</text:span> jednocześnie → <text:span text:style-name="T8">AMBIGUOUS_INTENT</text:span>.</text:p>
        </text:list-item>
      </text:list>
      <text:p text:style-name="Standard"><draw:rect text:anchor-type="as-char" style:rel-width="100%" draw:z-index="59" draw:style-name="gr1" draw:text-style-name="P534" svg:width="0.0012in" svg:height="0.0213in"><text:p/></draw:rect></text:p>
      <text:p text:style-name="P533"><text:bookmark text:name="_dh1yhrqvxopn"/><text:span text:style-name="T1">9. Odporność operacyjna (eventual consistency)</text:span></text:p>
      <text:p text:style-name="P2"><text:span text:style-name="T5">Idempotencja + kompensacja</text:span>: Orchestrator okresowo rekonsyliuje stan i koryguje decyzje. Anuluje wyłącznie taski <text:span text:style-name="T5">bez przypisanego AGV</text:span>. W rzadkim wyścigu (AGV przypisany tuż przed anulowaniem) uruchamiana jest procedura <text:span text:style-name="T5">dispatchable fix</text:span> przywracająca robota do stanu gotowości.</text:p>
      <text:p text:style-name="P2"><text:span text:style-name="T5">Bezpieczne przerywanie</text:span>: gdy <text:span text:style-name="T8">status_description.canInterruptSafely=true</text:span> i task ma AGV, anulowanie kończy się automatycznym przywróceniem robota do <text:span text:style-name="T5">dispatchable</text:span> (bez konieczności ręcznej interwencji). Gdy <text:span text:style-name="T8">false</text:span> — anulowanie wymaga świadomej decyzji (lub jest blokowane przez politykę).</text:p>
      <text:p text:style-name="Standard"><draw:rect text:anchor-type="as-char" style:rel-width="100%" draw:z-index="60" draw:style-name="gr1" draw:text-style-name="P534" svg:width="0.0012in" svg:height="0.0213in"><text:p/></draw:rect></text:p>
      <text:p text:style-name="P533"><text:bookmark text:name="_2x1jlvreipx5"/><text:span text:style-name="T1">10. Podgląd decyzji: „dokąd i dlaczego”</text:span></text:p>
      <text:p text:style-name="P2">Aby UI było przewidywalne, <text:span text:style-name="T8">tags.preview</text:span> (sekcja 3.3) daje lekki podgląd planowanej decyzji: <text:span text:style-name="T8">action</text:span>, przewidywany <text:span text:style-name="T8">task.params</text:span> (SOURCE/TARGET/GOODS_TYPE) oraz powody (kody/krótkie frazy) i zależności (<text:span text:style-name="T8">dependsOn</text:span>). <text:span text:style-name="T8">preview</text:span> <text:span text:style-name="T5">nie tworzy skutków</text:span>, ale jest odświeżane często, tak aby UI „widziało przyszłość”.</text:p>
      <text:p text:style-name="Standard"><text:soft-page-break/><draw:rect text:anchor-type="as-char" style:rel-width="100%" draw:z-index="61" draw:style-name="gr1" draw:text-style-name="P534" svg:width="0.0012in" svg:height="0.0213in"><text:p/></draw:rect></text:p>
      <text:p text:style-name="P533"><text:bookmark text:name="_61six913xw01"/><text:span text:style-name="T1">11. HMI (interfejs na wózkach)</text:span></text:p>
      <text:p text:style-name="P2"><text:span text:style-name="T5">Operacje dostępne z HMI</text:span> (na bieżącym zadaniu/robocie): <text:span text:style-name="T8">pause</text:span>, <text:span text:style-name="T8">resume</text:span>, <text:span text:style-name="T8">terminate (→undispatchable)</text:span>, <text:span text:style-name="T8">set undispatchable</text:span>, <text:span text:style-name="T8">set dispatchable</text:span>, <text:span text:style-name="T8">forks down/up</text:span>, <text:span text:style-name="T8">go parking</text:span>, <text:span text:style-name="T8">safety drop to waste buffer (if allowed)</text:span>.</text:p>
      <text:p text:style-name="P2"><text:span text:style-name="T5">Widoki/statusy</text:span>: stan robota <text:span text:style-name="T8">dispatchable/undispatchable</text:span>, bieżący task (ID, źródło/cel, parametry), prezentacja <text:span text:style-name="T8">canInterruptSafely</text:span>, skrót „explain” z przyczyną wyboru celu.</text:p>
      <text:p text:style-name="Standard"><draw:rect text:anchor-type="as-char" style:rel-width="100%" draw:z-index="62" draw:style-name="gr1" draw:text-style-name="P534" svg:width="0.0012in" svg:height="0.0213in"><text:p/></draw:rect></text:p>
      <text:p text:style-name="P533"><text:bookmark text:name="_7aborym2op39"/><text:span text:style-name="T1">12. Zachowanie przy „bufor pełny” w trakcie dojazdu</text:span></text:p>
      <text:p text:style-name="P2">Wspierane polityki:</text:p>
      <text:list xml:id="list2607913608" text:style-name="WWNum68">
        <text:list-item>
          <text:p text:style-name="P111"><text:span text:style-name="T8">BLOCK_AND_WAIT</text:span> — czekaj i sonduj wolny slot,</text:p>
        </text:list-item>
        <text:list-item>
          <text:p text:style-name="P267"><text:span text:style-name="T8">ASK_OPERATOR</text:span> — zapytanie do operatora z limitem czasu,</text:p>
        </text:list-item>
        <text:list-item>
          <text:p text:style-name="P267"><text:span text:style-name="T8">FORCE_DROP_ALLOWED</text:span> — awaryjne, ale bezpieczne odłożenie na bufor porzucania (jeśli dozwolone),</text:p>
        </text:list-item>
        <text:list-item>
          <text:p text:style-name="P267"><text:span text:style-name="T8">AUTO_REROUTE</text:span> — automatyczne przeadresowanie na alternatywny bufor,</text:p>
        </text:list-item>
        <text:list-item>
          <text:p text:style-name="P424">fallback: parking.</text:p>
        </text:list-item>
      </text:list>
      <text:p text:style-name="Standard"><draw:rect text:anchor-type="as-char" style:rel-width="100%" draw:z-index="63" draw:style-name="gr1" draw:text-style-name="P534" svg:width="0.0012in" svg:height="0.0213in"><text:p/></draw:rect></text:p>
      <text:p text:style-name="P533"><text:bookmark text:name="_to6909lsykvv"/><text:span text:style-name="T1">13. Wymagania testowe i jakość</text:span></text:p>
      <text:list xml:id="list2743134599" text:style-name="WWNum45">
        <text:list-item>
          <text:p text:style-name="P112"><text:span text:style-name="T5">Testy idempotencji</text:span>: wielokrotne CREATE/CANCEL nie psuje stanu.</text:p>
        </text:list-item>
        <text:list-item>
          <text:p text:style-name="P268"><text:span text:style-name="T5">Testy inflight</text:span>: edycja pojemności/typu w trakcie inflight blokowana.</text:p>
        </text:list-item>
        <text:list-item>
          <text:p text:style-name="P268"><text:span text:style-name="T5">Testy MANUAL</text:span>: odmowy przy braku uprawnień w <text:span text:style-name="T8">manualRouting</text:span>, poprawny autobind gdy lane puste.</text:p>
        </text:list-item>
        <text:list-item>
          <text:p text:style-name="P268"><text:span text:style-name="T5">Testy deterministyczności targetRules</text:span>: te same wejścia ⇒ ten sam wybór.</text:p>
        </text:list-item>
        <text:list-item>
          <text:p text:style-name="P425"><text:span text:style-name="T5">Testy HMI</text:span>: poprawne sygnały <text:span text:style-name="T8">canInterruptSafely</text:span> w typowych fazach.</text:p>
        </text:list-item>
      </text:list>
      <text:p text:style-name="Standard"><draw:rect text:anchor-type="as-char" style:rel-width="100%" draw:z-index="64" draw:style-name="gr1" draw:text-style-name="P534" svg:width="0.0012in" svg:height="0.0213in"><text:p/></draw:rect></text:p>
      <text:p text:style-name="P533"><text:bookmark text:name="_n6nt44rtm5zb"/><text:span text:style-name="T1">14. Załącznik: skrócony słownik struktur</text:span></text:p>
      <text:list xml:id="list1946840219" text:style-name="WWNum78">
        <text:list-item>
          <text:p text:style-name="P113"><text:span text:style-name="T5">UI.intents</text:span>: <text:span text:style-name="T8">{accept:boolean, release:boolean, demand?:boolean, shipment?:boolean}</text:span></text:p>
        </text:list-item>
        <text:list-item>
          <text:p text:style-name="P269"><text:span text:style-name="T5">UI.route</text:span>: <text:span text:style-name="T8">{mode:AUTO|MANUAL, manualTarget?:PlaceId, manualSource?:PlaceId}</text:span></text:p>
        </text:list-item>
        <text:list-item>
          <text:p text:style-name="P269"><text:span text:style-name="T5">UI.releaseKind</text:span>: <text:span text:style-name="T8">auto|ship|waste</text:span> (rozszerzalne)</text:p>
        </text:list-item>
        <text:list-item>
          <text:p text:style-name="P269"><text:span text:style-name="T5">Occupancy.state</text:span>: <text:span text:style-name="T8">{goodsTypeCurrent, stackHeights[], acceptWindow, releaseWindow}</text:span></text:p>
        </text:list-item>
        <text:list-item>
          <text:p text:style-name="P269"><text:span text:style-name="T5">Tags.runtime</text:span>: <text:span text:style-name="T8">{agvAssigned, canCancelSafely, phase}</text:span></text:p>
        </text:list-item>
        <text:list-item>
          <text:p text:style-name="P426"><text:span text:style-name="T5">Tags.preview</text:span> <text:span text:style-name="T6">(opcjonalne)</text:span>: <text:span text:style-name="T8">{action, reason[], dependsOn[]}</text:span></text:p>
        </text:list-item>
      </text:list>
      <text:p text:style-name="Standard"><draw:rect text:anchor-type="as-char" style:rel-width="100%" draw:z-index="65" draw:style-name="gr1" draw:text-style-name="P534" svg:width="0.0012in" svg:height="0.0213in"><text:p/></draw:rect></text:p>
      <text:p text:style-name="P2"><text:span text:style-name="T6">Dokument stanowi samodzielną, bazową specyfikację 1‑WS. Wszystkie przykłady i nazwy miejsc można parametryzować w konfiguracji wdrożeniowej.</text:span></text:p>
      <text:p text:style-name="Standard"><draw:rect text:anchor-type="as-char" style:rel-width="100%" draw:z-index="66" draw:style-name="gr1" draw:text-style-name="P534" svg:width="0.0012in" svg:height="0.0213in"><text:p/></draw:rect></text:p>
      <text:p text:style-name="P533"><text:bookmark text:name="_hoffwzrtr9r5"/><text:span text:style-name="T1">15. RDS Physical Location + Profile operacji (load/unload) + Late Binding</text:span></text:p>
      <text:p text:style-name="P2"><text:span text:style-name="T5">Cel:</text:span> umożliwić fizyczną obsługę miejsc przez robota (precyzyjne pozycje wideł) oraz wspierać <text:span text:style-name="T5">late binding</text:span> (wybór dokładnej komórki dopiero „na dojeździe”).</text:p>
      <text:p text:style-name="P531"><text:bookmark text:name="_k76pzkgrvvk5"/><text:span text:style-name="T2">15.1 Pojęcie </text:span><text:span text:style-name="T13">RdsLocation</text:span></text:p>
      <text:p text:style-name="P2"><text:soft-page-break/><text:span text:style-name="T8">RdsLocation</text:span> to <text:span text:style-name="T5">identyfikator fizycznej lokalizacji</text:span> w RDS (np. <text:span text:style-name="T8">AP58</text:span>), używany jako uchwyt w profilach operacji i (opcjonalnie) przy late binding. Może być przypisana do <text:span text:style-name="T8">placeId</text:span> oraz — w przypadku buforów/alejek — do <text:span text:style-name="T5">komórki 3D</text:span> (<text:span text:style-name="T8">depthIndex</text:span>, <text:span text:style-name="T8">stackLevel</text:span>). <text:span text:style-name="T5">Nie przechowujemy</text:span> w specyfikacji pozy/pozycji (<text:span text:style-name="T8">pose</text:span>) ani notatek; program korzysta wyłącznie z identyfikatorów.</text:p>
      <text:p text:style-name="Standard">{</text:p>
      <text:p text:style-name="Standard"><text:s text:c="2"/>"locationId": "AP58",</text:p>
      <text:p text:style-name="Standard"><text:s text:c="2"/>"placeId": "SHIP_BUF_L3",</text:p>
      <text:p text:style-name="Standard"><text:s text:c="2"/>"cell": { "depthIndex": 0, "stackLevel": 0 }</text:p>
      <text:p text:style-name="Standard">}</text:p>
      <text:p text:style-name="P2"><text:span text:style-name="T5">Konwencje:</text:span></text:p>
      <text:list xml:id="list4106460436" text:style-name="WWNum59">
        <text:list-item>
          <text:p text:style-name="P114"><text:span text:style-name="T8">depthIndex</text:span> ∈ ⟨0..capacity.depth-1⟩, <text:span text:style-name="T8">stackLevel</text:span> ∈ ⟨0..capacity.maxStack-1⟩.</text:p>
        </text:list-item>
        <text:list-item>
          <text:p text:style-name="P427">Oś pionowa to <text:span text:style-name="T5">Z</text:span>; <text:span text:style-name="T5">wszystkie wysokości</text:span> w metrach (m), względem poziomu posadzki tego miejsca.</text:p>
        </text:list-item>
      </text:list>
      <text:p text:style-name="P531"><text:bookmark text:name="_jukp0undvqtk"/><text:span text:style-name="T2">15.2 Profile operacji: </text:span><text:span text:style-name="T13">load</text:span><text:span text:style-name="T2"> i </text:span><text:span text:style-name="T13">unload</text:span></text:p>
      <text:p text:style-name="P2">Dla <text:span text:style-name="T5">każdego typu towaru</text:span> i <text:span text:style-name="T5">każdej komórki</text:span> (lokalizacji fizycznej) przypisujemy parametry dwóch operacji:</text:p>
      <text:list xml:id="list2704264389" text:style-name="WWNum176">
        <text:list-item>
          <text:p text:style-name="P115"><text:span text:style-name="T9">load</text:span> — podjęcie ładunku na widły,</text:p>
        </text:list-item>
        <text:list-item>
          <text:p text:style-name="P428"><text:span text:style-name="T9">unload</text:span> — odłożenie ładunku.</text:p>
        </text:list-item>
      </text:list>
      <text:p text:style-name="P2">Parametry są <text:span text:style-name="T5">natywne</text:span> dla sterowania robota (zachowujemy <text:span text:style-name="T8">snake_case</text:span> jak w plikach sterujących).</text:p>
      <text:p text:style-name="P532"><text:bookmark text:name="_rvawo7h80m1v"/><text:span text:style-name="T3">Struktury</text:span></text:p>
      <text:p text:style-name="Standard">// LOAD</text:p>
      <text:p text:style-name="Standard">{</text:p>
      <text:p text:style-name="Standard"><text:s text:c="2"/>"id": "&lt;locationId&gt;",</text:p>
      <text:p text:style-name="Standard"><text:s text:c="2"/>"start_height": 0.0, <text:s text:c="10"/>// opcjonalnie: gdy brak, użyj aktualnej wysokości wideł</text:p>
      <text:p text:style-name="Standard"><text:s text:c="2"/>"rec_height": 0.0, <text:s text:c="12"/>// wysokość rozpoznania (jeśli recognize=true)</text:p>
      <text:p text:style-name="Standard"><text:s text:c="2"/>"end_height": 0.35, <text:s text:c="11"/>// wysokość docelowa po załadunku</text:p>
      <text:p text:style-name="Standard"><text:s text:c="2"/>"recfile": "plt/auto_pallet_no_contact.plt", // opcjonalnie</text:p>
      <text:p text:style-name="Standard"><text:s text:c="2"/>"recognize": true <text:s text:c="13"/>// czy uruchamiać rozpoznanie palety/towaru</text:p>
      <text:p text:style-name="Standard">}</text:p>
      <text:p text:style-name="Standard"/>
      <text:p text:style-name="Standard">// UNLOAD</text:p>
      <text:p text:style-name="Standard">{</text:p>
      <text:p text:style-name="Standard"><text:s text:c="2"/>"id": "&lt;locationId&gt;",</text:p>
      <text:p text:style-name="Standard"><text:s text:c="2"/>"start_height": 0.35, <text:s text:c="9"/>// wysokość podejścia z ładunkiem</text:p>
      <text:p text:style-name="Standard"><text:s text:c="2"/>"end_height": 0.0, <text:s text:c="12"/>// wysokość po odłożeniu i wyjeździe</text:p>
      <text:p text:style-name="Standard"><text:s text:c="2"/>"recognize": false <text:s text:c="12"/>// zwykle niepotrzebne przy odkładaniu</text:p>
      <text:p text:style-name="Standard">}</text:p>
      <text:p text:style-name="P2"><text:span text:style-name="T5">Reguły walidacji i domyślne:</text:span></text:p>
      <text:list xml:id="list98687082" text:style-name="WWNum16">
        <text:list-item>
          <text:p text:style-name="P116"><text:soft-page-break/><text:span text:style-name="T8">end_height</text:span> jest <text:span text:style-name="T5">wymagane</text:span> w obu operacjach.</text:p>
        </text:list-item>
        <text:list-item>
          <text:p text:style-name="P270"><text:span text:style-name="T8">start_height</text:span> jest <text:span text:style-name="T5">opcjonalne</text:span>; brak ⇒ użyj aktualnej wysokości wideł robota.</text:p>
        </text:list-item>
        <text:list-item>
          <text:p text:style-name="P270">Gdy <text:span text:style-name="T8">recognize=true</text:span> i <text:span text:style-name="T8">recfile</text:span> <text:span text:style-name="T5">brak</text:span> ⇒ błąd konfiguracyjny <text:span text:style-name="T8">CONFIG_MISSING_RECFILE</text:span>.</text:p>
        </text:list-item>
        <text:list-item>
          <text:p text:style-name="P429">Gdy <text:span text:style-name="T8">rec_height</text:span> podane przy <text:span text:style-name="T8">recognize=false</text:span> ⇒ ignoruj i loguj <text:span text:style-name="T8">CONFIG_REC_HEIGHT_IGNORED</text:span>.</text:p>
        </text:list-item>
      </text:list>
      <text:p text:style-name="P531"><text:bookmark text:name="_2obqeqj7j9h5"/><text:span text:style-name="T2">15.3 Rozszerzenie konfiguracji </text:span><text:span text:style-name="T13">places[*]</text:span><text:span text:style-name="T2"> — sekcja </text:span><text:span text:style-name="T13">rds</text:span></text:p>
      <text:p text:style-name="P2">Do każdej pozycji w <text:span text:style-name="T8">places</text:span> dodajemy pole <text:span text:style-name="T8">rds</text:span> z <text:span text:style-name="T5">dwoma</text:span> częściami: <text:span text:style-name="T5">punkt decyzji late binding (ID lokalizacji)</text:span> oraz <text:span text:style-name="T5">pełną macierz profili operacji</text:span> (<text:span text:style-name="T6">per </text:span><text:span text:style-name="T11">goodsType</text:span><text:span text:style-name="T6"> × </text:span><text:span text:style-name="T11">depthIndex</text:span><text:span text:style-name="T6"> × </text:span><text:span text:style-name="T11">stackLevel</text:span><text:span text:style-name="T6"> → </text:span><text:span text:style-name="T11">load</text:span><text:span text:style-name="T6">/</text:span><text:span text:style-name="T11">unload</text:span>). Nie używamy pola <text:span text:style-name="T8">physicalLocations</text:span>.</text:p>
      <text:p text:style-name="Standard">{</text:p>
      <text:p text:style-name="Standard"><text:s text:c="2"/>"id": "SHIP_BUF_L3",</text:p>
      <text:p text:style-name="Standard"><text:s text:c="2"/>"type": "BUFFER_LANE",</text:p>
      <text:p text:style-name="Standard"><text:s text:c="2"/>"worksite": "SHIP_BUF_L3",</text:p>
      <text:p text:style-name="Standard"><text:s text:c="2"/>"capacity": { "depth": 6, "maxStack": 2 },</text:p>
      <text:p text:style-name="Standard"><text:s text:c="2"/>"role": "SHIP",</text:p>
      <text:p text:style-name="Standard"><text:s text:c="2"/>"defaults": { "allowAutobindWhenEmpty": true },</text:p>
      <text:p text:style-name="Standard"><text:s text:c="2"/>"rds": {</text:p>
      <text:p text:style-name="Standard"><text:s text:c="4"/>"lateBinding": {</text:p>
      <text:p text:style-name="Standard"><text:s text:c="6"/>"mode": "AT_DECISION_POINT",</text:p>
      <text:p text:style-name="Standard"><text:s text:c="6"/>"decisionPointLocationId": "AP34",</text:p>
      <text:p text:style-name="Standard"><text:s text:c="6"/>"selectionPolicy": {</text:p>
      <text:p text:style-name="Standard"><text:s text:c="8"/>"name": "FIRST_FREE",</text:p>
      <text:p text:style-name="Standard"><text:s text:c="8"/>"tieBreakers": ["lowestStack", "nearestDepth"]</text:p>
      <text:p text:style-name="Standard"><text:s text:c="6"/>}</text:p>
      <text:p text:style-name="Standard"><text:s text:c="4"/>},</text:p>
      <text:p text:style-name="Standard"><text:s text:c="4"/>"opsMatrix": [</text:p>
      <text:p text:style-name="Standard"><text:s text:c="6"/>{</text:p>
      <text:p text:style-name="Standard"><text:s text:c="8"/>"goodsType": "EUR_PAL",</text:p>
      <text:p text:style-name="Standard"><text:s text:c="8"/>"depthIndex": 0,</text:p>
      <text:p text:style-name="Standard"><text:s text:c="8"/>"stackLevel": 0,</text:p>
      <text:p text:style-name="Standard"><text:s text:c="8"/>"load": <text:s text:c="2"/>{ "id": "AP58", "start_height": 0.0, "rec_height": 0.0, "end_height": 0.35, "recfile": "plt/auto_pallet_no_contact.plt", "recognize": true },</text:p>
      <text:p text:style-name="Standard"><text:s text:c="8"/>"unload": { "id": "AP58", "start_height": 0.35, "end_height": 0.0, "recognize": false }</text:p>
      <text:p text:style-name="Standard"><text:s text:c="6"/>},</text:p>
      <text:p text:style-name="Standard"><text:s text:c="6"/>{</text:p>
      <text:p text:style-name="Standard"><text:s text:c="8"/>"goodsType": "EUR_PAL",</text:p>
      <text:p text:style-name="Standard"><text:s text:c="8"/>"depthIndex": 1,</text:p>
      <text:p text:style-name="Standard"><text:soft-page-break/><text:s text:c="8"/>"stackLevel": 0,</text:p>
      <text:p text:style-name="Standard"><text:s text:c="8"/>"load": <text:s text:c="2"/>{ "id": "AP61", "start_height": 0.0, "rec_height": 0.0, "end_height": 0.35, "recfile": "plt/auto_pallet_no_contact.plt", "recognize": true },</text:p>
      <text:p text:style-name="Standard"><text:s text:c="8"/>"unload": { "id": "AP61", "start_height": 0.35, "end_height": 0.0, "recognize": false }</text:p>
      <text:p text:style-name="Standard"><text:s text:c="6"/>}</text:p>
      <text:p text:style-name="Standard"><text:s text:c="4"/>]</text:p>
      <text:p text:style-name="Standard"><text:s text:c="2"/>}</text:p>
      <text:p text:style-name="Standard">}</text:p>
      <text:p text:style-name="P2"><text:span text:style-name="T5">Wymóg kompletności:</text:span> w buforach definiujemy dla każdego dozwolonego <text:span text:style-name="T8">goodsType</text:span> i dla każdej komórki (<text:span text:style-name="T8">depthIndex</text:span>×<text:span text:style-name="T8">stackLevel</text:span>) parametry <text:span text:style-name="T5">obu</text:span> operacji.</text:p>
      <text:p text:style-name="P531"><text:bookmark text:name="_xf5gf3206bbq"/><text:span text:style-name="T2">15.4 Late binding — semantyka wykonania</text:span></text:p>
      <text:list xml:id="list1191027053" text:style-name="WWNum5">
        <text:list-item>
          <text:p text:style-name="P117"><text:span text:style-name="T5">Kiedy</text:span>: w trybie <text:span text:style-name="T8">AT_DECISION_POINT</text:span> finalny wybór <text:span text:style-name="T8">targetLocationId</text:span> następuje po dojechaniu do <text:span text:style-name="T8">decisionPointLocationId</text:span>.</text:p>
        </text:list-item>
        <text:list-item>
          <text:p text:style-name="P271"><text:span text:style-name="T5">Co wybieramy</text:span>: parę (<text:span text:style-name="T8">depthIndex</text:span>,<text:span text:style-name="T8">stackLevel</text:span>) dla danego <text:span text:style-name="T8">goodsType</text:span> zgodnie z <text:span text:style-name="T8">selectionPolicy</text:span> i bieżącą pojemnością (<text:span text:style-name="T8">view.freeSlots</text:span>, <text:span text:style-name="T8">state.stackHeights</text:span>), a następnie odpowiadający profil <text:span text:style-name="T8">load/unload</text:span> z <text:span text:style-name="T8">opsMatrix</text:span>.</text:p>
        </text:list-item>
        <text:list-item>
          <text:p text:style-name="P430"><text:span text:style-name="T5">Skutki</text:span>: Orchestrator uzupełnia parametry taska (<text:span text:style-name="T8">targetLocationId</text:span>, ewentualnie <text:span text:style-name="T8">sourceLocationId</text:span>) i przekazuje odpowiednie profile operacyjne do WTE.</text:p>
        </text:list-item>
      </text:list>
      <text:p text:style-name="P531"><text:bookmark text:name="_a2hekju92ke4"/><text:span text:style-name="T2">15.5 Zmiana kontraktów tasków Zmiana kontraktów tasków</text:span></text:p>
      <text:p text:style-name="P2"><text:span text:style-name="T8">bring_goods</text:span> / <text:span text:style-name="T8">move_goods</text:span> zyskują opcjonalne parametry:</text:p>
      <text:p text:style-name="Standard">{</text:p>
      <text:p text:style-name="Standard"><text:s text:c="2"/>"sourceLocationId": "&lt;opcjonalnie&gt;",</text:p>
      <text:p text:style-name="Standard"><text:s text:c="2"/>"targetLocationId": "&lt;opcjonalnie&gt;",</text:p>
      <text:p text:style-name="Standard"><text:s text:c="2"/>"lateBinding": true</text:p>
      <text:p text:style-name="Standard">}</text:p>
      <text:p text:style-name="P2">Jeśli <text:span text:style-name="T8">lateBinding=true</text:span> i <text:span text:style-name="T8">targetLocationId</text:span> pominięte — zostanie ono rozstrzygnięte w DP na podstawie <text:span text:style-name="T8">selectionPolicy</text:span> i aktualnego stanu.</text:p>
      <text:p text:style-name="P531"><text:bookmark text:name="_jbooj3e0o4gl"/><text:span text:style-name="T2">15.6 Walidacje i kody błędów (uzupełnienie 3.5)</text:span></text:p>
      <text:list xml:id="list3288952037" text:style-name="WWNum165">
        <text:list-item>
          <text:p text:style-name="P118"><text:span text:style-name="T8">CONFIG_MISSING_RECFILE</text:span>, <text:span text:style-name="T8">CONFIG_REC_HEIGHT_IGNORED</text:span>, <text:span text:style-name="T8">LOCATION_NOT_FOUND</text:span>, <text:span text:style-name="T8">LOCATION_CELL_MISMATCH</text:span>, <text:span text:style-name="T8">LATE_BINDING_DP_UNREACHABLE</text:span>.</text:p>
        </text:list-item>
        <text:list-item>
          <text:p text:style-name="P431"><text:span text:style-name="T5">Spójność </text:span><text:span text:style-name="T9">opsMatrix</text:span>: dla każdego <text:span text:style-name="T8">(goodsType, depthIndex, stackLevel)</text:span> istnieje dokładnie jeden wpis; w obrębie miejsca każde <text:span text:style-name="T8">load.id</text:span>/<text:span text:style-name="T8">unload.id</text:span> musi jednoznacznie mapować się na jedną parę <text:span text:style-name="T8">(depthIndex, stackLevel)</text:span> — w przeciwnym razie <text:span text:style-name="T8">LOCATION_CELL_MISMATCH</text:span>.</text:p>
        </text:list-item>
      </text:list>
      <text:p text:style-name="P531"><text:bookmark text:name="_23bt10wm36ky"/><text:span text:style-name="T2">15.7 Przykład dla miejsca produkcyjnego (</text:span><text:span text:style-name="T13">PROD1_P3</text:span><text:span text:style-name="T2">)</text:span></text:p>
      <text:p text:style-name="Standard">{</text:p>
      <text:p text:style-name="Standard"><text:s text:c="2"/>"id": "PROD1_P3",</text:p>
      <text:p text:style-name="Standard"><text:s text:c="2"/>"type": "PROD_SLOT",</text:p>
      <text:p text:style-name="Standard"><text:s text:c="2"/>"worksite": "PROD1_P3",</text:p>
      <text:p text:style-name="Standard"><text:s text:c="2"/>"capacity": { "depth": 1, "maxStack": 1 },</text:p>
      <text:p text:style-name="Standard"><text:s text:c="2"/>"lineId": "L1",</text:p>
      <text:p text:style-name="Standard"><text:s text:c="2"/>"rds": {</text:p>
      <text:p text:style-name="Standard"><text:s text:c="4"/>"lateBinding": { "mode": "NONE" },</text:p>
      <text:p text:style-name="Standard"><text:s text:c="4"/>"opsMatrix": [</text:p>
      <text:p text:style-name="Standard"><text:soft-page-break/><text:s text:c="6"/>{</text:p>
      <text:p text:style-name="Standard"><text:s text:c="8"/>"goodsType": "EUR_PAL",</text:p>
      <text:p text:style-name="Standard"><text:s text:c="8"/>"depthIndex": 0,</text:p>
      <text:p text:style-name="Standard"><text:s text:c="8"/>"stackLevel": 0,</text:p>
      <text:p text:style-name="Standard"><text:s text:c="8"/>"load": <text:s text:c="2"/>{ "id": "AP200", "start_height": 0.0, "rec_height": 0.0, "end_height": 0.35, "recfile": "plt/auto_pallet_no_contact.plt", "recognize": true },</text:p>
      <text:p text:style-name="Standard"><text:s text:c="8"/>"unload": { "id": "AP200", "start_height": 0.35, "end_height": 0.0, "recognize": false }</text:p>
      <text:p text:style-name="Standard"><text:s text:c="6"/>}</text:p>
      <text:p text:style-name="Standard"><text:s text:c="4"/>]</text:p>
      <text:p text:style-name="Standard"><text:s text:c="2"/>}</text:p>
      <text:p text:style-name="Standard">}</text:p>
      <text:p text:style-name="P531"><text:bookmark text:name="_j5mqu0awpcxd"/><text:span text:style-name="T2">15.8 Uzgodnienie z UI i occupancy Uzgodnienie z UI i occupancy</text:span></text:p>
      <text:list xml:id="list3008414415" text:style-name="WWNum107">
        <text:list-item>
          <text:p text:style-name="P119"><text:span text:style-name="T8">state.stackHeights</text:span> i <text:span text:style-name="T8">view.freeSlots</text:span> definiują, które komórki 3D są <text:span text:style-name="T5">faktycznie dostępne</text:span>.</text:p>
        </text:list-item>
        <text:list-item>
          <text:p text:style-name="P432">W trybie MANUAL z <text:span text:style-name="T8">manualTarget</text:span> wskazującym <text:span text:style-name="T5">dokładne miejsce</text:span> można dodatkowo podać <text:span text:style-name="T8">targetLocationId</text:span> — wówczas late binding jest pomijany.</text:p>
        </text:list-item>
      </text:list>
      <text:p text:style-name="Standard"><draw:rect text:anchor-type="as-char" style:rel-width="100%" draw:z-index="67" draw:style-name="gr1" draw:text-style-name="P534" svg:width="0.0012in" svg:height="0.0213in"><text:p/></draw:rect></text:p>
      <text:p text:style-name="Standard"><draw:rect text:anchor-type="as-char" style:rel-width="100%" draw:z-index="68" draw:style-name="gr1" draw:text-style-name="P534" svg:width="0.0012in" svg:height="0.0213in"><text:p/></draw:rect></text:p>
      <text:p text:style-name="P533"><text:bookmark text:name="_wk0x8c1plo11"/><text:span text:style-name="T1">16. RDS.StateHub — minimalne API i generyczny task TRANSFER</text:span></text:p>
      <text:p text:style-name="P2"><text:span text:style-name="T5">Cel:</text:span> maksymalnie proste, łatwe do uruchomienia i testowania API dla komunikacji RDS ⇄ StateHub (UI/Occupancy). Zero strategii i tokenów; deterministyczne decyzje.</text:p>
      <text:p text:style-name="P531"><text:bookmark text:name="_84aciya8ayg1"/><text:span text:style-name="T2">16.1 Rola modułu</text:span></text:p>
      <text:p text:style-name="P2"><text:span text:style-name="T5">RDS.StateHub</text:span> przechowuje stan miejsc (<text:span text:style-name="T8">stackHeights</text:span>, <text:span text:style-name="T8">goodsTypeCurrent</text:span>) oraz macierz operacji (<text:span text:style-name="T8">rds.opsMatrix</text:span>). Nie zna geometrii; posługuje się <text:span text:style-name="T5">ID lokalizacji</text:span> (np. <text:span text:style-name="T8">AP58</text:span>).</text:p>
      <text:p text:style-name="P526">Uwaga: pola <text:span text:style-name="T8">selectionPolicy</text:span> z §15.3/15.4 są <text:span text:style-name="T5">nieużywane</text:span> w API v1; wybór jest deterministyczny wg §16.3.</text:p>
      <text:p text:style-name="P531"><text:bookmark text:name="_5l58q591oq7z"/><text:span text:style-name="T2">16.2 Minimalne REST API (v1)</text:span></text:p>
      <text:p text:style-name="P2"><text:span text:style-name="T5">A. Late binding (czy i dokąd dojechać na decyzję)</text:span></text:p>
      <text:list xml:id="list418623616" text:style-name="WWNum152">
        <text:list-item>
          <text:p text:style-name="P492"><text:span text:style-name="T8">GET /state/v1/places/{placeId}/lb</text:span></text:p>
        </text:list-item>
      </text:list>
      <text:p text:style-name="Standard">{ "mode": "AT_DECISION_POINT" | "NONE", "decisionPointLocationId": "AP34" }</text:p>
      <text:p text:style-name="P2"><text:span text:style-name="T5">B. Wybór komórki + profil operacji (LOAD/UNLOAD)</text:span></text:p>
      <text:list xml:id="list1770453692" text:style-name="WWNum172">
        <text:list-item>
          <text:p text:style-name="P493"><text:span text:style-name="T8">POST /state/v1/ops/choose</text:span></text:p>
        </text:list-item>
      </text:list>
      <text:p text:style-name="P2"><text:span text:style-name="T6">Request</text:span></text:p>
      <text:p text:style-name="Standard">{ "placeId": "SHIP_BUF_L3", "goodsType": "EUR_PAL", "direction": "LOAD" }</text:p>
      <text:p text:style-name="P2"><text:span text:style-name="T6">Response</text:span></text:p>
      <text:p text:style-name="Standard">{</text:p>
      <text:p text:style-name="Standard"><text:s text:c="2"/>"placeId": "SHIP_BUF_L3",</text:p>
      <text:p text:style-name="Standard"><text:s text:c="2"/>"goodsType": "EUR_PAL",</text:p>
      <text:p text:style-name="Standard"><text:s text:c="2"/>"direction": "LOAD",</text:p>
      <text:p text:style-name="Standard"><text:soft-page-break/><text:s text:c="2"/>"depthIndex": 1,</text:p>
      <text:p text:style-name="Standard"><text:s text:c="2"/>"stackLevel": 0,</text:p>
      <text:p text:style-name="Standard"><text:s text:c="2"/>"locationId": "AP61",</text:p>
      <text:p text:style-name="Standard"><text:s text:c="2"/>"operation": { "id": "AP61", "start_height": 0.35, "end_height": 0.0, "recognize": false }</text:p>
      <text:p text:style-name="Standard">}</text:p>
      <text:p text:style-name="P2"><text:span text:style-name="T5">C. Zatwierdzenie skutków (aktualizacja occupancy)</text:span></text:p>
      <text:list xml:id="list2002859056" text:style-name="WWNum80">
        <text:list-item>
          <text:p text:style-name="P494"><text:span text:style-name="T8">POST /state/v1/ops/commit</text:span></text:p>
        </text:list-item>
      </text:list>
      <text:p text:style-name="P2"><text:span text:style-name="T6">Request</text:span></text:p>
      <text:p text:style-name="Standard">{ "placeId": "SHIP_BUF_L3", "goodsType": "EUR_PAL", "direction": "UNLOAD", "depthIndex": 1, "stackLevel": 0, "outcome": "success" }</text:p>
      <text:p text:style-name="P2"><text:span text:style-name="T6">Response</text:span></text:p>
      <text:p text:style-name="Standard">{ "ok": true }</text:p>
      <text:p text:style-name="P2"><text:span text:style-name="T5">D. Snapshot do testów (opcjonalne)</text:span></text:p>
      <text:list xml:id="list3985328313" text:style-name="WWNum58">
        <text:list-item>
          <text:p text:style-name="P120"><text:span text:style-name="T8">GET /state/v1/places/{placeId}/snapshot</text:span> → stan skrócony miejsca</text:p>
        </text:list-item>
        <text:list-item>
          <text:p text:style-name="P433"><text:span text:style-name="T8">PUT /state/v1/places/{placeId}/snapshot</text:span> → szybkie ustawienie <text:span text:style-name="T8">stackHeights</text:span> / <text:span text:style-name="T8">goodsTypeCurrent</text:span></text:p>
        </text:list-item>
      </text:list>
      <text:p text:style-name="P2"><text:span text:style-name="T6">Przykładowy PUT</text:span></text:p>
      <text:p text:style-name="Standard">{ "state": { "stackHeights": [2,1,0,0,0,0], "goodsTypeCurrent": "EUR_PAL" } }</text:p>
      <text:p text:style-name="P531"><text:bookmark text:name="_2zprv5lnncgr"/><text:span text:style-name="T2">16.3 Reguła wyboru (deterministyczna)</text:span></text:p>
      <text:list xml:id="list856553798" text:style-name="WWNum126">
        <text:list-item>
          <text:p text:style-name="P121"><text:span text:style-name="T8">UNLOAD</text:span> → wybierz <text:span text:style-name="T5">pierwszy</text:span> <text:span text:style-name="T8">depthIndex</text:span> z <text:span text:style-name="T8">stackHeights[d] &lt; maxStack</text:span>; ustaw <text:span text:style-name="T8">stackLevel = stackHeights[d]</text:span>.</text:p>
        </text:list-item>
        <text:list-item>
          <text:p text:style-name="P272"><text:span text:style-name="T8">LOAD</text:span> → wybierz <text:span text:style-name="T5">pierwszy</text:span> <text:span text:style-name="T8">depthIndex</text:span> z <text:span text:style-name="T8">stackHeights[d] &gt; 0</text:span>; ustaw <text:span text:style-name="T8">stackLevel = stackHeights[d] - 1</text:span>.</text:p>
        </text:list-item>
        <text:list-item>
          <text:p text:style-name="P272"><text:span text:style-name="T8">operation</text:span> zwracamy z <text:span text:style-name="T8">opsMatrix</text:span> po kluczu <text:span text:style-name="T8">(goodsType, depthIndex, stackLevel)</text:span> i kierunku (<text:span text:style-name="T8">load</text:span>/<text:span text:style-name="T8">unload</text:span>).</text:p>
        </text:list-item>
        <text:list-item>
          <text:p text:style-name="P434">Braki → błędy z §16.6.</text:p>
        </text:list-item>
      </text:list>
      <text:p text:style-name="P531"><text:bookmark text:name="_jf4ytq2z7gka"/><text:span text:style-name="T2">16.4 Generyczny RDS Task: TRANSFER(source → target, goodsType)</text:span></text:p>
      <text:p text:style-name="P2">Pseudokod (w <text:span text:style-name="T8">FORK_*</text:span> zawiera się dojazd do <text:span text:style-name="T8">operation.id</text:span>). Dojazd jawny tylko do <text:span text:style-name="T5">decision point</text:span>.</text:p>
      <text:p text:style-name="Standard">INPUT: goodsType, sourcePlaceId, targetPlaceId</text:p>
      <text:p text:style-name="Standard"/>
      <text:p text:style-name="Standard">// --- ŹRÓDŁO (LOAD) ---</text:p>
      <text:p text:style-name="Standard">srcLB = GET /state/v1/places/{source}/lb</text:p>
      <text:p text:style-name="Standard">if srcLB.mode == "AT_DECISION_POINT":</text:p>
      <text:p text:style-name="Standard"><text:s text:c="2"/>DRIVE_TO srcLB.decisionPointLocationId <text:s text:c="2"/>// tylko DP</text:p>
      <text:p text:style-name="Standard"/>
      <text:p text:style-name="Standard">pick = POST /state/v1/ops/choose { placeId: source, goodsType, direction: "LOAD" }</text:p>
      <text:p text:style-name="Standard">FORK_LOAD using pick.operation</text:p>
      <text:p text:style-name="Standard">POST /state/v1/ops/commit {</text:p>
      <text:p text:style-name="Standard"><text:soft-page-break/><text:s text:c="2"/>placeId: source, goodsType, direction: "LOAD",</text:p>
      <text:p text:style-name="Standard"><text:s text:c="2"/>depthIndex: pick.depthIndex, stackLevel: pick.stackLevel,</text:p>
      <text:p text:style-name="Standard"><text:s text:c="2"/>outcome: "success" <text:s text:c="21"/>// albo "cancel"</text:p>
      <text:p text:style-name="Standard">}</text:p>
      <text:p text:style-name="Standard"/>
      <text:p text:style-name="Standard">// --- CEL (UNLOAD) ---</text:p>
      <text:p text:style-name="Standard">dstLB = GET /state/v1/places/{target}/lb</text:p>
      <text:p text:style-name="Standard">if dstLB.mode == "AT_DECISION_POINT":</text:p>
      <text:p text:style-name="Standard"><text:s text:c="2"/>DRIVE_TO dstLB.decisionPointLocationId</text:p>
      <text:p text:style-name="Standard"/>
      <text:p text:style-name="Standard">drop = POST /state/v1/ops/choose { placeId: target, goodsType, direction: "UNLOAD" }</text:p>
      <text:p text:style-name="Standard">FORK_UNLOAD using drop.operation</text:p>
      <text:p text:style-name="Standard">POST /state/v1/ops/commit {</text:p>
      <text:p text:style-name="Standard"><text:s text:c="2"/>placeId: target, goodsType, direction: "UNLOAD",</text:p>
      <text:p text:style-name="Standard"><text:s text:c="2"/>depthIndex: drop.depthIndex, stackLevel: drop.stackLevel,</text:p>
      <text:p text:style-name="Standard"><text:s text:c="2"/>outcome: "success" <text:s text:c="21"/>// albo "cancel"</text:p>
      <text:p text:style-name="Standard">}</text:p>
      <text:p text:style-name="Standard">SUCCESS</text:p>
      <text:p text:style-name="P531"><text:bookmark text:name="_lour78pqw6gc"/><text:span text:style-name="T2">16.5 Przykładowe sekwencje (API)</text:span></text:p>
      <text:p text:style-name="P2"><text:span text:style-name="T5">a) P3 → SHIP_BUF_L3 (LB w celu)</text:span></text:p>
      <text:list xml:id="list2087281600" text:style-name="WWNum124">
        <text:list-item>
          <text:p text:style-name="P122"><text:span text:style-name="T8">GET /state/v1/places/PROD1_P3/lb</text:span> → <text:span text:style-name="T8">{ "mode":"NONE" }</text:span></text:p>
        </text:list-item>
        <text:list-item>
          <text:p text:style-name="P273"><text:span text:style-name="T8">POST /state/v1/ops/choose</text:span> { source, LOAD } → <text:span text:style-name="T8">{ depthIndex:0, stackLevel:0, operation:{...} }</text:span></text:p>
        </text:list-item>
        <text:list-item>
          <text:p text:style-name="P273"><text:span text:style-name="T8">FORK_LOAD using operation</text:span></text:p>
        </text:list-item>
        <text:list-item>
          <text:p text:style-name="P273"><text:span text:style-name="T8">POST /state/v1/ops/commit</text:span> (LOAD, success)</text:p>
        </text:list-item>
        <text:list-item>
          <text:p text:style-name="P273"><text:span text:style-name="T8">GET /state/v1/places/SHIP_BUF_L3/lb</text:span> → <text:span text:style-name="T8">{ "mode":"AT_DECISION_POINT", "decisionPointLocationId":"AP34" }</text:span></text:p>
        </text:list-item>
        <text:list-item>
          <text:p text:style-name="P273"><text:span text:style-name="T8">DRIVE_TO AP34</text:span></text:p>
        </text:list-item>
        <text:list-item>
          <text:p text:style-name="P273"><text:span text:style-name="T8">POST /state/v1/ops/choose</text:span> { target, UNLOAD } → <text:span text:style-name="T8">{ depthIndex:1, stackLevel:0, operation:{...} }</text:span></text:p>
        </text:list-item>
        <text:list-item>
          <text:p text:style-name="P273"><text:span text:style-name="T8">FORK_UNLOAD using operation</text:span></text:p>
        </text:list-item>
        <text:list-item>
          <text:p text:style-name="P435"><text:span text:style-name="T8">POST /state/v1/ops/commit</text:span> (UNLOAD, success)</text:p>
        </text:list-item>
      </text:list>
      <text:p text:style-name="P2"><text:span text:style-name="T5">b) G_BUF_L1 → PROD1_G1 (LB w źródle)</text:span></text:p>
      <text:list xml:id="list4012284658" text:style-name="WWNum171">
        <text:list-item>
          <text:p text:style-name="P123"><text:span text:style-name="T8">GET /state/v1/places/G_BUF_L1/lb</text:span> → <text:span text:style-name="T8">{ "mode":"AT_DECISION_POINT", "decisionPointLocationId":"AP12" }</text:span></text:p>
        </text:list-item>
        <text:list-item>
          <text:p text:style-name="P274"><text:span text:style-name="T8">DRIVE_TO AP12</text:span></text:p>
        </text:list-item>
        <text:list-item>
          <text:p text:style-name="P274"><text:span text:style-name="T8">POST /state/v1/ops/choose</text:span> { source, LOAD } → <text:span text:style-name="T8">{ depthIndex:0, stackLevel:0, operation:{...} }</text:span></text:p>
        </text:list-item>
        <text:list-item>
          <text:p text:style-name="P274"><text:soft-page-break/><text:span text:style-name="T8">FORK_LOAD using operation</text:span></text:p>
        </text:list-item>
        <text:list-item>
          <text:p text:style-name="P274"><text:span text:style-name="T8">POST /state/v1/ops/commit</text:span> (LOAD, success)</text:p>
        </text:list-item>
        <text:list-item>
          <text:p text:style-name="P274"><text:span text:style-name="T8">GET /state/v1/places/PROD1_G1/lb</text:span> → <text:span text:style-name="T8">{ "mode":"NONE" }</text:span></text:p>
        </text:list-item>
        <text:list-item>
          <text:p text:style-name="P274"><text:span text:style-name="T8">POST /state/v1/ops/choose</text:span> { target, UNLOAD } → <text:span text:style-name="T8">{ depthIndex:0, stackLevel:0, operation:{...} }</text:span></text:p>
        </text:list-item>
        <text:list-item>
          <text:p text:style-name="P274"><text:span text:style-name="T8">FORK_UNLOAD using operation</text:span></text:p>
        </text:list-item>
        <text:list-item>
          <text:p text:style-name="P436"><text:span text:style-name="T8">POST /state/v1/ops/commit</text:span> (UNLOAD, success)</text:p>
        </text:list-item>
      </text:list>
      <text:p text:style-name="P2"><text:span text:style-name="T5">c) EMPTY_BUF_L1 → PROD1_P1 (bez LB)</text:span></text:p>
      <text:list xml:id="list2863753924" text:style-name="WWNum162">
        <text:list-item>
          <text:p text:style-name="P495"><text:span text:style-name="T8">GET /lb</text:span> (source) → <text:span text:style-name="T8">NONE</text:span> ; 2) <text:span text:style-name="T8">choose LOAD</text:span> ; 3) <text:span text:style-name="T8">FORK_LOAD</text:span> ; 4) <text:span text:style-name="T8">commit</text:span> ; 5) <text:span text:style-name="T8">GET /lb</text:span> (target) → <text:span text:style-name="T8">NONE</text:span>; 6) <text:span text:style-name="T8">choose UNLOAD</text:span>; 7) <text:span text:style-name="T8">FORK_UNLOAD</text:span>; 8) <text:span text:style-name="T8">commit</text:span>.</text:p>
        </text:list-item>
      </text:list>
      <text:p text:style-name="P531"><text:bookmark text:name="_wpka3sqf5n60"/><text:span text:style-name="T2">16.6 Minimalne kody błędów</text:span></text:p>
      <text:list xml:id="list389902001" text:style-name="WWNum168">
        <text:list-item>
          <text:p text:style-name="P124"><text:span text:style-name="T8">NO_CELL_AVAILABLE</text:span> (409)</text:p>
        </text:list-item>
        <text:list-item>
          <text:p text:style-name="P275"><text:span text:style-name="T8">OPERATION_NOT_DEFINED</text:span> (409)</text:p>
        </text:list-item>
        <text:list-item>
          <text:p text:style-name="P275"><text:span text:style-name="T8">PLACE_NOT_FOUND</text:span> (404)</text:p>
        </text:list-item>
        <text:list-item>
          <text:p text:style-name="P437"><text:span text:style-name="T8">BAD_REQUEST</text:span> (400)</text:p>
        </text:list-item>
      </text:list>
      <text:p text:style-name="Standard"><draw:rect text:anchor-type="as-char" style:rel-width="100%" draw:z-index="69" draw:style-name="gr1" draw:text-style-name="P534" svg:width="0.0012in" svg:height="0.0213in"><text:p/></draw:rect></text:p>
      <text:p text:style-name="Standard"/>
      <text:p text:style-name="Standard">kolejne rozszerzenie o to, zeby dwa roboty moglly pobierac</text:p>
      <text:p text:style-name="Standard"/>
      <text:p text:style-name="Standard"/>
      <text:p text:style-name="Standard">i rozszerzenie, o kod i zasady dziallania orchestratora</text:p>
      <text:p text:style-name="Standard"/>
      <text:p text:style-name="Standard"/>
      <text:p text:style-name="P530"><text:bookmark text:name="_l4nyh0w5mu15"/><text:span text:style-name="T16">Specyfikacja RDS — Wersja Bazowa (1‑WS)</text:span></text:p>
      <text:p text:style-name="P2"><text:span text:style-name="T5">Status:</text:span> baza projektu • <text:span text:style-name="T5">Data:</text:span> 2025‑10‑14 • <text:span text:style-name="T5">Model danych:</text:span> 1‑WS (one worksite per place)</text:p>
      <text:p text:style-name="Standard"><draw:rect text:anchor-type="as-char" style:rel-width="100%" draw:z-index="70" draw:style-name="gr1" draw:text-style-name="P534" svg:width="0.0012in" svg:height="0.0213in"><text:p/></draw:rect></text:p>
      <text:p text:style-name="P533"><text:bookmark text:name="_ghbbcvmon6sy"/><text:span text:style-name="T1">0. Cel i zakres</text:span></text:p>
      <text:p text:style-name="P2">Celem dokumentu jest zdefiniowanie kompletnej, implementowalnej specyfikacji systemu logistyki wewnętrznej opartej o RDS w wariancie <text:span text:style-name="T5">1‑WS</text:span> (jeden worksite na miejsce, wspólny moduł <text:span text:style-name="T5">UI+Occupancy</text:span>). Dokument jest źródłem prawdy dla: encji i modelu danych, reguł wyboru celu (targetRules), przepływów (flows), zachowań UI, trybu ręcznego (MANUAL: pull/push), słownika błędów, przykładowych payloadów oraz zasad jakości danych, testowania i odporności operacyjnej.</text:p>
      <text:p text:style-name="Standard"><draw:rect text:anchor-type="as-char" style:rel-width="100%" draw:z-index="71" draw:style-name="gr1" draw:text-style-name="P534" svg:width="0.0012in" svg:height="0.0213in"><text:p/></draw:rect></text:p>
      <text:p text:style-name="P533"><text:bookmark text:name="_d97q2kxceo0g"/><text:span text:style-name="T1">1. Architektura logiczna i pojęcia RDS</text:span></text:p>
      <text:p text:style-name="P531"><text:bookmark text:name="_qxzxwb75ovl"/><text:span text:style-name="T2">1.1 Słownik pojęć</text:span></text:p>
      <text:list xml:id="list3937298024" text:style-name="WWNum128">
        <text:list-item>
          <text:p text:style-name="P125"><text:span text:style-name="T5">Place</text:span> — logiczne miejsce procesu (np. <text:span text:style-name="T8">EMPTY_BUF_L1</text:span>, <text:span text:style-name="T8">PROD1_P3</text:span>, <text:span text:style-name="T8">WRAP</text:span>, <text:span text:style-name="T8">SHIP_BUF_L3</text:span>). Każde <text:span text:style-name="T5">Place</text:span> ma <text:span text:style-name="T5">jeden</text:span> worksite o identyfikatorze równym <text:span text:style-name="T8">placeId</text:span> (model 1‑WS).</text:p>
        </text:list-item>
        <text:list-item>
          <text:p text:style-name="P276"><text:span text:style-name="T5">Worksite (1‑WS)</text:span> — posiada dwa zbiory danych:</text:p>
          <text:list>
            <text:list-item>
              <text:p text:style-name="P509"><text:span text:style-name="T8">content</text:span> — <text:span text:style-name="T6">źródło prawdy</text:span> (decyzje UI: intencje/tryb, oraz pojemność + zajętość + widoki pochodne),</text:p>
            </text:list-item>
            <text:list-item>
              <text:p text:style-name="P509"><text:span text:style-name="T8">tags</text:span> — prezentacja decyzji i runtime z Orchestratora (stany, podsumowania, powody blokad, telemetria zadań; opcjonalny <text:span text:style-name="T8">preview</text:span>).</text:p>
            </text:list-item>
          </text:list>
        </text:list-item>
        <text:list-item>
          <text:p text:style-name="P276"><text:soft-page-break/><text:span text:style-name="T5">Task</text:span> — instancja zlecenia transportowego w RDS; runtime może być osadzany w <text:span text:style-name="T8">status_description</text:span> (np. <text:span text:style-name="T8">canInterruptSafely</text:span>).</text:p>
        </text:list-item>
        <text:list-item>
          <text:p text:style-name="P276"><text:span text:style-name="T5">RdsLocation (LM/AP)</text:span> — identyfikator <text:span text:style-name="T5">fizycznej</text:span> lokalizacji w RDS (np. <text:span text:style-name="T8">AP58</text:span>). Może wskazywać komórkę 3D w alejce (<text:span text:style-name="T8">depthIndex</text:span>, <text:span text:style-name="T8">stackLevel</text:span>) i jest używany w profilach operacji <text:span text:style-name="T8">load</text:span>/<text:span text:style-name="T8">unload</text:span> oraz przy <text:span text:style-name="T5">late binding</text:span>.</text:p>
        </text:list-item>
        <text:list-item>
          <text:p text:style-name="P276"><text:span text:style-name="T5">Late Binding (LB)</text:span> — wybór docelowej komórki/lokalizacji na <text:span text:style-name="T5">decision point</text:span> (DP) tuż przed dojazdem (źródło/cel może mieć tryb <text:span text:style-name="T8">AT_DECISION_POINT</text:span>).</text:p>
        </text:list-item>
        <text:list-item>
          <text:p text:style-name="P438"><text:span text:style-name="T5">StateHub</text:span> — minimalne API deterministycznego wyboru komórki (ops matrix) i aktualizacji zajętości przez RDS (sekcja 16).</text:p>
        </text:list-item>
      </text:list>
      <text:p text:style-name="P531"><text:bookmark text:name="_xkzxrll689ad"/><text:span text:style-name="T2">1.2 Minimalny runtime w tasku (</text:span><text:span text:style-name="T13">status_description</text:span><text:span text:style-name="T2">)</text:span></text:p>
      <text:p text:style-name="P2">Sygnał minimalny zadania wykorzystywany do prezentacji w <text:span text:style-name="T8">tags.runtime</text:span> oraz do bezpiecznego przerywania:</text:p>
      <text:p text:style-name="Standard">{ "canInterruptSafely": true, "phase": "ENROUTE|AT_SOURCE|LOADED|ENROUTE_TO_TARGET|AT_TARGET", "hints": ["&lt;opcjonalnie&gt;"] }</text:p>
      <text:p text:style-name="P2"><text:span text:style-name="T6">Mapowanie do UI:</text:span></text:p>
      <text:list xml:id="list2317397110" text:style-name="WWNum167">
        <text:list-item>
          <text:p text:style-name="P126"><text:span text:style-name="T8">tags.runtime.canCancelSafely = status_description.canInterruptSafely</text:span></text:p>
        </text:list-item>
        <text:list-item>
          <text:p text:style-name="P277"><text:span text:style-name="T8">tags.runtime.phase = status_description.phase</text:span></text:p>
        </text:list-item>
        <text:list-item>
          <text:p text:style-name="P439"><text:span text:style-name="T8">tags.display.state = NONE|BLOCKED|QUEUED|ACTIVE</text:span> — wyliczane z aktywności tasków i decyzji Orchestratora.</text:p>
        </text:list-item>
      </text:list>
      <text:p text:style-name="P531"><text:bookmark text:name="_n568c6sxx8a3"/><text:span text:style-name="T2">1.3 Zasady globalne</text:span></text:p>
      <text:list xml:id="list872959342" text:style-name="WWNum17">
        <text:list-item>
          <text:p text:style-name="P127"><text:span text:style-name="T5">Deterministyczność:</text:span> te same dane wejściowe ⇒ ten sam wybór celu.</text:p>
        </text:list-item>
        <text:list-item>
          <text:p text:style-name="P278"><text:span text:style-name="T5">Czasy:</text:span> ISO‑8601 (UTC, sufiks <text:span text:style-name="T8">Z</text:span>).</text:p>
        </text:list-item>
        <text:list-item>
          <text:p text:style-name="P440"><text:span text:style-name="T5">Enumy:</text:span> <text:span text:style-name="T8">route.mode = AUTO|MANUAL</text:span>, <text:span text:style-name="T8">releaseKind = auto|ship|waste</text:span>, <text:span text:style-name="T8">runtime.phase = ENROUTE|AT_SOURCE|LOADED|ENROUTE_TO_TARGET|AT_TARGET</text:span>.</text:p>
        </text:list-item>
      </text:list>
      <text:p text:style-name="Standard"><draw:rect text:anchor-type="as-char" style:rel-width="100%" draw:z-index="72" draw:style-name="gr1" draw:text-style-name="P534" svg:width="0.0012in" svg:height="0.0213in"><text:p/></draw:rect></text:p>
      <text:p text:style-name="P533"><text:bookmark text:name="_1542iuydzgyt"/><text:span text:style-name="T1">2. Przykład referencyjny procesu</text:span></text:p>
      <text:p text:style-name="P531"><text:bookmark text:name="_bm9key9pxwwz"/><text:span text:style-name="T2">2.1 Typy towarów</text:span></text:p>
      <text:list xml:id="list427663663" text:style-name="WWNum75">
        <text:list-item>
          <text:p text:style-name="P128"><text:span text:style-name="T8">EUR_PAL</text:span> — paleta EUR (stack do 3)</text:p>
        </text:list-item>
        <text:list-item>
          <text:p text:style-name="P279"><text:span text:style-name="T8">BOX</text:span> — skrzynia (stack do 2)</text:p>
        </text:list-item>
        <text:list-item>
          <text:p text:style-name="P441"><text:span text:style-name="T8">G_A</text:span>, <text:span text:style-name="T8">G_B</text:span> — materiały „G” (stack 1–2 zależnie od konfiguracji)</text:p>
        </text:list-item>
      </text:list>
      <text:p text:style-name="P531"><text:bookmark text:name="_xsgdg25d0i1x"/><text:span text:style-name="T2">2.2 Miejsca procesu</text:span></text:p>
      <text:p text:style-name="P2"><text:span text:style-name="T8">EMPTY_BUF_L*</text:span>, <text:span text:style-name="T8">PROD*_P1</text:span> (wejście), <text:span text:style-name="T8">PROD*_P3</text:span> (wyjście), <text:span text:style-name="T8">PROD*_G*</text:span> (gniazda G), <text:span text:style-name="T8">WRAP</text:span> (owijarka z buforem), <text:span text:style-name="T8">STRAP1/2</text:span> (spinanie), <text:span text:style-name="T8">SHIP_BUF_L*</text:span> (bufor wysyłki), <text:span text:style-name="T8">SHIP1</text:span> (stacja wysyłki), <text:span text:style-name="T8">WASTE_BUF_L*</text:span> (odpad).</text:p>
      <text:p text:style-name="P531"><text:bookmark text:name="_c0dfatcpwpn9"/><text:span text:style-name="T2">2.3 Polityka lane (autobind)</text:span></text:p>
      <text:list xml:id="list363805881" text:style-name="WWNum182">
        <text:list-item>
          <text:p text:style-name="P129"><text:span text:style-name="T8">EMPTY_BUF</text:span> — <text:span text:style-name="T8">allowAutobindWhenEmpty=false</text:span> (typ lane deklarowany ręcznie; brak autobindu)</text:p>
        </text:list-item>
        <text:list-item>
          <text:p text:style-name="P442"><text:span text:style-name="T8">G_BUF</text:span> / <text:span text:style-name="T8">SHIP_BUF</text:span> — <text:span text:style-name="T8">allowAutobindWhenEmpty=true</text:span> (pierwsze przyjęcie przypisuje typ do opróżnienia lane)</text:p>
        </text:list-item>
      </text:list>
      <text:p text:style-name="P531"><text:bookmark text:name="_ev7kpiyibuys"/><text:span text:style-name="T2">2.4 Przepływy (skrót)</text:span></text:p>
      <text:list xml:id="list1120911304" text:style-name="WWNum143">
        <text:list-item>
          <text:p text:style-name="P130"><text:span text:style-name="T5">EUR_PAL:</text:span> <text:span text:style-name="T8">EMPTY_BUF → PROD_P1</text:span> (pull), następnie <text:span text:style-name="T8">PROD_P3 → WRAP → STRAP(line) → SHIP_BUF → SALES</text:span> (push)</text:p>
        </text:list-item>
        <text:list-item>
          <text:p text:style-name="P280"><text:span text:style-name="T5">BOX:</text:span> <text:span text:style-name="T8">EMPTY_BUF → PROD_P1</text:span> (pull), następnie <text:span text:style-name="T8">PROD_P3 → STRAP(line) → SHIP_BUF → SALES</text:span> (push)</text:p>
        </text:list-item>
        <text:list-item>
          <text:p text:style-name="P443"><text:span text:style-name="T5">G_A/G_B:</text:span> <text:span text:style-name="T8">G_BUF → PROD_G</text:span> (pull z produkcji; <text:span text:style-name="T8">G_BUF</text:span> to zawsze źródło)</text:p>
        </text:list-item>
      </text:list>
      <text:p text:style-name="P531"><text:bookmark text:name="_z67i4jw6y7jl"/><text:span text:style-name="T2">2.5 Scenariusz testowy (skrót)</text:span></text:p>
      <text:list xml:id="list2968336743" text:style-name="WWNum26">
        <text:list-item>
          <text:p text:style-name="P131"><text:span text:style-name="T8">PROD1_P1</text:span>: <text:span text:style-name="T8">accept=true</text:span> + <text:span text:style-name="T8">goodsTypeSelected=EUR_PAL</text:span> ⇒ wydanie pustej z <text:span text:style-name="T8">EMPTY_BUF</text:span>.</text:p>
        </text:list-item>
        <text:list-item>
          <text:p text:style-name="P281"><text:span text:style-name="T8">PROD1_P3</text:span>: <text:span text:style-name="T8">release=true</text:span>, <text:span text:style-name="T8">releaseKind=auto</text:span> ⇒ <text:span text:style-name="T8">WRAP</text:span> (lub jej bufor gdy zajęta).</text:p>
        </text:list-item>
        <text:list-item>
          <text:p text:style-name="P444"><text:soft-page-break/><text:span text:style-name="T8">WRAP → STRAP1</text:span> (mapowanie linii), <text:span text:style-name="T8">STRAP1 → SHIP_BUF</text:span> (autobind), <text:span text:style-name="T8">SHIP_BUF → SHIP1</text:span> (<text:span text:style-name="T8">releaseKind=ship</text:span>).</text:p>
        </text:list-item>
      </text:list>
      <text:p text:style-name="Standard"><draw:rect text:anchor-type="as-char" style:rel-width="100%" draw:z-index="73" draw:style-name="gr1" draw:text-style-name="P534" svg:width="0.0012in" svg:height="0.0213in"><text:p/></draw:rect></text:p>
      <text:p text:style-name="P533"><text:bookmark text:name="_r38i3cye83ok"/><text:span text:style-name="T1">3. Model danych (1‑WS)</text:span></text:p>
      <text:p text:style-name="P531"><text:bookmark text:name="_7ruxq2283axv"/><text:span text:style-name="T2">3.1 </text:span><text:span text:style-name="T13">&lt;PLACE&gt;.content</text:span><text:span text:style-name="T2"> — UI + Occupancy</text:span></text:p>
      <text:p text:style-name="Standard">{</text:p>
      <text:p text:style-name="Standard"><text:s text:c="2"/>"placeId": "&lt;PLACE_ID&gt;",</text:p>
      <text:p text:style-name="Standard"><text:s text:c="2"/>"ts": "&lt;ISO8601&gt;",</text:p>
      <text:p text:style-name="Standard"><text:s text:c="2"/>"ui": {</text:p>
      <text:p text:style-name="Standard"><text:s text:c="4"/>"goodsTypeSelected": "&lt;TYPE|null&gt;",</text:p>
      <text:p text:style-name="Standard"><text:s text:c="4"/>"route": { "mode": "AUTO|MANUAL", "manualTarget": "&lt;PLACE_ID|null&gt;", "manualSource": "&lt;PLACE_ID|null&gt;" },</text:p>
      <text:p text:style-name="Standard"><text:s text:c="4"/>"intents": { "accept": false, "release": false, "demand": false, "shipment": false },</text:p>
      <text:p text:style-name="Standard"><text:s text:c="4"/>"lanePolicy": { "allowAutobindWhenEmpty": false, "declaredTypeEditable": true },</text:p>
      <text:p text:style-name="Standard"><text:s text:c="4"/>"releaseKind": "auto|ship|waste|null"</text:p>
      <text:p text:style-name="Standard"><text:s text:c="2"/>},</text:p>
      <text:p text:style-name="Standard"><text:s text:c="2"/>"capacity": { "depth": 0, "maxStack": 0 },</text:p>
      <text:p text:style-name="Standard"><text:s text:c="2"/>"state": {</text:p>
      <text:p text:style-name="Standard"><text:s text:c="4"/>"goodsTypeCurrent": "&lt;TYPE|null&gt;",</text:p>
      <text:p text:style-name="Standard"><text:s text:c="4"/>"stackHeights": [0],</text:p>
      <text:p text:style-name="Standard"><text:s text:c="4"/>"acceptWindow": <text:s/>{ "enabled": true, <text:s/>"reason": null },</text:p>
      <text:p text:style-name="Standard"><text:s text:c="4"/>"releaseWindow": { "enabled": true, <text:s/>"reason": null }</text:p>
      <text:p text:style-name="Standard"><text:s text:c="2"/>},</text:p>
      <text:p text:style-name="Standard"><text:s text:c="2"/>"locks": { "blocked": false, "blockedReason": null },</text:p>
      <text:p text:style-name="Standard"><text:s text:c="2"/>"view": {</text:p>
      <text:p text:style-name="Standard"><text:s text:c="4"/>"totalSlots": 0,</text:p>
      <text:p text:style-name="Standard"><text:s text:c="4"/>"occupiedSlots": 0,</text:p>
      <text:p text:style-name="Standard"><text:s text:c="4"/>"freeSlots": 0,</text:p>
      <text:p text:style-name="Standard"><text:s text:c="4"/>"inflightInbound": 0,</text:p>
      <text:p text:style-name="Standard"><text:s text:c="4"/>"inflightOutbound": 0</text:p>
      <text:p text:style-name="Standard"><text:s text:c="2"/>},</text:p>
      <text:p text:style-name="Standard"><text:s text:c="2"/>"stale": false,</text:p>
      <text:p text:style-name="Standard"><text:s text:c="2"/>"errors": []</text:p>
      <text:p text:style-name="Standard">}</text:p>
      <text:p text:style-name="P2"><text:span text:style-name="T5">Semantyka:</text:span></text:p>
      <text:list xml:id="list1266726331" text:style-name="WWNum179">
        <text:list-item>
          <text:p text:style-name="P132"><text:soft-page-break/><text:span text:style-name="T8">ui.*</text:span> — decyzje operatora (w tym impulsy: <text:span text:style-name="T8">demand</text:span> dla P1 i <text:span text:style-name="T8">shipment</text:span> dla P3; po zapisie UI <text:span text:style-name="T5">zeruje</text:span> je do <text:span text:style-name="T8">false</text:span>).</text:p>
        </text:list-item>
        <text:list-item>
          <text:p text:style-name="P282"><text:span text:style-name="T8">capacity</text:span> — pojemność wg konfiguracji <text:span text:style-name="T8">places</text:span>, utrzymywana lokalnie dla spójnego obrazu.</text:p>
        </text:list-item>
        <text:list-item>
          <text:p text:style-name="P282"><text:span text:style-name="T8">state.*</text:span> — faktyczny typ lane i zajętość; okna przyjęć/wydań są lustrzane wobec <text:span text:style-name="T8">ui.intents</text:span>.</text:p>
        </text:list-item>
        <text:list-item>
          <text:p text:style-name="P445"><text:span text:style-name="T8">view.*</text:span> — pochodne pola (wzory poniżej).</text:p>
        </text:list-item>
      </text:list>
      <text:p text:style-name="P2"><text:span text:style-name="T5">Wzory:</text:span></text:p>
      <text:list xml:id="list3909296625" text:style-name="WWNum160">
        <text:list-item>
          <text:p text:style-name="P133"><text:span text:style-name="T8">totalSlots = capacity.depth × capacity.maxStack</text:span></text:p>
        </text:list-item>
        <text:list-item>
          <text:p text:style-name="P283"><text:span text:style-name="T8">occupiedSlots = sum(state.stackHeights)</text:span></text:p>
        </text:list-item>
        <text:list-item>
          <text:p text:style-name="P446"><text:span text:style-name="T8">freeSlots = totalSlots - occupiedSlots</text:span></text:p>
        </text:list-item>
      </text:list>
      <text:p text:style-name="P531"><text:bookmark text:name="_m00u1zfahkp"/><text:span text:style-name="T2">3.2 Zasady aktualizacji</text:span></text:p>
      <text:list xml:id="list3609250205" text:style-name="WWNum60">
        <text:list-item>
          <text:p text:style-name="P134"><text:span text:style-name="T5">Intencje → okna:</text:span> <text:span text:style-name="T8">state.acceptWindow.enabled = ui.intents.accept</text:span>; <text:span text:style-name="T8">state.releaseWindow.enabled = ui.intents.release</text:span>.</text:p>
        </text:list-item>
        <text:list-item>
          <text:p text:style-name="P284"><text:span text:style-name="T5">Zmiana typu lane (RESET_ON_TYPE_CHANGE):</text:span></text:p>
          <text:list>
            <text:list-item>
              <text:p text:style-name="P510">wczytaj pojemność z <text:span text:style-name="T8">places</text:span> dla danego typu,</text:p>
            </text:list-item>
            <text:list-item>
              <text:p text:style-name="P510">ustaw <text:span text:style-name="T8">state.goodsTypeCurrent = ui.goodsTypeSelected</text:span>,</text:p>
            </text:list-item>
            <text:list-item>
              <text:p text:style-name="P510">zresetuj <text:span text:style-name="T8">state.stackHeights</text:span> do <text:span text:style-name="T8">[0,…]</text:span> (dł. = <text:span text:style-name="T8">capacity.depth</text:span>).</text:p>
            </text:list-item>
          </text:list>
        </text:list-item>
        <text:list-item>
          <text:p text:style-name="P284"><text:span text:style-name="T5">Inflight safety:</text:span> jeśli <text:span text:style-name="T8">view.inflightInbound&gt;0</text:span> lub <text:span text:style-name="T8">view.inflightOutbound&gt;0</text:span> — <text:span text:style-name="T5">odrzuć</text:span> zmianę typu/pojemności/stacków (<text:span text:style-name="T8">errors += OCCUPANCY_EDIT_CONFLICT_INFLIGHT</text:span>).</text:p>
        </text:list-item>
        <text:list-item>
          <text:p text:style-name="P447"><text:span text:style-name="T5">Edycja zajętości:</text:span> UI edytuje <text:span text:style-name="T8">state.stackHeights</text:span> wprost; moduł waliduje zakres i długości.</text:p>
        </text:list-item>
      </text:list>
      <text:p text:style-name="P531"><text:bookmark text:name="_uj6y8azbxy6b"/><text:span text:style-name="T2">3.3 </text:span><text:span text:style-name="T13">&lt;PLACE&gt;.tags</text:span><text:span text:style-name="T2"> — prezentacja decyzji i runtime</text:span></text:p>
      <text:p text:style-name="Standard">{</text:p>
      <text:p text:style-name="Standard"><text:s text:c="2"/>"computedAt": "&lt;ISO8601&gt;",</text:p>
      <text:p text:style-name="Standard"><text:s text:c="2"/>"display": { "state": "NONE|BLOCKED|QUEUED|ACTIVE" },</text:p>
      <text:p text:style-name="Standard"><text:s text:c="2"/>"summary": { "GOODS_TYPE": "&lt;TYPE&gt;", "SOURCE": "&lt;PLACE_ID&gt;", "TARGET": "&lt;PLACE_ID&gt;", "LINE_ID": "L1|L2|null" },</text:p>
      <text:p text:style-name="Standard"><text:s text:c="2"/>"blocked": { "reasons": ["&lt;CODES&gt;"] },</text:p>
      <text:p text:style-name="Standard"><text:s text:c="2"/>"runtime": { "agvAssigned": true, "canCancelSafely": true, "phase": "ENROUTE|AT_SOURCE|LOADED|ENROUTE_TO_TARGET|AT_TARGET" },</text:p>
      <text:p text:style-name="Standard"><text:s text:c="2"/>"decision": { "taskRecordId": "&lt;id|null&gt;", "at": "&lt;ISO8601&gt;", "result": "OK|ERROR" },</text:p>
      <text:p text:style-name="Standard"><text:s text:c="2"/>"preview": { "action": "NONE|CREATE_TASK|CANCEL_TASK", "reason": ["&lt;codes&gt;"], "dependsOn": ["&lt;PLACE_ID&gt;"] }</text:p>
      <text:p text:style-name="Standard">}</text:p>
      <text:p text:style-name="P2"><text:span text:style-name="T8">preview</text:span> to lekkie rozszerzenie pomagające UI pokazywać „dokąd i dlaczego” <text:span text:style-name="T5">przed</text:span> wykonaniem decyzji.</text:p>
      <text:p text:style-name="P531"><text:bookmark text:name="_gqueloz12gea"/><text:span text:style-name="T2">3.4 Testowalność i idempotencja</text:span></text:p>
      <text:list xml:id="list567096796" text:style-name="WWNum3">
        <text:list-item>
          <text:p text:style-name="P135"><text:span text:style-name="T8">display.state=BLOCKED</text:span> ⇒ <text:span text:style-name="T8">blocked.reasons[]</text:span> <text:span text:style-name="T5">obowiązkowe</text:span>.</text:p>
        </text:list-item>
        <text:list-item>
          <text:p text:style-name="P285"><text:span text:style-name="T8">display.state=QUEUED|ACTIVE</text:span> ⇒ <text:span text:style-name="T8">summary</text:span> zawiera <text:span text:style-name="T5">wyłącznie</text:span>: <text:span text:style-name="T8">GOODS_TYPE</text:span>, <text:span text:style-name="T8">SOURCE</text:span>, <text:span text:style-name="T8">TARGET</text:span>, <text:span text:style-name="T8">LINE_ID</text:span>.</text:p>
        </text:list-item>
        <text:list-item>
          <text:p text:style-name="P285">Orchestrator <text:span text:style-name="T5">nie</text:span> tworzy duplikatów (sprawdza brak aktywnego/<text:span text:style-name="T8">QUEUED</text:span> z identycznym <text:span text:style-name="T8">GOODS_TYPE/SOURCE/TARGET</text:span> (+/‑ <text:span text:style-name="T8">LINE_ID</text:span>)).</text:p>
        </text:list-item>
        <text:list-item>
          <text:p text:style-name="P448">Zapisy w <text:span text:style-name="T8">tags</text:span> są idempotentne.</text:p>
        </text:list-item>
      </text:list>
      <text:p text:style-name="P531"><text:bookmark text:name="_t4rr3jnpvi5t"/><text:span text:style-name="T2">3.5 Słownik kodów (blokady/anomalie)</text:span></text:p>
      <text:p text:style-name="P2"><text:soft-page-break/><text:span text:style-name="T5">Blokady routingu/warunków:</text:span> <text:span text:style-name="T8">NO_LANE_FOR_TYPE</text:span>, <text:span text:style-name="T8">LANE_NOT_RELEASE</text:span>, <text:span text:style-name="T8">DEST_BLOCKED</text:span>, <text:span text:style-name="T8">DEST_NO_ACCEPT</text:span>, <text:span text:style-name="T8">NO_FREE_CAPACITY</text:span>, <text:span text:style-name="T8">TUNNEL_FULL</text:span>, <text:span text:style-name="T8">OVERFLOW_FULL</text:span>, <text:span text:style-name="T8">SHIP_OVERFLOW</text:span>, <text:span text:style-name="T8">WRAP_BUSY</text:span>, <text:span text:style-name="T8">OCCUPANCY_EDIT_INVALID_CAPACITY</text:span>, <text:span text:style-name="T8">OCCUPANCY_EDIT_CONFLICT_INFLIGHT</text:span>, <text:span text:style-name="T8">OCCUPANCY_EDIT_OUT_OF_RANGE</text:span>, <text:span text:style-name="T8">MANUAL_SOURCE_NOT_ALLOWED</text:span>, <text:span text:style-name="T8">MANUAL_TARGET_NOT_ALLOWED</text:span>, <text:span text:style-name="T8">MANUAL_SOURCE_UNAVAILABLE</text:span>, <text:span text:style-name="T8">MANUAL_TARGET_UNAVAILABLE</text:span>, <text:span text:style-name="T8">TYPE_MISMATCH</text:span>, <text:span text:style-name="T8">TYPE_REQUIRED</text:span>, <text:span text:style-name="T8">AMBIGUOUS_INTENT</text:span>.</text:p>
      <text:p text:style-name="P2"><text:span text:style-name="T5">Skróty/anomalie danych:</text:span> <text:span text:style-name="T8">OCCUPANCY_RESET_ON_TYPE_CHANGE</text:span>.</text:p>
      <text:p text:style-name="Standard"><draw:rect text:anchor-type="as-char" style:rel-width="100%" draw:z-index="74" draw:style-name="gr1" draw:text-style-name="P534" svg:width="0.0012in" svg:height="0.0213in"><text:p/></draw:rect></text:p>
      <text:p text:style-name="P533"><text:bookmark text:name="_fb8qoznvdwgi"/><text:span text:style-name="T1">4. Mapowanie interakcji UI → zachowania</text:span></text:p>
      <text:list xml:id="list165216813" text:style-name="WWNum99">
        <text:list-item>
          <text:p text:style-name="P136"><text:span text:style-name="T9">PROD*_P1</text:span><text:span text:style-name="T5"> (pull pustych):</text:span> operator wybiera <text:span text:style-name="T8">ui.goodsTypeSelected</text:span> i ustawia <text:span text:style-name="T8">ui.intents.accept=true</text:span>. Cel dobiera reguła <text:span text:style-name="T8">emptyLaneByDeclaredType</text:span> na <text:span text:style-name="T8">EMPTY_BUF</text:span>.</text:p>
        </text:list-item>
        <text:list-item>
          <text:p text:style-name="P286"><text:span text:style-name="T9">PROD*_P3</text:span><text:span text:style-name="T5"> (push gotowego):</text:span> operator <text:span text:style-name="T8">ui.intents.release=true</text:span> (<text:span text:style-name="T8">releaseKind=auto|waste|ship</text:span>); dla <text:span text:style-name="T8">EUR_PAL</text:span> krok → <text:span text:style-name="T8">WRAP</text:span> jest obowiązkowy.</text:p>
        </text:list-item>
        <text:list-item>
          <text:p text:style-name="P286"><text:span text:style-name="T9">PROD***_G*****</text:span><text:span text:style-name="T5"> (pull G):</text:span> <text:span text:style-name="T8">ui.goodsTypeSelected = G_A|G_B</text:span> + <text:span text:style-name="T8">accept=true</text:span> tworzy żądanie z <text:span text:style-name="T8">G_BUF</text:span> lane zgodnym typem.</text:p>
        </text:list-item>
        <text:list-item>
          <text:p text:style-name="P286"><text:span text:style-name="T9">EMPTY_BUF_L*</text:span> (źródło ręczne): <text:span text:style-name="T8">allowAutobindWhenEmpty=false</text:span>; typ lane deklarowany ręcznie; zwykle <text:span text:style-name="T8">release=true</text:span>.</text:p>
        </text:list-item>
        <text:list-item>
          <text:p text:style-name="P286"><text:span text:style-name="T9">G_BUF_L*</text:span> (źródło G): <text:span text:style-name="T8">allowAutobindWhenEmpty=true</text:span>; zwykle <text:span text:style-name="T8">release=true</text:span>; brak <text:span text:style-name="T8">accept=true</text:span>.</text:p>
        </text:list-item>
        <text:list-item>
          <text:p text:style-name="P449"><text:span text:style-name="T9">SHIP_BUF_L*</text:span>: wielotypowość per alejka (autobind); <text:span text:style-name="T8">accept</text:span> sterowalne per alejka; wywóz przez <text:span text:style-name="T8">release=true + releaseKind=ship</text:span>.</text:p>
        </text:list-item>
      </text:list>
      <text:p text:style-name="P531"><text:bookmark text:name="_xbibqv2a0f34"/><text:span text:style-name="T2">4.1 Tryb MANUAL — przywóz (pull) i wywóz (push)</text:span></text:p>
      <text:p text:style-name="P2"><text:span text:style-name="T5">Pull (manualSource) — na miejscu docelowym:</text:span></text:p>
      <text:list xml:id="list3346359335" text:style-name="WWNum23">
        <text:list-item>
          <text:p text:style-name="P137"><text:span text:style-name="T8">ui.intents.accept=true</text:span>, <text:span text:style-name="T8">ui.route.mode=MANUAL</text:span>, <text:span text:style-name="T8">ui.route.manualSource="&lt;PLACE&gt;"</text:span>.</text:p>
        </text:list-item>
        <text:list-item>
          <text:p text:style-name="P287">Walidacje: uprawnienia <text:span text:style-name="T8">manualRouting.pull[DEST]</text:span>, <text:span text:style-name="T8">DEST.view.freeSlots&gt;0</text:span>, <text:span text:style-name="T8">DEST.state.acceptWindow.enabled=true</text:span>, <text:span text:style-name="T8">manualSource.state.releaseWindow.enabled=true</text:span>.</text:p>
        </text:list-item>
        <text:list-item>
          <text:p text:style-name="P287">Zgodność typu: <text:span text:style-name="T8">GOODS_TYPE = DEST.ui.goodsTypeSelected ?? manualSource.state.goodsTypeCurrent</text:span>; brak typu → <text:span text:style-name="T8">TYPE_REQUIRED</text:span>, niezgodność → <text:span text:style-name="T8">TYPE_MISMATCH</text:span>.</text:p>
        </text:list-item>
        <text:list-item>
          <text:p text:style-name="P450">Jeśli <text:span text:style-name="T8">DEST.allowAutobindWhenEmpty=true</text:span> i jest puste, dopuszczalny autobind typu.</text:p>
        </text:list-item>
      </text:list>
      <text:p text:style-name="P2"><text:span text:style-name="T5">Push (manualTarget) — na miejscu źródłowym:</text:span></text:p>
      <text:list xml:id="list1859653628" text:style-name="WWNum131">
        <text:list-item>
          <text:p text:style-name="P138"><text:span text:style-name="T8">ui.intents.release=true</text:span>, <text:span text:style-name="T8">ui.route.mode=MANUAL</text:span>, <text:span text:style-name="T8">ui.route.manualTarget="&lt;PLACE&gt;"</text:span>.</text:p>
        </text:list-item>
        <text:list-item>
          <text:p text:style-name="P288">Walidacje: uprawnienia <text:span text:style-name="T8">manualRouting.push[SOURCE]</text:span>, <text:span text:style-name="T8">manualTarget.state.acceptWindow.enabled=true</text:span>, <text:span text:style-name="T8">manualTarget.view.freeSlots&gt;0</text:span>, <text:span text:style-name="T8">SOURCE.state.releaseWindow.enabled=true</text:span>.</text:p>
        </text:list-item>
        <text:list-item>
          <text:p text:style-name="P288">Zgodność typu: <text:span text:style-name="T8">GOODS_TYPE = SOURCE.ui.goodsTypeSelected ?? SOURCE.state.goodsTypeCurrent</text:span>; niezgodność → <text:span text:style-name="T8">TYPE_MISMATCH</text:span>.</text:p>
        </text:list-item>
        <text:list-item>
          <text:p text:style-name="P451">Gdy <text:span text:style-name="T8">manualTarget.allowAutobindWhenEmpty=true</text:span> i jest puste — można przypisać typ.</text:p>
        </text:list-item>
      </text:list>
      <text:p text:style-name="P2"><text:span text:style-name="T5">Priorytety i niejednoznaczności:</text:span></text:p>
      <text:list xml:id="list3899502382" text:style-name="WWNum132">
        <text:list-item>
          <text:p text:style-name="P139">Tryb MANUAL ma priorytet nad AUTO dla danego kierunku (pomijamy <text:span text:style-name="T8">targetRules</text:span> w tym kroku).</text:p>
        </text:list-item>
        <text:list-item>
          <text:p text:style-name="P289"><text:span text:style-name="T8">accept=true</text:span> i <text:span text:style-name="T8">release=true</text:span> jednocześnie na tym samym miejscu → <text:span text:style-name="T8">AMBIGUOUS_INTENT</text:span>.</text:p>
        </text:list-item>
        <text:list-item>
          <text:p text:style-name="P452">Niedostępny <text:span text:style-name="T8">manualSource/manualTarget</text:span> → <text:span text:style-name="T8">MANUAL_*_UNAVAILABLE</text:span>.</text:p>
        </text:list-item>
      </text:list>
      <text:p text:style-name="Standard"><draw:rect text:anchor-type="as-char" style:rel-width="100%" draw:z-index="75" draw:style-name="gr1" draw:text-style-name="P534" svg:width="0.0012in" svg:height="0.0213in"><text:p/></draw:rect></text:p>
      <text:p text:style-name="P533"><text:bookmark text:name="_dixol79x9zuy"/><text:span text:style-name="T1">5. Biblioteka przepływów (flows) i reguł (targetRules)</text:span></text:p>
      <text:p text:style-name="P531"><text:bookmark text:name="_3u5jpnalmi92"/><text:span text:style-name="T2">5.1 Flows (skrót)</text:span></text:p>
      <text:list xml:id="list3659147919" text:style-name="WWNum116">
        <text:list-item>
          <text:p text:style-name="P140"><text:span text:style-name="T8">FLOW_EUR_STD</text:span> — <text:span text:style-name="T8">EMPTY_BUF → PROD_P1 → WRAP → STRAP(line) → SHIP_BUF</text:span>.</text:p>
        </text:list-item>
        <text:list-item>
          <text:p text:style-name="P290"><text:span text:style-name="T8">FLOW_BOX_STD</text:span> — <text:span text:style-name="T8">EMPTY_BUF → PROD_P1 → STRAP(line) → SHIP_BUF</text:span>.</text:p>
        </text:list-item>
        <text:list-item>
          <text:p text:style-name="P453"><text:span text:style-name="T8">FLOW_G_STD</text:span> — <text:span text:style-name="T8">G_BUF → PROD_G</text:span>.</text:p>
        </text:list-item>
      </text:list>
      <text:p text:style-name="P531"><text:bookmark text:name="_18p5qmk145y3"/><text:span text:style-name="T2">5.2 TargetRules (definicje)</text:span></text:p>
      <text:list xml:id="list1252103923" text:style-name="WWNum63">
        <text:list-item>
          <text:p text:style-name="P141"><text:span text:style-name="T8">emptyLaneByDeclaredType(GOODS_TYPE)</text:span> — wybiera alejkę w <text:span text:style-name="T8">EMPTY_BUF</text:span> o typie zadeklarowanym na UI; brak autobindu.</text:p>
        </text:list-item>
        <text:list-item>
          <text:p text:style-name="P291"><text:soft-page-break/><text:span text:style-name="T8">wrapStationWithBuffer()</text:span> — gdy <text:span text:style-name="T8">WRAP</text:span> zajęta, wybiera jej bufor; inaczej stację.</text:p>
        </text:list-item>
        <text:list-item>
          <text:p text:style-name="P291"><text:span text:style-name="T8">mapLineToStrap(LINE_ID)</text:span> — <text:span text:style-name="T8">L1→STRAP1</text:span>, <text:span text:style-name="T8">L2→STRAP2</text:span>.</text:p>
        </text:list-item>
        <text:list-item>
          <text:p text:style-name="P291"><text:span text:style-name="T8">shipLaneByGoodsOrAssignEmpty(GOODS_TYPE)</text:span> — lane SHIP przypisany do typu i z wolnymi slotami; w p.p. przypisz pierwszy pusty lane (autobind).</text:p>
        </text:list-item>
        <text:list-item>
          <text:p text:style-name="P291"><text:span text:style-name="T8">gLaneByGoodsOrAssignEmpty(GOODS_TYPE)</text:span> — jak wyżej, dla <text:span text:style-name="T8">G_BUF</text:span>.</text:p>
        </text:list-item>
        <text:list-item>
          <text:p text:style-name="P291"><text:span text:style-name="T8">shipStationOrOverflow()</text:span> — jeśli stacja ma miejsce – wybierz; w p.p. skieruj na overflow.</text:p>
        </text:list-item>
        <text:list-item>
          <text:p text:style-name="P454"><text:span text:style-name="T8">matchByGoodsType(GOODS_TYPE)</text:span> — filtruje miejsca zdolne obsłużyć dany typ.</text:p>
        </text:list-item>
      </text:list>
      <text:p text:style-name="P531"><text:bookmark text:name="_4fhzy9omqtax"/><text:span text:style-name="T2">5.3 Tasks — mapowanie</text:span></text:p>
      <text:list xml:id="list395356645" text:style-name="WWNum101">
        <text:list-item>
          <text:p text:style-name="P142"><text:span text:style-name="T8">bring_goods</text:span>: required = <text:span text:style-name="T8">[GOODS_TYPE,SOURCE,TARGET]</text:span>, optional = <text:span text:style-name="T8">[LINE_ID]</text:span></text:p>
        </text:list-item>
        <text:list-item>
          <text:p text:style-name="P455"><text:span text:style-name="T8">move_goods</text:span>: required = <text:span text:style-name="T8">[GOODS_TYPE,SOURCE,TARGET]</text:span>, optional = <text:span text:style-name="T8">[LINE_ID]</text:span></text:p>
        </text:list-item>
      </text:list>
      <text:p text:style-name="P531"><text:bookmark text:name="_zeipxcs4gu5c"/><text:span text:style-name="T2">5.4 ManualRouting (uprawnienia — przykład)</text:span></text:p>
      <text:p text:style-name="Standard">{</text:p>
      <text:p text:style-name="Standard"><text:s text:c="2"/>"push": {</text:p>
      <text:p text:style-name="Standard"><text:s text:c="4"/>"PROD1_P3": ["WRAP","STRAP1","SHIP_BUF_L3"],</text:p>
      <text:p text:style-name="Standard"><text:s text:c="4"/>"PROD2_P3": ["STRAP2","SHIP_BUF_L3"],</text:p>
      <text:p text:style-name="Standard"><text:s text:c="4"/>"WRAP": ["STRAP1","STRAP2"],</text:p>
      <text:p text:style-name="Standard"><text:s text:c="4"/>"STRAP1": ["SHIP_BUF_L3"],</text:p>
      <text:p text:style-name="Standard"><text:s text:c="4"/>"STRAP2": ["SHIP_BUF_L3"]</text:p>
      <text:p text:style-name="Standard"><text:s text:c="2"/>},</text:p>
      <text:p text:style-name="Standard"><text:s text:c="2"/>"pull": {</text:p>
      <text:p text:style-name="Standard"><text:s text:c="4"/>"PROD1_P1": ["EMPTY_BUF_L1","EMPTY_BUF_L2"],</text:p>
      <text:p text:style-name="Standard"><text:s text:c="4"/>"PROD2_P1": ["EMPTY_BUF_L1","EMPTY_BUF_L2"],</text:p>
      <text:p text:style-name="Standard"><text:s text:c="4"/>"PROD1_G1": ["G_BUF_L1","G_BUF_L2"],</text:p>
      <text:p text:style-name="Standard"><text:s text:c="4"/>"PROD1_G2": ["G_BUF_L1","G_BUF_L2"],</text:p>
      <text:p text:style-name="Standard"><text:s text:c="4"/>"PROD2_G1": ["G_BUF_L1","G_BUF_L2"],</text:p>
      <text:p text:style-name="Standard"><text:s text:c="4"/>"PROD2_G2": ["G_BUF_L1","G_BUF_L2"],</text:p>
      <text:p text:style-name="Standard"><text:s text:c="4"/>"STRAP1": ["WRAP"],</text:p>
      <text:p text:style-name="Standard"><text:s text:c="4"/>"STRAP2": ["WRAP"]</text:p>
      <text:p text:style-name="Standard"><text:s text:c="2"/>}</text:p>
      <text:p text:style-name="Standard">}</text:p>
      <text:p text:style-name="P2">W AUTO nadal obowiązują przepływy z 5.1; MANUAL nie omija walidacji (okna, pojemność, typy).</text:p>
      <text:p text:style-name="Standard"><draw:rect text:anchor-type="as-char" style:rel-width="100%" draw:z-index="76" draw:style-name="gr1" draw:text-style-name="P534" svg:width="0.0012in" svg:height="0.0213in"><text:p/></draw:rect></text:p>
      <text:p text:style-name="P533"><text:bookmark text:name="_796ypjmt7kiy"/><text:span text:style-name="T1">6. Konfiguracja (goods, places)</text:span></text:p>
      <text:p text:style-name="P531"><text:bookmark text:name="_kwd3xsnkefs9"/><text:span text:style-name="T2">6.1 Goods (przykład)</text:span></text:p>
      <text:p text:style-name="Standard"><text:soft-page-break/>[</text:p>
      <text:p text:style-name="Standard"><text:s text:c="2"/>{ "id": "EUR_PAL", "label": "Paleta EUR", <text:s/>"stacking": { "maxStack": 3 } },</text:p>
      <text:p text:style-name="Standard"><text:s text:c="2"/>{ "id": "BOX", <text:s text:c="5"/>"label": "Skrzynia BOX", "stacking": { "maxStack": 2 } },</text:p>
      <text:p text:style-name="Standard"><text:s text:c="2"/>{ "id": "G_A", <text:s text:c="5"/>"label": "Materiał G_A", "stacking": { "maxStack": 1 } },</text:p>
      <text:p text:style-name="Standard"><text:s text:c="2"/>{ "id": "G_B", <text:s text:c="5"/>"label": "Materiał G_B", "stacking": { "maxStack": 2 } }</text:p>
      <text:p text:style-name="Standard">]</text:p>
      <text:p text:style-name="P531"><text:bookmark text:name="_xa9qsm9myz1t"/><text:span text:style-name="T2">6.2 Places (przykład + rozszerzenie RDS)</text:span></text:p>
      <text:p text:style-name="Standard">[</text:p>
      <text:p text:style-name="Standard"><text:s text:c="2"/>{ "id": "EMPTY_BUF_L1", "type": "BUFFER_LANE", <text:s/>"worksite": "EMPTY_BUF_L1", "capacity": {"depth": 5, "maxStack": 3}, "defaults": {"allowAutobindWhenEmpty": false} },</text:p>
      <text:p text:style-name="Standard"><text:s text:c="2"/>{ "id": "PROD1_P1", <text:s text:c="4"/>"type": "PROD_SLOT", <text:s text:c="2"/>"worksite": "PROD1_P1", <text:s/>"capacity": {"depth": 1, "maxStack": 1}, "lineId": "L1" },</text:p>
      <text:p text:style-name="Standard"><text:s text:c="2"/>{ "id": "PROD1_P3", <text:s text:c="4"/>"type": "PROD_SLOT", <text:s text:c="2"/>"worksite": "PROD1_P3", <text:s/>"capacity": {"depth": 1, "maxStack": 1}, "lineId": "L1" },</text:p>
      <text:p text:style-name="Standard"><text:s text:c="2"/>{ "id": "WRAP", <text:s text:c="8"/>"type": "WRAP_STATION","worksite": "WRAP", <text:s text:c="5"/>"capacity": {"depth": 2, "maxStack": 1} },</text:p>
      <text:p text:style-name="Standard"><text:s text:c="2"/>{ "id": "STRAP1", <text:s text:c="6"/>"type": "BUFFER_LANE", <text:s/>"worksite": "STRAP1", <text:s text:c="3"/>"capacity": {"depth": 4, "maxStack": 1}, "lineId": "L1" },</text:p>
      <text:p text:style-name="Standard"><text:s text:c="2"/>{ "id": "STRAP2", <text:s text:c="6"/>"type": "BUFFER_LANE", <text:s/>"worksite": "STRAP2", <text:s text:c="3"/>"capacity": {"depth": 4, "maxStack": 1}, "lineId": "L2" },</text:p>
      <text:p text:style-name="Standard"><text:s text:c="2"/>{ "id": "SHIP_BUF_L3", <text:s/>"type": "BUFFER_LANE", <text:s/>"worksite": "SHIP_BUF_L3", "capacity": {"depth": 6, "maxStack": 2}, "role": "SHIP", "defaults": {"allowAutobindWhenEmpty": true} },</text:p>
      <text:p text:style-name="Standard"><text:s text:c="2"/>{ "id": "SHIP1", <text:s text:c="7"/>"type": "SHIP_STATION","worksite": "SHIP1", <text:s text:c="4"/>"capacity": {"depth": 1, "maxStack": 1} },</text:p>
      <text:p text:style-name="Standard"><text:s text:c="2"/>{ "id": "G_BUF_L1", <text:s text:c="4"/>"type": "BUFFER_LANE", <text:s/>"worksite": "G_BUF_L1", <text:s/>"capacity": {"depth": 4, "maxStack": 1}, "defaults": {"allowAutobindWhenEmpty": true} },</text:p>
      <text:p text:style-name="Standard"><text:s text:c="2"/>{ "id": "PROD1_G1", <text:s text:c="4"/>"type": "PROD_SLOT", <text:s text:c="2"/>"worksite": "PROD1_G1", <text:s/>"capacity": {"depth": 1, "maxStack": 1}, "lineId": "L1" }</text:p>
      <text:p text:style-name="Standard">]</text:p>
      <text:p text:style-name="P526">Rozszerzenie <text:span text:style-name="T8">places[*].rds</text:span> (pełne w §15) dodaje LB i macierz profili operacji per <text:span text:style-name="T8">goodsType × depthIndex × stackLevel</text:span>.</text:p>
      <text:p text:style-name="Standard"><draw:rect text:anchor-type="as-char" style:rel-width="100%" draw:z-index="77" draw:style-name="gr1" draw:text-style-name="P534" svg:width="0.0012in" svg:height="0.0213in"><text:p/></draw:rect></text:p>
      <text:p text:style-name="P533"><text:bookmark text:name="_7bxuawnmrb55"/><text:span text:style-name="T1">7. Przykładowe payloady (kanoniczne)</text:span></text:p>
      <text:p text:style-name="P2">Zawierają pełne, <text:span text:style-name="T5">spójne</text:span> przykłady dla UI+Occupancy i wybranych miejsc (<text:span text:style-name="T8">EMPTY_BUF</text:span>, <text:span text:style-name="T8">PROD1_P1/P3</text:span>, <text:span text:style-name="T8">WRAP</text:span>, <text:span text:style-name="T8">STRAP1</text:span>, <text:span text:style-name="T8">SHIP_BUF_L3</text:span>, <text:span text:style-name="T8">SHIP1</text:span>, <text:span text:style-name="T8">G_BUF_L1</text:span>, <text:span text:style-name="T8">PROD1_G1</text:span>) oraz manualnych wariantów (<text:span text:style-name="T8">MANUAL pull/push</text:span>).</text:p>
      <text:p text:style-name="P526">Przykłady JSON — zgodnie z rozdziałem 7 w wersji bazowej — zachowane 1:1 (oznaczenia <text:span text:style-name="T8">7.1 … 7.12</text:span>).</text:p>
      <text:p text:style-name="Standard"><draw:rect text:anchor-type="as-char" style:rel-width="100%" draw:z-index="78" draw:style-name="gr1" draw:text-style-name="P534" svg:width="0.0012in" svg:height="0.0213in"><text:p/></draw:rect></text:p>
      <text:p text:style-name="P533"><text:bookmark text:name="_60fdz7god3ik"/><text:span text:style-name="T1">8. Zasady jakości danych i bezpieczeństwa operacji</text:span></text:p>
      <text:list xml:id="list399605106" text:style-name="WWNum150">
        <text:list-item>
          <text:p text:style-name="P143">Zmiana typu/pojemności <text:span text:style-name="T5">tylko</text:span> gdy brak inflight; inaczej blokada + <text:span text:style-name="T8">OCCUPANCY_EDIT_CONFLICT_INFLIGHT</text:span>.</text:p>
        </text:list-item>
        <text:list-item>
          <text:p text:style-name="P292">Okna przyjęć/wydań są lustrzanym odwzorowaniem intencji UI; UI nie zapisuje pól runtime poza <text:span text:style-name="T8">ui.*</text:span> i occupancy.</text:p>
        </text:list-item>
        <text:list-item>
          <text:p text:style-name="P292">Widoki pochodne (<text:span text:style-name="T8">view.*</text:span>) wyliczane deterministycznie lokalnie.</text:p>
        </text:list-item>
        <text:list-item>
          <text:p text:style-name="P292">Tryb MANUAL respektuje <text:span text:style-name="T8">manualRouting.push/pull</text:span>; brak uprawnień → <text:span text:style-name="T8">MANUAL_*_NOT_ALLOWED</text:span>.</text:p>
        </text:list-item>
        <text:list-item>
          <text:p text:style-name="P292">Walidacje: okna accept/release, pojemność celu, zgodność typów (<text:span text:style-name="T8">TYPE_MISMATCH/TYPE_REQUIRED</text:span>), zasady autobindu.</text:p>
        </text:list-item>
        <text:list-item>
          <text:p text:style-name="P456"><text:span text:style-name="T8">accept=true</text:span> i <text:span text:style-name="T8">release=true</text:span> jednocześnie → <text:span text:style-name="T8">AMBIGUOUS_INTENT</text:span>.</text:p>
        </text:list-item>
      </text:list>
      <text:p text:style-name="Standard"><draw:rect text:anchor-type="as-char" style:rel-width="100%" draw:z-index="79" draw:style-name="gr1" draw:text-style-name="P534" svg:width="0.0012in" svg:height="0.0213in"><text:p/></draw:rect></text:p>
      <text:p text:style-name="P533"><text:bookmark text:name="_5ufgg1syi1vo"/><text:soft-page-break/><text:span text:style-name="T1">9. Odporność operacyjna (eventual consistency)</text:span></text:p>
      <text:p text:style-name="P2">Idempotencja + kompensacja: Orchestrator okresowo rekonsyliuje stan i koryguje decyzje. Anuluje <text:span text:style-name="T5">wyłącznie</text:span> taski bez przypisanego AGV. W rzadkim wyścigu (AGV przypisany tuż przed anulowaniem) uruchamiana jest procedura <text:span text:style-name="T6">dispatchable fix</text:span> przywracająca robota do stanu gotowości. Bezpieczne przerywanie wg <text:span text:style-name="T8">canInterruptSafely</text:span>.</text:p>
      <text:p text:style-name="Standard"><draw:rect text:anchor-type="as-char" style:rel-width="100%" draw:z-index="80" draw:style-name="gr1" draw:text-style-name="P534" svg:width="0.0012in" svg:height="0.0213in"><text:p/></draw:rect></text:p>
      <text:p text:style-name="P533"><text:bookmark text:name="_nwrh40ifuyh6"/><text:span text:style-name="T1">10. Podgląd decyzji: „dokąd i dlaczego”</text:span></text:p>
      <text:p text:style-name="P2"><text:span text:style-name="T8">tags.preview</text:span> daje lekki podgląd planowanej decyzji: <text:span text:style-name="T8">action</text:span>, przewidywany <text:span text:style-name="T8">task.params (SOURCE/TARGET/GOODS_TYPE)</text:span> oraz powody (<text:span text:style-name="T8">reason[]</text:span>) i zależności (<text:span text:style-name="T8">dependsOn[]</text:span>). <text:span text:style-name="T8">preview</text:span> nie tworzy skutków, ale jest odświeżane często, tak aby UI „widziało przyszłość”.</text:p>
      <text:p text:style-name="Standard"><draw:rect text:anchor-type="as-char" style:rel-width="100%" draw:z-index="81" draw:style-name="gr1" draw:text-style-name="P534" svg:width="0.0012in" svg:height="0.0213in"><text:p/></draw:rect></text:p>
      <text:p text:style-name="P533"><text:bookmark text:name="_qr50pqj98xmo"/><text:span text:style-name="T1">11. HMI (interfejs na wózkach)</text:span></text:p>
      <text:p text:style-name="P2"><text:span text:style-name="T5">Operacje:</text:span> <text:span text:style-name="T8">pause</text:span>, <text:span text:style-name="T8">resume</text:span>, <text:span text:style-name="T8">terminate→undispatchable</text:span>, <text:span text:style-name="T8">set undispatchable</text:span>, <text:span text:style-name="T8">set dispatchable</text:span>, <text:span text:style-name="T8">forks down/up</text:span>, <text:span text:style-name="T8">go parking</text:span>, <text:span text:style-name="T8">safety drop to waste buffer</text:span> (jeśli dozwolone).</text:p>
      <text:p text:style-name="P2"><text:span text:style-name="T5">Widoki/statusy:</text:span> stan robota <text:span text:style-name="T8">dispatchable/undispatchable</text:span>, bieżący task (ID, źródło/cel, parametry), prezentacja <text:span text:style-name="T8">canInterruptSafely</text:span>, skrót „explain” z przyczyną wyboru celu.</text:p>
      <text:p text:style-name="Standard"><draw:rect text:anchor-type="as-char" style:rel-width="100%" draw:z-index="82" draw:style-name="gr1" draw:text-style-name="P534" svg:width="0.0012in" svg:height="0.0213in"><text:p/></draw:rect></text:p>
      <text:p text:style-name="P533"><text:bookmark text:name="_4sooril54l35"/><text:span text:style-name="T1">12. Zachowanie przy „bufor pełny” w trakcie dojazdu</text:span></text:p>
      <text:p text:style-name="P2">Polityki: <text:span text:style-name="T8">BLOCK_AND_WAIT</text:span>, <text:span text:style-name="T8">ASK_OPERATOR</text:span>, <text:span text:style-name="T8">FORCE_DROP_ALLOWED</text:span>, <text:span text:style-name="T8">AUTO_REROUTE</text:span>, fallback: <text:span text:style-name="T8">parking</text:span>.</text:p>
      <text:p text:style-name="Standard"><draw:rect text:anchor-type="as-char" style:rel-width="100%" draw:z-index="83" draw:style-name="gr1" draw:text-style-name="P534" svg:width="0.0012in" svg:height="0.0213in"><text:p/></draw:rect></text:p>
      <text:p text:style-name="P533"><text:bookmark text:name="_t5actau18qcj"/><text:span text:style-name="T1">13. Wymagania testowe i jakość</text:span></text:p>
      <text:list xml:id="list1646130282" text:style-name="WWNum41">
        <text:list-item>
          <text:p text:style-name="P144">Testy idempotencji: wielokrotne CREATE/CANCEL nie psuje stanu.</text:p>
        </text:list-item>
        <text:list-item>
          <text:p text:style-name="P293">Testy inflight: edycja pojemności/typu w trakcie inflight blokowana.</text:p>
        </text:list-item>
        <text:list-item>
          <text:p text:style-name="P293">Testy MANUAL: odmowy przy braku uprawnień w <text:span text:style-name="T8">manualRouting</text:span>, poprawny autobind gdy lane puste.</text:p>
        </text:list-item>
        <text:list-item>
          <text:p text:style-name="P293">Testy deterministyczności <text:span text:style-name="T8">targetRules</text:span>: te same wejścia ⇒ ten sam wybór.</text:p>
        </text:list-item>
        <text:list-item>
          <text:p text:style-name="P457">Testy HMI: poprawne sygnały <text:span text:style-name="T8">canInterruptSafely</text:span> w typowych fazach.</text:p>
        </text:list-item>
      </text:list>
      <text:p text:style-name="Standard"><draw:rect text:anchor-type="as-char" style:rel-width="100%" draw:z-index="84" draw:style-name="gr1" draw:text-style-name="P534" svg:width="0.0012in" svg:height="0.0213in"><text:p/></draw:rect></text:p>
      <text:p text:style-name="P533"><text:bookmark text:name="_kf96t39fgsp4"/><text:span text:style-name="T1">14. Załącznik: skrócony słownik struktur</text:span></text:p>
      <text:list xml:id="list2037647088" text:style-name="WWNum70">
        <text:list-item>
          <text:p text:style-name="P145"><text:span text:style-name="T8">UI.intents</text:span>: <text:span text:style-name="T8">{accept:boolean, release:boolean, demand?:boolean, shipment?:boolean}</text:span></text:p>
        </text:list-item>
        <text:list-item>
          <text:p text:style-name="P294"><text:span text:style-name="T8">UI.route</text:span>: <text:span text:style-name="T8">{mode:AUTO|MANUAL, manualTarget?:PlaceId, manualSource?:PlaceId}</text:span></text:p>
        </text:list-item>
        <text:list-item>
          <text:p text:style-name="P294"><text:span text:style-name="T8">UI.releaseKind</text:span>: <text:span text:style-name="T8">auto|ship|waste</text:span> (rozszerzalne)</text:p>
        </text:list-item>
        <text:list-item>
          <text:p text:style-name="P294"><text:span text:style-name="T8">Occupancy.state</text:span>: <text:span text:style-name="T8">{goodsTypeCurrent, stackHeights[], acceptWindow, releaseWindow}</text:span></text:p>
        </text:list-item>
        <text:list-item>
          <text:p text:style-name="P294"><text:span text:style-name="T8">Tags.runtime</text:span>: <text:span text:style-name="T8">{agvAssigned, canCancelSafely, phase}</text:span></text:p>
        </text:list-item>
        <text:list-item>
          <text:p text:style-name="P458"><text:span text:style-name="T8">Tags.preview</text:span> (opcjonalne): <text:span text:style-name="T8">{action, reason[], dependsOn[]}</text:span></text:p>
        </text:list-item>
      </text:list>
      <text:p text:style-name="Standard"><draw:rect text:anchor-type="as-char" style:rel-width="100%" draw:z-index="85" draw:style-name="gr1" draw:text-style-name="P534" svg:width="0.0012in" svg:height="0.0213in"><text:p/></draw:rect></text:p>
      <text:p text:style-name="P533"><text:bookmark text:name="_eyukwmif9i56"/><text:span text:style-name="T1">15. RDS Physical Location (LM/AP) + Profile operacji (load/unload) + Late Binding</text:span></text:p>
      <text:p text:style-name="P531"><text:bookmark text:name="_8hlfxgwpy6kd"/><text:span text:style-name="T2">15.1 Pojęcie </text:span><text:span text:style-name="T13">RdsLocation</text:span></text:p>
      <text:p text:style-name="P2">RdsLocation (<text:span text:style-name="T8">LM/AP</text:span>) to identyfikator <text:span text:style-name="T5">fizycznej</text:span> lokalizacji w RDS (np. <text:span text:style-name="T8">AP58</text:span>), używany jako uchwyt w profilach operacji i (opcjonalnie) przy <text:span text:style-name="T5">late binding</text:span>. Może być przypisany do <text:span text:style-name="T8">placeId</text:span> oraz — w przypadku buforów/alejek — do komórki 3D (<text:span text:style-name="T8">depthIndex</text:span>, <text:span text:style-name="T8">stackLevel</text:span>).</text:p>
      <text:p text:style-name="Standard">{ "locationId": "AP58", "placeId": "SHIP_BUF_L3", "cell": { "depthIndex": 0, "stackLevel": 0 } }</text:p>
      <text:p text:style-name="P2"><text:span text:style-name="T5">Konwencje:</text:span> <text:span text:style-name="T8">depthIndex ∈ ⟨0..capacity.depth-1⟩</text:span>, <text:span text:style-name="T8">stackLevel ∈ ⟨0..capacity.maxStack-1⟩</text:span>; oś pionowa to <text:span text:style-name="T8">Z</text:span>.</text:p>
      <text:p text:style-name="P531"><text:bookmark text:name="_jmrast7crjy7"/><text:soft-page-break/><text:span text:style-name="T2">15.2 Profile operacji: </text:span><text:span text:style-name="T13">load</text:span><text:span text:style-name="T2"> i </text:span><text:span text:style-name="T13">unload</text:span></text:p>
      <text:p text:style-name="P2">Dla każdego <text:span text:style-name="T8">goodsType</text:span> i każdej komórki (lokalizacji fizycznej) przypisujemy parametry dwóch operacji:</text:p>
      <text:list xml:id="list276346001" text:style-name="WWNum133">
        <text:list-item>
          <text:p text:style-name="P146"><text:span text:style-name="T5">load</text:span> — podjęcie ładunku na widły,</text:p>
        </text:list-item>
        <text:list-item>
          <text:p text:style-name="P459"><text:span text:style-name="T5">unload</text:span> — odłożenie ładunku.</text:p>
        </text:list-item>
      </text:list>
      <text:p text:style-name="P2"><text:span text:style-name="T5">Struktury (natywne dla sterowania robota):</text:span></text:p>
      <text:p text:style-name="Standard">// LOAD</text:p>
      <text:p text:style-name="Standard">{ "id": "&lt;locationId&gt;", "start_height": 0.0, "rec_height": 0.0, "end_height": 0.35, "recfile": "plt/auto_pallet_no_contact.plt", "recognize": true }</text:p>
      <text:p text:style-name="Standard">// UNLOAD</text:p>
      <text:p text:style-name="Standard">{ "id": "&lt;locationId&gt;", "start_height": 0.35, "end_height": 0.0, "recognize": false }</text:p>
      <text:p text:style-name="P2"><text:span text:style-name="T5">Walidacje i domyślne:</text:span></text:p>
      <text:list xml:id="list1552417677" text:style-name="WWNum87">
        <text:list-item>
          <text:p text:style-name="P147"><text:span text:style-name="T8">end_height</text:span> jest <text:span text:style-name="T5">wymagane</text:span> w obu operacjach.</text:p>
        </text:list-item>
        <text:list-item>
          <text:p text:style-name="P295"><text:span text:style-name="T8">start_height</text:span> jest <text:span text:style-name="T5">opcjonalne</text:span>; brak ⇒ użyj aktualnej wysokości wideł.</text:p>
        </text:list-item>
        <text:list-item>
          <text:p text:style-name="P295"><text:span text:style-name="T8">recognize=true</text:span> i brak <text:span text:style-name="T8">recfile</text:span> ⇒ <text:span text:style-name="T8">CONFIG_MISSING_RECFILE</text:span>.</text:p>
        </text:list-item>
        <text:list-item>
          <text:p text:style-name="P460">Podane <text:span text:style-name="T8">rec_height</text:span> przy <text:span text:style-name="T8">recognize=false</text:span> ⇒ ignoruj + <text:span text:style-name="T8">CONFIG_REC_HEIGHT_IGNORED</text:span>.</text:p>
        </text:list-item>
      </text:list>
      <text:p text:style-name="P531"><text:bookmark text:name="_ptk1e2867u"/><text:span text:style-name="T2">15.3 Rozszerzenie </text:span><text:span text:style-name="T13">places[*]</text:span><text:span text:style-name="T2"> — sekcja </text:span><text:span text:style-name="T13">rds</text:span></text:p>
      <text:p text:style-name="Standard">{</text:p>
      <text:p text:style-name="Standard"><text:s text:c="2"/>"id": "SHIP_BUF_L3",</text:p>
      <text:p text:style-name="Standard"><text:s text:c="2"/>"type": "BUFFER_LANE",</text:p>
      <text:p text:style-name="Standard"><text:s text:c="2"/>"worksite": "SHIP_BUF_L3",</text:p>
      <text:p text:style-name="Standard"><text:s text:c="2"/>"capacity": { "depth": 6, "maxStack": 2 },</text:p>
      <text:p text:style-name="Standard"><text:s text:c="2"/>"role": "SHIP",</text:p>
      <text:p text:style-name="Standard"><text:s text:c="2"/>"defaults": { "allowAutobindWhenEmpty": true },</text:p>
      <text:p text:style-name="Standard"><text:s text:c="2"/>"rds": {</text:p>
      <text:p text:style-name="Standard"><text:s text:c="4"/>"lateBinding": {</text:p>
      <text:p text:style-name="Standard"><text:s text:c="6"/>"mode": "AT_DECISION_POINT",</text:p>
      <text:p text:style-name="Standard"><text:s text:c="6"/>"decisionPointLocationId": "AP34",</text:p>
      <text:p text:style-name="Standard"><text:s text:c="6"/>"selectionPolicy": { "name": "FIRST_FREE", "tieBreakers": ["lowestStack", "nearestDepth"] }</text:p>
      <text:p text:style-name="Standard"><text:s text:c="4"/>},</text:p>
      <text:p text:style-name="Standard"><text:s text:c="4"/>"opsMatrix": [</text:p>
      <text:p text:style-name="Standard"><text:s text:c="6"/>{ "goodsType": "EUR_PAL", "depthIndex": 0, "stackLevel": 0,</text:p>
      <text:p text:style-name="Standard"><text:s text:c="8"/>"load": <text:s/>{ "id": "AP58", "start_height": 0.0, "rec_height": 0.0, "end_height": 0.35, "recfile": "plt/auto_pallet_no_contact.plt", "recognize": true },</text:p>
      <text:p text:style-name="Standard"><text:s text:c="8"/>"unload":{ "id": "AP58", "start_height": 0.35, "end_height": 0.0, "recognize": false } },</text:p>
      <text:p text:style-name="Standard"><text:s text:c="6"/>{ "goodsType": "EUR_PAL", "depthIndex": 1, "stackLevel": 0,</text:p>
      <text:p text:style-name="Standard"><text:soft-page-break/><text:s text:c="8"/>"load": <text:s/>{ "id": "AP61", "start_height": 0.0, "rec_height": 0.0, "end_height": 0.35, "recfile": "plt/auto_pallet_no_contact.plt", "recognize": true },</text:p>
      <text:p text:style-name="Standard"><text:s text:c="8"/>"unload":{ "id": "AP61", "start_height": 0.35, "end_height": 0.0, "recognize": false } }</text:p>
      <text:p text:style-name="Standard"><text:s text:c="4"/>]</text:p>
      <text:p text:style-name="Standard"><text:s text:c="2"/>}</text:p>
      <text:p text:style-name="Standard">}</text:p>
      <text:p text:style-name="P2"><text:span text:style-name="T5">Wymóg kompletności:</text:span> dla buforów — dla każdego dozwolonego <text:span text:style-name="T8">goodsType</text:span> i <text:span text:style-name="T5">każdej</text:span> komórki (<text:span text:style-name="T8">depthIndex×stackLevel</text:span>) definiujemy parametry obu operacji.</text:p>
      <text:p text:style-name="P531"><text:bookmark text:name="_hexo32fbx9y3"/><text:span text:style-name="T2">15.4 Late binding — semantyka wykonania</text:span></text:p>
      <text:list xml:id="list2552322954" text:style-name="WWNum67">
        <text:list-item>
          <text:p text:style-name="P148"><text:span text:style-name="T5">Kiedy:</text:span> w trybie <text:span text:style-name="T8">AT_DECISION_POINT</text:span> finalny wybór <text:span text:style-name="T8">targetLocationId</text:span> następuje <text:span text:style-name="T5">po dojechaniu</text:span> do <text:span text:style-name="T8">decisionPointLocationId</text:span>.</text:p>
        </text:list-item>
        <text:list-item>
          <text:p text:style-name="P296"><text:span text:style-name="T5">Co wybieramy:</text:span> parę <text:span text:style-name="T8">(depthIndex,stackLevel)</text:span> dla danego <text:span text:style-name="T8">goodsType</text:span> zgodnie z <text:span text:style-name="T8">selectionPolicy</text:span> i bieżącą pojemnością (<text:span text:style-name="T8">view.freeSlots</text:span>, <text:span text:style-name="T8">state.stackHeights</text:span>), a następnie odpowiadający profil <text:span text:style-name="T8">load/unload</text:span> z <text:span text:style-name="T8">opsMatrix</text:span>.</text:p>
        </text:list-item>
        <text:list-item>
          <text:p text:style-name="P461"><text:span text:style-name="T5">Skutki:</text:span> Orchestrator uzupełnia parametry taska (<text:span text:style-name="T8">targetLocationId</text:span>, ewentualnie <text:span text:style-name="T8">sourceLocationId</text:span>) i przekazuje odpowiednie profile operacyjne do WTE.</text:p>
        </text:list-item>
      </text:list>
      <text:p text:style-name="P531"><text:bookmark text:name="_qujy5xp8odtx"/><text:span text:style-name="T2">15.5 Zmiana kontraktów tasków</text:span></text:p>
      <text:p text:style-name="P2"><text:span text:style-name="T8">bring_goods</text:span> / <text:span text:style-name="T8">move_goods</text:span> zyskują opcjonalne parametry:</text:p>
      <text:p text:style-name="Standard">{ "sourceLocationId": "&lt;opcjonalnie&gt;", "targetLocationId": "&lt;opcjonalnie&gt;", "lateBinding": true }</text:p>
      <text:p text:style-name="P2">Jeśli <text:span text:style-name="T8">lateBinding=true</text:span> i <text:span text:style-name="T8">targetLocationId</text:span> pominięte — zostanie rozstrzygnięte w DP.</text:p>
      <text:p text:style-name="P531"><text:bookmark text:name="_5tf88btot5sx"/><text:span text:style-name="T2">15.6 Walidacje i kody błędów (uzupełnienie §3.5)</text:span></text:p>
      <text:p text:style-name="P2"><text:span text:style-name="T8">CONFIG_MISSING_RECFILE</text:span>, <text:span text:style-name="T8">CONFIG_REC_HEIGHT_IGNORED</text:span>, <text:span text:style-name="T8">LOCATION_NOT_FOUND</text:span>, <text:span text:style-name="T8">LOCATION_CELL_MISMATCH</text:span>, <text:span text:style-name="T8">LATE_BINDING_DP_UNREACHABLE</text:span>.</text:p>
      <text:p text:style-name="P2">Spójność <text:span text:style-name="T8">opsMatrix</text:span>: w obrębie miejsca <text:span text:style-name="T5">dokładnie jeden</text:span> wpis dla <text:span text:style-name="T5">każdego</text:span> <text:span text:style-name="T8">(goodsType, depthIndex, stackLevel)</text:span>; każde <text:span text:style-name="T8">load.id/unload.id</text:span> musi jednoznacznie mapować się na jedną parę <text:span text:style-name="T8">(depthIndex, stackLevel)</text:span> — w przeciwnym razie <text:span text:style-name="T8">LOCATION_CELL_MISMATCH</text:span>.</text:p>
      <text:p text:style-name="P531"><text:bookmark text:name="_fl8wc9ertixz"/><text:span text:style-name="T2">15.7 Przykład dla miejsca produkcyjnego (</text:span><text:span text:style-name="T13">PROD1_P3</text:span><text:span text:style-name="T2">)</text:span></text:p>
      <text:p text:style-name="Standard">{</text:p>
      <text:p text:style-name="Standard"><text:s text:c="2"/>"id": "PROD1_P3",</text:p>
      <text:p text:style-name="Standard"><text:s text:c="2"/>"type": "PROD_SLOT",</text:p>
      <text:p text:style-name="Standard"><text:s text:c="2"/>"worksite": "PROD1_P3",</text:p>
      <text:p text:style-name="Standard"><text:s text:c="2"/>"capacity": { "depth": 1, "maxStack": 1 },</text:p>
      <text:p text:style-name="Standard"><text:s text:c="2"/>"lineId": "L1",</text:p>
      <text:p text:style-name="Standard"><text:s text:c="2"/>"rds": {</text:p>
      <text:p text:style-name="Standard"><text:s text:c="4"/>"lateBinding": { "mode": "NONE" },</text:p>
      <text:p text:style-name="Standard"><text:s text:c="4"/>"opsMatrix": [</text:p>
      <text:p text:style-name="Standard"><text:s text:c="6"/>{ "goodsType": "EUR_PAL", "depthIndex": 0, "stackLevel": 0,</text:p>
      <text:p text:style-name="Standard"><text:s text:c="8"/>"load": <text:s/>{ "id": "AP200", "start_height": 0.0, "rec_height": 0.0, "end_height": 0.35, "recfile": "plt/auto_pallet_no_contact.plt", "recognize": true },</text:p>
      <text:p text:style-name="Standard"><text:s text:c="8"/>"unload":{ "id": "AP200", "start_height": 0.35, "end_height": 0.0, "recognize": false } }</text:p>
      <text:p text:style-name="Standard"><text:s text:c="4"/>]</text:p>
      <text:p text:style-name="Standard"><text:s text:c="2"/>}</text:p>
      <text:p text:style-name="Standard">}</text:p>
      <text:p text:style-name="P531"><text:bookmark text:name="_ve66ryis95u"/><text:soft-page-break/><text:span text:style-name="T2">15.8 Uzgodnienie z UI i occupancy</text:span></text:p>
      <text:list xml:id="list1698024155" text:style-name="WWNum62">
        <text:list-item>
          <text:p text:style-name="P149"><text:span text:style-name="T8">state.stackHeights</text:span> i <text:span text:style-name="T8">view.freeSlots</text:span> definiują, które komórki 3D są faktycznie dostępne.</text:p>
        </text:list-item>
        <text:list-item>
          <text:p text:style-name="P462">W trybie MANUAL z <text:span text:style-name="T8">manualTarget</text:span> wskazującym dokładne miejsce można dodatkowo podać <text:span text:style-name="T8">targetLocationId</text:span> — wówczas <text:span text:style-name="T5">late binding jest pomijany</text:span>.</text:p>
        </text:list-item>
      </text:list>
      <text:p text:style-name="Standard"><draw:rect text:anchor-type="as-char" style:rel-width="100%" draw:z-index="86" draw:style-name="gr1" draw:text-style-name="P534" svg:width="0.0012in" svg:height="0.0213in"><text:p/></draw:rect></text:p>
      <text:p text:style-name="P533"><text:bookmark text:name="_owsp3nnhy05k"/><text:span text:style-name="T1">16. RDS.StateHub — minimalne API i generyczny task </text:span><text:span text:style-name="T12">TRANSFER</text:span></text:p>
      <text:p text:style-name="P531"><text:bookmark text:name="_uml3owq2jfhk"/><text:span text:style-name="T2">16.1 Rola modułu</text:span></text:p>
      <text:p text:style-name="P2"><text:span text:style-name="T8">RDS.StateHub</text:span> przechowuje stan miejsc (<text:span text:style-name="T8">stackHeights</text:span>, <text:span text:style-name="T8">goodsTypeCurrent</text:span>) oraz macierz operacji (<text:span text:style-name="T8">rds.opsMatrix</text:span>). Nie zna geometrii; posługuje się <text:span text:style-name="T5">ID lokalizacji</text:span> (np. <text:span text:style-name="T8">AP58</text:span>). <text:span text:style-name="T6">Pole </text:span><text:span text:style-name="T11">selectionPolicy</text:span><text:span text:style-name="T6"> z §15.3/15.4 nie jest używane w API v1; wybór jest deterministyczny wg §16.3.</text:span></text:p>
      <text:p text:style-name="P531"><text:bookmark text:name="_juq3tqx69qus"/><text:span text:style-name="T2">16.2 Minimalne REST API (v1)</text:span></text:p>
      <text:p text:style-name="P2"><text:span text:style-name="T5">A. Late binding (czy i dokąd dojechać na decyzję)</text:span> <text:span text:style-name="T8">GET /state/v1/places/{placeId}/lb</text:span></text:p>
      <text:p text:style-name="Standard">{ "mode": "AT_DECISION_POINT" | "NONE", "decisionPointLocationId": "AP34" }</text:p>
      <text:p text:style-name="P2"><text:span text:style-name="T5">B. Wybór komórki + profil operacji (LOAD/UNLOAD)</text:span> <text:span text:style-name="T8">POST /state/v1/ops/choose</text:span></text:p>
      <text:p text:style-name="Standard">Req: <text:s/>{ "placeId": "SHIP_BUF_L3", "goodsType": "EUR_PAL", "direction": "LOAD" }</text:p>
      <text:p text:style-name="Standard">Resp: { "placeId": "SHIP_BUF_L3", "goodsType": "EUR_PAL", "direction": "LOAD",</text:p>
      <text:p text:style-name="Standard"><text:s text:c="8"/>"depthIndex": 1, "stackLevel": 0, "locationId": "AP61",</text:p>
      <text:p text:style-name="Standard"><text:s text:c="8"/>"operation": { "id": "AP61", "start_height": 0.35, "end_height": 0.0, "recognize": false } }</text:p>
      <text:p text:style-name="P2"><text:span text:style-name="T5">C. Zatwierdzenie skutków (aktualizacja occupancy)</text:span> <text:span text:style-name="T8">POST /state/v1/ops/commit</text:span></text:p>
      <text:p text:style-name="Standard">{ "placeId": "SHIP_BUF_L3", "goodsType": "EUR_PAL", "direction": "UNLOAD", "depthIndex": 1, "stackLevel": 0, "outcome": "success" }</text:p>
      <text:p text:style-name="P2"><text:span text:style-name="T5">D. Snapshot do testów (opcjonalne)</text:span> <text:span text:style-name="T8">GET /state/v1/places/{placeId}/snapshot</text:span> → stan skrócony miejsca <text:span text:style-name="T8">PUT /state/v1/places/{placeId}/snapshot</text:span> → szybkie ustawienie <text:span text:style-name="T8">stackHeights / goodsTypeCurrent</text:span></text:p>
      <text:p text:style-name="Standard">{ "state": { "stackHeights": [2,1,0,0,0,0], "goodsTypeCurrent": "EUR_PAL" } }</text:p>
      <text:p text:style-name="P531"><text:bookmark text:name="_zhkb6xp0dop9"/><text:span text:style-name="T2">16.3 Reguła wyboru (deterministyczna)</text:span></text:p>
      <text:list xml:id="list2954651832" text:style-name="WWNum103">
        <text:list-item>
          <text:p text:style-name="P150"><text:span text:style-name="T5">UNLOAD</text:span> → wybierz <text:span text:style-name="T5">pierwszy</text:span> <text:span text:style-name="T8">depthIndex</text:span> z <text:span text:style-name="T8">stackHeights[d] &lt; maxStack</text:span>; ustaw <text:span text:style-name="T8">stackLevel = stackHeights[d]</text:span>.</text:p>
        </text:list-item>
        <text:list-item>
          <text:p text:style-name="P297"><text:span text:style-name="T5">LOAD</text:span> → wybierz <text:span text:style-name="T5">pierwszy</text:span> <text:span text:style-name="T8">depthIndex</text:span> z <text:span text:style-name="T8">stackHeights[d] &gt; 0</text:span>; ustaw <text:span text:style-name="T8">stackLevel = stackHeights[d] - 1</text:span>.</text:p>
        </text:list-item>
        <text:list-item>
          <text:p text:style-name="P297"><text:span text:style-name="T8">operation</text:span> zwracamy z <text:span text:style-name="T8">opsMatrix</text:span> po kluczu (<text:span text:style-name="T8">goodsType</text:span>, <text:span text:style-name="T8">depthIndex</text:span>, <text:span text:style-name="T8">stackLevel</text:span>) i kierunku (<text:span text:style-name="T8">load/unload</text:span>).</text:p>
        </text:list-item>
        <text:list-item>
          <text:p text:style-name="P463">Braki → błędy z §16.6.</text:p>
        </text:list-item>
      </text:list>
      <text:p text:style-name="P531"><text:bookmark text:name="_7eoirjf2nnjr"/><text:span text:style-name="T2">16.4 Generyczny RDS Task: </text:span><text:span text:style-name="T13">TRANSFER(source → target, goodsType)</text:span></text:p>
      <text:p text:style-name="P2"><text:span text:style-name="T6">Pseudokod (dojazd jawny </text:span><text:span text:style-name="T7">tylko</text:span><text:span text:style-name="T6"> do decision point; operacje </text:span><text:span text:style-name="T11">FORK_*</text:span><text:span text:style-name="T6"> zawierają w sobie jazdę do lokalizacji profilu):</text:span></text:p>
      <text:p text:style-name="Standard">INPUT: goodsType, sourcePlaceId, targetPlaceId</text:p>
      <text:p text:style-name="Standard"/>
      <text:p text:style-name="Standard">// --- ŹRÓDŁO (LOAD) ---</text:p>
      <text:p text:style-name="Standard">srcLB = GET /state/v1/places/{source}/lb</text:p>
      <text:p text:style-name="Standard">if srcLB.mode == "AT_DECISION_POINT":</text:p>
      <text:p text:style-name="Standard"><text:s text:c="2"/>DRIVE_TO srcLB.decisionPointLocationId <text:s/>// tylko DP</text:p>
      <text:p text:style-name="Standard"/>
      <text:p text:style-name="Standard"><text:soft-page-break/>pick = POST /state/v1/ops/choose { placeId: source, goodsType, direction: "LOAD" }</text:p>
      <text:p text:style-name="Standard">FORK_LOAD using pick.operation</text:p>
      <text:p text:style-name="Standard">POST /state/v1/ops/commit {</text:p>
      <text:p text:style-name="Standard"><text:s text:c="2"/>placeId: source, goodsType, direction: "LOAD",</text:p>
      <text:p text:style-name="Standard"><text:s text:c="2"/>depthIndex: pick.depthIndex, stackLevel: pick.stackLevel,</text:p>
      <text:p text:style-name="Standard"><text:s text:c="2"/>outcome: "success" <text:s/>// albo "cancel"</text:p>
      <text:p text:style-name="Standard">}</text:p>
      <text:p text:style-name="Standard"/>
      <text:p text:style-name="Standard">// --- CEL (UNLOAD) ---</text:p>
      <text:p text:style-name="Standard">dstLB = GET /state/v1/places/{target}/lb</text:p>
      <text:p text:style-name="Standard">if dstLB.mode == "AT_DECISION_POINT":</text:p>
      <text:p text:style-name="Standard"><text:s text:c="2"/>DRIVE_TO dstLB.decisionPointLocationId</text:p>
      <text:p text:style-name="Standard"/>
      <text:p text:style-name="Standard">drop = POST /state/v1/ops/choose { placeId: target, goodsType, direction: "UNLOAD" }</text:p>
      <text:p text:style-name="Standard">FORK_UNLOAD using drop.operation</text:p>
      <text:p text:style-name="Standard">POST /state/v1/ops/commit {</text:p>
      <text:p text:style-name="Standard"><text:s text:c="2"/>placeId: target, goodsType, direction: "UNLOAD",</text:p>
      <text:p text:style-name="Standard"><text:s text:c="2"/>depthIndex: drop.depthIndex, stackLevel: drop.stackLevel,</text:p>
      <text:p text:style-name="Standard"><text:s text:c="2"/>outcome: "success" <text:s/>// albo "cancel"</text:p>
      <text:p text:style-name="Standard">}</text:p>
      <text:p text:style-name="Standard">SUCCESS</text:p>
      <text:p text:style-name="P531"><text:bookmark text:name="_exwv7oxba236"/><text:span text:style-name="T2">16.5 Przykładowe sekwencje (API)</text:span></text:p>
      <text:list xml:id="list1716233846" text:style-name="WWNum142">
        <text:list-item>
          <text:p text:style-name="P151"><text:span text:style-name="T5">a) </text:span><text:span text:style-name="T9">P3 → SHIP_BUF_L3</text:span><text:span text:style-name="T5"> (LB w celu)</text:span> — <text:span text:style-name="T8">GET /lb</text:span> (source→<text:span text:style-name="T8">NONE</text:span>) → <text:span text:style-name="T8">choose LOAD</text:span> → <text:span text:style-name="T8">FORK_LOAD</text:span> → <text:span text:style-name="T8">commit</text:span> → <text:span text:style-name="T8">GET /lb</text:span> (target→<text:span text:style-name="T8">AT_DECISION_POINT</text:span>) → <text:span text:style-name="T8">DRIVE_TO DP</text:span> → <text:span text:style-name="T8">choose UNLOAD</text:span> → <text:span text:style-name="T8">FORK_UNLOAD</text:span> → <text:span text:style-name="T8">commit</text:span>.</text:p>
        </text:list-item>
        <text:list-item>
          <text:p text:style-name="P298"><text:span text:style-name="T5">b) </text:span><text:span text:style-name="T9">G_BUF_L1 → PROD1_G1</text:span><text:span text:style-name="T5"> (LB w źródle)</text:span> — <text:span text:style-name="T8">GET /lb</text:span> (source→<text:span text:style-name="T8">AT_DECISION_POINT</text:span>) → <text:span text:style-name="T8">DRIVE_TO DP</text:span> → <text:span text:style-name="T8">choose LOAD</text:span> → <text:span text:style-name="T8">FORK_LOAD</text:span> → <text:span text:style-name="T8">commit</text:span> → <text:span text:style-name="T8">GET /lb</text:span> (target→<text:span text:style-name="T8">NONE</text:span>) → <text:span text:style-name="T8">choose UNLOAD</text:span> → <text:span text:style-name="T8">FORK_UNLOAD</text:span> → <text:span text:style-name="T8">commit</text:span>.</text:p>
        </text:list-item>
        <text:list-item>
          <text:p text:style-name="P464"><text:span text:style-name="T5">c) </text:span><text:span text:style-name="T9">EMPTY_BUF_L1 → PROD1_P1</text:span><text:span text:style-name="T5"> (bez LB)</text:span> — <text:span text:style-name="T8">GET /lb</text:span> (source→<text:span text:style-name="T8">NONE</text:span>) → <text:span text:style-name="T8">choose LOAD</text:span> → <text:span text:style-name="T8">FORK_LOAD</text:span> → <text:span text:style-name="T8">commit</text:span> → <text:span text:style-name="T8">GET /lb</text:span> (target→<text:span text:style-name="T8">NONE</text:span>) → <text:span text:style-name="T8">choose UNLOAD</text:span> → <text:span text:style-name="T8">FORK_UNLOAD</text:span> → <text:span text:style-name="T8">commit</text:span>.</text:p>
        </text:list-item>
      </text:list>
      <text:p text:style-name="P531"><text:bookmark text:name="_2nhs0l5nt2tp"/><text:span text:style-name="T2">16.6 Minimalne kody błędów</text:span></text:p>
      <text:p text:style-name="P2"><text:span text:style-name="T8">NO_CELL_AVAILABLE (409)</text:span>, <text:span text:style-name="T8">OPERATION_NOT_DEFINED (409)</text:span>, <text:span text:style-name="T8">PLACE_NOT_FOUND (404)</text:span>, <text:span text:style-name="T8">BAD_REQUEST (400)</text:span>, <text:span text:style-name="T8">RESERVATION_EXPIRED (409)</text:span>, <text:span text:style-name="T8">RESERVATION_NOT_FOUND (404)</text:span>, <text:span text:style-name="T8">RESERVATION_CONFLICT (409)</text:span>.</text:p>
      <text:p text:style-name="P531"><text:bookmark text:name="_mjy1tbtqo2ih"/><text:span text:style-name="T2">16.7 Rezerwacje komórek (reservationId + TTL) — anti‑race, brak deadlocków</text:span></text:p>
      <text:p text:style-name="P2"><text:span text:style-name="T5">Cel:</text:span> zabezpieczenie przed współbieżnymi wyścigami (double‑allocate, lost‑update) i samoczynne sprzątanie po awariach klientów bez globalnych blokad.</text:p>
      <text:p text:style-name="P532"><text:bookmark text:name="_kzhuc5gt4d0d"/><text:span text:style-name="T3">16.7.1 Dlaczego to jest potrzebne</text:span></text:p>
      <text:list xml:id="list3511630819" text:style-name="WWNum85">
        <text:list-item>
          <text:p text:style-name="P152"><text:span text:style-name="T5">Wielu klientów</text:span> (np. 2 instancje Orchestratora, testy, HMI, robot) może jednocześnie wykonywać <text:span text:style-name="T8">choose</text:span> na tym samym miejscu. Bez rezerwacji dwa procesy mogą wybrać <text:span text:style-name="T5">tę samą</text:span> komórkę, a następnie oba wykonać <text:span text:style-name="T8">commit</text:span> → <text:span text:style-name="T5">nadpisanie</text:span> zajętości (overfill) lub niezgodność stanu z fizyką.</text:p>
        </text:list-item>
        <text:list-item>
          <text:p text:style-name="P299"><text:span text:style-name="T5">Late Binding w DP</text:span> kumuluje decyzje „na zakręcie” — kilka robotów naraz. Potrzebny jest <text:span text:style-name="T5">atomowy</text:span> „podbiór” komórki w chwili <text:span text:style-name="T8">choose</text:span>.</text:p>
        </text:list-item>
        <text:list-item>
          <text:p text:style-name="P299"><text:span text:style-name="T5">Awaria klienta</text:span> po <text:span text:style-name="T8">choose</text:span> (crash, utrata łączności) nie może trwale blokować komórki. Krótkożyjąca rezerwacja z <text:span text:style-name="T5">TTL</text:span> sama wygaśnie.</text:p>
        </text:list-item>
        <text:list-item>
          <text:p text:style-name="P465"><text:soft-page-break/><text:span text:style-name="T5">Bez globalnych locków</text:span>: rezerwacja działa per-komórka; brak zależności krzyżowych → <text:span text:style-name="T5">brak możliwości deadlocka</text:span>. TTL eliminuje wycieki.</text:p>
        </text:list-item>
      </text:list>
      <text:p text:style-name="P532"><text:bookmark text:name="_dke14v29r8e9"/><text:span text:style-name="T3">16.7.2 Zmiany API (korekta §16.2)</text:span></text:p>
      <text:p text:style-name="P2"><text:span text:style-name="T5">B. </text:span><text:span text:style-name="T9">POST /state/v1/ops/choose</text:span> — zwraca teraz <text:span text:style-name="T5">rezerwację</text:span></text:p>
      <text:p text:style-name="Standard">Req: <text:s/>{ "placeId": "SHIP_BUF_L3", "goodsType": "EUR_PAL", "direction": "LOAD", "ttlSeconds": 120 }</text:p>
      <text:p text:style-name="Standard">Resp: { "placeId": "SHIP_BUF_L3", "goodsType": "EUR_PAL", "direction": "LOAD",</text:p>
      <text:p text:style-name="Standard"><text:s text:c="8"/>"depthIndex": 1, "stackLevel": 0, "locationId": "AP61",</text:p>
      <text:p text:style-name="Standard"><text:s text:c="8"/>"reservationId": "rsv_5Q7M8K3", "expiresAt": "2025-10-15T21:15:00Z",</text:p>
      <text:p text:style-name="Standard"><text:s text:c="8"/>"operation": { "id": "AP61", "start_height": 0.35, "end_height": 0.0, "recognize": false } }</text:p>
      <text:list xml:id="list277098024" text:style-name="WWNum28">
        <text:list-item>
          <text:p text:style-name="P153"><text:span text:style-name="T8">ttlSeconds</text:span> — opcjonalny; jeśli brak, używane <text:span text:style-name="T8">reservations.defaultTtlSeconds</text:span> (domyślnie 120s).</text:p>
        </text:list-item>
        <text:list-item>
          <text:p text:style-name="P466">Jeśli <text:span text:style-name="T5">brak komórki</text:span>: <text:span text:style-name="T8">409 NO_CELL_AVAILABLE</text:span>.</text:p>
        </text:list-item>
      </text:list>
      <text:p text:style-name="P2"><text:span text:style-name="T5">C. </text:span><text:span text:style-name="T9">POST /state/v1/ops/commit</text:span> — wymaga <text:span text:style-name="T5">reservationId</text:span></text:p>
      <text:p text:style-name="Standard">{ "placeId": "SHIP_BUF_L3", "goodsType": "EUR_PAL", "direction": "UNLOAD",</text:p>
      <text:p text:style-name="Standard"><text:s text:c="2"/>"depthIndex": 1, "stackLevel": 0, "reservationId": "rsv_5Q7M8K3", "outcome": "success" }</text:p>
      <text:list xml:id="list1019012463" text:style-name="WWNum91">
        <text:list-item>
          <text:p text:style-name="P154">Gdy <text:span text:style-name="T8">reservationId</text:span> nie istnieje lub wygasł: <text:span text:style-name="T8">409 RESERVATION_EXPIRED</text:span> lub <text:span text:style-name="T8">404 RESERVATION_NOT_FOUND</text:span>.</text:p>
        </text:list-item>
        <text:list-item>
          <text:p text:style-name="P467"><text:span text:style-name="T5">Idempotencja:</text:span> powtórny <text:span text:style-name="T8">commit</text:span> z tym samym <text:span text:style-name="T8">reservationId</text:span> → 200 + <text:span text:style-name="T8">{ "status": "noop" }</text:span>.</text:p>
        </text:list-item>
      </text:list>
      <text:p text:style-name="P2"><text:span text:style-name="T5">NOWE:</text:span></text:p>
      <text:list xml:id="list3357589414" text:style-name="WWNum161">
        <text:list-item>
          <text:p text:style-name="P155"><text:span text:style-name="T8">POST /state/v1/reservations/release</text:span> → <text:span text:style-name="T8">{ "reservationId": "…", "reason": "cancel|preempt" }</text:span> (idempotentne zwolnienie).</text:p>
        </text:list-item>
        <text:list-item>
          <text:p text:style-name="P468"><text:span text:style-name="T8">POST /state/v1/reservations/extend</text:span> → <text:span text:style-name="T8">{ "reservationId": "…", "ttlSeconds": 120 }</text:span> (przedłużenie ważności).</text:p>
        </text:list-item>
      </text:list>
      <text:p text:style-name="P526">Uwaga: przykłady w §16.2 należy czytać z powyższą korektą — <text:span text:style-name="T8">choose</text:span> <text:span text:style-name="T5">zawsze</text:span> zwraca <text:span text:style-name="T8">reservationId</text:span>, a <text:span text:style-name="T8">commit</text:span> <text:span text:style-name="T5">zawsze</text:span> go wymaga.</text:p>
      <text:p text:style-name="P532"><text:bookmark text:name="_4wrb4q6ly90m"/><text:span text:style-name="T3">16.7.3 Semantyka i reguły</text:span></text:p>
      <text:list xml:id="list1165778165" text:style-name="WWNum72">
        <text:list-item>
          <text:p text:style-name="P156"><text:span text:style-name="T8">choose</text:span> <text:span text:style-name="T5">atomowo</text:span> rezerwuje pierwszą kwalifikującą komórkę wg §16.3. Do chwili <text:span text:style-name="T8">commit/release/expiry</text:span> ta komórka nie zostanie zwrócona innemu klientowi.</text:p>
        </text:list-item>
        <text:list-item>
          <text:p text:style-name="P300"><text:span text:style-name="T8">expiresAt</text:span> jest monotoniczne; wygaśnięcie automatycznie zwalnia komórkę (nie zmienia occupancy).</text:p>
        </text:list-item>
        <text:list-item>
          <text:p text:style-name="P300"><text:span text:style-name="T8">commit(outcome=success)</text:span> <text:span text:style-name="T5">zużywa</text:span> rezerwację i <text:span text:style-name="T5">aktualizuje occupancy</text:span> (inkrement/dekrement właściwego <text:span text:style-name="T8">stackLevel</text:span>).</text:p>
        </text:list-item>
        <text:list-item>
          <text:p text:style-name="P300"><text:span text:style-name="T8">commit(outcome=cancel)</text:span> <text:span text:style-name="T5">zużywa</text:span> rezerwację bez zmian occupancy (np. gdy operacja nie doszła do skutku).</text:p>
        </text:list-item>
        <text:list-item>
          <text:p text:style-name="P469">Brak globalnych locków; operacje dotyczą pojedynczej komórki → brak cykli oczekiwania (no-deadlock). TTL zapobiega zakleszczeniom „po awarii”.</text:p>
        </text:list-item>
      </text:list>
      <text:p text:style-name="P532"><text:bookmark text:name="_pysqqdljenbh"/><text:span text:style-name="T3">16.7.4 Idempotencja i odporność</text:span></text:p>
      <text:list xml:id="list3460671152" text:style-name="WWNum65">
        <text:list-item>
          <text:p text:style-name="P157">Klucz idempotencji <text:span text:style-name="T8">commit</text:span> = <text:span text:style-name="T8">reservationId</text:span>. Wielokrotne wywołania <text:span text:style-name="T8">commit</text:span> z tym samym <text:span text:style-name="T8">reservationId</text:span> → <text:span text:style-name="T8">{status:"noop"}</text:span>.</text:p>
        </text:list-item>
        <text:list-item>
          <text:p text:style-name="P301"><text:span text:style-name="T8">release</text:span> i <text:span text:style-name="T8">extend</text:span> są idempotentne.</text:p>
        </text:list-item>
        <text:list-item>
          <text:p text:style-name="P470">Skojarzenie z taskiem/robotem: zalecane pole <text:span text:style-name="T8">owner</text:span> (np. <text:span text:style-name="T8">taskId</text:span> lub <text:span text:style-name="T8">robotId</text:span>) w <text:span text:style-name="T8">choose</text:span> dla lepszej obserwowalności (pole informacyjne, nie uczestniczy w walidacji).</text:p>
        </text:list-item>
      </text:list>
      <text:p text:style-name="P532"><text:bookmark text:name="_m2up8tqwqhqi"/><text:span text:style-name="T3">16.7.5 Scenariusze</text:span></text:p>
      <text:p text:style-name="P2"><text:span text:style-name="T5">Pozytywny (dwóch Orchestratorów o ten sam slot):</text:span></text:p>
      <text:list xml:id="list1355609208" text:style-name="WWNum170">
        <text:list-item>
          <text:p text:style-name="P158"><text:span text:style-name="T8">O1: choose(UNLOAD)</text:span> → rezerwuje <text:span text:style-name="T8">(d=1, s=0)</text:span> z <text:span text:style-name="T8">reservationId=rsv_A</text:span>.</text:p>
        </text:list-item>
        <text:list-item>
          <text:p text:style-name="P302"><text:span text:style-name="T8">O2: choose(UNLOAD)</text:span> → widzi, że <text:span text:style-name="T8">(1,0)</text:span> zajęte rezerwacją → dostaje kolejny wolny <text:span text:style-name="T8">(1,1)</text:span> z <text:span text:style-name="T8">rsv_B</text:span>.</text:p>
        </text:list-item>
        <text:list-item>
          <text:p text:style-name="P302"><text:soft-page-break/><text:span text:style-name="T8">O1: commit(success, rsv_A)</text:span> → occupancy rośnie na <text:span text:style-name="T8">(1,0)</text:span>; rezerwacja zużyta.</text:p>
        </text:list-item>
        <text:list-item>
          <text:p text:style-name="P471"><text:span text:style-name="T8">O2: commit(success, rsv_B)</text:span> → occupancy rośnie na <text:span text:style-name="T8">(1,1)</text:span>. <text:span text:style-name="T5">Wynik:</text:span> brak konfliktów, deterministyczny porządek, spójne <text:span text:style-name="T8">stackHeights</text:span>.</text:p>
        </text:list-item>
      </text:list>
      <text:p text:style-name="P2"><text:span text:style-name="T5">Negatywny (awaria po choose):</text:span></text:p>
      <text:list xml:id="list300922075" text:style-name="WWNum20">
        <text:list-item>
          <text:p text:style-name="P159"><text:span text:style-name="T8">O1: choose(UNLOAD)</text:span> → <text:span text:style-name="T8">rsv_A</text:span>, <text:span text:style-name="T8">expiresAt=…:00Z</text:span>.</text:p>
        </text:list-item>
        <text:list-item>
          <text:p text:style-name="P303"><text:span text:style-name="T8">O1</text:span> ulega awarii przed <text:span text:style-name="T8">commit</text:span>.</text:p>
        </text:list-item>
        <text:list-item>
          <text:p text:style-name="P303">Po <text:span text:style-name="T8">expiresAt</text:span> rezerwacja <text:span text:style-name="T5">wygasa</text:span>; komórka wraca do puli (occupancy bez zmian).</text:p>
        </text:list-item>
        <text:list-item>
          <text:p text:style-name="P303"><text:span text:style-name="T8">O2: choose(UNLOAD)</text:span> → legalnie rezerwuje ten sam slot <text:span text:style-name="T8">rsv_B</text:span> i dowozi ładunek.</text:p>
        </text:list-item>
        <text:list-item>
          <text:p text:style-name="P472"><text:span text:style-name="T8">O1</text:span> wraca i próbuje <text:span text:style-name="T8">commit(success, rsv_A)</text:span> → <text:span text:style-name="T8">409 RESERVATION_EXPIRED</text:span>. <text:span text:style-name="T5">Reakcja:</text:span> Orchestrator powinien wykonać nowy <text:span text:style-name="T8">choose</text:span> (lub zastosować politykę §12: overflow/parking), bez restartów i bez naruszenia spójności.</text:p>
        </text:list-item>
      </text:list>
      <text:p text:style-name="P531"><text:bookmark text:name="_myv6lx4h9x9g"/><text:span text:style-name="T2">16.8 Równoległość w alejkach — bez dodatkowych bramek</text:span></text:p>
      <text:p text:style-name="P2"><text:span text:style-name="T5">Założenie upraszczające:</text:span> StateHub <text:span text:style-name="T5">nie</text:span> wprowadza dodatkowych blokad/bramek wjazdu do alejki. Jedynym mechanizmem koordynacji jest <text:span text:style-name="T5">atomowa rezerwacja komórki</text:span> (<text:span text:style-name="T8">reservationId</text:span> + TTL) zwracana przez <text:span text:style-name="T8">choose</text:span> (§16.7). To wystarcza do wyeliminowania konfliktów na poziomie <text:span text:style-name="T6">occupancy</text:span> przy równoległych operacjach wielu klientów.</text:p>
      <text:p text:style-name="P2"><text:span text:style-name="T5">LB w DP:</text:span> Jeśli <text:span text:style-name="T8">places[*].rds.lateBinding.mode = AT_DECISION_POINT</text:span>, wywołanie <text:span text:style-name="T8">choose</text:span> następuje <text:span text:style-name="T5">w DP</text:span> zarówno dla <text:span text:style-name="T8">LOAD</text:span> (źródło), jak i <text:span text:style-name="T8">UNLOAD</text:span> (cel). Kto pierwszy wywoła <text:span text:style-name="T8">choose</text:span>, rezerwuje <text:span text:style-name="T5">pierwszy kwalifikujący</text:span> slot wg §16.3; następni dostają kolejne dostępne sloty.</text:p>
      <text:p text:style-name="P2"><text:span text:style-name="T5">LB = NONE:</text:span> Gdy late binding jest wyłączony, <text:span text:style-name="T8">choose</text:span> może zostać wykonane wcześniej — rezerwacja nadal zapewnia brak konfliktów między klientami.</text:p>
      <text:p text:style-name="P2"><text:span text:style-name="T5">Ruch i kolizje fizyczne:</text:span> wjazd/wyjazd, ustępowanie pierwszeństwa i inne kwestie ruchowe są domeną WTE/Wind Task (planowanie trajektorii i zasady „jeden pojazd w gardle na raz”), <text:span text:style-name="T5">poza</text:span> zakresem StateHub; nie wymagają osobnych tokenów.</text:p>
      <text:p text:style-name="P2"><text:span text:style-name="T5">Scenariusze równoległe:</text:span></text:p>
      <text:list xml:id="list4277109638" text:style-name="WWNum10">
        <text:list-item>
          <text:p text:style-name="P160"><text:span text:style-name="T5">UNLOAD do tej samej alejki:</text:span> Robot A i B dojeżdżają do DP. A wywołuje <text:span text:style-name="T8">choose(UNLOAD)</text:span> i dostaje <text:span text:style-name="T8">(d=1,s=0)</text:span>. B chwilę później wywołuje <text:span text:style-name="T8">choose(UNLOAD)</text:span> i dostaje <text:span text:style-name="T8">(d=1,s=1)</text:span>. Oba <text:span text:style-name="T8">commit(success)</text:span> → <text:span text:style-name="T8">stackHeights[1]</text:span> wzrasta 2×, brak konfliktów.</text:p>
        </text:list-item>
        <text:list-item>
          <text:p text:style-name="P473"><text:span text:style-name="T5">LOAD z tej samej alejki:</text:span> A wywołuje <text:span text:style-name="T8">choose(LOAD)</text:span> i rezerwuje najwyższy poziom w najpłytszym segmencie (np. <text:span text:style-name="T8">(d=0,s=2)</text:span>). B dostaje kolejny dostępny (np. <text:span text:style-name="T8">(d=0,s=1)</text:span>). Po <text:span text:style-name="T8">commit(success)</text:span> wysokości stosu maleją odpowiednio; brak konfliktów.</text:p>
        </text:list-item>
      </text:list>
      <text:p text:style-name="P2"><text:span text:style-name="T5">Kody błędów:</text:span> brak dodatkowych. Obowiązują wyłącznie z §16.6 (<text:span text:style-name="T8">NO_CELL_AVAILABLE</text:span>, <text:span text:style-name="T8">OPERATION_NOT_DEFINED</text:span>, <text:span text:style-name="T8">PLACE_NOT_FOUND</text:span>, <text:span text:style-name="T8">BAD_REQUEST</text:span>, <text:span text:style-name="T8">RESERVATION_EXPIRED</text:span>, <text:span text:style-name="T8">RESERVATION_NOT_FOUND</text:span>, <text:span text:style-name="T8">RESERVATION_CONFLICT</text:span>).</text:p>
      <text:p text:style-name="Standard"><draw:rect text:anchor-type="as-char" style:rel-width="100%" draw:z-index="87" draw:style-name="gr1" draw:text-style-name="P534" svg:width="0.0012in" svg:height="0.0213in"><text:p/></draw:rect></text:p>
      <text:p text:style-name="P533"><text:bookmark text:name="_v8jzz7pucfir"/><text:span text:style-name="T1">17. Aneks: zgodność z RDS (WTE/Wind Task, HMI). Aneks: zgodność z RDS (WTE/Wind Task, HMI). Aneks: zgodność z RDS (WTE/Wind Task, HMI). Aneks: zgodność z RDS (WTE/Wind Task, HMI)</text:span></text:p>
      <text:list xml:id="list1242206228" text:style-name="WWNum38">
        <text:list-item>
          <text:p text:style-name="P161">Pseudokody <text:span text:style-name="T8">FORK_LOAD/UNLOAD</text:span> zakładają bloki WTE/WT sterujące dojazdem, rozpoznaniem i manipulacją wideł na podstawie profili <text:span text:style-name="T8">operation</text:span> (<text:span text:style-name="T8">id</text:span>, <text:span text:style-name="T8">start/end_height</text:span>, <text:span text:style-name="T8">recognize</text:span>, <text:span text:style-name="T8">recfile</text:span>).</text:p>
        </text:list-item>
        <text:list-item>
          <text:p text:style-name="P304"><text:span text:style-name="T8">status_description</text:span> taska jest jedynym miejscem sygnalizacji <text:span text:style-name="T8">canInterruptSafely</text:span> i <text:span text:style-name="T8">phase</text:span> dla HMI.</text:p>
        </text:list-item>
        <text:list-item>
          <text:p text:style-name="P474">Sygnały HMI (<text:span text:style-name="T8">pause/resume/terminate/dispatchable</text:span>) mają odzwierciedlenie w stanach robota i mogą aktualizować <text:span text:style-name="T8">tags.runtime</text:span>.</text:p>
        </text:list-item>
      </text:list>
      <text:p text:style-name="Standard"><draw:rect text:anchor-type="as-char" style:rel-width="100%" draw:z-index="88" draw:style-name="gr1" draw:text-style-name="P534" svg:width="0.0012in" svg:height="0.0213in"><text:p/></draw:rect></text:p>
      <text:p text:style-name="P533"><text:bookmark text:name="_12k1iggrzz5d"/><text:span text:style-name="T1">18. Notatki implementacyjne</text:span></text:p>
      <text:list xml:id="list3384854011" text:style-name="WWNum21">
        <text:list-item>
          <text:p text:style-name="P162">Model 1‑WS zastępuje wcześniejszy rozdział CONTROL/OCCUPANCY na dwa worksites — całość stanu miejsca w jednym <text:span text:style-name="T8">content</text:span> + <text:span text:style-name="T8">tags</text:span>.</text:p>
        </text:list-item>
        <text:list-item>
          <text:p text:style-name="P305"><text:span text:style-name="T8">places[*].rds.opsMatrix</text:span> to <text:span text:style-name="T5">jedyna</text:span> prawda o profilach fizycznych (brak osobnego <text:span text:style-name="T8">physicalLocations</text:span>).</text:p>
        </text:list-item>
        <text:list-item>
          <text:p text:style-name="P475"><text:span text:style-name="T8">StateHub</text:span> można uruchomić lokalnie: deterministyczne wybory komórek + snapshoty do szybkich testów.</text:p>
        </text:list-item>
      </text:list>
      <text:p text:style-name="Standard"><draw:rect text:anchor-type="as-char" style:rel-width="100%" draw:z-index="89" draw:style-name="gr1" draw:text-style-name="P534" svg:width="0.0012in" svg:height="0.0213in"><text:p/></draw:rect></text:p>
      <text:p text:style-name="P533"><text:bookmark text:name="_6r0stsn51esb"/><text:span text:style-name="T1">19. Checklista wdrożeniowa (skrót)</text:span></text:p>
      <text:list xml:id="list3811572973" text:style-name="WWNum6">
        <text:list-item>
          <text:p text:style-name="P496">Konfiguracja <text:span text:style-name="T8">goods</text:span> (stacking, profile rozpoznawania). 2) Rejestr <text:span text:style-name="T8">places</text:span> (capacity, defaults, <text:span text:style-name="T8">rds.lateBinding</text:span>, <text:span text:style-name="T8">rds.opsMatrix</text:span>). 3) UI: formularze <text:span text:style-name="T8">ui.*</text:span> + walidacje. 4) Orchestrator: <text:span text:style-name="T8">targetRules</text:span>, idempotencja, <text:span text:style-name="T8">preview</text:span>. 5) HMI: prezentacja <text:span text:style-name="T8">canInterruptSafely</text:span>. 6) Testy z §13 (idempotencja, inflight, MANUAL, deterministyczność).</text:p>
        </text:list-item>
      </text:list>
      <text:p text:style-name="Standard"><draw:rect text:anchor-type="as-char" style:rel-width="100%" draw:z-index="90" draw:style-name="gr1" draw:text-style-name="P534" svg:width="0.0012in" svg:height="0.0213in"><text:p/></draw:rect></text:p>
      <text:p text:style-name="P526"><text:span text:style-name="T5">Uwaga redakcyjna:</text:span> dokument jest ujednolicony i uporządkowany — pojęcia fizycznych lokalizacji <text:span text:style-name="T5">LM/AP</text:span> i <text:span text:style-name="T5">late binding</text:span> znajdują się na początku (sekcja 1 oraz pełne rozwinięcie w sekcji 15). Struktura sekcji i przykłady są gotowe do bezpośredniej implementacji modułów UI/Orchestrator/StateHub oraz konfiguracji RDS.</text:p>
      <text:p text:style-name="Standard"><draw:rect text:anchor-type="as-char" style:rel-width="100%" draw:z-index="91" draw:style-name="gr1" draw:text-style-name="P534" svg:width="0.0012in" svg:height="0.0213in"><text:p/></draw:rect></text:p>
      <text:p text:style-name="P533"><text:bookmark text:name="_ngxrj7pa0t88"/><text:soft-page-break/><text:span text:style-name="T1">20. Orchestrator (AUTO + MANUAL) — pętla decyzyjna, priorytety, anulowanie</text:span></text:p>
      <text:p text:style-name="P531"><text:bookmark text:name="_s8pomas9qb1d"/><text:span text:style-name="T2">20.1 Źródła prawdy i obserwacje</text:span></text:p>
      <text:p text:style-name="P2">Orchestrator działa cyklicznie (tick) i/lub reaktywnie (subskrypcja eventów), korzystając z:</text:p>
      <text:list xml:id="list2136098403" text:style-name="WWNum29">
        <text:list-item>
          <text:p text:style-name="P163"><text:span text:style-name="T8">places/*/content</text:span> — intencje UI (<text:span text:style-name="T8">accept/release</text:span>, <text:span text:style-name="T8">route.mode</text:span>, <text:span text:style-name="T8">manualTarget/manualSource</text:span>, <text:span text:style-name="T8">releaseKind</text:span>), occupancy (<text:span text:style-name="T8">stackHeights</text:span>, <text:span text:style-name="T8">goodsTypeCurrent</text:span>, <text:span text:style-name="T8">view.*</text:span>).</text:p>
        </text:list-item>
        <text:list-item>
          <text:p text:style-name="P306"><text:span text:style-name="T8">tasks</text:span> — lista zleceń z podziałem na <text:span text:style-name="T8">QUEUED</text:span> (bez AGV), <text:span text:style-name="T8">ACTIVE</text:span> (z AGV), <text:span text:style-name="T8">DONE|CANCELED|ERROR</text:span>.</text:p>
        </text:list-item>
        <text:list-item>
          <text:p text:style-name="P306"><text:span text:style-name="T8">config</text:span> — <text:span text:style-name="T8">goods</text:span>, <text:span text:style-name="T8">places</text:span>, <text:span text:style-name="T8">targetRules</text:span>/<text:span text:style-name="T8">flows</text:span>, limity równoległości.</text:p>
        </text:list-item>
        <text:list-item>
          <text:p text:style-name="P476">(opcjonalnie) <text:span text:style-name="T8">robotStatus</text:span> — do priorytetyzacji/świadomości floty.</text:p>
        </text:list-item>
      </text:list>
      <text:p text:style-name="P526">Zasada: Orchestrator <text:span text:style-name="T5">nie</text:span> rezerwuje komórek. Rezerwacje (<text:span text:style-name="T8">choose→reservationId</text:span>) wykonuje dopiero runtime zadania (WT) w <text:span text:style-name="T5">decision point</text:span> (§16). Orchestrator wybiera <text:span text:style-name="T5">miejsca</text:span> (<text:span text:style-name="T8">sourcePlaceId</text:span>,<text:span text:style-name="T8">targetPlaceId</text:span>) i nadaje parametry (<text:span text:style-name="T8">goodsType</text:span>, <text:span text:style-name="T8">lateBinding</text:span>, <text:span text:style-name="T8">lineId</text:span>, <text:span text:style-name="T8">releaseKind</text:span>).</text:p>
      <text:p text:style-name="P531"><text:bookmark text:name="_zgwji7jat2a"/><text:span text:style-name="T2">20.2 Detektory popytu i podaży</text:span></text:p>
      <text:p text:style-name="P2">Na każdym ticku wyliczamy trzy zbiory (pomijając miejsca z <text:span text:style-name="T8">locks.blocked=true</text:span>):</text:p>
      <text:list xml:id="list1349741704" text:style-name="WWNum146">
        <text:list-item>
          <text:p text:style-name="P164"><text:span text:style-name="T5">ManualPush</text:span>: <text:span text:style-name="T8">route.mode=MANUAL ∧ intents.release=true ∧ manualTarget!=null</text:span>.</text:p>
        </text:list-item>
        <text:list-item>
          <text:p text:style-name="P307"><text:span text:style-name="T5">ManualPull</text:span>: <text:span text:style-name="T8">route.mode=MANUAL ∧ intents.accept=true ∧ manualSource!=null</text:span>.</text:p>
        </text:list-item>
        <text:list-item>
          <text:p text:style-name="P307"><text:span text:style-name="T5">AutoCandidates</text:span> (podaż/popyt):</text:p>
          <text:list>
            <text:list-item>
              <text:p text:style-name="P511"><text:span text:style-name="T5">Źródła</text:span>: <text:span text:style-name="T8">intents.release=true ∧ occupiedSlots - inflightOutbound &gt; 0</text:span>.</text:p>
            </text:list-item>
            <text:list-item>
              <text:p text:style-name="P511"><text:span text:style-name="T5">Cele</text:span>: <text:span text:style-name="T8">intents.accept=true ∧ freeSlots - inflightInbound &gt; 0</text:span>.</text:p>
            </text:list-item>
            <text:list-item>
              <text:p text:style-name="P520">Pary źródło→cel wyznaczamy regułami <text:span text:style-name="T8">targetRules/flows</text:span> (sekcje 5.x), wliczając <text:span text:style-name="T8">releaseKind</text:span>, <text:span text:style-name="T8">lineId</text:span> i typ towaru (<text:span text:style-name="T8">ui.goodsTypeSelected ?? state.goodsTypeCurrent</text:span>).</text:p>
            </text:list-item>
          </text:list>
        </text:list-item>
      </text:list>
      <text:p text:style-name="P2"><text:span text:style-name="T8">inflightInbound/Outbound</text:span> liczymy z aktywnych/zakolejkowanych tasków <text:span text:style-name="T5">tej</text:span> pary kierunkowej (źródło/cele), by nie „sprzedać” tej samej pojemności wielokrotnie.</text:p>
      <text:p text:style-name="P531"><text:bookmark text:name="_rnc58or7mlga"/><text:span text:style-name="T2">20.3 Priorytety i limity równoległości</text:span></text:p>
      <text:list xml:id="list1833406716" text:style-name="WWNum140">
        <text:list-item>
          <text:p text:style-name="P165"><text:span text:style-name="T5">Priorytet kierunku:</text:span> <text:span text:style-name="T8">MANUAL &gt; AUTO</text:span> (per kierunek). Manual wyłącza tworzenie zadań AUTO na danym <text:span text:style-name="T8">placeId</text:span> i kierunku.</text:p>
        </text:list-item>
        <text:list-item>
          <text:p text:style-name="P308"><text:span text:style-name="T5">Priorytet biznesowy:</text:span> <text:span text:style-name="T8">releaseKind=ship &gt; auto &gt; waste</text:span> (konfigurowalne).</text:p>
        </text:list-item>
        <text:list-item>
          <text:p text:style-name="P308"><text:span text:style-name="T5">Limity:</text:span></text:p>
          <text:list>
            <text:list-item>
              <text:p text:style-name="P512"><text:span text:style-name="T8">maxQueuedPerPlace.outbound</text:span>, <text:span text:style-name="T8">maxQueuedPerPlace.inbound</text:span> (domyślnie 1–2) — zapobiega zalaniu kolejkami.</text:p>
            </text:list-item>
            <text:list-item>
              <text:p text:style-name="P512"><text:span text:style-name="T8">maxGlobalQueued</text:span> — bezpiecznik systemowy.</text:p>
            </text:list-item>
            <text:list-item>
              <text:p text:style-name="P521">fair‑share: round‑robin po miejscach, żeby nie zagłodzić linii.</text:p>
            </text:list-item>
          </text:list>
        </text:list-item>
      </text:list>
      <text:p text:style-name="P531"><text:bookmark text:name="_j9w2duo8b9gd"/><text:span text:style-name="T2">20.4 Deduplikacja i idempotencja zadań</text:span></text:p>
      <text:p text:style-name="P2">Dla kandydata tworzymy <text:span text:style-name="T5">klucz idempotencji</text:span>:</text:p>
      <text:p text:style-name="Standard">DEDUP_KEY = hash(goodsType, sourcePlaceId, targetPlaceId, lineId, releaseKind)</text:p>
      <text:p text:style-name="P2">Jeżeli istnieje <text:span text:style-name="T8">QUEUED|ACTIVE</text:span> z tym kluczem → <text:span text:style-name="T5">nie</text:span> tworzymy duplikatu. Zadania mają też <text:span text:style-name="T8">queueTtlSeconds</text:span> (np. 300 s) — po jego przekroczeniu i braku przydziału AGV zadanie wraca do puli (anulacja + ponowne rozważenie przy następnym ticku).</text:p>
      <text:p text:style-name="P531"><text:bookmark text:name="_j7ps48n6uixf"/><text:span text:style-name="T2">20.5 Tworzenie zadań — reguły</text:span></text:p>
      <text:p text:style-name="P2"><text:span text:style-name="T5">Manual PUSH (na źródle):</text:span></text:p>
      <text:list xml:id="list1059776267" text:style-name="WWNum130">
        <text:list-item>
          <text:p text:style-name="P166">Walidacje: uprawnienie <text:span text:style-name="T8">manualRouting.push[source]</text:span>, <text:span text:style-name="T8">manualTarget.acceptWindow.enabled</text:span>, <text:span text:style-name="T8">manualTarget.freeSlots - inflightInbound &gt; 0</text:span>, zgodność typu.</text:p>
        </text:list-item>
        <text:list-item>
          <text:p text:style-name="P477">Tworzymy <text:span text:style-name="T8">TRANSFER(goodsType, source→manualTarget, lateBinding = manualTarget.rds.lateBinding != NONE)</text:span>.</text:p>
        </text:list-item>
      </text:list>
      <text:p text:style-name="P2"><text:span text:style-name="T5">Manual PULL (na celu):</text:span></text:p>
      <text:list xml:id="list1583643018" text:style-name="WWNum153">
        <text:list-item>
          <text:p text:style-name="P167"><text:soft-page-break/>Walidacje: <text:span text:style-name="T8">manualRouting.pull[dest]</text:span>, <text:span text:style-name="T8">manualSource.releaseWindow.enabled</text:span>, <text:span text:style-name="T8">occupiedSlots - inflightOutbound &gt; 0</text:span>, zgodność typu.</text:p>
        </text:list-item>
        <text:list-item>
          <text:p text:style-name="P478">Tworzymy <text:span text:style-name="T8">TRANSFER(goodsType, manualSource→dest, lateBinding = dest.rds.lateBinding != NONE)</text:span>.</text:p>
        </text:list-item>
      </text:list>
      <text:p text:style-name="P2"><text:span text:style-name="T5">AUTO:</text:span></text:p>
      <text:list xml:id="list4052041323" text:style-name="WWNum88">
        <text:list-item>
          <text:p text:style-name="P168">Dla każdego <text:span text:style-name="T5">źródła</text:span> generujemy kandydata <text:span text:style-name="T8">target = resolveBy(targetRules/flows, context)</text:span> (jednostopniowo do <text:span text:style-name="T5">następnego</text:span> miejsca procesu).</text:p>
        </text:list-item>
        <text:list-item>
          <text:p text:style-name="P309">Walidacje: okna, pojemność (z inflight), typy, limity równoległości.</text:p>
        </text:list-item>
        <text:list-item>
          <text:p text:style-name="P479">Tworzymy <text:span text:style-name="T8">TRANSFER(goodsType, source→target, lateBinding = target.rds.lateBinding != NONE)</text:span>.</text:p>
        </text:list-item>
      </text:list>
      <text:p text:style-name="P526">Jednostopniowość: nie budujemy „łańcucha” (WRAP→STRAP→SHIP) z góry. Po dostawie do WRAP kolejny krok powstanie w następnym ticku — to upraszcza re‑plan i toleruje zmienność.</text:p>
      <text:p text:style-name="P531"><text:bookmark text:name="_qjqiniy3pfui"/><text:span text:style-name="T2">20.6 Anulowanie i preempcje</text:span></text:p>
      <text:list xml:id="list2304866671" text:style-name="WWNum183">
        <text:list-item>
          <text:p text:style-name="P169"><text:span text:style-name="T5">Soft‑cancel (bez AGV):</text:span> jeśli zmieniły się intencje (<text:span text:style-name="T8">accept=false</text:span>/<text:span text:style-name="T8">release=false</text:span>), typ lane, pojemność, ręczne target/source lub minęło <text:span text:style-name="T8">queueTtlSeconds</text:span> — anuluj <text:span text:style-name="T8">QUEUED</text:span>.</text:p>
        </text:list-item>
        <text:list-item>
          <text:p text:style-name="P310"><text:span text:style-name="T5">Preempcja priorytetem:</text:span> jeśli brak AGV i pojawił się ważniejszy kandydat (np. <text:span text:style-name="T8">ship</text:span>) blokowany limitem per place — anuluj mniej istotny <text:span text:style-name="T8">QUEUED</text:span>.</text:p>
        </text:list-item>
        <text:list-item>
          <text:p text:style-name="P310"><text:span text:style-name="T5">Z AGV (ACTIVE):</text:span> anulujemy tylko gdy <text:span text:style-name="T8">status_description.canInterruptSafely=true</text:span>. W innym razie pozostawiamy dobezpieczenie po stronie HMI/WTE (pauza, terminate→undispatchable) lub pozwalamy dokończyć.</text:p>
        </text:list-item>
        <text:list-item>
          <text:p text:style-name="P480"><text:span text:style-name="T5">Zmiana reguł/konfiguracji:</text:span> ponowne obliczenie może oznaczać, że obecny cel stracił sens (np. WRAP niedostępny). Dla <text:span text:style-name="T8">ACTIVE</text:span> — pozostaje realizacja wg profilu; kolejne kroki zostaną skorygowane. Dla <text:span text:style-name="T8">QUEUED</text:span> — soft‑cancel.</text:p>
        </text:list-item>
      </text:list>
      <text:p text:style-name="P531"><text:bookmark text:name="_kr4x5lgb3awr"/><text:span text:style-name="T2">20.7 Pseudokod pętli </text:span><text:span text:style-name="T13">reconcile()</text:span></text:p>
      <text:p text:style-name="Standard">function reconcile(now):</text:p>
      <text:p text:style-name="Standard"><text:s text:c="2"/>view = snapshotState() // places content+tags, tasks, config</text:p>
      <text:p text:style-name="Standard"/>
      <text:p text:style-name="Standard"><text:s text:c="2"/>// 1) Zbuduj kolejki kandydatów</text:p>
      <text:p text:style-name="Standard"><text:s text:c="2"/>manualPush <text:s/>= detectManualPush(view)</text:p>
      <text:p text:style-name="Standard"><text:s text:c="2"/>manualPull <text:s/>= detectManualPull(view)</text:p>
      <text:p text:style-name="Standard"><text:s text:c="2"/>autoPairs <text:s text:c="2"/>= detectAutoPairs(view) // źródło→cel przez targetRules</text:p>
      <text:p text:style-name="Standard"/>
      <text:p text:style-name="Standard"><text:s text:c="2"/>// 2) Priorytetyzacja i limity</text:p>
      <text:p text:style-name="Standard"><text:s text:c="2"/>candidates = orderByPriority(manualPush, manualPull, autoPairs)</text:p>
      <text:p text:style-name="Standard"><text:s text:c="2"/>candidates = enforcePlaceLimits(candidates, view)</text:p>
      <text:p text:style-name="Standard"/>
      <text:p text:style-name="Standard"><text:s text:c="2"/>// 3) Deduplikacja</text:p>
      <text:p text:style-name="Standard"><text:s text:c="2"/>for c in candidates:</text:p>
      <text:p text:style-name="Standard"><text:s text:c="4"/>if existsTaskWithDedupKey(c): continue</text:p>
      <text:p text:style-name="Standard"><text:s text:c="4"/>createTask(c, queueTtlSeconds)</text:p>
      <text:p text:style-name="Standard"/>
      <text:p text:style-name="Standard"><text:s text:c="2"/>// 4) Anulacje</text:p>
      <text:p text:style-name="Standard"><text:s text:c="2"/>for t in tasksQUEUED(view):</text:p>
      <text:p text:style-name="Standard"><text:s text:c="4"/>if shouldCancelQueued(t, view): cancelTask(t)</text:p>
      <text:p text:style-name="Standard"><text:soft-page-break/></text:p>
      <text:p text:style-name="Standard"><text:s text:c="2"/>for t in tasksACTIVE(view):</text:p>
      <text:p text:style-name="Standard"><text:s text:c="4"/>if shouldCancelActive(t, view) and canInterruptSafely(t): cancelTask(t)</text:p>
      <text:p text:style-name="Standard"/>
      <text:p text:style-name="Standard"><text:s text:c="2"/>// 5) Preview (opcjonalnie do tags)</text:p>
      <text:p text:style-name="Standard"><text:s text:c="2"/>updateTagsPreview(view, topReasonsPerPlace)</text:p>
      <text:p text:style-name="P531"><text:bookmark text:name="_c7qglqqje3j4"/><text:span text:style-name="T2">20.8 „Explain” i preview decyzji</text:span></text:p>
      <text:p text:style-name="P2">Dla każdego miejsca utrzymujemy <text:span text:style-name="T8">tags.preview</text:span> z następną planowaną akcją: <text:span text:style-name="T8">CREATE_TASK</text:span> / <text:span text:style-name="T8">CANCEL_TASK</text:span> + <text:span text:style-name="T8">reason[]</text:span> (wybrane reguły, brak pojemności, konflikt limitu, TTL itd.). Dzięki temu decyzje są przejrzyste i łatwe do debugowania.</text:p>
      <text:p text:style-name="P531"><text:bookmark text:name="_xsz4nt3vpuu"/><text:span text:style-name="T2">20.9 Konkurencyjność i wieloinstancyjność</text:span></text:p>
      <text:list xml:id="list688248643" text:style-name="WWNum61">
        <text:list-item>
          <text:p text:style-name="P170"><text:span text:style-name="T5">Brak koordynacji między instancjami</text:span> jest dopuszczalny dzięki <text:span text:style-name="T8">DEDUP_KEY</text:span> i idempotentnym <text:span text:style-name="T8">CREATE/CANCEL</text:span>. Współbieżne instancje mogą proponować te same decyzje — tylko <text:span text:style-name="T5">pierwszy</text:span> zapis przejdzie.</text:p>
        </text:list-item>
        <text:list-item>
          <text:p text:style-name="P311">Zapisy do <text:span text:style-name="T8">tags</text:span> i <text:span text:style-name="T8">tasks</text:span> wykonujemy z <text:span text:style-name="T8">If-Match: &lt;version&gt;</text:span> (ETag/<text:span text:style-name="T8">version</text:span>) — patrz §6/§3.2 — co zapobiega „ghost writes”.</text:p>
        </text:list-item>
        <text:list-item>
          <text:p text:style-name="P481">Tolerancja awarii: po restarcie pętla <text:span text:style-name="T8">reconcile()</text:span> rekonstruuje obraz z <text:span text:style-name="T8">tasks+places</text:span> i podejmuje jedynie <text:span text:style-name="T5">brakujące</text:span> decyzje.</text:p>
        </text:list-item>
      </text:list>
      <text:p text:style-name="P531"><text:bookmark text:name="_itoiec6t9rev"/><text:span text:style-name="T2">20.10 Parametry konfiguracyjne (przykład)</text:span></text:p>
      <text:p text:style-name="Standard">{</text:p>
      <text:p text:style-name="Standard"><text:s text:c="2"/>"limits": { "maxQueuedPerPlace": {"inbound": 1, "outbound": 1}, "maxGlobalQueued": 50 },</text:p>
      <text:p text:style-name="Standard"><text:s text:c="2"/>"priorities": ["MANUAL", "SHIP", "AUTO", "WASTE"],</text:p>
      <text:p text:style-name="Standard"><text:s text:c="2"/>"queueTtlSeconds": 300,</text:p>
      <text:p text:style-name="Standard"><text:s text:c="2"/>"fairShare": { "enabled": true, "quantumPerPlace": 1 }</text:p>
      <text:p text:style-name="Standard">}</text:p>
      <text:p text:style-name="P531"><text:bookmark text:name="_2pbmoj3dduyf"/><text:span text:style-name="T2">20.11 Testy bez UI (skrót scenariuszy)</text:span></text:p>
      <text:list xml:id="list1076979821" text:style-name="WWNum15">
        <text:list-item>
          <text:p text:style-name="P171">Manual push/pull (pojemność, typ, brak inflight) → powstaje jeden <text:span text:style-name="T8">TRANSFER</text:span>, brak duplikatu przy drugim ticku.</text:p>
        </text:list-item>
        <text:list-item>
          <text:p text:style-name="P312">Auto <text:span text:style-name="T8">P3→WRAP</text:span> przy zajętej WRAP → cel bufor WRAP (wg <text:span text:style-name="T8">wrapStationWithBuffer</text:span>).</text:p>
        </text:list-item>
        <text:list-item>
          <text:p text:style-name="P312">Dwa źródła do jednego celu, limit <text:span text:style-name="T8">inbound=1</text:span> → kolejka 1 zadania, drugie odrzucone do czasu zwolnienia.</text:p>
        </text:list-item>
        <text:list-item>
          <text:p text:style-name="P312">Anulacja <text:span text:style-name="T8">QUEUED</text:span> po zmianie <text:span text:style-name="T8">accept=false</text:span> lub <text:span text:style-name="T8">queueTtlSeconds</text:span>.</text:p>
        </text:list-item>
        <text:list-item>
          <text:p text:style-name="P482">Brak ingerencji w rezerwacje: <text:span text:style-name="T8">choose/commit</text:span> działa wyłącznie w runtime WT.</text:p>
        </text:list-item>
      </text:list>
      <text:p text:style-name="Standard"/>
      <text:p text:style-name="Standard"/>
      <text:p text:style-name="Standard"/>
      <text:p text:style-name="Standard">—-------</text:p>
      <text:p text:style-name="Standard"/>
      <text:p text:style-name="Standard"/>
      <text:p text:style-name="P530"><text:bookmark text:name="_sr31g3f7ud48"/><text:span text:style-name="T16">RDS — Kontrakty i Schemy v1 (bez UI)</text:span></text:p>
      <text:p text:style-name="P2"><text:span text:style-name="T5">Cel:</text:span> domknąć specyfikację tak, by można było zaimplementować backend i przetestować go cURL‑ami / testami integracyjnymi bez UI. Dokument uzupełnia „Specyfikację RDS — Wersja Bazowa (1‑WS)”.</text:p>
      <text:p text:style-name="P2"><text:soft-page-break/>W tym pliku znajdują się punkty: <text:span text:style-name="T5">1, 2, 3, 4, 5, 8, 9, 11, 12</text:span>.</text:p>
      <text:p text:style-name="Standard"><draw:rect text:anchor-type="as-char" style:rel-width="100%" draw:z-index="92" draw:style-name="gr1" draw:text-style-name="P534" svg:width="0.0012in" svg:height="0.0213in"><text:p/></draw:rect></text:p>
      <text:p text:style-name="P530"><text:bookmark text:name="_buymype07pll"/><text:span text:style-name="T16">1) OpenAPI 3.1 — kontrakty HTTP</text:span></text:p>
      <text:p text:style-name="P2">Poniżej dwa niezależne artefakty: <text:span text:style-name="T5">StateHub</text:span> i <text:span text:style-name="T5">Orchestrator</text:span>.</text:p>
      <text:p text:style-name="P533"><text:bookmark text:name="_3ktz4ubum5gs"/><text:span text:style-name="T1">1.1 </text:span><text:span text:style-name="T12">statehub.openapi.yaml</text:span></text:p>
      <text:p text:style-name="Standard">openapi: 3.1.0</text:p>
      <text:p text:style-name="Standard">info:</text:p>
      <text:p text:style-name="Standard"><text:s text:c="2"/>title: RDS StateHub API</text:p>
      <text:p text:style-name="Standard"><text:s text:c="2"/>version: 1.0.0</text:p>
      <text:p text:style-name="Standard">servers:</text:p>
      <text:p text:style-name="Standard"><text:s text:c="2"/>- url: https://statehub.local</text:p>
      <text:p text:style-name="Standard">paths:</text:p>
      <text:p text:style-name="Standard"><text:s text:c="2"/>/state/v1/places/{placeId}/lb:</text:p>
      <text:p text:style-name="Standard"><text:s text:c="4"/>get:</text:p>
      <text:p text:style-name="Standard"><text:s text:c="6"/>summary: Late Binding mode i decision point dla miejsca</text:p>
      <text:p text:style-name="Standard"><text:s text:c="6"/>parameters:</text:p>
      <text:p text:style-name="Standard"><text:s text:c="8"/>- name: placeId</text:p>
      <text:p text:style-name="Standard"><text:s text:c="10"/>in: path</text:p>
      <text:p text:style-name="Standard"><text:s text:c="10"/>required: true</text:p>
      <text:p text:style-name="Standard"><text:s text:c="10"/>schema: { type: string }</text:p>
      <text:p text:style-name="Standard"><text:s text:c="6"/>responses:</text:p>
      <text:p text:style-name="Standard"><text:s text:c="8"/>'200':</text:p>
      <text:p text:style-name="Standard"><text:s text:c="10"/>description: LB ustawienia</text:p>
      <text:p text:style-name="Standard"><text:s text:c="10"/>content:</text:p>
      <text:p text:style-name="Standard"><text:s text:c="12"/>application/json:</text:p>
      <text:p text:style-name="Standard"><text:s text:c="14"/>schema:</text:p>
      <text:p text:style-name="Standard"><text:s text:c="16"/>$ref: '#/components/schemas/LateBindingInfo'</text:p>
      <text:p text:style-name="Standard"><text:s text:c="8"/>'404': { $ref: '#/components/responses/NotFound' }</text:p>
      <text:p text:style-name="Standard"><text:s text:c="2"/>/state/v1/ops/choose:</text:p>
      <text:p text:style-name="Standard"><text:s text:c="4"/>post:</text:p>
      <text:p text:style-name="Standard"><text:s text:c="6"/>summary: Atomowa rezerwacja komórki i zwrot profilu operacji</text:p>
      <text:p text:style-name="Standard"><text:s text:c="6"/>requestBody:</text:p>
      <text:p text:style-name="Standard"><text:s text:c="8"/>required: true</text:p>
      <text:p text:style-name="Standard"><text:soft-page-break/><text:s text:c="8"/>content:</text:p>
      <text:p text:style-name="Standard"><text:s text:c="10"/>application/json:</text:p>
      <text:p text:style-name="Standard"><text:s text:c="12"/>schema: { $ref: '#/components/schemas/ChooseRequest' }</text:p>
      <text:p text:style-name="Standard"><text:s text:c="6"/>responses:</text:p>
      <text:p text:style-name="Standard"><text:s text:c="8"/>'200':</text:p>
      <text:p text:style-name="Standard"><text:s text:c="10"/>description: Przydzielona komórka + operacja + rezerwacja</text:p>
      <text:p text:style-name="Standard"><text:s text:c="10"/>content:</text:p>
      <text:p text:style-name="Standard"><text:s text:c="12"/>application/json:</text:p>
      <text:p text:style-name="Standard"><text:s text:c="14"/>schema: { $ref: '#/components/schemas/ChooseResponse' }</text:p>
      <text:p text:style-name="Standard"><text:s text:c="8"/>'400': { $ref: '#/components/responses/BadRequest' }</text:p>
      <text:p text:style-name="Standard"><text:s text:c="8"/>'404': { $ref: '#/components/responses/NotFound' }</text:p>
      <text:p text:style-name="Standard"><text:s text:c="8"/>'409': { $ref: '#/components/responses/Conflict' }</text:p>
      <text:p text:style-name="Standard"><text:s text:c="2"/>/state/v1/ops/commit:</text:p>
      <text:p text:style-name="Standard"><text:s text:c="4"/>post:</text:p>
      <text:p text:style-name="Standard"><text:s text:c="6"/>summary: Zużycie rezerwacji i aktualizacja occupancy (lub cancel)</text:p>
      <text:p text:style-name="Standard"><text:s text:c="6"/>requestBody:</text:p>
      <text:p text:style-name="Standard"><text:s text:c="8"/>required: true</text:p>
      <text:p text:style-name="Standard"><text:s text:c="8"/>content:</text:p>
      <text:p text:style-name="Standard"><text:s text:c="10"/>application/json:</text:p>
      <text:p text:style-name="Standard"><text:s text:c="12"/>schema: { $ref: '#/components/schemas/CommitRequest' }</text:p>
      <text:p text:style-name="Standard"><text:s text:c="6"/>responses:</text:p>
      <text:p text:style-name="Standard"><text:s text:c="8"/>'200':</text:p>
      <text:p text:style-name="Standard"><text:s text:c="10"/>description: Zatwierdzono lub no-op (idempotentnie)</text:p>
      <text:p text:style-name="Standard"><text:s text:c="10"/>content:</text:p>
      <text:p text:style-name="Standard"><text:s text:c="12"/>application/json:</text:p>
      <text:p text:style-name="Standard"><text:s text:c="14"/>schema: { $ref: '#/components/schemas/CommitResponse' }</text:p>
      <text:p text:style-name="Standard"><text:s text:c="8"/>'400': { $ref: '#/components/responses/BadRequest' }</text:p>
      <text:p text:style-name="Standard"><text:s text:c="8"/>'404': { $ref: '#/components/responses/NotFound' }</text:p>
      <text:p text:style-name="Standard"><text:s text:c="8"/>'409': { $ref: '#/components/responses/Conflict' }</text:p>
      <text:p text:style-name="Standard"><text:s text:c="2"/>/state/v1/reservations/release:</text:p>
      <text:p text:style-name="Standard"><text:s text:c="4"/>post:</text:p>
      <text:p text:style-name="Standard"><text:s text:c="6"/>summary: Zwolnienie rezerwacji bez skutków w occupancy</text:p>
      <text:p text:style-name="Standard"><text:s text:c="6"/>requestBody:</text:p>
      <text:p text:style-name="Standard"><text:soft-page-break/><text:s text:c="8"/>required: true</text:p>
      <text:p text:style-name="Standard"><text:s text:c="8"/>content:</text:p>
      <text:p text:style-name="Standard"><text:s text:c="10"/>application/json:</text:p>
      <text:p text:style-name="Standard"><text:s text:c="12"/>schema: { $ref: '#/components/schemas/ReleaseReservationRequest' }</text:p>
      <text:p text:style-name="Standard"><text:s text:c="6"/>responses:</text:p>
      <text:p text:style-name="Standard"><text:s text:c="8"/>'200': { $ref: '#/components/responses/Ok' }</text:p>
      <text:p text:style-name="Standard"><text:s text:c="8"/>'404': { $ref: '#/components/responses/NotFound' }</text:p>
      <text:p text:style-name="Standard"><text:s text:c="2"/>/state/v1/reservations/extend:</text:p>
      <text:p text:style-name="Standard"><text:s text:c="4"/>post:</text:p>
      <text:p text:style-name="Standard"><text:s text:c="6"/>summary: Przedłużenie TTL rezerwacji</text:p>
      <text:p text:style-name="Standard"><text:s text:c="6"/>requestBody:</text:p>
      <text:p text:style-name="Standard"><text:s text:c="8"/>required: true</text:p>
      <text:p text:style-name="Standard"><text:s text:c="8"/>content:</text:p>
      <text:p text:style-name="Standard"><text:s text:c="10"/>application/json:</text:p>
      <text:p text:style-name="Standard"><text:s text:c="12"/>schema: { $ref: '#/components/schemas/ExtendReservationRequest' }</text:p>
      <text:p text:style-name="Standard"><text:s text:c="6"/>responses:</text:p>
      <text:p text:style-name="Standard"><text:s text:c="8"/>'200': { $ref: '#/components/responses/Ok' }</text:p>
      <text:p text:style-name="Standard"><text:s text:c="8"/>'404': { $ref: '#/components/responses/NotFound' }</text:p>
      <text:p text:style-name="Standard"><text:s text:c="8"/>'409': { $ref: '#/components/responses/Conflict' }</text:p>
      <text:p text:style-name="Standard"><text:s text:c="2"/>/state/v1/places/{placeId}/snapshot:</text:p>
      <text:p text:style-name="Standard"><text:s text:c="4"/>get:</text:p>
      <text:p text:style-name="Standard"><text:s text:c="6"/>summary: Stan skrócony miejsca (do testów)</text:p>
      <text:p text:style-name="Standard"><text:s text:c="6"/>parameters:</text:p>
      <text:p text:style-name="Standard"><text:s text:c="8"/>- name: placeId</text:p>
      <text:p text:style-name="Standard"><text:s text:c="10"/>in: path</text:p>
      <text:p text:style-name="Standard"><text:s text:c="10"/>required: true</text:p>
      <text:p text:style-name="Standard"><text:s text:c="10"/>schema: { type: string }</text:p>
      <text:p text:style-name="Standard"><text:s text:c="6"/>responses:</text:p>
      <text:p text:style-name="Standard"><text:s text:c="8"/>'200':</text:p>
      <text:p text:style-name="Standard"><text:s text:c="10"/>description: Snapshot</text:p>
      <text:p text:style-name="Standard"><text:s text:c="10"/>content:</text:p>
      <text:p text:style-name="Standard"><text:s text:c="12"/>application/json:</text:p>
      <text:p text:style-name="Standard"><text:s text:c="14"/>schema: { $ref: '#/components/schemas/PlaceSnapshot' }</text:p>
      <text:p text:style-name="Standard"><text:soft-page-break/><text:s text:c="8"/>'404': { $ref: '#/components/responses/NotFound' }</text:p>
      <text:p text:style-name="Standard"><text:s text:c="4"/>put:</text:p>
      <text:p text:style-name="Standard"><text:s text:c="6"/>summary: Ustawienie stanu miejsca (do testów)</text:p>
      <text:p text:style-name="Standard"><text:s text:c="6"/>parameters:</text:p>
      <text:p text:style-name="Standard"><text:s text:c="8"/>- name: placeId</text:p>
      <text:p text:style-name="Standard"><text:s text:c="10"/>in: path</text:p>
      <text:p text:style-name="Standard"><text:s text:c="10"/>required: true</text:p>
      <text:p text:style-name="Standard"><text:s text:c="10"/>schema: { type: string }</text:p>
      <text:p text:style-name="Standard"><text:s text:c="6"/>requestBody:</text:p>
      <text:p text:style-name="Standard"><text:s text:c="8"/>required: true</text:p>
      <text:p text:style-name="Standard"><text:s text:c="8"/>content:</text:p>
      <text:p text:style-name="Standard"><text:s text:c="10"/>application/json:</text:p>
      <text:p text:style-name="Standard"><text:s text:c="12"/>schema: { $ref: '#/components/schemas/PlaceSnapshotSet' }</text:p>
      <text:p text:style-name="Standard"><text:s text:c="6"/>responses:</text:p>
      <text:p text:style-name="Standard"><text:s text:c="8"/>'200': { $ref: '#/components/responses/Ok' }</text:p>
      <text:p text:style-name="Standard"><text:s text:c="8"/>'400': { $ref: '#/components/responses/BadRequest' }</text:p>
      <text:p text:style-name="Standard"><text:s text:c="8"/>'404': { $ref: '#/components/responses/NotFound' }</text:p>
      <text:p text:style-name="Standard">components:</text:p>
      <text:p text:style-name="Standard"><text:s text:c="2"/>responses:</text:p>
      <text:p text:style-name="Standard"><text:s text:c="4"/>Ok:</text:p>
      <text:p text:style-name="Standard"><text:s text:c="6"/>description: OK</text:p>
      <text:p text:style-name="Standard"><text:s text:c="4"/>BadRequest:</text:p>
      <text:p text:style-name="Standard"><text:s text:c="6"/>description: Nieprawidłowe żądanie</text:p>
      <text:p text:style-name="Standard"><text:s text:c="6"/>content:</text:p>
      <text:p text:style-name="Standard"><text:s text:c="8"/>application/json:</text:p>
      <text:p text:style-name="Standard"><text:s text:c="10"/>schema: { $ref: '#/components/schemas/Error' }</text:p>
      <text:p text:style-name="Standard"><text:s text:c="4"/>NotFound:</text:p>
      <text:p text:style-name="Standard"><text:s text:c="6"/>description: Nie znaleziono zasobu</text:p>
      <text:p text:style-name="Standard"><text:s text:c="6"/>content:</text:p>
      <text:p text:style-name="Standard"><text:s text:c="8"/>application/json:</text:p>
      <text:p text:style-name="Standard"><text:s text:c="10"/>schema: { $ref: '#/components/schemas/Error' }</text:p>
      <text:p text:style-name="Standard"><text:s text:c="4"/>Conflict:</text:p>
      <text:p text:style-name="Standard"><text:s text:c="6"/>description: Konflikt stanu / brak zasobów</text:p>
      <text:p text:style-name="Standard"><text:soft-page-break/><text:s text:c="6"/>content:</text:p>
      <text:p text:style-name="Standard"><text:s text:c="8"/>application/json:</text:p>
      <text:p text:style-name="Standard"><text:s text:c="10"/>schema: { $ref: '#/components/schemas/Error' }</text:p>
      <text:p text:style-name="Standard"><text:s text:c="2"/>schemas:</text:p>
      <text:p text:style-name="Standard"><text:s text:c="4"/>Error:</text:p>
      <text:p text:style-name="Standard"><text:s text:c="6"/>type: object</text:p>
      <text:p text:style-name="Standard"><text:s text:c="6"/>required: [code, message]</text:p>
      <text:p text:style-name="Standard"><text:s text:c="6"/>properties:</text:p>
      <text:p text:style-name="Standard"><text:s text:c="8"/>code: { type: string }</text:p>
      <text:p text:style-name="Standard"><text:s text:c="8"/>message: { type: string }</text:p>
      <text:p text:style-name="Standard"><text:s text:c="8"/>details: { type: object, additionalProperties: true }</text:p>
      <text:p text:style-name="Standard"><text:s text:c="4"/>LateBindingInfo:</text:p>
      <text:p text:style-name="Standard"><text:s text:c="6"/>type: object</text:p>
      <text:p text:style-name="Standard"><text:s text:c="6"/>required: [mode]</text:p>
      <text:p text:style-name="Standard"><text:s text:c="6"/>properties:</text:p>
      <text:p text:style-name="Standard"><text:s text:c="8"/>mode: { type: string, enum: [AT_DECISION_POINT, NONE] }</text:p>
      <text:p text:style-name="Standard"><text:s text:c="8"/>decisionPointLocationId: { type: [ 'string', 'null' ] }</text:p>
      <text:p text:style-name="Standard"><text:s text:c="4"/>ChooseRequest:</text:p>
      <text:p text:style-name="Standard"><text:s text:c="6"/>type: object</text:p>
      <text:p text:style-name="Standard"><text:s text:c="6"/>required: [placeId, goodsType, direction]</text:p>
      <text:p text:style-name="Standard"><text:s text:c="6"/>properties:</text:p>
      <text:p text:style-name="Standard"><text:s text:c="8"/>placeId: { type: string }</text:p>
      <text:p text:style-name="Standard"><text:s text:c="8"/>goodsType: { type: string }</text:p>
      <text:p text:style-name="Standard"><text:s text:c="8"/>direction: { type: string, enum: [LOAD, UNLOAD] }</text:p>
      <text:p text:style-name="Standard"><text:s text:c="8"/>ttlSeconds: { type: integer, minimum: 1, default: 120 }</text:p>
      <text:p text:style-name="Standard"><text:s text:c="8"/>owner: { type: [ 'string', 'null' ], description: 'np. taskId/robotId dla obserwowalności' }</text:p>
      <text:p text:style-name="Standard"><text:s text:c="4"/>Operation:</text:p>
      <text:p text:style-name="Standard"><text:s text:c="6"/>type: object</text:p>
      <text:p text:style-name="Standard"><text:s text:c="6"/>required: [id, end_height]</text:p>
      <text:p text:style-name="Standard"><text:s text:c="6"/>properties:</text:p>
      <text:p text:style-name="Standard"><text:s text:c="8"/>id: { type: string }</text:p>
      <text:p text:style-name="Standard"><text:s text:c="8"/>start_height: { type: number }</text:p>
      <text:p text:style-name="Standard"><text:s text:c="8"/>rec_height: { type: number }</text:p>
      <text:p text:style-name="Standard"><text:soft-page-break/><text:s text:c="8"/>end_height: { type: number }</text:p>
      <text:p text:style-name="Standard"><text:s text:c="8"/>recfile: { type: [ 'string', 'null' ] }</text:p>
      <text:p text:style-name="Standard"><text:s text:c="8"/>recognize: { type: boolean }</text:p>
      <text:p text:style-name="Standard"><text:s text:c="4"/>ChooseResponse:</text:p>
      <text:p text:style-name="Standard"><text:s text:c="6"/>type: object</text:p>
      <text:p text:style-name="Standard"><text:s text:c="6"/>required: [placeId, goodsType, direction, depthIndex, stackLevel, locationId, reservationId, expiresAt, operation]</text:p>
      <text:p text:style-name="Standard"><text:s text:c="6"/>properties:</text:p>
      <text:p text:style-name="Standard"><text:s text:c="8"/>placeId: { type: string }</text:p>
      <text:p text:style-name="Standard"><text:s text:c="8"/>goodsType: { type: string }</text:p>
      <text:p text:style-name="Standard"><text:s text:c="8"/>direction: { type: string, enum: [LOAD, UNLOAD] }</text:p>
      <text:p text:style-name="Standard"><text:s text:c="8"/>depthIndex: { type: integer, minimum: 0 }</text:p>
      <text:p text:style-name="Standard"><text:s text:c="8"/>stackLevel: { type: integer, minimum: 0 }</text:p>
      <text:p text:style-name="Standard"><text:s text:c="8"/>locationId: { type: string }</text:p>
      <text:p text:style-name="Standard"><text:s text:c="8"/>reservationId: { type: string }</text:p>
      <text:p text:style-name="Standard"><text:s text:c="8"/>expiresAt: { type: string, format: date-time }</text:p>
      <text:p text:style-name="Standard"><text:s text:c="8"/>operation: { $ref: '#/components/schemas/Operation' }</text:p>
      <text:p text:style-name="Standard"><text:s text:c="4"/>CommitRequest:</text:p>
      <text:p text:style-name="Standard"><text:s text:c="6"/>type: object</text:p>
      <text:p text:style-name="Standard"><text:s text:c="6"/>required: [placeId, goodsType, direction, depthIndex, stackLevel, reservationId, outcome]</text:p>
      <text:p text:style-name="Standard"><text:s text:c="6"/>properties:</text:p>
      <text:p text:style-name="Standard"><text:s text:c="8"/>placeId: { type: string }</text:p>
      <text:p text:style-name="Standard"><text:s text:c="8"/>goodsType: { type: string }</text:p>
      <text:p text:style-name="Standard"><text:s text:c="8"/>direction: { type: string, enum: [LOAD, UNLOAD] }</text:p>
      <text:p text:style-name="Standard"><text:s text:c="8"/>depthIndex: { type: integer, minimum: 0 }</text:p>
      <text:p text:style-name="Standard"><text:s text:c="8"/>stackLevel: { type: integer, minimum: 0 }</text:p>
      <text:p text:style-name="Standard"><text:s text:c="8"/>reservationId: { type: string }</text:p>
      <text:p text:style-name="Standard"><text:s text:c="8"/>outcome: { type: string, enum: [success, cancel] }</text:p>
      <text:p text:style-name="Standard"><text:s text:c="4"/>CommitResponse:</text:p>
      <text:p text:style-name="Standard"><text:s text:c="6"/>type: object</text:p>
      <text:p text:style-name="Standard"><text:s text:c="6"/>required: [status]</text:p>
      <text:p text:style-name="Standard"><text:s text:c="6"/>properties:</text:p>
      <text:p text:style-name="Standard"><text:s text:c="8"/>status: { type: string, enum: [ok, noop] }</text:p>
      <text:p text:style-name="Standard"><text:s text:c="4"/>PlaceSnapshot:</text:p>
      <text:p text:style-name="Standard"><text:soft-page-break/><text:s text:c="6"/>type: object</text:p>
      <text:p text:style-name="Standard"><text:s text:c="6"/>properties:</text:p>
      <text:p text:style-name="Standard"><text:s text:c="8"/>state:</text:p>
      <text:p text:style-name="Standard"><text:s text:c="10"/>type: object</text:p>
      <text:p text:style-name="Standard"><text:s text:c="10"/>properties:</text:p>
      <text:p text:style-name="Standard"><text:s text:c="12"/>goodsTypeCurrent: { type: [ 'string', 'null' ] }</text:p>
      <text:p text:style-name="Standard"><text:s text:c="12"/>stackHeights:</text:p>
      <text:p text:style-name="Standard"><text:s text:c="14"/>type: array</text:p>
      <text:p text:style-name="Standard"><text:s text:c="14"/>items: { type: integer, minimum: 0 }</text:p>
      <text:p text:style-name="Standard"><text:s text:c="4"/>PlaceSnapshotSet:</text:p>
      <text:p text:style-name="Standard"><text:s text:c="6"/>type: object</text:p>
      <text:p text:style-name="Standard"><text:s text:c="6"/>required: [state]</text:p>
      <text:p text:style-name="Standard"><text:s text:c="6"/>properties:</text:p>
      <text:p text:style-name="Standard"><text:s text:c="8"/>state: { $ref: '#/components/schemas/PlaceSnapshot/properties/state' }</text:p>
      <text:p text:style-name="P533"><text:bookmark text:name="_7gqs7j3dta4b"/><text:span text:style-name="T1">1.2 </text:span><text:span text:style-name="T12">orchestrator.openapi.yaml</text:span></text:p>
      <text:p text:style-name="Standard">openapi: 3.1.0</text:p>
      <text:p text:style-name="Standard">info:</text:p>
      <text:p text:style-name="Standard"><text:s text:c="2"/>title: RDS Orchestrator API</text:p>
      <text:p text:style-name="Standard"><text:s text:c="2"/>version: 1.0.0</text:p>
      <text:p text:style-name="Standard">servers:</text:p>
      <text:p text:style-name="Standard"><text:s text:c="2"/>- url: https://orchestrator.local</text:p>
      <text:p text:style-name="Standard">paths:</text:p>
      <text:p text:style-name="Standard"><text:s text:c="2"/>/orchestrator/v1/preview:</text:p>
      <text:p text:style-name="Standard"><text:s text:c="4"/>post:</text:p>
      <text:p text:style-name="Standard"><text:s text:c="6"/>summary: Oblicza podgląd (tags.preview) dla wybranych miejsc albo wszystkich</text:p>
      <text:p text:style-name="Standard"><text:s text:c="6"/>requestBody:</text:p>
      <text:p text:style-name="Standard"><text:s text:c="8"/>required: false</text:p>
      <text:p text:style-name="Standard"><text:s text:c="8"/>content:</text:p>
      <text:p text:style-name="Standard"><text:s text:c="10"/>application/json:</text:p>
      <text:p text:style-name="Standard"><text:s text:c="12"/>schema:</text:p>
      <text:p text:style-name="Standard"><text:s text:c="14"/>type: object</text:p>
      <text:p text:style-name="Standard"><text:s text:c="14"/>properties:</text:p>
      <text:p text:style-name="Standard"><text:s text:c="16"/>placeIds:</text:p>
      <text:p text:style-name="Standard"><text:soft-page-break/><text:s text:c="18"/>type: array</text:p>
      <text:p text:style-name="Standard"><text:s text:c="18"/>items: { type: string }</text:p>
      <text:p text:style-name="Standard"><text:s text:c="6"/>responses:</text:p>
      <text:p text:style-name="Standard"><text:s text:c="8"/>'200':</text:p>
      <text:p text:style-name="Standard"><text:s text:c="10"/>description: Podgląd decyzji</text:p>
      <text:p text:style-name="Standard"><text:s text:c="10"/>content:</text:p>
      <text:p text:style-name="Standard"><text:s text:c="12"/>application/json:</text:p>
      <text:p text:style-name="Standard"><text:s text:c="14"/>schema:</text:p>
      <text:p text:style-name="Standard"><text:s text:c="16"/>type: object</text:p>
      <text:p text:style-name="Standard"><text:s text:c="16"/>properties:</text:p>
      <text:p text:style-name="Standard"><text:s text:c="18"/>items:</text:p>
      <text:p text:style-name="Standard"><text:s text:c="20"/>type: array</text:p>
      <text:p text:style-name="Standard"><text:s text:c="20"/>items:</text:p>
      <text:p text:style-name="Standard"><text:s text:c="22"/>type: object</text:p>
      <text:p text:style-name="Standard"><text:s text:c="22"/>required: [placeId, preview]</text:p>
      <text:p text:style-name="Standard"><text:s text:c="22"/>properties:</text:p>
      <text:p text:style-name="Standard"><text:s text:c="24"/>placeId: { type: string }</text:p>
      <text:p text:style-name="Standard"><text:s text:c="24"/>preview:</text:p>
      <text:p text:style-name="Standard"><text:s text:c="26"/>type: object</text:p>
      <text:p text:style-name="Standard"><text:s text:c="26"/>properties:</text:p>
      <text:p text:style-name="Standard"><text:s text:c="28"/>action: { type: string, enum: [NONE, CREATE_TASK, CANCEL_TASK] }</text:p>
      <text:p text:style-name="Standard"><text:s text:c="28"/>reason:</text:p>
      <text:p text:style-name="Standard"><text:s text:c="30"/>type: array</text:p>
      <text:p text:style-name="Standard"><text:s text:c="30"/>items: { type: string }</text:p>
      <text:p text:style-name="Standard"><text:s text:c="28"/>params: { type: object }</text:p>
      <text:p text:style-name="Standard"><text:s text:c="2"/>/orchestrator/v1/tasks:</text:p>
      <text:p text:style-name="Standard"><text:s text:c="4"/>post:</text:p>
      <text:p text:style-name="Standard"><text:s text:c="6"/>summary: Ręczne utworzenie zadania TRANSFER (np. do testów)</text:p>
      <text:p text:style-name="Standard"><text:s text:c="6"/>parameters:</text:p>
      <text:p text:style-name="Standard"><text:s text:c="8"/>- name: Idempotency-Key</text:p>
      <text:p text:style-name="Standard"><text:s text:c="10"/>in: header</text:p>
      <text:p text:style-name="Standard"><text:s text:c="10"/>required: true</text:p>
      <text:p text:style-name="Standard"><text:s text:c="10"/>schema: { type: string }</text:p>
      <text:p text:style-name="Standard"><text:soft-page-break/><text:s text:c="6"/>requestBody:</text:p>
      <text:p text:style-name="Standard"><text:s text:c="8"/>required: true</text:p>
      <text:p text:style-name="Standard"><text:s text:c="8"/>content:</text:p>
      <text:p text:style-name="Standard"><text:s text:c="10"/>application/json:</text:p>
      <text:p text:style-name="Standard"><text:s text:c="12"/>schema: { $ref: '#/components/schemas/TaskCreateRequest' }</text:p>
      <text:p text:style-name="Standard"><text:s text:c="6"/>responses:</text:p>
      <text:p text:style-name="Standard"><text:s text:c="8"/>'201':</text:p>
      <text:p text:style-name="Standard"><text:s text:c="10"/>description: Utworzono task</text:p>
      <text:p text:style-name="Standard"><text:s text:c="10"/>headers:</text:p>
      <text:p text:style-name="Standard"><text:s text:c="12"/>Location:</text:p>
      <text:p text:style-name="Standard"><text:s text:c="14"/>schema: { type: string }</text:p>
      <text:p text:style-name="Standard"><text:s text:c="10"/>content:</text:p>
      <text:p text:style-name="Standard"><text:s text:c="12"/>application/json:</text:p>
      <text:p text:style-name="Standard"><text:s text:c="14"/>schema: { $ref: '#/components/schemas/Task' }</text:p>
      <text:p text:style-name="Standard"><text:s text:c="8"/>'409': { $ref: '#/components/responses/Conflict' }</text:p>
      <text:p text:style-name="Standard"><text:s text:c="4"/>get:</text:p>
      <text:p text:style-name="Standard"><text:s text:c="6"/>summary: Lista tasków z filtrami</text:p>
      <text:p text:style-name="Standard"><text:s text:c="6"/>parameters:</text:p>
      <text:p text:style-name="Standard"><text:s text:c="8"/>- name: state</text:p>
      <text:p text:style-name="Standard"><text:s text:c="10"/>in: query</text:p>
      <text:p text:style-name="Standard"><text:s text:c="10"/>schema: { type: string, enum: [QUEUED, DISPATCHING, ACTIVE, SUCCEEDED, CANCELED, ERROR] }</text:p>
      <text:p text:style-name="Standard"><text:s text:c="8"/>- name: sourcePlaceId</text:p>
      <text:p text:style-name="Standard"><text:s text:c="10"/>in: query</text:p>
      <text:p text:style-name="Standard"><text:s text:c="10"/>schema: { type: string }</text:p>
      <text:p text:style-name="Standard"><text:s text:c="8"/>- name: targetPlaceId</text:p>
      <text:p text:style-name="Standard"><text:s text:c="10"/>in: query</text:p>
      <text:p text:style-name="Standard"><text:s text:c="10"/>schema: { type: string }</text:p>
      <text:p text:style-name="Standard"><text:s text:c="6"/>responses:</text:p>
      <text:p text:style-name="Standard"><text:s text:c="8"/>'200':</text:p>
      <text:p text:style-name="Standard"><text:s text:c="10"/>description: Lista</text:p>
      <text:p text:style-name="Standard"><text:s text:c="10"/>content:</text:p>
      <text:p text:style-name="Standard"><text:s text:c="12"/>application/json:</text:p>
      <text:p text:style-name="Standard"><text:s text:c="14"/>schema:</text:p>
      <text:p text:style-name="Standard"><text:soft-page-break/><text:s text:c="16"/>type: object</text:p>
      <text:p text:style-name="Standard"><text:s text:c="16"/>properties:</text:p>
      <text:p text:style-name="Standard"><text:s text:c="18"/>items:</text:p>
      <text:p text:style-name="Standard"><text:s text:c="20"/>type: array</text:p>
      <text:p text:style-name="Standard"><text:s text:c="20"/>items: { $ref: '#/components/schemas/Task' }</text:p>
      <text:p text:style-name="Standard"><text:s text:c="2"/>/orchestrator/v1/tasks/{taskId}/cancel:</text:p>
      <text:p text:style-name="Standard"><text:s text:c="4"/>post:</text:p>
      <text:p text:style-name="Standard"><text:s text:c="6"/>summary: Soft-cancel taska (jeśli bez AGV) lub gdy canInterruptSafely=true</text:p>
      <text:p text:style-name="Standard"><text:s text:c="6"/>parameters:</text:p>
      <text:p text:style-name="Standard"><text:s text:c="8"/>- name: taskId</text:p>
      <text:p text:style-name="Standard"><text:s text:c="10"/>in: path</text:p>
      <text:p text:style-name="Standard"><text:s text:c="10"/>required: true</text:p>
      <text:p text:style-name="Standard"><text:s text:c="10"/>schema: { type: string }</text:p>
      <text:p text:style-name="Standard"><text:s text:c="8"/>- name: Idempotency-Key</text:p>
      <text:p text:style-name="Standard"><text:s text:c="10"/>in: header</text:p>
      <text:p text:style-name="Standard"><text:s text:c="10"/>required: true</text:p>
      <text:p text:style-name="Standard"><text:s text:c="10"/>schema: { type: string }</text:p>
      <text:p text:style-name="Standard"><text:s text:c="6"/>requestBody:</text:p>
      <text:p text:style-name="Standard"><text:s text:c="8"/>required: false</text:p>
      <text:p text:style-name="Standard"><text:s text:c="8"/>content:</text:p>
      <text:p text:style-name="Standard"><text:s text:c="10"/>application/json:</text:p>
      <text:p text:style-name="Standard"><text:s text:c="12"/>schema:</text:p>
      <text:p text:style-name="Standard"><text:s text:c="14"/>type: object</text:p>
      <text:p text:style-name="Standard"><text:s text:c="14"/>properties:</text:p>
      <text:p text:style-name="Standard"><text:s text:c="16"/>reason: { type: string }</text:p>
      <text:p text:style-name="Standard"><text:s text:c="6"/>responses:</text:p>
      <text:p text:style-name="Standard"><text:s text:c="8"/>'200': { description: Anulowano }</text:p>
      <text:p text:style-name="Standard"><text:s text:c="8"/>'409': { $ref: '#/components/responses/Conflict' }</text:p>
      <text:p text:style-name="Standard"><text:s text:c="8"/>'404': { $ref: '#/components/responses/NotFound' }</text:p>
      <text:p text:style-name="Standard"><text:s text:c="2"/>/orchestrator/v1/tick:</text:p>
      <text:p text:style-name="Standard"><text:s text:c="4"/>post:</text:p>
      <text:p text:style-name="Standard"><text:s text:c="6"/>summary: Wymusza pojedynczy reconcile()</text:p>
      <text:p text:style-name="Standard"><text:s text:c="6"/>responses:</text:p>
      <text:p text:style-name="Standard"><text:soft-page-break/><text:s text:c="8"/>'200':</text:p>
      <text:p text:style-name="Standard"><text:s text:c="10"/>description: Podsumowanie decyzji z ticka</text:p>
      <text:p text:style-name="Standard"><text:s text:c="10"/>content:</text:p>
      <text:p text:style-name="Standard"><text:s text:c="12"/>application/json:</text:p>
      <text:p text:style-name="Standard"><text:s text:c="14"/>schema:</text:p>
      <text:p text:style-name="Standard"><text:s text:c="16"/>type: object</text:p>
      <text:p text:style-name="Standard"><text:s text:c="16"/>properties:</text:p>
      <text:p text:style-name="Standard"><text:s text:c="18"/>created: { type: integer }</text:p>
      <text:p text:style-name="Standard"><text:s text:c="18"/>canceled: { type: integer }</text:p>
      <text:p text:style-name="Standard"><text:s text:c="18"/>errors: { type: integer }</text:p>
      <text:p text:style-name="Standard">components:</text:p>
      <text:p text:style-name="Standard"><text:s text:c="2"/>responses:</text:p>
      <text:p text:style-name="Standard"><text:s text:c="4"/>NotFound:</text:p>
      <text:p text:style-name="Standard"><text:s text:c="6"/>description: Nie znaleziono zasobu</text:p>
      <text:p text:style-name="Standard"><text:s text:c="6"/>content:</text:p>
      <text:p text:style-name="Standard"><text:s text:c="8"/>application/json:</text:p>
      <text:p text:style-name="Standard"><text:s text:c="10"/>schema: { $ref: '#/components/schemas/Error' }</text:p>
      <text:p text:style-name="Standard"><text:s text:c="4"/>Conflict:</text:p>
      <text:p text:style-name="Standard"><text:s text:c="6"/>description: Konflikt/idempotencja/limit</text:p>
      <text:p text:style-name="Standard"><text:s text:c="6"/>content:</text:p>
      <text:p text:style-name="Standard"><text:s text:c="8"/>application/json:</text:p>
      <text:p text:style-name="Standard"><text:s text:c="10"/>schema: { $ref: '#/components/schemas/Error' }</text:p>
      <text:p text:style-name="Standard"><text:s text:c="2"/>schemas:</text:p>
      <text:p text:style-name="Standard"><text:s text:c="4"/>Error:</text:p>
      <text:p text:style-name="Standard"><text:s text:c="6"/>type: object</text:p>
      <text:p text:style-name="Standard"><text:s text:c="6"/>required: [code, message]</text:p>
      <text:p text:style-name="Standard"><text:s text:c="6"/>properties:</text:p>
      <text:p text:style-name="Standard"><text:s text:c="8"/>code: { type: string }</text:p>
      <text:p text:style-name="Standard"><text:s text:c="8"/>message: { type: string }</text:p>
      <text:p text:style-name="Standard"><text:s text:c="8"/>details: { type: object, additionalProperties: true }</text:p>
      <text:p text:style-name="Standard"><text:s text:c="4"/>Task:</text:p>
      <text:p text:style-name="Standard"><text:s text:c="6"/>type: object</text:p>
      <text:p text:style-name="Standard"><text:s text:c="6"/>required: [id, kind, goodsType, sourcePlaceId, targetPlaceId, lateBinding, state]</text:p>
      <text:p text:style-name="Standard"><text:soft-page-break/><text:s text:c="6"/>properties:</text:p>
      <text:p text:style-name="Standard"><text:s text:c="8"/>id: { type: string }</text:p>
      <text:p text:style-name="Standard"><text:s text:c="8"/>kind: { type: string, enum: [TRANSFER] }</text:p>
      <text:p text:style-name="Standard"><text:s text:c="8"/>goodsType: { type: string }</text:p>
      <text:p text:style-name="Standard"><text:s text:c="8"/>sourcePlaceId: { type: string }</text:p>
      <text:p text:style-name="Standard"><text:s text:c="8"/>targetPlaceId: { type: string }</text:p>
      <text:p text:style-name="Standard"><text:s text:c="8"/>lateBinding: { type: boolean }</text:p>
      <text:p text:style-name="Standard"><text:s text:c="8"/>lineId: { type: [ 'string', 'null' ] }</text:p>
      <text:p text:style-name="Standard"><text:s text:c="8"/>releaseKind: { type: [ 'string', 'null' ], enum: [auto, ship, waste, null] }</text:p>
      <text:p text:style-name="Standard"><text:s text:c="8"/>state: { $ref: '#/components/schemas/TaskState' }</text:p>
      <text:p text:style-name="Standard"><text:s text:c="8"/>status_description: { $ref: '#/components/schemas/TaskRuntime' }</text:p>
      <text:p text:style-name="Standard"><text:s text:c="8"/>createdAt: { type: string, format: date-time }</text:p>
      <text:p text:style-name="Standard"><text:s text:c="8"/>dedupKey: { type: string }</text:p>
      <text:p text:style-name="Standard"><text:s text:c="4"/>TaskState:</text:p>
      <text:p text:style-name="Standard"><text:s text:c="6"/>type: string</text:p>
      <text:p text:style-name="Standard"><text:s text:c="6"/>enum: [QUEUED, DISPATCHING, ACTIVE, SUCCEEDED, CANCELED, ERROR]</text:p>
      <text:p text:style-name="Standard"><text:s text:c="4"/>TaskRuntime:</text:p>
      <text:p text:style-name="Standard"><text:s text:c="6"/>type: object</text:p>
      <text:p text:style-name="Standard"><text:s text:c="6"/>properties:</text:p>
      <text:p text:style-name="Standard"><text:s text:c="8"/>canInterruptSafely: { type: boolean }</text:p>
      <text:p text:style-name="Standard"><text:s text:c="8"/>phase: { type: string, enum: [ENROUTE, AT_SOURCE, LOADED, ENROUTE_TO_TARGET, AT_TARGET] }</text:p>
      <text:p text:style-name="Standard"><text:s text:c="8"/>hints:</text:p>
      <text:p text:style-name="Standard"><text:s text:c="10"/>type: array</text:p>
      <text:p text:style-name="Standard"><text:s text:c="10"/>items: { type: string }</text:p>
      <text:p text:style-name="Standard"><text:s text:c="4"/>TaskCreateRequest:</text:p>
      <text:p text:style-name="Standard"><text:s text:c="6"/>type: object</text:p>
      <text:p text:style-name="Standard"><text:s text:c="6"/>required: [goodsType, sourcePlaceId, targetPlaceId]</text:p>
      <text:p text:style-name="Standard"><text:s text:c="6"/>properties:</text:p>
      <text:p text:style-name="Standard"><text:s text:c="8"/>goodsType: { type: string }</text:p>
      <text:p text:style-name="Standard"><text:s text:c="8"/>sourcePlaceId: { type: string }</text:p>
      <text:p text:style-name="Standard"><text:s text:c="8"/>targetPlaceId: { type: string }</text:p>
      <text:p text:style-name="Standard"><text:s text:c="8"/>lateBinding: { type: boolean, default: true }</text:p>
      <text:p text:style-name="Standard"><text:s text:c="8"/>lineId: { type: [ 'string', 'null' ] }</text:p>
      <text:p text:style-name="Standard"><text:soft-page-break/><text:s text:c="8"/>releaseKind: { type: [ 'string', 'null' ], enum: [auto, ship, waste, null] }</text:p>
      <text:p text:style-name="Standard"><draw:rect text:anchor-type="as-char" style:rel-width="100%" draw:z-index="93" draw:style-name="gr1" draw:text-style-name="P534" svg:width="0.0012in" svg:height="0.0213in"><text:p/></draw:rect></text:p>
      <text:p text:style-name="P530"><text:bookmark text:name="_oyd7zchf71ed"/><text:span text:style-name="T16">2) JSON Schema — definicje danych (Draft 2020‑12)</text:span></text:p>
      <text:p text:style-name="P526">Te schemy są spójne z danymi z dokumentu bazowego (content/tags, task, config).</text:p>
      <text:p text:style-name="P533"><text:bookmark text:name="_seq5o4pw4z62"/><text:span text:style-name="T1">2.1 </text:span><text:span text:style-name="T12">PlaceContent.schema.json</text:span></text:p>
      <text:p text:style-name="Standard">{</text:p>
      <text:p text:style-name="Standard"><text:s text:c="2"/>"$schema": "https://json-schema.org/draft/2020-12/schema",</text:p>
      <text:p text:style-name="Standard"><text:s text:c="2"/>"$id": "https://rds.local/schemas/PlaceContent.schema.json",</text:p>
      <text:p text:style-name="Standard"><text:s text:c="2"/>"type": "object",</text:p>
      <text:p text:style-name="Standard"><text:s text:c="2"/>"required": ["placeId", "ts", "ui", "capacity", "state", "locks", "view", "stale", "errors"],</text:p>
      <text:p text:style-name="Standard"><text:s text:c="2"/>"properties": {</text:p>
      <text:p text:style-name="Standard"><text:s text:c="4"/>"placeId": { "type": "string" },</text:p>
      <text:p text:style-name="Standard"><text:s text:c="4"/>"ts": { "type": "string", "format": "date-time" },</text:p>
      <text:p text:style-name="Standard"><text:s text:c="4"/>"ui": {</text:p>
      <text:p text:style-name="Standard"><text:s text:c="6"/>"type": "object",</text:p>
      <text:p text:style-name="Standard"><text:s text:c="6"/>"required": ["route", "intents", "lanePolicy"],</text:p>
      <text:p text:style-name="Standard"><text:s text:c="6"/>"properties": {</text:p>
      <text:p text:style-name="Standard"><text:s text:c="8"/>"goodsTypeSelected": { "type": ["string", "null"] },</text:p>
      <text:p text:style-name="Standard"><text:s text:c="8"/>"route": {</text:p>
      <text:p text:style-name="Standard"><text:s text:c="10"/>"type": "object",</text:p>
      <text:p text:style-name="Standard"><text:s text:c="10"/>"required": ["mode"],</text:p>
      <text:p text:style-name="Standard"><text:s text:c="10"/>"properties": {</text:p>
      <text:p text:style-name="Standard"><text:s text:c="12"/>"mode": { "type": "string", "enum": ["AUTO", "MANUAL"] },</text:p>
      <text:p text:style-name="Standard"><text:s text:c="12"/>"manualTarget": { "type": ["string", "null"] },</text:p>
      <text:p text:style-name="Standard"><text:s text:c="12"/>"manualSource": { "type": ["string", "null"] }</text:p>
      <text:p text:style-name="Standard"><text:s text:c="10"/>}</text:p>
      <text:p text:style-name="Standard"><text:s text:c="8"/>},</text:p>
      <text:p text:style-name="Standard"><text:s text:c="8"/>"intents": {</text:p>
      <text:p text:style-name="Standard"><text:s text:c="10"/>"type": "object",</text:p>
      <text:p text:style-name="Standard"><text:s text:c="10"/>"required": ["accept", "release"],</text:p>
      <text:p text:style-name="Standard"><text:s text:c="10"/>"properties": {</text:p>
      <text:p text:style-name="Standard"><text:s text:c="12"/>"accept": { "type": "boolean" },</text:p>
      <text:p text:style-name="Standard"><text:s text:c="12"/>"release": { "type": "boolean" },</text:p>
      <text:p text:style-name="Standard"><text:soft-page-break/><text:s text:c="12"/>"demand": { "type": ["boolean", "null"] },</text:p>
      <text:p text:style-name="Standard"><text:s text:c="12"/>"shipment": { "type": ["boolean", "null"] }</text:p>
      <text:p text:style-name="Standard"><text:s text:c="10"/>}</text:p>
      <text:p text:style-name="Standard"><text:s text:c="8"/>},</text:p>
      <text:p text:style-name="Standard"><text:s text:c="8"/>"lanePolicy": {</text:p>
      <text:p text:style-name="Standard"><text:s text:c="10"/>"type": "object",</text:p>
      <text:p text:style-name="Standard"><text:s text:c="10"/>"properties": {</text:p>
      <text:p text:style-name="Standard"><text:s text:c="12"/>"allowAutobindWhenEmpty": { "type": "boolean", "default": false },</text:p>
      <text:p text:style-name="Standard"><text:s text:c="12"/>"declaredTypeEditable": { "type": "boolean", "default": true }</text:p>
      <text:p text:style-name="Standard"><text:s text:c="10"/>}</text:p>
      <text:p text:style-name="Standard"><text:s text:c="8"/>},</text:p>
      <text:p text:style-name="Standard"><text:s text:c="8"/>"releaseKind": { "type": ["string", "null"], "enum": ["auto", "ship", "waste", null] }</text:p>
      <text:p text:style-name="Standard"><text:s text:c="6"/>}</text:p>
      <text:p text:style-name="Standard"><text:s text:c="4"/>},</text:p>
      <text:p text:style-name="Standard"><text:s text:c="4"/>"capacity": {</text:p>
      <text:p text:style-name="Standard"><text:s text:c="6"/>"type": "object",</text:p>
      <text:p text:style-name="Standard"><text:s text:c="6"/>"required": ["depth", "maxStack"],</text:p>
      <text:p text:style-name="Standard"><text:s text:c="6"/>"properties": {</text:p>
      <text:p text:style-name="Standard"><text:s text:c="8"/>"depth": { "type": "integer", "minimum": 1 },</text:p>
      <text:p text:style-name="Standard"><text:s text:c="8"/>"maxStack": { "type": "integer", "minimum": 1 }</text:p>
      <text:p text:style-name="Standard"><text:s text:c="6"/>}</text:p>
      <text:p text:style-name="Standard"><text:s text:c="4"/>},</text:p>
      <text:p text:style-name="Standard"><text:s text:c="4"/>"state": {</text:p>
      <text:p text:style-name="Standard"><text:s text:c="6"/>"type": "object",</text:p>
      <text:p text:style-name="Standard"><text:s text:c="6"/>"required": ["stackHeights", "acceptWindow", "releaseWindow"],</text:p>
      <text:p text:style-name="Standard"><text:s text:c="6"/>"properties": {</text:p>
      <text:p text:style-name="Standard"><text:s text:c="8"/>"goodsTypeCurrent": { "type": ["string", "null"] },</text:p>
      <text:p text:style-name="Standard"><text:s text:c="8"/>"stackHeights": { "type": "array", "items": { "type": "integer", "minimum": 0 } },</text:p>
      <text:p text:style-name="Standard"><text:s text:c="8"/>"acceptWindow": { "type": "object", "required": ["enabled"], "properties": { "enabled": { "type": "boolean" }, "reason": { "type": ["string", "null"] } } },</text:p>
      <text:p text:style-name="Standard"><text:s text:c="8"/>"releaseWindow": { "type": "object", "required": ["enabled"], "properties": { "enabled": { "type": "boolean" }, "reason": { "type": ["string", "null"] } } }</text:p>
      <text:p text:style-name="Standard"><text:s text:c="6"/>}</text:p>
      <text:p text:style-name="Standard"><text:s text:c="4"/>},</text:p>
      <text:p text:style-name="Standard"><text:s text:c="4"/>"locks": { "type": "object", "properties": { "blocked": { "type": "boolean" }, "blockedReason": { "type": ["string", "null"] } } },</text:p>
      <text:p text:style-name="Standard"><text:soft-page-break/><text:s text:c="4"/>"view": {</text:p>
      <text:p text:style-name="Standard"><text:s text:c="6"/>"type": "object",</text:p>
      <text:p text:style-name="Standard"><text:s text:c="6"/>"required": ["totalSlots", "occupiedSlots", "freeSlots", "inflightInbound", "inflightOutbound"],</text:p>
      <text:p text:style-name="Standard"><text:s text:c="6"/>"properties": {</text:p>
      <text:p text:style-name="Standard"><text:s text:c="8"/>"totalSlots": { "type": "integer", "minimum": 0 },</text:p>
      <text:p text:style-name="Standard"><text:s text:c="8"/>"occupiedSlots": { "type": "integer", "minimum": 0 },</text:p>
      <text:p text:style-name="Standard"><text:s text:c="8"/>"freeSlots": { "type": "integer", "minimum": 0 },</text:p>
      <text:p text:style-name="Standard"><text:s text:c="8"/>"inflightInbound": { "type": "integer", "minimum": 0 },</text:p>
      <text:p text:style-name="Standard"><text:s text:c="8"/>"inflightOutbound": { "type": "integer", "minimum": 0 }</text:p>
      <text:p text:style-name="Standard"><text:s text:c="6"/>}</text:p>
      <text:p text:style-name="Standard"><text:s text:c="4"/>},</text:p>
      <text:p text:style-name="Standard"><text:s text:c="4"/>"stale": { "type": "boolean" },</text:p>
      <text:p text:style-name="Standard"><text:s text:c="4"/>"errors": { "type": "array", "items": { "type": "string" } }</text:p>
      <text:p text:style-name="Standard"><text:s text:c="2"/>}</text:p>
      <text:p text:style-name="Standard">}</text:p>
      <text:p text:style-name="P533"><text:bookmark text:name="_dpzrxec25v2o"/><text:span text:style-name="T1">2.2 </text:span><text:span text:style-name="T12">PlaceTags.schema.json</text:span></text:p>
      <text:p text:style-name="Standard">{</text:p>
      <text:p text:style-name="Standard"><text:s text:c="2"/>"$schema": "https://json-schema.org/draft/2020-12/schema",</text:p>
      <text:p text:style-name="Standard"><text:s text:c="2"/>"$id": "https://rds.local/schemas/PlaceTags.schema.json",</text:p>
      <text:p text:style-name="Standard"><text:s text:c="2"/>"type": "object",</text:p>
      <text:p text:style-name="Standard"><text:s text:c="2"/>"required": ["computedAt", "display", "summary", "blocked", "runtime", "decision"],</text:p>
      <text:p text:style-name="Standard"><text:s text:c="2"/>"properties": {</text:p>
      <text:p text:style-name="Standard"><text:s text:c="4"/>"computedAt": { "type": "string", "format": "date-time" },</text:p>
      <text:p text:style-name="Standard"><text:s text:c="4"/>"display": { "type": "object", "properties": { "state": { "type": "string", "enum": ["NONE", "BLOCKED", "QUEUED", "ACTIVE"] } } },</text:p>
      <text:p text:style-name="Standard"><text:s text:c="4"/>"summary": { "type": "object", "properties": { "GOODS_TYPE": { "type": ["string", "null"] }, "SOURCE": { "type": ["string", "null"] }, "TARGET": { "type": ["string", "null"] }, "LINE_ID": { "type": ["string", "null"] } } },</text:p>
      <text:p text:style-name="Standard"><text:s text:c="4"/>"blocked": { "type": "object", "properties": { "reasons": { "type": "array", "items": { "type": "string" } } } },</text:p>
      <text:p text:style-name="Standard"><text:s text:c="4"/>"runtime": { "type": "object", "properties": { "agvAssigned": { "type": ["boolean", "null"] }, "canCancelSafely": { "type": ["boolean", "null"] }, "phase": { "type": ["string", "null"], "enum": ["ENROUTE", "AT_SOURCE", "LOADED", "ENROUTE_TO_TARGET", "AT_TARGET", null] } } },</text:p>
      <text:p text:style-name="Standard"><text:s text:c="4"/>"decision": { "type": "object", "properties": { "taskRecordId": { "type": ["string", "null"] }, "at": { "type": ["string", "null"], "format": "date-time" }, "result": { "type": ["string", "null"], "enum": ["OK", "ERROR", null] } } },</text:p>
      <text:p text:style-name="Standard"><text:s text:c="4"/>"preview": { "type": "object", "properties": { "action": { "type": ["string", "null"], "enum": ["NONE", "CREATE_TASK", "CANCEL_TASK", null] }, "reason": { "type": "array", "items": { "type": "string" } }, "dependsOn": { "type": "array", "items": { "type": "string" } } } }</text:p>
      <text:p text:style-name="Standard"><text:s text:c="2"/>}</text:p>
      <text:p text:style-name="Standard">}</text:p>
      <text:p text:style-name="P533"><text:bookmark text:name="_rm2s3pod4zeo"/><text:span text:style-name="T1">2.3 </text:span><text:span text:style-name="T12">Task.schema.json</text:span></text:p>
      <text:p text:style-name="Standard">{</text:p>
      <text:p text:style-name="Standard"><text:soft-page-break/><text:s text:c="2"/>"$schema": "https://json-schema.org/draft/2020-12/schema",</text:p>
      <text:p text:style-name="Standard"><text:s text:c="2"/>"$id": "https://rds.local/schemas/Task.schema.json",</text:p>
      <text:p text:style-name="Standard"><text:s text:c="2"/>"type": "object",</text:p>
      <text:p text:style-name="Standard"><text:s text:c="2"/>"required": ["id", "kind", "goodsType", "sourcePlaceId", "targetPlaceId", "lateBinding", "state", "createdAt"],</text:p>
      <text:p text:style-name="Standard"><text:s text:c="2"/>"properties": {</text:p>
      <text:p text:style-name="Standard"><text:s text:c="4"/>"id": { "type": "string" },</text:p>
      <text:p text:style-name="Standard"><text:s text:c="4"/>"kind": { "type": "string", "enum": ["TRANSFER"] },</text:p>
      <text:p text:style-name="Standard"><text:s text:c="4"/>"goodsType": { "type": "string" },</text:p>
      <text:p text:style-name="Standard"><text:s text:c="4"/>"sourcePlaceId": { "type": "string" },</text:p>
      <text:p text:style-name="Standard"><text:s text:c="4"/>"targetPlaceId": { "type": "string" },</text:p>
      <text:p text:style-name="Standard"><text:s text:c="4"/>"lateBinding": { "type": "boolean" },</text:p>
      <text:p text:style-name="Standard"><text:s text:c="4"/>"lineId": { "type": ["string", "null"] },</text:p>
      <text:p text:style-name="Standard"><text:s text:c="4"/>"releaseKind": { "type": ["string", "null"], "enum": ["auto", "ship", "waste", null] },</text:p>
      <text:p text:style-name="Standard"><text:s text:c="4"/>"state": { "$ref": "#/$defs/TaskState" },</text:p>
      <text:p text:style-name="Standard"><text:s text:c="4"/>"status_description": { "$ref": "#/$defs/TaskRuntime" },</text:p>
      <text:p text:style-name="Standard"><text:s text:c="4"/>"createdAt": { "type": "string", "format": "date-time" },</text:p>
      <text:p text:style-name="Standard"><text:s text:c="4"/>"dedupKey": { "type": ["string", "null"] }</text:p>
      <text:p text:style-name="Standard"><text:s text:c="2"/>},</text:p>
      <text:p text:style-name="Standard"><text:s text:c="2"/>"$defs": {</text:p>
      <text:p text:style-name="Standard"><text:s text:c="4"/>"TaskState": { "type": "string", "enum": ["QUEUED", "DISPATCHING", "ACTIVE", "SUCCEEDED", "CANCELED", "ERROR"] },</text:p>
      <text:p text:style-name="Standard"><text:s text:c="4"/>"TaskRuntime": {</text:p>
      <text:p text:style-name="Standard"><text:s text:c="6"/>"type": "object",</text:p>
      <text:p text:style-name="Standard"><text:s text:c="6"/>"properties": {</text:p>
      <text:p text:style-name="Standard"><text:s text:c="8"/>"canInterruptSafely": { "type": ["boolean", "null"] },</text:p>
      <text:p text:style-name="Standard"><text:s text:c="8"/>"phase": { "type": ["string", "null"], "enum": ["ENROUTE", "AT_SOURCE", "LOADED", "ENROUTE_TO_TARGET", "AT_TARGET", null] },</text:p>
      <text:p text:style-name="Standard"><text:s text:c="8"/>"hints": { "type": "array", "items": { "type": "string" } }</text:p>
      <text:p text:style-name="Standard"><text:s text:c="6"/>}</text:p>
      <text:p text:style-name="Standard"><text:s text:c="4"/>}</text:p>
      <text:p text:style-name="Standard"><text:s text:c="2"/>}</text:p>
      <text:p text:style-name="Standard">}</text:p>
      <text:p text:style-name="P533"><text:bookmark text:name="_k5qhn3pyrds5"/><text:span text:style-name="T1">2.4 </text:span><text:span text:style-name="T12">Goods.schema.json</text:span></text:p>
      <text:p text:style-name="Standard">{</text:p>
      <text:p text:style-name="Standard"><text:s text:c="2"/>"$schema": "https://json-schema.org/draft/2020-12/schema",</text:p>
      <text:p text:style-name="Standard"><text:soft-page-break/><text:s text:c="2"/>"$id": "https://rds.local/schemas/Goods.schema.json",</text:p>
      <text:p text:style-name="Standard"><text:s text:c="2"/>"type": "array",</text:p>
      <text:p text:style-name="Standard"><text:s text:c="2"/>"items": {</text:p>
      <text:p text:style-name="Standard"><text:s text:c="4"/>"type": "object",</text:p>
      <text:p text:style-name="Standard"><text:s text:c="4"/>"required": ["id", "label", "stacking"],</text:p>
      <text:p text:style-name="Standard"><text:s text:c="4"/>"properties": {</text:p>
      <text:p text:style-name="Standard"><text:s text:c="6"/>"id": { "type": "string" },</text:p>
      <text:p text:style-name="Standard"><text:s text:c="6"/>"label": { "type": "string" },</text:p>
      <text:p text:style-name="Standard"><text:s text:c="6"/>"stacking": { "type": "object", "required": ["maxStack"], "properties": { "maxStack": { "type": "integer", "minimum": 1 } } }</text:p>
      <text:p text:style-name="Standard"><text:s text:c="4"/>}</text:p>
      <text:p text:style-name="Standard"><text:s text:c="2"/>}</text:p>
      <text:p text:style-name="Standard">}</text:p>
      <text:p text:style-name="P533"><text:bookmark text:name="_zbbl5uqved8m"/><text:span text:style-name="T1">2.5 </text:span><text:span text:style-name="T12">OpsMatrix.schema.json</text:span><text:span text:style-name="T1"> (fragment dla </text:span><text:span text:style-name="T12">places[*].rds</text:span><text:span text:style-name="T1">)</text:span></text:p>
      <text:p text:style-name="Standard">{</text:p>
      <text:p text:style-name="Standard"><text:s text:c="2"/>"$schema": "https://json-schema.org/draft/2020-12/schema",</text:p>
      <text:p text:style-name="Standard"><text:s text:c="2"/>"$id": "https://rds.local/schemas/OpsMatrix.schema.json",</text:p>
      <text:p text:style-name="Standard"><text:s text:c="2"/>"type": "object",</text:p>
      <text:p text:style-name="Standard"><text:s text:c="2"/>"required": ["id", "type", "worksite", "capacity", "rds"],</text:p>
      <text:p text:style-name="Standard"><text:s text:c="2"/>"properties": {</text:p>
      <text:p text:style-name="Standard"><text:s text:c="4"/>"id": { "type": "string" },</text:p>
      <text:p text:style-name="Standard"><text:s text:c="4"/>"type": { "type": "string" },</text:p>
      <text:p text:style-name="Standard"><text:s text:c="4"/>"worksite": { "type": "string" },</text:p>
      <text:p text:style-name="Standard"><text:s text:c="4"/>"capacity": { "type": "object", "required": ["depth", "maxStack"], "properties": { "depth": { "type": "integer", "minimum": 1 }, "maxStack": { "type": "integer", "minimum": 1 } } },</text:p>
      <text:p text:style-name="Standard"><text:s text:c="4"/>"rds": {</text:p>
      <text:p text:style-name="Standard"><text:s text:c="6"/>"type": "object",</text:p>
      <text:p text:style-name="Standard"><text:s text:c="6"/>"required": ["lateBinding", "opsMatrix"],</text:p>
      <text:p text:style-name="Standard"><text:s text:c="6"/>"properties": {</text:p>
      <text:p text:style-name="Standard"><text:s text:c="8"/>"lateBinding": {</text:p>
      <text:p text:style-name="Standard"><text:s text:c="10"/>"type": "object",</text:p>
      <text:p text:style-name="Standard"><text:s text:c="10"/>"required": ["mode"],</text:p>
      <text:p text:style-name="Standard"><text:s text:c="10"/>"properties": {</text:p>
      <text:p text:style-name="Standard"><text:s text:c="12"/>"mode": { "type": "string", "enum": ["AT_DECISION_POINT", "NONE"] },</text:p>
      <text:p text:style-name="Standard"><text:s text:c="12"/>"decisionPointLocationId": { "type": ["string", "null"] }</text:p>
      <text:p text:style-name="Standard"><text:soft-page-break/><text:s text:c="10"/>}</text:p>
      <text:p text:style-name="Standard"><text:s text:c="8"/>},</text:p>
      <text:p text:style-name="Standard"><text:s text:c="8"/>"opsMatrix": {</text:p>
      <text:p text:style-name="Standard"><text:s text:c="10"/>"type": "array",</text:p>
      <text:p text:style-name="Standard"><text:s text:c="10"/>"items": {</text:p>
      <text:p text:style-name="Standard"><text:s text:c="12"/>"type": "object",</text:p>
      <text:p text:style-name="Standard"><text:s text:c="12"/>"required": ["goodsType", "depthIndex", "stackLevel", "load", "unload"],</text:p>
      <text:p text:style-name="Standard"><text:s text:c="12"/>"properties": {</text:p>
      <text:p text:style-name="Standard"><text:s text:c="14"/>"goodsType": { "type": "string" },</text:p>
      <text:p text:style-name="Standard"><text:s text:c="14"/>"depthIndex": { "type": "integer", "minimum": 0 },</text:p>
      <text:p text:style-name="Standard"><text:s text:c="14"/>"stackLevel": { "type": "integer", "minimum": 0 },</text:p>
      <text:p text:style-name="Standard"><text:s text:c="14"/>"load": { "$ref": "#/$defs/Operation" },</text:p>
      <text:p text:style-name="Standard"><text:s text:c="14"/>"unload": { "$ref": "#/$defs/Operation" }</text:p>
      <text:p text:style-name="Standard"><text:s text:c="12"/>}</text:p>
      <text:p text:style-name="Standard"><text:s text:c="10"/>}</text:p>
      <text:p text:style-name="Standard"><text:s text:c="8"/>}</text:p>
      <text:p text:style-name="Standard"><text:s text:c="6"/>}</text:p>
      <text:p text:style-name="Standard"><text:s text:c="4"/>}</text:p>
      <text:p text:style-name="Standard"><text:s text:c="2"/>},</text:p>
      <text:p text:style-name="Standard"><text:s text:c="2"/>"$defs": {</text:p>
      <text:p text:style-name="Standard"><text:s text:c="4"/>"Operation": {</text:p>
      <text:p text:style-name="Standard"><text:s text:c="6"/>"type": "object",</text:p>
      <text:p text:style-name="Standard"><text:s text:c="6"/>"required": ["id", "end_height"],</text:p>
      <text:p text:style-name="Standard"><text:s text:c="6"/>"properties": {</text:p>
      <text:p text:style-name="Standard"><text:s text:c="8"/>"id": { "type": "string" },</text:p>
      <text:p text:style-name="Standard"><text:s text:c="8"/>"start_height": { "type": "number" },</text:p>
      <text:p text:style-name="Standard"><text:s text:c="8"/>"rec_height": { "type": "number" },</text:p>
      <text:p text:style-name="Standard"><text:s text:c="8"/>"end_height": { "type": "number" },</text:p>
      <text:p text:style-name="Standard"><text:s text:c="8"/>"recfile": { "type": ["string", "null"] },</text:p>
      <text:p text:style-name="Standard"><text:s text:c="8"/>"recognize": { "type": "boolean" }</text:p>
      <text:p text:style-name="Standard"><text:s text:c="6"/>}</text:p>
      <text:p text:style-name="Standard"><text:s text:c="4"/>}</text:p>
      <text:p text:style-name="Standard"><text:s text:c="2"/>}</text:p>
      <text:p text:style-name="Standard"><text:soft-page-break/>}</text:p>
      <text:p text:style-name="P526"><text:span text:style-name="T5">Uwaga (inwarianty):</text:span> długość <text:span text:style-name="T8">state.stackHeights</text:span> powinna równać się <text:span text:style-name="T8">capacity.depth</text:span>; <text:span text:style-name="T8">totalSlots = depth × maxStack</text:span>; <text:span text:style-name="T8">freeSlots = totalSlots − sum(stackHeights)</text:span> — te reguły mogą być egzekwowane testerem oraz walidatorem konfiguracji (§9).</text:p>
      <text:p text:style-name="Standard"><draw:rect text:anchor-type="as-char" style:rel-width="100%" draw:z-index="94" draw:style-name="gr1" draw:text-style-name="P534" svg:width="0.0012in" svg:height="0.0213in"><text:p/></draw:rect></text:p>
      <text:p text:style-name="P530"><text:bookmark text:name="_4gkoq1n3monc"/><text:span text:style-name="T16">3) Maszyna stanów zadania (Lifecycle + runtime phase)</text:span></text:p>
      <text:p text:style-name="P533"><text:bookmark text:name="_f9qaxquqyoeu"/><text:span text:style-name="T1">3.1 Stany</text:span></text:p>
      <text:list xml:id="list1723698092" text:style-name="WWNum43">
        <text:list-item>
          <text:p text:style-name="P172"><text:span text:style-name="T8">QUEUED</text:span> — utworzone, bez AGV.</text:p>
        </text:list-item>
        <text:list-item>
          <text:p text:style-name="P313"><text:span text:style-name="T8">DISPATCHING</text:span> — przydzielanie AGV.</text:p>
        </text:list-item>
        <text:list-item>
          <text:p text:style-name="P313"><text:span text:style-name="T8">ACTIVE</text:span> — realizacja (jazda/operacje). <text:span text:style-name="T8">status_description.phase ∈ {ENROUTE, AT_SOURCE, LOADED, ENROUTE_TO_TARGET, AT_TARGET}</text:span>.</text:p>
        </text:list-item>
        <text:list-item>
          <text:p text:style-name="P313"><text:span text:style-name="T8">SUCCEEDED</text:span> — oba commity (<text:span text:style-name="T8">LOAD</text:span> i <text:span text:style-name="T8">UNLOAD</text:span>) zakończone sukcesem.</text:p>
        </text:list-item>
        <text:list-item>
          <text:p text:style-name="P313"><text:span text:style-name="T8">CANCELED</text:span> — anulowane (bez AGV lub z AGV przy <text:span text:style-name="T8">canInterruptSafely=true</text:span>).</text:p>
        </text:list-item>
        <text:list-item>
          <text:p text:style-name="P483"><text:span text:style-name="T8">ERROR</text:span> — błąd nieodwracalny (np. brak profilu operacji w runtime, awaria wykonania).</text:p>
        </text:list-item>
      </text:list>
      <text:p text:style-name="P533"><text:bookmark text:name="_h7pk5he9nh6c"/><text:span text:style-name="T1">3.2 Przejścia (wycinek)</text:span></text:p>
      <text:list xml:id="list1567742991" text:style-name="WWNum138">
        <text:list-item>
          <text:p text:style-name="P173"><text:span text:style-name="T8">QUEUED → DISPATCHING</text:span> — AGV przydzielony.</text:p>
        </text:list-item>
        <text:list-item>
          <text:p text:style-name="P314"><text:span text:style-name="T8">DISPATCHING → ACTIVE</text:span> — AGV rusza (phase=<text:span text:style-name="T8">ENROUTE</text:span>).</text:p>
        </text:list-item>
        <text:list-item>
          <text:p text:style-name="P314"><text:span text:style-name="T8">ACTIVE → SUCCEEDED</text:span> — <text:span text:style-name="T8">commit(LOAD,success)</text:span> <text:span text:style-name="T5">i</text:span> <text:span text:style-name="T8">commit(UNLOAD,success)</text:span>.</text:p>
        </text:list-item>
        <text:list-item>
          <text:p text:style-name="P314"><text:span text:style-name="T8">QUEUED → CANCELED</text:span> — TTL upłynął / zmiana intencji/pojemności/typu.</text:p>
        </text:list-item>
        <text:list-item>
          <text:p text:style-name="P314"><text:span text:style-name="T8">ACTIVE → CANCELED</text:span> — <text:span text:style-name="T8">canInterruptSafely=true</text:span> <text:span text:style-name="T5">i</text:span> polecenie anulowania.</text:p>
        </text:list-item>
        <text:list-item>
          <text:p text:style-name="P484"><text:span text:style-name="T8">ANY → ERROR</text:span> — błąd krytyczny (z mapowaniem na kody w §5).</text:p>
        </text:list-item>
      </text:list>
      <text:p text:style-name="P533"><text:bookmark text:name="_ibbk0wfp2y8f"/><text:span text:style-name="T1">3.3 Zasady anulowania</text:span></text:p>
      <text:list xml:id="list2042944091" text:style-name="WWNum27">
        <text:list-item>
          <text:p text:style-name="P174"><text:span text:style-name="T8">QUEUED|DISPATCHING</text:span> — zawsze dopuszczalne.</text:p>
        </text:list-item>
        <text:list-item>
          <text:p text:style-name="P315"><text:span text:style-name="T8">ACTIVE</text:span> — tylko gdy <text:span text:style-name="T8">status_description.canInterruptSafely=true</text:span>.</text:p>
        </text:list-item>
        <text:list-item>
          <text:p text:style-name="P485">Anulacja nie zmienia occupancy (rezerwacje w runtime są zwalniane przez WT/TTL).</text:p>
        </text:list-item>
      </text:list>
      <text:p text:style-name="Standard"><draw:rect text:anchor-type="as-char" style:rel-width="100%" draw:z-index="95" draw:style-name="gr1" draw:text-style-name="P534" svg:width="0.0012in" svg:height="0.0213in"><text:p/></draw:rect></text:p>
      <text:p text:style-name="P530"><text:bookmark text:name="_96seoi4y9rdt"/><text:span text:style-name="T16">4) „Inflighty” — definicje i algorytm liczenia</text:span></text:p>
      <text:p text:style-name="P2">Niech <text:span text:style-name="T8">T</text:span> to zbiór <text:span text:style-name="T5">niezakończonych</text:span> zadań (<text:span text:style-name="T8">state ∈ {QUEUED, DISPATCHING, ACTIVE}</text:span>).</text:p>
      <text:list xml:id="list1894831827" text:style-name="WWNum19">
        <text:list-item>
          <text:p text:style-name="P175"><text:span text:style-name="T8">inflightOutbound(place)</text:span> = | { t ∈ T : t.sourcePlaceId = place } |<text:line-break/><text:span text:style-name="T6">Interpretacja:</text:span> liczba jednostek ładunku „w drodze” <text:span text:style-name="T6">z</text:span> miejsca.</text:p>
        </text:list-item>
        <text:list-item>
          <text:p text:style-name="P486"><text:span text:style-name="T8">inflightInbound(place)</text:span> = | { t ∈ T : t.targetPlaceId = place } | <text:span text:style-name="T6">Interpretacja:</text:span> liczba jednostek ładunku „w drodze” <text:span text:style-name="T6">do</text:span> miejsca.</text:p>
        </text:list-item>
      </text:list>
      <text:p text:style-name="P2"><text:span text:style-name="T5">Uwagi:</text:span></text:p>
      <text:list xml:id="list3103963679" text:style-name="WWNum100">
        <text:list-item>
          <text:p text:style-name="P176">Prosty algorytm jest wystarczający, bo rezerwacje <text:span text:style-name="T8">choose→commit</text:span> dzieją się w runtime (WT). Orchestrator nie musi znać szczegółów fazy — liczy sztuki per miejsce.</text:p>
        </text:list-item>
        <text:list-item>
          <text:p text:style-name="P316">Można doprecyzować wariant „fazowy”:</text:p>
          <text:list>
            <text:list-item>
              <text:p text:style-name="P513">do <text:span text:style-name="T8">inflightOutbound</text:span> <text:span text:style-name="T5">nie</text:span> wliczać zadań, które wykonały już <text:span text:style-name="T8">commit(LOAD,success)</text:span>;</text:p>
            </text:list-item>
            <text:list-item>
              <text:p text:style-name="P522">do <text:span text:style-name="T8">inflightInbound</text:span> <text:span text:style-name="T5">nie</text:span> wliczać tych po <text:span text:style-name="T8">commit(UNLOAD,success)</text:span>. Jeżeli runtime publikuje eventy <text:span text:style-name="T8">OpsCommitted</text:span>, to precyzyjniejsze liczenie jest trywialne.</text:p>
            </text:list-item>
          </text:list>
        </text:list-item>
      </text:list>
      <text:p text:style-name="Standard"><draw:rect text:anchor-type="as-char" style:rel-width="100%" draw:z-index="96" draw:style-name="gr1" draw:text-style-name="P534" svg:width="0.0012in" svg:height="0.0213in"><text:p/></draw:rect></text:p>
      <text:p text:style-name="P530"><text:bookmark text:name="_nlceriuxpadd"/><text:soft-page-break/><text:span text:style-name="T16">5) Katalog błędów — kody, HTTP, reakcj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><text:span text:style-name="T5">Kod</text:span></text:p>
          </table:table-cell>
          <table:table-cell table:style-name="Table2.A1" office:value-type="string">
            <text:p text:style-name="P1"><text:span text:style-name="T5">HTTP</text:span></text:p>
          </table:table-cell>
          <table:table-cell table:style-name="Table2.A1" office:value-type="string">
            <text:p text:style-name="P1"><text:span text:style-name="T5">Występuje kiedy</text:span></text:p>
          </table:table-cell>
          <table:table-cell table:style-name="Table2.A1" office:value-type="string">
            <text:p text:style-name="P1"><text:span text:style-name="T5">Reakcja klienta</text:span></text:p>
          </table:table-cell>
        </table:table-row>
        <table:table-row table:style-name="Table2.2">
          <table:table-cell table:style-name="Table2.A1" office:value-type="string">
            <text:p text:style-name="Standard"><text:span text:style-name="T8">BAD_REQUEST</text:span></text:p>
          </table:table-cell>
          <table:table-cell table:style-name="Table2.A1" office:value-type="string">
            <text:p text:style-name="Standard">400</text:p>
          </table:table-cell>
          <table:table-cell table:style-name="Table2.A1" office:value-type="string">
            <text:p text:style-name="Standard">Brak wymaganych pól, niepoprawne wartości</text:p>
          </table:table-cell>
          <table:table-cell table:style-name="Table2.A1" office:value-type="string">
            <text:p text:style-name="Standard">Napraw żądanie</text:p>
          </table:table-cell>
        </table:table-row>
        <table:table-row table:style-name="Table2.2">
          <table:table-cell table:style-name="Table2.A1" office:value-type="string">
            <text:p text:style-name="Standard"><text:span text:style-name="T8">PLACE_NOT_FOUND</text:span></text:p>
          </table:table-cell>
          <table:table-cell table:style-name="Table2.A1" office:value-type="string">
            <text:p text:style-name="Standard">404</text:p>
          </table:table-cell>
          <table:table-cell table:style-name="Table2.A1" office:value-type="string">
            <text:p text:style-name="Standard">Nieznane <text:span text:style-name="T8">placeId</text:span></text:p>
          </table:table-cell>
          <table:table-cell table:style-name="Table2.A1" office:value-type="string">
            <text:p text:style-name="Standard">Sprawdź konfigurację</text:p>
          </table:table-cell>
        </table:table-row>
        <table:table-row table:style-name="Table2.4">
          <table:table-cell table:style-name="Table2.A1" office:value-type="string">
            <text:p text:style-name="Standard"><text:span text:style-name="T8">OPERATION_NOT_DEFINED</text:span></text:p>
          </table:table-cell>
          <table:table-cell table:style-name="Table2.A1" office:value-type="string">
            <text:p text:style-name="Standard">409</text:p>
          </table:table-cell>
          <table:table-cell table:style-name="Table2.A1" office:value-type="string">
            <text:p text:style-name="Standard">Brak profilu op. dla <text:span text:style-name="T8">(goodsType, depthIndex, stackLevel, direction)</text:span></text:p>
          </table:table-cell>
          <table:table-cell table:style-name="Table2.A1" office:value-type="string">
            <text:p text:style-name="Standard">Popraw <text:span text:style-name="T8">opsMatrix</text:span></text:p>
          </table:table-cell>
        </table:table-row>
        <table:table-row table:style-name="Table2.5">
          <table:table-cell table:style-name="Table2.A1" office:value-type="string">
            <text:p text:style-name="Standard"><text:span text:style-name="T8">NO_CELL_AVAILABLE</text:span></text:p>
          </table:table-cell>
          <table:table-cell table:style-name="Table2.A1" office:value-type="string">
            <text:p text:style-name="Standard">409</text:p>
          </table:table-cell>
          <table:table-cell table:style-name="Table2.A1" office:value-type="string">
            <text:p text:style-name="Standard">Brak wolnej komórki (UNLOAD) lub brak towaru (LOAD)</text:p>
          </table:table-cell>
          <table:table-cell table:style-name="Table2.A1" office:value-type="string">
            <text:p text:style-name="Standard">Spróbuj później / inny cel</text:p>
          </table:table-cell>
        </table:table-row>
        <table:table-row table:style-name="Table2.6">
          <table:table-cell table:style-name="Table2.A1" office:value-type="string">
            <text:p text:style-name="Standard"><text:span text:style-name="T8">RESERVATION_NOT_FOUND</text:span></text:p>
          </table:table-cell>
          <table:table-cell table:style-name="Table2.A1" office:value-type="string">
            <text:p text:style-name="Standard">404</text:p>
          </table:table-cell>
          <table:table-cell table:style-name="Table2.A1" office:value-type="string">
            <text:p text:style-name="Standard">Nieznane <text:span text:style-name="T8">reservationId</text:span></text:p>
          </table:table-cell>
          <table:table-cell table:style-name="Table2.A1" office:value-type="string">
            <text:p text:style-name="Standard">Nie retry’uj; wykonaj nowe <text:span text:style-name="T8">choose</text:span></text:p>
          </table:table-cell>
        </table:table-row>
        <table:table-row table:style-name="Table2.2">
          <table:table-cell table:style-name="Table2.A1" office:value-type="string">
            <text:p text:style-name="Standard"><text:span text:style-name="T8">RESERVATION_EXPIRED</text:span></text:p>
          </table:table-cell>
          <table:table-cell table:style-name="Table2.A1" office:value-type="string">
            <text:p text:style-name="Standard">409</text:p>
          </table:table-cell>
          <table:table-cell table:style-name="Table2.A1" office:value-type="string">
            <text:p text:style-name="Standard">Rezerwacja wygasła (TTL)</text:p>
          </table:table-cell>
          <table:table-cell table:style-name="Table2.A1" office:value-type="string">
            <text:p text:style-name="Standard">Wykonaj nowe <text:span text:style-name="T8">choose</text:span></text:p>
          </table:table-cell>
        </table:table-row>
        <table:table-row table:style-name="Table2.5">
          <table:table-cell table:style-name="Table2.A1" office:value-type="string">
            <text:p text:style-name="Standard"><text:span text:style-name="T8">RESERVATION_CONFLICT</text:span></text:p>
          </table:table-cell>
          <table:table-cell table:style-name="Table2.A1" office:value-type="string">
            <text:p text:style-name="Standard">409</text:p>
          </table:table-cell>
          <table:table-cell table:style-name="Table2.A1" office:value-type="string">
            <text:p text:style-name="Standard">Nie zgadzają się <text:span text:style-name="T8">depthIndex/stackLevel</text:span> z rezerwacją</text:p>
          </table:table-cell>
          <table:table-cell table:style-name="Table2.A1" office:value-type="string">
            <text:p text:style-name="Standard">Traktuj jako błąd logiki — odtwórz proces</text:p>
          </table:table-cell>
        </table:table-row>
        <table:table-row table:style-name="Table2.5">
          <table:table-cell table:style-name="Table2.A1" office:value-type="string">
            <text:p text:style-name="Standard"><text:span text:style-name="T8">OCCUPANCY_EDIT_INVALID_CAPACITY</text:span></text:p>
          </table:table-cell>
          <table:table-cell table:style-name="Table2.A1" office:value-type="string">
            <text:p text:style-name="Standard">409</text:p>
          </table:table-cell>
          <table:table-cell table:style-name="Table2.A1" office:value-type="string">
            <text:p text:style-name="Standard">Edycja niezgodna z pojemnością</text:p>
          </table:table-cell>
          <table:table-cell table:style-name="Table2.A1" office:value-type="string">
            <text:p text:style-name="Standard">Popraw konfigurację miejsca</text:p>
          </table:table-cell>
        </table:table-row>
        <table:table-row table:style-name="Table2.5">
          <table:table-cell table:style-name="Table2.A1" office:value-type="string">
            <text:p text:style-name="Standard"><text:span text:style-name="T8">OCCUPANCY_EDIT_CONFLICT_INFLIGHT</text:span></text:p>
          </table:table-cell>
          <table:table-cell table:style-name="Table2.A1" office:value-type="string">
            <text:p text:style-name="Standard">409</text:p>
          </table:table-cell>
          <table:table-cell table:style-name="Table2.A1" office:value-type="string">
            <text:p text:style-name="Standard">Próba zmiany typu/pojemności przy inflight&gt;0</text:p>
          </table:table-cell>
          <table:table-cell table:style-name="Table2.A1" office:value-type="string">
            <text:p text:style-name="Standard">Poczekaj aż inflighty spadną do 0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8">OCCUPANCY_EDIT_OUT_OF_RANGE</text:span></text:p>
          </table:table-cell>
          <table:table-cell table:style-name="Table2.A1" office:value-type="string">
            <text:p text:style-name="Standard">409</text:p>
          </table:table-cell>
          <table:table-cell table:style-name="Table2.A1" office:value-type="string">
            <text:p text:style-name="Standard">Stack poza zakresem</text:p>
          </table:table-cell>
          <table:table-cell table:style-name="Table2.A1" office:value-type="string">
            <text:p text:style-name="Standard">Popraw dane</text:p>
          </table:table-cell>
        </table:table-row>
        <table:table-row table:style-name="Table2.12">
          <table:table-cell table:style-name="Table2.A1" office:value-type="string">
            <text:p text:style-name="Standard"><text:span text:style-name="T8">TYPE_REQUIRED</text:span></text:p>
          </table:table-cell>
          <table:table-cell table:style-name="Table2.A1" office:value-type="string">
            <text:p text:style-name="Standard">409</text:p>
          </table:table-cell>
          <table:table-cell table:style-name="Table2.A1" office:value-type="string">
            <text:p text:style-name="Standard">Brak typu towaru</text:p>
          </table:table-cell>
          <table:table-cell table:style-name="Table2.A1" office:value-type="string">
            <text:p text:style-name="Standard">Ustal <text:span text:style-name="T8">goodsType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8">TYPE_MISMATCH</text:span></text:p>
          </table:table-cell>
          <table:table-cell table:style-name="Table2.A1" office:value-type="string">
            <text:p text:style-name="Standard">409</text:p>
          </table:table-cell>
          <table:table-cell table:style-name="Table2.A1" office:value-type="string">
            <text:p text:style-name="Standard">Typ źródła/celu niezgodny</text:p>
          </table:table-cell>
          <table:table-cell table:style-name="Table2.A1" office:value-type="string">
            <text:p text:style-name="Standard">Skoryguj wybór</text:p>
          </table:table-cell>
        </table:table-row>
        <table:table-row table:style-name="Table2.6">
          <table:table-cell table:style-name="Table2.A1" office:value-type="string">
            <text:p text:style-name="Standard"><text:span text:style-name="T8">MANUAL_SOURCE_NOT_ALLOWED</text:span></text:p>
          </table:table-cell>
          <table:table-cell table:style-name="Table2.A1" office:value-type="string">
            <text:p text:style-name="Standard">403</text:p>
          </table:table-cell>
          <table:table-cell table:style-name="Table2.A1" office:value-type="string">
            <text:p text:style-name="Standard">Brak uprawnienia do <text:span text:style-name="T8">manualSource</text:span></text:p>
          </table:table-cell>
          <table:table-cell table:style-name="Table2.A1" office:value-type="string">
            <text:p text:style-name="Standard">Zmień konfigurację <text:span text:style-name="T8">manualRouting</text:span></text:p>
          </table:table-cell>
        </table:table-row>
        <table:table-row table:style-name="Table2.12">
          <table:table-cell table:style-name="Table2.A1" office:value-type="string">
            <text:p text:style-name="Standard"><text:span text:style-name="T8">MANUAL_TARGET_NOT_ALLOWED</text:span></text:p>
          </table:table-cell>
          <table:table-cell table:style-name="Table2.A1" office:value-type="string">
            <text:p text:style-name="Standard">403</text:p>
          </table:table-cell>
          <table:table-cell table:style-name="Table2.A1" office:value-type="string">
            <text:p text:style-name="Standard">Brak uprawnienia do <text:span text:style-name="T8">manualTarget</text:span></text:p>
          </table:table-cell>
          <table:table-cell table:style-name="Table2.A1" office:value-type="string">
            <text:p text:style-name="Standard">j.w.</text:p>
          </table:table-cell>
        </table:table-row>
        <table:table-row table:style-name="Table2.2">
          <table:table-cell table:style-name="Table2.A1" office:value-type="string">
            <text:p text:style-name="Standard"><text:span text:style-name="T8">MANUAL_SOURCE_UNAVAILABLE</text:span></text:p>
          </table:table-cell>
          <table:table-cell table:style-name="Table2.A1" office:value-type="string">
            <text:p text:style-name="Standard">409</text:p>
          </table:table-cell>
          <table:table-cell table:style-name="Table2.A1" office:value-type="string">
            <text:p text:style-name="Standard">Źródło niedostępne (okno/pojemność)</text:p>
          </table:table-cell>
          <table:table-cell table:style-name="Table2.A1" office:value-type="string">
            <text:p text:style-name="Standard">Wybierz inne źródło</text:p>
          </table:table-cell>
        </table:table-row>
        <table:table-row table:style-name="Table2.2">
          <table:table-cell table:style-name="Table2.A1" office:value-type="string">
            <text:p text:style-name="Standard"><text:span text:style-name="T8">MANUAL_TARGET_UNAVAILABLE</text:span></text:p>
          </table:table-cell>
          <table:table-cell table:style-name="Table2.A1" office:value-type="string">
            <text:p text:style-name="Standard">409</text:p>
          </table:table-cell>
          <table:table-cell table:style-name="Table2.A1" office:value-type="string">
            <text:p text:style-name="Standard">Cel niedostępny</text:p>
          </table:table-cell>
          <table:table-cell table:style-name="Table2.A1" office:value-type="string">
            <text:p text:style-name="Standard">Wybierz inny cel</text:p>
          </table:table-cell>
        </table:table-row>
        <table:table-row table:style-name="Table2.6">
          <table:table-cell table:style-name="Table2.A1" office:value-type="string">
            <text:p text:style-name="Standard"><text:span text:style-name="T8">AMBIGUOUS_INTENT</text:span></text:p>
          </table:table-cell>
          <table:table-cell table:style-name="Table2.A1" office:value-type="string">
            <text:p text:style-name="Standard">409</text:p>
          </table:table-cell>
          <table:table-cell table:style-name="Table2.A1" office:value-type="string">
            <text:p text:style-name="Standard"><text:span text:style-name="T8">accept=true</text:span> i <text:span text:style-name="T8">release=true</text:span> jednocześnie</text:p>
          </table:table-cell>
          <table:table-cell table:style-name="Table2.A1" office:value-type="string">
            <text:p text:style-name="Standard">Rozstrzygnij intencję</text:p>
          </table:table-cell>
        </table:table-row>
        <table:table-row table:style-name="Table2.2">
          <table:table-cell table:style-name="Table2.A1" office:value-type="string">
            <text:p text:style-name="Standard"><text:span text:style-name="T8">LIMIT_PER_PLACE_REACHED</text:span></text:p>
          </table:table-cell>
          <table:table-cell table:style-name="Table2.A1" office:value-type="string">
            <text:p text:style-name="Standard">409</text:p>
          </table:table-cell>
          <table:table-cell table:style-name="Table2.A1" office:value-type="string">
            <text:p text:style-name="Standard">Przekroczono limit <text:span text:style-name="T8">maxQueuedPerPlace</text:span></text:p>
          </table:table-cell>
          <table:table-cell table:style-name="Table2.A1" office:value-type="string">
            <text:p text:style-name="Standard">Poczekaj/zmień limity</text:p>
          </table:table-cell>
        </table:table-row>
        <table:table-row table:style-name="Table2.2">
          <table:table-cell table:style-name="Table2.A1" office:value-type="string">
            <text:p text:style-name="Standard"><text:span text:style-name="T8">INVALID_MANUAL_ROUTE</text:span></text:p>
          </table:table-cell>
          <table:table-cell table:style-name="Table2.A1" office:value-type="string">
            <text:p text:style-name="Standard">409</text:p>
          </table:table-cell>
          <table:table-cell table:style-name="Table2.A1" office:value-type="string">
            <text:p text:style-name="Standard">manualTarget/Source nie w whiteliscie</text:p>
          </table:table-cell>
          <table:table-cell table:style-name="Table2.A1" office:value-type="string">
            <text:p text:style-name="Standard">Popraw konfigurację</text:p>
          </table:table-cell>
        </table:table-row>
        <table:table-row table:style-name="Table2.2">
          <table:table-cell table:style-name="Table2.A1" office:value-type="string">
            <text:p text:style-name="Standard"><text:span text:style-name="T8">TTL_EXCEEDED</text:span></text:p>
          </table:table-cell>
          <table:table-cell table:style-name="Table2.A1" office:value-type="string">
            <text:p text:style-name="Standard">409</text:p>
          </table:table-cell>
          <table:table-cell table:style-name="Table2.A1" office:value-type="string">
            <text:p text:style-name="Standard"><text:span text:style-name="T8">queueTtlSeconds</text:span> upłynął</text:p>
          </table:table-cell>
          <table:table-cell table:style-name="Table2.A1" office:value-type="string">
            <text:p text:style-name="Standard">Utwórz nowe zadanie</text:p>
          </table:table-cell>
        </table:table-row>
      </table:table>
      <text:p text:style-name="P526">Ujednolicony katalog używamy i w Orchestratorze, i w StateHubie.</text:p>
      <text:p text:style-name="Standard"><draw:rect text:anchor-type="as-char" style:rel-width="100%" draw:z-index="97" draw:style-name="gr1" draw:text-style-name="P534" svg:width="0.0012in" svg:height="0.0213in"><text:p/></draw:rect></text:p>
      <text:p text:style-name="P530"><text:bookmark text:name="_5bghv1t8tvg"/><text:span text:style-name="T16">8) Obserwowalność (liveness, readiness, metrics, logi)</text:span></text:p>
      <text:p text:style-name="P533"><text:bookmark text:name="_2ypn3jnaro0n"/><text:span text:style-name="T1">8.1 Endpointy</text:span></text:p>
      <text:list xml:id="list1733827402" text:style-name="WWNum111">
        <text:list-item>
          <text:p text:style-name="P177"><text:span text:style-name="T8">GET /live</text:span> → 200 jeśli proces żyje.</text:p>
        </text:list-item>
        <text:list-item>
          <text:p text:style-name="P317"><text:span text:style-name="T8">GET /ready</text:span> → 200 jeśli zależności gotowe (DB/kolejka/konfiguracja).</text:p>
        </text:list-item>
        <text:list-item>
          <text:p text:style-name="P317"><text:span text:style-name="T8">GET /metrics</text:span> → Prometheus; przykładowe metryki:</text:p>
          <text:list>
            <text:list-item>
              <text:p text:style-name="P514"><text:span text:style-name="T8">statehub_choose_total{direction=…,place=…}</text:span></text:p>
            </text:list-item>
            <text:list-item>
              <text:p text:style-name="P514"><text:span text:style-name="T8">statehub_commit_total{outcome=…}</text:span></text:p>
            </text:list-item>
            <text:list-item>
              <text:p text:style-name="P514"><text:span text:style-name="T8">statehub_reservation_active{place=…}</text:span></text:p>
            </text:list-item>
            <text:list-item>
              <text:p text:style-name="P514"><text:span text:style-name="T8">orchestrator_tasks_created_total{kind=…}</text:span></text:p>
            </text:list-item>
            <text:list-item>
              <text:p text:style-name="P514"><text:soft-page-break/><text:span text:style-name="T8">orchestrator_tasks_canceled_total{reason=…}</text:span></text:p>
            </text:list-item>
            <text:list-item>
              <text:p text:style-name="P523"><text:span text:style-name="T8">orchestrator_tick_duration_seconds</text:span> (histogram)</text:p>
            </text:list-item>
          </text:list>
        </text:list-item>
      </text:list>
      <text:p text:style-name="P533"><text:bookmark text:name="_3tbkestahxbt"/><text:span text:style-name="T1">8.2 Logi ustrukturyzowane (JSON)</text:span></text:p>
      <text:p text:style-name="P2"><text:span text:style-name="T5">Pola wspólne:</text:span> <text:span text:style-name="T8">ts, level, svc, msg, placeId?, taskId?, reservationId?, idempotencyKey?, dedupKey?</text:span></text:p>
      <text:p text:style-name="P2"><text:span text:style-name="T5">Przykład:</text:span></text:p>
      <text:p text:style-name="Standard">{</text:p>
      <text:p text:style-name="Standard"><text:s text:c="2"/>"ts":"2025-10-15T20:14:03Z","level":"INFO","svc":"statehub",</text:p>
      <text:p text:style-name="Standard"><text:s text:c="2"/>"msg":"choose","placeId":"SHIP_BUF_L3","direction":"UNLOAD","goodsType":"EUR_PAL",</text:p>
      <text:p text:style-name="Standard"><text:s text:c="2"/>"reservationId":"rsv_5Q7M8K3","depthIndex":1,"stackLevel":0</text:p>
      <text:p text:style-name="Standard">}</text:p>
      <text:p text:style-name="Standard"><draw:rect text:anchor-type="as-char" style:rel-width="100%" draw:z-index="98" draw:style-name="gr1" draw:text-style-name="P534" svg:width="0.0012in" svg:height="0.0213in"><text:p/></draw:rect></text:p>
      <text:p text:style-name="P530"><text:bookmark text:name="_6x5djj7fchte"/><text:span text:style-name="T16">9) Walidator konfiguracji (endpoint/CLI)</text:span></text:p>
      <text:p text:style-name="P533"><text:bookmark text:name="_votu52w52f2p"/><text:span text:style-name="T1">9.1 Endpoint</text:span></text:p>
      <text:list xml:id="list1327006707" text:style-name="WWNum79">
        <text:list-item>
          <text:p text:style-name="P178"><text:span text:style-name="T8">POST /config/validate</text:span></text:p>
          <text:list>
            <text:list-item>
              <text:p text:style-name="P524"><text:span text:style-name="T5">Request:</text:span> <text:span text:style-name="T8">{ goods: [...], places: [...] }</text:span> (jak w §2.4/§2.5).</text:p>
            </text:list-item>
          </text:list>
        </text:list-item>
      </text:list>
      <text:p text:style-name="Standard"><text:span text:style-name="T5">Response 200:<text:line-break/></text:span>{</text:p>
      <text:p text:style-name="Standard"><text:s text:c="2"/>"ok": false,</text:p>
      <text:p text:style-name="Standard"><text:s text:c="2"/>"errors": [</text:p>
      <text:p text:style-name="Standard"><text:s text:c="4"/>{ "code": "OPS_MATRIX_MISSING_CELL", "message": "Brak (goods=EUR_PAL,d=2,s=1) w SHIP_BUF_L3" },</text:p>
      <text:p text:style-name="Standard"><text:s text:c="4"/>{ "code": "LOCATION_ID_NOT_UNIQUE", "message": "AP61 użyty w 2 komórkach" }</text:p>
      <text:p text:style-name="Standard"><text:s text:c="2"/>],</text:p>
      <text:p text:style-name="Standard"><text:s text:c="2"/>"warnings": [</text:p>
      <text:p text:style-name="Standard"><text:s text:c="4"/>{ "code": "ALLOW_AUTOBIND_MISMATCH", "message": "G_BUF_L1 bez allowAutobindWhenEmpty" }</text:p>
      <text:p text:style-name="Standard"><text:s text:c="2"/>],</text:p>
      <text:p text:style-name="Standard"><text:s text:c="2"/>"samples": {</text:p>
      <text:p text:style-name="Standard"><text:s text:c="4"/>"targetRulesDryRun": [</text:p>
      <text:p text:style-name="Standard"><text:s text:c="6"/>{ "from":"PROD1_P3", "rule":"wrapStationWithBuffer", "to":"WRAP" },</text:p>
      <text:p text:style-name="Standard"><text:s text:c="6"/>{ "from":"WRAP", "rule":"mapLineToStrap", "to":"STRAP1" }</text:p>
      <text:p text:style-name="Standard"><text:s text:c="4"/>]</text:p>
      <text:p text:style-name="Standard"><text:s text:c="2"/>}</text:p>
      <text:list xml:id="list70160115682037" text:continue-numbering="true" text:style-name="WWNum79">
        <text:list-item>
          <text:list>
            <text:list-item>
              <text:p text:style-name="P525">}</text:p>
            </text:list-item>
          </text:list>
        </text:list-item>
      </text:list>
      <text:p text:style-name="P533"><text:bookmark text:name="_vd5tzxafe7m"/><text:span text:style-name="T1">9.2 Zasady walidacji (skrót)</text:span></text:p>
      <text:list xml:id="list479082783" text:style-name="WWNum147">
        <text:list-item>
          <text:p text:style-name="P179"><text:span text:style-name="T5">OpsMatrix kompletność:</text:span> dla każdego dopuszczonego <text:span text:style-name="T8">goodsType</text:span> i każdej komórki <text:span text:style-name="T8">(depthIndex×stackLevel)</text:span> istnieją <text:span text:style-name="T8">load</text:span> i <text:span text:style-name="T8">unload</text:span>.</text:p>
        </text:list-item>
        <text:list-item>
          <text:p text:style-name="P318"><text:soft-page-break/><text:span text:style-name="T5">Unikalność </text:span><text:span text:style-name="T9">locationId</text:span><text:span text:style-name="T5">:</text:span> każde <text:span text:style-name="T8">id</text:span> odwzorowuje dokładnie <text:span text:style-name="T5">jedną</text:span> parę <text:span text:style-name="T8">(depthIndex,stackLevel)</text:span> w obrębie miejsca.</text:p>
        </text:list-item>
        <text:list-item>
          <text:p text:style-name="P318"><text:span text:style-name="T5">Spójność </text:span><text:span text:style-name="T9">allowAutobindWhenEmpty</text:span><text:span text:style-name="T5">:</text:span> lane z rolą wielotypową (SHIP/G) powinny mieć <text:span text:style-name="T8">allowAutobindWhenEmpty=true</text:span>.</text:p>
        </text:list-item>
        <text:list-item>
          <text:p text:style-name="P487"><text:span text:style-name="T5">Suchy przelot </text:span><text:span text:style-name="T9">targetRules</text:span><text:span text:style-name="T5">:</text:span> deterministyczność i brak pustych wyników dla scenariuszy kanonicznych.</text:p>
        </text:list-item>
      </text:list>
      <text:p text:style-name="Standard"><draw:rect text:anchor-type="as-char" style:rel-width="100%" draw:z-index="99" draw:style-name="gr1" draw:text-style-name="P534" svg:width="0.0012in" svg:height="0.0213in"><text:p/></draw:rect></text:p>
      <text:p text:style-name="P530"><text:bookmark text:name="_8t54mpk80xcn"/><text:span text:style-name="T16">11) Ujednolicone tie‑breakery w </text:span><text:span text:style-name="T15">targetRules</text:span></text:p>
      <text:p text:style-name="P2">Deterministyczny porządek wyboru <text:span text:style-name="T5">miejsca docelowego</text:span> (nie komórki) w regułach Orchestratora.</text:p>
      <text:p text:style-name="P533"><text:bookmark text:name="_qtexzrx7jial"/><text:span text:style-name="T1">11.1 Zasady ogólne</text:span></text:p>
      <text:p text:style-name="P2">Dla listy kandydatów <text:span text:style-name="T8">(place)</text:span> budujemy wektor oceny i sortujemy leksykograficznie:</text:p>
      <text:list xml:id="list3486302536" text:style-name="WWNum83">
        <text:list-item>
          <text:p text:style-name="P180"><text:span text:style-name="T5">PreferSameLine</text:span> — miejsca z <text:span text:style-name="T8">lineId == source.lineId</text:span> (true przed false).</text:p>
        </text:list-item>
        <text:list-item>
          <text:p text:style-name="P319"><text:span text:style-name="T5">AcceptingNow</text:span> — <text:span text:style-name="T8">state.acceptWindow.enabled</text:span> (true przed false).</text:p>
        </text:list-item>
        <text:list-item>
          <text:p text:style-name="P319"><text:span text:style-name="T5">FreeSlotsDesc</text:span> — <text:span text:style-name="T8">view.freeSlots - view.inflightInbound</text:span> (malejąco).</text:p>
        </text:list-item>
        <text:list-item>
          <text:p text:style-name="P319"><text:span text:style-name="T5">AssignedTypeFirst</text:span> — jeśli <text:span text:style-name="T8">place.state.goodsTypeCurrent == goodsType</text:span> (true przed false); potem miejsca puste.</text:p>
        </text:list-item>
        <text:list-item>
          <text:p text:style-name="P488"><text:span text:style-name="T5">StableId</text:span> — <text:span text:style-name="T8">placeId</text:span> rosnąco (stabilność deterministyczna).</text:p>
        </text:list-item>
      </text:list>
      <text:p text:style-name="P533"><text:bookmark text:name="_si3drr6eqshm"/><text:span text:style-name="T1">11.2 Przykładowe reguły z tie‑breakerami</text:span></text:p>
      <text:list xml:id="list3642153826" text:style-name="WWNum173">
        <text:list-item>
          <text:p text:style-name="P181"><text:span text:style-name="T8">wrapStationWithBuffer()</text:span> — jeśli <text:span text:style-name="T8">WRAP.freeSlots&gt;0</text:span> → <text:span text:style-name="T8">WRAP</text:span>, w p.p. bufor WRAP; dla wielu buforów stosuj 11.1.</text:p>
        </text:list-item>
        <text:list-item>
          <text:p text:style-name="P320"><text:span text:style-name="T8">shipLaneByGoodsOrAssignEmpty(goodsType)</text:span> — najpierw lane z tym typem i wolnym miejscem (wg 11.1), jeśli brak → pierwszy pusty lane (autobind) wg 11.1.</text:p>
        </text:list-item>
        <text:list-item>
          <text:p text:style-name="P489"><text:span text:style-name="T8">gLaneByGoodsOrAssignEmpty(goodsType)</text:span> — analogicznie jak wyżej.</text:p>
        </text:list-item>
      </text:list>
      <text:p text:style-name="Standard"><draw:rect text:anchor-type="as-char" style:rel-width="100%" draw:z-index="100" draw:style-name="gr1" draw:text-style-name="P534" svg:width="0.0012in" svg:height="0.0213in"><text:p/></draw:rect></text:p>
      <text:p text:style-name="P530"><text:bookmark text:name="_981y5m6pn6bm"/><text:span text:style-name="T16">12) Przykłady kanoniczne (real JSON)</text:span></text:p>
      <text:p text:style-name="P533"><text:bookmark text:name="_5b9ftuah1oe5"/><text:span text:style-name="T1">12.1 </text:span><text:span text:style-name="T12">choose (UNLOAD)</text:span><text:span text:style-name="T1"> w DP i </text:span><text:span text:style-name="T12">commit(success)</text:span></text:p>
      <text:p text:style-name="P2"><text:span text:style-name="T5">Request:</text:span></text:p>
      <text:p text:style-name="Standard">{ "placeId":"SHIP_BUF_L3", "goodsType":"EUR_PAL", "direction":"UNLOAD", "ttlSeconds":120, "owner":"task_123" }</text:p>
      <text:p text:style-name="P2"><text:span text:style-name="T5">Response:</text:span></text:p>
      <text:p text:style-name="Standard">{</text:p>
      <text:p text:style-name="Standard"><text:s text:c="2"/>"placeId":"SHIP_BUF_L3","goodsType":"EUR_PAL","direction":"UNLOAD",</text:p>
      <text:p text:style-name="Standard"><text:s text:c="2"/>"depthIndex":1,"stackLevel":0,"locationId":"AP61",</text:p>
      <text:p text:style-name="Standard"><text:s text:c="2"/>"reservationId":"rsv_5Q7M8K3","expiresAt":"2025-10-15T21:21:00Z",</text:p>
      <text:p text:style-name="Standard"><text:s text:c="2"/>"operation": { "id":"AP61","start_height":0.35,"end_height":0.0,"recognize":false }</text:p>
      <text:p text:style-name="Standard">}</text:p>
      <text:p text:style-name="P2"><text:span text:style-name="T5">Commit:</text:span></text:p>
      <text:p text:style-name="Standard">{ "placeId":"SHIP_BUF_L3","goodsType":"EUR_PAL","direction":"UNLOAD",</text:p>
      <text:p text:style-name="Standard"><text:s text:c="2"/>"depthIndex":1,"stackLevel":0,"reservationId":"rsv_5Q7M8K3","outcome":"success" }</text:p>
      <text:p text:style-name="P2"><text:span text:style-name="T5">Commit→Response:</text:span> <text:span text:style-name="T8">{ "status":"ok" }</text:span></text:p>
      <text:p text:style-name="P533"><text:bookmark text:name="_o9irqtj5uxzk"/><text:soft-page-break/><text:span text:style-name="T1">12.2 </text:span><text:span text:style-name="T12">choose (LOAD)</text:span><text:span text:style-name="T1"> i </text:span><text:span text:style-name="T12">commit(success)</text:span></text:p>
      <text:p text:style-name="P2"><text:span text:style-name="T5">Request:</text:span> <text:span text:style-name="T8">{ "placeId":"SHIP_BUF_L3", "goodsType":"EUR_PAL", "direction":"LOAD" }</text:span> <text:span text:style-name="T5">Response:</text:span></text:p>
      <text:p text:style-name="Standard">{ "placeId":"SHIP_BUF_L3","goodsType":"EUR_PAL","direction":"LOAD",</text:p>
      <text:p text:style-name="Standard"><text:s text:c="2"/>"depthIndex":0,"stackLevel":2,"locationId":"AP58",</text:p>
      <text:p text:style-name="Standard"><text:s text:c="2"/>"reservationId":"rsv_XYZ","expiresAt":"2025-10-15T21:22:00Z",</text:p>
      <text:p text:style-name="Standard"><text:s text:c="2"/>"operation": { "id":"AP58","start_height":0.0,"rec_height":0.0,"end_height":0.35,"recfile":"plt/auto_pallet_no_contact.plt","recognize":true } }</text:p>
      <text:p text:style-name="P2"><text:span text:style-name="T5">Commit:</text:span> <text:span text:style-name="T8">{ "placeId":"SHIP_BUF_L3","goodsType":"EUR_PAL","direction":"LOAD","depthIndex":0,"stackLevel":2,"reservationId":"rsv_XYZ","outcome":"success" }</text:span></text:p>
      <text:p text:style-name="P533"><text:bookmark text:name="_9hm4bag23of7"/><text:span text:style-name="T1">12.3 Orchestrator — stworzenie ręcznego TRANSFER (push)</text:span></text:p>
      <text:p text:style-name="P2"><text:span text:style-name="T5">POST /orchestrator/v1/tasks</text:span> (nagłówek <text:span text:style-name="T8">Idempotency-Key: 1c5…</text:span>)</text:p>
      <text:p text:style-name="Standard">{</text:p>
      <text:p text:style-name="Standard"><text:s text:c="2"/>"goodsType":"EUR_PAL",</text:p>
      <text:p text:style-name="Standard"><text:s text:c="2"/>"sourcePlaceId":"PROD1_P3",</text:p>
      <text:p text:style-name="Standard"><text:s text:c="2"/>"targetPlaceId":"WRAP",</text:p>
      <text:p text:style-name="Standard"><text:s text:c="2"/>"lateBinding": true,</text:p>
      <text:p text:style-name="Standard"><text:s text:c="2"/>"lineId":"L1",</text:p>
      <text:p text:style-name="Standard"><text:s text:c="2"/>"releaseKind":"auto"</text:p>
      <text:p text:style-name="Standard">}</text:p>
      <text:p text:style-name="P2"><text:span text:style-name="T5">201 → Task:</text:span></text:p>
      <text:p text:style-name="Standard">{</text:p>
      <text:p text:style-name="Standard"><text:s text:c="2"/>"id":"task_123","kind":"TRANSFER","goodsType":"EUR_PAL",</text:p>
      <text:p text:style-name="Standard"><text:s text:c="2"/>"sourcePlaceId":"PROD1_P3","targetPlaceId":"WRAP","lateBinding":true,</text:p>
      <text:p text:style-name="Standard"><text:s text:c="2"/>"lineId":"L1","releaseKind":"auto",</text:p>
      <text:p text:style-name="Standard"><text:s text:c="2"/>"state":"QUEUED","status_description":{ "canInterruptSafely":true, "phase":"ENROUTE" },</text:p>
      <text:p text:style-name="Standard"><text:s text:c="2"/>"createdAt":"2025-10-15T20:10:00Z","dedupKey":"e7b…"</text:p>
      <text:p text:style-name="Standard">}</text:p>
      <text:p text:style-name="P533"><text:bookmark text:name="_nhb7vs5y57ao"/><text:span text:style-name="T1">12.4 Orchestrator — podgląd (preview)</text:span></text:p>
      <text:p text:style-name="P2"><text:span text:style-name="T5">POST /orchestrator/v1/preview</text:span></text:p>
      <text:p text:style-name="Standard">{ "placeIds": ["PROD1_P3", "WRAP"] }</text:p>
      <text:p text:style-name="P2"><text:span text:style-name="T5">200:</text:span></text:p>
      <text:p text:style-name="Standard">{</text:p>
      <text:p text:style-name="Standard"><text:s text:c="2"/>"items": [</text:p>
      <text:p text:style-name="Standard"><text:s text:c="4"/>{</text:p>
      <text:p text:style-name="Standard"><text:s text:c="6"/>"placeId":"PROD1_P3",</text:p>
      <text:p text:style-name="Standard"><text:soft-page-break/><text:s text:c="6"/>"preview": { "action":"CREATE_TASK", "reason":["release=true","target=WRAP (freeSlots=1)"],</text:p>
      <text:p text:style-name="Standard"><text:s text:c="8"/>"params": { "goodsType":"EUR_PAL","source":"PROD1_P3","target":"WRAP" } }</text:p>
      <text:p text:style-name="Standard"><text:s text:c="4"/>},</text:p>
      <text:p text:style-name="Standard"><text:s text:c="4"/>{</text:p>
      <text:p text:style-name="Standard"><text:s text:c="6"/>"placeId":"WRAP",</text:p>
      <text:p text:style-name="Standard"><text:s text:c="6"/>"preview": { "action":"NONE", "reason":["accept=false"] }</text:p>
      <text:p text:style-name="Standard"><text:s text:c="4"/>}</text:p>
      <text:p text:style-name="Standard"><text:s text:c="2"/>]</text:p>
      <text:p text:style-name="Standard">}</text:p>
      <text:p text:style-name="P533"><text:bookmark text:name="_nm2l9buel75y"/><text:span text:style-name="T1">12.5 Błąd </text:span><text:span text:style-name="T12">NO_CELL_AVAILABLE</text:span></text:p>
      <text:p text:style-name="Standard">{ "code":"NO_CELL_AVAILABLE", "message":"No free cell for UNLOAD", "details": { "placeId":"SHIP_BUF_L3", "goodsType":"EUR_PAL" } }</text:p>
      <text:p text:style-name="P533"><text:bookmark text:name="_kdjyl1tlfwhv"/><text:span text:style-name="T1">12.6 Walidator konfiguracji — żądanie/odpowiedź</text:span></text:p>
      <text:p text:style-name="P2"><text:span text:style-name="T5">POST /config/validate</text:span></text:p>
      <text:p text:style-name="Standard">{ "goods": [ {"id":"EUR_PAL","label":"Paleta EUR","stacking":{"maxStack":3}} ],</text:p>
      <text:p text:style-name="Standard"><text:s text:c="2"/>"places": [</text:p>
      <text:p text:style-name="Standard"><text:s text:c="4"/>{ "id":"SHIP_BUF_L3","type":"BUFFER_LANE","worksite":"SHIP_BUF_L3",</text:p>
      <text:p text:style-name="Standard"><text:s text:c="6"/>"capacity":{"depth":2,"maxStack":2},</text:p>
      <text:p text:style-name="Standard"><text:s text:c="6"/>"rds": { "lateBinding":{"mode":"AT_DECISION_POINT","decisionPointLocationId":"AP34"},</text:p>
      <text:p text:style-name="Standard"><text:s text:c="8"/>"opsMatrix": [</text:p>
      <text:p text:style-name="Standard"><text:s text:c="10"/>{"goodsType":"EUR_PAL","depthIndex":0,"stackLevel":0,</text:p>
      <text:p text:style-name="Standard"><text:s text:c="12"/>"load":{"id":"AP58","end_height":0.35,"recognize":true},</text:p>
      <text:p text:style-name="Standard"><text:s text:c="12"/>"unload":{"id":"AP58","end_height":0.0,"recognize":false}}</text:p>
      <text:p text:style-name="Standard"><text:s text:c="8"/>]</text:p>
      <text:p text:style-name="Standard"><text:s text:c="4"/>} ] }</text:p>
      <text:p text:style-name="P2"><text:span text:style-name="T5">200:</text:span></text:p>
      <text:p text:style-name="Standard">{</text:p>
      <text:p text:style-name="Standard"><text:s text:c="2"/>"ok": false,</text:p>
      <text:p text:style-name="Standard"><text:s text:c="2"/>"errors": [</text:p>
      <text:p text:style-name="Standard"><text:s text:c="4"/>{ "code":"OPS_MATRIX_MISSING_CELL", "message":"Brak (goods=EUR_PAL,d=1,s=0) w SHIP_BUF_L3" }</text:p>
      <text:p text:style-name="Standard"><text:s text:c="2"/>],</text:p>
      <text:p text:style-name="Standard"><text:s text:c="2"/>"warnings": []</text:p>
      <text:p text:style-name="Standard">}</text:p>
      <text:p text:style-name="Standard"><draw:rect text:anchor-type="as-char" style:rel-width="100%" draw:z-index="101" draw:style-name="gr1" draw:text-style-name="P534" svg:width="0.0012in" svg:height="0.0213in"><text:p/></draw:rect></text:p>
      <text:p text:style-name="P2"><text:soft-page-break/><text:span text:style-name="T5">Koniec dokumentu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style:text-underline-style="none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style:text-underline-style="none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style:text-underline-style="none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style:text-underline-style="none"/>
    </style:style>
    <style:style style:name="ListLabel_20_290" style:display-name="ListLabel 290" style:family="text">
      <style:text-properties style:text-underline-style="none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style:text-underline-style="none"/>
    </style:style>
    <style:style style:name="ListLabel_20_299" style:display-name="ListLabel 299" style:family="text">
      <style:text-properties style:text-underline-style="none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ListLabel_20_307" style:display-name="ListLabel 307" style:family="text">
      <style:text-properties style:text-underline-style="none"/>
    </style:style>
    <style:style style:name="ListLabel_20_308" style:display-name="ListLabel 308" style:family="text">
      <style:text-properties style:text-underline-style="none"/>
    </style:style>
    <style:style style:name="ListLabel_20_309" style:display-name="ListLabel 309" style:family="text">
      <style:text-properties style:text-underline-style="none"/>
    </style:style>
    <style:style style:name="ListLabel_20_310" style:display-name="ListLabel 310" style:family="text">
      <style:text-properties style:text-underline-style="none"/>
    </style:style>
    <style:style style:name="ListLabel_20_311" style:display-name="ListLabel 311" style:family="text">
      <style:text-properties style:text-underline-style="none"/>
    </style:style>
    <style:style style:name="ListLabel_20_312" style:display-name="ListLabel 312" style:family="text">
      <style:text-properties style:text-underline-style="none"/>
    </style:style>
    <style:style style:name="ListLabel_20_313" style:display-name="ListLabel 313" style:family="text">
      <style:text-properties style:text-underline-style="none"/>
    </style:style>
    <style:style style:name="ListLabel_20_314" style:display-name="ListLabel 314" style:family="text">
      <style:text-properties style:text-underline-style="none"/>
    </style:style>
    <style:style style:name="ListLabel_20_315" style:display-name="ListLabel 315" style:family="text">
      <style:text-properties style:text-underline-style="none"/>
    </style:style>
    <style:style style:name="ListLabel_20_316" style:display-name="ListLabel 316" style:family="text">
      <style:text-properties style:text-underline-style="none"/>
    </style:style>
    <style:style style:name="ListLabel_20_317" style:display-name="ListLabel 317" style:family="text">
      <style:text-properties style:text-underline-style="none"/>
    </style:style>
    <style:style style:name="ListLabel_20_318" style:display-name="ListLabel 318" style:family="text">
      <style:text-properties style:text-underline-style="none"/>
    </style:style>
    <style:style style:name="ListLabel_20_319" style:display-name="ListLabel 319" style:family="text">
      <style:text-properties style:text-underline-style="none"/>
    </style:style>
    <style:style style:name="ListLabel_20_320" style:display-name="ListLabel 320" style:family="text">
      <style:text-properties style:text-underline-style="none"/>
    </style:style>
    <style:style style:name="ListLabel_20_321" style:display-name="ListLabel 321" style:family="text">
      <style:text-properties style:text-underline-style="none"/>
    </style:style>
    <style:style style:name="ListLabel_20_322" style:display-name="ListLabel 322" style:family="text">
      <style:text-properties style:text-underline-style="none"/>
    </style:style>
    <style:style style:name="ListLabel_20_323" style:display-name="ListLabel 323" style:family="text">
      <style:text-properties style:text-underline-style="none"/>
    </style:style>
    <style:style style:name="ListLabel_20_324" style:display-name="ListLabel 324" style:family="text">
      <style:text-properties style:text-underline-style="none"/>
    </style:style>
    <style:style style:name="ListLabel_20_325" style:display-name="ListLabel 325" style:family="text">
      <style:text-properties style:text-underline-style="none"/>
    </style:style>
    <style:style style:name="ListLabel_20_326" style:display-name="ListLabel 326" style:family="text">
      <style:text-properties style:text-underline-style="none"/>
    </style:style>
    <style:style style:name="ListLabel_20_327" style:display-name="ListLabel 327" style:family="text">
      <style:text-properties style:text-underline-style="none"/>
    </style:style>
    <style:style style:name="ListLabel_20_328" style:display-name="ListLabel 328" style:family="text">
      <style:text-properties style:text-underline-style="none"/>
    </style:style>
    <style:style style:name="ListLabel_20_329" style:display-name="ListLabel 329" style:family="text">
      <style:text-properties style:text-underline-style="none"/>
    </style:style>
    <style:style style:name="ListLabel_20_330" style:display-name="ListLabel 330" style:family="text">
      <style:text-properties style:text-underline-style="none"/>
    </style:style>
    <style:style style:name="ListLabel_20_331" style:display-name="ListLabel 331" style:family="text">
      <style:text-properties style:text-underline-style="none"/>
    </style:style>
    <style:style style:name="ListLabel_20_332" style:display-name="ListLabel 332" style:family="text">
      <style:text-properties style:text-underline-style="none"/>
    </style:style>
    <style:style style:name="ListLabel_20_333" style:display-name="ListLabel 333" style:family="text">
      <style:text-properties style:text-underline-style="none"/>
    </style:style>
    <style:style style:name="ListLabel_20_334" style:display-name="ListLabel 334" style:family="text">
      <style:text-properties style:text-underline-style="none"/>
    </style:style>
    <style:style style:name="ListLabel_20_335" style:display-name="ListLabel 335" style:family="text">
      <style:text-properties style:text-underline-style="none"/>
    </style:style>
    <style:style style:name="ListLabel_20_336" style:display-name="ListLabel 336" style:family="text">
      <style:text-properties style:text-underline-style="none"/>
    </style:style>
    <style:style style:name="ListLabel_20_337" style:display-name="ListLabel 337" style:family="text">
      <style:text-properties style:text-underline-style="none"/>
    </style:style>
    <style:style style:name="ListLabel_20_338" style:display-name="ListLabel 338" style:family="text">
      <style:text-properties style:text-underline-style="none"/>
    </style:style>
    <style:style style:name="ListLabel_20_339" style:display-name="ListLabel 339" style:family="text">
      <style:text-properties style:text-underline-style="none"/>
    </style:style>
    <style:style style:name="ListLabel_20_340" style:display-name="ListLabel 340" style:family="text">
      <style:text-properties style:text-underline-style="none"/>
    </style:style>
    <style:style style:name="ListLabel_20_341" style:display-name="ListLabel 341" style:family="text">
      <style:text-properties style:text-underline-style="none"/>
    </style:style>
    <style:style style:name="ListLabel_20_342" style:display-name="ListLabel 342" style:family="text">
      <style:text-properties style:text-underline-style="none"/>
    </style:style>
    <style:style style:name="ListLabel_20_343" style:display-name="ListLabel 343" style:family="text">
      <style:text-properties style:text-underline-style="none"/>
    </style:style>
    <style:style style:name="ListLabel_20_344" style:display-name="ListLabel 344" style:family="text">
      <style:text-properties style:text-underline-style="none"/>
    </style:style>
    <style:style style:name="ListLabel_20_345" style:display-name="ListLabel 345" style:family="text">
      <style:text-properties style:text-underline-style="none"/>
    </style:style>
    <style:style style:name="ListLabel_20_346" style:display-name="ListLabel 346" style:family="text">
      <style:text-properties style:text-underline-style="none"/>
    </style:style>
    <style:style style:name="ListLabel_20_347" style:display-name="ListLabel 347" style:family="text">
      <style:text-properties style:text-underline-style="none"/>
    </style:style>
    <style:style style:name="ListLabel_20_348" style:display-name="ListLabel 348" style:family="text">
      <style:text-properties style:text-underline-style="none"/>
    </style:style>
    <style:style style:name="ListLabel_20_349" style:display-name="ListLabel 349" style:family="text">
      <style:text-properties style:text-underline-style="none"/>
    </style:style>
    <style:style style:name="ListLabel_20_350" style:display-name="ListLabel 350" style:family="text">
      <style:text-properties style:text-underline-style="none"/>
    </style:style>
    <style:style style:name="ListLabel_20_351" style:display-name="ListLabel 351" style:family="text">
      <style:text-properties style:text-underline-style="none"/>
    </style:style>
    <style:style style:name="ListLabel_20_352" style:display-name="ListLabel 352" style:family="text">
      <style:text-properties style:text-underline-style="none"/>
    </style:style>
    <style:style style:name="ListLabel_20_353" style:display-name="ListLabel 353" style:family="text">
      <style:text-properties style:text-underline-style="none"/>
    </style:style>
    <style:style style:name="ListLabel_20_354" style:display-name="ListLabel 354" style:family="text">
      <style:text-properties style:text-underline-style="none"/>
    </style:style>
    <style:style style:name="ListLabel_20_355" style:display-name="ListLabel 355" style:family="text">
      <style:text-properties style:text-underline-style="none"/>
    </style:style>
    <style:style style:name="ListLabel_20_356" style:display-name="ListLabel 356" style:family="text">
      <style:text-properties style:text-underline-style="none"/>
    </style:style>
    <style:style style:name="ListLabel_20_357" style:display-name="ListLabel 357" style:family="text">
      <style:text-properties style:text-underline-style="none"/>
    </style:style>
    <style:style style:name="ListLabel_20_358" style:display-name="ListLabel 358" style:family="text">
      <style:text-properties style:text-underline-style="none"/>
    </style:style>
    <style:style style:name="ListLabel_20_359" style:display-name="ListLabel 359" style:family="text">
      <style:text-properties style:text-underline-style="none"/>
    </style:style>
    <style:style style:name="ListLabel_20_360" style:display-name="ListLabel 360" style:family="text">
      <style:text-properties style:text-underline-style="none"/>
    </style:style>
    <style:style style:name="ListLabel_20_361" style:display-name="ListLabel 361" style:family="text">
      <style:text-properties style:text-underline-style="none"/>
    </style:style>
    <style:style style:name="ListLabel_20_362" style:display-name="ListLabel 362" style:family="text">
      <style:text-properties style:text-underline-style="none"/>
    </style:style>
    <style:style style:name="ListLabel_20_363" style:display-name="ListLabel 363" style:family="text">
      <style:text-properties style:text-underline-style="none"/>
    </style:style>
    <style:style style:name="ListLabel_20_364" style:display-name="ListLabel 364" style:family="text">
      <style:text-properties style:text-underline-style="none"/>
    </style:style>
    <style:style style:name="ListLabel_20_365" style:display-name="ListLabel 365" style:family="text">
      <style:text-properties style:text-underline-style="none"/>
    </style:style>
    <style:style style:name="ListLabel_20_366" style:display-name="ListLabel 366" style:family="text">
      <style:text-properties style:text-underline-style="none"/>
    </style:style>
    <style:style style:name="ListLabel_20_367" style:display-name="ListLabel 367" style:family="text">
      <style:text-properties style:text-underline-style="none"/>
    </style:style>
    <style:style style:name="ListLabel_20_368" style:display-name="ListLabel 368" style:family="text">
      <style:text-properties style:text-underline-style="none"/>
    </style:style>
    <style:style style:name="ListLabel_20_369" style:display-name="ListLabel 369" style:family="text">
      <style:text-properties style:text-underline-style="none"/>
    </style:style>
    <style:style style:name="ListLabel_20_370" style:display-name="ListLabel 370" style:family="text">
      <style:text-properties style:text-underline-style="none"/>
    </style:style>
    <style:style style:name="ListLabel_20_371" style:display-name="ListLabel 371" style:family="text">
      <style:text-properties style:text-underline-style="none"/>
    </style:style>
    <style:style style:name="ListLabel_20_372" style:display-name="ListLabel 372" style:family="text">
      <style:text-properties style:text-underline-style="none"/>
    </style:style>
    <style:style style:name="ListLabel_20_373" style:display-name="ListLabel 373" style:family="text">
      <style:text-properties style:text-underline-style="none"/>
    </style:style>
    <style:style style:name="ListLabel_20_374" style:display-name="ListLabel 374" style:family="text">
      <style:text-properties style:text-underline-style="none"/>
    </style:style>
    <style:style style:name="ListLabel_20_375" style:display-name="ListLabel 375" style:family="text">
      <style:text-properties style:text-underline-style="none"/>
    </style:style>
    <style:style style:name="ListLabel_20_376" style:display-name="ListLabel 376" style:family="text">
      <style:text-properties style:text-underline-style="none"/>
    </style:style>
    <style:style style:name="ListLabel_20_377" style:display-name="ListLabel 377" style:family="text">
      <style:text-properties style:text-underline-style="none"/>
    </style:style>
    <style:style style:name="ListLabel_20_378" style:display-name="ListLabel 378" style:family="text">
      <style:text-properties style:text-underline-style="none"/>
    </style:style>
    <style:style style:name="ListLabel_20_379" style:display-name="ListLabel 379" style:family="text">
      <style:text-properties style:text-underline-style="none"/>
    </style:style>
    <style:style style:name="ListLabel_20_380" style:display-name="ListLabel 380" style:family="text">
      <style:text-properties style:text-underline-style="none"/>
    </style:style>
    <style:style style:name="ListLabel_20_381" style:display-name="ListLabel 381" style:family="text">
      <style:text-properties style:text-underline-style="none"/>
    </style:style>
    <style:style style:name="ListLabel_20_382" style:display-name="ListLabel 382" style:family="text">
      <style:text-properties style:text-underline-style="none"/>
    </style:style>
    <style:style style:name="ListLabel_20_383" style:display-name="ListLabel 383" style:family="text">
      <style:text-properties style:text-underline-style="none"/>
    </style:style>
    <style:style style:name="ListLabel_20_384" style:display-name="ListLabel 384" style:family="text">
      <style:text-properties style:text-underline-style="none"/>
    </style:style>
    <style:style style:name="ListLabel_20_385" style:display-name="ListLabel 385" style:family="text">
      <style:text-properties style:text-underline-style="none"/>
    </style:style>
    <style:style style:name="ListLabel_20_386" style:display-name="ListLabel 386" style:family="text">
      <style:text-properties style:text-underline-style="none"/>
    </style:style>
    <style:style style:name="ListLabel_20_387" style:display-name="ListLabel 387" style:family="text">
      <style:text-properties style:text-underline-style="none"/>
    </style:style>
    <style:style style:name="ListLabel_20_388" style:display-name="ListLabel 388" style:family="text">
      <style:text-properties style:text-underline-style="none"/>
    </style:style>
    <style:style style:name="ListLabel_20_389" style:display-name="ListLabel 389" style:family="text">
      <style:text-properties style:text-underline-style="none"/>
    </style:style>
    <style:style style:name="ListLabel_20_390" style:display-name="ListLabel 390" style:family="text">
      <style:text-properties style:text-underline-style="none"/>
    </style:style>
    <style:style style:name="ListLabel_20_391" style:display-name="ListLabel 391" style:family="text">
      <style:text-properties style:text-underline-style="none"/>
    </style:style>
    <style:style style:name="ListLabel_20_392" style:display-name="ListLabel 392" style:family="text">
      <style:text-properties style:text-underline-style="none"/>
    </style:style>
    <style:style style:name="ListLabel_20_393" style:display-name="ListLabel 393" style:family="text">
      <style:text-properties style:text-underline-style="none"/>
    </style:style>
    <style:style style:name="ListLabel_20_394" style:display-name="ListLabel 394" style:family="text">
      <style:text-properties style:text-underline-style="none"/>
    </style:style>
    <style:style style:name="ListLabel_20_395" style:display-name="ListLabel 395" style:family="text">
      <style:text-properties style:text-underline-style="none"/>
    </style:style>
    <style:style style:name="ListLabel_20_396" style:display-name="ListLabel 396" style:family="text">
      <style:text-properties style:text-underline-style="none"/>
    </style:style>
    <style:style style:name="ListLabel_20_397" style:display-name="ListLabel 397" style:family="text">
      <style:text-properties style:text-underline-style="none"/>
    </style:style>
    <style:style style:name="ListLabel_20_398" style:display-name="ListLabel 398" style:family="text">
      <style:text-properties style:text-underline-style="none"/>
    </style:style>
    <style:style style:name="ListLabel_20_399" style:display-name="ListLabel 399" style:family="text">
      <style:text-properties style:text-underline-style="none"/>
    </style:style>
    <style:style style:name="ListLabel_20_400" style:display-name="ListLabel 400" style:family="text">
      <style:text-properties style:text-underline-style="none"/>
    </style:style>
    <style:style style:name="ListLabel_20_401" style:display-name="ListLabel 401" style:family="text">
      <style:text-properties style:text-underline-style="none"/>
    </style:style>
    <style:style style:name="ListLabel_20_402" style:display-name="ListLabel 402" style:family="text">
      <style:text-properties style:text-underline-style="none"/>
    </style:style>
    <style:style style:name="ListLabel_20_403" style:display-name="ListLabel 403" style:family="text">
      <style:text-properties style:text-underline-style="none"/>
    </style:style>
    <style:style style:name="ListLabel_20_404" style:display-name="ListLabel 404" style:family="text">
      <style:text-properties style:text-underline-style="none"/>
    </style:style>
    <style:style style:name="ListLabel_20_405" style:display-name="ListLabel 405" style:family="text">
      <style:text-properties style:text-underline-style="none"/>
    </style:style>
    <style:style style:name="ListLabel_20_406" style:display-name="ListLabel 406" style:family="text">
      <style:text-properties style:text-underline-style="none"/>
    </style:style>
    <style:style style:name="ListLabel_20_407" style:display-name="ListLabel 407" style:family="text">
      <style:text-properties style:text-underline-style="none"/>
    </style:style>
    <style:style style:name="ListLabel_20_408" style:display-name="ListLabel 408" style:family="text">
      <style:text-properties style:text-underline-style="none"/>
    </style:style>
    <style:style style:name="ListLabel_20_409" style:display-name="ListLabel 409" style:family="text">
      <style:text-properties style:text-underline-style="none"/>
    </style:style>
    <style:style style:name="ListLabel_20_410" style:display-name="ListLabel 410" style:family="text">
      <style:text-properties style:text-underline-style="none"/>
    </style:style>
    <style:style style:name="ListLabel_20_411" style:display-name="ListLabel 411" style:family="text">
      <style:text-properties style:text-underline-style="none"/>
    </style:style>
    <style:style style:name="ListLabel_20_412" style:display-name="ListLabel 412" style:family="text">
      <style:text-properties style:text-underline-style="none"/>
    </style:style>
    <style:style style:name="ListLabel_20_413" style:display-name="ListLabel 413" style:family="text">
      <style:text-properties style:text-underline-style="none"/>
    </style:style>
    <style:style style:name="ListLabel_20_414" style:display-name="ListLabel 414" style:family="text">
      <style:text-properties style:text-underline-style="none"/>
    </style:style>
    <style:style style:name="ListLabel_20_415" style:display-name="ListLabel 415" style:family="text">
      <style:text-properties style:text-underline-style="none"/>
    </style:style>
    <style:style style:name="ListLabel_20_416" style:display-name="ListLabel 416" style:family="text">
      <style:text-properties style:text-underline-style="none"/>
    </style:style>
    <style:style style:name="ListLabel_20_417" style:display-name="ListLabel 417" style:family="text">
      <style:text-properties style:text-underline-style="none"/>
    </style:style>
    <style:style style:name="ListLabel_20_418" style:display-name="ListLabel 418" style:family="text">
      <style:text-properties style:text-underline-style="none"/>
    </style:style>
    <style:style style:name="ListLabel_20_419" style:display-name="ListLabel 419" style:family="text">
      <style:text-properties style:text-underline-style="none"/>
    </style:style>
    <style:style style:name="ListLabel_20_420" style:display-name="ListLabel 420" style:family="text">
      <style:text-properties style:text-underline-style="none"/>
    </style:style>
    <style:style style:name="ListLabel_20_421" style:display-name="ListLabel 421" style:family="text">
      <style:text-properties style:text-underline-style="none"/>
    </style:style>
    <style:style style:name="ListLabel_20_422" style:display-name="ListLabel 422" style:family="text">
      <style:text-properties style:text-underline-style="none"/>
    </style:style>
    <style:style style:name="ListLabel_20_423" style:display-name="ListLabel 423" style:family="text">
      <style:text-properties style:text-underline-style="none"/>
    </style:style>
    <style:style style:name="ListLabel_20_424" style:display-name="ListLabel 424" style:family="text">
      <style:text-properties style:text-underline-style="none"/>
    </style:style>
    <style:style style:name="ListLabel_20_425" style:display-name="ListLabel 425" style:family="text">
      <style:text-properties style:text-underline-style="none"/>
    </style:style>
    <style:style style:name="ListLabel_20_426" style:display-name="ListLabel 426" style:family="text">
      <style:text-properties style:text-underline-style="none"/>
    </style:style>
    <style:style style:name="ListLabel_20_427" style:display-name="ListLabel 427" style:family="text">
      <style:text-properties style:text-underline-style="none"/>
    </style:style>
    <style:style style:name="ListLabel_20_428" style:display-name="ListLabel 428" style:family="text">
      <style:text-properties style:text-underline-style="none"/>
    </style:style>
    <style:style style:name="ListLabel_20_429" style:display-name="ListLabel 429" style:family="text">
      <style:text-properties style:text-underline-style="none"/>
    </style:style>
    <style:style style:name="ListLabel_20_430" style:display-name="ListLabel 430" style:family="text">
      <style:text-properties style:text-underline-style="none"/>
    </style:style>
    <style:style style:name="ListLabel_20_431" style:display-name="ListLabel 431" style:family="text">
      <style:text-properties style:text-underline-style="none"/>
    </style:style>
    <style:style style:name="ListLabel_20_432" style:display-name="ListLabel 432" style:family="text">
      <style:text-properties style:text-underline-style="none"/>
    </style:style>
    <style:style style:name="ListLabel_20_433" style:display-name="ListLabel 433" style:family="text">
      <style:text-properties style:text-underline-style="none"/>
    </style:style>
    <style:style style:name="ListLabel_20_434" style:display-name="ListLabel 434" style:family="text">
      <style:text-properties style:text-underline-style="none"/>
    </style:style>
    <style:style style:name="ListLabel_20_435" style:display-name="ListLabel 435" style:family="text">
      <style:text-properties style:text-underline-style="none"/>
    </style:style>
    <style:style style:name="ListLabel_20_436" style:display-name="ListLabel 436" style:family="text">
      <style:text-properties style:text-underline-style="none"/>
    </style:style>
    <style:style style:name="ListLabel_20_437" style:display-name="ListLabel 437" style:family="text">
      <style:text-properties style:text-underline-style="none"/>
    </style:style>
    <style:style style:name="ListLabel_20_438" style:display-name="ListLabel 438" style:family="text">
      <style:text-properties style:text-underline-style="none"/>
    </style:style>
    <style:style style:name="ListLabel_20_439" style:display-name="ListLabel 439" style:family="text">
      <style:text-properties style:text-underline-style="none"/>
    </style:style>
    <style:style style:name="ListLabel_20_440" style:display-name="ListLabel 440" style:family="text">
      <style:text-properties style:text-underline-style="none"/>
    </style:style>
    <style:style style:name="ListLabel_20_441" style:display-name="ListLabel 441" style:family="text">
      <style:text-properties style:text-underline-style="none"/>
    </style:style>
    <style:style style:name="ListLabel_20_442" style:display-name="ListLabel 442" style:family="text">
      <style:text-properties style:text-underline-style="none"/>
    </style:style>
    <style:style style:name="ListLabel_20_443" style:display-name="ListLabel 443" style:family="text">
      <style:text-properties style:text-underline-style="none"/>
    </style:style>
    <style:style style:name="ListLabel_20_444" style:display-name="ListLabel 444" style:family="text">
      <style:text-properties style:text-underline-style="none"/>
    </style:style>
    <style:style style:name="ListLabel_20_445" style:display-name="ListLabel 445" style:family="text">
      <style:text-properties style:text-underline-style="none"/>
    </style:style>
    <style:style style:name="ListLabel_20_446" style:display-name="ListLabel 446" style:family="text">
      <style:text-properties style:text-underline-style="none"/>
    </style:style>
    <style:style style:name="ListLabel_20_447" style:display-name="ListLabel 447" style:family="text">
      <style:text-properties style:text-underline-style="none"/>
    </style:style>
    <style:style style:name="ListLabel_20_448" style:display-name="ListLabel 448" style:family="text">
      <style:text-properties style:text-underline-style="none"/>
    </style:style>
    <style:style style:name="ListLabel_20_449" style:display-name="ListLabel 449" style:family="text">
      <style:text-properties style:text-underline-style="none"/>
    </style:style>
    <style:style style:name="ListLabel_20_450" style:display-name="ListLabel 450" style:family="text">
      <style:text-properties style:text-underline-style="none"/>
    </style:style>
    <style:style style:name="ListLabel_20_451" style:display-name="ListLabel 451" style:family="text">
      <style:text-properties style:text-underline-style="none"/>
    </style:style>
    <style:style style:name="ListLabel_20_452" style:display-name="ListLabel 452" style:family="text">
      <style:text-properties style:text-underline-style="none"/>
    </style:style>
    <style:style style:name="ListLabel_20_453" style:display-name="ListLabel 453" style:family="text">
      <style:text-properties style:text-underline-style="none"/>
    </style:style>
    <style:style style:name="ListLabel_20_454" style:display-name="ListLabel 454" style:family="text">
      <style:text-properties style:text-underline-style="none"/>
    </style:style>
    <style:style style:name="ListLabel_20_455" style:display-name="ListLabel 455" style:family="text">
      <style:text-properties style:text-underline-style="none"/>
    </style:style>
    <style:style style:name="ListLabel_20_456" style:display-name="ListLabel 456" style:family="text">
      <style:text-properties style:text-underline-style="none"/>
    </style:style>
    <style:style style:name="ListLabel_20_457" style:display-name="ListLabel 457" style:family="text">
      <style:text-properties style:text-underline-style="none"/>
    </style:style>
    <style:style style:name="ListLabel_20_458" style:display-name="ListLabel 458" style:family="text">
      <style:text-properties style:text-underline-style="none"/>
    </style:style>
    <style:style style:name="ListLabel_20_459" style:display-name="ListLabel 459" style:family="text">
      <style:text-properties style:text-underline-style="none"/>
    </style:style>
    <style:style style:name="ListLabel_20_460" style:display-name="ListLabel 460" style:family="text">
      <style:text-properties style:text-underline-style="none"/>
    </style:style>
    <style:style style:name="ListLabel_20_461" style:display-name="ListLabel 461" style:family="text">
      <style:text-properties style:text-underline-style="none"/>
    </style:style>
    <style:style style:name="ListLabel_20_462" style:display-name="ListLabel 462" style:family="text">
      <style:text-properties style:text-underline-style="none"/>
    </style:style>
    <style:style style:name="ListLabel_20_463" style:display-name="ListLabel 463" style:family="text">
      <style:text-properties style:text-underline-style="none"/>
    </style:style>
    <style:style style:name="ListLabel_20_464" style:display-name="ListLabel 464" style:family="text">
      <style:text-properties style:text-underline-style="none"/>
    </style:style>
    <style:style style:name="ListLabel_20_465" style:display-name="ListLabel 465" style:family="text">
      <style:text-properties style:text-underline-style="none"/>
    </style:style>
    <style:style style:name="ListLabel_20_466" style:display-name="ListLabel 466" style:family="text">
      <style:text-properties style:text-underline-style="none"/>
    </style:style>
    <style:style style:name="ListLabel_20_467" style:display-name="ListLabel 467" style:family="text">
      <style:text-properties style:text-underline-style="none"/>
    </style:style>
    <style:style style:name="ListLabel_20_468" style:display-name="ListLabel 468" style:family="text">
      <style:text-properties style:text-underline-style="none"/>
    </style:style>
    <style:style style:name="ListLabel_20_469" style:display-name="ListLabel 469" style:family="text">
      <style:text-properties style:text-underline-style="none"/>
    </style:style>
    <style:style style:name="ListLabel_20_470" style:display-name="ListLabel 470" style:family="text">
      <style:text-properties style:text-underline-style="none"/>
    </style:style>
    <style:style style:name="ListLabel_20_471" style:display-name="ListLabel 471" style:family="text">
      <style:text-properties style:text-underline-style="none"/>
    </style:style>
    <style:style style:name="ListLabel_20_472" style:display-name="ListLabel 472" style:family="text">
      <style:text-properties style:text-underline-style="none"/>
    </style:style>
    <style:style style:name="ListLabel_20_473" style:display-name="ListLabel 473" style:family="text">
      <style:text-properties style:text-underline-style="none"/>
    </style:style>
    <style:style style:name="ListLabel_20_474" style:display-name="ListLabel 474" style:family="text">
      <style:text-properties style:text-underline-style="none"/>
    </style:style>
    <style:style style:name="ListLabel_20_475" style:display-name="ListLabel 475" style:family="text">
      <style:text-properties style:text-underline-style="none"/>
    </style:style>
    <style:style style:name="ListLabel_20_476" style:display-name="ListLabel 476" style:family="text">
      <style:text-properties style:text-underline-style="none"/>
    </style:style>
    <style:style style:name="ListLabel_20_477" style:display-name="ListLabel 477" style:family="text">
      <style:text-properties style:text-underline-style="none"/>
    </style:style>
    <style:style style:name="ListLabel_20_478" style:display-name="ListLabel 478" style:family="text">
      <style:text-properties style:text-underline-style="none"/>
    </style:style>
    <style:style style:name="ListLabel_20_479" style:display-name="ListLabel 479" style:family="text">
      <style:text-properties style:text-underline-style="none"/>
    </style:style>
    <style:style style:name="ListLabel_20_480" style:display-name="ListLabel 480" style:family="text">
      <style:text-properties style:text-underline-style="none"/>
    </style:style>
    <style:style style:name="ListLabel_20_481" style:display-name="ListLabel 481" style:family="text">
      <style:text-properties style:text-underline-style="none"/>
    </style:style>
    <style:style style:name="ListLabel_20_482" style:display-name="ListLabel 482" style:family="text">
      <style:text-properties style:text-underline-style="none"/>
    </style:style>
    <style:style style:name="ListLabel_20_483" style:display-name="ListLabel 483" style:family="text">
      <style:text-properties style:text-underline-style="none"/>
    </style:style>
    <style:style style:name="ListLabel_20_484" style:display-name="ListLabel 484" style:family="text">
      <style:text-properties style:text-underline-style="none"/>
    </style:style>
    <style:style style:name="ListLabel_20_485" style:display-name="ListLabel 485" style:family="text">
      <style:text-properties style:text-underline-style="none"/>
    </style:style>
    <style:style style:name="ListLabel_20_486" style:display-name="ListLabel 486" style:family="text">
      <style:text-properties style:text-underline-style="none"/>
    </style:style>
    <style:style style:name="ListLabel_20_487" style:display-name="ListLabel 487" style:family="text">
      <style:text-properties style:text-underline-style="none"/>
    </style:style>
    <style:style style:name="ListLabel_20_488" style:display-name="ListLabel 488" style:family="text">
      <style:text-properties style:text-underline-style="none"/>
    </style:style>
    <style:style style:name="ListLabel_20_489" style:display-name="ListLabel 489" style:family="text">
      <style:text-properties style:text-underline-style="none"/>
    </style:style>
    <style:style style:name="ListLabel_20_490" style:display-name="ListLabel 490" style:family="text">
      <style:text-properties style:text-underline-style="none"/>
    </style:style>
    <style:style style:name="ListLabel_20_491" style:display-name="ListLabel 491" style:family="text">
      <style:text-properties style:text-underline-style="none"/>
    </style:style>
    <style:style style:name="ListLabel_20_492" style:display-name="ListLabel 492" style:family="text">
      <style:text-properties style:text-underline-style="none"/>
    </style:style>
    <style:style style:name="ListLabel_20_493" style:display-name="ListLabel 493" style:family="text">
      <style:text-properties style:text-underline-style="none"/>
    </style:style>
    <style:style style:name="ListLabel_20_494" style:display-name="ListLabel 494" style:family="text">
      <style:text-properties style:text-underline-style="none"/>
    </style:style>
    <style:style style:name="ListLabel_20_495" style:display-name="ListLabel 495" style:family="text">
      <style:text-properties style:text-underline-style="none"/>
    </style:style>
    <style:style style:name="ListLabel_20_496" style:display-name="ListLabel 496" style:family="text">
      <style:text-properties style:text-underline-style="none"/>
    </style:style>
    <style:style style:name="ListLabel_20_497" style:display-name="ListLabel 497" style:family="text">
      <style:text-properties style:text-underline-style="none"/>
    </style:style>
    <style:style style:name="ListLabel_20_498" style:display-name="ListLabel 498" style:family="text">
      <style:text-properties style:text-underline-style="none"/>
    </style:style>
    <style:style style:name="ListLabel_20_499" style:display-name="ListLabel 499" style:family="text">
      <style:text-properties style:text-underline-style="none"/>
    </style:style>
    <style:style style:name="ListLabel_20_500" style:display-name="ListLabel 500" style:family="text">
      <style:text-properties style:text-underline-style="none"/>
    </style:style>
    <style:style style:name="ListLabel_20_501" style:display-name="ListLabel 501" style:family="text">
      <style:text-properties style:text-underline-style="none"/>
    </style:style>
    <style:style style:name="ListLabel_20_502" style:display-name="ListLabel 502" style:family="text">
      <style:text-properties style:text-underline-style="none"/>
    </style:style>
    <style:style style:name="ListLabel_20_503" style:display-name="ListLabel 503" style:family="text">
      <style:text-properties style:text-underline-style="none"/>
    </style:style>
    <style:style style:name="ListLabel_20_504" style:display-name="ListLabel 504" style:family="text">
      <style:text-properties style:text-underline-style="none"/>
    </style:style>
    <style:style style:name="ListLabel_20_505" style:display-name="ListLabel 505" style:family="text">
      <style:text-properties style:text-underline-style="none"/>
    </style:style>
    <style:style style:name="ListLabel_20_506" style:display-name="ListLabel 506" style:family="text">
      <style:text-properties style:text-underline-style="none"/>
    </style:style>
    <style:style style:name="ListLabel_20_507" style:display-name="ListLabel 507" style:family="text">
      <style:text-properties style:text-underline-style="none"/>
    </style:style>
    <style:style style:name="ListLabel_20_508" style:display-name="ListLabel 508" style:family="text">
      <style:text-properties style:text-underline-style="none"/>
    </style:style>
    <style:style style:name="ListLabel_20_509" style:display-name="ListLabel 509" style:family="text">
      <style:text-properties style:text-underline-style="none"/>
    </style:style>
    <style:style style:name="ListLabel_20_510" style:display-name="ListLabel 510" style:family="text">
      <style:text-properties style:text-underline-style="none"/>
    </style:style>
    <style:style style:name="ListLabel_20_511" style:display-name="ListLabel 511" style:family="text">
      <style:text-properties style:text-underline-style="none"/>
    </style:style>
    <style:style style:name="ListLabel_20_512" style:display-name="ListLabel 512" style:family="text">
      <style:text-properties style:text-underline-style="none"/>
    </style:style>
    <style:style style:name="ListLabel_20_513" style:display-name="ListLabel 513" style:family="text">
      <style:text-properties style:text-underline-style="none"/>
    </style:style>
    <style:style style:name="ListLabel_20_514" style:display-name="ListLabel 514" style:family="text">
      <style:text-properties style:text-underline-style="none"/>
    </style:style>
    <style:style style:name="ListLabel_20_515" style:display-name="ListLabel 515" style:family="text">
      <style:text-properties style:text-underline-style="none"/>
    </style:style>
    <style:style style:name="ListLabel_20_516" style:display-name="ListLabel 516" style:family="text">
      <style:text-properties style:text-underline-style="none"/>
    </style:style>
    <style:style style:name="ListLabel_20_517" style:display-name="ListLabel 517" style:family="text">
      <style:text-properties style:text-underline-style="none"/>
    </style:style>
    <style:style style:name="ListLabel_20_518" style:display-name="ListLabel 518" style:family="text">
      <style:text-properties style:text-underline-style="none"/>
    </style:style>
    <style:style style:name="ListLabel_20_519" style:display-name="ListLabel 519" style:family="text">
      <style:text-properties style:text-underline-style="none"/>
    </style:style>
    <style:style style:name="ListLabel_20_520" style:display-name="ListLabel 520" style:family="text">
      <style:text-properties style:text-underline-style="none"/>
    </style:style>
    <style:style style:name="ListLabel_20_521" style:display-name="ListLabel 521" style:family="text">
      <style:text-properties style:text-underline-style="none"/>
    </style:style>
    <style:style style:name="ListLabel_20_522" style:display-name="ListLabel 522" style:family="text">
      <style:text-properties style:text-underline-style="none"/>
    </style:style>
    <style:style style:name="ListLabel_20_523" style:display-name="ListLabel 523" style:family="text">
      <style:text-properties style:text-underline-style="none"/>
    </style:style>
    <style:style style:name="ListLabel_20_524" style:display-name="ListLabel 524" style:family="text">
      <style:text-properties style:text-underline-style="none"/>
    </style:style>
    <style:style style:name="ListLabel_20_525" style:display-name="ListLabel 525" style:family="text">
      <style:text-properties style:text-underline-style="none"/>
    </style:style>
    <style:style style:name="ListLabel_20_526" style:display-name="ListLabel 526" style:family="text">
      <style:text-properties style:text-underline-style="none"/>
    </style:style>
    <style:style style:name="ListLabel_20_527" style:display-name="ListLabel 527" style:family="text">
      <style:text-properties style:text-underline-style="none"/>
    </style:style>
    <style:style style:name="ListLabel_20_528" style:display-name="ListLabel 528" style:family="text">
      <style:text-properties style:text-underline-style="none"/>
    </style:style>
    <style:style style:name="ListLabel_20_529" style:display-name="ListLabel 529" style:family="text">
      <style:text-properties style:text-underline-style="none"/>
    </style:style>
    <style:style style:name="ListLabel_20_530" style:display-name="ListLabel 530" style:family="text">
      <style:text-properties style:text-underline-style="none"/>
    </style:style>
    <style:style style:name="ListLabel_20_531" style:display-name="ListLabel 531" style:family="text">
      <style:text-properties style:text-underline-style="none"/>
    </style:style>
    <style:style style:name="ListLabel_20_532" style:display-name="ListLabel 532" style:family="text">
      <style:text-properties style:text-underline-style="none"/>
    </style:style>
    <style:style style:name="ListLabel_20_533" style:display-name="ListLabel 533" style:family="text">
      <style:text-properties style:text-underline-style="none"/>
    </style:style>
    <style:style style:name="ListLabel_20_534" style:display-name="ListLabel 534" style:family="text">
      <style:text-properties style:text-underline-style="none"/>
    </style:style>
    <style:style style:name="ListLabel_20_535" style:display-name="ListLabel 535" style:family="text">
      <style:text-properties style:text-underline-style="none"/>
    </style:style>
    <style:style style:name="ListLabel_20_536" style:display-name="ListLabel 536" style:family="text">
      <style:text-properties style:text-underline-style="none"/>
    </style:style>
    <style:style style:name="ListLabel_20_537" style:display-name="ListLabel 537" style:family="text">
      <style:text-properties style:text-underline-style="none"/>
    </style:style>
    <style:style style:name="ListLabel_20_538" style:display-name="ListLabel 538" style:family="text">
      <style:text-properties style:text-underline-style="none"/>
    </style:style>
    <style:style style:name="ListLabel_20_539" style:display-name="ListLabel 539" style:family="text">
      <style:text-properties style:text-underline-style="none"/>
    </style:style>
    <style:style style:name="ListLabel_20_540" style:display-name="ListLabel 540" style:family="text">
      <style:text-properties style:text-underline-style="none"/>
    </style:style>
    <style:style style:name="ListLabel_20_541" style:display-name="ListLabel 541" style:family="text">
      <style:text-properties style:text-underline-style="none"/>
    </style:style>
    <style:style style:name="ListLabel_20_542" style:display-name="ListLabel 542" style:family="text">
      <style:text-properties style:text-underline-style="none"/>
    </style:style>
    <style:style style:name="ListLabel_20_543" style:display-name="ListLabel 543" style:family="text">
      <style:text-properties style:text-underline-style="none"/>
    </style:style>
    <style:style style:name="ListLabel_20_544" style:display-name="ListLabel 544" style:family="text">
      <style:text-properties style:text-underline-style="none"/>
    </style:style>
    <style:style style:name="ListLabel_20_545" style:display-name="ListLabel 545" style:family="text">
      <style:text-properties style:text-underline-style="none"/>
    </style:style>
    <style:style style:name="ListLabel_20_546" style:display-name="ListLabel 546" style:family="text">
      <style:text-properties style:text-underline-style="none"/>
    </style:style>
    <style:style style:name="ListLabel_20_547" style:display-name="ListLabel 547" style:family="text">
      <style:text-properties style:text-underline-style="none"/>
    </style:style>
    <style:style style:name="ListLabel_20_548" style:display-name="ListLabel 548" style:family="text">
      <style:text-properties style:text-underline-style="none"/>
    </style:style>
    <style:style style:name="ListLabel_20_549" style:display-name="ListLabel 549" style:family="text">
      <style:text-properties style:text-underline-style="none"/>
    </style:style>
    <style:style style:name="ListLabel_20_550" style:display-name="ListLabel 550" style:family="text">
      <style:text-properties style:text-underline-style="none"/>
    </style:style>
    <style:style style:name="ListLabel_20_551" style:display-name="ListLabel 551" style:family="text">
      <style:text-properties style:text-underline-style="none"/>
    </style:style>
    <style:style style:name="ListLabel_20_552" style:display-name="ListLabel 552" style:family="text">
      <style:text-properties style:text-underline-style="none"/>
    </style:style>
    <style:style style:name="ListLabel_20_553" style:display-name="ListLabel 553" style:family="text">
      <style:text-properties style:text-underline-style="none"/>
    </style:style>
    <style:style style:name="ListLabel_20_554" style:display-name="ListLabel 554" style:family="text">
      <style:text-properties style:text-underline-style="none"/>
    </style:style>
    <style:style style:name="ListLabel_20_555" style:display-name="ListLabel 555" style:family="text">
      <style:text-properties style:text-underline-style="none"/>
    </style:style>
    <style:style style:name="ListLabel_20_556" style:display-name="ListLabel 556" style:family="text">
      <style:text-properties style:text-underline-style="none"/>
    </style:style>
    <style:style style:name="ListLabel_20_557" style:display-name="ListLabel 557" style:family="text">
      <style:text-properties style:text-underline-style="none"/>
    </style:style>
    <style:style style:name="ListLabel_20_558" style:display-name="ListLabel 558" style:family="text">
      <style:text-properties style:text-underline-style="none"/>
    </style:style>
    <style:style style:name="ListLabel_20_559" style:display-name="ListLabel 559" style:family="text">
      <style:text-properties style:text-underline-style="none"/>
    </style:style>
    <style:style style:name="ListLabel_20_560" style:display-name="ListLabel 560" style:family="text">
      <style:text-properties style:text-underline-style="none"/>
    </style:style>
    <style:style style:name="ListLabel_20_561" style:display-name="ListLabel 561" style:family="text">
      <style:text-properties style:text-underline-style="none"/>
    </style:style>
    <style:style style:name="ListLabel_20_562" style:display-name="ListLabel 562" style:family="text">
      <style:text-properties style:text-underline-style="none"/>
    </style:style>
    <style:style style:name="ListLabel_20_563" style:display-name="ListLabel 563" style:family="text">
      <style:text-properties style:text-underline-style="none"/>
    </style:style>
    <style:style style:name="ListLabel_20_564" style:display-name="ListLabel 564" style:family="text">
      <style:text-properties style:text-underline-style="none"/>
    </style:style>
    <style:style style:name="ListLabel_20_565" style:display-name="ListLabel 565" style:family="text">
      <style:text-properties style:text-underline-style="none"/>
    </style:style>
    <style:style style:name="ListLabel_20_566" style:display-name="ListLabel 566" style:family="text">
      <style:text-properties style:text-underline-style="none"/>
    </style:style>
    <style:style style:name="ListLabel_20_567" style:display-name="ListLabel 567" style:family="text">
      <style:text-properties style:text-underline-style="none"/>
    </style:style>
    <style:style style:name="ListLabel_20_568" style:display-name="ListLabel 568" style:family="text">
      <style:text-properties style:text-underline-style="none"/>
    </style:style>
    <style:style style:name="ListLabel_20_569" style:display-name="ListLabel 569" style:family="text">
      <style:text-properties style:text-underline-style="none"/>
    </style:style>
    <style:style style:name="ListLabel_20_570" style:display-name="ListLabel 570" style:family="text">
      <style:text-properties style:text-underline-style="none"/>
    </style:style>
    <style:style style:name="ListLabel_20_571" style:display-name="ListLabel 571" style:family="text">
      <style:text-properties style:text-underline-style="none"/>
    </style:style>
    <style:style style:name="ListLabel_20_572" style:display-name="ListLabel 572" style:family="text">
      <style:text-properties style:text-underline-style="none"/>
    </style:style>
    <style:style style:name="ListLabel_20_573" style:display-name="ListLabel 573" style:family="text">
      <style:text-properties style:text-underline-style="none"/>
    </style:style>
    <style:style style:name="ListLabel_20_574" style:display-name="ListLabel 574" style:family="text">
      <style:text-properties style:text-underline-style="none"/>
    </style:style>
    <style:style style:name="ListLabel_20_575" style:display-name="ListLabel 575" style:family="text">
      <style:text-properties style:text-underline-style="none"/>
    </style:style>
    <style:style style:name="ListLabel_20_576" style:display-name="ListLabel 576" style:family="text">
      <style:text-properties style:text-underline-style="none"/>
    </style:style>
    <style:style style:name="ListLabel_20_577" style:display-name="ListLabel 577" style:family="text">
      <style:text-properties style:text-underline-style="none"/>
    </style:style>
    <style:style style:name="ListLabel_20_578" style:display-name="ListLabel 578" style:family="text">
      <style:text-properties style:text-underline-style="none"/>
    </style:style>
    <style:style style:name="ListLabel_20_579" style:display-name="ListLabel 579" style:family="text">
      <style:text-properties style:text-underline-style="none"/>
    </style:style>
    <style:style style:name="ListLabel_20_580" style:display-name="ListLabel 580" style:family="text">
      <style:text-properties style:text-underline-style="none"/>
    </style:style>
    <style:style style:name="ListLabel_20_581" style:display-name="ListLabel 581" style:family="text">
      <style:text-properties style:text-underline-style="none"/>
    </style:style>
    <style:style style:name="ListLabel_20_582" style:display-name="ListLabel 582" style:family="text">
      <style:text-properties style:text-underline-style="none"/>
    </style:style>
    <style:style style:name="ListLabel_20_583" style:display-name="ListLabel 583" style:family="text">
      <style:text-properties style:text-underline-style="none"/>
    </style:style>
    <style:style style:name="ListLabel_20_584" style:display-name="ListLabel 584" style:family="text">
      <style:text-properties style:text-underline-style="none"/>
    </style:style>
    <style:style style:name="ListLabel_20_585" style:display-name="ListLabel 585" style:family="text">
      <style:text-properties style:text-underline-style="none"/>
    </style:style>
    <style:style style:name="ListLabel_20_586" style:display-name="ListLabel 586" style:family="text">
      <style:text-properties style:text-underline-style="none"/>
    </style:style>
    <style:style style:name="ListLabel_20_587" style:display-name="ListLabel 587" style:family="text">
      <style:text-properties style:text-underline-style="none"/>
    </style:style>
    <style:style style:name="ListLabel_20_588" style:display-name="ListLabel 588" style:family="text">
      <style:text-properties style:text-underline-style="none"/>
    </style:style>
    <style:style style:name="ListLabel_20_589" style:display-name="ListLabel 589" style:family="text">
      <style:text-properties style:text-underline-style="none"/>
    </style:style>
    <style:style style:name="ListLabel_20_590" style:display-name="ListLabel 590" style:family="text">
      <style:text-properties style:text-underline-style="none"/>
    </style:style>
    <style:style style:name="ListLabel_20_591" style:display-name="ListLabel 591" style:family="text">
      <style:text-properties style:text-underline-style="none"/>
    </style:style>
    <style:style style:name="ListLabel_20_592" style:display-name="ListLabel 592" style:family="text">
      <style:text-properties style:text-underline-style="none"/>
    </style:style>
    <style:style style:name="ListLabel_20_593" style:display-name="ListLabel 593" style:family="text">
      <style:text-properties style:text-underline-style="none"/>
    </style:style>
    <style:style style:name="ListLabel_20_594" style:display-name="ListLabel 594" style:family="text">
      <style:text-properties style:text-underline-style="none"/>
    </style:style>
    <style:style style:name="ListLabel_20_595" style:display-name="ListLabel 595" style:family="text">
      <style:text-properties style:text-underline-style="none"/>
    </style:style>
    <style:style style:name="ListLabel_20_596" style:display-name="ListLabel 596" style:family="text">
      <style:text-properties style:text-underline-style="none"/>
    </style:style>
    <style:style style:name="ListLabel_20_597" style:display-name="ListLabel 597" style:family="text">
      <style:text-properties style:text-underline-style="none"/>
    </style:style>
    <style:style style:name="ListLabel_20_598" style:display-name="ListLabel 598" style:family="text">
      <style:text-properties style:text-underline-style="none"/>
    </style:style>
    <style:style style:name="ListLabel_20_599" style:display-name="ListLabel 599" style:family="text">
      <style:text-properties style:text-underline-style="none"/>
    </style:style>
    <style:style style:name="ListLabel_20_600" style:display-name="ListLabel 600" style:family="text">
      <style:text-properties style:text-underline-style="none"/>
    </style:style>
    <style:style style:name="ListLabel_20_601" style:display-name="ListLabel 601" style:family="text">
      <style:text-properties style:text-underline-style="none"/>
    </style:style>
    <style:style style:name="ListLabel_20_602" style:display-name="ListLabel 602" style:family="text">
      <style:text-properties style:text-underline-style="none"/>
    </style:style>
    <style:style style:name="ListLabel_20_603" style:display-name="ListLabel 603" style:family="text">
      <style:text-properties style:text-underline-style="none"/>
    </style:style>
    <style:style style:name="ListLabel_20_604" style:display-name="ListLabel 604" style:family="text">
      <style:text-properties style:text-underline-style="none"/>
    </style:style>
    <style:style style:name="ListLabel_20_605" style:display-name="ListLabel 605" style:family="text">
      <style:text-properties style:text-underline-style="none"/>
    </style:style>
    <style:style style:name="ListLabel_20_606" style:display-name="ListLabel 606" style:family="text">
      <style:text-properties style:text-underline-style="none"/>
    </style:style>
    <style:style style:name="ListLabel_20_607" style:display-name="ListLabel 607" style:family="text">
      <style:text-properties style:text-underline-style="none"/>
    </style:style>
    <style:style style:name="ListLabel_20_608" style:display-name="ListLabel 608" style:family="text">
      <style:text-properties style:text-underline-style="none"/>
    </style:style>
    <style:style style:name="ListLabel_20_609" style:display-name="ListLabel 609" style:family="text">
      <style:text-properties style:text-underline-style="none"/>
    </style:style>
    <style:style style:name="ListLabel_20_610" style:display-name="ListLabel 610" style:family="text">
      <style:text-properties style:text-underline-style="none"/>
    </style:style>
    <style:style style:name="ListLabel_20_611" style:display-name="ListLabel 611" style:family="text">
      <style:text-properties style:text-underline-style="none"/>
    </style:style>
    <style:style style:name="ListLabel_20_612" style:display-name="ListLabel 612" style:family="text">
      <style:text-properties style:text-underline-style="none"/>
    </style:style>
    <style:style style:name="ListLabel_20_613" style:display-name="ListLabel 613" style:family="text">
      <style:text-properties style:text-underline-style="none"/>
    </style:style>
    <style:style style:name="ListLabel_20_614" style:display-name="ListLabel 614" style:family="text">
      <style:text-properties style:text-underline-style="none"/>
    </style:style>
    <style:style style:name="ListLabel_20_615" style:display-name="ListLabel 615" style:family="text">
      <style:text-properties style:text-underline-style="none"/>
    </style:style>
    <style:style style:name="ListLabel_20_616" style:display-name="ListLabel 616" style:family="text">
      <style:text-properties style:text-underline-style="none"/>
    </style:style>
    <style:style style:name="ListLabel_20_617" style:display-name="ListLabel 617" style:family="text">
      <style:text-properties style:text-underline-style="none"/>
    </style:style>
    <style:style style:name="ListLabel_20_618" style:display-name="ListLabel 618" style:family="text">
      <style:text-properties style:text-underline-style="none"/>
    </style:style>
    <style:style style:name="ListLabel_20_619" style:display-name="ListLabel 619" style:family="text">
      <style:text-properties style:text-underline-style="none"/>
    </style:style>
    <style:style style:name="ListLabel_20_620" style:display-name="ListLabel 620" style:family="text">
      <style:text-properties style:text-underline-style="none"/>
    </style:style>
    <style:style style:name="ListLabel_20_621" style:display-name="ListLabel 621" style:family="text">
      <style:text-properties style:text-underline-style="none"/>
    </style:style>
    <style:style style:name="ListLabel_20_622" style:display-name="ListLabel 622" style:family="text">
      <style:text-properties style:text-underline-style="none"/>
    </style:style>
    <style:style style:name="ListLabel_20_623" style:display-name="ListLabel 623" style:family="text">
      <style:text-properties style:text-underline-style="none"/>
    </style:style>
    <style:style style:name="ListLabel_20_624" style:display-name="ListLabel 624" style:family="text">
      <style:text-properties style:text-underline-style="none"/>
    </style:style>
    <style:style style:name="ListLabel_20_625" style:display-name="ListLabel 625" style:family="text">
      <style:text-properties style:text-underline-style="none"/>
    </style:style>
    <style:style style:name="ListLabel_20_626" style:display-name="ListLabel 626" style:family="text">
      <style:text-properties style:text-underline-style="none"/>
    </style:style>
    <style:style style:name="ListLabel_20_627" style:display-name="ListLabel 627" style:family="text">
      <style:text-properties style:text-underline-style="none"/>
    </style:style>
    <style:style style:name="ListLabel_20_628" style:display-name="ListLabel 628" style:family="text">
      <style:text-properties style:text-underline-style="none"/>
    </style:style>
    <style:style style:name="ListLabel_20_629" style:display-name="ListLabel 629" style:family="text">
      <style:text-properties style:text-underline-style="none"/>
    </style:style>
    <style:style style:name="ListLabel_20_630" style:display-name="ListLabel 630" style:family="text">
      <style:text-properties style:text-underline-style="none"/>
    </style:style>
    <style:style style:name="ListLabel_20_631" style:display-name="ListLabel 631" style:family="text">
      <style:text-properties style:text-underline-style="none"/>
    </style:style>
    <style:style style:name="ListLabel_20_632" style:display-name="ListLabel 632" style:family="text">
      <style:text-properties style:text-underline-style="none"/>
    </style:style>
    <style:style style:name="ListLabel_20_633" style:display-name="ListLabel 633" style:family="text">
      <style:text-properties style:text-underline-style="none"/>
    </style:style>
    <style:style style:name="ListLabel_20_634" style:display-name="ListLabel 634" style:family="text">
      <style:text-properties style:text-underline-style="none"/>
    </style:style>
    <style:style style:name="ListLabel_20_635" style:display-name="ListLabel 635" style:family="text">
      <style:text-properties style:text-underline-style="none"/>
    </style:style>
    <style:style style:name="ListLabel_20_636" style:display-name="ListLabel 636" style:family="text">
      <style:text-properties style:text-underline-style="none"/>
    </style:style>
    <style:style style:name="ListLabel_20_637" style:display-name="ListLabel 637" style:family="text">
      <style:text-properties style:text-underline-style="none"/>
    </style:style>
    <style:style style:name="ListLabel_20_638" style:display-name="ListLabel 638" style:family="text">
      <style:text-properties style:text-underline-style="none"/>
    </style:style>
    <style:style style:name="ListLabel_20_639" style:display-name="ListLabel 639" style:family="text">
      <style:text-properties style:text-underline-style="none"/>
    </style:style>
    <style:style style:name="ListLabel_20_640" style:display-name="ListLabel 640" style:family="text">
      <style:text-properties style:text-underline-style="none"/>
    </style:style>
    <style:style style:name="ListLabel_20_641" style:display-name="ListLabel 641" style:family="text">
      <style:text-properties style:text-underline-style="none"/>
    </style:style>
    <style:style style:name="ListLabel_20_642" style:display-name="ListLabel 642" style:family="text">
      <style:text-properties style:text-underline-style="none"/>
    </style:style>
    <style:style style:name="ListLabel_20_643" style:display-name="ListLabel 643" style:family="text">
      <style:text-properties style:text-underline-style="none"/>
    </style:style>
    <style:style style:name="ListLabel_20_644" style:display-name="ListLabel 644" style:family="text">
      <style:text-properties style:text-underline-style="none"/>
    </style:style>
    <style:style style:name="ListLabel_20_645" style:display-name="ListLabel 645" style:family="text">
      <style:text-properties style:text-underline-style="none"/>
    </style:style>
    <style:style style:name="ListLabel_20_646" style:display-name="ListLabel 646" style:family="text">
      <style:text-properties style:text-underline-style="none"/>
    </style:style>
    <style:style style:name="ListLabel_20_647" style:display-name="ListLabel 647" style:family="text">
      <style:text-properties style:text-underline-style="none"/>
    </style:style>
    <style:style style:name="ListLabel_20_648" style:display-name="ListLabel 648" style:family="text">
      <style:text-properties style:text-underline-style="none"/>
    </style:style>
    <style:style style:name="ListLabel_20_649" style:display-name="ListLabel 649" style:family="text">
      <style:text-properties style:text-underline-style="none"/>
    </style:style>
    <style:style style:name="ListLabel_20_650" style:display-name="ListLabel 650" style:family="text">
      <style:text-properties style:text-underline-style="none"/>
    </style:style>
    <style:style style:name="ListLabel_20_651" style:display-name="ListLabel 651" style:family="text">
      <style:text-properties style:text-underline-style="none"/>
    </style:style>
    <style:style style:name="ListLabel_20_652" style:display-name="ListLabel 652" style:family="text">
      <style:text-properties style:text-underline-style="none"/>
    </style:style>
    <style:style style:name="ListLabel_20_653" style:display-name="ListLabel 653" style:family="text">
      <style:text-properties style:text-underline-style="none"/>
    </style:style>
    <style:style style:name="ListLabel_20_654" style:display-name="ListLabel 654" style:family="text">
      <style:text-properties style:text-underline-style="none"/>
    </style:style>
    <style:style style:name="ListLabel_20_655" style:display-name="ListLabel 655" style:family="text">
      <style:text-properties style:text-underline-style="none"/>
    </style:style>
    <style:style style:name="ListLabel_20_656" style:display-name="ListLabel 656" style:family="text">
      <style:text-properties style:text-underline-style="none"/>
    </style:style>
    <style:style style:name="ListLabel_20_657" style:display-name="ListLabel 657" style:family="text">
      <style:text-properties style:text-underline-style="none"/>
    </style:style>
    <style:style style:name="ListLabel_20_658" style:display-name="ListLabel 658" style:family="text">
      <style:text-properties style:text-underline-style="none"/>
    </style:style>
    <style:style style:name="ListLabel_20_659" style:display-name="ListLabel 659" style:family="text">
      <style:text-properties style:text-underline-style="none"/>
    </style:style>
    <style:style style:name="ListLabel_20_660" style:display-name="ListLabel 660" style:family="text">
      <style:text-properties style:text-underline-style="none"/>
    </style:style>
    <style:style style:name="ListLabel_20_661" style:display-name="ListLabel 661" style:family="text">
      <style:text-properties style:text-underline-style="none"/>
    </style:style>
    <style:style style:name="ListLabel_20_662" style:display-name="ListLabel 662" style:family="text">
      <style:text-properties style:text-underline-style="none"/>
    </style:style>
    <style:style style:name="ListLabel_20_663" style:display-name="ListLabel 663" style:family="text">
      <style:text-properties style:text-underline-style="none"/>
    </style:style>
    <style:style style:name="ListLabel_20_664" style:display-name="ListLabel 664" style:family="text">
      <style:text-properties style:text-underline-style="none"/>
    </style:style>
    <style:style style:name="ListLabel_20_665" style:display-name="ListLabel 665" style:family="text">
      <style:text-properties style:text-underline-style="none"/>
    </style:style>
    <style:style style:name="ListLabel_20_666" style:display-name="ListLabel 666" style:family="text">
      <style:text-properties style:text-underline-style="none"/>
    </style:style>
    <style:style style:name="ListLabel_20_667" style:display-name="ListLabel 667" style:family="text">
      <style:text-properties style:text-underline-style="none"/>
    </style:style>
    <style:style style:name="ListLabel_20_668" style:display-name="ListLabel 668" style:family="text">
      <style:text-properties style:text-underline-style="none"/>
    </style:style>
    <style:style style:name="ListLabel_20_669" style:display-name="ListLabel 669" style:family="text">
      <style:text-properties style:text-underline-style="none"/>
    </style:style>
    <style:style style:name="ListLabel_20_670" style:display-name="ListLabel 670" style:family="text">
      <style:text-properties style:text-underline-style="none"/>
    </style:style>
    <style:style style:name="ListLabel_20_671" style:display-name="ListLabel 671" style:family="text">
      <style:text-properties style:text-underline-style="none"/>
    </style:style>
    <style:style style:name="ListLabel_20_672" style:display-name="ListLabel 672" style:family="text">
      <style:text-properties style:text-underline-style="none"/>
    </style:style>
    <style:style style:name="ListLabel_20_673" style:display-name="ListLabel 673" style:family="text">
      <style:text-properties style:text-underline-style="none"/>
    </style:style>
    <style:style style:name="ListLabel_20_674" style:display-name="ListLabel 674" style:family="text">
      <style:text-properties style:text-underline-style="none"/>
    </style:style>
    <style:style style:name="ListLabel_20_675" style:display-name="ListLabel 675" style:family="text">
      <style:text-properties style:text-underline-style="none"/>
    </style:style>
    <style:style style:name="ListLabel_20_676" style:display-name="ListLabel 676" style:family="text">
      <style:text-properties style:text-underline-style="none"/>
    </style:style>
    <style:style style:name="ListLabel_20_677" style:display-name="ListLabel 677" style:family="text">
      <style:text-properties style:text-underline-style="none"/>
    </style:style>
    <style:style style:name="ListLabel_20_678" style:display-name="ListLabel 678" style:family="text">
      <style:text-properties style:text-underline-style="none"/>
    </style:style>
    <style:style style:name="ListLabel_20_679" style:display-name="ListLabel 679" style:family="text">
      <style:text-properties style:text-underline-style="none"/>
    </style:style>
    <style:style style:name="ListLabel_20_680" style:display-name="ListLabel 680" style:family="text">
      <style:text-properties style:text-underline-style="none"/>
    </style:style>
    <style:style style:name="ListLabel_20_681" style:display-name="ListLabel 681" style:family="text">
      <style:text-properties style:text-underline-style="none"/>
    </style:style>
    <style:style style:name="ListLabel_20_682" style:display-name="ListLabel 682" style:family="text">
      <style:text-properties style:text-underline-style="none"/>
    </style:style>
    <style:style style:name="ListLabel_20_683" style:display-name="ListLabel 683" style:family="text">
      <style:text-properties style:text-underline-style="none"/>
    </style:style>
    <style:style style:name="ListLabel_20_684" style:display-name="ListLabel 684" style:family="text">
      <style:text-properties style:text-underline-style="none"/>
    </style:style>
    <style:style style:name="ListLabel_20_685" style:display-name="ListLabel 685" style:family="text">
      <style:text-properties style:text-underline-style="none"/>
    </style:style>
    <style:style style:name="ListLabel_20_686" style:display-name="ListLabel 686" style:family="text">
      <style:text-properties style:text-underline-style="none"/>
    </style:style>
    <style:style style:name="ListLabel_20_687" style:display-name="ListLabel 687" style:family="text">
      <style:text-properties style:text-underline-style="none"/>
    </style:style>
    <style:style style:name="ListLabel_20_688" style:display-name="ListLabel 688" style:family="text">
      <style:text-properties style:text-underline-style="none"/>
    </style:style>
    <style:style style:name="ListLabel_20_689" style:display-name="ListLabel 689" style:family="text">
      <style:text-properties style:text-underline-style="none"/>
    </style:style>
    <style:style style:name="ListLabel_20_690" style:display-name="ListLabel 690" style:family="text">
      <style:text-properties style:text-underline-style="none"/>
    </style:style>
    <style:style style:name="ListLabel_20_691" style:display-name="ListLabel 691" style:family="text">
      <style:text-properties style:text-underline-style="none"/>
    </style:style>
    <style:style style:name="ListLabel_20_692" style:display-name="ListLabel 692" style:family="text">
      <style:text-properties style:text-underline-style="none"/>
    </style:style>
    <style:style style:name="ListLabel_20_693" style:display-name="ListLabel 693" style:family="text">
      <style:text-properties style:text-underline-style="none"/>
    </style:style>
    <style:style style:name="ListLabel_20_694" style:display-name="ListLabel 694" style:family="text">
      <style:text-properties style:text-underline-style="none"/>
    </style:style>
    <style:style style:name="ListLabel_20_695" style:display-name="ListLabel 695" style:family="text">
      <style:text-properties style:text-underline-style="none"/>
    </style:style>
    <style:style style:name="ListLabel_20_696" style:display-name="ListLabel 696" style:family="text">
      <style:text-properties style:text-underline-style="none"/>
    </style:style>
    <style:style style:name="ListLabel_20_697" style:display-name="ListLabel 697" style:family="text">
      <style:text-properties style:text-underline-style="none"/>
    </style:style>
    <style:style style:name="ListLabel_20_698" style:display-name="ListLabel 698" style:family="text">
      <style:text-properties style:text-underline-style="none"/>
    </style:style>
    <style:style style:name="ListLabel_20_699" style:display-name="ListLabel 699" style:family="text">
      <style:text-properties style:text-underline-style="none"/>
    </style:style>
    <style:style style:name="ListLabel_20_700" style:display-name="ListLabel 700" style:family="text">
      <style:text-properties style:text-underline-style="none"/>
    </style:style>
    <style:style style:name="ListLabel_20_701" style:display-name="ListLabel 701" style:family="text">
      <style:text-properties style:text-underline-style="none"/>
    </style:style>
    <style:style style:name="ListLabel_20_702" style:display-name="ListLabel 702" style:family="text">
      <style:text-properties style:text-underline-style="none"/>
    </style:style>
    <style:style style:name="ListLabel_20_703" style:display-name="ListLabel 703" style:family="text">
      <style:text-properties style:text-underline-style="none"/>
    </style:style>
    <style:style style:name="ListLabel_20_704" style:display-name="ListLabel 704" style:family="text">
      <style:text-properties style:text-underline-style="none"/>
    </style:style>
    <style:style style:name="ListLabel_20_705" style:display-name="ListLabel 705" style:family="text">
      <style:text-properties style:text-underline-style="none"/>
    </style:style>
    <style:style style:name="ListLabel_20_706" style:display-name="ListLabel 706" style:family="text">
      <style:text-properties style:text-underline-style="none"/>
    </style:style>
    <style:style style:name="ListLabel_20_707" style:display-name="ListLabel 707" style:family="text">
      <style:text-properties style:text-underline-style="none"/>
    </style:style>
    <style:style style:name="ListLabel_20_708" style:display-name="ListLabel 708" style:family="text">
      <style:text-properties style:text-underline-style="none"/>
    </style:style>
    <style:style style:name="ListLabel_20_709" style:display-name="ListLabel 709" style:family="text">
      <style:text-properties style:text-underline-style="none"/>
    </style:style>
    <style:style style:name="ListLabel_20_710" style:display-name="ListLabel 710" style:family="text">
      <style:text-properties style:text-underline-style="none"/>
    </style:style>
    <style:style style:name="ListLabel_20_711" style:display-name="ListLabel 711" style:family="text">
      <style:text-properties style:text-underline-style="none"/>
    </style:style>
    <style:style style:name="ListLabel_20_712" style:display-name="ListLabel 712" style:family="text">
      <style:text-properties style:text-underline-style="none"/>
    </style:style>
    <style:style style:name="ListLabel_20_713" style:display-name="ListLabel 713" style:family="text">
      <style:text-properties style:text-underline-style="none"/>
    </style:style>
    <style:style style:name="ListLabel_20_714" style:display-name="ListLabel 714" style:family="text">
      <style:text-properties style:text-underline-style="none"/>
    </style:style>
    <style:style style:name="ListLabel_20_715" style:display-name="ListLabel 715" style:family="text">
      <style:text-properties style:text-underline-style="none"/>
    </style:style>
    <style:style style:name="ListLabel_20_716" style:display-name="ListLabel 716" style:family="text">
      <style:text-properties style:text-underline-style="none"/>
    </style:style>
    <style:style style:name="ListLabel_20_717" style:display-name="ListLabel 717" style:family="text">
      <style:text-properties style:text-underline-style="none"/>
    </style:style>
    <style:style style:name="ListLabel_20_718" style:display-name="ListLabel 718" style:family="text">
      <style:text-properties style:text-underline-style="none"/>
    </style:style>
    <style:style style:name="ListLabel_20_719" style:display-name="ListLabel 719" style:family="text">
      <style:text-properties style:text-underline-style="none"/>
    </style:style>
    <style:style style:name="ListLabel_20_720" style:display-name="ListLabel 720" style:family="text">
      <style:text-properties style:text-underline-style="none"/>
    </style:style>
    <style:style style:name="ListLabel_20_721" style:display-name="ListLabel 721" style:family="text">
      <style:text-properties style:text-underline-style="none"/>
    </style:style>
    <style:style style:name="ListLabel_20_722" style:display-name="ListLabel 722" style:family="text">
      <style:text-properties style:text-underline-style="none"/>
    </style:style>
    <style:style style:name="ListLabel_20_723" style:display-name="ListLabel 723" style:family="text">
      <style:text-properties style:text-underline-style="none"/>
    </style:style>
    <style:style style:name="ListLabel_20_724" style:display-name="ListLabel 724" style:family="text">
      <style:text-properties style:text-underline-style="none"/>
    </style:style>
    <style:style style:name="ListLabel_20_725" style:display-name="ListLabel 725" style:family="text">
      <style:text-properties style:text-underline-style="none"/>
    </style:style>
    <style:style style:name="ListLabel_20_726" style:display-name="ListLabel 726" style:family="text">
      <style:text-properties style:text-underline-style="none"/>
    </style:style>
    <style:style style:name="ListLabel_20_727" style:display-name="ListLabel 727" style:family="text">
      <style:text-properties style:text-underline-style="none"/>
    </style:style>
    <style:style style:name="ListLabel_20_728" style:display-name="ListLabel 728" style:family="text">
      <style:text-properties style:text-underline-style="none"/>
    </style:style>
    <style:style style:name="ListLabel_20_729" style:display-name="ListLabel 729" style:family="text">
      <style:text-properties style:text-underline-style="none"/>
    </style:style>
    <style:style style:name="ListLabel_20_730" style:display-name="ListLabel 730" style:family="text">
      <style:text-properties style:text-underline-style="none"/>
    </style:style>
    <style:style style:name="ListLabel_20_731" style:display-name="ListLabel 731" style:family="text">
      <style:text-properties style:text-underline-style="none"/>
    </style:style>
    <style:style style:name="ListLabel_20_732" style:display-name="ListLabel 732" style:family="text">
      <style:text-properties style:text-underline-style="none"/>
    </style:style>
    <style:style style:name="ListLabel_20_733" style:display-name="ListLabel 733" style:family="text">
      <style:text-properties style:text-underline-style="none"/>
    </style:style>
    <style:style style:name="ListLabel_20_734" style:display-name="ListLabel 734" style:family="text">
      <style:text-properties style:text-underline-style="none"/>
    </style:style>
    <style:style style:name="ListLabel_20_735" style:display-name="ListLabel 735" style:family="text">
      <style:text-properties style:text-underline-style="none"/>
    </style:style>
    <style:style style:name="ListLabel_20_736" style:display-name="ListLabel 736" style:family="text">
      <style:text-properties style:text-underline-style="none"/>
    </style:style>
    <style:style style:name="ListLabel_20_737" style:display-name="ListLabel 737" style:family="text">
      <style:text-properties style:text-underline-style="none"/>
    </style:style>
    <style:style style:name="ListLabel_20_738" style:display-name="ListLabel 738" style:family="text">
      <style:text-properties style:text-underline-style="none"/>
    </style:style>
    <style:style style:name="ListLabel_20_739" style:display-name="ListLabel 739" style:family="text">
      <style:text-properties style:text-underline-style="none"/>
    </style:style>
    <style:style style:name="ListLabel_20_740" style:display-name="ListLabel 740" style:family="text">
      <style:text-properties style:text-underline-style="none"/>
    </style:style>
    <style:style style:name="ListLabel_20_741" style:display-name="ListLabel 741" style:family="text">
      <style:text-properties style:text-underline-style="none"/>
    </style:style>
    <style:style style:name="ListLabel_20_742" style:display-name="ListLabel 742" style:family="text">
      <style:text-properties style:text-underline-style="none"/>
    </style:style>
    <style:style style:name="ListLabel_20_743" style:display-name="ListLabel 743" style:family="text">
      <style:text-properties style:text-underline-style="none"/>
    </style:style>
    <style:style style:name="ListLabel_20_744" style:display-name="ListLabel 744" style:family="text">
      <style:text-properties style:text-underline-style="none"/>
    </style:style>
    <style:style style:name="ListLabel_20_745" style:display-name="ListLabel 745" style:family="text">
      <style:text-properties style:text-underline-style="none"/>
    </style:style>
    <style:style style:name="ListLabel_20_746" style:display-name="ListLabel 746" style:family="text">
      <style:text-properties style:text-underline-style="none"/>
    </style:style>
    <style:style style:name="ListLabel_20_747" style:display-name="ListLabel 747" style:family="text">
      <style:text-properties style:text-underline-style="none"/>
    </style:style>
    <style:style style:name="ListLabel_20_748" style:display-name="ListLabel 748" style:family="text">
      <style:text-properties style:text-underline-style="none"/>
    </style:style>
    <style:style style:name="ListLabel_20_749" style:display-name="ListLabel 749" style:family="text">
      <style:text-properties style:text-underline-style="none"/>
    </style:style>
    <style:style style:name="ListLabel_20_750" style:display-name="ListLabel 750" style:family="text">
      <style:text-properties style:text-underline-style="none"/>
    </style:style>
    <style:style style:name="ListLabel_20_751" style:display-name="ListLabel 751" style:family="text">
      <style:text-properties style:text-underline-style="none"/>
    </style:style>
    <style:style style:name="ListLabel_20_752" style:display-name="ListLabel 752" style:family="text">
      <style:text-properties style:text-underline-style="none"/>
    </style:style>
    <style:style style:name="ListLabel_20_753" style:display-name="ListLabel 753" style:family="text">
      <style:text-properties style:text-underline-style="none"/>
    </style:style>
    <style:style style:name="ListLabel_20_754" style:display-name="ListLabel 754" style:family="text">
      <style:text-properties style:text-underline-style="none"/>
    </style:style>
    <style:style style:name="ListLabel_20_755" style:display-name="ListLabel 755" style:family="text">
      <style:text-properties style:text-underline-style="none"/>
    </style:style>
    <style:style style:name="ListLabel_20_756" style:display-name="ListLabel 756" style:family="text">
      <style:text-properties style:text-underline-style="none"/>
    </style:style>
    <style:style style:name="ListLabel_20_757" style:display-name="ListLabel 757" style:family="text">
      <style:text-properties style:text-underline-style="none"/>
    </style:style>
    <style:style style:name="ListLabel_20_758" style:display-name="ListLabel 758" style:family="text">
      <style:text-properties style:text-underline-style="none"/>
    </style:style>
    <style:style style:name="ListLabel_20_759" style:display-name="ListLabel 759" style:family="text">
      <style:text-properties style:text-underline-style="none"/>
    </style:style>
    <style:style style:name="ListLabel_20_760" style:display-name="ListLabel 760" style:family="text">
      <style:text-properties style:text-underline-style="none"/>
    </style:style>
    <style:style style:name="ListLabel_20_761" style:display-name="ListLabel 761" style:family="text">
      <style:text-properties style:text-underline-style="none"/>
    </style:style>
    <style:style style:name="ListLabel_20_762" style:display-name="ListLabel 762" style:family="text">
      <style:text-properties style:text-underline-style="none"/>
    </style:style>
    <style:style style:name="ListLabel_20_763" style:display-name="ListLabel 763" style:family="text">
      <style:text-properties style:text-underline-style="none"/>
    </style:style>
    <style:style style:name="ListLabel_20_764" style:display-name="ListLabel 764" style:family="text">
      <style:text-properties style:text-underline-style="none"/>
    </style:style>
    <style:style style:name="ListLabel_20_765" style:display-name="ListLabel 765" style:family="text">
      <style:text-properties style:text-underline-style="none"/>
    </style:style>
    <style:style style:name="ListLabel_20_766" style:display-name="ListLabel 766" style:family="text">
      <style:text-properties style:text-underline-style="none"/>
    </style:style>
    <style:style style:name="ListLabel_20_767" style:display-name="ListLabel 767" style:family="text">
      <style:text-properties style:text-underline-style="none"/>
    </style:style>
    <style:style style:name="ListLabel_20_768" style:display-name="ListLabel 768" style:family="text">
      <style:text-properties style:text-underline-style="none"/>
    </style:style>
    <style:style style:name="ListLabel_20_769" style:display-name="ListLabel 769" style:family="text">
      <style:text-properties style:text-underline-style="none"/>
    </style:style>
    <style:style style:name="ListLabel_20_770" style:display-name="ListLabel 770" style:family="text">
      <style:text-properties style:text-underline-style="none"/>
    </style:style>
    <style:style style:name="ListLabel_20_771" style:display-name="ListLabel 771" style:family="text">
      <style:text-properties style:text-underline-style="none"/>
    </style:style>
    <style:style style:name="ListLabel_20_772" style:display-name="ListLabel 772" style:family="text">
      <style:text-properties style:text-underline-style="none"/>
    </style:style>
    <style:style style:name="ListLabel_20_773" style:display-name="ListLabel 773" style:family="text">
      <style:text-properties style:text-underline-style="none"/>
    </style:style>
    <style:style style:name="ListLabel_20_774" style:display-name="ListLabel 774" style:family="text">
      <style:text-properties style:text-underline-style="none"/>
    </style:style>
    <style:style style:name="ListLabel_20_775" style:display-name="ListLabel 775" style:family="text">
      <style:text-properties style:text-underline-style="none"/>
    </style:style>
    <style:style style:name="ListLabel_20_776" style:display-name="ListLabel 776" style:family="text">
      <style:text-properties style:text-underline-style="none"/>
    </style:style>
    <style:style style:name="ListLabel_20_777" style:display-name="ListLabel 777" style:family="text">
      <style:text-properties style:text-underline-style="none"/>
    </style:style>
    <style:style style:name="ListLabel_20_778" style:display-name="ListLabel 778" style:family="text">
      <style:text-properties style:text-underline-style="none"/>
    </style:style>
    <style:style style:name="ListLabel_20_779" style:display-name="ListLabel 779" style:family="text">
      <style:text-properties style:text-underline-style="none"/>
    </style:style>
    <style:style style:name="ListLabel_20_780" style:display-name="ListLabel 780" style:family="text">
      <style:text-properties style:text-underline-style="none"/>
    </style:style>
    <style:style style:name="ListLabel_20_781" style:display-name="ListLabel 781" style:family="text">
      <style:text-properties style:text-underline-style="none"/>
    </style:style>
    <style:style style:name="ListLabel_20_782" style:display-name="ListLabel 782" style:family="text">
      <style:text-properties style:text-underline-style="none"/>
    </style:style>
    <style:style style:name="ListLabel_20_783" style:display-name="ListLabel 783" style:family="text">
      <style:text-properties style:text-underline-style="none"/>
    </style:style>
    <style:style style:name="ListLabel_20_784" style:display-name="ListLabel 784" style:family="text">
      <style:text-properties style:text-underline-style="none"/>
    </style:style>
    <style:style style:name="ListLabel_20_785" style:display-name="ListLabel 785" style:family="text">
      <style:text-properties style:text-underline-style="none"/>
    </style:style>
    <style:style style:name="ListLabel_20_786" style:display-name="ListLabel 786" style:family="text">
      <style:text-properties style:text-underline-style="none"/>
    </style:style>
    <style:style style:name="ListLabel_20_787" style:display-name="ListLabel 787" style:family="text">
      <style:text-properties style:text-underline-style="none"/>
    </style:style>
    <style:style style:name="ListLabel_20_788" style:display-name="ListLabel 788" style:family="text">
      <style:text-properties style:text-underline-style="none"/>
    </style:style>
    <style:style style:name="ListLabel_20_789" style:display-name="ListLabel 789" style:family="text">
      <style:text-properties style:text-underline-style="none"/>
    </style:style>
    <style:style style:name="ListLabel_20_790" style:display-name="ListLabel 790" style:family="text">
      <style:text-properties style:text-underline-style="none"/>
    </style:style>
    <style:style style:name="ListLabel_20_791" style:display-name="ListLabel 791" style:family="text">
      <style:text-properties style:text-underline-style="none"/>
    </style:style>
    <style:style style:name="ListLabel_20_792" style:display-name="ListLabel 792" style:family="text">
      <style:text-properties style:text-underline-style="none"/>
    </style:style>
    <style:style style:name="ListLabel_20_793" style:display-name="ListLabel 793" style:family="text">
      <style:text-properties style:text-underline-style="none"/>
    </style:style>
    <style:style style:name="ListLabel_20_794" style:display-name="ListLabel 794" style:family="text">
      <style:text-properties style:text-underline-style="none"/>
    </style:style>
    <style:style style:name="ListLabel_20_795" style:display-name="ListLabel 795" style:family="text">
      <style:text-properties style:text-underline-style="none"/>
    </style:style>
    <style:style style:name="ListLabel_20_796" style:display-name="ListLabel 796" style:family="text">
      <style:text-properties style:text-underline-style="none"/>
    </style:style>
    <style:style style:name="ListLabel_20_797" style:display-name="ListLabel 797" style:family="text">
      <style:text-properties style:text-underline-style="none"/>
    </style:style>
    <style:style style:name="ListLabel_20_798" style:display-name="ListLabel 798" style:family="text">
      <style:text-properties style:text-underline-style="none"/>
    </style:style>
    <style:style style:name="ListLabel_20_799" style:display-name="ListLabel 799" style:family="text">
      <style:text-properties style:text-underline-style="none"/>
    </style:style>
    <style:style style:name="ListLabel_20_800" style:display-name="ListLabel 800" style:family="text">
      <style:text-properties style:text-underline-style="none"/>
    </style:style>
    <style:style style:name="ListLabel_20_801" style:display-name="ListLabel 801" style:family="text">
      <style:text-properties style:text-underline-style="none"/>
    </style:style>
    <style:style style:name="ListLabel_20_802" style:display-name="ListLabel 802" style:family="text">
      <style:text-properties style:text-underline-style="none"/>
    </style:style>
    <style:style style:name="ListLabel_20_803" style:display-name="ListLabel 803" style:family="text">
      <style:text-properties style:text-underline-style="none"/>
    </style:style>
    <style:style style:name="ListLabel_20_804" style:display-name="ListLabel 804" style:family="text">
      <style:text-properties style:text-underline-style="none"/>
    </style:style>
    <style:style style:name="ListLabel_20_805" style:display-name="ListLabel 805" style:family="text">
      <style:text-properties style:text-underline-style="none"/>
    </style:style>
    <style:style style:name="ListLabel_20_806" style:display-name="ListLabel 806" style:family="text">
      <style:text-properties style:text-underline-style="none"/>
    </style:style>
    <style:style style:name="ListLabel_20_807" style:display-name="ListLabel 807" style:family="text">
      <style:text-properties style:text-underline-style="none"/>
    </style:style>
    <style:style style:name="ListLabel_20_808" style:display-name="ListLabel 808" style:family="text">
      <style:text-properties style:text-underline-style="none"/>
    </style:style>
    <style:style style:name="ListLabel_20_809" style:display-name="ListLabel 809" style:family="text">
      <style:text-properties style:text-underline-style="none"/>
    </style:style>
    <style:style style:name="ListLabel_20_810" style:display-name="ListLabel 810" style:family="text">
      <style:text-properties style:text-underline-style="none"/>
    </style:style>
    <style:style style:name="ListLabel_20_811" style:display-name="ListLabel 811" style:family="text">
      <style:text-properties style:text-underline-style="none"/>
    </style:style>
    <style:style style:name="ListLabel_20_812" style:display-name="ListLabel 812" style:family="text">
      <style:text-properties style:text-underline-style="none"/>
    </style:style>
    <style:style style:name="ListLabel_20_813" style:display-name="ListLabel 813" style:family="text">
      <style:text-properties style:text-underline-style="none"/>
    </style:style>
    <style:style style:name="ListLabel_20_814" style:display-name="ListLabel 814" style:family="text">
      <style:text-properties style:text-underline-style="none"/>
    </style:style>
    <style:style style:name="ListLabel_20_815" style:display-name="ListLabel 815" style:family="text">
      <style:text-properties style:text-underline-style="none"/>
    </style:style>
    <style:style style:name="ListLabel_20_816" style:display-name="ListLabel 816" style:family="text">
      <style:text-properties style:text-underline-style="none"/>
    </style:style>
    <style:style style:name="ListLabel_20_817" style:display-name="ListLabel 817" style:family="text">
      <style:text-properties style:text-underline-style="none"/>
    </style:style>
    <style:style style:name="ListLabel_20_818" style:display-name="ListLabel 818" style:family="text">
      <style:text-properties style:text-underline-style="none"/>
    </style:style>
    <style:style style:name="ListLabel_20_819" style:display-name="ListLabel 819" style:family="text">
      <style:text-properties style:text-underline-style="none"/>
    </style:style>
    <style:style style:name="ListLabel_20_820" style:display-name="ListLabel 820" style:family="text">
      <style:text-properties style:text-underline-style="none"/>
    </style:style>
    <style:style style:name="ListLabel_20_821" style:display-name="ListLabel 821" style:family="text">
      <style:text-properties style:text-underline-style="none"/>
    </style:style>
    <style:style style:name="ListLabel_20_822" style:display-name="ListLabel 822" style:family="text">
      <style:text-properties style:text-underline-style="none"/>
    </style:style>
    <style:style style:name="ListLabel_20_823" style:display-name="ListLabel 823" style:family="text">
      <style:text-properties style:text-underline-style="none"/>
    </style:style>
    <style:style style:name="ListLabel_20_824" style:display-name="ListLabel 824" style:family="text">
      <style:text-properties style:text-underline-style="none"/>
    </style:style>
    <style:style style:name="ListLabel_20_825" style:display-name="ListLabel 825" style:family="text">
      <style:text-properties style:text-underline-style="none"/>
    </style:style>
    <style:style style:name="ListLabel_20_826" style:display-name="ListLabel 826" style:family="text">
      <style:text-properties style:text-underline-style="none"/>
    </style:style>
    <style:style style:name="ListLabel_20_827" style:display-name="ListLabel 827" style:family="text">
      <style:text-properties style:text-underline-style="none"/>
    </style:style>
    <style:style style:name="ListLabel_20_828" style:display-name="ListLabel 828" style:family="text">
      <style:text-properties style:text-underline-style="none"/>
    </style:style>
    <style:style style:name="ListLabel_20_829" style:display-name="ListLabel 829" style:family="text">
      <style:text-properties style:text-underline-style="none"/>
    </style:style>
    <style:style style:name="ListLabel_20_830" style:display-name="ListLabel 830" style:family="text">
      <style:text-properties style:text-underline-style="none"/>
    </style:style>
    <style:style style:name="ListLabel_20_831" style:display-name="ListLabel 831" style:family="text">
      <style:text-properties style:text-underline-style="none"/>
    </style:style>
    <style:style style:name="ListLabel_20_832" style:display-name="ListLabel 832" style:family="text">
      <style:text-properties style:text-underline-style="none"/>
    </style:style>
    <style:style style:name="ListLabel_20_833" style:display-name="ListLabel 833" style:family="text">
      <style:text-properties style:text-underline-style="none"/>
    </style:style>
    <style:style style:name="ListLabel_20_834" style:display-name="ListLabel 834" style:family="text">
      <style:text-properties style:text-underline-style="none"/>
    </style:style>
    <style:style style:name="ListLabel_20_835" style:display-name="ListLabel 835" style:family="text">
      <style:text-properties style:text-underline-style="none"/>
    </style:style>
    <style:style style:name="ListLabel_20_836" style:display-name="ListLabel 836" style:family="text">
      <style:text-properties style:text-underline-style="none"/>
    </style:style>
    <style:style style:name="ListLabel_20_837" style:display-name="ListLabel 837" style:family="text">
      <style:text-properties style:text-underline-style="none"/>
    </style:style>
    <style:style style:name="ListLabel_20_838" style:display-name="ListLabel 838" style:family="text">
      <style:text-properties style:text-underline-style="none"/>
    </style:style>
    <style:style style:name="ListLabel_20_839" style:display-name="ListLabel 839" style:family="text">
      <style:text-properties style:text-underline-style="none"/>
    </style:style>
    <style:style style:name="ListLabel_20_840" style:display-name="ListLabel 840" style:family="text">
      <style:text-properties style:text-underline-style="none"/>
    </style:style>
    <style:style style:name="ListLabel_20_841" style:display-name="ListLabel 841" style:family="text">
      <style:text-properties style:text-underline-style="none"/>
    </style:style>
    <style:style style:name="ListLabel_20_842" style:display-name="ListLabel 842" style:family="text">
      <style:text-properties style:text-underline-style="none"/>
    </style:style>
    <style:style style:name="ListLabel_20_843" style:display-name="ListLabel 843" style:family="text">
      <style:text-properties style:text-underline-style="none"/>
    </style:style>
    <style:style style:name="ListLabel_20_844" style:display-name="ListLabel 844" style:family="text">
      <style:text-properties style:text-underline-style="none"/>
    </style:style>
    <style:style style:name="ListLabel_20_845" style:display-name="ListLabel 845" style:family="text">
      <style:text-properties style:text-underline-style="none"/>
    </style:style>
    <style:style style:name="ListLabel_20_846" style:display-name="ListLabel 846" style:family="text">
      <style:text-properties style:text-underline-style="none"/>
    </style:style>
    <style:style style:name="ListLabel_20_847" style:display-name="ListLabel 847" style:family="text">
      <style:text-properties style:text-underline-style="none"/>
    </style:style>
    <style:style style:name="ListLabel_20_848" style:display-name="ListLabel 848" style:family="text">
      <style:text-properties style:text-underline-style="none"/>
    </style:style>
    <style:style style:name="ListLabel_20_849" style:display-name="ListLabel 849" style:family="text">
      <style:text-properties style:text-underline-style="none"/>
    </style:style>
    <style:style style:name="ListLabel_20_850" style:display-name="ListLabel 850" style:family="text">
      <style:text-properties style:text-underline-style="none"/>
    </style:style>
    <style:style style:name="ListLabel_20_851" style:display-name="ListLabel 851" style:family="text">
      <style:text-properties style:text-underline-style="none"/>
    </style:style>
    <style:style style:name="ListLabel_20_852" style:display-name="ListLabel 852" style:family="text">
      <style:text-properties style:text-underline-style="none"/>
    </style:style>
    <style:style style:name="ListLabel_20_853" style:display-name="ListLabel 853" style:family="text">
      <style:text-properties style:text-underline-style="none"/>
    </style:style>
    <style:style style:name="ListLabel_20_854" style:display-name="ListLabel 854" style:family="text">
      <style:text-properties style:text-underline-style="none"/>
    </style:style>
    <style:style style:name="ListLabel_20_855" style:display-name="ListLabel 855" style:family="text">
      <style:text-properties style:text-underline-style="none"/>
    </style:style>
    <style:style style:name="ListLabel_20_856" style:display-name="ListLabel 856" style:family="text">
      <style:text-properties style:text-underline-style="none"/>
    </style:style>
    <style:style style:name="ListLabel_20_857" style:display-name="ListLabel 857" style:family="text">
      <style:text-properties style:text-underline-style="none"/>
    </style:style>
    <style:style style:name="ListLabel_20_858" style:display-name="ListLabel 858" style:family="text">
      <style:text-properties style:text-underline-style="none"/>
    </style:style>
    <style:style style:name="ListLabel_20_859" style:display-name="ListLabel 859" style:family="text">
      <style:text-properties style:text-underline-style="none"/>
    </style:style>
    <style:style style:name="ListLabel_20_860" style:display-name="ListLabel 860" style:family="text">
      <style:text-properties style:text-underline-style="none"/>
    </style:style>
    <style:style style:name="ListLabel_20_861" style:display-name="ListLabel 861" style:family="text">
      <style:text-properties style:text-underline-style="none"/>
    </style:style>
    <style:style style:name="ListLabel_20_862" style:display-name="ListLabel 862" style:family="text">
      <style:text-properties style:text-underline-style="none"/>
    </style:style>
    <style:style style:name="ListLabel_20_863" style:display-name="ListLabel 863" style:family="text">
      <style:text-properties style:text-underline-style="none"/>
    </style:style>
    <style:style style:name="ListLabel_20_864" style:display-name="ListLabel 864" style:family="text">
      <style:text-properties style:text-underline-style="none"/>
    </style:style>
    <style:style style:name="ListLabel_20_865" style:display-name="ListLabel 865" style:family="text">
      <style:text-properties style:text-underline-style="none"/>
    </style:style>
    <style:style style:name="ListLabel_20_866" style:display-name="ListLabel 866" style:family="text">
      <style:text-properties style:text-underline-style="none"/>
    </style:style>
    <style:style style:name="ListLabel_20_867" style:display-name="ListLabel 867" style:family="text">
      <style:text-properties style:text-underline-style="none"/>
    </style:style>
    <style:style style:name="ListLabel_20_868" style:display-name="ListLabel 868" style:family="text">
      <style:text-properties style:text-underline-style="none"/>
    </style:style>
    <style:style style:name="ListLabel_20_869" style:display-name="ListLabel 869" style:family="text">
      <style:text-properties style:text-underline-style="none"/>
    </style:style>
    <style:style style:name="ListLabel_20_870" style:display-name="ListLabel 870" style:family="text">
      <style:text-properties style:text-underline-style="none"/>
    </style:style>
    <style:style style:name="ListLabel_20_871" style:display-name="ListLabel 871" style:family="text">
      <style:text-properties style:text-underline-style="none"/>
    </style:style>
    <style:style style:name="ListLabel_20_872" style:display-name="ListLabel 872" style:family="text">
      <style:text-properties style:text-underline-style="none"/>
    </style:style>
    <style:style style:name="ListLabel_20_873" style:display-name="ListLabel 873" style:family="text">
      <style:text-properties style:text-underline-style="none"/>
    </style:style>
    <style:style style:name="ListLabel_20_874" style:display-name="ListLabel 874" style:family="text">
      <style:text-properties style:text-underline-style="none"/>
    </style:style>
    <style:style style:name="ListLabel_20_875" style:display-name="ListLabel 875" style:family="text">
      <style:text-properties style:text-underline-style="none"/>
    </style:style>
    <style:style style:name="ListLabel_20_876" style:display-name="ListLabel 876" style:family="text">
      <style:text-properties style:text-underline-style="none"/>
    </style:style>
    <style:style style:name="ListLabel_20_877" style:display-name="ListLabel 877" style:family="text">
      <style:text-properties style:text-underline-style="none"/>
    </style:style>
    <style:style style:name="ListLabel_20_878" style:display-name="ListLabel 878" style:family="text">
      <style:text-properties style:text-underline-style="none"/>
    </style:style>
    <style:style style:name="ListLabel_20_879" style:display-name="ListLabel 879" style:family="text">
      <style:text-properties style:text-underline-style="none"/>
    </style:style>
    <style:style style:name="ListLabel_20_880" style:display-name="ListLabel 880" style:family="text">
      <style:text-properties style:text-underline-style="none"/>
    </style:style>
    <style:style style:name="ListLabel_20_881" style:display-name="ListLabel 881" style:family="text">
      <style:text-properties style:text-underline-style="none"/>
    </style:style>
    <style:style style:name="ListLabel_20_882" style:display-name="ListLabel 882" style:family="text">
      <style:text-properties style:text-underline-style="none"/>
    </style:style>
    <style:style style:name="ListLabel_20_883" style:display-name="ListLabel 883" style:family="text">
      <style:text-properties style:text-underline-style="none"/>
    </style:style>
    <style:style style:name="ListLabel_20_884" style:display-name="ListLabel 884" style:family="text">
      <style:text-properties style:text-underline-style="none"/>
    </style:style>
    <style:style style:name="ListLabel_20_885" style:display-name="ListLabel 885" style:family="text">
      <style:text-properties style:text-underline-style="none"/>
    </style:style>
    <style:style style:name="ListLabel_20_886" style:display-name="ListLabel 886" style:family="text">
      <style:text-properties style:text-underline-style="none"/>
    </style:style>
    <style:style style:name="ListLabel_20_887" style:display-name="ListLabel 887" style:family="text">
      <style:text-properties style:text-underline-style="none"/>
    </style:style>
    <style:style style:name="ListLabel_20_888" style:display-name="ListLabel 888" style:family="text">
      <style:text-properties style:text-underline-style="none"/>
    </style:style>
    <style:style style:name="ListLabel_20_889" style:display-name="ListLabel 889" style:family="text">
      <style:text-properties style:text-underline-style="none"/>
    </style:style>
    <style:style style:name="ListLabel_20_890" style:display-name="ListLabel 890" style:family="text">
      <style:text-properties style:text-underline-style="none"/>
    </style:style>
    <style:style style:name="ListLabel_20_891" style:display-name="ListLabel 891" style:family="text">
      <style:text-properties style:text-underline-style="none"/>
    </style:style>
    <style:style style:name="ListLabel_20_892" style:display-name="ListLabel 892" style:family="text">
      <style:text-properties style:text-underline-style="none"/>
    </style:style>
    <style:style style:name="ListLabel_20_893" style:display-name="ListLabel 893" style:family="text">
      <style:text-properties style:text-underline-style="none"/>
    </style:style>
    <style:style style:name="ListLabel_20_894" style:display-name="ListLabel 894" style:family="text">
      <style:text-properties style:text-underline-style="none"/>
    </style:style>
    <style:style style:name="ListLabel_20_895" style:display-name="ListLabel 895" style:family="text">
      <style:text-properties style:text-underline-style="none"/>
    </style:style>
    <style:style style:name="ListLabel_20_896" style:display-name="ListLabel 896" style:family="text">
      <style:text-properties style:text-underline-style="none"/>
    </style:style>
    <style:style style:name="ListLabel_20_897" style:display-name="ListLabel 897" style:family="text">
      <style:text-properties style:text-underline-style="none"/>
    </style:style>
    <style:style style:name="ListLabel_20_898" style:display-name="ListLabel 898" style:family="text">
      <style:text-properties style:text-underline-style="none"/>
    </style:style>
    <style:style style:name="ListLabel_20_899" style:display-name="ListLabel 899" style:family="text">
      <style:text-properties style:text-underline-style="none"/>
    </style:style>
    <style:style style:name="ListLabel_20_900" style:display-name="ListLabel 900" style:family="text">
      <style:text-properties style:text-underline-style="none"/>
    </style:style>
    <style:style style:name="ListLabel_20_901" style:display-name="ListLabel 901" style:family="text">
      <style:text-properties style:text-underline-style="none"/>
    </style:style>
    <style:style style:name="ListLabel_20_902" style:display-name="ListLabel 902" style:family="text">
      <style:text-properties style:text-underline-style="none"/>
    </style:style>
    <style:style style:name="ListLabel_20_903" style:display-name="ListLabel 903" style:family="text">
      <style:text-properties style:text-underline-style="none"/>
    </style:style>
    <style:style style:name="ListLabel_20_904" style:display-name="ListLabel 904" style:family="text">
      <style:text-properties style:text-underline-style="none"/>
    </style:style>
    <style:style style:name="ListLabel_20_905" style:display-name="ListLabel 905" style:family="text">
      <style:text-properties style:text-underline-style="none"/>
    </style:style>
    <style:style style:name="ListLabel_20_906" style:display-name="ListLabel 906" style:family="text">
      <style:text-properties style:text-underline-style="none"/>
    </style:style>
    <style:style style:name="ListLabel_20_907" style:display-name="ListLabel 907" style:family="text">
      <style:text-properties style:text-underline-style="none"/>
    </style:style>
    <style:style style:name="ListLabel_20_908" style:display-name="ListLabel 908" style:family="text">
      <style:text-properties style:text-underline-style="none"/>
    </style:style>
    <style:style style:name="ListLabel_20_909" style:display-name="ListLabel 909" style:family="text">
      <style:text-properties style:text-underline-style="none"/>
    </style:style>
    <style:style style:name="ListLabel_20_910" style:display-name="ListLabel 910" style:family="text">
      <style:text-properties style:text-underline-style="none"/>
    </style:style>
    <style:style style:name="ListLabel_20_911" style:display-name="ListLabel 911" style:family="text">
      <style:text-properties style:text-underline-style="none"/>
    </style:style>
    <style:style style:name="ListLabel_20_912" style:display-name="ListLabel 912" style:family="text">
      <style:text-properties style:text-underline-style="none"/>
    </style:style>
    <style:style style:name="ListLabel_20_913" style:display-name="ListLabel 913" style:family="text">
      <style:text-properties style:text-underline-style="none"/>
    </style:style>
    <style:style style:name="ListLabel_20_914" style:display-name="ListLabel 914" style:family="text">
      <style:text-properties style:text-underline-style="none"/>
    </style:style>
    <style:style style:name="ListLabel_20_915" style:display-name="ListLabel 915" style:family="text">
      <style:text-properties style:text-underline-style="none"/>
    </style:style>
    <style:style style:name="ListLabel_20_916" style:display-name="ListLabel 916" style:family="text">
      <style:text-properties style:text-underline-style="none"/>
    </style:style>
    <style:style style:name="ListLabel_20_917" style:display-name="ListLabel 917" style:family="text">
      <style:text-properties style:text-underline-style="none"/>
    </style:style>
    <style:style style:name="ListLabel_20_918" style:display-name="ListLabel 918" style:family="text">
      <style:text-properties style:text-underline-style="none"/>
    </style:style>
    <style:style style:name="ListLabel_20_919" style:display-name="ListLabel 919" style:family="text">
      <style:text-properties style:text-underline-style="none"/>
    </style:style>
    <style:style style:name="ListLabel_20_920" style:display-name="ListLabel 920" style:family="text">
      <style:text-properties style:text-underline-style="none"/>
    </style:style>
    <style:style style:name="ListLabel_20_921" style:display-name="ListLabel 921" style:family="text">
      <style:text-properties style:text-underline-style="none"/>
    </style:style>
    <style:style style:name="ListLabel_20_922" style:display-name="ListLabel 922" style:family="text">
      <style:text-properties style:text-underline-style="none"/>
    </style:style>
    <style:style style:name="ListLabel_20_923" style:display-name="ListLabel 923" style:family="text">
      <style:text-properties style:text-underline-style="none"/>
    </style:style>
    <style:style style:name="ListLabel_20_924" style:display-name="ListLabel 924" style:family="text">
      <style:text-properties style:text-underline-style="none"/>
    </style:style>
    <style:style style:name="ListLabel_20_925" style:display-name="ListLabel 925" style:family="text">
      <style:text-properties style:text-underline-style="none"/>
    </style:style>
    <style:style style:name="ListLabel_20_926" style:display-name="ListLabel 926" style:family="text">
      <style:text-properties style:text-underline-style="none"/>
    </style:style>
    <style:style style:name="ListLabel_20_927" style:display-name="ListLabel 927" style:family="text">
      <style:text-properties style:text-underline-style="none"/>
    </style:style>
    <style:style style:name="ListLabel_20_928" style:display-name="ListLabel 928" style:family="text">
      <style:text-properties style:text-underline-style="none"/>
    </style:style>
    <style:style style:name="ListLabel_20_929" style:display-name="ListLabel 929" style:family="text">
      <style:text-properties style:text-underline-style="none"/>
    </style:style>
    <style:style style:name="ListLabel_20_930" style:display-name="ListLabel 930" style:family="text">
      <style:text-properties style:text-underline-style="none"/>
    </style:style>
    <style:style style:name="ListLabel_20_931" style:display-name="ListLabel 931" style:family="text">
      <style:text-properties style:text-underline-style="none"/>
    </style:style>
    <style:style style:name="ListLabel_20_932" style:display-name="ListLabel 932" style:family="text">
      <style:text-properties style:text-underline-style="none"/>
    </style:style>
    <style:style style:name="ListLabel_20_933" style:display-name="ListLabel 933" style:family="text">
      <style:text-properties style:text-underline-style="none"/>
    </style:style>
    <style:style style:name="ListLabel_20_934" style:display-name="ListLabel 934" style:family="text">
      <style:text-properties style:text-underline-style="none"/>
    </style:style>
    <style:style style:name="ListLabel_20_935" style:display-name="ListLabel 935" style:family="text">
      <style:text-properties style:text-underline-style="none"/>
    </style:style>
    <style:style style:name="ListLabel_20_936" style:display-name="ListLabel 936" style:family="text">
      <style:text-properties style:text-underline-style="none"/>
    </style:style>
    <style:style style:name="ListLabel_20_937" style:display-name="ListLabel 937" style:family="text">
      <style:text-properties style:text-underline-style="none"/>
    </style:style>
    <style:style style:name="ListLabel_20_938" style:display-name="ListLabel 938" style:family="text">
      <style:text-properties style:text-underline-style="none"/>
    </style:style>
    <style:style style:name="ListLabel_20_939" style:display-name="ListLabel 939" style:family="text">
      <style:text-properties style:text-underline-style="none"/>
    </style:style>
    <style:style style:name="ListLabel_20_940" style:display-name="ListLabel 940" style:family="text">
      <style:text-properties style:text-underline-style="none"/>
    </style:style>
    <style:style style:name="ListLabel_20_941" style:display-name="ListLabel 941" style:family="text">
      <style:text-properties style:text-underline-style="none"/>
    </style:style>
    <style:style style:name="ListLabel_20_942" style:display-name="ListLabel 942" style:family="text">
      <style:text-properties style:text-underline-style="none"/>
    </style:style>
    <style:style style:name="ListLabel_20_943" style:display-name="ListLabel 943" style:family="text">
      <style:text-properties style:text-underline-style="none"/>
    </style:style>
    <style:style style:name="ListLabel_20_944" style:display-name="ListLabel 944" style:family="text">
      <style:text-properties style:text-underline-style="none"/>
    </style:style>
    <style:style style:name="ListLabel_20_945" style:display-name="ListLabel 945" style:family="text">
      <style:text-properties style:text-underline-style="none"/>
    </style:style>
    <style:style style:name="ListLabel_20_946" style:display-name="ListLabel 946" style:family="text">
      <style:text-properties style:text-underline-style="none"/>
    </style:style>
    <style:style style:name="ListLabel_20_947" style:display-name="ListLabel 947" style:family="text">
      <style:text-properties style:text-underline-style="none"/>
    </style:style>
    <style:style style:name="ListLabel_20_948" style:display-name="ListLabel 948" style:family="text">
      <style:text-properties style:text-underline-style="none"/>
    </style:style>
    <style:style style:name="ListLabel_20_949" style:display-name="ListLabel 949" style:family="text">
      <style:text-properties style:text-underline-style="none"/>
    </style:style>
    <style:style style:name="ListLabel_20_950" style:display-name="ListLabel 950" style:family="text">
      <style:text-properties style:text-underline-style="none"/>
    </style:style>
    <style:style style:name="ListLabel_20_951" style:display-name="ListLabel 951" style:family="text">
      <style:text-properties style:text-underline-style="none"/>
    </style:style>
    <style:style style:name="ListLabel_20_952" style:display-name="ListLabel 952" style:family="text">
      <style:text-properties style:text-underline-style="none"/>
    </style:style>
    <style:style style:name="ListLabel_20_953" style:display-name="ListLabel 953" style:family="text">
      <style:text-properties style:text-underline-style="none"/>
    </style:style>
    <style:style style:name="ListLabel_20_954" style:display-name="ListLabel 954" style:family="text">
      <style:text-properties style:text-underline-style="none"/>
    </style:style>
    <style:style style:name="ListLabel_20_955" style:display-name="ListLabel 955" style:family="text">
      <style:text-properties style:text-underline-style="none"/>
    </style:style>
    <style:style style:name="ListLabel_20_956" style:display-name="ListLabel 956" style:family="text">
      <style:text-properties style:text-underline-style="none"/>
    </style:style>
    <style:style style:name="ListLabel_20_957" style:display-name="ListLabel 957" style:family="text">
      <style:text-properties style:text-underline-style="none"/>
    </style:style>
    <style:style style:name="ListLabel_20_958" style:display-name="ListLabel 958" style:family="text">
      <style:text-properties style:text-underline-style="none"/>
    </style:style>
    <style:style style:name="ListLabel_20_959" style:display-name="ListLabel 959" style:family="text">
      <style:text-properties style:text-underline-style="none"/>
    </style:style>
    <style:style style:name="ListLabel_20_960" style:display-name="ListLabel 960" style:family="text">
      <style:text-properties style:text-underline-style="none"/>
    </style:style>
    <style:style style:name="ListLabel_20_961" style:display-name="ListLabel 961" style:family="text">
      <style:text-properties style:text-underline-style="none"/>
    </style:style>
    <style:style style:name="ListLabel_20_962" style:display-name="ListLabel 962" style:family="text">
      <style:text-properties style:text-underline-style="none"/>
    </style:style>
    <style:style style:name="ListLabel_20_963" style:display-name="ListLabel 963" style:family="text">
      <style:text-properties style:text-underline-style="none"/>
    </style:style>
    <style:style style:name="ListLabel_20_964" style:display-name="ListLabel 964" style:family="text">
      <style:text-properties style:text-underline-style="none"/>
    </style:style>
    <style:style style:name="ListLabel_20_965" style:display-name="ListLabel 965" style:family="text">
      <style:text-properties style:text-underline-style="none"/>
    </style:style>
    <style:style style:name="ListLabel_20_966" style:display-name="ListLabel 966" style:family="text">
      <style:text-properties style:text-underline-style="none"/>
    </style:style>
    <style:style style:name="ListLabel_20_967" style:display-name="ListLabel 967" style:family="text">
      <style:text-properties style:text-underline-style="none"/>
    </style:style>
    <style:style style:name="ListLabel_20_968" style:display-name="ListLabel 968" style:family="text">
      <style:text-properties style:text-underline-style="none"/>
    </style:style>
    <style:style style:name="ListLabel_20_969" style:display-name="ListLabel 969" style:family="text">
      <style:text-properties style:text-underline-style="none"/>
    </style:style>
    <style:style style:name="ListLabel_20_970" style:display-name="ListLabel 970" style:family="text">
      <style:text-properties style:text-underline-style="none"/>
    </style:style>
    <style:style style:name="ListLabel_20_971" style:display-name="ListLabel 971" style:family="text">
      <style:text-properties style:text-underline-style="none"/>
    </style:style>
    <style:style style:name="ListLabel_20_972" style:display-name="ListLabel 972" style:family="text">
      <style:text-properties style:text-underline-style="none"/>
    </style:style>
    <style:style style:name="ListLabel_20_973" style:display-name="ListLabel 973" style:family="text">
      <style:text-properties style:text-underline-style="none"/>
    </style:style>
    <style:style style:name="ListLabel_20_974" style:display-name="ListLabel 974" style:family="text">
      <style:text-properties style:text-underline-style="none"/>
    </style:style>
    <style:style style:name="ListLabel_20_975" style:display-name="ListLabel 975" style:family="text">
      <style:text-properties style:text-underline-style="none"/>
    </style:style>
    <style:style style:name="ListLabel_20_976" style:display-name="ListLabel 976" style:family="text">
      <style:text-properties style:text-underline-style="none"/>
    </style:style>
    <style:style style:name="ListLabel_20_977" style:display-name="ListLabel 977" style:family="text">
      <style:text-properties style:text-underline-style="none"/>
    </style:style>
    <style:style style:name="ListLabel_20_978" style:display-name="ListLabel 978" style:family="text">
      <style:text-properties style:text-underline-style="none"/>
    </style:style>
    <style:style style:name="ListLabel_20_979" style:display-name="ListLabel 979" style:family="text">
      <style:text-properties style:text-underline-style="none"/>
    </style:style>
    <style:style style:name="ListLabel_20_980" style:display-name="ListLabel 980" style:family="text">
      <style:text-properties style:text-underline-style="none"/>
    </style:style>
    <style:style style:name="ListLabel_20_981" style:display-name="ListLabel 981" style:family="text">
      <style:text-properties style:text-underline-style="none"/>
    </style:style>
    <style:style style:name="ListLabel_20_982" style:display-name="ListLabel 982" style:family="text">
      <style:text-properties style:text-underline-style="none"/>
    </style:style>
    <style:style style:name="ListLabel_20_983" style:display-name="ListLabel 983" style:family="text">
      <style:text-properties style:text-underline-style="none"/>
    </style:style>
    <style:style style:name="ListLabel_20_984" style:display-name="ListLabel 984" style:family="text">
      <style:text-properties style:text-underline-style="none"/>
    </style:style>
    <style:style style:name="ListLabel_20_985" style:display-name="ListLabel 985" style:family="text">
      <style:text-properties style:text-underline-style="none"/>
    </style:style>
    <style:style style:name="ListLabel_20_986" style:display-name="ListLabel 986" style:family="text">
      <style:text-properties style:text-underline-style="none"/>
    </style:style>
    <style:style style:name="ListLabel_20_987" style:display-name="ListLabel 987" style:family="text">
      <style:text-properties style:text-underline-style="none"/>
    </style:style>
    <style:style style:name="ListLabel_20_988" style:display-name="ListLabel 988" style:family="text">
      <style:text-properties style:text-underline-style="none"/>
    </style:style>
    <style:style style:name="ListLabel_20_989" style:display-name="ListLabel 989" style:family="text">
      <style:text-properties style:text-underline-style="none"/>
    </style:style>
    <style:style style:name="ListLabel_20_990" style:display-name="ListLabel 990" style:family="text">
      <style:text-properties style:text-underline-style="none"/>
    </style:style>
    <style:style style:name="ListLabel_20_991" style:display-name="ListLabel 991" style:family="text">
      <style:text-properties style:text-underline-style="none"/>
    </style:style>
    <style:style style:name="ListLabel_20_992" style:display-name="ListLabel 992" style:family="text">
      <style:text-properties style:text-underline-style="none"/>
    </style:style>
    <style:style style:name="ListLabel_20_993" style:display-name="ListLabel 993" style:family="text">
      <style:text-properties style:text-underline-style="none"/>
    </style:style>
    <style:style style:name="ListLabel_20_994" style:display-name="ListLabel 994" style:family="text">
      <style:text-properties style:text-underline-style="none"/>
    </style:style>
    <style:style style:name="ListLabel_20_995" style:display-name="ListLabel 995" style:family="text">
      <style:text-properties style:text-underline-style="none"/>
    </style:style>
    <style:style style:name="ListLabel_20_996" style:display-name="ListLabel 996" style:family="text">
      <style:text-properties style:text-underline-style="none"/>
    </style:style>
    <style:style style:name="ListLabel_20_997" style:display-name="ListLabel 997" style:family="text">
      <style:text-properties style:text-underline-style="none"/>
    </style:style>
    <style:style style:name="ListLabel_20_998" style:display-name="ListLabel 998" style:family="text">
      <style:text-properties style:text-underline-style="none"/>
    </style:style>
    <style:style style:name="ListLabel_20_999" style:display-name="ListLabel 999" style:family="text">
      <style:text-properties style:text-underline-style="none"/>
    </style:style>
    <style:style style:name="ListLabel_20_1000" style:display-name="ListLabel 1000" style:family="text">
      <style:text-properties style:text-underline-style="none"/>
    </style:style>
    <style:style style:name="ListLabel_20_1001" style:display-name="ListLabel 1001" style:family="text">
      <style:text-properties style:text-underline-style="none"/>
    </style:style>
    <style:style style:name="ListLabel_20_1002" style:display-name="ListLabel 1002" style:family="text">
      <style:text-properties style:text-underline-style="none"/>
    </style:style>
    <style:style style:name="ListLabel_20_1003" style:display-name="ListLabel 1003" style:family="text">
      <style:text-properties style:text-underline-style="none"/>
    </style:style>
    <style:style style:name="ListLabel_20_1004" style:display-name="ListLabel 1004" style:family="text">
      <style:text-properties style:text-underline-style="none"/>
    </style:style>
    <style:style style:name="ListLabel_20_1005" style:display-name="ListLabel 1005" style:family="text">
      <style:text-properties style:text-underline-style="none"/>
    </style:style>
    <style:style style:name="ListLabel_20_1006" style:display-name="ListLabel 1006" style:family="text">
      <style:text-properties style:text-underline-style="none"/>
    </style:style>
    <style:style style:name="ListLabel_20_1007" style:display-name="ListLabel 1007" style:family="text">
      <style:text-properties style:text-underline-style="none"/>
    </style:style>
    <style:style style:name="ListLabel_20_1008" style:display-name="ListLabel 1008" style:family="text">
      <style:text-properties style:text-underline-style="none"/>
    </style:style>
    <style:style style:name="ListLabel_20_1009" style:display-name="ListLabel 1009" style:family="text">
      <style:text-properties style:text-underline-style="none"/>
    </style:style>
    <style:style style:name="ListLabel_20_1010" style:display-name="ListLabel 1010" style:family="text">
      <style:text-properties style:text-underline-style="none"/>
    </style:style>
    <style:style style:name="ListLabel_20_1011" style:display-name="ListLabel 1011" style:family="text">
      <style:text-properties style:text-underline-style="none"/>
    </style:style>
    <style:style style:name="ListLabel_20_1012" style:display-name="ListLabel 1012" style:family="text">
      <style:text-properties style:text-underline-style="none"/>
    </style:style>
    <style:style style:name="ListLabel_20_1013" style:display-name="ListLabel 1013" style:family="text">
      <style:text-properties style:text-underline-style="none"/>
    </style:style>
    <style:style style:name="ListLabel_20_1014" style:display-name="ListLabel 1014" style:family="text">
      <style:text-properties style:text-underline-style="none"/>
    </style:style>
    <style:style style:name="ListLabel_20_1015" style:display-name="ListLabel 1015" style:family="text">
      <style:text-properties style:text-underline-style="none"/>
    </style:style>
    <style:style style:name="ListLabel_20_1016" style:display-name="ListLabel 1016" style:family="text">
      <style:text-properties style:text-underline-style="none"/>
    </style:style>
    <style:style style:name="ListLabel_20_1017" style:display-name="ListLabel 1017" style:family="text">
      <style:text-properties style:text-underline-style="none"/>
    </style:style>
    <style:style style:name="ListLabel_20_1018" style:display-name="ListLabel 1018" style:family="text">
      <style:text-properties style:text-underline-style="none"/>
    </style:style>
    <style:style style:name="ListLabel_20_1019" style:display-name="ListLabel 1019" style:family="text">
      <style:text-properties style:text-underline-style="none"/>
    </style:style>
    <style:style style:name="ListLabel_20_1020" style:display-name="ListLabel 1020" style:family="text">
      <style:text-properties style:text-underline-style="none"/>
    </style:style>
    <style:style style:name="ListLabel_20_1021" style:display-name="ListLabel 1021" style:family="text">
      <style:text-properties style:text-underline-style="none"/>
    </style:style>
    <style:style style:name="ListLabel_20_1022" style:display-name="ListLabel 1022" style:family="text">
      <style:text-properties style:text-underline-style="none"/>
    </style:style>
    <style:style style:name="ListLabel_20_1023" style:display-name="ListLabel 1023" style:family="text">
      <style:text-properties style:text-underline-style="none"/>
    </style:style>
    <style:style style:name="ListLabel_20_1024" style:display-name="ListLabel 1024" style:family="text">
      <style:text-properties style:text-underline-style="none"/>
    </style:style>
    <style:style style:name="ListLabel_20_1025" style:display-name="ListLabel 1025" style:family="text">
      <style:text-properties style:text-underline-style="none"/>
    </style:style>
    <style:style style:name="ListLabel_20_1026" style:display-name="ListLabel 1026" style:family="text">
      <style:text-properties style:text-underline-style="none"/>
    </style:style>
    <style:style style:name="ListLabel_20_1027" style:display-name="ListLabel 1027" style:family="text">
      <style:text-properties style:text-underline-style="none"/>
    </style:style>
    <style:style style:name="ListLabel_20_1028" style:display-name="ListLabel 1028" style:family="text">
      <style:text-properties style:text-underline-style="none"/>
    </style:style>
    <style:style style:name="ListLabel_20_1029" style:display-name="ListLabel 1029" style:family="text">
      <style:text-properties style:text-underline-style="none"/>
    </style:style>
    <style:style style:name="ListLabel_20_1030" style:display-name="ListLabel 1030" style:family="text">
      <style:text-properties style:text-underline-style="none"/>
    </style:style>
    <style:style style:name="ListLabel_20_1031" style:display-name="ListLabel 1031" style:family="text">
      <style:text-properties style:text-underline-style="none"/>
    </style:style>
    <style:style style:name="ListLabel_20_1032" style:display-name="ListLabel 1032" style:family="text">
      <style:text-properties style:text-underline-style="none"/>
    </style:style>
    <style:style style:name="ListLabel_20_1033" style:display-name="ListLabel 1033" style:family="text">
      <style:text-properties style:text-underline-style="none"/>
    </style:style>
    <style:style style:name="ListLabel_20_1034" style:display-name="ListLabel 1034" style:family="text">
      <style:text-properties style:text-underline-style="none"/>
    </style:style>
    <style:style style:name="ListLabel_20_1035" style:display-name="ListLabel 1035" style:family="text">
      <style:text-properties style:text-underline-style="none"/>
    </style:style>
    <style:style style:name="ListLabel_20_1036" style:display-name="ListLabel 1036" style:family="text">
      <style:text-properties style:text-underline-style="none"/>
    </style:style>
    <style:style style:name="ListLabel_20_1037" style:display-name="ListLabel 1037" style:family="text">
      <style:text-properties style:text-underline-style="none"/>
    </style:style>
    <style:style style:name="ListLabel_20_1038" style:display-name="ListLabel 1038" style:family="text">
      <style:text-properties style:text-underline-style="none"/>
    </style:style>
    <style:style style:name="ListLabel_20_1039" style:display-name="ListLabel 1039" style:family="text">
      <style:text-properties style:text-underline-style="none"/>
    </style:style>
    <style:style style:name="ListLabel_20_1040" style:display-name="ListLabel 1040" style:family="text">
      <style:text-properties style:text-underline-style="none"/>
    </style:style>
    <style:style style:name="ListLabel_20_1041" style:display-name="ListLabel 1041" style:family="text">
      <style:text-properties style:text-underline-style="none"/>
    </style:style>
    <style:style style:name="ListLabel_20_1042" style:display-name="ListLabel 1042" style:family="text">
      <style:text-properties style:text-underline-style="none"/>
    </style:style>
    <style:style style:name="ListLabel_20_1043" style:display-name="ListLabel 1043" style:family="text">
      <style:text-properties style:text-underline-style="none"/>
    </style:style>
    <style:style style:name="ListLabel_20_1044" style:display-name="ListLabel 1044" style:family="text">
      <style:text-properties style:text-underline-style="none"/>
    </style:style>
    <style:style style:name="ListLabel_20_1045" style:display-name="ListLabel 1045" style:family="text">
      <style:text-properties style:text-underline-style="none"/>
    </style:style>
    <style:style style:name="ListLabel_20_1046" style:display-name="ListLabel 1046" style:family="text">
      <style:text-properties style:text-underline-style="none"/>
    </style:style>
    <style:style style:name="ListLabel_20_1047" style:display-name="ListLabel 1047" style:family="text">
      <style:text-properties style:text-underline-style="none"/>
    </style:style>
    <style:style style:name="ListLabel_20_1048" style:display-name="ListLabel 1048" style:family="text">
      <style:text-properties style:text-underline-style="none"/>
    </style:style>
    <style:style style:name="ListLabel_20_1049" style:display-name="ListLabel 1049" style:family="text">
      <style:text-properties style:text-underline-style="none"/>
    </style:style>
    <style:style style:name="ListLabel_20_1050" style:display-name="ListLabel 1050" style:family="text">
      <style:text-properties style:text-underline-style="none"/>
    </style:style>
    <style:style style:name="ListLabel_20_1051" style:display-name="ListLabel 1051" style:family="text">
      <style:text-properties style:text-underline-style="none"/>
    </style:style>
    <style:style style:name="ListLabel_20_1052" style:display-name="ListLabel 1052" style:family="text">
      <style:text-properties style:text-underline-style="none"/>
    </style:style>
    <style:style style:name="ListLabel_20_1053" style:display-name="ListLabel 1053" style:family="text">
      <style:text-properties style:text-underline-style="none"/>
    </style:style>
    <style:style style:name="ListLabel_20_1054" style:display-name="ListLabel 1054" style:family="text">
      <style:text-properties style:text-underline-style="none"/>
    </style:style>
    <style:style style:name="ListLabel_20_1055" style:display-name="ListLabel 1055" style:family="text">
      <style:text-properties style:text-underline-style="none"/>
    </style:style>
    <style:style style:name="ListLabel_20_1056" style:display-name="ListLabel 1056" style:family="text">
      <style:text-properties style:text-underline-style="none"/>
    </style:style>
    <style:style style:name="ListLabel_20_1057" style:display-name="ListLabel 1057" style:family="text">
      <style:text-properties style:text-underline-style="none"/>
    </style:style>
    <style:style style:name="ListLabel_20_1058" style:display-name="ListLabel 1058" style:family="text">
      <style:text-properties style:text-underline-style="none"/>
    </style:style>
    <style:style style:name="ListLabel_20_1059" style:display-name="ListLabel 1059" style:family="text">
      <style:text-properties style:text-underline-style="none"/>
    </style:style>
    <style:style style:name="ListLabel_20_1060" style:display-name="ListLabel 1060" style:family="text">
      <style:text-properties style:text-underline-style="none"/>
    </style:style>
    <style:style style:name="ListLabel_20_1061" style:display-name="ListLabel 1061" style:family="text">
      <style:text-properties style:text-underline-style="none"/>
    </style:style>
    <style:style style:name="ListLabel_20_1062" style:display-name="ListLabel 1062" style:family="text">
      <style:text-properties style:text-underline-style="none"/>
    </style:style>
    <style:style style:name="ListLabel_20_1063" style:display-name="ListLabel 1063" style:family="text">
      <style:text-properties style:text-underline-style="none"/>
    </style:style>
    <style:style style:name="ListLabel_20_1064" style:display-name="ListLabel 1064" style:family="text">
      <style:text-properties style:text-underline-style="none"/>
    </style:style>
    <style:style style:name="ListLabel_20_1065" style:display-name="ListLabel 1065" style:family="text">
      <style:text-properties style:text-underline-style="none"/>
    </style:style>
    <style:style style:name="ListLabel_20_1066" style:display-name="ListLabel 1066" style:family="text">
      <style:text-properties style:text-underline-style="none"/>
    </style:style>
    <style:style style:name="ListLabel_20_1067" style:display-name="ListLabel 1067" style:family="text">
      <style:text-properties style:text-underline-style="none"/>
    </style:style>
    <style:style style:name="ListLabel_20_1068" style:display-name="ListLabel 1068" style:family="text">
      <style:text-properties style:text-underline-style="none"/>
    </style:style>
    <style:style style:name="ListLabel_20_1069" style:display-name="ListLabel 1069" style:family="text">
      <style:text-properties style:text-underline-style="none"/>
    </style:style>
    <style:style style:name="ListLabel_20_1070" style:display-name="ListLabel 1070" style:family="text">
      <style:text-properties style:text-underline-style="none"/>
    </style:style>
    <style:style style:name="ListLabel_20_1071" style:display-name="ListLabel 1071" style:family="text">
      <style:text-properties style:text-underline-style="none"/>
    </style:style>
    <style:style style:name="ListLabel_20_1072" style:display-name="ListLabel 1072" style:family="text">
      <style:text-properties style:text-underline-style="none"/>
    </style:style>
    <style:style style:name="ListLabel_20_1073" style:display-name="ListLabel 1073" style:family="text">
      <style:text-properties style:text-underline-style="none"/>
    </style:style>
    <style:style style:name="ListLabel_20_1074" style:display-name="ListLabel 1074" style:family="text">
      <style:text-properties style:text-underline-style="none"/>
    </style:style>
    <style:style style:name="ListLabel_20_1075" style:display-name="ListLabel 1075" style:family="text">
      <style:text-properties style:text-underline-style="none"/>
    </style:style>
    <style:style style:name="ListLabel_20_1076" style:display-name="ListLabel 1076" style:family="text">
      <style:text-properties style:text-underline-style="none"/>
    </style:style>
    <style:style style:name="ListLabel_20_1077" style:display-name="ListLabel 1077" style:family="text">
      <style:text-properties style:text-underline-style="none"/>
    </style:style>
    <style:style style:name="ListLabel_20_1078" style:display-name="ListLabel 1078" style:family="text">
      <style:text-properties style:text-underline-style="none"/>
    </style:style>
    <style:style style:name="ListLabel_20_1079" style:display-name="ListLabel 1079" style:family="text">
      <style:text-properties style:text-underline-style="none"/>
    </style:style>
    <style:style style:name="ListLabel_20_1080" style:display-name="ListLabel 1080" style:family="text">
      <style:text-properties style:text-underline-style="none"/>
    </style:style>
    <style:style style:name="ListLabel_20_1081" style:display-name="ListLabel 1081" style:family="text">
      <style:text-properties style:text-underline-style="none"/>
    </style:style>
    <style:style style:name="ListLabel_20_1082" style:display-name="ListLabel 1082" style:family="text">
      <style:text-properties style:text-underline-style="none"/>
    </style:style>
    <style:style style:name="ListLabel_20_1083" style:display-name="ListLabel 1083" style:family="text">
      <style:text-properties style:text-underline-style="none"/>
    </style:style>
    <style:style style:name="ListLabel_20_1084" style:display-name="ListLabel 1084" style:family="text">
      <style:text-properties style:text-underline-style="none"/>
    </style:style>
    <style:style style:name="ListLabel_20_1085" style:display-name="ListLabel 1085" style:family="text">
      <style:text-properties style:text-underline-style="none"/>
    </style:style>
    <style:style style:name="ListLabel_20_1086" style:display-name="ListLabel 1086" style:family="text">
      <style:text-properties style:text-underline-style="none"/>
    </style:style>
    <style:style style:name="ListLabel_20_1087" style:display-name="ListLabel 1087" style:family="text">
      <style:text-properties style:text-underline-style="none"/>
    </style:style>
    <style:style style:name="ListLabel_20_1088" style:display-name="ListLabel 1088" style:family="text">
      <style:text-properties style:text-underline-style="none"/>
    </style:style>
    <style:style style:name="ListLabel_20_1089" style:display-name="ListLabel 1089" style:family="text">
      <style:text-properties style:text-underline-style="none"/>
    </style:style>
    <style:style style:name="ListLabel_20_1090" style:display-name="ListLabel 1090" style:family="text">
      <style:text-properties style:text-underline-style="none"/>
    </style:style>
    <style:style style:name="ListLabel_20_1091" style:display-name="ListLabel 1091" style:family="text">
      <style:text-properties style:text-underline-style="none"/>
    </style:style>
    <style:style style:name="ListLabel_20_1092" style:display-name="ListLabel 1092" style:family="text">
      <style:text-properties style:text-underline-style="none"/>
    </style:style>
    <style:style style:name="ListLabel_20_1093" style:display-name="ListLabel 1093" style:family="text">
      <style:text-properties style:text-underline-style="none"/>
    </style:style>
    <style:style style:name="ListLabel_20_1094" style:display-name="ListLabel 1094" style:family="text">
      <style:text-properties style:text-underline-style="none"/>
    </style:style>
    <style:style style:name="ListLabel_20_1095" style:display-name="ListLabel 1095" style:family="text">
      <style:text-properties style:text-underline-style="none"/>
    </style:style>
    <style:style style:name="ListLabel_20_1096" style:display-name="ListLabel 1096" style:family="text">
      <style:text-properties style:text-underline-style="none"/>
    </style:style>
    <style:style style:name="ListLabel_20_1097" style:display-name="ListLabel 1097" style:family="text">
      <style:text-properties style:text-underline-style="none"/>
    </style:style>
    <style:style style:name="ListLabel_20_1098" style:display-name="ListLabel 1098" style:family="text">
      <style:text-properties style:text-underline-style="none"/>
    </style:style>
    <style:style style:name="ListLabel_20_1099" style:display-name="ListLabel 1099" style:family="text">
      <style:text-properties style:text-underline-style="none"/>
    </style:style>
    <style:style style:name="ListLabel_20_1100" style:display-name="ListLabel 1100" style:family="text">
      <style:text-properties style:text-underline-style="none"/>
    </style:style>
    <style:style style:name="ListLabel_20_1101" style:display-name="ListLabel 1101" style:family="text">
      <style:text-properties style:text-underline-style="none"/>
    </style:style>
    <style:style style:name="ListLabel_20_1102" style:display-name="ListLabel 1102" style:family="text">
      <style:text-properties style:text-underline-style="none"/>
    </style:style>
    <style:style style:name="ListLabel_20_1103" style:display-name="ListLabel 1103" style:family="text">
      <style:text-properties style:text-underline-style="none"/>
    </style:style>
    <style:style style:name="ListLabel_20_1104" style:display-name="ListLabel 1104" style:family="text">
      <style:text-properties style:text-underline-style="none"/>
    </style:style>
    <style:style style:name="ListLabel_20_1105" style:display-name="ListLabel 1105" style:family="text">
      <style:text-properties style:text-underline-style="none"/>
    </style:style>
    <style:style style:name="ListLabel_20_1106" style:display-name="ListLabel 1106" style:family="text">
      <style:text-properties style:text-underline-style="none"/>
    </style:style>
    <style:style style:name="ListLabel_20_1107" style:display-name="ListLabel 1107" style:family="text">
      <style:text-properties style:text-underline-style="none"/>
    </style:style>
    <style:style style:name="ListLabel_20_1108" style:display-name="ListLabel 1108" style:family="text">
      <style:text-properties style:text-underline-style="none"/>
    </style:style>
    <style:style style:name="ListLabel_20_1109" style:display-name="ListLabel 1109" style:family="text">
      <style:text-properties style:text-underline-style="none"/>
    </style:style>
    <style:style style:name="ListLabel_20_1110" style:display-name="ListLabel 1110" style:family="text">
      <style:text-properties style:text-underline-style="none"/>
    </style:style>
    <style:style style:name="ListLabel_20_1111" style:display-name="ListLabel 1111" style:family="text">
      <style:text-properties style:text-underline-style="none"/>
    </style:style>
    <style:style style:name="ListLabel_20_1112" style:display-name="ListLabel 1112" style:family="text">
      <style:text-properties style:text-underline-style="none"/>
    </style:style>
    <style:style style:name="ListLabel_20_1113" style:display-name="ListLabel 1113" style:family="text">
      <style:text-properties style:text-underline-style="none"/>
    </style:style>
    <style:style style:name="ListLabel_20_1114" style:display-name="ListLabel 1114" style:family="text">
      <style:text-properties style:text-underline-style="none"/>
    </style:style>
    <style:style style:name="ListLabel_20_1115" style:display-name="ListLabel 1115" style:family="text">
      <style:text-properties style:text-underline-style="none"/>
    </style:style>
    <style:style style:name="ListLabel_20_1116" style:display-name="ListLabel 1116" style:family="text">
      <style:text-properties style:text-underline-style="none"/>
    </style:style>
    <style:style style:name="ListLabel_20_1117" style:display-name="ListLabel 1117" style:family="text">
      <style:text-properties style:text-underline-style="none"/>
    </style:style>
    <style:style style:name="ListLabel_20_1118" style:display-name="ListLabel 1118" style:family="text">
      <style:text-properties style:text-underline-style="none"/>
    </style:style>
    <style:style style:name="ListLabel_20_1119" style:display-name="ListLabel 1119" style:family="text">
      <style:text-properties style:text-underline-style="none"/>
    </style:style>
    <style:style style:name="ListLabel_20_1120" style:display-name="ListLabel 1120" style:family="text">
      <style:text-properties style:text-underline-style="none"/>
    </style:style>
    <style:style style:name="ListLabel_20_1121" style:display-name="ListLabel 1121" style:family="text">
      <style:text-properties style:text-underline-style="none"/>
    </style:style>
    <style:style style:name="ListLabel_20_1122" style:display-name="ListLabel 1122" style:family="text">
      <style:text-properties style:text-underline-style="none"/>
    </style:style>
    <style:style style:name="ListLabel_20_1123" style:display-name="ListLabel 1123" style:family="text">
      <style:text-properties style:text-underline-style="none"/>
    </style:style>
    <style:style style:name="ListLabel_20_1124" style:display-name="ListLabel 1124" style:family="text">
      <style:text-properties style:text-underline-style="none"/>
    </style:style>
    <style:style style:name="ListLabel_20_1125" style:display-name="ListLabel 1125" style:family="text">
      <style:text-properties style:text-underline-style="none"/>
    </style:style>
    <style:style style:name="ListLabel_20_1126" style:display-name="ListLabel 1126" style:family="text">
      <style:text-properties style:text-underline-style="none"/>
    </style:style>
    <style:style style:name="ListLabel_20_1127" style:display-name="ListLabel 1127" style:family="text">
      <style:text-properties style:text-underline-style="none"/>
    </style:style>
    <style:style style:name="ListLabel_20_1128" style:display-name="ListLabel 1128" style:family="text">
      <style:text-properties style:text-underline-style="none"/>
    </style:style>
    <style:style style:name="ListLabel_20_1129" style:display-name="ListLabel 1129" style:family="text">
      <style:text-properties style:text-underline-style="none"/>
    </style:style>
    <style:style style:name="ListLabel_20_1130" style:display-name="ListLabel 1130" style:family="text">
      <style:text-properties style:text-underline-style="none"/>
    </style:style>
    <style:style style:name="ListLabel_20_1131" style:display-name="ListLabel 1131" style:family="text">
      <style:text-properties style:text-underline-style="none"/>
    </style:style>
    <style:style style:name="ListLabel_20_1132" style:display-name="ListLabel 1132" style:family="text">
      <style:text-properties style:text-underline-style="none"/>
    </style:style>
    <style:style style:name="ListLabel_20_1133" style:display-name="ListLabel 1133" style:family="text">
      <style:text-properties style:text-underline-style="none"/>
    </style:style>
    <style:style style:name="ListLabel_20_1134" style:display-name="ListLabel 1134" style:family="text">
      <style:text-properties style:text-underline-style="none"/>
    </style:style>
    <style:style style:name="ListLabel_20_1135" style:display-name="ListLabel 1135" style:family="text">
      <style:text-properties style:text-underline-style="none"/>
    </style:style>
    <style:style style:name="ListLabel_20_1136" style:display-name="ListLabel 1136" style:family="text">
      <style:text-properties style:text-underline-style="none"/>
    </style:style>
    <style:style style:name="ListLabel_20_1137" style:display-name="ListLabel 1137" style:family="text">
      <style:text-properties style:text-underline-style="none"/>
    </style:style>
    <style:style style:name="ListLabel_20_1138" style:display-name="ListLabel 1138" style:family="text">
      <style:text-properties style:text-underline-style="none"/>
    </style:style>
    <style:style style:name="ListLabel_20_1139" style:display-name="ListLabel 1139" style:family="text">
      <style:text-properties style:text-underline-style="none"/>
    </style:style>
    <style:style style:name="ListLabel_20_1140" style:display-name="ListLabel 1140" style:family="text">
      <style:text-properties style:text-underline-style="none"/>
    </style:style>
    <style:style style:name="ListLabel_20_1141" style:display-name="ListLabel 1141" style:family="text">
      <style:text-properties style:text-underline-style="none"/>
    </style:style>
    <style:style style:name="ListLabel_20_1142" style:display-name="ListLabel 1142" style:family="text">
      <style:text-properties style:text-underline-style="none"/>
    </style:style>
    <style:style style:name="ListLabel_20_1143" style:display-name="ListLabel 1143" style:family="text">
      <style:text-properties style:text-underline-style="none"/>
    </style:style>
    <style:style style:name="ListLabel_20_1144" style:display-name="ListLabel 1144" style:family="text">
      <style:text-properties style:text-underline-style="none"/>
    </style:style>
    <style:style style:name="ListLabel_20_1145" style:display-name="ListLabel 1145" style:family="text">
      <style:text-properties style:text-underline-style="none"/>
    </style:style>
    <style:style style:name="ListLabel_20_1146" style:display-name="ListLabel 1146" style:family="text">
      <style:text-properties style:text-underline-style="none"/>
    </style:style>
    <style:style style:name="ListLabel_20_1147" style:display-name="ListLabel 1147" style:family="text">
      <style:text-properties style:text-underline-style="none"/>
    </style:style>
    <style:style style:name="ListLabel_20_1148" style:display-name="ListLabel 1148" style:family="text">
      <style:text-properties style:text-underline-style="none"/>
    </style:style>
    <style:style style:name="ListLabel_20_1149" style:display-name="ListLabel 1149" style:family="text">
      <style:text-properties style:text-underline-style="none"/>
    </style:style>
    <style:style style:name="ListLabel_20_1150" style:display-name="ListLabel 1150" style:family="text">
      <style:text-properties style:text-underline-style="none"/>
    </style:style>
    <style:style style:name="ListLabel_20_1151" style:display-name="ListLabel 1151" style:family="text">
      <style:text-properties style:text-underline-style="none"/>
    </style:style>
    <style:style style:name="ListLabel_20_1152" style:display-name="ListLabel 1152" style:family="text">
      <style:text-properties style:text-underline-style="none"/>
    </style:style>
    <style:style style:name="ListLabel_20_1153" style:display-name="ListLabel 1153" style:family="text">
      <style:text-properties style:text-underline-style="none"/>
    </style:style>
    <style:style style:name="ListLabel_20_1154" style:display-name="ListLabel 1154" style:family="text">
      <style:text-properties style:text-underline-style="none"/>
    </style:style>
    <style:style style:name="ListLabel_20_1155" style:display-name="ListLabel 1155" style:family="text">
      <style:text-properties style:text-underline-style="none"/>
    </style:style>
    <style:style style:name="ListLabel_20_1156" style:display-name="ListLabel 1156" style:family="text">
      <style:text-properties style:text-underline-style="none"/>
    </style:style>
    <style:style style:name="ListLabel_20_1157" style:display-name="ListLabel 1157" style:family="text">
      <style:text-properties style:text-underline-style="none"/>
    </style:style>
    <style:style style:name="ListLabel_20_1158" style:display-name="ListLabel 1158" style:family="text">
      <style:text-properties style:text-underline-style="none"/>
    </style:style>
    <style:style style:name="ListLabel_20_1159" style:display-name="ListLabel 1159" style:family="text">
      <style:text-properties style:text-underline-style="none"/>
    </style:style>
    <style:style style:name="ListLabel_20_1160" style:display-name="ListLabel 1160" style:family="text">
      <style:text-properties style:text-underline-style="none"/>
    </style:style>
    <style:style style:name="ListLabel_20_1161" style:display-name="ListLabel 1161" style:family="text">
      <style:text-properties style:text-underline-style="none"/>
    </style:style>
    <style:style style:name="ListLabel_20_1162" style:display-name="ListLabel 1162" style:family="text">
      <style:text-properties style:text-underline-style="none"/>
    </style:style>
    <style:style style:name="ListLabel_20_1163" style:display-name="ListLabel 1163" style:family="text">
      <style:text-properties style:text-underline-style="none"/>
    </style:style>
    <style:style style:name="ListLabel_20_1164" style:display-name="ListLabel 1164" style:family="text">
      <style:text-properties style:text-underline-style="none"/>
    </style:style>
    <style:style style:name="ListLabel_20_1165" style:display-name="ListLabel 1165" style:family="text">
      <style:text-properties style:text-underline-style="none"/>
    </style:style>
    <style:style style:name="ListLabel_20_1166" style:display-name="ListLabel 1166" style:family="text">
      <style:text-properties style:text-underline-style="none"/>
    </style:style>
    <style:style style:name="ListLabel_20_1167" style:display-name="ListLabel 1167" style:family="text">
      <style:text-properties style:text-underline-style="none"/>
    </style:style>
    <style:style style:name="ListLabel_20_1168" style:display-name="ListLabel 1168" style:family="text">
      <style:text-properties style:text-underline-style="none"/>
    </style:style>
    <style:style style:name="ListLabel_20_1169" style:display-name="ListLabel 1169" style:family="text">
      <style:text-properties style:text-underline-style="none"/>
    </style:style>
    <style:style style:name="ListLabel_20_1170" style:display-name="ListLabel 1170" style:family="text">
      <style:text-properties style:text-underline-style="none"/>
    </style:style>
    <style:style style:name="ListLabel_20_1171" style:display-name="ListLabel 1171" style:family="text">
      <style:text-properties style:text-underline-style="none"/>
    </style:style>
    <style:style style:name="ListLabel_20_1172" style:display-name="ListLabel 1172" style:family="text">
      <style:text-properties style:text-underline-style="none"/>
    </style:style>
    <style:style style:name="ListLabel_20_1173" style:display-name="ListLabel 1173" style:family="text">
      <style:text-properties style:text-underline-style="none"/>
    </style:style>
    <style:style style:name="ListLabel_20_1174" style:display-name="ListLabel 1174" style:family="text">
      <style:text-properties style:text-underline-style="none"/>
    </style:style>
    <style:style style:name="ListLabel_20_1175" style:display-name="ListLabel 1175" style:family="text">
      <style:text-properties style:text-underline-style="none"/>
    </style:style>
    <style:style style:name="ListLabel_20_1176" style:display-name="ListLabel 1176" style:family="text">
      <style:text-properties style:text-underline-style="none"/>
    </style:style>
    <style:style style:name="ListLabel_20_1177" style:display-name="ListLabel 1177" style:family="text">
      <style:text-properties style:text-underline-style="none"/>
    </style:style>
    <style:style style:name="ListLabel_20_1178" style:display-name="ListLabel 1178" style:family="text">
      <style:text-properties style:text-underline-style="none"/>
    </style:style>
    <style:style style:name="ListLabel_20_1179" style:display-name="ListLabel 1179" style:family="text">
      <style:text-properties style:text-underline-style="none"/>
    </style:style>
    <style:style style:name="ListLabel_20_1180" style:display-name="ListLabel 1180" style:family="text">
      <style:text-properties style:text-underline-style="none"/>
    </style:style>
    <style:style style:name="ListLabel_20_1181" style:display-name="ListLabel 1181" style:family="text">
      <style:text-properties style:text-underline-style="none"/>
    </style:style>
    <style:style style:name="ListLabel_20_1182" style:display-name="ListLabel 1182" style:family="text">
      <style:text-properties style:text-underline-style="none"/>
    </style:style>
    <style:style style:name="ListLabel_20_1183" style:display-name="ListLabel 1183" style:family="text">
      <style:text-properties style:text-underline-style="none"/>
    </style:style>
    <style:style style:name="ListLabel_20_1184" style:display-name="ListLabel 1184" style:family="text">
      <style:text-properties style:text-underline-style="none"/>
    </style:style>
    <style:style style:name="ListLabel_20_1185" style:display-name="ListLabel 1185" style:family="text">
      <style:text-properties style:text-underline-style="none"/>
    </style:style>
    <style:style style:name="ListLabel_20_1186" style:display-name="ListLabel 1186" style:family="text">
      <style:text-properties style:text-underline-style="none"/>
    </style:style>
    <style:style style:name="ListLabel_20_1187" style:display-name="ListLabel 1187" style:family="text">
      <style:text-properties style:text-underline-style="none"/>
    </style:style>
    <style:style style:name="ListLabel_20_1188" style:display-name="ListLabel 1188" style:family="text">
      <style:text-properties style:text-underline-style="none"/>
    </style:style>
    <style:style style:name="ListLabel_20_1189" style:display-name="ListLabel 1189" style:family="text">
      <style:text-properties style:text-underline-style="none"/>
    </style:style>
    <style:style style:name="ListLabel_20_1190" style:display-name="ListLabel 1190" style:family="text">
      <style:text-properties style:text-underline-style="none"/>
    </style:style>
    <style:style style:name="ListLabel_20_1191" style:display-name="ListLabel 1191" style:family="text">
      <style:text-properties style:text-underline-style="none"/>
    </style:style>
    <style:style style:name="ListLabel_20_1192" style:display-name="ListLabel 1192" style:family="text">
      <style:text-properties style:text-underline-style="none"/>
    </style:style>
    <style:style style:name="ListLabel_20_1193" style:display-name="ListLabel 1193" style:family="text">
      <style:text-properties style:text-underline-style="none"/>
    </style:style>
    <style:style style:name="ListLabel_20_1194" style:display-name="ListLabel 1194" style:family="text">
      <style:text-properties style:text-underline-style="none"/>
    </style:style>
    <style:style style:name="ListLabel_20_1195" style:display-name="ListLabel 1195" style:family="text">
      <style:text-properties style:text-underline-style="none"/>
    </style:style>
    <style:style style:name="ListLabel_20_1196" style:display-name="ListLabel 1196" style:family="text">
      <style:text-properties style:text-underline-style="none"/>
    </style:style>
    <style:style style:name="ListLabel_20_1197" style:display-name="ListLabel 1197" style:family="text">
      <style:text-properties style:text-underline-style="none"/>
    </style:style>
    <style:style style:name="ListLabel_20_1198" style:display-name="ListLabel 1198" style:family="text">
      <style:text-properties style:text-underline-style="none"/>
    </style:style>
    <style:style style:name="ListLabel_20_1199" style:display-name="ListLabel 1199" style:family="text">
      <style:text-properties style:text-underline-style="none"/>
    </style:style>
    <style:style style:name="ListLabel_20_1200" style:display-name="ListLabel 1200" style:family="text">
      <style:text-properties style:text-underline-style="none"/>
    </style:style>
    <style:style style:name="ListLabel_20_1201" style:display-name="ListLabel 1201" style:family="text">
      <style:text-properties style:text-underline-style="none"/>
    </style:style>
    <style:style style:name="ListLabel_20_1202" style:display-name="ListLabel 1202" style:family="text">
      <style:text-properties style:text-underline-style="none"/>
    </style:style>
    <style:style style:name="ListLabel_20_1203" style:display-name="ListLabel 1203" style:family="text">
      <style:text-properties style:text-underline-style="none"/>
    </style:style>
    <style:style style:name="ListLabel_20_1204" style:display-name="ListLabel 1204" style:family="text">
      <style:text-properties style:text-underline-style="none"/>
    </style:style>
    <style:style style:name="ListLabel_20_1205" style:display-name="ListLabel 1205" style:family="text">
      <style:text-properties style:text-underline-style="none"/>
    </style:style>
    <style:style style:name="ListLabel_20_1206" style:display-name="ListLabel 1206" style:family="text">
      <style:text-properties style:text-underline-style="none"/>
    </style:style>
    <style:style style:name="ListLabel_20_1207" style:display-name="ListLabel 1207" style:family="text">
      <style:text-properties style:text-underline-style="none"/>
    </style:style>
    <style:style style:name="ListLabel_20_1208" style:display-name="ListLabel 1208" style:family="text">
      <style:text-properties style:text-underline-style="none"/>
    </style:style>
    <style:style style:name="ListLabel_20_1209" style:display-name="ListLabel 1209" style:family="text">
      <style:text-properties style:text-underline-style="none"/>
    </style:style>
    <style:style style:name="ListLabel_20_1210" style:display-name="ListLabel 1210" style:family="text">
      <style:text-properties style:text-underline-style="none"/>
    </style:style>
    <style:style style:name="ListLabel_20_1211" style:display-name="ListLabel 1211" style:family="text">
      <style:text-properties style:text-underline-style="none"/>
    </style:style>
    <style:style style:name="ListLabel_20_1212" style:display-name="ListLabel 1212" style:family="text">
      <style:text-properties style:text-underline-style="none"/>
    </style:style>
    <style:style style:name="ListLabel_20_1213" style:display-name="ListLabel 1213" style:family="text">
      <style:text-properties style:text-underline-style="none"/>
    </style:style>
    <style:style style:name="ListLabel_20_1214" style:display-name="ListLabel 1214" style:family="text">
      <style:text-properties style:text-underline-style="none"/>
    </style:style>
    <style:style style:name="ListLabel_20_1215" style:display-name="ListLabel 1215" style:family="text">
      <style:text-properties style:text-underline-style="none"/>
    </style:style>
    <style:style style:name="ListLabel_20_1216" style:display-name="ListLabel 1216" style:family="text">
      <style:text-properties style:text-underline-style="none"/>
    </style:style>
    <style:style style:name="ListLabel_20_1217" style:display-name="ListLabel 1217" style:family="text">
      <style:text-properties style:text-underline-style="none"/>
    </style:style>
    <style:style style:name="ListLabel_20_1218" style:display-name="ListLabel 1218" style:family="text">
      <style:text-properties style:text-underline-style="none"/>
    </style:style>
    <style:style style:name="ListLabel_20_1219" style:display-name="ListLabel 1219" style:family="text">
      <style:text-properties style:text-underline-style="none"/>
    </style:style>
    <style:style style:name="ListLabel_20_1220" style:display-name="ListLabel 1220" style:family="text">
      <style:text-properties style:text-underline-style="none"/>
    </style:style>
    <style:style style:name="ListLabel_20_1221" style:display-name="ListLabel 1221" style:family="text">
      <style:text-properties style:text-underline-style="none"/>
    </style:style>
    <style:style style:name="ListLabel_20_1222" style:display-name="ListLabel 1222" style:family="text">
      <style:text-properties style:text-underline-style="none"/>
    </style:style>
    <style:style style:name="ListLabel_20_1223" style:display-name="ListLabel 1223" style:family="text">
      <style:text-properties style:text-underline-style="none"/>
    </style:style>
    <style:style style:name="ListLabel_20_1224" style:display-name="ListLabel 1224" style:family="text">
      <style:text-properties style:text-underline-style="none"/>
    </style:style>
    <style:style style:name="ListLabel_20_1225" style:display-name="ListLabel 1225" style:family="text">
      <style:text-properties style:text-underline-style="none"/>
    </style:style>
    <style:style style:name="ListLabel_20_1226" style:display-name="ListLabel 1226" style:family="text">
      <style:text-properties style:text-underline-style="none"/>
    </style:style>
    <style:style style:name="ListLabel_20_1227" style:display-name="ListLabel 1227" style:family="text">
      <style:text-properties style:text-underline-style="none"/>
    </style:style>
    <style:style style:name="ListLabel_20_1228" style:display-name="ListLabel 1228" style:family="text">
      <style:text-properties style:text-underline-style="none"/>
    </style:style>
    <style:style style:name="ListLabel_20_1229" style:display-name="ListLabel 1229" style:family="text">
      <style:text-properties style:text-underline-style="none"/>
    </style:style>
    <style:style style:name="ListLabel_20_1230" style:display-name="ListLabel 1230" style:family="text">
      <style:text-properties style:text-underline-style="none"/>
    </style:style>
    <style:style style:name="ListLabel_20_1231" style:display-name="ListLabel 1231" style:family="text">
      <style:text-properties style:text-underline-style="none"/>
    </style:style>
    <style:style style:name="ListLabel_20_1232" style:display-name="ListLabel 1232" style:family="text">
      <style:text-properties style:text-underline-style="none"/>
    </style:style>
    <style:style style:name="ListLabel_20_1233" style:display-name="ListLabel 1233" style:family="text">
      <style:text-properties style:text-underline-style="none"/>
    </style:style>
    <style:style style:name="ListLabel_20_1234" style:display-name="ListLabel 1234" style:family="text">
      <style:text-properties style:text-underline-style="none"/>
    </style:style>
    <style:style style:name="ListLabel_20_1235" style:display-name="ListLabel 1235" style:family="text">
      <style:text-properties style:text-underline-style="none"/>
    </style:style>
    <style:style style:name="ListLabel_20_1236" style:display-name="ListLabel 1236" style:family="text">
      <style:text-properties style:text-underline-style="none"/>
    </style:style>
    <style:style style:name="ListLabel_20_1237" style:display-name="ListLabel 1237" style:family="text">
      <style:text-properties style:text-underline-style="none"/>
    </style:style>
    <style:style style:name="ListLabel_20_1238" style:display-name="ListLabel 1238" style:family="text">
      <style:text-properties style:text-underline-style="none"/>
    </style:style>
    <style:style style:name="ListLabel_20_1239" style:display-name="ListLabel 1239" style:family="text">
      <style:text-properties style:text-underline-style="none"/>
    </style:style>
    <style:style style:name="ListLabel_20_1240" style:display-name="ListLabel 1240" style:family="text">
      <style:text-properties style:text-underline-style="none"/>
    </style:style>
    <style:style style:name="ListLabel_20_1241" style:display-name="ListLabel 1241" style:family="text">
      <style:text-properties style:text-underline-style="none"/>
    </style:style>
    <style:style style:name="ListLabel_20_1242" style:display-name="ListLabel 1242" style:family="text">
      <style:text-properties style:text-underline-style="none"/>
    </style:style>
    <style:style style:name="ListLabel_20_1243" style:display-name="ListLabel 1243" style:family="text">
      <style:text-properties style:text-underline-style="none"/>
    </style:style>
    <style:style style:name="ListLabel_20_1244" style:display-name="ListLabel 1244" style:family="text">
      <style:text-properties style:text-underline-style="none"/>
    </style:style>
    <style:style style:name="ListLabel_20_1245" style:display-name="ListLabel 1245" style:family="text">
      <style:text-properties style:text-underline-style="none"/>
    </style:style>
    <style:style style:name="ListLabel_20_1246" style:display-name="ListLabel 1246" style:family="text">
      <style:text-properties style:text-underline-style="none"/>
    </style:style>
    <style:style style:name="ListLabel_20_1247" style:display-name="ListLabel 1247" style:family="text">
      <style:text-properties style:text-underline-style="none"/>
    </style:style>
    <style:style style:name="ListLabel_20_1248" style:display-name="ListLabel 1248" style:family="text">
      <style:text-properties style:text-underline-style="none"/>
    </style:style>
    <style:style style:name="ListLabel_20_1249" style:display-name="ListLabel 1249" style:family="text">
      <style:text-properties style:text-underline-style="none"/>
    </style:style>
    <style:style style:name="ListLabel_20_1250" style:display-name="ListLabel 1250" style:family="text">
      <style:text-properties style:text-underline-style="none"/>
    </style:style>
    <style:style style:name="ListLabel_20_1251" style:display-name="ListLabel 1251" style:family="text">
      <style:text-properties style:text-underline-style="none"/>
    </style:style>
    <style:style style:name="ListLabel_20_1252" style:display-name="ListLabel 1252" style:family="text">
      <style:text-properties style:text-underline-style="none"/>
    </style:style>
    <style:style style:name="ListLabel_20_1253" style:display-name="ListLabel 1253" style:family="text">
      <style:text-properties style:text-underline-style="none"/>
    </style:style>
    <style:style style:name="ListLabel_20_1254" style:display-name="ListLabel 1254" style:family="text">
      <style:text-properties style:text-underline-style="none"/>
    </style:style>
    <style:style style:name="ListLabel_20_1255" style:display-name="ListLabel 1255" style:family="text">
      <style:text-properties style:text-underline-style="none"/>
    </style:style>
    <style:style style:name="ListLabel_20_1256" style:display-name="ListLabel 1256" style:family="text">
      <style:text-properties style:text-underline-style="none"/>
    </style:style>
    <style:style style:name="ListLabel_20_1257" style:display-name="ListLabel 1257" style:family="text">
      <style:text-properties style:text-underline-style="none"/>
    </style:style>
    <style:style style:name="ListLabel_20_1258" style:display-name="ListLabel 1258" style:family="text">
      <style:text-properties style:text-underline-style="none"/>
    </style:style>
    <style:style style:name="ListLabel_20_1259" style:display-name="ListLabel 1259" style:family="text">
      <style:text-properties style:text-underline-style="none"/>
    </style:style>
    <style:style style:name="ListLabel_20_1260" style:display-name="ListLabel 1260" style:family="text">
      <style:text-properties style:text-underline-style="none"/>
    </style:style>
    <style:style style:name="ListLabel_20_1261" style:display-name="ListLabel 1261" style:family="text">
      <style:text-properties style:text-underline-style="none"/>
    </style:style>
    <style:style style:name="ListLabel_20_1262" style:display-name="ListLabel 1262" style:family="text">
      <style:text-properties style:text-underline-style="none"/>
    </style:style>
    <style:style style:name="ListLabel_20_1263" style:display-name="ListLabel 1263" style:family="text">
      <style:text-properties style:text-underline-style="none"/>
    </style:style>
    <style:style style:name="ListLabel_20_1264" style:display-name="ListLabel 1264" style:family="text">
      <style:text-properties style:text-underline-style="none"/>
    </style:style>
    <style:style style:name="ListLabel_20_1265" style:display-name="ListLabel 1265" style:family="text">
      <style:text-properties style:text-underline-style="none"/>
    </style:style>
    <style:style style:name="ListLabel_20_1266" style:display-name="ListLabel 1266" style:family="text">
      <style:text-properties style:text-underline-style="none"/>
    </style:style>
    <style:style style:name="ListLabel_20_1267" style:display-name="ListLabel 1267" style:family="text">
      <style:text-properties style:text-underline-style="none"/>
    </style:style>
    <style:style style:name="ListLabel_20_1268" style:display-name="ListLabel 1268" style:family="text">
      <style:text-properties style:text-underline-style="none"/>
    </style:style>
    <style:style style:name="ListLabel_20_1269" style:display-name="ListLabel 1269" style:family="text">
      <style:text-properties style:text-underline-style="none"/>
    </style:style>
    <style:style style:name="ListLabel_20_1270" style:display-name="ListLabel 1270" style:family="text">
      <style:text-properties style:text-underline-style="none"/>
    </style:style>
    <style:style style:name="ListLabel_20_1271" style:display-name="ListLabel 1271" style:family="text">
      <style:text-properties style:text-underline-style="none"/>
    </style:style>
    <style:style style:name="ListLabel_20_1272" style:display-name="ListLabel 1272" style:family="text">
      <style:text-properties style:text-underline-style="none"/>
    </style:style>
    <style:style style:name="ListLabel_20_1273" style:display-name="ListLabel 1273" style:family="text">
      <style:text-properties style:text-underline-style="none"/>
    </style:style>
    <style:style style:name="ListLabel_20_1274" style:display-name="ListLabel 1274" style:family="text">
      <style:text-properties style:text-underline-style="none"/>
    </style:style>
    <style:style style:name="ListLabel_20_1275" style:display-name="ListLabel 1275" style:family="text">
      <style:text-properties style:text-underline-style="none"/>
    </style:style>
    <style:style style:name="ListLabel_20_1276" style:display-name="ListLabel 1276" style:family="text">
      <style:text-properties style:text-underline-style="none"/>
    </style:style>
    <style:style style:name="ListLabel_20_1277" style:display-name="ListLabel 1277" style:family="text">
      <style:text-properties style:text-underline-style="none"/>
    </style:style>
    <style:style style:name="ListLabel_20_1278" style:display-name="ListLabel 1278" style:family="text">
      <style:text-properties style:text-underline-style="none"/>
    </style:style>
    <style:style style:name="ListLabel_20_1279" style:display-name="ListLabel 1279" style:family="text">
      <style:text-properties style:text-underline-style="none"/>
    </style:style>
    <style:style style:name="ListLabel_20_1280" style:display-name="ListLabel 1280" style:family="text">
      <style:text-properties style:text-underline-style="none"/>
    </style:style>
    <style:style style:name="ListLabel_20_1281" style:display-name="ListLabel 1281" style:family="text">
      <style:text-properties style:text-underline-style="none"/>
    </style:style>
    <style:style style:name="ListLabel_20_1282" style:display-name="ListLabel 1282" style:family="text">
      <style:text-properties style:text-underline-style="none"/>
    </style:style>
    <style:style style:name="ListLabel_20_1283" style:display-name="ListLabel 1283" style:family="text">
      <style:text-properties style:text-underline-style="none"/>
    </style:style>
    <style:style style:name="ListLabel_20_1284" style:display-name="ListLabel 1284" style:family="text">
      <style:text-properties style:text-underline-style="none"/>
    </style:style>
    <style:style style:name="ListLabel_20_1285" style:display-name="ListLabel 1285" style:family="text">
      <style:text-properties style:text-underline-style="none"/>
    </style:style>
    <style:style style:name="ListLabel_20_1286" style:display-name="ListLabel 1286" style:family="text">
      <style:text-properties style:text-underline-style="none"/>
    </style:style>
    <style:style style:name="ListLabel_20_1287" style:display-name="ListLabel 1287" style:family="text">
      <style:text-properties style:text-underline-style="none"/>
    </style:style>
    <style:style style:name="ListLabel_20_1288" style:display-name="ListLabel 1288" style:family="text">
      <style:text-properties style:text-underline-style="none"/>
    </style:style>
    <style:style style:name="ListLabel_20_1289" style:display-name="ListLabel 1289" style:family="text">
      <style:text-properties style:text-underline-style="none"/>
    </style:style>
    <style:style style:name="ListLabel_20_1290" style:display-name="ListLabel 1290" style:family="text">
      <style:text-properties style:text-underline-style="none"/>
    </style:style>
    <style:style style:name="ListLabel_20_1291" style:display-name="ListLabel 1291" style:family="text">
      <style:text-properties style:text-underline-style="none"/>
    </style:style>
    <style:style style:name="ListLabel_20_1292" style:display-name="ListLabel 1292" style:family="text">
      <style:text-properties style:text-underline-style="none"/>
    </style:style>
    <style:style style:name="ListLabel_20_1293" style:display-name="ListLabel 1293" style:family="text">
      <style:text-properties style:text-underline-style="none"/>
    </style:style>
    <style:style style:name="ListLabel_20_1294" style:display-name="ListLabel 1294" style:family="text">
      <style:text-properties style:text-underline-style="none"/>
    </style:style>
    <style:style style:name="ListLabel_20_1295" style:display-name="ListLabel 1295" style:family="text">
      <style:text-properties style:text-underline-style="none"/>
    </style:style>
    <style:style style:name="ListLabel_20_1296" style:display-name="ListLabel 1296" style:family="text">
      <style:text-properties style:text-underline-style="none"/>
    </style:style>
    <style:style style:name="ListLabel_20_1297" style:display-name="ListLabel 1297" style:family="text">
      <style:text-properties style:text-underline-style="none"/>
    </style:style>
    <style:style style:name="ListLabel_20_1298" style:display-name="ListLabel 1298" style:family="text">
      <style:text-properties style:text-underline-style="none"/>
    </style:style>
    <style:style style:name="ListLabel_20_1299" style:display-name="ListLabel 1299" style:family="text">
      <style:text-properties style:text-underline-style="none"/>
    </style:style>
    <style:style style:name="ListLabel_20_1300" style:display-name="ListLabel 1300" style:family="text">
      <style:text-properties style:text-underline-style="none"/>
    </style:style>
    <style:style style:name="ListLabel_20_1301" style:display-name="ListLabel 1301" style:family="text">
      <style:text-properties style:text-underline-style="none"/>
    </style:style>
    <style:style style:name="ListLabel_20_1302" style:display-name="ListLabel 1302" style:family="text">
      <style:text-properties style:text-underline-style="none"/>
    </style:style>
    <style:style style:name="ListLabel_20_1303" style:display-name="ListLabel 1303" style:family="text">
      <style:text-properties style:text-underline-style="none"/>
    </style:style>
    <style:style style:name="ListLabel_20_1304" style:display-name="ListLabel 1304" style:family="text">
      <style:text-properties style:text-underline-style="none"/>
    </style:style>
    <style:style style:name="ListLabel_20_1305" style:display-name="ListLabel 1305" style:family="text">
      <style:text-properties style:text-underline-style="none"/>
    </style:style>
    <style:style style:name="ListLabel_20_1306" style:display-name="ListLabel 1306" style:family="text">
      <style:text-properties style:text-underline-style="none"/>
    </style:style>
    <style:style style:name="ListLabel_20_1307" style:display-name="ListLabel 1307" style:family="text">
      <style:text-properties style:text-underline-style="none"/>
    </style:style>
    <style:style style:name="ListLabel_20_1308" style:display-name="ListLabel 1308" style:family="text">
      <style:text-properties style:text-underline-style="none"/>
    </style:style>
    <style:style style:name="ListLabel_20_1309" style:display-name="ListLabel 1309" style:family="text">
      <style:text-properties style:text-underline-style="none"/>
    </style:style>
    <style:style style:name="ListLabel_20_1310" style:display-name="ListLabel 1310" style:family="text">
      <style:text-properties style:text-underline-style="none"/>
    </style:style>
    <style:style style:name="ListLabel_20_1311" style:display-name="ListLabel 1311" style:family="text">
      <style:text-properties style:text-underline-style="none"/>
    </style:style>
    <style:style style:name="ListLabel_20_1312" style:display-name="ListLabel 1312" style:family="text">
      <style:text-properties style:text-underline-style="none"/>
    </style:style>
    <style:style style:name="ListLabel_20_1313" style:display-name="ListLabel 1313" style:family="text">
      <style:text-properties style:text-underline-style="none"/>
    </style:style>
    <style:style style:name="ListLabel_20_1314" style:display-name="ListLabel 1314" style:family="text">
      <style:text-properties style:text-underline-style="none"/>
    </style:style>
    <style:style style:name="ListLabel_20_1315" style:display-name="ListLabel 1315" style:family="text">
      <style:text-properties style:text-underline-style="none"/>
    </style:style>
    <style:style style:name="ListLabel_20_1316" style:display-name="ListLabel 1316" style:family="text">
      <style:text-properties style:text-underline-style="none"/>
    </style:style>
    <style:style style:name="ListLabel_20_1317" style:display-name="ListLabel 1317" style:family="text">
      <style:text-properties style:text-underline-style="none"/>
    </style:style>
    <style:style style:name="ListLabel_20_1318" style:display-name="ListLabel 1318" style:family="text">
      <style:text-properties style:text-underline-style="none"/>
    </style:style>
    <style:style style:name="ListLabel_20_1319" style:display-name="ListLabel 1319" style:family="text">
      <style:text-properties style:text-underline-style="none"/>
    </style:style>
    <style:style style:name="ListLabel_20_1320" style:display-name="ListLabel 1320" style:family="text">
      <style:text-properties style:text-underline-style="none"/>
    </style:style>
    <style:style style:name="ListLabel_20_1321" style:display-name="ListLabel 1321" style:family="text">
      <style:text-properties style:text-underline-style="none"/>
    </style:style>
    <style:style style:name="ListLabel_20_1322" style:display-name="ListLabel 1322" style:family="text">
      <style:text-properties style:text-underline-style="none"/>
    </style:style>
    <style:style style:name="ListLabel_20_1323" style:display-name="ListLabel 1323" style:family="text">
      <style:text-properties style:text-underline-style="none"/>
    </style:style>
    <style:style style:name="ListLabel_20_1324" style:display-name="ListLabel 1324" style:family="text">
      <style:text-properties style:text-underline-style="none"/>
    </style:style>
    <style:style style:name="ListLabel_20_1325" style:display-name="ListLabel 1325" style:family="text">
      <style:text-properties style:text-underline-style="none"/>
    </style:style>
    <style:style style:name="ListLabel_20_1326" style:display-name="ListLabel 1326" style:family="text">
      <style:text-properties style:text-underline-style="none"/>
    </style:style>
    <style:style style:name="ListLabel_20_1327" style:display-name="ListLabel 1327" style:family="text">
      <style:text-properties style:text-underline-style="none"/>
    </style:style>
    <style:style style:name="ListLabel_20_1328" style:display-name="ListLabel 1328" style:family="text">
      <style:text-properties style:text-underline-style="none"/>
    </style:style>
    <style:style style:name="ListLabel_20_1329" style:display-name="ListLabel 1329" style:family="text">
      <style:text-properties style:text-underline-style="none"/>
    </style:style>
    <style:style style:name="ListLabel_20_1330" style:display-name="ListLabel 1330" style:family="text">
      <style:text-properties style:text-underline-style="none"/>
    </style:style>
    <style:style style:name="ListLabel_20_1331" style:display-name="ListLabel 1331" style:family="text">
      <style:text-properties style:text-underline-style="none"/>
    </style:style>
    <style:style style:name="ListLabel_20_1332" style:display-name="ListLabel 1332" style:family="text">
      <style:text-properties style:text-underline-style="none"/>
    </style:style>
    <style:style style:name="ListLabel_20_1333" style:display-name="ListLabel 1333" style:family="text">
      <style:text-properties style:text-underline-style="none"/>
    </style:style>
    <style:style style:name="ListLabel_20_1334" style:display-name="ListLabel 1334" style:family="text">
      <style:text-properties style:text-underline-style="none"/>
    </style:style>
    <style:style style:name="ListLabel_20_1335" style:display-name="ListLabel 1335" style:family="text">
      <style:text-properties style:text-underline-style="none"/>
    </style:style>
    <style:style style:name="ListLabel_20_1336" style:display-name="ListLabel 1336" style:family="text">
      <style:text-properties style:text-underline-style="none"/>
    </style:style>
    <style:style style:name="ListLabel_20_1337" style:display-name="ListLabel 1337" style:family="text">
      <style:text-properties style:text-underline-style="none"/>
    </style:style>
    <style:style style:name="ListLabel_20_1338" style:display-name="ListLabel 1338" style:family="text">
      <style:text-properties style:text-underline-style="none"/>
    </style:style>
    <style:style style:name="ListLabel_20_1339" style:display-name="ListLabel 1339" style:family="text">
      <style:text-properties style:text-underline-style="none"/>
    </style:style>
    <style:style style:name="ListLabel_20_1340" style:display-name="ListLabel 1340" style:family="text">
      <style:text-properties style:text-underline-style="none"/>
    </style:style>
    <style:style style:name="ListLabel_20_1341" style:display-name="ListLabel 1341" style:family="text">
      <style:text-properties style:text-underline-style="none"/>
    </style:style>
    <style:style style:name="ListLabel_20_1342" style:display-name="ListLabel 1342" style:family="text">
      <style:text-properties style:text-underline-style="none"/>
    </style:style>
    <style:style style:name="ListLabel_20_1343" style:display-name="ListLabel 1343" style:family="text">
      <style:text-properties style:text-underline-style="none"/>
    </style:style>
    <style:style style:name="ListLabel_20_1344" style:display-name="ListLabel 1344" style:family="text">
      <style:text-properties style:text-underline-style="none"/>
    </style:style>
    <style:style style:name="ListLabel_20_1345" style:display-name="ListLabel 1345" style:family="text">
      <style:text-properties style:text-underline-style="none"/>
    </style:style>
    <style:style style:name="ListLabel_20_1346" style:display-name="ListLabel 1346" style:family="text">
      <style:text-properties style:text-underline-style="none"/>
    </style:style>
    <style:style style:name="ListLabel_20_1347" style:display-name="ListLabel 1347" style:family="text">
      <style:text-properties style:text-underline-style="none"/>
    </style:style>
    <style:style style:name="ListLabel_20_1348" style:display-name="ListLabel 1348" style:family="text">
      <style:text-properties style:text-underline-style="none"/>
    </style:style>
    <style:style style:name="ListLabel_20_1349" style:display-name="ListLabel 1349" style:family="text">
      <style:text-properties style:text-underline-style="none"/>
    </style:style>
    <style:style style:name="ListLabel_20_1350" style:display-name="ListLabel 1350" style:family="text">
      <style:text-properties style:text-underline-style="none"/>
    </style:style>
    <style:style style:name="ListLabel_20_1351" style:display-name="ListLabel 1351" style:family="text">
      <style:text-properties style:text-underline-style="none"/>
    </style:style>
    <style:style style:name="ListLabel_20_1352" style:display-name="ListLabel 1352" style:family="text">
      <style:text-properties style:text-underline-style="none"/>
    </style:style>
    <style:style style:name="ListLabel_20_1353" style:display-name="ListLabel 1353" style:family="text">
      <style:text-properties style:text-underline-style="none"/>
    </style:style>
    <style:style style:name="ListLabel_20_1354" style:display-name="ListLabel 1354" style:family="text">
      <style:text-properties style:text-underline-style="none"/>
    </style:style>
    <style:style style:name="ListLabel_20_1355" style:display-name="ListLabel 1355" style:family="text">
      <style:text-properties style:text-underline-style="none"/>
    </style:style>
    <style:style style:name="ListLabel_20_1356" style:display-name="ListLabel 1356" style:family="text">
      <style:text-properties style:text-underline-style="none"/>
    </style:style>
    <style:style style:name="ListLabel_20_1357" style:display-name="ListLabel 1357" style:family="text">
      <style:text-properties style:text-underline-style="none"/>
    </style:style>
    <style:style style:name="ListLabel_20_1358" style:display-name="ListLabel 1358" style:family="text">
      <style:text-properties style:text-underline-style="none"/>
    </style:style>
    <style:style style:name="ListLabel_20_1359" style:display-name="ListLabel 1359" style:family="text">
      <style:text-properties style:text-underline-style="none"/>
    </style:style>
    <style:style style:name="ListLabel_20_1360" style:display-name="ListLabel 1360" style:family="text">
      <style:text-properties style:text-underline-style="none"/>
    </style:style>
    <style:style style:name="ListLabel_20_1361" style:display-name="ListLabel 1361" style:family="text">
      <style:text-properties style:text-underline-style="none"/>
    </style:style>
    <style:style style:name="ListLabel_20_1362" style:display-name="ListLabel 1362" style:family="text">
      <style:text-properties style:text-underline-style="none"/>
    </style:style>
    <style:style style:name="ListLabel_20_1363" style:display-name="ListLabel 1363" style:family="text">
      <style:text-properties style:text-underline-style="none"/>
    </style:style>
    <style:style style:name="ListLabel_20_1364" style:display-name="ListLabel 1364" style:family="text">
      <style:text-properties style:text-underline-style="none"/>
    </style:style>
    <style:style style:name="ListLabel_20_1365" style:display-name="ListLabel 1365" style:family="text">
      <style:text-properties style:text-underline-style="none"/>
    </style:style>
    <style:style style:name="ListLabel_20_1366" style:display-name="ListLabel 1366" style:family="text">
      <style:text-properties style:text-underline-style="none"/>
    </style:style>
    <style:style style:name="ListLabel_20_1367" style:display-name="ListLabel 1367" style:family="text">
      <style:text-properties style:text-underline-style="none"/>
    </style:style>
    <style:style style:name="ListLabel_20_1368" style:display-name="ListLabel 1368" style:family="text">
      <style:text-properties style:text-underline-style="none"/>
    </style:style>
    <style:style style:name="ListLabel_20_1369" style:display-name="ListLabel 1369" style:family="text">
      <style:text-properties style:text-underline-style="none"/>
    </style:style>
    <style:style style:name="ListLabel_20_1370" style:display-name="ListLabel 1370" style:family="text">
      <style:text-properties style:text-underline-style="none"/>
    </style:style>
    <style:style style:name="ListLabel_20_1371" style:display-name="ListLabel 1371" style:family="text">
      <style:text-properties style:text-underline-style="none"/>
    </style:style>
    <style:style style:name="ListLabel_20_1372" style:display-name="ListLabel 1372" style:family="text">
      <style:text-properties style:text-underline-style="none"/>
    </style:style>
    <style:style style:name="ListLabel_20_1373" style:display-name="ListLabel 1373" style:family="text">
      <style:text-properties style:text-underline-style="none"/>
    </style:style>
    <style:style style:name="ListLabel_20_1374" style:display-name="ListLabel 1374" style:family="text">
      <style:text-properties style:text-underline-style="none"/>
    </style:style>
    <style:style style:name="ListLabel_20_1375" style:display-name="ListLabel 1375" style:family="text">
      <style:text-properties style:text-underline-style="none"/>
    </style:style>
    <style:style style:name="ListLabel_20_1376" style:display-name="ListLabel 1376" style:family="text">
      <style:text-properties style:text-underline-style="none"/>
    </style:style>
    <style:style style:name="ListLabel_20_1377" style:display-name="ListLabel 1377" style:family="text">
      <style:text-properties style:text-underline-style="none"/>
    </style:style>
    <style:style style:name="ListLabel_20_1378" style:display-name="ListLabel 1378" style:family="text">
      <style:text-properties style:text-underline-style="none"/>
    </style:style>
    <style:style style:name="ListLabel_20_1379" style:display-name="ListLabel 1379" style:family="text">
      <style:text-properties style:text-underline-style="none"/>
    </style:style>
    <style:style style:name="ListLabel_20_1380" style:display-name="ListLabel 1380" style:family="text">
      <style:text-properties style:text-underline-style="none"/>
    </style:style>
    <style:style style:name="ListLabel_20_1381" style:display-name="ListLabel 1381" style:family="text">
      <style:text-properties style:text-underline-style="none"/>
    </style:style>
    <style:style style:name="ListLabel_20_1382" style:display-name="ListLabel 1382" style:family="text">
      <style:text-properties style:text-underline-style="none"/>
    </style:style>
    <style:style style:name="ListLabel_20_1383" style:display-name="ListLabel 1383" style:family="text">
      <style:text-properties style:text-underline-style="none"/>
    </style:style>
    <style:style style:name="ListLabel_20_1384" style:display-name="ListLabel 1384" style:family="text">
      <style:text-properties style:text-underline-style="none"/>
    </style:style>
    <style:style style:name="ListLabel_20_1385" style:display-name="ListLabel 1385" style:family="text">
      <style:text-properties style:text-underline-style="none"/>
    </style:style>
    <style:style style:name="ListLabel_20_1386" style:display-name="ListLabel 1386" style:family="text">
      <style:text-properties style:text-underline-style="none"/>
    </style:style>
    <style:style style:name="ListLabel_20_1387" style:display-name="ListLabel 1387" style:family="text">
      <style:text-properties style:text-underline-style="none"/>
    </style:style>
    <style:style style:name="ListLabel_20_1388" style:display-name="ListLabel 1388" style:family="text">
      <style:text-properties style:text-underline-style="none"/>
    </style:style>
    <style:style style:name="ListLabel_20_1389" style:display-name="ListLabel 1389" style:family="text">
      <style:text-properties style:text-underline-style="none"/>
    </style:style>
    <style:style style:name="ListLabel_20_1390" style:display-name="ListLabel 1390" style:family="text">
      <style:text-properties style:text-underline-style="none"/>
    </style:style>
    <style:style style:name="ListLabel_20_1391" style:display-name="ListLabel 1391" style:family="text">
      <style:text-properties style:text-underline-style="none"/>
    </style:style>
    <style:style style:name="ListLabel_20_1392" style:display-name="ListLabel 1392" style:family="text">
      <style:text-properties style:text-underline-style="none"/>
    </style:style>
    <style:style style:name="ListLabel_20_1393" style:display-name="ListLabel 1393" style:family="text">
      <style:text-properties style:text-underline-style="none"/>
    </style:style>
    <style:style style:name="ListLabel_20_1394" style:display-name="ListLabel 1394" style:family="text">
      <style:text-properties style:text-underline-style="none"/>
    </style:style>
    <style:style style:name="ListLabel_20_1395" style:display-name="ListLabel 1395" style:family="text">
      <style:text-properties style:text-underline-style="none"/>
    </style:style>
    <style:style style:name="ListLabel_20_1396" style:display-name="ListLabel 1396" style:family="text">
      <style:text-properties style:text-underline-style="none"/>
    </style:style>
    <style:style style:name="ListLabel_20_1397" style:display-name="ListLabel 1397" style:family="text">
      <style:text-properties style:text-underline-style="none"/>
    </style:style>
    <style:style style:name="ListLabel_20_1398" style:display-name="ListLabel 1398" style:family="text">
      <style:text-properties style:text-underline-style="none"/>
    </style:style>
    <style:style style:name="ListLabel_20_1399" style:display-name="ListLabel 1399" style:family="text">
      <style:text-properties style:text-underline-style="none"/>
    </style:style>
    <style:style style:name="ListLabel_20_1400" style:display-name="ListLabel 1400" style:family="text">
      <style:text-properties style:text-underline-style="none"/>
    </style:style>
    <style:style style:name="ListLabel_20_1401" style:display-name="ListLabel 1401" style:family="text">
      <style:text-properties style:text-underline-style="none"/>
    </style:style>
    <style:style style:name="ListLabel_20_1402" style:display-name="ListLabel 1402" style:family="text">
      <style:text-properties style:text-underline-style="none"/>
    </style:style>
    <style:style style:name="ListLabel_20_1403" style:display-name="ListLabel 1403" style:family="text">
      <style:text-properties style:text-underline-style="none"/>
    </style:style>
    <style:style style:name="ListLabel_20_1404" style:display-name="ListLabel 1404" style:family="text">
      <style:text-properties style:text-underline-style="none"/>
    </style:style>
    <style:style style:name="ListLabel_20_1405" style:display-name="ListLabel 1405" style:family="text">
      <style:text-properties style:text-underline-style="none"/>
    </style:style>
    <style:style style:name="ListLabel_20_1406" style:display-name="ListLabel 1406" style:family="text">
      <style:text-properties style:text-underline-style="none"/>
    </style:style>
    <style:style style:name="ListLabel_20_1407" style:display-name="ListLabel 1407" style:family="text">
      <style:text-properties style:text-underline-style="none"/>
    </style:style>
    <style:style style:name="ListLabel_20_1408" style:display-name="ListLabel 1408" style:family="text">
      <style:text-properties style:text-underline-style="none"/>
    </style:style>
    <style:style style:name="ListLabel_20_1409" style:display-name="ListLabel 1409" style:family="text">
      <style:text-properties style:text-underline-style="none"/>
    </style:style>
    <style:style style:name="ListLabel_20_1410" style:display-name="ListLabel 1410" style:family="text">
      <style:text-properties style:text-underline-style="none"/>
    </style:style>
    <style:style style:name="ListLabel_20_1411" style:display-name="ListLabel 1411" style:family="text">
      <style:text-properties style:text-underline-style="none"/>
    </style:style>
    <style:style style:name="ListLabel_20_1412" style:display-name="ListLabel 1412" style:family="text">
      <style:text-properties style:text-underline-style="none"/>
    </style:style>
    <style:style style:name="ListLabel_20_1413" style:display-name="ListLabel 1413" style:family="text">
      <style:text-properties style:text-underline-style="none"/>
    </style:style>
    <style:style style:name="ListLabel_20_1414" style:display-name="ListLabel 1414" style:family="text">
      <style:text-properties style:text-underline-style="none"/>
    </style:style>
    <style:style style:name="ListLabel_20_1415" style:display-name="ListLabel 1415" style:family="text">
      <style:text-properties style:text-underline-style="none"/>
    </style:style>
    <style:style style:name="ListLabel_20_1416" style:display-name="ListLabel 1416" style:family="text">
      <style:text-properties style:text-underline-style="none"/>
    </style:style>
    <style:style style:name="ListLabel_20_1417" style:display-name="ListLabel 1417" style:family="text">
      <style:text-properties style:text-underline-style="none"/>
    </style:style>
    <style:style style:name="ListLabel_20_1418" style:display-name="ListLabel 1418" style:family="text">
      <style:text-properties style:text-underline-style="none"/>
    </style:style>
    <style:style style:name="ListLabel_20_1419" style:display-name="ListLabel 1419" style:family="text">
      <style:text-properties style:text-underline-style="none"/>
    </style:style>
    <style:style style:name="ListLabel_20_1420" style:display-name="ListLabel 1420" style:family="text">
      <style:text-properties style:text-underline-style="none"/>
    </style:style>
    <style:style style:name="ListLabel_20_1421" style:display-name="ListLabel 1421" style:family="text">
      <style:text-properties style:text-underline-style="none"/>
    </style:style>
    <style:style style:name="ListLabel_20_1422" style:display-name="ListLabel 1422" style:family="text">
      <style:text-properties style:text-underline-style="none"/>
    </style:style>
    <style:style style:name="ListLabel_20_1423" style:display-name="ListLabel 1423" style:family="text">
      <style:text-properties style:text-underline-style="none"/>
    </style:style>
    <style:style style:name="ListLabel_20_1424" style:display-name="ListLabel 1424" style:family="text">
      <style:text-properties style:text-underline-style="none"/>
    </style:style>
    <style:style style:name="ListLabel_20_1425" style:display-name="ListLabel 1425" style:family="text">
      <style:text-properties style:text-underline-style="none"/>
    </style:style>
    <style:style style:name="ListLabel_20_1426" style:display-name="ListLabel 1426" style:family="text">
      <style:text-properties style:text-underline-style="none"/>
    </style:style>
    <style:style style:name="ListLabel_20_1427" style:display-name="ListLabel 1427" style:family="text">
      <style:text-properties style:text-underline-style="none"/>
    </style:style>
    <style:style style:name="ListLabel_20_1428" style:display-name="ListLabel 1428" style:family="text">
      <style:text-properties style:text-underline-style="none"/>
    </style:style>
    <style:style style:name="ListLabel_20_1429" style:display-name="ListLabel 1429" style:family="text">
      <style:text-properties style:text-underline-style="none"/>
    </style:style>
    <style:style style:name="ListLabel_20_1430" style:display-name="ListLabel 1430" style:family="text">
      <style:text-properties style:text-underline-style="none"/>
    </style:style>
    <style:style style:name="ListLabel_20_1431" style:display-name="ListLabel 1431" style:family="text">
      <style:text-properties style:text-underline-style="none"/>
    </style:style>
    <style:style style:name="ListLabel_20_1432" style:display-name="ListLabel 1432" style:family="text">
      <style:text-properties style:text-underline-style="none"/>
    </style:style>
    <style:style style:name="ListLabel_20_1433" style:display-name="ListLabel 1433" style:family="text">
      <style:text-properties style:text-underline-style="none"/>
    </style:style>
    <style:style style:name="ListLabel_20_1434" style:display-name="ListLabel 1434" style:family="text">
      <style:text-properties style:text-underline-style="none"/>
    </style:style>
    <style:style style:name="ListLabel_20_1435" style:display-name="ListLabel 1435" style:family="text">
      <style:text-properties style:text-underline-style="none"/>
    </style:style>
    <style:style style:name="ListLabel_20_1436" style:display-name="ListLabel 1436" style:family="text">
      <style:text-properties style:text-underline-style="none"/>
    </style:style>
    <style:style style:name="ListLabel_20_1437" style:display-name="ListLabel 1437" style:family="text">
      <style:text-properties style:text-underline-style="none"/>
    </style:style>
    <style:style style:name="ListLabel_20_1438" style:display-name="ListLabel 1438" style:family="text">
      <style:text-properties style:text-underline-style="none"/>
    </style:style>
    <style:style style:name="ListLabel_20_1439" style:display-name="ListLabel 1439" style:family="text">
      <style:text-properties style:text-underline-style="none"/>
    </style:style>
    <style:style style:name="ListLabel_20_1440" style:display-name="ListLabel 1440" style:family="text">
      <style:text-properties style:text-underline-style="none"/>
    </style:style>
    <style:style style:name="ListLabel_20_1441" style:display-name="ListLabel 1441" style:family="text">
      <style:text-properties style:text-underline-style="none"/>
    </style:style>
    <style:style style:name="ListLabel_20_1442" style:display-name="ListLabel 1442" style:family="text">
      <style:text-properties style:text-underline-style="none"/>
    </style:style>
    <style:style style:name="ListLabel_20_1443" style:display-name="ListLabel 1443" style:family="text">
      <style:text-properties style:text-underline-style="none"/>
    </style:style>
    <style:style style:name="ListLabel_20_1444" style:display-name="ListLabel 1444" style:family="text">
      <style:text-properties style:text-underline-style="none"/>
    </style:style>
    <style:style style:name="ListLabel_20_1445" style:display-name="ListLabel 1445" style:family="text">
      <style:text-properties style:text-underline-style="none"/>
    </style:style>
    <style:style style:name="ListLabel_20_1446" style:display-name="ListLabel 1446" style:family="text">
      <style:text-properties style:text-underline-style="none"/>
    </style:style>
    <style:style style:name="ListLabel_20_1447" style:display-name="ListLabel 1447" style:family="text">
      <style:text-properties style:text-underline-style="none"/>
    </style:style>
    <style:style style:name="ListLabel_20_1448" style:display-name="ListLabel 1448" style:family="text">
      <style:text-properties style:text-underline-style="none"/>
    </style:style>
    <style:style style:name="ListLabel_20_1449" style:display-name="ListLabel 1449" style:family="text">
      <style:text-properties style:text-underline-style="none"/>
    </style:style>
    <style:style style:name="ListLabel_20_1450" style:display-name="ListLabel 1450" style:family="text">
      <style:text-properties style:text-underline-style="none"/>
    </style:style>
    <style:style style:name="ListLabel_20_1451" style:display-name="ListLabel 1451" style:family="text">
      <style:text-properties style:text-underline-style="none"/>
    </style:style>
    <style:style style:name="ListLabel_20_1452" style:display-name="ListLabel 1452" style:family="text">
      <style:text-properties style:text-underline-style="none"/>
    </style:style>
    <style:style style:name="ListLabel_20_1453" style:display-name="ListLabel 1453" style:family="text">
      <style:text-properties style:text-underline-style="none"/>
    </style:style>
    <style:style style:name="ListLabel_20_1454" style:display-name="ListLabel 1454" style:family="text">
      <style:text-properties style:text-underline-style="none"/>
    </style:style>
    <style:style style:name="ListLabel_20_1455" style:display-name="ListLabel 1455" style:family="text">
      <style:text-properties style:text-underline-style="none"/>
    </style:style>
    <style:style style:name="ListLabel_20_1456" style:display-name="ListLabel 1456" style:family="text">
      <style:text-properties style:text-underline-style="none"/>
    </style:style>
    <style:style style:name="ListLabel_20_1457" style:display-name="ListLabel 1457" style:family="text">
      <style:text-properties style:text-underline-style="none"/>
    </style:style>
    <style:style style:name="ListLabel_20_1458" style:display-name="ListLabel 1458" style:family="text">
      <style:text-properties style:text-underline-style="none"/>
    </style:style>
    <style:style style:name="ListLabel_20_1459" style:display-name="ListLabel 1459" style:family="text">
      <style:text-properties style:text-underline-style="none"/>
    </style:style>
    <style:style style:name="ListLabel_20_1460" style:display-name="ListLabel 1460" style:family="text">
      <style:text-properties style:text-underline-style="none"/>
    </style:style>
    <style:style style:name="ListLabel_20_1461" style:display-name="ListLabel 1461" style:family="text">
      <style:text-properties style:text-underline-style="none"/>
    </style:style>
    <style:style style:name="ListLabel_20_1462" style:display-name="ListLabel 1462" style:family="text">
      <style:text-properties style:text-underline-style="none"/>
    </style:style>
    <style:style style:name="ListLabel_20_1463" style:display-name="ListLabel 1463" style:family="text">
      <style:text-properties style:text-underline-style="none"/>
    </style:style>
    <style:style style:name="ListLabel_20_1464" style:display-name="ListLabel 1464" style:family="text">
      <style:text-properties style:text-underline-style="none"/>
    </style:style>
    <style:style style:name="ListLabel_20_1465" style:display-name="ListLabel 1465" style:family="text">
      <style:text-properties style:text-underline-style="none"/>
    </style:style>
    <style:style style:name="ListLabel_20_1466" style:display-name="ListLabel 1466" style:family="text">
      <style:text-properties style:text-underline-style="none"/>
    </style:style>
    <style:style style:name="ListLabel_20_1467" style:display-name="ListLabel 1467" style:family="text">
      <style:text-properties style:text-underline-style="none"/>
    </style:style>
    <style:style style:name="ListLabel_20_1468" style:display-name="ListLabel 1468" style:family="text">
      <style:text-properties style:text-underline-style="none"/>
    </style:style>
    <style:style style:name="ListLabel_20_1469" style:display-name="ListLabel 1469" style:family="text">
      <style:text-properties style:text-underline-style="none"/>
    </style:style>
    <style:style style:name="ListLabel_20_1470" style:display-name="ListLabel 1470" style:family="text">
      <style:text-properties style:text-underline-style="none"/>
    </style:style>
    <style:style style:name="ListLabel_20_1471" style:display-name="ListLabel 1471" style:family="text">
      <style:text-properties style:text-underline-style="none"/>
    </style:style>
    <style:style style:name="ListLabel_20_1472" style:display-name="ListLabel 1472" style:family="text">
      <style:text-properties style:text-underline-style="none"/>
    </style:style>
    <style:style style:name="ListLabel_20_1473" style:display-name="ListLabel 1473" style:family="text">
      <style:text-properties style:text-underline-style="none"/>
    </style:style>
    <style:style style:name="ListLabel_20_1474" style:display-name="ListLabel 1474" style:family="text">
      <style:text-properties style:text-underline-style="none"/>
    </style:style>
    <style:style style:name="ListLabel_20_1475" style:display-name="ListLabel 1475" style:family="text">
      <style:text-properties style:text-underline-style="none"/>
    </style:style>
    <style:style style:name="ListLabel_20_1476" style:display-name="ListLabel 1476" style:family="text">
      <style:text-properties style:text-underline-style="none"/>
    </style:style>
    <style:style style:name="ListLabel_20_1477" style:display-name="ListLabel 1477" style:family="text">
      <style:text-properties style:text-underline-style="none"/>
    </style:style>
    <style:style style:name="ListLabel_20_1478" style:display-name="ListLabel 1478" style:family="text">
      <style:text-properties style:text-underline-style="none"/>
    </style:style>
    <style:style style:name="ListLabel_20_1479" style:display-name="ListLabel 1479" style:family="text">
      <style:text-properties style:text-underline-style="none"/>
    </style:style>
    <style:style style:name="ListLabel_20_1480" style:display-name="ListLabel 1480" style:family="text">
      <style:text-properties style:text-underline-style="none"/>
    </style:style>
    <style:style style:name="ListLabel_20_1481" style:display-name="ListLabel 1481" style:family="text">
      <style:text-properties style:text-underline-style="none"/>
    </style:style>
    <style:style style:name="ListLabel_20_1482" style:display-name="ListLabel 1482" style:family="text">
      <style:text-properties style:text-underline-style="none"/>
    </style:style>
    <style:style style:name="ListLabel_20_1483" style:display-name="ListLabel 1483" style:family="text">
      <style:text-properties style:text-underline-style="none"/>
    </style:style>
    <style:style style:name="ListLabel_20_1484" style:display-name="ListLabel 1484" style:family="text">
      <style:text-properties style:text-underline-style="none"/>
    </style:style>
    <style:style style:name="ListLabel_20_1485" style:display-name="ListLabel 1485" style:family="text">
      <style:text-properties style:text-underline-style="none"/>
    </style:style>
    <style:style style:name="ListLabel_20_1486" style:display-name="ListLabel 1486" style:family="text">
      <style:text-properties style:text-underline-style="none"/>
    </style:style>
    <style:style style:name="ListLabel_20_1487" style:display-name="ListLabel 1487" style:family="text">
      <style:text-properties style:text-underline-style="none"/>
    </style:style>
    <style:style style:name="ListLabel_20_1488" style:display-name="ListLabel 1488" style:family="text">
      <style:text-properties style:text-underline-style="none"/>
    </style:style>
    <style:style style:name="ListLabel_20_1489" style:display-name="ListLabel 1489" style:family="text">
      <style:text-properties style:text-underline-style="none"/>
    </style:style>
    <style:style style:name="ListLabel_20_1490" style:display-name="ListLabel 1490" style:family="text">
      <style:text-properties style:text-underline-style="none"/>
    </style:style>
    <style:style style:name="ListLabel_20_1491" style:display-name="ListLabel 1491" style:family="text">
      <style:text-properties style:text-underline-style="none"/>
    </style:style>
    <style:style style:name="ListLabel_20_1492" style:display-name="ListLabel 1492" style:family="text">
      <style:text-properties style:text-underline-style="none"/>
    </style:style>
    <style:style style:name="ListLabel_20_1493" style:display-name="ListLabel 1493" style:family="text">
      <style:text-properties style:text-underline-style="none"/>
    </style:style>
    <style:style style:name="ListLabel_20_1494" style:display-name="ListLabel 1494" style:family="text">
      <style:text-properties style:text-underline-style="none"/>
    </style:style>
    <style:style style:name="ListLabel_20_1495" style:display-name="ListLabel 1495" style:family="text">
      <style:text-properties style:text-underline-style="none"/>
    </style:style>
    <style:style style:name="ListLabel_20_1496" style:display-name="ListLabel 1496" style:family="text">
      <style:text-properties style:text-underline-style="none"/>
    </style:style>
    <style:style style:name="ListLabel_20_1497" style:display-name="ListLabel 1497" style:family="text">
      <style:text-properties style:text-underline-style="none"/>
    </style:style>
    <style:style style:name="ListLabel_20_1498" style:display-name="ListLabel 1498" style:family="text">
      <style:text-properties style:text-underline-style="none"/>
    </style:style>
    <style:style style:name="ListLabel_20_1499" style:display-name="ListLabel 1499" style:family="text">
      <style:text-properties style:text-underline-style="none"/>
    </style:style>
    <style:style style:name="ListLabel_20_1500" style:display-name="ListLabel 1500" style:family="text">
      <style:text-properties style:text-underline-style="none"/>
    </style:style>
    <style:style style:name="ListLabel_20_1501" style:display-name="ListLabel 1501" style:family="text">
      <style:text-properties style:text-underline-style="none"/>
    </style:style>
    <style:style style:name="ListLabel_20_1502" style:display-name="ListLabel 1502" style:family="text">
      <style:text-properties style:text-underline-style="none"/>
    </style:style>
    <style:style style:name="ListLabel_20_1503" style:display-name="ListLabel 1503" style:family="text">
      <style:text-properties style:text-underline-style="none"/>
    </style:style>
    <style:style style:name="ListLabel_20_1504" style:display-name="ListLabel 1504" style:family="text">
      <style:text-properties style:text-underline-style="none"/>
    </style:style>
    <style:style style:name="ListLabel_20_1505" style:display-name="ListLabel 1505" style:family="text">
      <style:text-properties style:text-underline-style="none"/>
    </style:style>
    <style:style style:name="ListLabel_20_1506" style:display-name="ListLabel 1506" style:family="text">
      <style:text-properties style:text-underline-style="none"/>
    </style:style>
    <style:style style:name="ListLabel_20_1507" style:display-name="ListLabel 1507" style:family="text">
      <style:text-properties style:text-underline-style="none"/>
    </style:style>
    <style:style style:name="ListLabel_20_1508" style:display-name="ListLabel 1508" style:family="text">
      <style:text-properties style:text-underline-style="none"/>
    </style:style>
    <style:style style:name="ListLabel_20_1509" style:display-name="ListLabel 1509" style:family="text">
      <style:text-properties style:text-underline-style="none"/>
    </style:style>
    <style:style style:name="ListLabel_20_1510" style:display-name="ListLabel 1510" style:family="text">
      <style:text-properties style:text-underline-style="none"/>
    </style:style>
    <style:style style:name="ListLabel_20_1511" style:display-name="ListLabel 1511" style:family="text">
      <style:text-properties style:text-underline-style="none"/>
    </style:style>
    <style:style style:name="ListLabel_20_1512" style:display-name="ListLabel 1512" style:family="text">
      <style:text-properties style:text-underline-style="none"/>
    </style:style>
    <style:style style:name="ListLabel_20_1513" style:display-name="ListLabel 1513" style:family="text">
      <style:text-properties style:text-underline-style="none"/>
    </style:style>
    <style:style style:name="ListLabel_20_1514" style:display-name="ListLabel 1514" style:family="text">
      <style:text-properties style:text-underline-style="none"/>
    </style:style>
    <style:style style:name="ListLabel_20_1515" style:display-name="ListLabel 1515" style:family="text">
      <style:text-properties style:text-underline-style="none"/>
    </style:style>
    <style:style style:name="ListLabel_20_1516" style:display-name="ListLabel 1516" style:family="text">
      <style:text-properties style:text-underline-style="none"/>
    </style:style>
    <style:style style:name="ListLabel_20_1517" style:display-name="ListLabel 1517" style:family="text">
      <style:text-properties style:text-underline-style="none"/>
    </style:style>
    <style:style style:name="ListLabel_20_1518" style:display-name="ListLabel 1518" style:family="text">
      <style:text-properties style:text-underline-style="none"/>
    </style:style>
    <style:style style:name="ListLabel_20_1519" style:display-name="ListLabel 1519" style:family="text">
      <style:text-properties style:text-underline-style="none"/>
    </style:style>
    <style:style style:name="ListLabel_20_1520" style:display-name="ListLabel 1520" style:family="text">
      <style:text-properties style:text-underline-style="none"/>
    </style:style>
    <style:style style:name="ListLabel_20_1521" style:display-name="ListLabel 1521" style:family="text">
      <style:text-properties style:text-underline-style="none"/>
    </style:style>
    <style:style style:name="ListLabel_20_1522" style:display-name="ListLabel 1522" style:family="text">
      <style:text-properties style:text-underline-style="none"/>
    </style:style>
    <style:style style:name="ListLabel_20_1523" style:display-name="ListLabel 1523" style:family="text">
      <style:text-properties style:text-underline-style="none"/>
    </style:style>
    <style:style style:name="ListLabel_20_1524" style:display-name="ListLabel 1524" style:family="text">
      <style:text-properties style:text-underline-style="none"/>
    </style:style>
    <style:style style:name="ListLabel_20_1525" style:display-name="ListLabel 1525" style:family="text">
      <style:text-properties style:text-underline-style="none"/>
    </style:style>
    <style:style style:name="ListLabel_20_1526" style:display-name="ListLabel 1526" style:family="text">
      <style:text-properties style:text-underline-style="none"/>
    </style:style>
    <style:style style:name="ListLabel_20_1527" style:display-name="ListLabel 1527" style:family="text">
      <style:text-properties style:text-underline-style="none"/>
    </style:style>
    <style:style style:name="ListLabel_20_1528" style:display-name="ListLabel 1528" style:family="text">
      <style:text-properties style:text-underline-style="none"/>
    </style:style>
    <style:style style:name="ListLabel_20_1529" style:display-name="ListLabel 1529" style:family="text">
      <style:text-properties style:text-underline-style="none"/>
    </style:style>
    <style:style style:name="ListLabel_20_1530" style:display-name="ListLabel 1530" style:family="text">
      <style:text-properties style:text-underline-style="none"/>
    </style:style>
    <style:style style:name="ListLabel_20_1531" style:display-name="ListLabel 1531" style:family="text">
      <style:text-properties style:text-underline-style="none"/>
    </style:style>
    <style:style style:name="ListLabel_20_1532" style:display-name="ListLabel 1532" style:family="text">
      <style:text-properties style:text-underline-style="none"/>
    </style:style>
    <style:style style:name="ListLabel_20_1533" style:display-name="ListLabel 1533" style:family="text">
      <style:text-properties style:text-underline-style="none"/>
    </style:style>
    <style:style style:name="ListLabel_20_1534" style:display-name="ListLabel 1534" style:family="text">
      <style:text-properties style:text-underline-style="none"/>
    </style:style>
    <style:style style:name="ListLabel_20_1535" style:display-name="ListLabel 1535" style:family="text">
      <style:text-properties style:text-underline-style="none"/>
    </style:style>
    <style:style style:name="ListLabel_20_1536" style:display-name="ListLabel 1536" style:family="text">
      <style:text-properties style:text-underline-style="none"/>
    </style:style>
    <style:style style:name="ListLabel_20_1537" style:display-name="ListLabel 1537" style:family="text">
      <style:text-properties style:text-underline-style="none"/>
    </style:style>
    <style:style style:name="ListLabel_20_1538" style:display-name="ListLabel 1538" style:family="text">
      <style:text-properties style:text-underline-style="none"/>
    </style:style>
    <style:style style:name="ListLabel_20_1539" style:display-name="ListLabel 1539" style:family="text">
      <style:text-properties style:text-underline-style="none"/>
    </style:style>
    <style:style style:name="ListLabel_20_1540" style:display-name="ListLabel 1540" style:family="text">
      <style:text-properties style:text-underline-style="none"/>
    </style:style>
    <style:style style:name="ListLabel_20_1541" style:display-name="ListLabel 1541" style:family="text">
      <style:text-properties style:text-underline-style="none"/>
    </style:style>
    <style:style style:name="ListLabel_20_1542" style:display-name="ListLabel 1542" style:family="text">
      <style:text-properties style:text-underline-style="none"/>
    </style:style>
    <style:style style:name="ListLabel_20_1543" style:display-name="ListLabel 1543" style:family="text">
      <style:text-properties style:text-underline-style="none"/>
    </style:style>
    <style:style style:name="ListLabel_20_1544" style:display-name="ListLabel 1544" style:family="text">
      <style:text-properties style:text-underline-style="none"/>
    </style:style>
    <style:style style:name="ListLabel_20_1545" style:display-name="ListLabel 1545" style:family="text">
      <style:text-properties style:text-underline-style="none"/>
    </style:style>
    <style:style style:name="ListLabel_20_1546" style:display-name="ListLabel 1546" style:family="text">
      <style:text-properties style:text-underline-style="none"/>
    </style:style>
    <style:style style:name="ListLabel_20_1547" style:display-name="ListLabel 1547" style:family="text">
      <style:text-properties style:text-underline-style="none"/>
    </style:style>
    <style:style style:name="ListLabel_20_1548" style:display-name="ListLabel 1548" style:family="text">
      <style:text-properties style:text-underline-style="none"/>
    </style:style>
    <style:style style:name="ListLabel_20_1549" style:display-name="ListLabel 1549" style:family="text">
      <style:text-properties style:text-underline-style="none"/>
    </style:style>
    <style:style style:name="ListLabel_20_1550" style:display-name="ListLabel 1550" style:family="text">
      <style:text-properties style:text-underline-style="none"/>
    </style:style>
    <style:style style:name="ListLabel_20_1551" style:display-name="ListLabel 1551" style:family="text">
      <style:text-properties style:text-underline-style="none"/>
    </style:style>
    <style:style style:name="ListLabel_20_1552" style:display-name="ListLabel 1552" style:family="text">
      <style:text-properties style:text-underline-style="none"/>
    </style:style>
    <style:style style:name="ListLabel_20_1553" style:display-name="ListLabel 1553" style:family="text">
      <style:text-properties style:text-underline-style="none"/>
    </style:style>
    <style:style style:name="ListLabel_20_1554" style:display-name="ListLabel 1554" style:family="text">
      <style:text-properties style:text-underline-style="none"/>
    </style:style>
    <style:style style:name="ListLabel_20_1555" style:display-name="ListLabel 1555" style:family="text">
      <style:text-properties style:text-underline-style="none"/>
    </style:style>
    <style:style style:name="ListLabel_20_1556" style:display-name="ListLabel 1556" style:family="text">
      <style:text-properties style:text-underline-style="none"/>
    </style:style>
    <style:style style:name="ListLabel_20_1557" style:display-name="ListLabel 1557" style:family="text">
      <style:text-properties style:text-underline-style="none"/>
    </style:style>
    <style:style style:name="ListLabel_20_1558" style:display-name="ListLabel 1558" style:family="text">
      <style:text-properties style:text-underline-style="none"/>
    </style:style>
    <style:style style:name="ListLabel_20_1559" style:display-name="ListLabel 1559" style:family="text">
      <style:text-properties style:text-underline-style="none"/>
    </style:style>
    <style:style style:name="ListLabel_20_1560" style:display-name="ListLabel 1560" style:family="text">
      <style:text-properties style:text-underline-style="none"/>
    </style:style>
    <style:style style:name="ListLabel_20_1561" style:display-name="ListLabel 1561" style:family="text">
      <style:text-properties style:text-underline-style="none"/>
    </style:style>
    <style:style style:name="ListLabel_20_1562" style:display-name="ListLabel 1562" style:family="text">
      <style:text-properties style:text-underline-style="none"/>
    </style:style>
    <style:style style:name="ListLabel_20_1563" style:display-name="ListLabel 1563" style:family="text">
      <style:text-properties style:text-underline-style="none"/>
    </style:style>
    <style:style style:name="ListLabel_20_1564" style:display-name="ListLabel 1564" style:family="text">
      <style:text-properties style:text-underline-style="none"/>
    </style:style>
    <style:style style:name="ListLabel_20_1565" style:display-name="ListLabel 1565" style:family="text">
      <style:text-properties style:text-underline-style="none"/>
    </style:style>
    <style:style style:name="ListLabel_20_1566" style:display-name="ListLabel 1566" style:family="text">
      <style:text-properties style:text-underline-style="none"/>
    </style:style>
    <style:style style:name="ListLabel_20_1567" style:display-name="ListLabel 1567" style:family="text">
      <style:text-properties style:text-underline-style="none"/>
    </style:style>
    <style:style style:name="ListLabel_20_1568" style:display-name="ListLabel 1568" style:family="text">
      <style:text-properties style:text-underline-style="none"/>
    </style:style>
    <style:style style:name="ListLabel_20_1569" style:display-name="ListLabel 1569" style:family="text">
      <style:text-properties style:text-underline-style="none"/>
    </style:style>
    <style:style style:name="ListLabel_20_1570" style:display-name="ListLabel 1570" style:family="text">
      <style:text-properties style:text-underline-style="none"/>
    </style:style>
    <style:style style:name="ListLabel_20_1571" style:display-name="ListLabel 1571" style:family="text">
      <style:text-properties style:text-underline-style="none"/>
    </style:style>
    <style:style style:name="ListLabel_20_1572" style:display-name="ListLabel 1572" style:family="text">
      <style:text-properties style:text-underline-style="none"/>
    </style:style>
    <style:style style:name="ListLabel_20_1573" style:display-name="ListLabel 1573" style:family="text">
      <style:text-properties style:text-underline-style="none"/>
    </style:style>
    <style:style style:name="ListLabel_20_1574" style:display-name="ListLabel 1574" style:family="text">
      <style:text-properties style:text-underline-style="none"/>
    </style:style>
    <style:style style:name="ListLabel_20_1575" style:display-name="ListLabel 1575" style:family="text">
      <style:text-properties style:text-underline-style="none"/>
    </style:style>
    <style:style style:name="ListLabel_20_1576" style:display-name="ListLabel 1576" style:family="text">
      <style:text-properties style:text-underline-style="none"/>
    </style:style>
    <style:style style:name="ListLabel_20_1577" style:display-name="ListLabel 1577" style:family="text">
      <style:text-properties style:text-underline-style="none"/>
    </style:style>
    <style:style style:name="ListLabel_20_1578" style:display-name="ListLabel 1578" style:family="text">
      <style:text-properties style:text-underline-style="none"/>
    </style:style>
    <style:style style:name="ListLabel_20_1579" style:display-name="ListLabel 1579" style:family="text">
      <style:text-properties style:text-underline-style="none"/>
    </style:style>
    <style:style style:name="ListLabel_20_1580" style:display-name="ListLabel 1580" style:family="text">
      <style:text-properties style:text-underline-style="none"/>
    </style:style>
    <style:style style:name="ListLabel_20_1581" style:display-name="ListLabel 1581" style:family="text">
      <style:text-properties style:text-underline-style="none"/>
    </style:style>
    <style:style style:name="ListLabel_20_1582" style:display-name="ListLabel 1582" style:family="text">
      <style:text-properties style:text-underline-style="none"/>
    </style:style>
    <style:style style:name="ListLabel_20_1583" style:display-name="ListLabel 1583" style:family="text">
      <style:text-properties style:text-underline-style="none"/>
    </style:style>
    <style:style style:name="ListLabel_20_1584" style:display-name="ListLabel 1584" style:family="text">
      <style:text-properties style:text-underline-style="none"/>
    </style:style>
    <style:style style:name="ListLabel_20_1585" style:display-name="ListLabel 1585" style:family="text">
      <style:text-properties style:text-underline-style="none"/>
    </style:style>
    <style:style style:name="ListLabel_20_1586" style:display-name="ListLabel 1586" style:family="text">
      <style:text-properties style:text-underline-style="none"/>
    </style:style>
    <style:style style:name="ListLabel_20_1587" style:display-name="ListLabel 1587" style:family="text">
      <style:text-properties style:text-underline-style="none"/>
    </style:style>
    <style:style style:name="ListLabel_20_1588" style:display-name="ListLabel 1588" style:family="text">
      <style:text-properties style:text-underline-style="none"/>
    </style:style>
    <style:style style:name="ListLabel_20_1589" style:display-name="ListLabel 1589" style:family="text">
      <style:text-properties style:text-underline-style="none"/>
    </style:style>
    <style:style style:name="ListLabel_20_1590" style:display-name="ListLabel 1590" style:family="text">
      <style:text-properties style:text-underline-style="none"/>
    </style:style>
    <style:style style:name="ListLabel_20_1591" style:display-name="ListLabel 1591" style:family="text">
      <style:text-properties style:text-underline-style="none"/>
    </style:style>
    <style:style style:name="ListLabel_20_1592" style:display-name="ListLabel 1592" style:family="text">
      <style:text-properties style:text-underline-style="none"/>
    </style:style>
    <style:style style:name="ListLabel_20_1593" style:display-name="ListLabel 1593" style:family="text">
      <style:text-properties style:text-underline-style="none"/>
    </style:style>
    <style:style style:name="ListLabel_20_1594" style:display-name="ListLabel 1594" style:family="text">
      <style:text-properties style:text-underline-style="none"/>
    </style:style>
    <style:style style:name="ListLabel_20_1595" style:display-name="ListLabel 1595" style:family="text">
      <style:text-properties style:text-underline-style="none"/>
    </style:style>
    <style:style style:name="ListLabel_20_1596" style:display-name="ListLabel 1596" style:family="text">
      <style:text-properties style:text-underline-style="none"/>
    </style:style>
    <style:style style:name="ListLabel_20_1597" style:display-name="ListLabel 1597" style:family="text">
      <style:text-properties style:text-underline-style="none"/>
    </style:style>
    <style:style style:name="ListLabel_20_1598" style:display-name="ListLabel 1598" style:family="text">
      <style:text-properties style:text-underline-style="none"/>
    </style:style>
    <style:style style:name="ListLabel_20_1599" style:display-name="ListLabel 1599" style:family="text">
      <style:text-properties style:text-underline-style="none"/>
    </style:style>
    <style:style style:name="ListLabel_20_1600" style:display-name="ListLabel 1600" style:family="text">
      <style:text-properties style:text-underline-style="none"/>
    </style:style>
    <style:style style:name="ListLabel_20_1601" style:display-name="ListLabel 1601" style:family="text">
      <style:text-properties style:text-underline-style="none"/>
    </style:style>
    <style:style style:name="ListLabel_20_1602" style:display-name="ListLabel 1602" style:family="text">
      <style:text-properties style:text-underline-style="none"/>
    </style:style>
    <style:style style:name="ListLabel_20_1603" style:display-name="ListLabel 1603" style:family="text">
      <style:text-properties style:text-underline-style="none"/>
    </style:style>
    <style:style style:name="ListLabel_20_1604" style:display-name="ListLabel 1604" style:family="text">
      <style:text-properties style:text-underline-style="none"/>
    </style:style>
    <style:style style:name="ListLabel_20_1605" style:display-name="ListLabel 1605" style:family="text">
      <style:text-properties style:text-underline-style="none"/>
    </style:style>
    <style:style style:name="ListLabel_20_1606" style:display-name="ListLabel 1606" style:family="text">
      <style:text-properties style:text-underline-style="none"/>
    </style:style>
    <style:style style:name="ListLabel_20_1607" style:display-name="ListLabel 1607" style:family="text">
      <style:text-properties style:text-underline-style="none"/>
    </style:style>
    <style:style style:name="ListLabel_20_1608" style:display-name="ListLabel 1608" style:family="text">
      <style:text-properties style:text-underline-style="none"/>
    </style:style>
    <style:style style:name="ListLabel_20_1609" style:display-name="ListLabel 1609" style:family="text">
      <style:text-properties style:text-underline-style="none"/>
    </style:style>
    <style:style style:name="ListLabel_20_1610" style:display-name="ListLabel 1610" style:family="text">
      <style:text-properties style:text-underline-style="none"/>
    </style:style>
    <style:style style:name="ListLabel_20_1611" style:display-name="ListLabel 1611" style:family="text">
      <style:text-properties style:text-underline-style="none"/>
    </style:style>
    <style:style style:name="ListLabel_20_1612" style:display-name="ListLabel 1612" style:family="text">
      <style:text-properties style:text-underline-style="none"/>
    </style:style>
    <style:style style:name="ListLabel_20_1613" style:display-name="ListLabel 1613" style:family="text">
      <style:text-properties style:text-underline-style="none"/>
    </style:style>
    <style:style style:name="ListLabel_20_1614" style:display-name="ListLabel 1614" style:family="text">
      <style:text-properties style:text-underline-style="none"/>
    </style:style>
    <style:style style:name="ListLabel_20_1615" style:display-name="ListLabel 1615" style:family="text">
      <style:text-properties style:text-underline-style="none"/>
    </style:style>
    <style:style style:name="ListLabel_20_1616" style:display-name="ListLabel 1616" style:family="text">
      <style:text-properties style:text-underline-style="none"/>
    </style:style>
    <style:style style:name="ListLabel_20_1617" style:display-name="ListLabel 1617" style:family="text">
      <style:text-properties style:text-underline-style="none"/>
    </style:style>
    <style:style style:name="ListLabel_20_1618" style:display-name="ListLabel 1618" style:family="text">
      <style:text-properties style:text-underline-style="none"/>
    </style:style>
    <style:style style:name="ListLabel_20_1619" style:display-name="ListLabel 1619" style:family="text">
      <style:text-properties style:text-underline-style="none"/>
    </style:style>
    <style:style style:name="ListLabel_20_1620" style:display-name="ListLabel 1620" style:family="text">
      <style:text-properties style:text-underline-style="none"/>
    </style:style>
    <style:style style:name="ListLabel_20_1621" style:display-name="ListLabel 1621" style:family="text">
      <style:text-properties style:text-underline-style="none"/>
    </style:style>
    <style:style style:name="ListLabel_20_1622" style:display-name="ListLabel 1622" style:family="text">
      <style:text-properties style:text-underline-style="none"/>
    </style:style>
    <style:style style:name="ListLabel_20_1623" style:display-name="ListLabel 1623" style:family="text">
      <style:text-properties style:text-underline-style="none"/>
    </style:style>
    <style:style style:name="ListLabel_20_1624" style:display-name="ListLabel 1624" style:family="text">
      <style:text-properties style:text-underline-style="none"/>
    </style:style>
    <style:style style:name="ListLabel_20_1625" style:display-name="ListLabel 1625" style:family="text">
      <style:text-properties style:text-underline-style="none"/>
    </style:style>
    <style:style style:name="ListLabel_20_1626" style:display-name="ListLabel 1626" style:family="text">
      <style:text-properties style:text-underline-style="none"/>
    </style:style>
    <style:style style:name="ListLabel_20_1627" style:display-name="ListLabel 1627" style:family="text">
      <style:text-properties style:text-underline-style="none"/>
    </style:style>
    <style:style style:name="ListLabel_20_1628" style:display-name="ListLabel 1628" style:family="text">
      <style:text-properties style:text-underline-style="none"/>
    </style:style>
    <style:style style:name="ListLabel_20_1629" style:display-name="ListLabel 1629" style:family="text">
      <style:text-properties style:text-underline-style="none"/>
    </style:style>
    <style:style style:name="ListLabel_20_1630" style:display-name="ListLabel 1630" style:family="text">
      <style:text-properties style:text-underline-style="none"/>
    </style:style>
    <style:style style:name="ListLabel_20_1631" style:display-name="ListLabel 1631" style:family="text">
      <style:text-properties style:text-underline-style="none"/>
    </style:style>
    <style:style style:name="ListLabel_20_1632" style:display-name="ListLabel 1632" style:family="text">
      <style:text-properties style:text-underline-style="none"/>
    </style:style>
    <style:style style:name="ListLabel_20_1633" style:display-name="ListLabel 1633" style:family="text">
      <style:text-properties style:text-underline-style="none"/>
    </style:style>
    <style:style style:name="ListLabel_20_1634" style:display-name="ListLabel 1634" style:family="text">
      <style:text-properties style:text-underline-style="none"/>
    </style:style>
    <style:style style:name="ListLabel_20_1635" style:display-name="ListLabel 1635" style:family="text">
      <style:text-properties style:text-underline-style="none"/>
    </style:style>
    <style:style style:name="ListLabel_20_1636" style:display-name="ListLabel 1636" style:family="text">
      <style:text-properties style:text-underline-style="none"/>
    </style:style>
    <style:style style:name="ListLabel_20_1637" style:display-name="ListLabel 1637" style:family="text">
      <style:text-properties style:text-underline-style="none"/>
    </style:style>
    <style:style style:name="ListLabel_20_1638" style:display-name="ListLabel 1638" style:family="text">
      <style:text-properties style:text-underline-style="none"/>
    </style:style>
    <style:style style:name="ListLabel_20_1639" style:display-name="ListLabel 1639" style:family="text">
      <style:text-properties style:text-underline-style="none"/>
    </style:style>
    <style:style style:name="ListLabel_20_1640" style:display-name="ListLabel 1640" style:family="text">
      <style:text-properties style:text-underline-style="none"/>
    </style:style>
    <style:style style:name="ListLabel_20_1641" style:display-name="ListLabel 1641" style:family="text">
      <style:text-properties style:text-underline-style="none"/>
    </style:style>
    <style:style style:name="ListLabel_20_1642" style:display-name="ListLabel 1642" style:family="text">
      <style:text-properties style:text-underline-style="none"/>
    </style:style>
    <style:style style:name="ListLabel_20_1643" style:display-name="ListLabel 1643" style:family="text">
      <style:text-properties style:text-underline-style="none"/>
    </style:style>
    <style:style style:name="ListLabel_20_1644" style:display-name="ListLabel 1644" style:family="text">
      <style:text-properties style:text-underline-style="none"/>
    </style:style>
    <style:style style:name="ListLabel_20_1645" style:display-name="ListLabel 1645" style:family="text">
      <style:text-properties style:text-underline-style="none"/>
    </style:style>
    <style:style style:name="ListLabel_20_1646" style:display-name="ListLabel 1646" style:family="text">
      <style:text-properties style:text-underline-style="none"/>
    </style:style>
    <style:style style:name="ListLabel_20_1647" style:display-name="ListLabel 1647" style:family="text">
      <style:text-properties style:text-underline-style="none"/>
    </style:style>
    <style:style style:name="ListLabel_20_1648" style:display-name="ListLabel 1648" style:family="text">
      <style:text-properties style:text-underline-style="none"/>
    </style:style>
    <style:style style:name="ListLabel_20_1649" style:display-name="ListLabel 1649" style:family="text">
      <style:text-properties style:text-underline-style="none"/>
    </style:style>
    <style:style style:name="ListLabel_20_1650" style:display-name="ListLabel 1650" style:family="text">
      <style:text-properties style:text-underline-style="none"/>
    </style:style>
    <style:style style:name="ListLabel_20_1651" style:display-name="ListLabel 1651" style:family="text">
      <style:text-properties style:text-underline-style="none"/>
    </style:style>
    <style:style style:name="ListLabel_20_1652" style:display-name="ListLabel 1652" style:family="text">
      <style:text-properties style:text-underline-style="none"/>
    </style:style>
    <style:style style:name="ListLabel_20_1653" style:display-name="ListLabel 1653" style:family="text">
      <style:text-properties style:text-underline-style="none"/>
    </style:style>
    <style:style style:name="ListLabel_20_1654" style:display-name="ListLabel 1654" style:family="text">
      <style:text-properties style:text-underline-style="none"/>
    </style:style>
    <style:style style:name="ListLabel_20_1655" style:display-name="ListLabel 1655" style:family="text">
      <style:text-properties style:text-underline-style="none"/>
    </style:style>
    <style:style style:name="ListLabel_20_1656" style:display-name="ListLabel 1656" style:family="text">
      <style:text-properties style:text-underline-style="none"/>
    </style:style>
    <style:style style:name="ListLabel_20_1657" style:display-name="ListLabel 1657" style:family="text">
      <style:text-properties style:text-underline-style="none"/>
    </style:style>
    <style:style style:name="ListLabel_20_1658" style:display-name="ListLabel 1658" style:family="text">
      <style:text-properties style:text-underline-style="none"/>
    </style:style>
    <style:style style:name="ListLabel_20_1659" style:display-name="ListLabel 1659" style:family="text">
      <style:text-properties style:text-underline-style="none"/>
    </style:style>
    <style:style style:name="ListLabel_20_1660" style:display-name="ListLabel 1660" style:family="text">
      <style:text-properties style:text-underline-style="none"/>
    </style:style>
    <style:style style:name="ListLabel_20_1661" style:display-name="ListLabel 1661" style:family="text">
      <style:text-properties style:text-underline-style="none"/>
    </style:style>
    <style:style style:name="ListLabel_20_1662" style:display-name="ListLabel 1662" style:family="text">
      <style:text-properties style:text-underline-style="none"/>
    </style:style>
    <style:style style:name="ListLabel_20_1663" style:display-name="ListLabel 1663" style:family="text">
      <style:text-properties style:text-underline-style="none"/>
    </style:style>
    <style:style style:name="ListLabel_20_1664" style:display-name="ListLabel 1664" style:family="text">
      <style:text-properties style:text-underline-style="none"/>
    </style:style>
    <style:style style:name="ListLabel_20_1665" style:display-name="ListLabel 1665" style:family="text">
      <style:text-properties style:text-underline-style="none"/>
    </style:style>
    <style:style style:name="ListLabel_20_1666" style:display-name="ListLabel 1666" style:family="text">
      <style:text-properties style:text-underline-style="none"/>
    </style:style>
    <style:style style:name="ListLabel_20_1667" style:display-name="ListLabel 1667" style:family="text">
      <style:text-properties style:text-underline-style="none"/>
    </style:style>
    <style:style style:name="ListLabel_20_1668" style:display-name="ListLabel 1668" style:family="text">
      <style:text-properties style:text-underline-style="none"/>
    </style:style>
    <style:style style:name="ListLabel_20_1669" style:display-name="ListLabel 1669" style:family="text">
      <style:text-properties style:text-underline-style="none"/>
    </style:style>
    <style:style style:name="ListLabel_20_1670" style:display-name="ListLabel 1670" style:family="text">
      <style:text-properties style:text-underline-style="none"/>
    </style:style>
    <style:style style:name="ListLabel_20_1671" style:display-name="ListLabel 1671" style:family="text">
      <style:text-properties style:text-underline-style="none"/>
    </style:style>
    <style:style style:name="ListLabel_20_1672" style:display-name="ListLabel 1672" style:family="text">
      <style:text-properties style:text-underline-style="none"/>
    </style:style>
    <style:style style:name="ListLabel_20_1673" style:display-name="ListLabel 1673" style:family="text">
      <style:text-properties style:text-underline-style="none"/>
    </style:style>
    <style:style style:name="ListLabel_20_1674" style:display-name="ListLabel 1674" style:family="text">
      <style:text-properties style:text-underline-style="none"/>
    </style:style>
    <style:style style:name="ListLabel_20_1675" style:display-name="ListLabel 1675" style:family="text">
      <style:text-properties style:text-underline-style="none"/>
    </style:style>
    <style:style style:name="ListLabel_20_1676" style:display-name="ListLabel 1676" style:family="text">
      <style:text-properties style:text-underline-style="none"/>
    </style:style>
    <style:style style:name="ListLabel_20_1677" style:display-name="ListLabel 1677" style:family="text">
      <style:text-properties style:text-underline-style="none"/>
    </style:style>
    <style:style style:name="ListLabel_20_1678" style:display-name="ListLabel 1678" style:family="text">
      <style:text-properties style:text-underline-style="none"/>
    </style:style>
    <style:style style:name="ListLabel_20_1679" style:display-name="ListLabel 1679" style:family="text">
      <style:text-properties style:text-underline-style="none"/>
    </style:style>
    <style:style style:name="ListLabel_20_1680" style:display-name="ListLabel 1680" style:family="text">
      <style:text-properties style:text-underline-style="none"/>
    </style:style>
    <style:style style:name="ListLabel_20_1681" style:display-name="ListLabel 1681" style:family="text">
      <style:text-properties style:text-underline-style="none"/>
    </style:style>
    <style:style style:name="ListLabel_20_1682" style:display-name="ListLabel 1682" style:family="text">
      <style:text-properties style:text-underline-style="none"/>
    </style:style>
    <style:style style:name="ListLabel_20_1683" style:display-name="ListLabel 1683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65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9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7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7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4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5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5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5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5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5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6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6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6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6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6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6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7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7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7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7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7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7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7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8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8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8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8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8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8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8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8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9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9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9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9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9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9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9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0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0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0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0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0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0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0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1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1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1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1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1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2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2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2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2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2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2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2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3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3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3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3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3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3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3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4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4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4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4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4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4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4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5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5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5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5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5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5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5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6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6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6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6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6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6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6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37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7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7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7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7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7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7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7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7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7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8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8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8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8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8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8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8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38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9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9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9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9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9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9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text:style-name="ListLabel_20_39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9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0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0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0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0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0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text:style-name="ListLabel_20_40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0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0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1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1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1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1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bullet text:level="1" text:style-name="ListLabel_20_41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1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1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1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2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2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2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text:style-name="ListLabel_20_42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2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2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2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2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3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3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43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3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3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3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3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3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4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number text:level="1" text:style-name="ListLabel_20_44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4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44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4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4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4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4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bullet text:level="1" text:style-name="ListLabel_20_45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5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5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5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5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5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5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5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number text:level="1" text:style-name="ListLabel_20_46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6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6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6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6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6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6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6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6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bullet text:level="1" text:style-name="ListLabel_20_46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470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47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7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7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7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7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7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7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bullet text:level="1" text:style-name="ListLabel_20_47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8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8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8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8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8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8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bullet text:level="1" text:style-name="ListLabel_20_48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8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9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9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9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9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9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bullet text:level="1" text:style-name="ListLabel_20_49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9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9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0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0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0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0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bullet text:level="1" text:style-name="ListLabel_20_50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0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0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0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1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1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1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bullet text:level="1" text:style-name="ListLabel_20_51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1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1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1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1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2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2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9">
      <text:list-level-style-bullet text:level="1" text:style-name="ListLabel_20_52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2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2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2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2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2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3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0">
      <text:list-level-style-bullet text:level="1" text:style-name="ListLabel_20_53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53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53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3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3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3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3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bullet text:level="1" text:style-name="ListLabel_20_54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4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4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4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4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4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4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4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2">
      <text:list-level-style-bullet text:level="1" text:style-name="ListLabel_20_55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5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5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5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5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5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5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5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5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3">
      <text:list-level-style-bullet text:level="1" text:style-name="ListLabel_20_55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6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6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6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6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6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6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6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4">
      <text:list-level-style-bullet text:level="1" text:style-name="ListLabel_20_56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7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7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7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7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7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7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5">
      <text:list-level-style-bullet text:level="1" text:style-name="ListLabel_20_57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7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8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8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8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8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8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6">
      <text:list-level-style-number text:level="1" text:style-name="ListLabel_20_58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8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8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9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9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9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9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7">
      <text:list-level-style-bullet text:level="1" text:style-name="ListLabel_20_59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9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9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9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0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0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0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8">
      <text:list-level-style-bullet text:level="1" text:style-name="ListLabel_20_60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0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0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0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0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1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1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9">
      <text:list-level-style-bullet text:level="1" text:style-name="ListLabel_20_61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1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1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1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1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1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2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0">
      <text:list-level-style-bullet text:level="1" text:style-name="ListLabel_20_62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2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2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2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2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2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2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1">
      <text:list-level-style-number text:level="1" text:style-name="ListLabel_20_63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3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3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3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3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2">
      <text:list-level-style-bullet text:level="1" text:style-name="ListLabel_20_64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4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4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4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4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4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4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4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4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3">
      <text:list-level-style-bullet text:level="1" text:style-name="ListLabel_20_64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5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5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5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5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5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5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5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4">
      <text:list-level-style-bullet text:level="1" text:style-name="ListLabel_20_65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6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6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6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6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6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6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5">
      <text:list-level-style-bullet text:level="1" text:style-name="ListLabel_20_66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6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7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7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7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7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7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6">
      <text:list-level-style-bullet text:level="1" text:style-name="ListLabel_20_67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7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7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8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8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8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8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7">
      <text:list-level-style-bullet text:level="1" text:style-name="ListLabel_20_68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8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8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8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9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9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9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8">
      <text:list-level-style-bullet text:level="1" text:style-name="ListLabel_20_69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9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9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9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9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0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0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9">
      <text:list-level-style-bullet text:level="1" text:style-name="ListLabel_20_70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0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0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0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0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0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1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0">
      <text:list-level-style-bullet text:level="1" text:style-name="ListLabel_20_71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1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1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1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1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1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1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1">
      <text:list-level-style-bullet text:level="1" text:style-name="ListLabel_20_72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2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2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2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2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2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2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2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2">
      <text:list-level-style-bullet text:level="1" text:style-name="ListLabel_20_73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3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3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3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3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3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3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3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3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3">
      <text:list-level-style-number text:level="1" text:style-name="ListLabel_20_73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4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4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4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4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4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4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4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4">
      <text:list-level-style-bullet text:level="1" text:style-name="ListLabel_20_74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5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5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5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5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5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5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5">
      <text:list-level-style-bullet text:level="1" text:style-name="ListLabel_20_75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5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6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6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6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6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6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6">
      <text:list-level-style-bullet text:level="1" text:style-name="ListLabel_20_76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6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6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7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7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7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7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7">
      <text:list-level-style-bullet text:level="1" text:style-name="ListLabel_20_77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7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7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7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8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8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8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8">
      <text:list-level-style-bullet text:level="1" text:style-name="ListLabel_20_78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8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8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8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8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9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9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9">
      <text:list-level-style-bullet text:level="1" text:style-name="ListLabel_20_79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9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9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9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9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9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0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0">
      <text:list-level-style-number text:level="1" text:style-name="ListLabel_20_80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0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0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0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0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0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0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1">
      <text:list-level-style-bullet text:level="1" text:style-name="ListLabel_20_81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1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1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1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1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1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1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1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2">
      <text:list-level-style-bullet text:level="1" text:style-name="ListLabel_20_82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2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2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2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2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2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2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2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2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3">
      <text:list-level-style-bullet text:level="1" text:style-name="ListLabel_20_82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3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3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3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3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3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3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3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4">
      <text:list-level-style-bullet text:level="1" text:style-name="ListLabel_20_83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4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4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4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4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4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4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5">
      <text:list-level-style-bullet text:level="1" text:style-name="ListLabel_20_84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4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5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5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5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5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5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6">
      <text:list-level-style-bullet text:level="1" text:style-name="ListLabel_20_85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5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5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6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6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6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6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7">
      <text:list-level-style-bullet text:level="1" text:style-name="ListLabel_20_86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6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6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6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7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7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7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8">
      <text:list-level-style-bullet text:level="1" text:style-name="ListLabel_20_87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7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7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7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7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8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8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9">
      <text:list-level-style-bullet text:level="1" text:style-name="ListLabel_20_88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8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8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8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8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8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9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">
      <text:list-level-style-bullet text:level="1" text:style-name="ListLabel_20_89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9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9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9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9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9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9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1">
      <text:list-level-style-bullet text:level="1" text:style-name="ListLabel_20_90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0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0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0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0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0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0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0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2">
      <text:list-level-style-bullet text:level="1" text:style-name="ListLabel_20_9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3">
      <text:list-level-style-bullet text:level="1" text:style-name="ListLabel_20_9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4">
      <text:list-level-style-bullet text:level="1" text:style-name="ListLabel_20_9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5">
      <text:list-level-style-bullet text:level="1" text:style-name="ListLabel_20_9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6">
      <text:list-level-style-bullet text:level="1" text:style-name="ListLabel_20_9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7">
      <text:list-level-style-bullet text:level="1" text:style-name="ListLabel_20_9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8">
      <text:list-level-style-bullet text:level="1" text:style-name="ListLabel_20_9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9">
      <text:list-level-style-bullet text:level="1" text:style-name="ListLabel_20_9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0">
      <text:list-level-style-bullet text:level="1" text:style-name="ListLabel_20_9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1">
      <text:list-level-style-bullet text:level="1" text:style-name="ListLabel_20_9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2">
      <text:list-level-style-bullet text:level="1" text:style-name="ListLabel_20_10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3">
      <text:list-level-style-number text:level="1" text:style-name="ListLabel_20_100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1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1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1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1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1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4">
      <text:list-level-style-bullet text:level="1" text:style-name="ListLabel_20_10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5">
      <text:list-level-style-bullet text:level="1" text:style-name="ListLabel_20_10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6">
      <text:list-level-style-bullet text:level="1" text:style-name="ListLabel_20_10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7">
      <text:list-level-style-number text:level="1" text:style-name="ListLabel_20_104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0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04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4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5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5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5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8">
      <text:list-level-style-bullet text:level="1" text:style-name="ListLabel_20_10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9">
      <text:list-level-style-bullet text:level="1" text:style-name="ListLabel_20_10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0">
      <text:list-level-style-number text:level="1" text:style-name="ListLabel_20_107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7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7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7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7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7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7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1">
      <text:list-level-style-bullet text:level="1" text:style-name="ListLabel_20_10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2">
      <text:list-level-style-bullet text:level="1" text:style-name="ListLabel_20_10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3">
      <text:list-level-style-bullet text:level="1" text:style-name="ListLabel_20_10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4">
      <text:list-level-style-number text:level="1" text:style-name="ListLabel_20_110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1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1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1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1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1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1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5">
      <text:list-level-style-number text:level="1" text:style-name="ListLabel_20_1117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11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2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2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2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2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2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6">
      <text:list-level-style-bullet text:level="1" text:style-name="ListLabel_20_11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7">
      <text:list-level-style-bullet text:level="1" text:style-name="ListLabel_20_11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8">
      <text:list-level-style-bullet text:level="1" text:style-name="ListLabel_20_114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4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4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4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5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5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9">
      <text:list-level-style-bullet text:level="1" text:style-name="ListLabel_20_115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5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5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5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5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5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6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0">
      <text:list-level-style-bullet text:level="1" text:style-name="ListLabel_20_116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6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6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6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6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6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6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1">
      <text:list-level-style-bullet text:level="1" text:style-name="ListLabel_20_117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7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7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7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7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7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7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7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2">
      <text:list-level-style-bullet text:level="1" text:style-name="ListLabel_20_118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8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8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8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8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8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8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8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8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3">
      <text:list-level-style-bullet text:level="1" text:style-name="ListLabel_20_118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9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9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9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9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9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9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9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4">
      <text:list-level-style-bullet text:level="1" text:style-name="ListLabel_20_119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0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0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0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0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0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0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5">
      <text:list-level-style-bullet text:level="1" text:style-name="ListLabel_20_120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0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1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1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1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1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1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6">
      <text:list-level-style-number text:level="1" text:style-name="ListLabel_20_121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1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2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2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2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7">
      <text:list-level-style-bullet text:level="1" text:style-name="ListLabel_20_122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2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2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2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3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3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3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8">
      <text:list-level-style-bullet text:level="1" text:style-name="ListLabel_20_123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3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3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3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3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4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4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9">
      <text:list-level-style-bullet text:level="1" text:style-name="ListLabel_20_124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4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4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4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4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4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5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0">
      <text:list-level-style-bullet text:level="1" text:style-name="ListLabel_20_125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5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5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5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5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5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5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1">
      <text:list-level-style-bullet text:level="1" text:style-name="ListLabel_20_126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6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6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6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6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6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6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6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2">
      <text:list-level-style-bullet text:level="1" text:style-name="ListLabel_20_127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7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7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7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7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7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7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7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7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3">
      <text:list-level-style-bullet text:level="1" text:style-name="ListLabel_20_127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8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8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8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8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8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8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8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4">
      <text:list-level-style-bullet text:level="1" text:style-name="ListLabel_20_128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9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9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9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9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9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9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5">
      <text:list-level-style-bullet text:level="1" text:style-name="ListLabel_20_129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9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0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0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0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0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0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6">
      <text:list-level-style-bullet text:level="1" text:style-name="ListLabel_20_130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0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0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1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1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1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1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7">
      <text:list-level-style-bullet text:level="1" text:style-name="ListLabel_20_131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1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1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1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2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2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2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8">
      <text:list-level-style-bullet text:level="1" text:style-name="ListLabel_20_132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2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2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2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2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3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3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9">
      <text:list-level-style-bullet text:level="1" text:style-name="ListLabel_20_133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3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3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3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3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3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4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0">
      <text:list-level-style-bullet text:level="1" text:style-name="ListLabel_20_134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4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4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4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4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4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4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1">
      <text:list-level-style-bullet text:level="1" text:style-name="ListLabel_20_135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5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5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5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5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5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5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5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2">
      <text:list-level-style-bullet text:level="1" text:style-name="ListLabel_20_136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6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6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6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6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6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6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6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6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3">
      <text:list-level-style-bullet text:level="1" text:style-name="ListLabel_20_136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7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7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7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7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7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7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7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4">
      <text:list-level-style-bullet text:level="1" text:style-name="ListLabel_20_137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1379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138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8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8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8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8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8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8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5">
      <text:list-level-style-bullet text:level="1" text:style-name="ListLabel_20_138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8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9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9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9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9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9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6">
      <text:list-level-style-bullet text:level="1" text:style-name="ListLabel_20_139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9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9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0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0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0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0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7">
      <text:list-level-style-bullet text:level="1" text:style-name="ListLabel_20_140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0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0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0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1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1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1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8">
      <text:list-level-style-bullet text:level="1" text:style-name="ListLabel_20_141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1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1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1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1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2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2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9">
      <text:list-level-style-bullet text:level="1" text:style-name="ListLabel_20_142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2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2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2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2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2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3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0">
      <text:list-level-style-bullet text:level="1" text:style-name="ListLabel_20_143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3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3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3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3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3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3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1">
      <text:list-level-style-bullet text:level="1" text:style-name="ListLabel_20_144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4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4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4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4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4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4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4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2">
      <text:list-level-style-number text:level="1" text:style-name="ListLabel_20_145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5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5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45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5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5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45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5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5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3">
      <text:list-level-style-bullet text:level="1" text:style-name="ListLabel_20_145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6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6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6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6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6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6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6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4">
      <text:list-level-style-bullet text:level="1" text:style-name="ListLabel_20_146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7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7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7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7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7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7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5">
      <text:list-level-style-bullet text:level="1" text:style-name="ListLabel_20_147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7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8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8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8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8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8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6">
      <text:list-level-style-bullet text:level="1" text:style-name="ListLabel_20_148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8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8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9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9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9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9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7">
      <text:list-level-style-bullet text:level="1" text:style-name="ListLabel_20_149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9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9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9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0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0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0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8">
      <text:list-level-style-bullet text:level="1" text:style-name="ListLabel_20_150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0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0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0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0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1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1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9">
      <text:list-level-style-bullet text:level="1" text:style-name="ListLabel_20_151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1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1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1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1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1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2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0">
      <text:list-level-style-number text:level="1" text:style-name="ListLabel_20_152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2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52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2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52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1">
      <text:list-level-style-number text:level="1" text:style-name="ListLabel_20_153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3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53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3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53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2">
      <text:list-level-style-bullet text:level="1" text:style-name="ListLabel_20_154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4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4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4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4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4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4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4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4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3">
      <text:list-level-style-bullet text:level="1" text:style-name="ListLabel_20_154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5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5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5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5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5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5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5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4">
      <text:list-level-style-number text:level="1" text:style-name="ListLabel_20_155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56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6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56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6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5">
      <text:list-level-style-bullet text:level="1" text:style-name="ListLabel_20_156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6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7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7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7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7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7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6">
      <text:list-level-style-bullet text:level="1" text:style-name="ListLabel_20_157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7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7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8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8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8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8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7">
      <text:list-level-style-bullet text:level="1" text:style-name="ListLabel_20_158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8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8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8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9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9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9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8">
      <text:list-level-style-bullet text:level="1" text:style-name="ListLabel_20_159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9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9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9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9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0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0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9">
      <text:list-level-style-bullet text:level="1" text:style-name="ListLabel_20_160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0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0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0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0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0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1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0">
      <text:list-level-style-bullet text:level="1" text:style-name="ListLabel_20_161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1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1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1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1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1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1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1">
      <text:list-level-style-bullet text:level="1" text:style-name="ListLabel_20_162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2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2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2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2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2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2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2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2">
      <text:list-level-style-bullet text:level="1" text:style-name="ListLabel_20_163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3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3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3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3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3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3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3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3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3">
      <text:list-level-style-bullet text:level="1" text:style-name="ListLabel_20_163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4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4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4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4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4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4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4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4">
      <text:list-level-style-bullet text:level="1" text:style-name="ListLabel_20_164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5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5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5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5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5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5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5">
      <text:list-level-style-bullet text:level="1" text:style-name="ListLabel_20_165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5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6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6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6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6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6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6">
      <text:list-level-style-number text:level="1" text:style-name="ListLabel_20_166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6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6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66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7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7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7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7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7">
      <text:list-level-style-bullet text:level="1" text:style-name="ListLabel_20_167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7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7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7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8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8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8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112" meta:paragraph-count="3692" meta:word-count="22619" meta:character-count="200383" meta:non-whitespace-character-count="172080"/>
    <meta:generator>LibreOfficeDev/6.0.5.2$Linux_X86_64 LibreOffice_project/</meta:generator>
  </office:meta>
</office:document-meta>
</file>